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7cm"/>
    </style:style>
    <style:style style:name="co2" style:family="table-column">
      <style:table-column-properties fo:break-before="auto" style:column-width="3.778cm"/>
    </style:style>
    <style:style style:name="co3" style:family="table-column">
      <style:table-column-properties fo:break-before="auto" style:column-width="4.223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4.5cm"/>
    </style:style>
    <style:style style:name="co6" style:family="table-column">
      <style:table-column-properties fo:break-before="auto" style:column-width="4.055cm"/>
    </style:style>
    <style:style style:name="co7" style:family="table-column">
      <style:table-column-properties fo:break-before="auto" style:column-width="3.584cm"/>
    </style:style>
    <style:style style:name="co8" style:family="table-column">
      <style:table-column-properties fo:break-before="auto" style:column-width="3.639cm"/>
    </style:style>
    <style:style style:name="co9" style:family="table-column">
      <style:table-column-properties fo:break-before="auto" style:column-width="4.249cm"/>
    </style:style>
    <style:style style:name="co10" style:family="table-column">
      <style:table-column-properties fo:break-before="auto" style:column-width="4.029cm"/>
    </style:style>
    <style:style style:name="co11" style:family="table-column">
      <style:table-column-properties fo:break-before="auto" style:column-width="4.471cm"/>
    </style:style>
    <style:style style:name="co12" style:family="table-column">
      <style:table-column-properties fo:break-before="auto" style:column-width="1.252cm"/>
    </style:style>
    <style:style style:name="co13" style:family="table-column">
      <style:table-column-properties fo:break-before="auto" style:column-width="4.334cm"/>
    </style:style>
    <style:style style:name="co14" style:family="table-column">
      <style:table-column-properties fo:break-before="auto" style:column-width="3.695cm"/>
    </style:style>
    <style:style style:name="co15" style:family="table-column">
      <style:table-column-properties fo:break-before="auto" style:column-width="4.138cm"/>
    </style:style>
    <style:style style:name="co16" style:family="table-column">
      <style:table-column-properties fo:break-before="auto" style:column-width="3.556cm"/>
    </style:style>
    <style:style style:name="co17" style:family="table-column">
      <style:table-column-properties fo:break-before="auto" style:column-width="4.306cm"/>
    </style:style>
    <style:style style:name="co18" style:family="table-column">
      <style:table-column-properties fo:break-before="auto" style:column-width="3.889cm"/>
    </style:style>
    <style:style style:name="co19" style:family="table-column">
      <style:table-column-properties fo:break-before="auto" style:column-width="4.833cm"/>
    </style:style>
    <style:style style:name="co20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0" table:default-cell-style-name="Default"/>
        <table:table-row table:style-name="ro1">
          <table:table-cell office:value-type="string">
            <text:p>Buch</text:p>
          </table:table-cell>
          <table:table-cell office:value-type="string">
            <text:p>LeftContext</text:p>
          </table:table-cell>
          <table:table-cell table:number-columns-repeated="2" office:value-type="string">
            <text:p><text:s/></text:p>
          </table:table-cell>
          <table:table-cell table:number-columns-repeated="7"/>
          <table:table-cell office:value-type="string">
            <text:p>Keyword</text:p>
          </table:table-cell>
          <table:table-cell office:value-type="string">
            <text:p>RightContext</text:p>
          </table:table-cell>
          <table:table-cell table:number-columns-repeated="9"/>
        </table:table-row>
        <table:table-row table:style-name="ro2">
          <table:table-cell office:value-type="string">
            <text:p>Buch1</text:p>
          </table:table-cell>
          <table:table-cell office:value-type="string">
            <text:p>den</text:p>
          </table:table-cell>
          <table:table-cell office:value-type="string">
            <text:p>tarentinischen</text:p>
          </table:table-cell>
          <table:table-cell office:value-type="string">
            <text:p>Herakleoten</text:p>
          </table:table-cell>
          <table:table-cell office:value-type="string">
            <text:p>gemeinsam</text:p>
          </table:table-cell>
          <table:table-cell office:value-type="string">
            <text:p>Die</text:p>
          </table:table-cell>
          <table:table-cell office:value-type="string">
            <text:p>Grundgedanken</text:p>
          </table:table-cell>
          <table:table-cell office:value-type="string">
            <text:p>der</text:p>
          </table:table-cell>
          <table:table-cell office:value-type="string">
            <text:p>römischen</text:p>
          </table:table-cell>
          <table:table-cell office:value-type="string">
            <text:p>Verfassung</text:p>
          </table:table-cell>
          <table:table-cell office:value-type="string">
            <text:p>Königtum</text:p>
          </table:table-cell>
          <table:table-cell office:value-type="string">
            <text:p>Senat</text:p>
          </table:table-cell>
          <table:table-cell office:value-type="string">
            <text:p>und</text:p>
          </table:table-cell>
          <table:table-cell office:value-type="string">
            <text:p>eine</text:p>
          </table:table-cell>
          <table:table-cell office:value-type="string">
            <text:p>nur</text:p>
          </table:table-cell>
          <table:table-cell office:value-type="string">
            <text:p>zur</text:p>
          </table:table-cell>
          <table:table-cell office:value-type="string">
            <text:p>Bestätigung</text:p>
          </table:table-cell>
          <table:table-cell office:value-type="string">
            <text:p>oder</text:p>
          </table:table-cell>
          <table:table-cell office:value-type="string">
            <text:p>Verwerfung</text:p>
          </table:table-cell>
          <table:table-cell office:value-type="string">
            <text:p>der</text:p>
          </table:table-cell>
          <table:table-cell office:value-type="string">
            <text:p>von</text:p>
          </table:table-cell>
          <table:table-cell office:value-type="string">
            <text:p>dem</text:p>
          </table:table-cell>
        </table:table-row>
        <table:table-row table:style-name="ro2">
          <table:table-cell office:value-type="string">
            <text:p>Buch1</text:p>
          </table:table-cell>
          <table:table-cell office:value-type="string">
            <text:p>zur</text:p>
          </table:table-cell>
          <table:table-cell office:value-type="string">
            <text:p>Bestätigung</text:p>
          </table:table-cell>
          <table:table-cell office:value-type="string">
            <text:p>oder</text:p>
          </table:table-cell>
          <table:table-cell office:value-type="string">
            <text:p>Verwerfung</text:p>
          </table:table-cell>
          <table:table-cell office:value-type="string">
            <text:p>der</text:p>
          </table:table-cell>
          <table:table-cell office:value-type="string">
            <text:p>von</text:p>
          </table:table-cell>
          <table:table-cell office:value-type="string">
            <text:p>dem</text:p>
          </table:table-cell>
          <table:table-cell office:value-type="string">
            <text:p>König</text:p>
          </table:table-cell>
          <table:table-cell office:value-type="string">
            <text:p>und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an</text:p>
          </table:table-cell>
          <table:table-cell office:value-type="string">
            <text:p>sie</text:p>
          </table:table-cell>
          <table:table-cell office:value-type="string">
            <text:p>gebrachten</text:p>
          </table:table-cell>
          <table:table-cell office:value-type="string">
            <text:p>Anträge</text:p>
          </table:table-cell>
          <table:table-cell office:value-type="string">
            <text:p>befugte</text:p>
          </table:table-cell>
          <table:table-cell office:value-type="string">
            <text:p>Volksversammlung</text:p>
          </table:table-cell>
          <table:table-cell office:value-type="string">
            <text:p>sind</text:p>
          </table:table-cell>
          <table:table-cell office:value-type="string">
            <text:p>kaum</text:p>
          </table:table-cell>
          <table:table-cell office:value-type="string">
            <text:p>irgendwo</text:p>
          </table:table-cell>
          <table:table-cell office:value-type="string">
            <text:p>so</text:p>
          </table:table-cell>
        </table:table-row>
        <table:table-row table:style-name="ro2">
          <table:table-cell office:value-type="string">
            <text:p>Buch1</text:p>
          </table:table-cell>
          <table:table-cell office:value-type="string">
            <text:p>und</text:p>
          </table:table-cell>
          <table:table-cell office:value-type="string">
            <text:p>die</text:p>
          </table:table-cell>
          <table:table-cell office:value-type="string">
            <text:p>Verteilung</text:p>
          </table:table-cell>
          <table:table-cell office:value-type="string">
            <text:p>des</text:p>
          </table:table-cell>
          <table:table-cell office:value-type="string">
            <text:p>im</text:p>
          </table:table-cell>
          <table:table-cell office:value-type="string">
            <text:p>Kriege</text:p>
          </table:table-cell>
          <table:table-cell office:value-type="string">
            <text:p>gewonnenen</text:p>
          </table:table-cell>
          <table:table-cell office:value-type="string">
            <text:p>Ackerlandes</text:p>
          </table:table-cell>
          <table:table-cell office:value-type="string">
            <text:p>mit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zu</text:p>
          </table:table-cell>
          <table:table-cell office:value-type="string">
            <text:p>beraten</text:p>
          </table:table-cell>
          <table:table-cell office:value-type="string">
            <text:p>Indes</text:p>
          </table:table-cell>
          <table:table-cell office:value-type="string">
            <text:p>nicht</text:p>
          </table:table-cell>
          <table:table-cell office:value-type="string">
            <text:p>bloß</text:p>
          </table:table-cell>
          <table:table-cell office:value-type="string">
            <text:p>leistend</text:p>
          </table:table-cell>
          <table:table-cell office:value-type="string">
            <text:p>und</text:p>
          </table:table-cell>
          <table:table-cell office:value-type="string">
            <text:p>dienend</text:p>
          </table:table-cell>
          <table:table-cell office:value-type="string">
            <text:p>erscheint</text:p>
          </table:table-cell>
          <table:table-cell office:value-type="string">
            <text:p>die</text:p>
          </table:table-cell>
        </table:table-row>
        <table:table-row table:style-name="ro2">
          <table:table-cell office:value-type="string">
            <text:p>Buch1</text:p>
          </table:table-cell>
          <table:table-cell office:value-type="string">
            <text:p>Überlieferung</text:p>
          </table:table-cell>
          <table:table-cell office:value-type="string">
            <text:p>daß</text:p>
          </table:table-cell>
          <table:table-cell office:value-type="string">
            <text:p>in</text:p>
          </table:table-cell>
          <table:table-cell office:value-type="string">
            <text:p>dem</text:p>
          </table:table-cell>
          <table:table-cell office:value-type="string">
            <text:p>ursprünglichen</text:p>
          </table:table-cell>
          <table:table-cell office:value-type="string">
            <text:p>Rom</text:p>
          </table:table-cell>
          <table:table-cell office:value-type="string">
            <text:p>die</text:p>
          </table:table-cell>
          <table:table-cell office:value-type="string">
            <text:p>sämtlichen</text:p>
          </table:table-cell>
          <table:table-cell office:value-type="string">
            <text:p>Hausväter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gebildet</text:p>
          </table:table-cell>
          <table:table-cell office:value-type="string">
            <text:p>hätten</text:p>
          </table:table-cell>
          <table:table-cell office:value-type="string">
            <text:p>ist</text:p>
          </table:table-cell>
          <table:table-cell office:value-type="string">
            <text:p>staatsrechtlich</text:p>
          </table:table-cell>
          <table:table-cell office:value-type="string">
            <text:p>insofern</text:p>
          </table:table-cell>
          <table:table-cell office:value-type="string">
            <text:p>richtig</text:p>
          </table:table-cell>
          <table:table-cell office:value-type="string">
            <text:p>als</text:p>
          </table:table-cell>
          <table:table-cell office:value-type="string">
            <text:p>jedes</text:p>
          </table:table-cell>
          <table:table-cell office:value-type="string">
            <text:p>der</text:p>
          </table:table-cell>
          <table:table-cell office:value-type="string">
            <text:p>nicht</text:p>
          </table:table-cell>
        </table:table-row>
        <table:table-row table:style-name="ro2">
          <table:table-cell office:value-type="string">
            <text:p>Buch1</text:p>
          </table:table-cell>
          <table:table-cell office:value-type="string">
            <text:p>bestimmten</text:p>
          </table:table-cell>
          <table:table-cell office:value-type="string">
            <text:p>Ältesten</text:p>
          </table:table-cell>
          <table:table-cell office:value-type="string">
            <text:p>stand</text:p>
          </table:table-cell>
          <table:table-cell office:value-type="string">
            <text:p>so</text:p>
          </table:table-cell>
          <table:table-cell office:value-type="string">
            <text:p>ist</text:p>
          </table:table-cell>
          <table:table-cell office:value-type="string">
            <text:p>in</text:p>
          </table:table-cell>
          <table:table-cell office:value-type="string">
            <text:p>derselben</text:p>
          </table:table-cell>
          <table:table-cell office:value-type="string">
            <text:p>Epoche</text:p>
          </table:table-cell>
          <table:table-cell office:value-type="string">
            <text:p>auch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nichts</text:p>
          </table:table-cell>
          <table:table-cell office:value-type="string">
            <text:p>gewesen</text:p>
          </table:table-cell>
          <table:table-cell office:value-type="string">
            <text:p>als</text:p>
          </table:table-cell>
          <table:table-cell office:value-type="string">
            <text:p>die</text:p>
          </table:table-cell>
          <table:table-cell office:value-type="string">
            <text:p>Gesamtheit</text:p>
          </table:table-cell>
          <table:table-cell office:value-type="string">
            <text:p>dieser</text:p>
          </table:table-cell>
          <table:table-cell office:value-type="string">
            <text:p>Geschlechtsältesten</text:p>
          </table:table-cell>
          <table:table-cell office:value-type="string">
            <text:p>und</text:p>
          </table:table-cell>
          <table:table-cell office:value-type="string">
            <text:p>demnach</text:p>
          </table:table-cell>
          <table:table-cell office:value-type="string">
            <text:p>eine</text:p>
          </table:table-cell>
        </table:table-row>
        <table:table-row table:style-name="ro2">
          <table:table-cell office:value-type="string">
            <text:p>Buch1</text:p>
          </table:table-cell>
          <table:table-cell office:value-type="string">
            <text:p>ursprünglichen</text:p>
          </table:table-cell>
          <table:table-cell office:value-type="string">
            <text:p>Wesen</text:p>
          </table:table-cell>
          <table:table-cell office:value-type="string">
            <text:p>des</text:p>
          </table:table-cell>
          <table:table-cell office:value-type="string">
            <text:p>Rates</text:p>
          </table:table-cell>
          <table:table-cell office:value-type="string">
            <text:p>der</text:p>
          </table:table-cell>
          <table:table-cell office:value-type="string">
            <text:p>Ältesten</text:p>
          </table:table-cell>
          <table:table-cell office:value-type="string">
            <text:p>auch</text:p>
          </table:table-cell>
          <table:table-cell office:value-type="string">
            <text:p>auf</text:p>
          </table:table-cell>
          <table:table-cell office:value-type="string">
            <text:p>den</text:p>
          </table:table-cell>
          <table:table-cell office:value-type="string">
            <text:p>römischen</text:p>
          </table:table-cell>
          <table:table-cell office:value-type="string">
            <text:p>Senat</text:p>
          </table:table-cell>
          <table:table-cell office:value-type="string">
            <text:p>noch</text:p>
          </table:table-cell>
          <table:table-cell office:value-type="string">
            <text:p>viele</text:p>
          </table:table-cell>
          <table:table-cell office:value-type="string">
            <text:p>und</text:p>
          </table:table-cell>
          <table:table-cell office:value-type="string">
            <text:p>wichtige</text:p>
          </table:table-cell>
          <table:table-cell office:value-type="string">
            <text:p>Rechtsfolgen</text:p>
          </table:table-cell>
          <table:table-cell office:value-type="string">
            <text:p>übergegangen</text:p>
          </table:table-cell>
          <table:table-cell office:value-type="string">
            <text:p>um</text:p>
          </table:table-cell>
          <table:table-cell office:value-type="string">
            <text:p>es</text:p>
          </table:table-cell>
          <table:table-cell office:value-type="string">
            <text:p>mit</text:p>
          </table:table-cell>
          <table:table-cell office:value-type="string">
            <text:p>einem</text:p>
          </table:table-cell>
        </table:table-row>
        <table:table-row table:style-name="ro2">
          <table:table-cell office:value-type="string">
            <text:p>Buch1</text:p>
          </table:table-cell>
          <table:table-cell office:value-type="string">
            <text:p>zu</text:p>
          </table:table-cell>
          <table:table-cell office:value-type="string">
            <text:p>Rate</text:p>
          </table:table-cell>
          <table:table-cell office:value-type="string">
            <text:p>sitzenden</text:p>
          </table:table-cell>
          <table:table-cell office:value-type="string">
            <text:p>Fürsten</text:p>
          </table:table-cell>
          <table:table-cell office:value-type="string">
            <text:p>und</text:p>
          </table:table-cell>
          <table:table-cell office:value-type="string">
            <text:p>Herren</text:p>
          </table:table-cell>
          <table:table-cell office:value-type="string">
            <text:p>des</text:p>
          </table:table-cell>
          <table:table-cell office:value-type="string">
            <text:p>Volkes</text:p>
          </table:table-cell>
          <table:table-cell office:value-type="string">
            <text:p>Solang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urch</text:p>
          </table:table-cell>
          <table:table-cell office:value-type="string">
            <text:p>die</text:p>
          </table:table-cell>
          <table:table-cell office:value-type="string">
            <text:p>Gesamtheit</text:p>
          </table:table-cell>
          <table:table-cell office:value-type="string">
            <text:p>der</text:p>
          </table:table-cell>
          <table:table-cell office:value-type="string">
            <text:p>Geschlechtshäupter</text:p>
          </table:table-cell>
          <table:table-cell office:value-type="string">
            <text:p>gebildet</text:p>
          </table:table-cell>
          <table:table-cell office:value-type="string">
            <text:p>ward</text:p>
          </table:table-cell>
          <table:table-cell office:value-type="string">
            <text:p>kann</text:p>
          </table:table-cell>
          <table:table-cell office:value-type="string">
            <text:p>die</text:p>
          </table:table-cell>
          <table:table-cell office:value-type="string">
            <text:p>Zahl</text:p>
          </table:table-cell>
        </table:table-row>
        <table:table-row table:style-name="ro2">
          <table:table-cell office:value-type="string">
            <text:p>Buch1</text:p>
          </table:table-cell>
          <table:table-cell office:value-type="string">
            <text:p>seiner</text:p>
          </table:table-cell>
          <table:table-cell office:value-type="string">
            <text:p>monarchischen</text:p>
          </table:table-cell>
          <table:table-cell office:value-type="string">
            <text:p>nicht</text:p>
          </table:table-cell>
          <table:table-cell office:value-type="string">
            <text:p>aber</text:p>
          </table:table-cell>
          <table:table-cell office:value-type="string">
            <text:p>erblich</text:p>
          </table:table-cell>
          <table:table-cell office:value-type="string">
            <text:p>monarchischen</text:p>
          </table:table-cell>
          <table:table-cell office:value-type="string">
            <text:p>Ordnung</text:p>
          </table:table-cell>
          <table:table-cell office:value-type="string">
            <text:p>Wenn</text:p>
          </table:table-cell>
          <table:table-cell office:value-type="string">
            <text:p>also</text:p>
          </table:table-cell>
          <table:table-cell office:value-type="string">
            <text:p>dieser</text:p>
          </table:table-cell>
          <table:table-cell office:value-type="string">
            <text:p>Senat</text:p>
          </table:table-cell>
          <table:table-cell office:value-type="string">
            <text:p>später</text:p>
          </table:table-cell>
          <table:table-cell office:value-type="string">
            <text:p>den</text:p>
          </table:table-cell>
          <table:table-cell office:value-type="string">
            <text:p>Griechen</text:p>
          </table:table-cell>
          <table:table-cell office:value-type="string">
            <text:p>eine</text:p>
          </table:table-cell>
          <table:table-cell office:value-type="string">
            <text:p>Versammlung</text:p>
          </table:table-cell>
          <table:table-cell office:value-type="string">
            <text:p>von</text:p>
          </table:table-cell>
          <table:table-cell office:value-type="string">
            <text:p>Königen</text:p>
          </table:table-cell>
          <table:table-cell office:value-type="string">
            <text:p>zu</text:p>
          </table:table-cell>
          <table:table-cell office:value-type="string">
            <text:p>sein</text:p>
          </table:table-cell>
          <table:table-cell office:value-type="string">
            <text:p>dünkte</text:p>
          </table:table-cell>
        </table:table-row>
        <table:table-row table:style-name="ro2">
          <table:table-cell office:value-type="string">
            <text:p>Buch1</text:p>
          </table:table-cell>
          <table:table-cell office:value-type="string">
            <text:p>oder</text:p>
          </table:table-cell>
          <table:table-cell office:value-type="string">
            <text:p>den</text:p>
          </table:table-cell>
          <table:table-cell office:value-type="string">
            <text:p>Rechtsstreit</text:p>
          </table:table-cell>
          <table:table-cell office:value-type="string">
            <text:p>zu</text:p>
          </table:table-cell>
          <table:table-cell office:value-type="string">
            <text:p>entscheiden</text:p>
          </table:table-cell>
          <table:table-cell office:value-type="string">
            <text:p>wohl</text:p>
          </table:table-cell>
          <table:table-cell office:value-type="string">
            <text:p>von</text:p>
          </table:table-cell>
          <table:table-cell office:value-type="string">
            <text:p>jeher</text:p>
          </table:table-cell>
          <table:table-cell office:value-type="string">
            <text:p>aus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genommen</text:p>
          </table:table-cell>
          <table:table-cell office:value-type="string">
            <text:p>weshalb</text:p>
          </table:table-cell>
          <table:table-cell office:value-type="string">
            <text:p>auch</text:p>
          </table:table-cell>
          <table:table-cell office:value-type="string">
            <text:p>später</text:p>
          </table:table-cell>
          <table:table-cell office:value-type="string">
            <text:p>noch</text:p>
          </table:table-cell>
          <table:table-cell office:value-type="string">
            <text:p>die</text:p>
          </table:table-cell>
          <table:table-cell office:value-type="string">
            <text:p>höchsten</text:p>
          </table:table-cell>
          <table:table-cell office:value-type="string">
            <text:p>Befehlshaberstellen</text:p>
          </table:table-cell>
          <table:table-cell office:value-type="string">
            <text:p>regelmäßig</text:p>
          </table:table-cell>
          <table:table-cell office:value-type="string">
            <text:p>nur</text:p>
          </table:table-cell>
        </table:table-row>
        <table:table-row table:style-name="ro2">
          <table:table-cell office:value-type="string">
            <text:p>Buch1</text:p>
          </table:table-cell>
          <table:table-cell office:value-type="string">
            <text:p>weder</text:p>
          </table:table-cell>
          <table:table-cell office:value-type="string">
            <text:p>bei</text:p>
          </table:table-cell>
          <table:table-cell office:value-type="string">
            <text:p>der</text:p>
          </table:table-cell>
          <table:table-cell office:value-type="string">
            <text:p>Heerleitung</text:p>
          </table:table-cell>
          <table:table-cell office:value-type="string">
            <text:p>noch</text:p>
          </table:table-cell>
          <table:table-cell office:value-type="string">
            <text:p>bei</text:p>
          </table:table-cell>
          <table:table-cell office:value-type="string">
            <text:p>der</text:p>
          </table:table-cell>
          <table:table-cell office:value-type="string">
            <text:p>Rechtsprechung</text:p>
          </table:table-cell>
          <table:table-cell office:value-type="string">
            <text:p>ist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in</text:p>
          </table:table-cell>
          <table:table-cell office:value-type="string">
            <text:p>seiner</text:p>
          </table:table-cell>
          <table:table-cell office:value-type="string">
            <text:p>Gesamtheit</text:p>
          </table:table-cell>
          <table:table-cell office:value-type="string">
            <text:p>je</text:p>
          </table:table-cell>
          <table:table-cell office:value-type="string">
            <text:p>zugezogen</text:p>
          </table:table-cell>
          <table:table-cell office:value-type="string">
            <text:p>worden</text:p>
          </table:table-cell>
          <table:table-cell office:value-type="string">
            <text:p>weshalb</text:p>
          </table:table-cell>
          <table:table-cell office:value-type="string">
            <text:p>es</text:p>
          </table:table-cell>
          <table:table-cell office:value-type="string">
            <text:p>auch</text:p>
          </table:table-cell>
          <table:table-cell office:value-type="string">
            <text:p>in</text:p>
          </table:table-cell>
        </table:table-row>
        <table:table-row table:style-name="ro2">
          <table:table-cell office:value-type="string">
            <text:p>Buch1</text:p>
          </table:table-cell>
          <table:table-cell office:value-type="string">
            <text:p>wie</text:p>
          </table:table-cell>
          <table:table-cell office:value-type="string">
            <text:p>den</text:p>
          </table:table-cell>
          <table:table-cell office:value-type="string">
            <text:p>beiden</text:p>
          </table:table-cell>
          <table:table-cell office:value-type="string">
            <text:p>Häusern</text:p>
          </table:table-cell>
          <table:table-cell office:value-type="string">
            <text:p>in</text:p>
          </table:table-cell>
          <table:table-cell office:value-type="string">
            <text:p>dem</text:p>
          </table:table-cell>
          <table:table-cell office:value-type="string">
            <text:p>heutigen</text:p>
          </table:table-cell>
          <table:table-cell office:value-type="string">
            <text:p>konstitutionellen</text:p>
          </table:table-cell>
          <table:table-cell office:value-type="string">
            <text:p>Staat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war</text:p>
          </table:table-cell>
          <table:table-cell office:value-type="string">
            <text:p>nicht</text:p>
          </table:table-cell>
          <table:table-cell office:value-type="string">
            <text:p>sowohl</text:p>
          </table:table-cell>
          <table:table-cell office:value-type="string">
            <text:p>Gesetzgeber</text:p>
          </table:table-cell>
          <table:table-cell office:value-type="string">
            <text:p>als</text:p>
          </table:table-cell>
          <table:table-cell office:value-type="string">
            <text:p>Gesetzwächter</text:p>
          </table:table-cell>
          <table:table-cell office:value-type="string">
            <text:p>und</text:p>
          </table:table-cell>
          <table:table-cell office:value-type="string">
            <text:p>konnte</text:p>
          </table:table-cell>
          <table:table-cell office:value-type="string">
            <text:p>den</text:p>
          </table:table-cell>
          <table:table-cell office:value-type="string">
            <text:p>Beschluß</text:p>
          </table:table-cell>
        </table:table-row>
        <table:table-row table:style-name="ro2">
          <table:table-cell office:value-type="string">
            <text:p>Buch1</text:p>
          </table:table-cell>
          <table:table-cell office:value-type="string">
            <text:p>erklärt</text:p>
          </table:table-cell>
          <table:table-cell office:value-type="string">
            <text:p>hatte</text:p>
          </table:table-cell>
          <table:table-cell office:value-type="string">
            <text:p>war</text:p>
          </table:table-cell>
          <table:table-cell office:value-type="string">
            <text:p>der</text:p>
          </table:table-cell>
          <table:table-cell office:value-type="string">
            <text:p>nun</text:p>
          </table:table-cell>
          <table:table-cell office:value-type="string">
            <text:p>von</text:p>
          </table:table-cell>
          <table:table-cell office:value-type="string">
            <text:p>der</text:p>
          </table:table-cell>
          <table:table-cell office:value-type="string">
            <text:p>Bürgerschaft</text:p>
          </table:table-cell>
          <table:table-cell office:value-type="string">
            <text:p>beschlossene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gebilligte</text:p>
          </table:table-cell>
          <table:table-cell office:value-type="string">
            <text:p>Krieg</text:p>
          </table:table-cell>
          <table:table-cell office:value-type="string">
            <text:p>förmlich</text:p>
          </table:table-cell>
          <table:table-cell office:value-type="string">
            <text:p>erklärt</text:p>
          </table:table-cell>
          <table:table-cell office:value-type="string">
            <text:p>Gewiß</text:p>
          </table:table-cell>
          <table:table-cell office:value-type="string">
            <text:p>war</text:p>
          </table:table-cell>
          <table:table-cell office:value-type="string">
            <text:p>es</text:p>
          </table:table-cell>
          <table:table-cell office:value-type="string">
            <text:p>weder</text:p>
          </table:table-cell>
          <table:table-cell office:value-type="string">
            <text:p>die</text:p>
          </table:table-cell>
          <table:table-cell office:value-type="string">
            <text:p>Absicht</text:p>
          </table:table-cell>
        </table:table-row>
        <table:table-row table:style-name="ro2">
          <table:table-cell office:value-type="string">
            <text:p>Buch1</text:p>
          </table:table-cell>
          <table:table-cell office:value-type="string">
            <text:p>aber</text:p>
          </table:table-cell>
          <table:table-cell office:value-type="string">
            <text:p>wie</text:p>
          </table:table-cell>
          <table:table-cell office:value-type="string">
            <text:p>im</text:p>
          </table:table-cell>
          <table:table-cell office:value-type="string">
            <text:p>Fall</text:p>
          </table:table-cell>
          <table:table-cell office:value-type="string">
            <text:p>der</text:p>
          </table:table-cell>
          <table:table-cell office:value-type="string">
            <text:p>Vakanz</text:p>
          </table:table-cell>
          <table:table-cell office:value-type="string">
            <text:p>des</text:p>
          </table:table-cell>
          <table:table-cell office:value-type="string">
            <text:p>höchsten</text:p>
          </table:table-cell>
          <table:table-cell office:value-type="string">
            <text:p>Amtes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Dauer</text:p>
          </table:table-cell>
          <table:table-cell office:value-type="string">
            <text:p>der</text:p>
          </table:table-cell>
          <table:table-cell office:value-type="string">
            <text:p>Gemeindeverfassung</text:p>
          </table:table-cell>
          <table:table-cell office:value-type="string">
            <text:p>verbürgte</text:p>
          </table:table-cell>
          <table:table-cell office:value-type="string">
            <text:p>finden</text:p>
          </table:table-cell>
          <table:table-cell office:value-type="string">
            <text:p>wir</text:p>
          </table:table-cell>
          <table:table-cell office:value-type="string">
            <text:p>auch</text:p>
          </table:table-cell>
          <table:table-cell office:value-type="string">
            <text:p>hier</text:p>
          </table:table-cell>
          <table:table-cell office:value-type="string">
            <text:p>ihn</text:p>
          </table:table-cell>
        </table:table-row>
        <table:table-row table:style-name="ro2">
          <table:table-cell office:value-type="string">
            <text:p>Buch1</text:p>
          </table:table-cell>
          <table:table-cell office:value-type="string">
            <text:p>nach</text:p>
          </table:table-cell>
          <table:table-cell office:value-type="string">
            <text:p>dem</text:p>
          </table:table-cell>
          <table:table-cell office:value-type="string">
            <text:p>anderen</text:p>
          </table:table-cell>
          <table:table-cell office:value-type="string">
            <text:p>darüber</text:p>
          </table:table-cell>
          <table:table-cell office:value-type="string">
            <text:p>ihr</text:p>
          </table:table-cell>
          <table:table-cell office:value-type="string">
            <text:p>Gutachten</text:p>
          </table:table-cell>
          <table:table-cell office:value-type="string">
            <text:p>abgeben</text:p>
          </table:table-cell>
          <table:table-cell office:value-type="string">
            <text:p>ließ</text:p>
          </table:table-cell>
          <table:table-cell office:value-type="string">
            <text:p>Da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das</text:p>
          </table:table-cell>
          <table:table-cell office:value-type="string">
            <text:p>Recht</text:p>
          </table:table-cell>
          <table:table-cell office:value-type="string">
            <text:p>zustand</text:p>
          </table:table-cell>
          <table:table-cell office:value-type="string">
            <text:p>den</text:p>
          </table:table-cell>
          <table:table-cell office:value-type="string">
            <text:p>gefaßten</text:p>
          </table:table-cell>
          <table:table-cell office:value-type="string">
            <text:p>Beschluß</text:p>
          </table:table-cell>
          <table:table-cell office:value-type="string">
            <text:p>zu</text:p>
          </table:table-cell>
          <table:table-cell office:value-type="string">
            <text:p>kassieren</text:p>
          </table:table-cell>
          <table:table-cell office:value-type="string">
            <text:p>so</text:p>
          </table:table-cell>
          <table:table-cell office:value-type="string">
            <text:p>lag</text:p>
          </table:table-cell>
        </table:table-row>
        <table:table-row table:style-name="ro2">
          <table:table-cell office:value-type="string">
            <text:p>Buch1</text:p>
          </table:table-cell>
          <table:table-cell office:value-type="string">
            <text:p>entscheiden</text:p>
          </table:table-cell>
          <table:table-cell office:value-type="string">
            <text:p>ohne</text:p>
          </table:table-cell>
          <table:table-cell office:value-type="string">
            <text:p>anderer</text:p>
          </table:table-cell>
          <table:table-cell office:value-type="string">
            <text:p>Männer</text:p>
          </table:table-cell>
          <table:table-cell office:value-type="string">
            <text:p>Rat</text:p>
          </table:table-cell>
          <table:table-cell office:value-type="string">
            <text:p>vernommen</text:p>
          </table:table-cell>
          <table:table-cell office:value-type="string">
            <text:p>zu</text:p>
          </table:table-cell>
          <table:table-cell office:value-type="string">
            <text:p>haben</text:p>
          </table:table-cell>
          <table:table-cell office:value-type="string">
            <text:p>anderseits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seiner</text:p>
          </table:table-cell>
          <table:table-cell office:value-type="string">
            <text:p>ganzen</text:p>
          </table:table-cell>
          <table:table-cell office:value-type="string">
            <text:p>Zusammensetzung</text:p>
          </table:table-cell>
          <table:table-cell office:value-type="string">
            <text:p>nach</text:p>
          </table:table-cell>
          <table:table-cell office:value-type="string">
            <text:p>dazu</text:p>
          </table:table-cell>
          <table:table-cell office:value-type="string">
            <text:p>berufen</text:p>
          </table:table-cell>
          <table:table-cell office:value-type="string">
            <text:p>war</text:p>
          </table:table-cell>
          <table:table-cell office:value-type="string">
            <text:p>dem</text:p>
          </table:table-cell>
          <table:table-cell office:value-type="string">
            <text:p>Herrscher</text:p>
          </table:table-cell>
          <table:table-cell office:value-type="string">
            <text:p>der</text:p>
          </table:table-cell>
        </table:table-row>
        <table:table-row table:style-name="ro2">
          <table:table-cell office:value-type="string">
            <text:p>Buch1</text:p>
          </table:table-cell>
          <table:table-cell office:value-type="string">
            <text:p>zum</text:p>
          </table:table-cell>
          <table:table-cell office:value-type="string">
            <text:p>Wehrdienst</text:p>
          </table:table-cell>
          <table:table-cell office:value-type="string">
            <text:p>und</text:p>
          </table:table-cell>
          <table:table-cell office:value-type="string">
            <text:p>bei</text:p>
          </table:table-cell>
          <table:table-cell office:value-type="string">
            <text:p>Verfügungen</text:p>
          </table:table-cell>
          <table:table-cell office:value-type="string">
            <text:p>über</text:p>
          </table:table-cell>
          <table:table-cell office:value-type="string">
            <text:p>das</text:p>
          </table:table-cell>
          <table:table-cell office:value-type="string">
            <text:p>eroberte</text:p>
          </table:table-cell>
          <table:table-cell office:value-type="string">
            <text:p>Gebiet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vorher</text:p>
          </table:table-cell>
          <table:table-cell office:value-type="string">
            <text:p>zu</text:p>
          </table:table-cell>
          <table:table-cell office:value-type="string">
            <text:p>fragen</text:p>
          </table:table-cell>
          <table:table-cell office:value-type="string">
            <text:p>aber</text:p>
          </table:table-cell>
          <table:table-cell office:value-type="string">
            <text:p>wenn</text:p>
          </table:table-cell>
          <table:table-cell office:value-type="string">
            <text:p>auch</text:p>
          </table:table-cell>
          <table:table-cell office:value-type="string">
            <text:p>üblich</text:p>
          </table:table-cell>
          <table:table-cell office:value-type="string">
            <text:p>rechtlich</text:p>
          </table:table-cell>
          <table:table-cell office:value-type="string">
            <text:p>notwendig</text:p>
          </table:table-cell>
          <table:table-cell office:value-type="string">
            <text:p>war</text:p>
          </table:table-cell>
        </table:table-row>
        <table:table-row table:style-name="ro2">
          <table:table-cell office:value-type="string">
            <text:p>Buch1</text:p>
          </table:table-cell>
          <table:table-cell office:value-type="string">
            <text:p>König</text:p>
          </table:table-cell>
          <table:table-cell office:value-type="string">
            <text:p>kann</text:p>
          </table:table-cell>
          <table:table-cell office:value-type="string">
            <text:p>es</text:p>
          </table:table-cell>
          <table:table-cell office:value-type="string">
            <text:p>unterlassen</text:p>
          </table:table-cell>
          <table:table-cell office:value-type="string">
            <text:p>ihm</text:p>
          </table:table-cell>
          <table:table-cell office:value-type="string">
            <text:p>zu</text:p>
          </table:table-cell>
          <table:table-cell office:value-type="string">
            <text:p>folgen</text:p>
          </table:table-cell>
          <table:table-cell office:value-type="string">
            <text:p>ohne</text:p>
          </table:table-cell>
          <table:table-cell office:value-type="string">
            <text:p>daß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ein</text:p>
          </table:table-cell>
          <table:table-cell office:value-type="string">
            <text:p>anderes</text:p>
          </table:table-cell>
          <table:table-cell office:value-type="string">
            <text:p>Mittelzustände</text:p>
          </table:table-cell>
          <table:table-cell office:value-type="string">
            <text:p>seiner</text:p>
          </table:table-cell>
          <table:table-cell office:value-type="string">
            <text:p>Ansicht</text:p>
          </table:table-cell>
          <table:table-cell office:value-type="string">
            <text:p>praktische</text:p>
          </table:table-cell>
          <table:table-cell office:value-type="string">
            <text:p>Geltung</text:p>
          </table:table-cell>
          <table:table-cell office:value-type="string">
            <text:p>zu</text:p>
          </table:table-cell>
          <table:table-cell office:value-type="string">
            <text:p>schaffen</text:p>
          </table:table-cell>
          <table:table-cell office:value-type="string">
            <text:p>als</text:p>
          </table:table-cell>
        </table:table-row>
        <table:table-row table:style-name="ro2">
          <table:table-cell office:value-type="string">
            <text:p>Buch1</text:p>
          </table:table-cell>
          <table:table-cell office:value-type="string">
            <text:p>Anzahl</text:p>
          </table:table-cell>
          <table:table-cell office:value-type="string">
            <text:p>der</text:p>
          </table:table-cell>
          <table:table-cell office:value-type="string">
            <text:p>angesehensten</text:p>
          </table:table-cell>
          <table:table-cell office:value-type="string">
            <text:p>Männer</text:p>
          </table:table-cell>
          <table:table-cell office:value-type="string">
            <text:p>der</text:p>
          </table:table-cell>
          <table:table-cell office:value-type="string">
            <text:p>neu</text:p>
          </table:table-cell>
          <table:table-cell office:value-type="string">
            <text:p>hinzutretenden</text:p>
          </table:table-cell>
          <table:table-cell office:value-type="string">
            <text:p>Gemeinde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der</text:p>
          </table:table-cell>
          <table:table-cell office:value-type="string">
            <text:p>palatinischen</text:p>
          </table:table-cell>
          <table:table-cell office:value-type="string">
            <text:p>Stadt</text:p>
          </table:table-cell>
          <table:table-cell office:value-type="string">
            <text:p>aufgenommen</text:p>
          </table:table-cell>
          <table:table-cell office:value-type="string">
            <text:p>sein</text:p>
          </table:table-cell>
          <table:table-cell office:value-type="string">
            <text:p>mag</text:p>
          </table:table-cell>
          <table:table-cell office:value-type="string">
            <text:p>Ebenso</text:p>
          </table:table-cell>
          <table:table-cell office:value-type="string">
            <text:p>verfuhr</text:p>
          </table:table-cell>
          <table:table-cell office:value-type="string">
            <text:p>man</text:p>
          </table:table-cell>
          <table:table-cell office:value-type="string">
            <text:p>mit</text:p>
          </table:table-cell>
        </table:table-row>
        <table:table-row table:style-name="ro2">
          <table:table-cell office:value-type="string">
            <text:p>Buch1</text:p>
          </table:table-cell>
          <table:table-cell office:value-type="string">
            <text:p>das</text:p>
          </table:table-cell>
          <table:table-cell office:value-type="string">
            <text:p>uralte</text:p>
          </table:table-cell>
          <table:table-cell office:value-type="string">
            <text:p>Marken</text:p>
          </table:table-cell>
          <table:table-cell office:value-type="string">
            <text:p>des</text:p>
          </table:table-cell>
          <table:table-cell office:value-type="string">
            <text:p>Hutviehs</text:p>
          </table:table-cell>
          <table:table-cell office:value-type="string">
            <text:p>scriptura</text:p>
          </table:table-cell>
          <table:table-cell office:value-type="string">
            <text:p>an</text:p>
          </table:table-cell>
          <table:table-cell office:value-type="string">
            <text:p>die</text:p>
          </table:table-cell>
          <table:table-cell office:value-type="string">
            <text:p>Anrede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Väter</text:p>
          </table:table-cell>
          <table:table-cell office:value-type="string">
            <text:p>und</text:p>
          </table:table-cell>
          <table:table-cell office:value-type="string">
            <text:p>Eingeschriebene</text:p>
          </table:table-cell>
          <table:table-cell office:value-type="string">
            <text:p>patres</text:p>
          </table:table-cell>
          <table:table-cell office:value-type="string">
            <text:p>conscripti</text:p>
          </table:table-cell>
          <table:table-cell office:value-type="string">
            <text:p>an</text:p>
          </table:table-cell>
          <table:table-cell office:value-type="string">
            <text:p>das</text:p>
          </table:table-cell>
          <table:table-cell office:value-type="string">
            <text:p>hohe</text:p>
          </table:table-cell>
          <table:table-cell office:value-type="string">
            <text:p>Alter</text:p>
          </table:table-cell>
          <table:table-cell office:value-type="string">
            <text:p>der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solchen</text:p>
          </table:table-cell>
          <table:table-cell office:value-type="string">
            <text:p>wieder</text:p>
          </table:table-cell>
          <table:table-cell office:value-type="string">
            <text:p>zu</text:p>
          </table:table-cell>
          <table:table-cell office:value-type="string">
            <text:p>erwählen</text:p>
          </table:table-cell>
          <table:table-cell office:value-type="string">
            <text:p>wie</text:p>
          </table:table-cell>
          <table:table-cell office:value-type="string">
            <text:p>nach</text:p>
          </table:table-cell>
          <table:table-cell office:value-type="string">
            <text:p>Romulus</text:p>
          </table:table-cell>
          <table:table-cell office:value-type="string">
            <text:p>Tode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</text:p>
          </table:table-cell>
          <table:table-cell office:value-type="string">
            <text:p>versucht</text:p>
          </table:table-cell>
          <table:table-cell office:value-type="string">
            <text:p>haben</text:p>
          </table:table-cell>
          <table:table-cell office:value-type="string">
            <text:p>soll</text:p>
          </table:table-cell>
          <table:table-cell office:value-type="string">
            <text:p>oder</text:p>
          </table:table-cell>
          <table:table-cell office:value-type="string">
            <text:p>der</text:p>
          </table:table-cell>
          <table:table-cell office:value-type="string">
            <text:p>Herr</text:p>
          </table:table-cell>
          <table:table-cell office:value-type="string">
            <text:p>mochte</text:p>
          </table:table-cell>
          <table:table-cell office:value-type="string">
            <text:p>freiwillig</text:p>
          </table:table-cell>
          <table:table-cell office:value-type="string">
            <text:p>abdanken</text:p>
          </table:table-cell>
          <table:table-cell office:value-type="string">
            <text:p>was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Grundzügen</text:p>
          </table:table-cell>
          <table:table-cell office:value-type="string">
            <text:p>nicht</text:p>
          </table:table-cell>
          <table:table-cell office:value-type="string">
            <text:p>zu</text:p>
          </table:table-cell>
          <table:table-cell office:value-type="string">
            <text:p>zweifeln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König</text:p>
          </table:table-cell>
          <table:table-cell office:value-type="string">
            <text:p>es</text:p>
          </table:table-cell>
          <table:table-cell office:value-type="string">
            <text:p>unterließ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zu</text:p>
          </table:table-cell>
          <table:table-cell office:value-type="string">
            <text:p>befragen</text:p>
          </table:table-cell>
          <table:table-cell office:value-type="string">
            <text:p>und</text:p>
          </table:table-cell>
          <table:table-cell office:value-type="string">
            <text:p>zu</text:p>
          </table:table-cell>
          <table:table-cell office:value-type="string">
            <text:p>ergänzen</text:p>
          </table:table-cell>
          <table:table-cell office:value-type="string">
            <text:p>daß</text:p>
          </table:table-cell>
          <table:table-cell office:value-type="string">
            <text:p>er</text:p>
          </table:table-cell>
          <table:table-cell office:value-type="string">
            <text:p>Todesurteile</text:p>
          </table:table-cell>
          <table:table-cell office:value-type="string">
            <text:p>und</text:p>
          </table:table-cell>
          <table:table-cell office:value-type="string">
            <text:p>Konfiskationen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Reichen</text:p>
          </table:table-cell>
          <table:table-cell office:value-type="string">
            <text:p>Nicht</text:p>
          </table:table-cell>
          <table:table-cell office:value-type="string">
            <text:p>in</text:p>
          </table:table-cell>
          <table:table-cell office:value-type="string">
            <text:p>gleicher</text:p>
          </table:table-cell>
          <table:table-cell office:value-type="string">
            <text:p>Weise</text:p>
          </table:table-cell>
          <table:table-cell office:value-type="string">
            <text:p>wie</text:p>
          </table:table-cell>
          <table:table-cell office:value-type="string">
            <text:p>die</text:p>
          </table:table-cell>
          <table:table-cell office:value-type="string">
            <text:p>Gemeinde</text:p>
          </table:table-cell>
          <table:table-cell office:value-type="string">
            <text:p>wurd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urch</text:p>
          </table:table-cell>
          <table:table-cell office:value-type="string">
            <text:p>die</text:p>
          </table:table-cell>
          <table:table-cell office:value-type="string">
            <text:p>Reform</text:p>
          </table:table-cell>
          <table:table-cell office:value-type="string">
            <text:p>der</text:p>
          </table:table-cell>
          <table:table-cell office:value-type="string">
            <text:p>Verfassung</text:p>
          </table:table-cell>
          <table:table-cell office:value-type="string">
            <text:p>betroffen</text:p>
          </table:table-cell>
          <table:table-cell office:value-type="string">
            <text:p>Das</text:p>
          </table:table-cell>
          <table:table-cell office:value-type="string">
            <text:p>bisherige</text:p>
          </table:table-cell>
          <table:table-cell office:value-type="string">
            <text:p>Kollegium</text:p>
          </table:table-cell>
          <table:table-cell office:value-type="string">
            <text:p>der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mit</text:p>
          </table:table-cell>
          <table:table-cell office:value-type="string">
            <text:p>der</text:p>
          </table:table-cell>
          <table:table-cell office:value-type="string">
            <text:p>Abschaffung</text:p>
          </table:table-cell>
          <table:table-cell office:value-type="string">
            <text:p>des</text:p>
          </table:table-cell>
          <table:table-cell office:value-type="string">
            <text:p>Königtums</text:p>
          </table:table-cell>
          <table:table-cell office:value-type="string">
            <text:p>für</text:p>
          </table:table-cell>
          <table:table-cell office:value-type="string">
            <text:p>diejenigen</text:p>
          </table:table-cell>
          <table:table-cell office:value-type="string">
            <text:p>Angelegenheiten</text:p>
          </table:table-cell>
          <table:table-cell office:value-type="string">
            <text:p>die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sonst</text:p>
          </table:table-cell>
          <table:table-cell office:value-type="string">
            <text:p>zur</text:p>
          </table:table-cell>
          <table:table-cell office:value-type="string">
            <text:p>Sprache</text:p>
          </table:table-cell>
          <table:table-cell office:value-type="string">
            <text:p>kamen</text:p>
          </table:table-cell>
          <table:table-cell office:value-type="string">
            <text:p>und</text:p>
          </table:table-cell>
          <table:table-cell office:value-type="string">
            <text:p>die</text:p>
          </table:table-cell>
          <table:table-cell office:value-type="string">
            <text:p>eine</text:p>
          </table:table-cell>
          <table:table-cell office:value-type="string">
            <text:p>freiere</text:p>
          </table:table-cell>
          <table:table-cell office:value-type="string">
            <text:p>Behandlung</text:p>
          </table:table-cell>
          <table:table-cell office:value-type="string">
            <text:p>zuließen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der</text:p>
          </table:table-cell>
          <table:table-cell office:value-type="string">
            <text:p>gesamten</text:p>
          </table:table-cell>
          <table:table-cell office:value-type="string">
            <text:p>Körperschaft</text:p>
          </table:table-cell>
          <table:table-cell office:value-type="string">
            <text:p>herbeigeführt</text:p>
          </table:table-cell>
          <table:table-cell office:value-type="string">
            <text:p>hat</text:p>
          </table:table-cell>
          <table:table-cell office:value-type="string">
            <text:p>Seit</text:p>
          </table:table-cell>
          <table:table-cell office:value-type="string">
            <text:p>ältester</text:p>
          </table:table-cell>
          <table:table-cell office:value-type="string">
            <text:p>Zeit</text:p>
          </table:table-cell>
          <table:table-cell office:value-type="string">
            <text:p>hat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nicht</text:p>
          </table:table-cell>
          <table:table-cell office:value-type="string">
            <text:p>allein</text:p>
          </table:table-cell>
          <table:table-cell office:value-type="string">
            <text:p>und</text:p>
          </table:table-cell>
          <table:table-cell office:value-type="string">
            <text:p>nicht</text:p>
          </table:table-cell>
          <table:table-cell office:value-type="string">
            <text:p>vorzugsweise</text:p>
          </table:table-cell>
          <table:table-cell office:value-type="string">
            <text:p>aber</text:p>
          </table:table-cell>
          <table:table-cell office:value-type="string">
            <text:p>doch</text:p>
          </table:table-cell>
          <table:table-cell office:value-type="string">
            <text:p>auch</text:p>
          </table:table-cell>
          <table:table-cell office:value-type="string">
            <text:p>als</text:p>
          </table:table-cell>
          <table:table-cell office:value-type="string">
            <text:p>Staatsrat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jetzt</text:p>
          </table:table-cell>
          <table:table-cell office:value-type="string">
            <text:p>die</text:p>
          </table:table-cell>
          <table:table-cell office:value-type="string">
            <text:p>Einrichtung</text:p>
          </table:table-cell>
          <table:table-cell office:value-type="string">
            <text:p>getroffen</text:p>
          </table:table-cell>
          <table:table-cell office:value-type="string">
            <text:p>daß</text:p>
          </table:table-cell>
          <table:table-cell office:value-type="string">
            <text:p>für</text:p>
          </table:table-cell>
          <table:table-cell office:value-type="string">
            <text:p>dergleichen</text:p>
          </table:table-cell>
          <table:table-cell office:value-type="string">
            <text:p>Verhandlungen</text:p>
          </table:table-cell>
          <table:table-cell office:value-type="string">
            <text:p>dem</text:p>
          </table:table-cell>
          <table:table-cell office:value-type="string">
            <text:p>patrizischen</text:p>
          </table:table-cell>
          <table:table-cell office:value-type="string">
            <text:p>Senat</text:p>
          </table:table-cell>
          <table:table-cell office:value-type="string">
            <text:p>patres</text:p>
          </table:table-cell>
          <table:table-cell office:value-type="string">
            <text:p>eine</text:p>
          </table:table-cell>
          <table:table-cell office:value-type="string">
            <text:p>Anzahl</text:p>
          </table:table-cell>
          <table:table-cell office:value-type="string">
            <text:p>nicht</text:p>
          </table:table-cell>
          <table:table-cell office:value-type="string">
            <text:p>patrizischer</text:p>
          </table:table-cell>
          <table:table-cell office:value-type="string">
            <text:p>Eingeschriebener</text:p>
          </table:table-cell>
          <table:table-cell office:value-type="string">
            <text:p>conscripti</text:p>
          </table:table-cell>
          <table:table-cell office:value-type="string">
            <text:p>beigegeben</text:p>
          </table:table-cell>
          <table:table-cell office:value-type="string">
            <text:p>wurden</text:p>
          </table:table-cell>
          <table:table-cell office:value-type="string">
            <text:p>Eine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Gleichstellung</text:p>
          </table:table-cell>
          <table:table-cell office:value-type="string">
            <text:p>war</text:p>
          </table:table-cell>
          <table:table-cell office:value-type="string">
            <text:p>dies</text:p>
          </table:table-cell>
          <table:table-cell office:value-type="string">
            <text:p>freilich</text:p>
          </table:table-cell>
          <table:table-cell office:value-type="string">
            <text:p>in</text:p>
          </table:table-cell>
          <table:table-cell office:value-type="string">
            <text:p>keiner</text:p>
          </table:table-cell>
          <table:table-cell office:value-type="string">
            <text:p>Weise</text:p>
          </table:table-cell>
          <table:table-cell office:value-type="string">
            <text:p>die</text:p>
          </table:table-cell>
          <table:table-cell office:value-type="string">
            <text:p>Plebejer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wurden</text:p>
          </table:table-cell>
          <table:table-cell office:value-type="string">
            <text:p>nicht</text:p>
          </table:table-cell>
          <table:table-cell office:value-type="string">
            <text:p>Senatoren</text:p>
          </table:table-cell>
          <table:table-cell office:value-type="string">
            <text:p>sondern</text:p>
          </table:table-cell>
          <table:table-cell office:value-type="string">
            <text:p>blieben</text:p>
          </table:table-cell>
          <table:table-cell office:value-type="string">
            <text:p>Mitglieder</text:p>
          </table:table-cell>
          <table:table-cell office:value-type="string">
            <text:p>des</text:p>
          </table:table-cell>
          <table:table-cell office:value-type="string">
            <text:p>Ritterstandes</text:p>
          </table:table-cell>
          <table:table-cell office:value-type="string">
            <text:p>hießen</text:p>
          </table:table-cell>
          <table:table-cell office:value-type="string">
            <text:p>nicht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ferner</text:p>
          </table:table-cell>
          <table:table-cell office:value-type="string">
            <text:p>nicht</text:p>
          </table:table-cell>
          <table:table-cell office:value-type="string">
            <text:p>bloß</text:p>
          </table:table-cell>
          <table:table-cell office:value-type="string">
            <text:p>unbedingt</text:p>
          </table:table-cell>
          <table:table-cell office:value-type="string">
            <text:p>ausgeschlossen</text:p>
          </table:table-cell>
          <table:table-cell office:value-type="string">
            <text:p>von</text:p>
          </table:table-cell>
          <table:table-cell office:value-type="string">
            <text:p>der</text:p>
          </table:table-cell>
          <table:table-cell office:value-type="string">
            <text:p>Ausübung</text:p>
          </table:table-cell>
          <table:table-cell office:value-type="string">
            <text:p>der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zustehenden</text:p>
          </table:table-cell>
          <table:table-cell office:value-type="string">
            <text:p>obrigkeitlichen</text:p>
          </table:table-cell>
          <table:table-cell office:value-type="string">
            <text:p>Befugnisse</text:p>
          </table:table-cell>
          <table:table-cell office:value-type="string">
            <text:p>auctoritas</text:p>
          </table:table-cell>
          <table:table-cell office:value-type="string">
            <text:p>sondern</text:p>
          </table:table-cell>
          <table:table-cell office:value-type="string">
            <text:p>sie</text:p>
          </table:table-cell>
          <table:table-cell office:value-type="string">
            <text:p>mußten</text:p>
          </table:table-cell>
          <table:table-cell office:value-type="string">
            <text:p>auch</text:p>
          </table:table-cell>
          <table:table-cell office:value-type="string">
            <text:p>da</text:p>
          </table:table-cell>
          <table:table-cell office:value-type="string">
            <text:p>wo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auch</text:p>
          </table:table-cell>
          <table:table-cell office:value-type="string">
            <text:p>hier</text:p>
          </table:table-cell>
          <table:table-cell office:value-type="string">
            <text:p>getan</text:p>
          </table:table-cell>
          <table:table-cell office:value-type="string">
            <text:p>Im</text:p>
          </table:table-cell>
          <table:table-cell office:value-type="string">
            <text:p>übrigen</text:p>
          </table:table-cell>
          <table:table-cell office:value-type="string">
            <text:p>änderte</text:p>
          </table:table-cell>
          <table:table-cell office:value-type="string">
            <text:p>sich</text:p>
          </table:table-cell>
          <table:table-cell office:value-type="string">
            <text:p>in</text:p>
          </table:table-cell>
          <table:table-cell table:number-columns-repeated="2"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betreffenden</text:p>
          </table:table-cell>
          <table:table-cell office:value-type="string">
            <text:p>Ordnungen</text:p>
          </table:table-cell>
          <table:table-cell office:value-type="string">
            <text:p>nichts</text:p>
          </table:table-cell>
          <table:table-cell office:value-type="string">
            <text:p>Wesentliches</text:p>
          </table:table-cell>
          <table:table-cell office:value-type="string">
            <text:p>Unter</text:p>
          </table:table-cell>
          <table:table-cell office:value-type="string">
            <text:p>den</text:p>
          </table:table-cell>
          <table:table-cell office:value-type="string">
            <text:p>patrizischen</text:p>
          </table:table-cell>
          <table:table-cell office:value-type="string">
            <text:p>Mitgliedern</text:p>
          </table:table-cell>
          <table:table-cell office:value-type="string">
            <text:p>machte</text:p>
          </table:table-cell>
          <table:table-cell office:value-type="string">
            <text:p>sich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sie</text:p>
          </table:table-cell>
          <table:table-cell office:value-type="string">
            <text:p>nicht</text:p>
          </table:table-cell>
          <table:table-cell office:value-type="string">
            <text:p>über</text:p>
          </table:table-cell>
          <table:table-cell office:value-type="string">
            <text:p>eine</text:p>
          </table:table-cell>
          <table:table-cell office:value-type="string">
            <text:p>bestimmte</text:p>
          </table:table-cell>
          <table:table-cell office:value-type="string">
            <text:p>Zahl</text:p>
          </table:table-cell>
          <table:table-cell office:value-type="string">
            <text:p>von</text:p>
          </table:table-cell>
          <table:table-cell office:value-type="string">
            <text:p>Plebejern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hätten</text:p>
          </table:table-cell>
          <table:table-cell office:value-type="string">
            <text:p>aufnehmen</text:p>
          </table:table-cell>
          <table:table-cell office:value-type="string">
            <text:p>dürfen</text:p>
          </table:table-cell>
          <table:table-cell office:value-type="string">
            <text:p>ist</text:p>
          </table:table-cell>
          <table:table-cell office:value-type="string">
            <text:p>nichts</text:p>
          </table:table-cell>
          <table:table-cell office:value-type="string">
            <text:p>bekannt</text:p>
          </table:table-cell>
          <table:table-cell office:value-type="string">
            <text:p>es</text:p>
          </table:table-cell>
          <table:table-cell office:value-type="string">
            <text:p>bedurfte</text:p>
          </table:table-cell>
          <table:table-cell office:value-type="string">
            <text:p>einer</text:p>
          </table:table-cell>
          <table:table-cell office:value-type="string">
            <text:p>solchen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daß</text:p>
          </table:table-cell>
          <table:table-cell office:value-type="string">
            <text:p>die</text:p>
          </table:table-cell>
          <table:table-cell office:value-type="string">
            <text:p>Bekleidung</text:p>
          </table:table-cell>
          <table:table-cell office:value-type="string">
            <text:p>des</text:p>
          </table:table-cell>
          <table:table-cell office:value-type="string">
            <text:p>Konsulats</text:p>
          </table:table-cell>
          <table:table-cell office:value-type="string">
            <text:p>notwendig</text:p>
          </table:table-cell>
          <table:table-cell office:value-type="string">
            <text:p>den</text:p>
          </table:table-cell>
          <table:table-cell office:value-type="string">
            <text:p>Eintritt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auf</text:p>
          </table:table-cell>
          <table:table-cell office:value-type="string">
            <text:p>Lebenszeit</text:p>
          </table:table-cell>
          <table:table-cell office:value-type="string">
            <text:p>herbeiführe</text:p>
          </table:table-cell>
          <table:table-cell office:value-type="string">
            <text:p>wenn</text:p>
          </table:table-cell>
          <table:table-cell office:value-type="string">
            <text:p>was</text:p>
          </table:table-cell>
          <table:table-cell office:value-type="string">
            <text:p>in</text:p>
          </table:table-cell>
          <table:table-cell office:value-type="string">
            <text:p>dieser</text:p>
          </table:table-cell>
          <table:table-cell office:value-type="string">
            <text:p>Zeit</text:p>
          </table:table-cell>
          <table:table-cell office:value-type="string">
            <text:p>wohl</text:p>
          </table:table-cell>
          <table:table-cell office:value-type="string">
            <text:p>noch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mit</text:p>
          </table:table-cell>
          <table:table-cell office:value-type="string">
            <text:p>und</text:p>
          </table:table-cell>
          <table:table-cell office:value-type="string">
            <text:p>durch</text:p>
          </table:table-cell>
          <table:table-cell office:value-type="string">
            <text:p>den</text:p>
          </table:table-cell>
          <table:table-cell office:value-type="string">
            <text:p>Willen</text:p>
          </table:table-cell>
          <table:table-cell office:value-type="string">
            <text:p>des</text:p>
          </table:table-cell>
          <table:table-cell office:value-type="string">
            <text:p>Rates</text:p>
          </table:table-cell>
          <table:table-cell office:value-type="string">
            <text:p>anzugreifen</text:p>
          </table:table-cell>
          <table:table-cell office:value-type="string">
            <text:p>Indem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es</text:p>
          </table:table-cell>
          <table:table-cell office:value-type="string">
            <text:p>den</text:p>
          </table:table-cell>
          <table:table-cell office:value-type="string">
            <text:p>Konsuln</text:p>
          </table:table-cell>
          <table:table-cell office:value-type="string">
            <text:p>zur</text:p>
          </table:table-cell>
          <table:table-cell office:value-type="string">
            <text:p>Pflicht</text:p>
          </table:table-cell>
          <table:table-cell office:value-type="string">
            <text:p>machte</text:p>
          </table:table-cell>
          <table:table-cell office:value-type="string">
            <text:p>die</text:p>
          </table:table-cell>
          <table:table-cell office:value-type="string">
            <text:p>Verwaltung</text:p>
          </table:table-cell>
          <table:table-cell office:value-type="string">
            <text:p>der</text:p>
          </table:table-cell>
          <table:table-cell office:value-type="string">
            <text:p>Gemeindekasse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aber</text:p>
          </table:table-cell>
          <table:table-cell office:value-type="string">
            <text:p>begreiflicherweise</text:p>
          </table:table-cell>
          <table:table-cell office:value-type="string">
            <text:p>noch</text:p>
          </table:table-cell>
          <table:table-cell office:value-type="string">
            <text:p>weit</text:p>
          </table:table-cell>
          <table:table-cell office:value-type="string">
            <text:p>mehr</text:p>
          </table:table-cell>
          <table:table-cell office:value-type="string">
            <text:p>als</text:p>
          </table:table-cell>
          <table:table-cell office:value-type="string">
            <text:p>die</text:p>
          </table:table-cell>
          <table:table-cell office:value-type="string">
            <text:p>Konsuln</text:p>
          </table:table-cell>
          <table:table-cell office:value-type="string">
            <text:p>selbst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abhingen</text:p>
          </table:table-cell>
          <table:table-cell office:value-type="string">
            <text:p>zog</text:p>
          </table:table-cell>
          <table:table-cell office:value-type="string">
            <text:p>er</text:p>
          </table:table-cell>
          <table:table-cell office:value-type="string">
            <text:p>die</text:p>
          </table:table-cell>
          <table:table-cell office:value-type="string">
            <text:p>Leitung</text:p>
          </table:table-cell>
          <table:table-cell office:value-type="string">
            <text:p>des</text:p>
          </table:table-cell>
          <table:table-cell office:value-type="string">
            <text:p>Kassenwesens</text:p>
          </table:table-cell>
          <table:table-cell office:value-type="string">
            <text:p>an</text:p>
          </table:table-cell>
          <table:table-cell office:value-type="string">
            <text:p>sich</text:p>
          </table:table-cell>
          <table:table-cell office:value-type="string">
            <text:p>und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Anteil</text:p>
          </table:table-cell>
          <table:table-cell office:value-type="string">
            <text:p>am</text:p>
          </table:table-cell>
          <table:table-cell office:value-type="string">
            <text:p>Regiment</text:p>
          </table:table-cell>
          <table:table-cell office:value-type="string">
            <text:p>ausgeschlossen</text:p>
          </table:table-cell>
          <table:table-cell office:value-type="string">
            <text:p>waren</text:p>
          </table:table-cell>
          <table:table-cell office:value-type="string">
            <text:p>spielten</text:p>
          </table:table-cell>
          <table:table-cell office:value-type="string">
            <text:p>sie</text:p>
          </table:table-cell>
          <table:table-cell office:value-type="string">
            <text:p>notwendigerweise</text:p>
          </table:table-cell>
          <table:table-cell office:value-type="string">
            <text:p>auch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eine</text:p>
          </table:table-cell>
          <table:table-cell office:value-type="string">
            <text:p>untergeordnete</text:p>
          </table:table-cell>
          <table:table-cell office:value-type="string">
            <text:p>Rolle</text:p>
          </table:table-cell>
          <table:table-cell office:value-type="string">
            <text:p>und</text:p>
          </table:table-cell>
          <table:table-cell office:value-type="string">
            <text:p>wurden</text:p>
          </table:table-cell>
          <table:table-cell office:value-type="string">
            <text:p>überdies</text:p>
          </table:table-cell>
          <table:table-cell office:value-type="string">
            <text:p>durch</text:p>
          </table:table-cell>
          <table:table-cell office:value-type="string">
            <text:p>das</text:p>
          </table:table-cell>
          <table:table-cell office:value-type="string">
            <text:p>ökonomisch</text:p>
          </table:table-cell>
          <table:table-cell office:value-type="string">
            <text:p>wichtige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Interesse</text:p>
          </table:table-cell>
          <table:table-cell office:value-type="string">
            <text:p>gebraucht</text:p>
          </table:table-cell>
          <table:table-cell office:value-type="string">
            <text:p>und</text:p>
          </table:table-cell>
          <table:table-cell office:value-type="string">
            <text:p>der</text:p>
          </table:table-cell>
          <table:table-cell office:value-type="string">
            <text:p>mißliebige</text:p>
          </table:table-cell>
          <table:table-cell office:value-type="string">
            <text:p>Plebejer</text:p>
          </table:table-cell>
          <table:table-cell office:value-type="string">
            <text:p>mittelst</text:p>
          </table:table-cell>
          <table:table-cell office:value-type="string">
            <text:p>desselben</text:p>
          </table:table-cell>
          <table:table-cell office:value-type="string">
            <text:p>aus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ferngehalten</text:p>
          </table:table-cell>
          <table:table-cell office:value-type="string">
            <text:p>und</text:p>
          </table:table-cell>
          <table:table-cell office:value-type="string">
            <text:p>sogar</text:p>
          </table:table-cell>
          <table:table-cell office:value-type="string">
            <text:p>wieder</text:p>
          </table:table-cell>
          <table:table-cell office:value-type="string">
            <text:p>ausgeschieden</text:p>
          </table:table-cell>
          <table:table-cell office:value-type="string">
            <text:p>werden</text:p>
          </table:table-cell>
          <table:table-cell office:value-type="string">
            <text:p>Es</text:p>
          </table:table-cell>
          <table:table-cell office:value-type="string">
            <text:p>ist</text:p>
          </table:table-cell>
          <table:table-cell office:value-type="string">
            <text:p>darum</text:p>
          </table:table-cell>
          <table:table-cell office:value-type="string">
            <text:p>durchaus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sondern</text:p>
          </table:table-cell>
          <table:table-cell office:value-type="string">
            <text:p>vorzugsweise</text:p>
          </table:table-cell>
          <table:table-cell office:value-type="string">
            <text:p>den</text:p>
          </table:table-cell>
          <table:table-cell office:value-type="string">
            <text:p>Häuptern</text:p>
          </table:table-cell>
          <table:table-cell office:value-type="string">
            <text:p>der</text:p>
          </table:table-cell>
          <table:table-cell office:value-type="string">
            <text:p>reichen</text:p>
          </table:table-cell>
          <table:table-cell office:value-type="string">
            <text:p>und</text:p>
          </table:table-cell>
          <table:table-cell office:value-type="string">
            <text:p>angesehenen</text:p>
          </table:table-cell>
          <table:table-cell office:value-type="string">
            <text:p>Plebejerfamilien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neben</text:p>
          </table:table-cell>
          <table:table-cell office:value-type="string">
            <text:p>sich</text:p>
          </table:table-cell>
          <table:table-cell office:value-type="string">
            <text:p>zu</text:p>
          </table:table-cell>
          <table:table-cell office:value-type="string">
            <text:p>sitzen</text:p>
          </table:table-cell>
          <table:table-cell office:value-type="string">
            <text:p>gestattete</text:p>
          </table:table-cell>
          <table:table-cell office:value-type="string">
            <text:p>und</text:p>
          </table:table-cell>
          <table:table-cell office:value-type="string">
            <text:p>die</text:p>
          </table:table-cell>
          <table:table-cell office:value-type="string">
            <text:p>also</text:p>
          </table:table-cell>
          <table:table-cell office:value-type="string">
            <text:p>zugelassenen</text:p>
          </table:table-cell>
          <table:table-cell office:value-type="string">
            <text:p>Familien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Rechts</text:p>
          </table:table-cell>
          <table:table-cell office:value-type="string">
            <text:p>das</text:p>
          </table:table-cell>
          <table:table-cell office:value-type="string">
            <text:p>heißt</text:p>
          </table:table-cell>
          <table:table-cell office:value-type="string">
            <text:p>dem</text:p>
          </table:table-cell>
          <table:table-cell office:value-type="string">
            <text:p>Patrizier</text:p>
          </table:table-cell>
          <table:table-cell office:value-type="string">
            <text:p>zusteht</text:p>
          </table:table-cell>
          <table:table-cell office:value-type="string">
            <text:p>und</text:p>
          </table:table-cell>
          <table:table-cell office:value-type="string">
            <text:p>wenn</text:p>
          </table:table-cell>
          <table:table-cell office:value-type="string">
            <text:p>auch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zu</text:p>
          </table:table-cell>
          <table:table-cell office:value-type="string">
            <text:p>Gunsten</text:p>
          </table:table-cell>
          <table:table-cell office:value-type="string">
            <text:p>der</text:p>
          </table:table-cell>
          <table:table-cell office:value-type="string">
            <text:p>reichen</text:p>
          </table:table-cell>
          <table:table-cell office:value-type="string">
            <text:p>in</text:p>
          </table:table-cell>
          <table:table-cell office:value-type="string">
            <text:p>ihm</text:p>
          </table:table-cell>
          <table:table-cell office:value-type="string">
            <text:p>mitvertretenen</text:p>
          </table:table-cell>
          <table:table-cell office:value-type="string">
            <text:p>plebejischen</text:p>
          </table:table-cell>
          <table:table-cell office:value-type="string">
            <text:p>Häuser</text:p>
          </table:table-cell>
          <table:table-cell office:value-type="string">
            <text:p>nach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Plebejern</text:p>
          </table:table-cell>
          <table:table-cell office:value-type="string">
            <text:p>nicht</text:p>
          </table:table-cell>
          <table:table-cell office:value-type="string">
            <text:p>an</text:p>
          </table:table-cell>
          <table:table-cell office:value-type="string">
            <text:p>reichen</text:p>
          </table:table-cell>
          <table:table-cell office:value-type="string">
            <text:p>und</text:p>
          </table:table-cell>
          <table:table-cell office:value-type="string">
            <text:p>ansehnlichen</text:p>
          </table:table-cell>
          <table:table-cell office:value-type="string">
            <text:p>Familien</text:p>
          </table:table-cell>
          <table:table-cell office:value-type="string">
            <text:p>und</text:p>
          </table:table-cell>
          <table:table-cell office:value-type="string">
            <text:p>da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er</text:p>
          </table:table-cell>
          <table:table-cell office:value-type="string">
            <text:p>schon</text:p>
          </table:table-cell>
          <table:table-cell office:value-type="string">
            <text:p>damals</text:p>
          </table:table-cell>
          <table:table-cell office:value-type="string">
            <text:p>vielleicht</text:p>
          </table:table-cell>
          <table:table-cell office:value-type="string">
            <text:p>zur</text:p>
          </table:table-cell>
          <table:table-cell office:value-type="string">
            <text:p>größeren</text:p>
          </table:table-cell>
          <table:table-cell office:value-type="string">
            <text:p>Hälfte</text:p>
          </table:table-cell>
          <table:table-cell office:value-type="string">
            <text:p>aus</text:p>
          </table:table-cell>
          <table:table-cell office:value-type="string">
            <text:p>Plebejern</text:p>
          </table:table-cell>
          <table:table-cell office:value-type="string">
            <text:p>bestand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Mann</text:p>
          </table:table-cell>
          <table:table-cell office:value-type="string">
            <text:p>umso</text:p>
          </table:table-cell>
          <table:table-cell office:value-type="string">
            <text:p>schwerer</text:p>
          </table:table-cell>
          <table:table-cell office:value-type="string">
            <text:p>lastete</text:p>
          </table:table-cell>
          <table:table-cell office:value-type="string">
            <text:p>als</text:p>
          </table:table-cell>
          <table:table-cell office:value-type="string">
            <text:p>durch</text:p>
          </table:table-cell>
          <table:table-cell office:value-type="string">
            <text:p>den</text:p>
          </table:table-cell>
          <table:table-cell office:value-type="string">
            <text:p>Eintritt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tüchtigsten</text:p>
          </table:table-cell>
          <table:table-cell office:value-type="string">
            <text:p>und</text:p>
          </table:table-cell>
          <table:table-cell office:value-type="string">
            <text:p>widerstandsfähigsten</text:p>
          </table:table-cell>
          <table:table-cell office:value-type="string">
            <text:p>Personen</text:p>
          </table:table-cell>
          <table:table-cell office:value-type="string">
            <text:p>aus</text:p>
          </table:table-cell>
          <table:table-cell office:value-type="string">
            <text:p>der</text:p>
          </table:table-cell>
          <table:table-cell office:value-type="string">
            <text:p>Klasse</text:p>
          </table:table-cell>
          <table:table-cell office:value-type="string">
            <text:p>der</text:p>
          </table:table-cell>
          <table:table-cell office:value-type="string">
            <text:p>Unterdrückten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zu</text:p>
          </table:table-cell>
          <table:table-cell office:value-type="string">
            <text:p>voller</text:p>
          </table:table-cell>
          <table:table-cell office:value-type="string">
            <text:p>Rechtsgleichheit</text:p>
          </table:table-cell>
          <table:table-cell office:value-type="string">
            <text:p>zuzulassen</text:p>
          </table:table-cell>
          <table:table-cell office:value-type="string">
            <text:p>etwa</text:p>
          </table:table-cell>
          <table:table-cell office:value-type="string">
            <text:p>an</text:p>
          </table:table-cell>
          <table:table-cell office:value-type="string">
            <text:p>den</text:p>
          </table:table-cell>
          <table:table-cell office:value-type="string">
            <text:p>Eintritt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Gewinnung</text:p>
          </table:table-cell>
          <table:table-cell office:value-type="string">
            <text:p>des</text:p>
          </table:table-cell>
          <table:table-cell office:value-type="string">
            <text:p>Patriziats</text:p>
          </table:table-cell>
          <table:table-cell office:value-type="string">
            <text:p>zu</text:p>
          </table:table-cell>
          <table:table-cell office:value-type="string">
            <text:p>knüpfen</text:p>
          </table:table-cell>
          <table:table-cell office:value-type="string">
            <text:p>so</text:p>
          </table:table-cell>
          <table:table-cell office:value-type="string">
            <text:p>mochten</text:p>
          </table:table-cell>
          <table:table-cell office:value-type="string">
            <text:p>beide</text:p>
          </table:table-cell>
          <table:table-cell office:value-type="string">
            <text:p>noch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als</text:p>
          </table:table-cell>
          <table:table-cell office:value-type="string">
            <text:p>die</text:p>
          </table:table-cell>
          <table:table-cell office:value-type="string">
            <text:p>Sieger</text:p>
          </table:table-cell>
          <table:table-cell office:value-type="string">
            <text:p>heimkamen</text:p>
          </table:table-cell>
          <table:table-cell office:value-type="string">
            <text:p>und</text:p>
          </table:table-cell>
          <table:table-cell office:value-type="string">
            <text:p>der</text:p>
          </table:table-cell>
          <table:table-cell office:value-type="string">
            <text:p>Diktator</text:p>
          </table:table-cell>
          <table:table-cell office:value-type="string">
            <text:p>seine</text:p>
          </table:table-cell>
          <table:table-cell office:value-type="string">
            <text:p>Reformvorschläge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vorlegte</text:p>
          </table:table-cell>
          <table:table-cell office:value-type="string">
            <text:p>scheiterten</text:p>
          </table:table-cell>
          <table:table-cell office:value-type="string">
            <text:p>sie</text:p>
          </table:table-cell>
          <table:table-cell office:value-type="string">
            <text:p>an</text:p>
          </table:table-cell>
          <table:table-cell office:value-type="string">
            <text:p>dem</text:p>
          </table:table-cell>
          <table:table-cell office:value-type="string">
            <text:p>hartnäckigen</text:p>
          </table:table-cell>
          <table:table-cell office:value-type="string">
            <text:p>Widerstand</text:p>
          </table:table-cell>
          <table:table-cell office:value-type="string">
            <text:p>des</text:p>
          </table:table-cell>
          <table:table-cell office:value-type="string">
            <text:p>Senats</text:p>
          </table:table-cell>
          <table:table-cell office:value-type="string">
            <text:p>Noch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solcher</text:p>
          </table:table-cell>
          <table:table-cell office:value-type="string">
            <text:p>Bürgerkrieg</text:p>
          </table:table-cell>
          <table:table-cell office:value-type="string">
            <text:p>auch</text:p>
          </table:table-cell>
          <table:table-cell office:value-type="string">
            <text:p>mit</text:p>
          </table:table-cell>
          <table:table-cell office:value-type="string">
            <text:p>ihrem</text:p>
          </table:table-cell>
          <table:table-cell office:value-type="string">
            <text:p>ökonomischen</text:p>
          </table:table-cell>
          <table:table-cell office:value-type="string">
            <text:p>Ruin</text:p>
          </table:table-cell>
          <table:table-cell office:value-type="string">
            <text:p>enden</text:p>
          </table:table-cell>
          <table:table-cell office:value-type="string">
            <text:p>müss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gab</text:p>
          </table:table-cell>
          <table:table-cell office:value-type="string">
            <text:p>nach</text:p>
          </table:table-cell>
          <table:table-cell office:value-type="string">
            <text:p>Der</text:p>
          </table:table-cell>
          <table:table-cell office:value-type="string">
            <text:p>Diktator</text:p>
          </table:table-cell>
          <table:table-cell office:value-type="string">
            <text:p>vermittelte</text:p>
          </table:table-cell>
          <table:table-cell office:value-type="string">
            <text:p>das</text:p>
          </table:table-cell>
          <table:table-cell office:value-type="string">
            <text:p>Verträgnis</text:p>
          </table:table-cell>
          <table:table-cell office:value-type="string">
            <text:p>die</text:p>
          </table:table-cell>
          <table:table-cell office:value-type="string">
            <text:p>Bürger</text:p>
          </table:table-cell>
          <table:table-cell office:value-type="string">
            <text:p>kehrten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das</text:p>
          </table:table-cell>
          <table:table-cell office:value-type="string">
            <text:p>heißt</text:p>
          </table:table-cell>
          <table:table-cell office:value-type="string">
            <text:p>er</text:p>
          </table:table-cell>
          <table:table-cell office:value-type="string">
            <text:p>versuchte</text:p>
          </table:table-cell>
          <table:table-cell office:value-type="string">
            <text:p>die</text:p>
          </table:table-cell>
          <table:table-cell office:value-type="string">
            <text:p>Entscheidung</text:p>
          </table:table-cell>
          <table:table-cell office:value-type="string">
            <text:p>über</text:p>
          </table:table-cell>
          <table:table-cell office:value-type="string">
            <text:p>die</text:p>
          </table:table-cell>
          <table:table-cell office:value-type="string">
            <text:p>Domänen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zu</text:p>
          </table:table-cell>
          <table:table-cell office:value-type="string">
            <text:p>entreißen</text:p>
          </table:table-cell>
          <table:table-cell office:value-type="string">
            <text:p>und</text:p>
          </table:table-cell>
          <table:table-cell office:value-type="string">
            <text:p>gestützt</text:p>
          </table:table-cell>
          <table:table-cell office:value-type="string">
            <text:p>auf</text:p>
          </table:table-cell>
          <table:table-cell office:value-type="string">
            <text:p>die</text:p>
          </table:table-cell>
          <table:table-cell office:value-type="string">
            <text:p>Bürgerschaft</text:p>
          </table:table-cell>
          <table:table-cell office:value-type="string">
            <text:p>dem</text:p>
          </table:table-cell>
          <table:table-cell office:value-type="string">
            <text:p>egoistischen</text:p>
          </table:table-cell>
          <table:table-cell office:value-type="string">
            <text:p>Okkupationssystem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künftighin</text:p>
          </table:table-cell>
          <table:table-cell office:value-type="string">
            <text:p>in</text:p>
          </table:table-cell>
          <table:table-cell office:value-type="string">
            <text:p>ihrer</text:p>
          </table:table-cell>
          <table:table-cell office:value-type="string">
            <text:p>richterlichen</text:p>
          </table:table-cell>
          <table:table-cell office:value-type="string">
            <text:p>Gewalt</text:p>
          </table:table-cell>
          <table:table-cell office:value-type="string">
            <text:p>gebunden</text:p>
          </table:table-cell>
          <table:table-cell office:value-type="string">
            <text:p>sein</text:p>
          </table:table-cell>
          <table:table-cell office:value-type="string">
            <text:p>sollten</text:p>
          </table:table-cell>
          <table:table-cell office:value-type="string">
            <text:p>Aber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weigerte</text:p>
          </table:table-cell>
          <table:table-cell office:value-type="string">
            <text:p>sich</text:p>
          </table:table-cell>
          <table:table-cell office:value-type="string">
            <text:p>diesem</text:p>
          </table:table-cell>
          <table:table-cell office:value-type="string">
            <text:p>Vorschlag</text:p>
          </table:table-cell>
          <table:table-cell office:value-type="string">
            <text:p>seine</text:p>
          </table:table-cell>
          <table:table-cell office:value-type="string">
            <text:p>Sanktion</text:p>
          </table:table-cell>
          <table:table-cell office:value-type="string">
            <text:p>zu</text:p>
          </table:table-cell>
          <table:table-cell office:value-type="string">
            <text:p>geben</text:p>
          </table:table-cell>
          <table:table-cell office:value-type="string">
            <text:p>und</text:p>
          </table:table-cell>
          <table:table-cell office:value-type="string">
            <text:p>es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gleicher</text:p>
          </table:table-cell>
          <table:table-cell office:value-type="string">
            <text:p>Hartnäckigkeit</text:p>
          </table:table-cell>
          <table:table-cell office:value-type="string">
            <text:p>hinderte</text:p>
          </table:table-cell>
          <table:table-cell office:value-type="string">
            <text:p>die</text:p>
          </table:table-cell>
          <table:table-cell office:value-type="string">
            <text:p>Adelspartei</text:p>
          </table:table-cell>
          <table:table-cell office:value-type="string">
            <text:p>die</text:p>
          </table:table-cell>
          <table:table-cell office:value-type="string">
            <text:p>Zulassung</text:p>
          </table:table-cell>
          <table:table-cell office:value-type="string">
            <text:p>des</text:p>
          </table:table-cell>
          <table:table-cell office:value-type="string">
            <text:p>Gesetzes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und</text:p>
          </table:table-cell>
          <table:table-cell office:value-type="string">
            <text:p>ernannte</text:p>
          </table:table-cell>
          <table:table-cell office:value-type="string">
            <text:p>die</text:p>
          </table:table-cell>
          <table:table-cell office:value-type="string">
            <text:p>Gemeinde</text:p>
          </table:table-cell>
          <table:table-cell office:value-type="string">
            <text:p>wieder</text:p>
          </table:table-cell>
          <table:table-cell office:value-type="string">
            <text:p>und</text:p>
          </table:table-cell>
          <table:table-cell office:value-type="string">
            <text:p>wieder</text:p>
          </table:table-cell>
          <table:table-cell office:value-type="string">
            <text:p>dieselben</text:p>
          </table:table-cell>
          <table:table-cell office:value-type="string">
            <text:p>Männer</text:p>
          </table:table-cell>
          <table:table-cell office:value-type="string">
            <text:p>zu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fordern</text:p>
          </table:table-cell>
          <table:table-cell office:value-type="string">
            <text:p>Endlich</text:p>
          </table:table-cell>
          <table:table-cell office:value-type="string">
            <text:p>im</text:p>
          </table:table-cell>
          <table:table-cell office:value-type="string">
            <text:p>Jahre</text:p>
          </table:table-cell>
          <table:table-cell office:value-type="float" office:value="300">
            <text:p>300</text:p>
          </table:table-cell>
          <table:table-cell office:value-type="string">
            <text:p>kam</text:p>
          </table:table-cell>
          <table:table-cell office:value-type="string">
            <text:p>ein</text:p>
          </table:table-cell>
          <table:table-cell office:value-type="string">
            <text:p>Vergleich</text:p>
          </table:table-cell>
          <table:table-cell office:value-type="string">
            <text:p>zustand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gab</text:p>
          </table:table-cell>
          <table:table-cell office:value-type="string">
            <text:p>in</text:p>
          </table:table-cell>
          <table:table-cell office:value-type="string">
            <text:p>der</text:p>
          </table:table-cell>
          <table:table-cell office:value-type="string">
            <text:p>Hauptsache</text:p>
          </table:table-cell>
          <table:table-cell office:value-type="string">
            <text:p>nach</text:p>
          </table:table-cell>
          <table:table-cell office:value-type="string">
            <text:p>Die</text:p>
          </table:table-cell>
          <table:table-cell office:value-type="string">
            <text:p>Abfassung</text:p>
          </table:table-cell>
          <table:table-cell office:value-type="string">
            <text:p>des</text:p>
          </table:table-cell>
          <table:table-cell office:value-type="string">
            <text:p>Landrechts</text:p>
          </table:table-cell>
          <table:table-cell office:value-type="string">
            <text:p>wurde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Valerier</text:p>
          </table:table-cell>
          <table:table-cell office:value-type="string">
            <text:p>und</text:p>
          </table:table-cell>
          <table:table-cell office:value-type="string">
            <text:p>Horatier</text:p>
          </table:table-cell>
          <table:table-cell office:value-type="string">
            <text:p>an</text:p>
          </table:table-cell>
          <table:table-cell office:value-type="string">
            <text:p>ihrer</text:p>
          </table:table-cell>
          <table:table-cell office:value-type="string">
            <text:p>Spitze</text:p>
          </table:table-cell>
          <table:table-cell office:value-type="string">
            <text:p>soll</text:p>
          </table:table-cell>
          <table:table-cell office:value-type="string">
            <text:p>versucht</text:p>
          </table:table-cell>
          <table:table-cell office:value-type="string">
            <text:p>haben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Abdankung</text:p>
          </table:table-cell>
          <table:table-cell office:value-type="string">
            <text:p>der</text:p>
          </table:table-cell>
          <table:table-cell office:value-type="string">
            <text:p>Decemvirn</text:p>
          </table:table-cell>
          <table:table-cell office:value-type="string">
            <text:p>zu</text:p>
          </table:table-cell>
          <table:table-cell office:value-type="string">
            <text:p>erzwingen</text:p>
          </table:table-cell>
          <table:table-cell office:value-type="string">
            <text:p>allein</text:p>
          </table:table-cell>
          <table:table-cell office:value-type="string">
            <text:p>das</text:p>
          </table:table-cell>
          <table:table-cell office:value-type="string">
            <text:p>Haupt</text:p>
          </table:table-cell>
          <table:table-cell office:value-type="string">
            <text:p>der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umschlagend</text:p>
          </table:table-cell>
          <table:table-cell office:value-type="string">
            <text:p>zum</text:p>
          </table:table-cell>
          <table:table-cell office:value-type="string">
            <text:p>Demagogen</text:p>
          </table:table-cell>
          <table:table-cell office:value-type="string">
            <text:p>und</text:p>
          </table:table-cell>
          <table:table-cell office:value-type="string">
            <text:p>zum</text:p>
          </table:table-cell>
          <table:table-cell office:value-type="string">
            <text:p>Tyrannen</text:p>
          </table:table-cell>
          <table:table-cell office:value-type="string">
            <text:p>gewann</text:p>
          </table:table-cell>
          <table:table-cell office:value-type="string">
            <text:p>das</text:p>
          </table:table-cell>
          <table:table-cell office:value-type="string">
            <text:p>Übergewicht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und</text:p>
          </table:table-cell>
          <table:table-cell office:value-type="string">
            <text:p>auch</text:p>
          </table:table-cell>
          <table:table-cell office:value-type="string">
            <text:p>das</text:p>
          </table:table-cell>
          <table:table-cell office:value-type="string">
            <text:p>Volk</text:p>
          </table:table-cell>
          <table:table-cell office:value-type="string">
            <text:p>fügte</text:p>
          </table:table-cell>
          <table:table-cell office:value-type="string">
            <text:p>sich</text:p>
          </table:table-cell>
          <table:table-cell office:value-type="string">
            <text:p>Die</text:p>
          </table:table-cell>
          <table:table-cell office:value-type="string">
            <text:p>Aushebung</text:p>
          </table:table-cell>
          <table:table-cell office:value-type="string">
            <text:p>eines</text:p>
          </table:table-cell>
          <table:table-cell office:value-type="string">
            <text:p>doppelten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sich</text:p>
          </table:table-cell>
          <table:table-cell office:value-type="string">
            <text:p>den</text:p>
          </table:table-cell>
          <table:table-cell office:value-type="string">
            <text:p>Häschern</text:p>
          </table:table-cell>
          <table:table-cell office:value-type="string">
            <text:p>des</text:p>
          </table:table-cell>
          <table:table-cell office:value-type="string">
            <text:p>Gewaltherrn</text:p>
          </table:table-cell>
          <table:table-cell office:value-type="string">
            <text:p>und</text:p>
          </table:table-cell>
          <table:table-cell office:value-type="string">
            <text:p>während</text:p>
          </table:table-cell>
          <table:table-cell office:value-type="string">
            <text:p>in</text:p>
          </table:table-cell>
          <table:table-cell office:value-type="string">
            <text:p>Rom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zittert</text:p>
          </table:table-cell>
          <table:table-cell office:value-type="string">
            <text:p>und</text:p>
          </table:table-cell>
          <table:table-cell office:value-type="string">
            <text:p>schwankt</text:p>
          </table:table-cell>
          <table:table-cell office:value-type="string">
            <text:p>erscheinen</text:p>
          </table:table-cell>
          <table:table-cell office:value-type="string">
            <text:p>die</text:p>
          </table:table-cell>
          <table:table-cell office:value-type="string">
            <text:p>beiden</text:p>
          </table:table-cell>
          <table:table-cell office:value-type="string">
            <text:p>mit</text:p>
          </table:table-cell>
          <table:table-cell office:value-type="string">
            <text:p>zahlreichen</text:p>
          </table:table-cell>
          <table:table-cell office:value-type="string">
            <text:p>Zeugen</text:p>
          </table:table-cell>
          <table:table-cell office:value-type="string">
            <text:p>der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war</text:p>
          </table:table-cell>
          <table:table-cell office:value-type="string">
            <text:p>es</text:p>
          </table:table-cell>
          <table:table-cell office:value-type="string">
            <text:p>daß</text:p>
          </table:table-cell>
          <table:table-cell office:value-type="string">
            <text:p>den</text:p>
          </table:table-cell>
          <table:table-cell office:value-type="string">
            <text:p>Tribunen</text:p>
          </table:table-cell>
          <table:table-cell office:value-type="string">
            <text:p>Anteil</text:p>
          </table:table-cell>
          <table:table-cell office:value-type="string">
            <text:p>an</text:p>
          </table:table-cell>
          <table:table-cell office:value-type="string">
            <text:p>den</text:p>
          </table:table-cell>
          <table:table-cell office:value-type="string">
            <text:p>Verhandlungen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eingeräumt</text:p>
          </table:table-cell>
          <table:table-cell office:value-type="string">
            <text:p>ward</text:p>
          </table:table-cell>
          <table:table-cell office:value-type="string">
            <text:p>Zwar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Sitzungssaal</text:p>
          </table:table-cell>
          <table:table-cell office:value-type="string">
            <text:p>die</text:p>
          </table:table-cell>
          <table:table-cell office:value-type="string">
            <text:p>Tribune</text:p>
          </table:table-cell>
          <table:table-cell office:value-type="string">
            <text:p>zuzulassen</text:p>
          </table:table-cell>
          <table:table-cell office:value-type="string">
            <text:p>schien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ward</text:p>
          </table:table-cell>
          <table:table-cell office:value-type="string">
            <text:p>Zwar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Sitzungssaal</text:p>
          </table:table-cell>
          <table:table-cell office:value-type="string">
            <text:p>die</text:p>
          </table:table-cell>
          <table:table-cell office:value-type="string">
            <text:p>Tribune</text:p>
          </table:table-cell>
          <table:table-cell office:value-type="string">
            <text:p>zuzulassen</text:p>
          </table:table-cell>
          <table:table-cell office:value-type="string">
            <text:p>schien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unter</text:p>
          </table:table-cell>
          <table:table-cell office:value-type="string">
            <text:p>seiner</text:p>
          </table:table-cell>
          <table:table-cell office:value-type="string">
            <text:p>Würde</text:p>
          </table:table-cell>
          <table:table-cell office:value-type="string">
            <text:p>es</text:p>
          </table:table-cell>
          <table:table-cell office:value-type="string">
            <text:p>wurde</text:p>
          </table:table-cell>
          <table:table-cell office:value-type="string">
            <text:p>ihnen</text:p>
          </table:table-cell>
          <table:table-cell office:value-type="string">
            <text:p>eine</text:p>
          </table:table-cell>
          <table:table-cell office:value-type="string">
            <text:p>Bank</text:p>
          </table:table-cell>
          <table:table-cell office:value-type="string">
            <text:p>an</text:p>
          </table:table-cell>
          <table:table-cell office:value-type="string">
            <text:p>die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zu</text:p>
          </table:table-cell>
          <table:table-cell office:value-type="string">
            <text:p>der</text:p>
          </table:table-cell>
          <table:table-cell office:value-type="string">
            <text:p>Annahme</text:p>
          </table:table-cell>
          <table:table-cell office:value-type="string">
            <text:p>daß</text:p>
          </table:table-cell>
          <table:table-cell office:value-type="string">
            <text:p>ein</text:p>
          </table:table-cell>
          <table:table-cell office:value-type="string">
            <text:p>Teil</text:p>
          </table:table-cell>
          <table:table-cell office:value-type="string">
            <text:p>der</text:p>
          </table:table-cell>
          <table:table-cell office:value-type="string">
            <text:p>vermögenden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aufgenommenen</text:p>
          </table:table-cell>
          <table:table-cell office:value-type="string">
            <text:p>Plebejer</text:p>
          </table:table-cell>
          <table:table-cell office:value-type="string">
            <text:p>denselben</text:p>
          </table:table-cell>
          <table:table-cell office:value-type="string">
            <text:p>nicht</text:p>
          </table:table-cell>
          <table:table-cell office:value-type="string">
            <text:p>minder</text:p>
          </table:table-cell>
          <table:table-cell office:value-type="string">
            <text:p>entgegen</text:p>
          </table:table-cell>
          <table:table-cell office:value-type="string">
            <text:p>war</text:p>
          </table:table-cell>
          <table:table-cell office:value-type="string">
            <text:p>als</text:p>
          </table:table-cell>
          <table:table-cell office:value-type="string">
            <text:p>die</text:p>
          </table:table-cell>
          <table:table-cell office:value-type="string">
            <text:p>Patrizier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Teilnahme</text:p>
          </table:table-cell>
          <table:table-cell office:value-type="string">
            <text:p>an</text:p>
          </table:table-cell>
          <table:table-cell office:value-type="string">
            <text:p>den</text:p>
          </table:table-cell>
          <table:table-cell office:value-type="string">
            <text:p>Ämtern</text:p>
          </table:table-cell>
          <table:table-cell office:value-type="string">
            <text:p>geltend</text:p>
          </table:table-cell>
          <table:table-cell office:value-type="string">
            <text:p>zu</text:p>
          </table:table-cell>
          <table:table-cell office:value-type="string">
            <text:p>machen</text:p>
          </table:table-cell>
          <table:table-cell office:value-type="string">
            <text:p>während</text:p>
          </table:table-cell>
          <table:table-cell office:value-type="string">
            <text:p>der</text:p>
          </table:table-cell>
          <table:table-cell office:value-type="string">
            <text:p>ganze</text:p>
          </table:table-cell>
          <table:table-cell office:value-type="string">
            <text:p>Senat</text:p>
          </table:table-cell>
          <table:table-cell office:value-type="string">
            <text:p>in</text:p>
          </table:table-cell>
          <table:table-cell office:value-type="string">
            <text:p>seiner</text:p>
          </table:table-cell>
          <table:table-cell office:value-type="string">
            <text:p>finanziellen</text:p>
          </table:table-cell>
          <table:table-cell office:value-type="string">
            <text:p>Sondermacht</text:p>
          </table:table-cell>
          <table:table-cell office:value-type="string">
            <text:p>bedroht</text:p>
          </table:table-cell>
          <table:table-cell office:value-type="string">
            <text:p>war</text:p>
          </table:table-cell>
          <table:table-cell office:value-type="string">
            <text:p>So</text:p>
          </table:table-cell>
          <table:table-cell office:value-type="string">
            <text:p>erklärt</text:p>
          </table:table-cell>
          <table:table-cell office:value-type="string">
            <text:p>es</text:p>
          </table:table-cell>
          <table:table-cell office:value-type="string">
            <text:p>sich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Ehre</text:p>
          </table:table-cell>
          <table:table-cell office:value-type="string">
            <text:p>des</text:p>
          </table:table-cell>
          <table:table-cell office:value-type="string">
            <text:p>Triumphs</text:p>
          </table:table-cell>
          <table:table-cell office:value-type="string">
            <text:p>war</text:p>
          </table:table-cell>
          <table:table-cell office:value-type="string">
            <text:p>es</text:p>
          </table:table-cell>
          <table:table-cell office:value-type="string">
            <text:p>daß</text:p>
          </table:table-cell>
          <table:table-cell office:value-type="string">
            <text:p>die</text:p>
          </table:table-cell>
          <table:table-cell office:value-type="string">
            <text:p>Ausschließung</text:p>
          </table:table-cell>
          <table:table-cell office:value-type="string">
            <text:p>der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sitzenden</text:p>
          </table:table-cell>
          <table:table-cell office:value-type="string">
            <text:p>Plebejer</text:p>
          </table:table-cell>
          <table:table-cell office:value-type="string">
            <text:p>von</text:p>
          </table:table-cell>
          <table:table-cell office:value-type="string">
            <text:p>der</text:p>
          </table:table-cell>
          <table:table-cell office:value-type="string">
            <text:p>Debatte</text:p>
          </table:table-cell>
          <table:table-cell office:value-type="string">
            <text:p>notwendig</text:p>
          </table:table-cell>
          <table:table-cell office:value-type="string">
            <text:p>für</text:p>
          </table:table-cell>
          <table:table-cell office:value-type="string">
            <text:p>diejenigen</text:p>
          </table:table-cell>
          <table:table-cell office:value-type="string">
            <text:p>von</text:p>
          </table:table-cell>
          <table:table-cell office:value-type="string">
            <text:p>ihnen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wegen</text:p>
          </table:table-cell>
          <table:table-cell office:value-type="string">
            <text:p>des</text:p>
          </table:table-cell>
          <table:table-cell office:value-type="string">
            <text:p>daran</text:p>
          </table:table-cell>
          <table:table-cell office:value-type="string">
            <text:p>sich</text:p>
          </table:table-cell>
          <table:table-cell office:value-type="string">
            <text:p>knüpfenden</text:p>
          </table:table-cell>
          <table:table-cell office:value-type="string">
            <text:p>Rechts</text:p>
          </table:table-cell>
          <table:table-cell office:value-type="string">
            <text:p>die</text:p>
          </table:table-cell>
          <table:table-cell office:value-type="string">
            <text:p>erledigten</text:p>
          </table:table-cell>
          <table:table-cell office:value-type="string">
            <text:p>Plätze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und</text:p>
          </table:table-cell>
          <table:table-cell office:value-type="string">
            <text:p>in</text:p>
          </table:table-cell>
          <table:table-cell office:value-type="string">
            <text:p>der</text:p>
          </table:table-cell>
          <table:table-cell office:value-type="string">
            <text:p>Ritterschaft</text:p>
          </table:table-cell>
          <table:table-cell office:value-type="string">
            <text:p>zu</text:p>
          </table:table-cell>
          <table:table-cell office:value-type="string">
            <text:p>besetzen</text:p>
          </table:table-cell>
          <table:table-cell office:value-type="string">
            <text:p>und</text:p>
          </table:table-cell>
          <table:table-cell office:value-type="string">
            <text:p>bei</text:p>
          </table:table-cell>
          <table:table-cell office:value-type="string">
            <text:p>der</text:p>
          </table:table-cell>
          <table:table-cell office:value-type="string">
            <text:p>Feststellung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Ritterschaft</text:p>
          </table:table-cell>
          <table:table-cell office:value-type="string">
            <text:p>zu</text:p>
          </table:table-cell>
          <table:table-cell office:value-type="string">
            <text:p>besetzen</text:p>
          </table:table-cell>
          <table:table-cell office:value-type="string">
            <text:p>und</text:p>
          </table:table-cell>
          <table:table-cell office:value-type="string">
            <text:p>bei</text:p>
          </table:table-cell>
          <table:table-cell office:value-type="string">
            <text:p>der</text:p>
          </table:table-cell>
          <table:table-cell office:value-type="string">
            <text:p>Feststellung</text:p>
          </table:table-cell>
          <table:table-cell office:value-type="string">
            <text:p>der</text:p>
          </table:table-cell>
          <table:table-cell office:value-type="string">
            <text:p>Listen</text:p>
          </table:table-cell>
          <table:table-cell office:value-type="string">
            <text:p>von</text:p>
          </table:table-cell>
          <table:table-cell office:value-type="string">
            <text:p>Senat</text:p>
          </table:table-cell>
          <table:table-cell office:value-type="string">
            <text:p>Ritter</text:p>
          </table:table-cell>
          <table:table-cell office:value-type="string">
            <text:p>und</text:p>
          </table:table-cell>
          <table:table-cell office:value-type="string">
            <text:p>Bürgerschaft</text:p>
          </table:table-cell>
          <table:table-cell office:value-type="string">
            <text:p>einzelne</text:p>
          </table:table-cell>
          <table:table-cell office:value-type="string">
            <text:p>Personen</text:p>
          </table:table-cell>
          <table:table-cell office:value-type="string">
            <text:p>aus</text:p>
          </table:table-cell>
          <table:table-cell office:value-type="string">
            <text:p>denselben</text:p>
          </table:table-cell>
          <table:table-cell office:value-type="string">
            <text:p>zu</text:p>
          </table:table-cell>
          <table:table-cell office:value-type="string">
            <text:p>entfernen</text:p>
          </table:table-cell>
          <table:table-cell office:value-type="string">
            <text:p>die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ihre</text:p>
          </table:table-cell>
          <table:table-cell office:value-type="string">
            <text:p>Einwilligung</text:p>
          </table:table-cell>
          <table:table-cell office:value-type="string">
            <text:p>zu</text:p>
          </table:table-cell>
          <table:table-cell office:value-type="string">
            <text:p>der</text:p>
          </table:table-cell>
          <table:table-cell office:value-type="string">
            <text:p>Kriegserklärung</text:p>
          </table:table-cell>
          <table:table-cell office:value-type="string">
            <text:p>zu</text:p>
          </table:table-cell>
          <table:table-cell office:value-type="string">
            <text:p>verweigern</text:p>
          </table:table-cell>
          <table:table-cell office:value-type="string">
            <text:p>entschloß</text:p>
          </table:table-cell>
          <table:table-cell office:value-type="string">
            <text:p>sich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zu</text:p>
          </table:table-cell>
          <table:table-cell office:value-type="string">
            <text:p>einer</text:p>
          </table:table-cell>
          <table:table-cell office:value-type="string">
            <text:p>wichtigen</text:p>
          </table:table-cell>
          <table:table-cell office:value-type="string">
            <text:p>Konzession</text:p>
          </table:table-cell>
          <table:table-cell office:value-type="string">
            <text:p>er</text:p>
          </table:table-cell>
          <table:table-cell office:value-type="string">
            <text:p>übernahm</text:p>
          </table:table-cell>
          <table:table-cell office:value-type="string">
            <text:p>den</text:p>
          </table:table-cell>
          <table:table-cell office:value-type="string">
            <text:p>Sold</text:p>
          </table:table-cell>
          <table:table-cell office:value-type="string">
            <text:p>den</text:p>
          </table:table-cell>
          <table:table-cell office:value-type="string">
            <text:p>bisher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zusammen</text:p>
          </table:table-cell>
          <table:table-cell office:value-type="string">
            <text:p>und</text:p>
          </table:table-cell>
          <table:table-cell office:value-type="string">
            <text:p>nach</text:p>
          </table:table-cell>
          <table:table-cell office:value-type="string">
            <text:p>lang</text:p>
          </table:table-cell>
          <table:table-cell office:value-type="string">
            <text:p>angeblich</text:p>
          </table:table-cell>
          <table:table-cell office:value-type="string">
            <text:p>elfjährigem</text:p>
          </table:table-cell>
          <table:table-cell office:value-type="string">
            <text:p>Kampfe</text:p>
          </table:table-cell>
          <table:table-cell office:value-type="string">
            <text:p>gab</text:p>
          </table:table-cell>
          <table:table-cell office:value-type="string">
            <text:p>endlich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seine</text:p>
          </table:table-cell>
          <table:table-cell office:value-type="string">
            <text:p>Einwilligung</text:p>
          </table:table-cell>
          <table:table-cell office:value-type="string">
            <text:p>und</text:p>
          </table:table-cell>
          <table:table-cell office:value-type="string">
            <text:p>gingen</text:p>
          </table:table-cell>
          <table:table-cell office:value-type="string">
            <text:p>sie</text:p>
          </table:table-cell>
          <table:table-cell office:value-type="string">
            <text:p>im</text:p>
          </table:table-cell>
          <table:table-cell office:value-type="string">
            <text:p>Jahre</text:p>
          </table:table-cell>
          <table:table-cell office:value-type="float" office:value="387">
            <text:p>387</text:p>
          </table:table-cell>
          <table:table-cell office:value-type="string">
            <text:p>durch</text:p>
          </table:table-cell>
          <table:table-cell office:value-type="string">
            <text:p>Mit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alten</text:p>
          </table:table-cell>
          <table:table-cell office:value-type="string">
            <text:p>Malstatt</text:p>
          </table:table-cell>
          <table:table-cell office:value-type="string">
            <text:p>der</text:p>
          </table:table-cell>
          <table:table-cell office:value-type="string">
            <text:p>Bürgerschaft</text:p>
          </table:table-cell>
          <table:table-cell office:value-type="string">
            <text:p>dem</text:p>
          </table:table-cell>
          <table:table-cell office:value-type="string">
            <text:p>Comitium</text:p>
          </table:table-cell>
          <table:table-cell office:value-type="string">
            <text:p>erhöhten</text:p>
          </table:table-cell>
          <table:table-cell office:value-type="string">
            <text:p>Fläche</text:p>
          </table:table-cell>
          <table:table-cell office:value-type="string">
            <text:p>wo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häufig</text:p>
          </table:table-cell>
          <table:table-cell office:value-type="string">
            <text:p>zusammenzutreten</text:p>
          </table:table-cell>
          <table:table-cell office:value-type="string">
            <text:p>pflegte</text:p>
          </table:table-cell>
          <table:table-cell office:value-type="string">
            <text:p>ein</text:p>
          </table:table-cell>
          <table:table-cell office:value-type="string">
            <text:p>Heiligtum</text:p>
          </table:table-cell>
          <table:table-cell office:value-type="string">
            <text:p>der</text:p>
          </table:table-cell>
          <table:table-cell office:value-type="string">
            <text:p>Eintracht</text:p>
          </table:table-cell>
          <table:table-cell office:value-type="string">
            <text:p>stiftete</text:p>
          </table:table-cell>
          <table:table-cell office:value-type="string">
            <text:p>so</text:p>
          </table:table-cell>
          <table:table-cell office:value-type="string">
            <text:p>gibt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Adelschaft</text:p>
          </table:table-cell>
          <table:table-cell office:value-type="string">
            <text:p>die</text:p>
          </table:table-cell>
          <table:table-cell office:value-type="string">
            <text:p>drei</text:p>
          </table:table-cell>
          <table:table-cell office:value-type="string">
            <text:p>Elemente</text:p>
          </table:table-cell>
          <table:table-cell office:value-type="string">
            <text:p>des</text:p>
          </table:table-cell>
          <table:table-cell office:value-type="string">
            <text:p>republikanischen</text:p>
          </table:table-cell>
          <table:table-cell office:value-type="string">
            <text:p>Gemeinwesens</text:p>
          </table:table-cell>
          <table:table-cell office:value-type="string">
            <text:p>Bürgerschaft</text:p>
          </table:table-cell>
          <table:table-cell office:value-type="string">
            <text:p>Magistratur</text:p>
          </table:table-cell>
          <table:table-cell office:value-type="string">
            <text:p>und</text:p>
          </table:table-cell>
          <table:table-cell office:value-type="string">
            <text:p>Senat</text:p>
          </table:table-cell>
          <table:table-cell office:value-type="string">
            <text:p>gegeneinander</text:p>
          </table:table-cell>
          <table:table-cell office:value-type="string">
            <text:p>sich</text:p>
          </table:table-cell>
          <table:table-cell office:value-type="string">
            <text:p>stellten</text:p>
          </table:table-cell>
          <table:table-cell office:value-type="string">
            <text:p>Die</text:p>
          </table:table-cell>
          <table:table-cell office:value-type="string">
            <text:p>Bürgerschaft</text:p>
          </table:table-cell>
          <table:table-cell office:value-type="string">
            <text:p>in</text:p>
          </table:table-cell>
          <table:table-cell office:value-type="string">
            <text:p>ihren</text:p>
          </table:table-cell>
          <table:table-cell office:value-type="string">
            <text:p>ordentlichen</text:p>
          </table:table-cell>
          <table:table-cell office:value-type="string">
            <text:p>Versammlungen</text:p>
          </table:table-cell>
          <table:table-cell office:value-type="string">
            <text:p>blieb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römische</text:p>
          </table:table-cell>
          <table:table-cell office:value-type="string">
            <text:p>Geschichte</text:p>
          </table:table-cell>
          <table:table-cell office:value-type="string">
            <text:p>kennt</text:p>
          </table:table-cell>
          <table:table-cell office:value-type="string">
            <text:p>legte</text:p>
          </table:table-cell>
          <table:table-cell office:value-type="string">
            <text:p>in</text:p>
          </table:table-cell>
          <table:table-cell office:value-type="string">
            <text:p>seiner</text:p>
          </table:table-cell>
          <table:table-cell office:value-type="string">
            <text:p>Zensur</text:p>
          </table:table-cell>
          <table:table-cell office:value-type="float" office:value="442">
            <text:p>442</text:p>
          </table:table-cell>
          <table:table-cell office:value-type="string">
            <text:p>ohne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oder</text:p>
          </table:table-cell>
          <table:table-cell office:value-type="string">
            <text:p>das</text:p>
          </table:table-cell>
          <table:table-cell office:value-type="string">
            <text:p>Volk</text:p>
          </table:table-cell>
          <table:table-cell office:value-type="string">
            <text:p>zu</text:p>
          </table:table-cell>
          <table:table-cell office:value-type="string">
            <text:p>fragen</text:p>
          </table:table-cell>
          <table:table-cell office:value-type="string">
            <text:p>die</text:p>
          </table:table-cell>
          <table:table-cell office:value-type="string">
            <text:p>Bürgerliste</text:p>
          </table:table-cell>
          <table:table-cell office:value-type="string">
            <text:p>so</text:p>
          </table:table-cell>
          <table:table-cell office:value-type="string">
            <text:p>an</text:p>
          </table:table-cell>
          <table:table-cell office:value-type="string">
            <text:p>daß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ersten</text:p>
          </table:table-cell>
          <table:table-cell office:value-type="string">
            <text:p>plebejischen</text:p>
          </table:table-cell>
          <table:table-cell office:value-type="string">
            <text:p>Diktator</text:p>
          </table:table-cell>
          <table:table-cell office:value-type="string">
            <text:p>Gaius</text:p>
          </table:table-cell>
          <table:table-cell office:value-type="string">
            <text:p>Marcius</text:p>
          </table:table-cell>
          <table:table-cell office:value-type="string">
            <text:p>Rutilus</text:p>
          </table:table-cell>
          <table:table-cell office:value-type="string">
            <text:p>im</text:p>
          </table:table-cell>
          <table:table-cell office:value-type="string">
            <text:p>Jahre</text:p>
          </table:table-cell>
          <table:table-cell office:value-type="float" office:value="398">
            <text:p>398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verdienten</text:p>
          </table:table-cell>
          <table:table-cell office:value-type="string">
            <text:p>Triumphe</text:p>
          </table:table-cell>
          <table:table-cell office:value-type="string">
            <text:p>nicht</text:p>
          </table:table-cell>
          <table:table-cell office:value-type="string">
            <text:p>zugestanden</text:p>
          </table:table-cell>
          <table:table-cell office:value-type="string">
            <text:p>wurden</text:p>
          </table:table-cell>
          <table:table-cell office:value-type="string">
            <text:p>als</text:p>
          </table:table-cell>
          <table:table-cell office:value-type="string">
            <text:p>die</text:p>
          </table:table-cell>
          <table:table-cell office:value-type="string">
            <text:p>Konsuln</text:p>
          </table:table-cell>
          <table:table-cell office:value-type="string">
            <text:p>des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gegenseitige</text:p>
          </table:table-cell>
          <table:table-cell office:value-type="string">
            <text:p>Kompetenz</text:p>
          </table:table-cell>
          <table:table-cell office:value-type="string">
            <text:p>nicht</text:p>
          </table:table-cell>
          <table:table-cell office:value-type="string">
            <text:p>untereinander</text:p>
          </table:table-cell>
          <table:table-cell office:value-type="string">
            <text:p>sich</text:p>
          </table:table-cell>
          <table:table-cell office:value-type="string">
            <text:p>einigen</text:p>
          </table:table-cell>
          <table:table-cell office:value-type="string">
            <text:p>konnten</text:p>
          </table:table-cell>
          <table:table-cell office:value-type="string">
            <text:p>und</text:p>
          </table:table-cell>
          <table:table-cell office:value-type="string">
            <text:p>als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im</text:p>
          </table:table-cell>
          <table:table-cell office:value-type="string">
            <text:p>Jahre</text:p>
          </table:table-cell>
          <table:table-cell office:value-type="float" office:value="364">
            <text:p>364</text:p>
          </table:table-cell>
          <table:table-cell office:value-type="string">
            <text:p>die</text:p>
          </table:table-cell>
          <table:table-cell office:value-type="string">
            <text:p>Auslieferung</text:p>
          </table:table-cell>
          <table:table-cell office:value-type="string">
            <text:p>eines</text:p>
          </table:table-cell>
          <table:table-cell office:value-type="string">
            <text:p>pflichtvergessenen</text:p>
          </table:table-cell>
          <table:table-cell office:value-type="string">
            <text:p>Gesandten</text:p>
          </table:table-cell>
          <table:table-cell office:value-type="string">
            <text:p>an</text:p>
          </table:table-cell>
          <table:table-cell office:value-type="string">
            <text:p>die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wirklich</text:p>
          </table:table-cell>
          <table:table-cell office:value-type="string">
            <text:p>begann</text:p>
          </table:table-cell>
          <table:table-cell office:value-type="string">
            <text:p>um</text:p>
          </table:table-cell>
          <table:table-cell office:value-type="string">
            <text:p>Frieden</text:p>
          </table:table-cell>
          <table:table-cell office:value-type="string">
            <text:p>bat</text:p>
          </table:table-cell>
          <table:table-cell office:value-type="float" office:value="401">
            <text:p>401</text:p>
          </table:table-cell>
          <table:table-cell office:value-type="string">
            <text:p>und</text:p>
          </table:table-cell>
          <table:table-cell office:value-type="string">
            <text:p>später</text:p>
          </table:table-cell>
          <table:table-cell office:value-type="string">
            <text:p>als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en</text:p>
          </table:table-cell>
          <table:table-cell office:value-type="string">
            <text:p>demütig</text:p>
          </table:table-cell>
          <table:table-cell office:value-type="string">
            <text:p>von</text:p>
          </table:table-cell>
          <table:table-cell office:value-type="string">
            <text:p>den</text:p>
          </table:table-cell>
          <table:table-cell office:value-type="string">
            <text:p>Samniten</text:p>
          </table:table-cell>
          <table:table-cell office:value-type="string">
            <text:p>erbetenen</text:p>
          </table:table-cell>
          <table:table-cell office:value-type="string">
            <text:p>Frieden</text:p>
          </table:table-cell>
          <table:table-cell office:value-type="string">
            <text:p>ohne</text:p>
          </table:table-cell>
          <table:table-cell office:value-type="string">
            <text:p>weiteres</text:p>
          </table:table-cell>
          <table:table-cell office:value-type="string">
            <text:p>abzuschlagen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in</text:p>
          </table:table-cell>
          <table:table-cell office:value-type="string">
            <text:p>diese</text:p>
          </table:table-cell>
          <table:table-cell office:value-type="string">
            <text:p>faktischen</text:p>
          </table:table-cell>
          <table:table-cell office:value-type="string">
            <text:p>Kompetenzbestimmungen</text:p>
          </table:table-cell>
          <table:table-cell office:value-type="string">
            <text:p>ein</text:p>
          </table:table-cell>
          <table:table-cell office:value-type="string">
            <text:p>Es</text:p>
          </table:table-cell>
          <table:table-cell office:value-type="string">
            <text:p>ward</text:p>
          </table:table-cell>
          <table:table-cell office:value-type="string">
            <text:p>üblich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Jahr</text:p>
          </table:table-cell>
          <table:table-cell office:value-type="string">
            <text:p>für</text:p>
          </table:table-cell>
          <table:table-cell office:value-type="string">
            <text:p>Jahr</text:p>
          </table:table-cell>
          <table:table-cell office:value-type="string">
            <text:p>die</text:p>
          </table:table-cell>
          <table:table-cell office:value-type="string">
            <text:p>Geschäftskreise</text:p>
          </table:table-cell>
          <table:table-cell office:value-type="string">
            <text:p>abgrenzte</text:p>
          </table:table-cell>
          <table:table-cell office:value-type="string">
            <text:p>und</text:p>
          </table:table-cell>
          <table:table-cell office:value-type="string">
            <text:p>sie</text:p>
          </table:table-cell>
          <table:table-cell office:value-type="string">
            <text:p>zwar</text:p>
          </table:table-cell>
          <table:table-cell office:value-type="string">
            <text:p>nicht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auch</text:p>
          </table:table-cell>
          <table:table-cell office:value-type="string">
            <text:p>auf</text:p>
          </table:table-cell>
          <table:table-cell office:value-type="string">
            <text:p>die</text:p>
          </table:table-cell>
          <table:table-cell office:value-type="string">
            <text:p>Personenfragen</text:p>
          </table:table-cell>
          <table:table-cell office:value-type="string">
            <text:p>entscheidend</text:p>
          </table:table-cell>
          <table:table-cell office:value-type="string">
            <text:p>einwirkte</text:p>
          </table:table-cell>
          <table:table-cell office:value-type="string">
            <text:p>Äußersten</text:p>
          </table:table-cell>
          <table:table-cell office:value-type="string">
            <text:p>Falls</text:p>
          </table:table-cell>
          <table:table-cell office:value-type="string">
            <text:p>erlangt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auch</text:p>
          </table:table-cell>
          <table:table-cell office:value-type="string">
            <text:p>wohl</text:p>
          </table:table-cell>
          <table:table-cell office:value-type="string">
            <text:p>einen</text:p>
          </table:table-cell>
          <table:table-cell office:value-type="string">
            <text:p>Gemeindebeschluß</text:p>
          </table:table-cell>
          <table:table-cell office:value-type="string">
            <text:p>der</text:p>
          </table:table-cell>
          <table:table-cell office:value-type="string">
            <text:p>die</text:p>
          </table:table-cell>
          <table:table-cell office:value-type="string">
            <text:p>Kompetenzfrage</text:p>
          </table:table-cell>
          <table:table-cell office:value-type="string">
            <text:p>definitiv</text:p>
          </table:table-cell>
          <table:table-cell office:value-type="string">
            <text:p>entschied</text:p>
          </table:table-cell>
          <table:table-cell office:value-type="string">
            <text:p>doch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Friedensschlüsse</text:p>
          </table:table-cell>
          <table:table-cell office:value-type="string">
            <text:p>den</text:p>
          </table:table-cell>
          <table:table-cell office:value-type="string">
            <text:p>Konsuln</text:p>
          </table:table-cell>
          <table:table-cell office:value-type="string">
            <text:p>entzogen</text:p>
          </table:table-cell>
          <table:table-cell office:value-type="string">
            <text:p>und</text:p>
          </table:table-cell>
          <table:table-cell office:value-type="string">
            <text:p>dieselben</text:p>
          </table:table-cell>
          <table:table-cell office:value-type="string">
            <text:p>genötigt</text:p>
          </table:table-cell>
          <table:table-cell office:value-type="string">
            <text:p>hiebei</text:p>
          </table:table-cell>
          <table:table-cell office:value-type="string">
            <text:p>a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zu</text:p>
          </table:table-cell>
          <table:table-cell office:value-type="string">
            <text:p>rekurrieren</text:p>
          </table:table-cell>
          <table:table-cell office:value-type="string">
            <text:p>und</text:p>
          </table:table-cell>
          <table:table-cell office:value-type="string">
            <text:p>nach</text:p>
          </table:table-cell>
          <table:table-cell office:value-type="string">
            <text:p>dessen</text:p>
          </table:table-cell>
          <table:table-cell office:value-type="string">
            <text:p>Instruktion</text:p>
          </table:table-cell>
          <table:table-cell office:value-type="string">
            <text:p>zu</text:p>
          </table:table-cell>
          <table:table-cell office:value-type="string">
            <text:p>verfahren</text:p>
          </table:table-cell>
          <table:table-cell office:value-type="string">
            <text:p>Für</text:p>
          </table:table-cell>
          <table:table-cell office:value-type="string">
            <text:p>den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Instruktion</text:p>
          </table:table-cell>
          <table:table-cell office:value-type="string">
            <text:p>zu</text:p>
          </table:table-cell>
          <table:table-cell office:value-type="string">
            <text:p>verfahren</text:p>
          </table:table-cell>
          <table:table-cell office:value-type="string">
            <text:p>Für</text:p>
          </table:table-cell>
          <table:table-cell office:value-type="string">
            <text:p>den</text:p>
          </table:table-cell>
          <table:table-cell office:value-type="string">
            <text:p>äußersten</text:p>
          </table:table-cell>
          <table:table-cell office:value-type="string">
            <text:p>Fall</text:p>
          </table:table-cell>
          <table:table-cell office:value-type="string">
            <text:p>endlich</text:p>
          </table:table-cell>
          <table:table-cell office:value-type="string">
            <text:p>konnt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jederzeit</text:p>
          </table:table-cell>
          <table:table-cell office:value-type="string">
            <text:p>die</text:p>
          </table:table-cell>
          <table:table-cell office:value-type="string">
            <text:p>Konsuln</text:p>
          </table:table-cell>
          <table:table-cell office:value-type="string">
            <text:p>vom</text:p>
          </table:table-cell>
          <table:table-cell office:value-type="string">
            <text:p>Amt</text:p>
          </table:table-cell>
          <table:table-cell office:value-type="string">
            <text:p>suspendieren</text:p>
          </table:table-cell>
          <table:table-cell office:value-type="string">
            <text:p>indem</text:p>
          </table:table-cell>
          <table:table-cell office:value-type="string">
            <text:p>nach</text:p>
          </table:table-cell>
          <table:table-cell office:value-type="string">
            <text:p>einer</text:p>
          </table:table-cell>
          <table:table-cell office:value-type="string">
            <text:p>nie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Konsul</text:p>
          </table:table-cell>
          <table:table-cell office:value-type="string">
            <text:p>doch</text:p>
          </table:table-cell>
          <table:table-cell office:value-type="string">
            <text:p>der</text:p>
          </table:table-cell>
          <table:table-cell office:value-type="string">
            <text:p>Sache</text:p>
          </table:table-cell>
          <table:table-cell office:value-type="string">
            <text:p>nach</text:p>
          </table:table-cell>
          <table:table-cell office:value-type="string">
            <text:p>in</text:p>
          </table:table-cell>
          <table:table-cell office:value-type="string">
            <text:p>der</text:p>
          </table:table-cell>
          <table:table-cell office:value-type="string">
            <text:p>Regel</text:p>
          </table:table-cell>
          <table:table-cell office:value-type="string">
            <text:p>bei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stand</text:p>
          </table:table-cell>
          <table:table-cell office:value-type="string">
            <text:p>Länger</text:p>
          </table:table-cell>
          <table:table-cell office:value-type="string">
            <text:p>als</text:p>
          </table:table-cell>
          <table:table-cell office:value-type="string">
            <text:p>in</text:p>
          </table:table-cell>
          <table:table-cell office:value-type="string">
            <text:p>dem</text:p>
          </table:table-cell>
          <table:table-cell office:value-type="string">
            <text:p>Konsulat</text:p>
          </table:table-cell>
          <table:table-cell office:value-type="string">
            <text:p>blieb</text:p>
          </table:table-cell>
          <table:table-cell office:value-type="string">
            <text:p>in</text:p>
          </table:table-cell>
          <table:table-cell office:value-type="string">
            <text:p>der</text:p>
          </table:table-cell>
          <table:table-cell office:value-type="string">
            <text:p>Diktatur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Beamten</text:p>
          </table:table-cell>
          <table:table-cell office:value-type="string">
            <text:p>nur</text:p>
          </table:table-cell>
          <table:table-cell office:value-type="string">
            <text:p>den</text:p>
          </table:table-cell>
          <table:table-cell office:value-type="string">
            <text:p>Konsuln</text:p>
          </table:table-cell>
          <table:table-cell office:value-type="string">
            <text:p>und</text:p>
          </table:table-cell>
          <table:table-cell office:value-type="string">
            <text:p>Prätoren</text:p>
          </table:table-cell>
          <table:table-cell office:value-type="string">
            <text:p>zustand</text:p>
          </table:table-cell>
          <table:table-cell office:value-type="string">
            <text:p>das</text:p>
          </table:table-cell>
          <table:table-cell office:value-type="string">
            <text:p>Recht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zu</text:p>
          </table:table-cell>
          <table:table-cell office:value-type="string">
            <text:p>versammeln</text:p>
          </table:table-cell>
          <table:table-cell office:value-type="string">
            <text:p>zu</text:p>
          </table:table-cell>
          <table:table-cell office:value-type="string">
            <text:p>befragen</text:p>
          </table:table-cell>
          <table:table-cell office:value-type="string">
            <text:p>und</text:p>
          </table:table-cell>
          <table:table-cell office:value-type="string">
            <text:p>einen</text:p>
          </table:table-cell>
          <table:table-cell office:value-type="string">
            <text:p>Beschluß</text:p>
          </table:table-cell>
          <table:table-cell office:value-type="string">
            <text:p>desselben</text:p>
          </table:table-cell>
          <table:table-cell office:value-type="string">
            <text:p>zu</text:p>
          </table:table-cell>
          <table:table-cell office:value-type="string">
            <text:p>bewirken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Tribunats</text:p>
          </table:table-cell>
          <table:table-cell office:value-type="string">
            <text:p>daß</text:p>
          </table:table-cell>
          <table:table-cell office:value-type="string">
            <text:p>von</text:p>
          </table:table-cell>
          <table:table-cell office:value-type="string">
            <text:p>einer</text:p>
          </table:table-cell>
          <table:table-cell office:value-type="string">
            <text:p>kollegialischen</text:p>
          </table:table-cell>
          <table:table-cell office:value-type="string">
            <text:p>Opposition</text:p>
          </table:table-cell>
          <table:table-cell office:value-type="string">
            <text:p>der</text:p>
          </table:table-cell>
          <table:table-cell office:value-type="string">
            <text:p>Tribune</text:p>
          </table:table-cell>
          <table:table-cell office:value-type="string">
            <text:p>gege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schlechterdings</text:p>
          </table:table-cell>
          <table:table-cell office:value-type="string">
            <text:p>keine</text:p>
          </table:table-cell>
          <table:table-cell office:value-type="string">
            <text:p>Spur</text:p>
          </table:table-cell>
          <table:table-cell office:value-type="string">
            <text:p>sich</text:p>
          </table:table-cell>
          <table:table-cell office:value-type="string">
            <text:p>findet</text:p>
          </table:table-cell>
          <table:table-cell office:value-type="string">
            <text:p>und</text:p>
          </table:table-cell>
          <table:table-cell office:value-type="string">
            <text:p>die</text:p>
          </table:table-cell>
          <table:table-cell office:value-type="string">
            <text:p>Regierung</text:p>
          </table:table-cell>
          <table:table-cell office:value-type="string">
            <text:p>der</text:p>
          </table:table-cell>
          <table:table-cell office:value-type="string">
            <text:p>etwa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Tribunat</text:p>
          </table:table-cell>
          <table:table-cell office:value-type="string">
            <text:p>selbst</text:p>
          </table:table-cell>
          <table:table-cell office:value-type="string">
            <text:p>Herr</text:p>
          </table:table-cell>
          <table:table-cell office:value-type="string">
            <text:p>ward</text:p>
          </table:table-cell>
          <table:table-cell office:value-type="string">
            <text:p>In</text:p>
          </table:table-cell>
          <table:table-cell office:value-type="string">
            <text:p>der</text:p>
          </table:table-cell>
          <table:table-cell office:value-type="string">
            <text:p>Tat</text:p>
          </table:table-cell>
          <table:table-cell office:value-type="string">
            <text:p>war</text:p>
          </table:table-cell>
          <table:table-cell office:value-type="string">
            <text:p>es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er</text:p>
          </table:table-cell>
          <table:table-cell office:value-type="string">
            <text:p>die</text:p>
          </table:table-cell>
          <table:table-cell office:value-type="string">
            <text:p>Gemeinde</text:p>
          </table:table-cell>
          <table:table-cell office:value-type="string">
            <text:p>regierte</text:p>
          </table:table-cell>
          <table:table-cell office:value-type="string">
            <text:p>und</text:p>
          </table:table-cell>
          <table:table-cell office:value-type="string">
            <text:p>fast</text:p>
          </table:table-cell>
          <table:table-cell office:value-type="string">
            <text:p>ohne</text:p>
          </table:table-cell>
          <table:table-cell office:value-type="string">
            <text:p>Widerstand</text:p>
          </table:table-cell>
          <table:table-cell office:value-type="string">
            <text:p>seit</text:p>
          </table:table-cell>
          <table:table-cell office:value-type="string">
            <text:p>der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ihnen</text:p>
          </table:table-cell>
          <table:table-cell office:value-type="string">
            <text:p>anhaftenden</text:p>
          </table:table-cell>
          <table:table-cell office:value-type="string">
            <text:p>Makels</text:p>
          </table:table-cell>
          <table:table-cell office:value-type="string">
            <text:p>aus</text:p>
          </table:table-cell>
          <table:table-cell office:value-type="string">
            <text:p>derselben</text:p>
          </table:table-cell>
          <table:table-cell office:value-type="string">
            <text:p>wegzulassen</text:p>
          </table:table-cell>
          <table:table-cell office:value-type="string">
            <text:p>und</text:p>
          </table:table-cell>
          <table:table-cell office:value-type="string">
            <text:p>somit</text:p>
          </table:table-cell>
          <table:table-cell office:value-type="string">
            <text:p>aus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auszuschließen</text:p>
          </table:table-cell>
          <table:table-cell office:value-type="string">
            <text:p>wo</text:p>
          </table:table-cell>
          <table:table-cell office:value-type="string">
            <text:p>nicht</text:p>
          </table:table-cell>
          <table:table-cell office:value-type="string">
            <text:p>eingeführt</text:p>
          </table:table-cell>
          <table:table-cell office:value-type="string">
            <text:p>doch</text:p>
          </table:table-cell>
          <table:table-cell office:value-type="string">
            <text:p>wenigstens</text:p>
          </table:table-cell>
          <table:table-cell office:value-type="string">
            <text:p>schärfer</text:p>
          </table:table-cell>
          <table:table-cell office:value-type="string">
            <text:p>formuliert</text:p>
          </table:table-cell>
          <table:table-cell office:value-type="float" office:value="13">
            <text:p>13</text:p>
          </table:table-cell>
          <table:table-cell office:value-type="string">
            <text:p>und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den</text:p>
          </table:table-cell>
          <table:table-cell office:value-type="string">
            <text:p>licinischen</text:p>
          </table:table-cell>
          <table:table-cell office:value-type="string">
            <text:p>Gesetzen</text:p>
          </table:table-cell>
          <table:table-cell office:value-type="string">
            <text:p>durchgegangen</text:p>
          </table:table-cell>
          <table:table-cell office:value-type="string">
            <text:p>ist</text:p>
          </table:table-cell>
          <table:table-cell office:value-type="string">
            <text:p>das</text:p>
          </table:table-cell>
          <table:table-cell office:value-type="string">
            <text:p>Recht</text:p>
          </table:table-cell>
          <table:table-cell office:value-type="string">
            <text:p>der</text:p>
          </table:table-cell>
          <table:table-cell office:value-type="string">
            <text:p>Beamte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nach</text:p>
          </table:table-cell>
          <table:table-cell office:value-type="string">
            <text:p>ihrem</text:p>
          </table:table-cell>
          <table:table-cell office:value-type="string">
            <text:p>Ermessen</text:p>
          </table:table-cell>
          <table:table-cell office:value-type="string">
            <text:p>zu</text:p>
          </table:table-cell>
          <table:table-cell office:value-type="string">
            <text:p>konstituieren</text:p>
          </table:table-cell>
          <table:table-cell office:value-type="string">
            <text:p>indem</text:p>
          </table:table-cell>
          <table:table-cell office:value-type="string">
            <text:p>es</text:p>
          </table:table-cell>
          <table:table-cell office:value-type="string">
            <text:p>demjenigen</text:p>
          </table:table-cell>
          <table:table-cell office:value-type="string">
            <text:p>der</text:p>
          </table:table-cell>
          <table:table-cell office:value-type="string">
            <text:p>kurulischer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oder</text:p>
          </table:table-cell>
          <table:table-cell office:value-type="string">
            <text:p>Konsul</text:p>
          </table:table-cell>
          <table:table-cell office:value-type="string">
            <text:p>gewesen</text:p>
          </table:table-cell>
          <table:table-cell office:value-type="string">
            <text:p>war</text:p>
          </table:table-cell>
          <table:table-cell office:value-type="string">
            <text:p>sofort</text:p>
          </table:table-cell>
          <table:table-cell office:value-type="string">
            <text:p>vorläufig</text:p>
          </table:table-cell>
          <table:table-cell office:value-type="string">
            <text:p>Sitz</text:p>
          </table:table-cell>
          <table:table-cell office:value-type="string">
            <text:p>und</text:p>
          </table:table-cell>
          <table:table-cell office:value-type="string">
            <text:p>Stimme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verlieh</text:p>
          </table:table-cell>
          <table:table-cell office:value-type="string">
            <text:p>und</text:p>
          </table:table-cell>
          <table:table-cell office:value-type="string">
            <text:p>die</text:p>
          </table:table-cell>
          <table:table-cell office:value-type="string">
            <text:p>nächsteintretenden</text:p>
          </table:table-cell>
          <table:table-cell office:value-type="string">
            <text:p>Zensoren</text:p>
          </table:table-cell>
          <table:table-cell office:value-type="string">
            <text:p>verpflichtete</text:p>
          </table:table-cell>
          <table:table-cell office:value-type="string">
            <text:p>diese</text:p>
          </table:table-cell>
          <table:table-cell office:value-type="string">
            <text:p>Expektanten</text:p>
          </table:table-cell>
          <table:table-cell office:value-type="string">
            <text:p>entweder</text:p>
          </table:table-cell>
          <table:table-cell office:value-type="string">
            <text:p>förmlich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Zahl</text:p>
          </table:table-cell>
          <table:table-cell office:value-type="string">
            <text:p>dieser</text:p>
          </table:table-cell>
          <table:table-cell office:value-type="string">
            <text:p>gewesenen</text:p>
          </table:table-cell>
          <table:table-cell office:value-type="string">
            <text:p>Magistrate</text:p>
          </table:table-cell>
          <table:table-cell office:value-type="string">
            <text:p>bei</text:p>
          </table:table-cell>
          <table:table-cell office:value-type="string">
            <text:p>weitem</text:p>
          </table:table-cell>
          <table:table-cell office:value-type="string">
            <text:p>nicht</text:p>
          </table:table-cell>
          <table:table-cell office:value-type="string">
            <text:p>aus</text:p>
          </table:table-cell>
          <table:table-cell office:value-type="string">
            <text:p>um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auf</text:p>
          </table:table-cell>
          <table:table-cell office:value-type="string">
            <text:p>der</text:p>
          </table:table-cell>
          <table:table-cell office:value-type="string">
            <text:p>normalen</text:p>
          </table:table-cell>
          <table:table-cell office:value-type="string">
            <text:p>Zahl</text:p>
          </table:table-cell>
          <table:table-cell office:value-type="string">
            <text:p>von</text:p>
          </table:table-cell>
          <table:table-cell office:value-type="string">
            <text:p>dreihundert</text:p>
          </table:table-cell>
          <table:table-cell office:value-type="string">
            <text:p>zu</text:p>
          </table:table-cell>
          <table:table-cell office:value-type="string">
            <text:p>halten</text:p>
          </table:table-cell>
          <table:table-cell office:value-type="string">
            <text:p>und</text:p>
          </table:table-cell>
          <table:table-cell office:value-type="string">
            <text:p>unter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Mitglieder</text:p>
          </table:table-cell>
          <table:table-cell office:value-type="string">
            <text:p>Die</text:p>
          </table:table-cell>
          <table:table-cell office:value-type="string">
            <text:p>Kompetenz</text:p>
          </table:table-cell>
          <table:table-cell office:value-type="string">
            <text:p>des</text:p>
          </table:table-cell>
          <table:table-cell office:value-type="string">
            <text:p>Senats</text:p>
          </table:table-cell>
          <table:table-cell office:value-type="string">
            <text:p>wurde</text:p>
          </table:table-cell>
          <table:table-cell office:value-type="string">
            <text:p>formell</text:p>
          </table:table-cell>
          <table:table-cell office:value-type="string">
            <text:p>kaum</text:p>
          </table:table-cell>
          <table:table-cell office:value-type="string">
            <text:p>verändert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hütete</text:p>
          </table:table-cell>
          <table:table-cell office:value-type="string">
            <text:p>sich</text:p>
          </table:table-cell>
          <table:table-cell office:value-type="string">
            <text:p>wohl</text:p>
          </table:table-cell>
          <table:table-cell office:value-type="string">
            <text:p>durch</text:p>
          </table:table-cell>
          <table:table-cell office:value-type="string">
            <text:p>unpopuläre</text:p>
          </table:table-cell>
          <table:table-cell office:value-type="string">
            <text:p>Verfassungsänderungen</text:p>
          </table:table-cell>
          <table:table-cell office:value-type="string">
            <text:p>oder</text:p>
          </table:table-cell>
          <table:table-cell office:value-type="string">
            <text:p>offenbare</text:p>
          </table:table-cell>
          <table:table-cell office:value-type="string">
            <text:p>Verfassungsverletzungen</text:p>
          </table:table-cell>
          <table:table-cell office:value-type="string">
            <text:p>der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ward</text:p>
          </table:table-cell>
          <table:table-cell office:value-type="string">
            <text:p>Aber</text:p>
          </table:table-cell>
          <table:table-cell office:value-type="string">
            <text:p>wenn</text:p>
          </table:table-cell>
          <table:table-cell office:value-type="string">
            <text:p>die</text:p>
          </table:table-cell>
          <table:table-cell office:value-type="string">
            <text:p>Bürgerschaft</text:p>
          </table:table-cell>
          <table:table-cell office:value-type="string">
            <text:p>den</text:p>
          </table:table-cell>
          <table:table-cell office:value-type="string">
            <text:p>Schein</text:p>
          </table:table-cell>
          <table:table-cell office:value-type="string">
            <text:p>so</text:p>
          </table:table-cell>
          <table:table-cell office:value-type="string">
            <text:p>erwarb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as</text:p>
          </table:table-cell>
          <table:table-cell office:value-type="string">
            <text:p>Wesen</text:p>
          </table:table-cell>
          <table:table-cell office:value-type="string">
            <text:p>der</text:p>
          </table:table-cell>
          <table:table-cell office:value-type="string">
            <text:p>Macht</text:p>
          </table:table-cell>
          <table:table-cell office:value-type="string">
            <text:p>einen</text:p>
          </table:table-cell>
          <table:table-cell office:value-type="string">
            <text:p>bestimmenden</text:p>
          </table:table-cell>
          <table:table-cell office:value-type="string">
            <text:p>Einfluß</text:p>
          </table:table-cell>
          <table:table-cell office:value-type="string">
            <text:p>auf</text:p>
          </table:table-cell>
          <table:table-cell office:value-type="string">
            <text:p>die</text:p>
          </table:table-cell>
          <table:table-cell office:value-type="string">
            <text:p>Gesetzgebung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und</text:p>
          </table:table-cell>
          <table:table-cell office:value-type="string">
            <text:p>das</text:p>
          </table:table-cell>
          <table:table-cell office:value-type="string">
            <text:p>gesamte</text:p>
          </table:table-cell>
          <table:table-cell office:value-type="string">
            <text:p>Gemeinderegiment</text:p>
          </table:table-cell>
          <table:table-cell office:value-type="string">
            <text:p>Jeder</text:p>
          </table:table-cell>
          <table:table-cell office:value-type="string">
            <text:p>neue</text:p>
          </table:table-cell>
          <table:table-cell office:value-type="string">
            <text:p>Gesetzvorschlag</text:p>
          </table:table-cell>
          <table:table-cell office:value-type="string">
            <text:p>ward</text:p>
          </table:table-cell>
          <table:table-cell office:value-type="string">
            <text:p>zunächst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vorberaten</text:p>
          </table:table-cell>
          <table:table-cell office:value-type="string">
            <text:p>und</text:p>
          </table:table-cell>
          <table:table-cell office:value-type="string">
            <text:p>kaum</text:p>
          </table:table-cell>
          <table:table-cell office:value-type="string">
            <text:p>wagte</text:p>
          </table:table-cell>
          <table:table-cell office:value-type="string">
            <text:p>es</text:p>
          </table:table-cell>
          <table:table-cell office:value-type="string">
            <text:p>je</text:p>
          </table:table-cell>
          <table:table-cell office:value-type="string">
            <text:p>ein</text:p>
          </table:table-cell>
          <table:table-cell office:value-type="string">
            <text:p>Beamter</text:p>
          </table:table-cell>
          <table:table-cell office:value-type="string">
            <text:p>ohne</text:p>
          </table:table-cell>
          <table:table-cell office:value-type="string">
            <text:p>oder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die</text:p>
          </table:table-cell>
          <table:table-cell office:value-type="string">
            <text:p>Gemeinde</text:p>
          </table:table-cell>
          <table:table-cell office:value-type="string">
            <text:p>zu</text:p>
          </table:table-cell>
          <table:table-cell office:value-type="string">
            <text:p>stellen</text:p>
          </table:table-cell>
          <table:table-cell office:value-type="string">
            <text:p>geschah</text:p>
          </table:table-cell>
          <table:table-cell office:value-type="string">
            <text:p>es</text:p>
          </table:table-cell>
          <table:table-cell office:value-type="string">
            <text:p>dennoch</text:p>
          </table:table-cell>
          <table:table-cell office:value-type="string">
            <text:p>so</text:p>
          </table:table-cell>
          <table:table-cell office:value-type="string">
            <text:p>hatt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urch</text:p>
          </table:table-cell>
          <table:table-cell office:value-type="string">
            <text:p>die</text:p>
          </table:table-cell>
          <table:table-cell office:value-type="string">
            <text:p>Beamteninterzession</text:p>
          </table:table-cell>
          <table:table-cell office:value-type="string">
            <text:p>und</text:p>
          </table:table-cell>
          <table:table-cell office:value-type="string">
            <text:p>die</text:p>
          </table:table-cell>
          <table:table-cell office:value-type="string">
            <text:p>priesterliche</text:p>
          </table:table-cell>
          <table:table-cell office:value-type="string">
            <text:p>Kassation</text:p>
          </table:table-cell>
          <table:table-cell office:value-type="string">
            <text:p>eine</text:p>
          </table:table-cell>
          <table:table-cell office:value-type="string">
            <text:p>lange</text:p>
          </table:table-cell>
          <table:table-cell office:value-type="string">
            <text:p>Reihe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die</text:p>
          </table:table-cell>
          <table:table-cell office:value-type="string">
            <text:p>Nichtausführung</text:p>
          </table:table-cell>
          <table:table-cell office:value-type="string">
            <text:p>der</text:p>
          </table:table-cell>
          <table:table-cell office:value-type="string">
            <text:p>Gemeindebeschlüsse</text:p>
          </table:table-cell>
          <table:table-cell office:value-type="string">
            <text:p>in</text:p>
          </table:table-cell>
          <table:table-cell office:value-type="string">
            <text:p>der</text:p>
          </table:table-cell>
          <table:table-cell office:value-type="string">
            <text:p>Hand</text:p>
          </table:table-cell>
          <table:table-cell office:value-type="string">
            <text:p>Es</text:p>
          </table:table-cell>
          <table:table-cell office:value-type="string">
            <text:p>nahm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ferner</text:p>
          </table:table-cell>
          <table:table-cell office:value-type="string">
            <text:p>unter</text:p>
          </table:table-cell>
          <table:table-cell office:value-type="string">
            <text:p>stillschweigender</text:p>
          </table:table-cell>
          <table:table-cell office:value-type="string">
            <text:p>Zustimmung</text:p>
          </table:table-cell>
          <table:table-cell office:value-type="string">
            <text:p>der</text:p>
          </table:table-cell>
          <table:table-cell office:value-type="string">
            <text:p>Gemeinde</text:p>
          </table:table-cell>
          <table:table-cell office:value-type="string">
            <text:p>das</text:p>
          </table:table-cell>
          <table:table-cell office:value-type="string">
            <text:p>Recht</text:p>
          </table:table-cell>
          <table:table-cell office:value-type="string">
            <text:p>in</text:p>
          </table:table-cell>
          <table:table-cell office:value-type="string">
            <text:p>Anspruch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zustanden</text:p>
          </table:table-cell>
          <table:table-cell office:value-type="string">
            <text:p>und</text:p>
          </table:table-cell>
          <table:table-cell office:value-type="string">
            <text:p>von</text:p>
          </table:table-cell>
          <table:table-cell office:value-type="string">
            <text:p>politischer</text:p>
          </table:table-cell>
          <table:table-cell office:value-type="string">
            <text:p>Wichtigkeit</text:p>
          </table:table-cell>
          <table:table-cell office:value-type="string">
            <text:p>waren</text:p>
          </table:table-cell>
          <table:table-cell office:value-type="string">
            <text:p>tatsächlich</text:p>
          </table:table-cell>
          <table:table-cell office:value-type="string">
            <text:p>über</text:p>
          </table:table-cell>
          <table:table-cell office:value-type="string">
            <text:p>auf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auf</text:p>
          </table:table-cell>
          <table:table-cell office:value-type="string">
            <text:p>diesem</text:p>
          </table:table-cell>
          <table:table-cell office:value-type="string">
            <text:p>Wege</text:p>
          </table:table-cell>
          <table:table-cell office:value-type="string">
            <text:p>erwarb</text:p>
          </table:table-cell>
          <table:table-cell office:value-type="string">
            <text:p>derselbe</text:p>
          </table:table-cell>
          <table:table-cell office:value-type="string">
            <text:p>wie</text:p>
          </table:table-cell>
          <table:table-cell office:value-type="string">
            <text:p>schon</text:p>
          </table:table-cell>
          <table:table-cell office:value-type="string">
            <text:p>gesagt</text:p>
          </table:table-cell>
          <table:table-cell office:value-type="string">
            <text:p>ward</text:p>
          </table:table-cell>
          <table:table-cell office:value-type="string">
            <text:p>das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Überdies</text:p>
          </table:table-cell>
          <table:table-cell office:value-type="string">
            <text:p>brachte</text:p>
          </table:table-cell>
          <table:table-cell office:value-type="string">
            <text:p>teils</text:p>
          </table:table-cell>
          <table:table-cell office:value-type="string">
            <text:p>der</text:p>
          </table:table-cell>
          <table:table-cell office:value-type="string">
            <text:p>neu</text:p>
          </table:table-cell>
          <table:table-cell office:value-type="string">
            <text:p>eingeführte</text:p>
          </table:table-cell>
          <table:table-cell office:value-type="string">
            <text:p>Kompetenzbegriff</text:p>
          </table:table-cell>
          <table:table-cell office:value-type="string">
            <text:p>teils</text:p>
          </table:table-cell>
          <table:table-cell office:value-type="string">
            <text:p>das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tatsächlich</text:p>
          </table:table-cell>
          <table:table-cell office:value-type="string">
            <text:p>zugestandene</text:p>
          </table:table-cell>
          <table:table-cell office:value-type="string">
            <text:p>Recht</text:p>
          </table:table-cell>
          <table:table-cell office:value-type="string">
            <text:p>von</text:p>
          </table:table-cell>
          <table:table-cell office:value-type="string">
            <text:p>den</text:p>
          </table:table-cell>
          <table:table-cell office:value-type="string">
            <text:p>Gesetzen</text:p>
          </table:table-cell>
          <table:table-cell office:value-type="string">
            <text:p>zu</text:p>
          </table:table-cell>
          <table:table-cell office:value-type="string">
            <text:p>entbinden</text:p>
          </table:table-cell>
          <table:table-cell office:value-type="string">
            <text:p>einen</text:p>
          </table:table-cell>
          <table:table-cell office:value-type="string">
            <text:p>wichtigen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in</text:p>
          </table:table-cell>
          <table:table-cell office:value-type="string">
            <text:p>die</text:p>
          </table:table-cell>
          <table:table-cell office:value-type="string">
            <text:p>Hände</text:p>
          </table:table-cell>
          <table:table-cell office:value-type="string">
            <text:p>des</text:p>
          </table:table-cell>
          <table:table-cell office:value-type="string">
            <text:p>Senats</text:p>
          </table:table-cell>
          <table:table-cell office:value-type="string">
            <text:p>Von</text:p>
          </table:table-cell>
          <table:table-cell office:value-type="string">
            <text:p>dem</text:p>
          </table:table-cell>
          <table:table-cell office:value-type="string">
            <text:p>Einfluß</text:p>
          </table:table-cell>
          <table:table-cell office:value-type="string">
            <text:p>de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auf</text:p>
          </table:table-cell>
          <table:table-cell office:value-type="string">
            <text:p>die</text:p>
          </table:table-cell>
          <table:table-cell office:value-type="string">
            <text:p>Feststellung</text:p>
          </table:table-cell>
          <table:table-cell office:value-type="string">
            <text:p>der</text:p>
          </table:table-cell>
          <table:table-cell office:value-type="string">
            <text:p>Geschäftskreise</text:p>
          </table:table-cell>
          <table:table-cell office:value-type="string">
            <text:p>namentlich</text:p>
          </table:table-cell>
          <table:table-cell office:value-type="string">
            <text:p>der</text:p>
          </table:table-cell>
          <table:table-cell office:value-type="string">
            <text:p>Konsuln</text:p>
          </table:table-cell>
          <table:table-cell office:value-type="string">
            <text:p>ausübte</text:p>
          </table:table-cell>
          <table:table-cell office:value-type="string">
            <text:p>ist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Wichtigkeit</text:p>
          </table:table-cell>
          <table:table-cell office:value-type="string">
            <text:p>und</text:p>
          </table:table-cell>
          <table:table-cell office:value-type="string">
            <text:p>namentlich</text:p>
          </table:table-cell>
          <table:table-cell office:value-type="string">
            <text:p>das</text:p>
          </table:table-cell>
          <table:table-cell office:value-type="string">
            <text:p>gesamte</text:p>
          </table:table-cell>
          <table:table-cell office:value-type="string">
            <text:p>Finanzwesen</text:p>
          </table:table-cell>
          <table:table-cell office:value-type="string">
            <text:p>lediglich</text:p>
          </table:table-cell>
          <table:table-cell office:value-type="string">
            <text:p>ab</text:p>
          </table:table-cell>
          <table:table-cell office:value-type="string">
            <text:p>von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Er</text:p>
          </table:table-cell>
          <table:table-cell office:value-type="string">
            <text:p>war</text:p>
          </table:table-cell>
          <table:table-cell office:value-type="string">
            <text:p>es</text:p>
          </table:table-cell>
          <table:table-cell office:value-type="string">
            <text:p>der</text:p>
          </table:table-cell>
          <table:table-cell office:value-type="string">
            <text:p>Jahr</text:p>
          </table:table-cell>
          <table:table-cell office:value-type="string">
            <text:p>für</text:p>
          </table:table-cell>
          <table:table-cell office:value-type="string">
            <text:p>Jahr</text:p>
          </table:table-cell>
          <table:table-cell office:value-type="string">
            <text:p>den</text:p>
          </table:table-cell>
          <table:table-cell office:value-type="string">
            <text:p>Beamten</text:p>
          </table:table-cell>
          <table:table-cell office:value-type="string">
            <text:p>in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vollkommen</text:p>
          </table:table-cell>
          <table:table-cell office:value-type="string">
            <text:p>beherrschend</text:p>
          </table:table-cell>
          <table:table-cell office:value-type="string">
            <text:p>durch</text:p>
          </table:table-cell>
          <table:table-cell office:value-type="string">
            <text:p>deren</text:p>
          </table:table-cell>
          <table:table-cell office:value-type="string">
            <text:p>kurze</text:p>
          </table:table-cell>
          <table:table-cell office:value-type="string">
            <text:p>Dauer</text:p>
          </table:table-cell>
          <table:table-cell office:value-type="string">
            <text:p>und</text:p>
          </table:table-cell>
          <table:table-cell office:value-type="string">
            <text:p>durch</text:p>
          </table:table-cell>
          <table:table-cell office:value-type="string">
            <text:p>die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nach</text:p>
          </table:table-cell>
          <table:table-cell office:value-type="string">
            <text:p>der</text:p>
          </table:table-cell>
          <table:table-cell office:value-type="string">
            <text:p>Beseitigung</text:p>
          </table:table-cell>
          <table:table-cell office:value-type="string">
            <text:p>des</text:p>
          </table:table-cell>
          <table:table-cell office:value-type="string">
            <text:p>ständischen</text:p>
          </table:table-cell>
          <table:table-cell office:value-type="string">
            <text:p>Haders</text:p>
          </table:table-cell>
          <table:table-cell office:value-type="string">
            <text:p>dienstbar</text:p>
          </table:table-cell>
          <table:table-cell office:value-type="string">
            <text:p>gewordene</text:p>
          </table:table-cell>
          <table:table-cell office:value-type="string">
            <text:p>tribunizische</text:p>
          </table:table-cell>
          <table:table-cell office:value-type="string">
            <text:p>Interzession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des</text:p>
          </table:table-cell>
          <table:table-cell office:value-type="string">
            <text:p>ständischen</text:p>
          </table:table-cell>
          <table:table-cell office:value-type="string">
            <text:p>Haders</text:p>
          </table:table-cell>
          <table:table-cell office:value-type="string">
            <text:p>dienstbar</text:p>
          </table:table-cell>
          <table:table-cell office:value-type="string">
            <text:p>gewordene</text:p>
          </table:table-cell>
          <table:table-cell office:value-type="string">
            <text:p>tribunizische</text:p>
          </table:table-cell>
          <table:table-cell office:value-type="string">
            <text:p>Interzession</text:p>
          </table:table-cell>
          <table:table-cell office:value-type="string">
            <text:p>war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</text:p>
          </table:table-cell>
          <table:table-cell office:value-type="string">
            <text:p>der</text:p>
          </table:table-cell>
          <table:table-cell office:value-type="string">
            <text:p>edelste</text:p>
          </table:table-cell>
          <table:table-cell office:value-type="string">
            <text:p>Ausdruck</text:p>
          </table:table-cell>
          <table:table-cell office:value-type="string">
            <text:p>der</text:p>
          </table:table-cell>
          <table:table-cell office:value-type="string">
            <text:p>Nation</text:p>
          </table:table-cell>
          <table:table-cell office:value-type="string">
            <text:p>und</text:p>
          </table:table-cell>
          <table:table-cell office:value-type="string">
            <text:p>in</text:p>
          </table:table-cell>
          <table:table-cell office:value-type="string">
            <text:p>Konsequenz</text:p>
          </table:table-cell>
          <table:table-cell office:value-type="string">
            <text:p>und</text:p>
          </table:table-cell>
          <table:table-cell office:value-type="string">
            <text:p>Staatsklugheit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vertreten</text:p>
          </table:table-cell>
          <table:table-cell office:value-type="string">
            <text:p>worden</text:p>
          </table:table-cell>
          <table:table-cell office:value-type="string">
            <text:p>als</text:p>
          </table:table-cell>
          <table:table-cell office:value-type="string">
            <text:p>Rom</text:p>
          </table:table-cell>
          <table:table-cell office:value-type="string">
            <text:p>in</text:p>
          </table:table-cell>
          <table:table-cell office:value-type="string">
            <text:p>seiner</text:p>
          </table:table-cell>
          <table:table-cell office:value-type="string">
            <text:p>guten</text:p>
          </table:table-cell>
          <table:table-cell office:value-type="string">
            <text:p>Zeit</text:p>
          </table:table-cell>
          <table:table-cell office:value-type="string">
            <text:p>durch</text:p>
          </table:table-cell>
          <table:table-cell office:value-type="string">
            <text:p>seinen</text:p>
          </table:table-cell>
          <table:table-cell office:value-type="string">
            <text:p>Senat</text:p>
          </table:table-cell>
          <table:table-cell office:value-type="string">
            <text:p>In</text:p>
          </table:table-cell>
          <table:table-cell office:value-type="string">
            <text:p>der</text:p>
          </table:table-cell>
          <table:table-cell office:value-type="string">
            <text:p>inneren</text:p>
          </table:table-cell>
          <table:table-cell office:value-type="string">
            <text:p>Verwaltung</text:p>
          </table:table-cell>
          <table:table-cell office:value-type="string">
            <text:p>ist</text:p>
          </table:table-cell>
          <table:table-cell office:value-type="string">
            <text:p>es</text:p>
          </table:table-cell>
          <table:table-cell office:value-type="string">
            <text:p>allerdings</text:p>
          </table:table-cell>
          <table:table-cell office:value-type="string">
            <text:p>nicht</text:p>
          </table:table-cell>
          <table:table-cell office:value-type="string">
            <text:p>zu</text:p>
          </table:table-cell>
          <table:table-cell office:value-type="string">
            <text:p>verkennen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Verwaltung</text:p>
          </table:table-cell>
          <table:table-cell office:value-type="string">
            <text:p>ist</text:p>
          </table:table-cell>
          <table:table-cell office:value-type="string">
            <text:p>es</text:p>
          </table:table-cell>
          <table:table-cell office:value-type="string">
            <text:p>allerdings</text:p>
          </table:table-cell>
          <table:table-cell office:value-type="string">
            <text:p>nicht</text:p>
          </table:table-cell>
          <table:table-cell office:value-type="string">
            <text:p>zu</text:p>
          </table:table-cell>
          <table:table-cell office:value-type="string">
            <text:p>verkennen</text:p>
          </table:table-cell>
          <table:table-cell office:value-type="string">
            <text:p>daß</text:p>
          </table:table-cell>
          <table:table-cell office:value-type="string">
            <text:p>die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vorzugsweise</text:p>
          </table:table-cell>
          <table:table-cell office:value-type="string">
            <text:p>vertretene</text:p>
          </table:table-cell>
          <table:table-cell office:value-type="string">
            <text:p>Geld</text:p>
          </table:table-cell>
          <table:table-cell office:value-type="string">
            <text:p>und</text:p>
          </table:table-cell>
          <table:table-cell office:value-type="string">
            <text:p>Grundaristokratie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ihre</text:p>
          </table:table-cell>
          <table:table-cell office:value-type="string">
            <text:p>Sonderinteressen</text:p>
          </table:table-cell>
          <table:table-cell office:value-type="string">
            <text:p>betreffenden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Eröffnung</text:p>
          </table:table-cell>
          <table:table-cell office:value-type="string">
            <text:p>der</text:p>
          </table:table-cell>
          <table:table-cell office:value-type="string">
            <text:p>politischen</text:p>
          </table:table-cell>
          <table:table-cell office:value-type="string">
            <text:p>Laufbahn</text:p>
          </table:table-cell>
          <table:table-cell office:value-type="string">
            <text:p>das</text:p>
          </table:table-cell>
          <table:table-cell office:value-type="string">
            <text:p>heißt</text:p>
          </table:table-cell>
          <table:table-cell office:value-type="string">
            <text:p>des</text:p>
          </table:table-cell>
          <table:table-cell office:value-type="string">
            <text:p>Eintritts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für</text:p>
          </table:table-cell>
          <table:table-cell office:value-type="string">
            <text:p>jedermann</text:p>
          </table:table-cell>
          <table:table-cell office:value-type="string">
            <text:p>erhielten</text:p>
          </table:table-cell>
          <table:table-cell office:value-type="string">
            <text:p>neben</text:p>
          </table:table-cell>
          <table:table-cell office:value-type="string">
            <text:p>dem</text:p>
          </table:table-cell>
          <table:table-cell office:value-type="string">
            <text:p>Glanz</text:p>
          </table:table-cell>
          <table:table-cell office:value-type="string">
            <text:p>der</text:p>
          </table:table-cell>
          <table:table-cell office:value-type="string">
            <text:p>militärischen</text:p>
          </table:table-cell>
          <table:table-cell office:value-type="string">
            <text:p>und</text:p>
          </table:table-cell>
          <table:table-cell office:value-type="string">
            <text:p>politischen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unterdrücken</text:p>
          </table:table-cell>
          <table:table-cell office:value-type="string">
            <text:p>zu</text:p>
          </table:table-cell>
          <table:table-cell office:value-type="string">
            <text:p>müssen</text:p>
          </table:table-cell>
          <table:table-cell office:value-type="string">
            <text:p>so</text:p>
          </table:table-cell>
          <table:table-cell office:value-type="string">
            <text:p>hat</text:p>
          </table:table-cell>
          <table:table-cell office:value-type="string">
            <text:p>das</text:p>
          </table:table-cell>
          <table:table-cell office:value-type="string">
            <text:p>römische</text:p>
          </table:table-cell>
          <table:table-cell office:value-type="string">
            <text:p>Volk</text:p>
          </table:table-cell>
          <table:table-cell office:value-type="string">
            <text:p>in</text:p>
          </table:table-cell>
          <table:table-cell office:value-type="string">
            <text:p>seinem</text:p>
          </table:table-cell>
          <table:table-cell office:value-type="string">
            <text:p>Senat</text:p>
          </table:table-cell>
          <table:table-cell office:value-type="string">
            <text:p>längere</text:p>
          </table:table-cell>
          <table:table-cell office:value-type="string">
            <text:p>Zeit</text:p>
          </table:table-cell>
          <table:table-cell office:value-type="string">
            <text:p>als</text:p>
          </table:table-cell>
          <table:table-cell office:value-type="string">
            <text:p>es</text:p>
          </table:table-cell>
          <table:table-cell office:value-type="string">
            <text:p>einem</text:p>
          </table:table-cell>
          <table:table-cell office:value-type="string">
            <text:p>Volke</text:p>
          </table:table-cell>
          <table:table-cell office:value-type="string">
            <text:p>verstattet</text:p>
          </table:table-cell>
          <table:table-cell office:value-type="string">
            <text:p>zu</text:p>
          </table:table-cell>
          <table:table-cell office:value-type="string">
            <text:p>sein</text:p>
          </table:table-cell>
          <table:table-cell office:value-type="string">
            <text:p>pflegt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die</text:p>
          </table:table-cell>
          <table:table-cell office:value-type="string">
            <text:p>Auslieferung</text:p>
          </table:table-cell>
          <table:table-cell office:value-type="string">
            <text:p>der</text:p>
          </table:table-cell>
          <table:table-cell office:value-type="string">
            <text:p>Frevler</text:p>
          </table:table-cell>
          <table:table-cell office:value-type="string">
            <text:p>am</text:p>
          </table:table-cell>
          <table:table-cell office:value-type="string">
            <text:p>Völkerrecht</text:p>
          </table:table-cell>
          <table:table-cell office:value-type="string">
            <text:p>zu</text:p>
          </table:table-cell>
          <table:table-cell office:value-type="string">
            <text:p>fordern</text:p>
          </table:table-cell>
          <table:table-cell office:value-type="string">
            <text:p>und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war</text:p>
          </table:table-cell>
          <table:table-cell office:value-type="string">
            <text:p>bereit</text:p>
          </table:table-cell>
          <table:table-cell office:value-type="string">
            <text:p>dem</text:p>
          </table:table-cell>
          <table:table-cell office:value-type="string">
            <text:p>billigen</text:p>
          </table:table-cell>
          <table:table-cell office:value-type="string">
            <text:p>Begehren</text:p>
          </table:table-cell>
          <table:table-cell office:value-type="string">
            <text:p>sich</text:p>
          </table:table-cell>
          <table:table-cell office:value-type="string">
            <text:p>zu</text:p>
          </table:table-cell>
          <table:table-cell office:value-type="string">
            <text:p>fügen</text:p>
          </table:table-cell>
          <table:table-cell office:value-type="string">
            <text:p>Allein</text:p>
          </table:table-cell>
          <table:table-cell office:value-type="string">
            <text:p>in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nach</text:p>
          </table:table-cell>
          <table:table-cell office:value-type="string">
            <text:p>dem</text:p>
          </table:table-cell>
          <table:table-cell office:value-type="string">
            <text:p>Muster</text:p>
          </table:table-cell>
          <table:table-cell office:value-type="string">
            <text:p>von</text:p>
          </table:table-cell>
          <table:table-cell office:value-type="string">
            <text:p>Tusculum</text:p>
          </table:table-cell>
          <table:table-cell office:value-type="string">
            <text:p>Velitraes</text:p>
          </table:table-cell>
          <table:table-cell office:value-type="string">
            <text:p>Mauern</text:p>
          </table:table-cell>
          <table:table-cell office:value-type="string">
            <text:p>wurden</text:p>
          </table:table-cell>
          <table:table-cell office:value-type="string">
            <text:p>niedergerisse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in</text:p>
          </table:table-cell>
          <table:table-cell office:value-type="string">
            <text:p>Masse</text:p>
          </table:table-cell>
          <table:table-cell office:value-type="string">
            <text:p>ausgewiesen</text:p>
          </table:table-cell>
          <table:table-cell office:value-type="string">
            <text:p>und</text:p>
          </table:table-cell>
          <table:table-cell office:value-type="string">
            <text:p>im</text:p>
          </table:table-cell>
          <table:table-cell office:value-type="string">
            <text:p>römischen</text:p>
          </table:table-cell>
          <table:table-cell office:value-type="string">
            <text:p>Etrurien</text:p>
          </table:table-cell>
          <table:table-cell office:value-type="string">
            <text:p>interniert</text:p>
          </table:table-cell>
          <table:table-cell office:value-type="string">
            <text:p>die</text:p>
          </table:table-cell>
          <table:table-cell office:value-type="string">
            <text:p>Stadt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Abzuges</text:p>
          </table:table-cell>
          <table:table-cell office:value-type="string">
            <text:p>unter</text:p>
          </table:table-cell>
          <table:table-cell office:value-type="string">
            <text:p>dem</text:p>
          </table:table-cell>
          <table:table-cell office:value-type="string">
            <text:p>Galgen</text:p>
          </table:table-cell>
          <table:table-cell office:value-type="string">
            <text:p>durch</text:p>
          </table:table-cell>
          <table:table-cell office:value-type="string">
            <text:p>zu</text:p>
          </table:table-cell>
          <table:table-cell office:value-type="string">
            <text:p>erlassen</text:p>
          </table:table-cell>
          <table:table-cell office:value-type="string">
            <text:p>Allein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</text:p>
          </table:table-cell>
          <table:table-cell office:value-type="string">
            <text:p>unbekümmert</text:p>
          </table:table-cell>
          <table:table-cell office:value-type="string">
            <text:p>um</text:p>
          </table:table-cell>
          <table:table-cell office:value-type="string">
            <text:p>den</text:p>
          </table:table-cell>
          <table:table-cell office:value-type="string">
            <text:p>Eid</text:p>
          </table:table-cell>
          <table:table-cell office:value-type="string">
            <text:p>der</text:p>
          </table:table-cell>
          <table:table-cell office:value-type="string">
            <text:p>Offiziere</text:p>
          </table:table-cell>
          <table:table-cell office:value-type="string">
            <text:p>und</text:p>
          </table:table-cell>
          <table:table-cell office:value-type="string">
            <text:p>um</text:p>
          </table:table-cell>
          <table:table-cell office:value-type="string">
            <text:p>das</text:p>
          </table:table-cell>
          <table:table-cell office:value-type="string">
            <text:p>Schicksal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hatten</text:p>
          </table:table-cell>
          <table:table-cell office:value-type="string">
            <text:p>die</text:p>
          </table:table-cell>
          <table:table-cell office:value-type="string">
            <text:p>letztere</text:p>
          </table:table-cell>
          <table:table-cell office:value-type="string">
            <text:p>Anmutung</text:p>
          </table:table-cell>
          <table:table-cell office:value-type="string">
            <text:p>unbedingt</text:p>
          </table:table-cell>
          <table:table-cell office:value-type="string">
            <text:p>zurückzuweisen</text:p>
          </table:table-cell>
          <table:table-cell office:value-type="string">
            <text:p>und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</text:p>
          </table:table-cell>
          <table:table-cell office:value-type="string">
            <text:p>einen</text:p>
          </table:table-cell>
          <table:table-cell office:value-type="string">
            <text:p>solchen</text:p>
          </table:table-cell>
          <table:table-cell office:value-type="string">
            <text:p>Vertrag</text:p>
          </table:table-cell>
          <table:table-cell office:value-type="string">
            <text:p>verwarf</text:p>
          </table:table-cell>
          <table:table-cell office:value-type="string">
            <text:p>war</text:p>
          </table:table-cell>
          <table:table-cell office:value-type="string">
            <text:p>recht</text:p>
          </table:table-cell>
          <table:table-cell office:value-type="string">
            <text:p>und</text:p>
          </table:table-cell>
          <table:table-cell office:value-type="string">
            <text:p>notwendig</text:p>
          </table:table-cell>
          <table:table-cell office:value-type="string">
            <text:p>Kein</text:p>
          </table:table-cell>
          <table:table-cell office:value-type="string">
            <text:p>großes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der</text:p>
          </table:table-cell>
          <table:table-cell office:value-type="string">
            <text:p>Bitte</text:p>
          </table:table-cell>
          <table:table-cell office:value-type="string">
            <text:p>um</text:p>
          </table:table-cell>
          <table:table-cell office:value-type="string">
            <text:p>Beistand</text:p>
          </table:table-cell>
          <table:table-cell office:value-type="string">
            <text:p>gegen</text:p>
          </table:table-cell>
          <table:table-cell office:value-type="string">
            <text:p>die</text:p>
          </table:table-cell>
          <table:table-cell office:value-type="string">
            <text:p>Lucaner</text:p>
          </table:table-cell>
          <table:table-cell office:value-type="string">
            <text:p>an</text:p>
          </table:table-cell>
          <table:table-cell office:value-type="string">
            <text:p>den</text:p>
          </table:table-cell>
          <table:table-cell office:value-type="string">
            <text:p>römischen</text:p>
          </table:table-cell>
          <table:table-cell office:value-type="string">
            <text:p>Senat</text:p>
          </table:table-cell>
          <table:table-cell office:value-type="string">
            <text:p>Da</text:p>
          </table:table-cell>
          <table:table-cell office:value-type="string">
            <text:p>das</text:p>
          </table:table-cell>
          <table:table-cell office:value-type="string">
            <text:p>Bündnis</text:p>
          </table:table-cell>
          <table:table-cell office:value-type="string">
            <text:p>mit</text:p>
          </table:table-cell>
          <table:table-cell office:value-type="string">
            <text:p>diesen</text:p>
          </table:table-cell>
          <table:table-cell office:value-type="string">
            <text:p>durch</text:p>
          </table:table-cell>
          <table:table-cell office:value-type="string">
            <text:p>die</text:p>
          </table:table-cell>
          <table:table-cell office:value-type="string">
            <text:p>Anlage</text:p>
          </table:table-cell>
          <table:table-cell office:value-type="string">
            <text:p>der</text:p>
          </table:table-cell>
          <table:table-cell office:value-type="string">
            <text:p>Festung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wie</text:p>
          </table:table-cell>
          <table:table-cell office:value-type="string">
            <text:p>möglich</text:p>
          </table:table-cell>
          <table:table-cell office:value-type="string">
            <text:p>gelten</text:p>
          </table:table-cell>
          <table:table-cell office:value-type="string">
            <text:p>zu</text:p>
          </table:table-cell>
          <table:table-cell office:value-type="string">
            <text:p>lassen</text:p>
          </table:table-cell>
          <table:table-cell office:value-type="string">
            <text:p>und</text:p>
          </table:table-cell>
          <table:table-cell office:value-type="string">
            <text:p>die</text:p>
          </table:table-cell>
          <table:table-cell office:value-type="string">
            <text:p>leitenden</text:p>
          </table:table-cell>
          <table:table-cell office:value-type="string">
            <text:p>Männer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verwarfen</text:p>
          </table:table-cell>
          <table:table-cell office:value-type="string">
            <text:p>deshalb</text:p>
          </table:table-cell>
          <table:table-cell office:value-type="string">
            <text:p>den</text:p>
          </table:table-cell>
          <table:table-cell office:value-type="string">
            <text:p>Antrag</text:p>
          </table:table-cell>
          <table:table-cell office:value-type="string">
            <text:p>den</text:p>
          </table:table-cell>
          <table:table-cell office:value-type="string">
            <text:p>eine</text:p>
          </table:table-cell>
          <table:table-cell office:value-type="string">
            <text:p>Minorität</text:p>
          </table:table-cell>
          <table:table-cell office:value-type="string">
            <text:p>in</text:p>
          </table:table-cell>
          <table:table-cell office:value-type="string">
            <text:p>begreiflicher</text:p>
          </table:table-cell>
          <table:table-cell office:value-type="string">
            <text:p>Erbitterung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und</text:p>
          </table:table-cell>
          <table:table-cell office:value-type="string">
            <text:p>Antiochia</text:p>
          </table:table-cell>
          <table:table-cell office:value-type="string">
            <text:p>erprobt</text:p>
          </table:table-cell>
          <table:table-cell office:value-type="string">
            <text:p>waren</text:p>
          </table:table-cell>
          <table:table-cell office:value-type="string">
            <text:p>gegen</text:p>
          </table:table-cell>
          <table:table-cell office:value-type="string">
            <text:p>die</text:p>
          </table:table-cell>
          <table:table-cell office:value-type="string">
            <text:p>Römer</text:p>
          </table:table-cell>
          <table:table-cell office:value-type="string">
            <text:p>zu</text:p>
          </table:table-cell>
          <table:table-cell office:value-type="string">
            <text:p>versuche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schwankte</text:p>
          </table:table-cell>
          <table:table-cell office:value-type="string">
            <text:p>manchen</text:p>
          </table:table-cell>
          <table:table-cell office:value-type="string">
            <text:p>erschien</text:p>
          </table:table-cell>
          <table:table-cell office:value-type="string">
            <text:p>es</text:p>
          </table:table-cell>
          <table:table-cell office:value-type="string">
            <text:p>der</text:p>
          </table:table-cell>
          <table:table-cell office:value-type="string">
            <text:p>Klugheit</text:p>
          </table:table-cell>
          <table:table-cell office:value-type="string">
            <text:p>gemäß</text:p>
          </table:table-cell>
          <table:table-cell office:value-type="string">
            <text:p>einen</text:p>
          </table:table-cell>
          <table:table-cell office:value-type="string">
            <text:p>Schritt</text:p>
          </table:table-cell>
          <table:table-cell office:value-type="string">
            <text:p>zurück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zurückgezogen</text:p>
          </table:table-cell>
          <table:table-cell office:value-type="string">
            <text:p>hatte</text:p>
          </table:table-cell>
          <table:table-cell office:value-type="string">
            <text:p>aber</text:p>
          </table:table-cell>
          <table:table-cell office:value-type="string">
            <text:p>in</text:p>
          </table:table-cell>
          <table:table-cell office:value-type="string">
            <text:p>diesem</text:p>
          </table:table-cell>
          <table:table-cell office:value-type="string">
            <text:p>entscheidenden</text:p>
          </table:table-cell>
          <table:table-cell office:value-type="string">
            <text:p>Augenblick</text:p>
          </table:table-cell>
          <table:table-cell office:value-type="string">
            <text:p>sich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führen</text:p>
          </table:table-cell>
          <table:table-cell office:value-type="string">
            <text:p>ließ</text:p>
          </table:table-cell>
          <table:table-cell office:value-type="string">
            <text:p>hauchte</text:p>
          </table:table-cell>
          <table:table-cell office:value-type="string">
            <text:p>die</text:p>
          </table:table-cell>
          <table:table-cell office:value-type="string">
            <text:p>ungebrochene</text:p>
          </table:table-cell>
          <table:table-cell office:value-type="string">
            <text:p>Energie</text:p>
          </table:table-cell>
          <table:table-cell office:value-type="string">
            <text:p>einer</text:p>
          </table:table-cell>
          <table:table-cell office:value-type="string">
            <text:p>gewaltigen</text:p>
          </table:table-cell>
          <table:table-cell office:value-type="string">
            <text:p>Natur</text:p>
          </table:table-cell>
          <table:table-cell office:value-type="string">
            <text:p>mit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zu</text:p>
          </table:table-cell>
          <table:table-cell office:value-type="string">
            <text:p>haben</text:p>
          </table:table-cell>
          <table:table-cell office:value-type="string">
            <text:p>daß</text:p>
          </table:table-cell>
          <table:table-cell office:value-type="string">
            <text:p>sich</text:p>
          </table:table-cell>
          <table:table-cell office:value-type="string">
            <text:p>Rom</text:p>
          </table:table-cell>
          <table:table-cell office:value-type="string">
            <text:p>zum</text:p>
          </table:table-cell>
          <table:table-cell office:value-type="string">
            <text:p>Frieden</text:p>
          </table:table-cell>
          <table:table-cell office:value-type="string">
            <text:p>bequeme</text:p>
          </table:table-cell>
          <table:table-cell office:value-type="string">
            <text:p>Indes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blieb</text:p>
          </table:table-cell>
          <table:table-cell office:value-type="string">
            <text:p>fest</text:p>
          </table:table-cell>
          <table:table-cell office:value-type="string">
            <text:p>und</text:p>
          </table:table-cell>
          <table:table-cell office:value-type="string">
            <text:p>wiederholte</text:p>
          </table:table-cell>
          <table:table-cell office:value-type="string">
            <text:p>seine</text:p>
          </table:table-cell>
          <table:table-cell office:value-type="string">
            <text:p>frühere</text:p>
          </table:table-cell>
          <table:table-cell office:value-type="string">
            <text:p>Antwort</text:p>
          </table:table-cell>
          <table:table-cell office:value-type="string">
            <text:p>Wollte</text:p>
          </table:table-cell>
          <table:table-cell office:value-type="string">
            <text:p>der</text:p>
          </table:table-cell>
          <table:table-cell office:value-type="string">
            <text:p>König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gut</text:p>
          </table:table-cell>
          <table:table-cell office:value-type="string">
            <text:p>wie</text:p>
          </table:table-cell>
          <table:table-cell office:value-type="string">
            <text:p>die</text:p>
          </table:table-cell>
          <table:table-cell office:value-type="string">
            <text:p>an</text:p>
          </table:table-cell>
          <table:table-cell office:value-type="string">
            <text:p>der</text:p>
          </table:table-cell>
          <table:table-cell office:value-type="string">
            <text:p>Allia</text:p>
          </table:table-cell>
          <table:table-cell office:value-type="string">
            <text:p>und</text:p>
          </table:table-cell>
          <table:table-cell office:value-type="string">
            <text:p>auch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</text:p>
          </table:table-cell>
          <table:table-cell office:value-type="string">
            <text:p>scheint</text:p>
          </table:table-cell>
          <table:table-cell office:value-type="string">
            <text:p>sie</text:p>
          </table:table-cell>
          <table:table-cell office:value-type="string">
            <text:p>als</text:p>
          </table:table-cell>
          <table:table-cell office:value-type="string">
            <text:p>solche</text:p>
          </table:table-cell>
          <table:table-cell office:value-type="string">
            <text:p>empfunden</text:p>
          </table:table-cell>
          <table:table-cell office:value-type="string">
            <text:p>und</text:p>
          </table:table-cell>
          <table:table-cell office:value-type="string">
            <text:p>die</text:p>
          </table:table-cell>
          <table:table-cell office:value-type="string">
            <text:p>günstige</text:p>
          </table:table-cell>
          <table:table-cell office:value-type="string">
            <text:p>Wendung</text:p>
          </table:table-cell>
          <table:table-cell office:value-type="string">
            <text:p>die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wobei</text:p>
          </table:table-cell>
          <table:table-cell office:value-type="string">
            <text:p>die</text:p>
          </table:table-cell>
          <table:table-cell office:value-type="string">
            <text:p>Stadtkasse</text:p>
          </table:table-cell>
          <table:table-cell office:value-type="string">
            <text:p>voranging</text:p>
          </table:table-cell>
          <table:table-cell office:value-type="string">
            <text:p>zur</text:p>
          </table:table-cell>
          <table:table-cell office:value-type="string">
            <text:p>Vergeltung</text:p>
          </table:table-cell>
          <table:table-cell office:value-type="string">
            <text:p>gewährte</text:p>
          </table:table-cell>
          <table:table-cell office:value-type="string">
            <text:p>dann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</text:p>
          </table:table-cell>
          <table:table-cell office:value-type="string">
            <text:p>den</text:p>
          </table:table-cell>
          <table:table-cell office:value-type="string">
            <text:p>massaliotischen</text:p>
          </table:table-cell>
          <table:table-cell office:value-type="string">
            <text:p>Kaufleuten</text:p>
          </table:table-cell>
          <table:table-cell office:value-type="string">
            <text:p>Handelsbegünstigungen</text:p>
          </table:table-cell>
          <table:table-cell office:value-type="string">
            <text:p>und</text:p>
          </table:table-cell>
          <table:table-cell office:value-type="string">
            <text:p>räumte</text:p>
          </table:table-cell>
          <table:table-cell office:value-type="string">
            <text:p>bei</text:p>
          </table:table-cell>
          <table:table-cell office:value-type="string">
            <text:p>der</text:p>
          </table:table-cell>
          <table:table-cell office:value-type="string">
            <text:p>Feier</text:p>
          </table:table-cell>
          <table:table-cell office:value-type="string">
            <text:p>der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und</text:p>
          </table:table-cell>
          <table:table-cell office:value-type="string">
            <text:p>nach</text:p>
          </table:table-cell>
          <table:table-cell office:value-type="string">
            <text:p>voller</text:p>
          </table:table-cell>
          <table:table-cell office:value-type="string">
            <text:p>Gleichberechtigung</text:p>
          </table:table-cell>
          <table:table-cell office:value-type="string">
            <text:p>zu</text:p>
          </table:table-cell>
          <table:table-cell office:value-type="string">
            <text:p>streben</text:p>
          </table:table-cell>
          <table:table-cell office:value-type="string">
            <text:p>Deswegen</text:p>
          </table:table-cell>
          <table:table-cell office:value-type="string">
            <text:p>war</text:p>
          </table:table-cell>
          <table:table-cell office:value-type="string">
            <text:p>den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bemüht</text:p>
          </table:table-cell>
          <table:table-cell office:value-type="string">
            <text:p>diese</text:p>
          </table:table-cell>
          <table:table-cell office:value-type="string">
            <text:p>latinischen</text:p>
          </table:table-cell>
          <table:table-cell office:value-type="string">
            <text:p>Gemeinden</text:p>
          </table:table-cell>
          <table:table-cell office:value-type="string">
            <text:p>wie</text:p>
          </table:table-cell>
          <table:table-cell office:value-type="string">
            <text:p>wichtig</text:p>
          </table:table-cell>
          <table:table-cell office:value-type="string">
            <text:p>sie</text:p>
          </table:table-cell>
          <table:table-cell office:value-type="string">
            <text:p>immer</text:p>
          </table:table-cell>
          <table:table-cell office:value-type="string">
            <text:p>für</text:p>
          </table:table-cell>
          <table:table-cell office:value-type="string">
            <text:p>Rom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dessen</text:p>
          </table:table-cell>
          <table:table-cell office:value-type="string">
            <text:p>wandten</text:p>
          </table:table-cell>
          <table:table-cell office:value-type="string">
            <text:p>die</text:p>
          </table:table-cell>
          <table:table-cell office:value-type="string">
            <text:p>Altbürger</text:p>
          </table:table-cell>
          <table:table-cell office:value-type="string">
            <text:p>von</text:p>
          </table:table-cell>
          <table:table-cell office:value-type="string">
            <text:p>Volsinii</text:p>
          </table:table-cell>
          <table:table-cell office:value-type="string">
            <text:p>sich</text:p>
          </table:table-cell>
          <table:table-cell office:value-type="string">
            <text:p>an</text:p>
          </table:table-cell>
          <table:table-cell office:value-type="string">
            <text:p>den</text:p>
          </table:table-cell>
          <table:table-cell office:value-type="string">
            <text:p>römischen</text:p>
          </table:table-cell>
          <table:table-cell office:value-type="string">
            <text:p>Senat</text:p>
          </table:table-cell>
          <table:table-cell office:value-type="string">
            <text:p>mit</text:p>
          </table:table-cell>
          <table:table-cell office:value-type="string">
            <text:p>dem</text:p>
          </table:table-cell>
          <table:table-cell office:value-type="string">
            <text:p>Gesuch</text:p>
          </table:table-cell>
          <table:table-cell office:value-type="string">
            <text:p>um</text:p>
          </table:table-cell>
          <table:table-cell office:value-type="string">
            <text:p>Wiederherstellung</text:p>
          </table:table-cell>
          <table:table-cell office:value-type="string">
            <text:p>der</text:p>
          </table:table-cell>
          <table:table-cell office:value-type="string">
            <text:p>alten</text:p>
          </table:table-cell>
          <table:table-cell office:value-type="string">
            <text:p>Verfassung</text:p>
          </table:table-cell>
          <table:table-cell office:value-type="string">
            <text:p>was</text:p>
          </table:table-cell>
          <table:table-cell office:value-type="string">
            <text:p>die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und</text:p>
          </table:table-cell>
          <table:table-cell office:value-type="string">
            <text:p>die</text:p>
          </table:table-cell>
          <table:table-cell office:value-type="string">
            <text:p>Bittsteller</text:p>
          </table:table-cell>
          <table:table-cell office:value-type="string">
            <text:p>dafür</text:p>
          </table:table-cell>
          <table:table-cell office:value-type="string">
            <text:p>zur</text:p>
          </table:table-cell>
          <table:table-cell office:value-type="string">
            <text:p>gesetzlichen</text:p>
          </table:table-cell>
          <table:table-cell office:value-type="string">
            <text:p>Strafe</text:p>
          </table:table-cell>
          <table:table-cell office:value-type="string">
            <text:p>zog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</text:p>
          </table:table-cell>
          <table:table-cell office:value-type="string">
            <text:p>indes</text:p>
          </table:table-cell>
          <table:table-cell office:value-type="string">
            <text:p>nahm</text:p>
          </table:table-cell>
          <table:table-cell office:value-type="string">
            <text:p>Partei</text:p>
          </table:table-cell>
          <table:table-cell office:value-type="string">
            <text:p>für</text:p>
          </table:table-cell>
          <table:table-cell office:value-type="string">
            <text:p>die</text:p>
          </table:table-cell>
          <table:table-cell office:value-type="string">
            <text:p>Altbürger</text:p>
          </table:table-cell>
          <table:table-cell office:value-type="string">
            <text:p>und</text:p>
          </table:table-cell>
          <table:table-cell office:value-type="string">
            <text:p>ließ</text:p>
          </table:table-cell>
          <table:table-cell office:value-type="string">
            <text:p>da</text:p>
          </table:table-cell>
          <table:table-cell office:value-type="string">
            <text:p>die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Exempel</text:p>
          </table:table-cell>
          <table:table-cell office:value-type="string">
            <text:p>von</text:p>
          </table:table-cell>
          <table:table-cell office:value-type="string">
            <text:p>erschreckender</text:p>
          </table:table-cell>
          <table:table-cell office:value-type="string">
            <text:p>Deutlichkeit</text:p>
          </table:table-cell>
          <table:table-cell office:value-type="string">
            <text:p>vor</text:p>
          </table:table-cell>
          <table:table-cell office:value-type="string">
            <text:p>Augen</text:p>
          </table:table-cell>
          <table:table-cell office:value-type="string">
            <text:p>legen</text:p>
          </table:table-cell>
          <table:table-cell office:value-type="string">
            <text:p>Aber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</text:p>
          </table:table-cell>
          <table:table-cell office:value-type="string">
            <text:p>war</text:p>
          </table:table-cell>
          <table:table-cell office:value-type="string">
            <text:p>weise</text:p>
          </table:table-cell>
          <table:table-cell office:value-type="string">
            <text:p>genug</text:p>
          </table:table-cell>
          <table:table-cell office:value-type="string">
            <text:p>nicht</text:p>
          </table:table-cell>
          <table:table-cell office:value-type="string">
            <text:p>zu</text:p>
          </table:table-cell>
          <table:table-cell office:value-type="string">
            <text:p>übersehen</text:p>
          </table:table-cell>
          <table:table-cell office:value-type="string">
            <text:p>daß</text:p>
          </table:table-cell>
          <table:table-cell office:value-type="string">
            <text:p>das</text:p>
          </table:table-cell>
          <table:table-cell office:value-type="string">
            <text:p>einzige</text:p>
          </table:table-cell>
          <table:table-cell office:value-type="string">
            <text:p>Mittel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Sprengel</text:p>
          </table:table-cell>
          <table:table-cell office:value-type="string">
            <text:p>außerhalb</text:p>
          </table:table-cell>
          <table:table-cell office:value-type="string">
            <text:p>Rom</text:p>
          </table:table-cell>
          <table:table-cell office:value-type="string">
            <text:p>angewiesen</text:p>
          </table:table-cell>
          <table:table-cell office:value-type="string">
            <text:p>ward</text:p>
          </table:table-cell>
          <table:table-cell office:value-type="string">
            <text:p>und</text:p>
          </table:table-cell>
          <table:table-cell office:value-type="string">
            <text:p>bildeten</text:p>
          </table:table-cell>
          <table:table-cell office:value-type="string">
            <text:p>zwischen</text:p>
          </table:table-cell>
          <table:table-cell office:value-type="string">
            <text:p>dem</text:p>
          </table:table-cell>
          <table:table-cell office:value-type="string">
            <text:p>römischen</text:p>
          </table:table-cell>
          <table:table-cell office:value-type="string">
            <text:p>Senat</text:p>
          </table:table-cell>
          <table:table-cell office:value-type="string">
            <text:p>und</text:p>
          </table:table-cell>
          <table:table-cell office:value-type="string">
            <text:p>den</text:p>
          </table:table-cell>
          <table:table-cell office:value-type="string">
            <text:p>italischen</text:p>
          </table:table-cell>
          <table:table-cell office:value-type="string">
            <text:p>Gemeinden</text:p>
          </table:table-cell>
          <table:table-cell office:value-type="string">
            <text:p>die</text:p>
          </table:table-cell>
          <table:table-cell office:value-type="string">
            <text:p>notwendige</text:p>
          </table:table-cell>
          <table:table-cell office:value-type="string">
            <text:p>Mittelinstanz</text:p>
          </table:table-cell>
          <table:table-cell office:value-type="string">
            <text:p>Es</text:p>
          </table:table-cell>
          <table:table-cell office:value-type="string">
            <text:p>hatte</text:p>
          </table:table-cell>
          <table:table-cell office:value-type="string">
            <text:p>ferner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Zweck</text:p>
          </table:table-cell>
          <table:table-cell office:value-type="string">
            <text:p>gehabt</text:p>
          </table:table-cell>
          <table:table-cell office:value-type="string">
            <text:p>haben</text:p>
          </table:table-cell>
          <table:table-cell office:value-type="string">
            <text:p>kann</text:p>
          </table:table-cell>
          <table:table-cell office:value-type="string">
            <text:p>mit</text:p>
          </table:table-cell>
          <table:table-cell office:value-type="string">
            <text:p>der</text:p>
          </table:table-cell>
          <table:table-cell office:value-type="string">
            <text:p>römischen</text:p>
          </table:table-cell>
          <table:table-cell office:value-type="string">
            <text:p>Zensur</text:p>
          </table:table-cell>
          <table:table-cell office:value-type="string">
            <text:p>korrespondierend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den</text:p>
          </table:table-cell>
          <table:table-cell office:value-type="string">
            <text:p>Überblick</text:p>
          </table:table-cell>
          <table:table-cell office:value-type="string">
            <text:p>über</text:p>
          </table:table-cell>
          <table:table-cell office:value-type="string">
            <text:p>die</text:p>
          </table:table-cell>
          <table:table-cell office:value-type="string">
            <text:p>Wehr</text:p>
          </table:table-cell>
          <table:table-cell office:value-type="string">
            <text:p>und</text:p>
          </table:table-cell>
          <table:table-cell office:value-type="string">
            <text:p>Steuerfähigkeit</text:p>
          </table:table-cell>
          <table:table-cell office:value-type="string">
            <text:p>des</text:p>
          </table:table-cell>
          <table:table-cell office:value-type="string">
            <text:p>gesamten</text:p>
          </table:table-cell>
          <table:table-cell office:value-type="string">
            <text:p>Italiens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entwickelt</text:p>
          </table:table-cell>
          <table:table-cell office:value-type="string">
            <text:p>haben</text:p>
          </table:table-cell>
          <table:table-cell office:value-type="string">
            <text:p>würde</text:p>
          </table:table-cell>
          <table:table-cell office:value-type="string">
            <text:p>Aber</text:p>
          </table:table-cell>
          <table:table-cell office:value-type="string">
            <text:p>auf</text:p>
          </table:table-cell>
          <table:table-cell office:value-type="string">
            <text:p>die</text:p>
          </table:table-cell>
          <table:table-cell office:value-type="string">
            <text:p>Länge</text:p>
          </table:table-cell>
          <table:table-cell office:value-type="string">
            <text:p>vermochte</text:p>
          </table:table-cell>
          <table:table-cell office:value-type="string">
            <text:p>selbst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sich</text:p>
          </table:table-cell>
          <table:table-cell office:value-type="string">
            <text:p>nicht</text:p>
          </table:table-cell>
          <table:table-cell office:value-type="string">
            <text:p>länger</text:p>
          </table:table-cell>
          <table:table-cell office:value-type="string">
            <text:p>gegen</text:p>
          </table:table-cell>
          <table:table-cell office:value-type="string">
            <text:p>das</text:p>
          </table:table-cell>
          <table:table-cell office:value-type="string">
            <text:p>Schwergewicht</text:p>
          </table:table-cell>
          <table:table-cell office:value-type="string">
            <text:p>der</text:p>
          </table:table-cell>
          <table:table-cell office:value-type="string">
            <text:p>Verhältnisse</text:p>
          </table:table-cell>
          <table:table-cell office:value-type="string">
            <text:p>zu</text:p>
          </table:table-cell>
          <table:table-cell office:value-type="string">
            <text:p>stemmen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Stadt</text:p>
          </table:table-cell>
          <table:table-cell office:value-type="string">
            <text:p>die</text:p>
          </table:table-cell>
          <table:table-cell office:value-type="string">
            <text:p>erste</text:p>
          </table:table-cell>
          <table:table-cell office:value-type="string">
            <text:p>Wasserleitung</text:p>
          </table:table-cell>
          <table:table-cell office:value-type="string">
            <text:p>Claudius</text:p>
          </table:table-cell>
          <table:table-cell office:value-type="string">
            <text:p>Spuren</text:p>
          </table:table-cell>
          <table:table-cell office:value-type="string">
            <text:p>folgend</text:p>
          </table:table-cell>
          <table:table-cell office:value-type="string">
            <text:p>schlang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</text:p>
          </table:table-cell>
          <table:table-cell office:value-type="string">
            <text:p>um</text:p>
          </table:table-cell>
          <table:table-cell office:value-type="string">
            <text:p>Italien</text:p>
          </table:table-cell>
          <table:table-cell office:value-type="string">
            <text:p>jenes</text:p>
          </table:table-cell>
          <table:table-cell office:value-type="string">
            <text:p>Straßen</text:p>
          </table:table-cell>
          <table:table-cell office:value-type="string">
            <text:p>und</text:p>
          </table:table-cell>
          <table:table-cell office:value-type="string">
            <text:p>Festungsnetz</text:p>
          </table:table-cell>
          <table:table-cell office:value-type="string">
            <text:p>dessen</text:p>
          </table:table-cell>
          <table:table-cell office:value-type="string">
            <text:p>Gründung</text:p>
          </table:table-cell>
          <table:table-cell office:value-type="string">
            <text:p>früher</text:p>
          </table:table-cell>
          <table:table-cell office:value-type="string">
            <text:p>beschrieben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ward</text:p>
          </table:table-cell>
          <table:table-cell office:value-type="string">
            <text:p>schwerlich</text:p>
          </table:table-cell>
          <table:table-cell office:value-type="string">
            <text:p>schon</text:p>
          </table:table-cell>
          <table:table-cell office:value-type="string">
            <text:p>damals</text:p>
          </table:table-cell>
          <table:table-cell office:value-type="string">
            <text:p>beabsichtigt</text:p>
          </table:table-cell>
          <table:table-cell office:value-type="string">
            <text:p>im</text:p>
          </table:table-cell>
          <table:table-cell office:value-type="string">
            <text:p>Gegenteil</text:p>
          </table:table-cell>
          <table:table-cell office:value-type="string">
            <text:p>scheint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</text:p>
          </table:table-cell>
          <table:table-cell office:value-type="string">
            <text:p>den</text:p>
          </table:table-cell>
          <table:table-cell office:value-type="string">
            <text:p>Gegensatz</text:p>
          </table:table-cell>
          <table:table-cell office:value-type="string">
            <text:p>der</text:p>
          </table:table-cell>
          <table:table-cell office:value-type="string">
            <text:p>latinischen</text:p>
          </table:table-cell>
          <table:table-cell office:value-type="string">
            <text:p>gegen</text:p>
          </table:table-cell>
          <table:table-cell office:value-type="string">
            <text:p>die</text:p>
          </table:table-cell>
          <table:table-cell office:value-type="string">
            <text:p>übrigen</text:p>
          </table:table-cell>
          <table:table-cell office:value-type="string">
            <text:p>Nationalitäten</text:p>
          </table:table-cell>
          <table:table-cell office:value-type="string">
            <text:p>absichtlich</text:p>
          </table:table-cell>
          <table:table-cell office:value-type="string">
            <text:p>aufrechterhalten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Italien</text:p>
          </table:table-cell>
          <table:table-cell office:value-type="string">
            <text:p>sondern</text:p>
          </table:table-cell>
          <table:table-cell office:value-type="string">
            <text:p>der</text:p>
          </table:table-cell>
          <table:table-cell office:value-type="string">
            <text:p>eine</text:p>
          </table:table-cell>
          <table:table-cell office:value-type="string">
            <text:p>unbewegliche</text:p>
          </table:table-cell>
          <table:table-cell office:value-type="string">
            <text:p>von</text:p>
          </table:table-cell>
          <table:table-cell office:value-type="string">
            <text:p>Geschlecht</text:p>
          </table:table-cell>
          <table:table-cell office:value-type="string">
            <text:p>zu</text:p>
          </table:table-cell>
          <table:table-cell office:value-type="string">
            <text:p>Geschlecht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fortgepflanzte</text:p>
          </table:table-cell>
          <table:table-cell office:value-type="string">
            <text:p>politische</text:p>
          </table:table-cell>
          <table:table-cell office:value-type="string">
            <text:p>Gedanke</text:p>
          </table:table-cell>
          <table:table-cell office:value-type="string">
            <text:p>in</text:p>
          </table:table-cell>
          <table:table-cell office:value-type="string">
            <text:p>dessen</text:p>
          </table:table-cell>
          <table:table-cell office:value-type="string">
            <text:p>leitende</text:p>
          </table:table-cell>
          <table:table-cell office:value-type="string">
            <text:p>Maximen</text:p>
          </table:table-cell>
          <table:table-cell office:value-type="string">
            <text:p>schon</text:p>
          </table:table-cell>
          <table:table-cell office:value-type="string">
            <text:p>die</text:p>
          </table:table-cell>
          <table:table-cell office:value-type="string">
            <text:p>senatorischen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Jahre</text:p>
          </table:table-cell>
          <table:table-cell office:value-type="float" office:value="4">
            <text:p>4</text:p>
          </table:table-cell>
          <table:table-cell office:value-type="string">
            <text:p>Daß</text:p>
          </table:table-cell>
          <table:table-cell office:value-type="string">
            <text:p>die</text:p>
          </table:table-cell>
          <table:table-cell office:value-type="string">
            <text:p>ersten</text:p>
          </table:table-cell>
          <table:table-cell office:value-type="string">
            <text:p>Konsuln</text:p>
          </table:table-cell>
          <table:table-cell office:value-type="float" office:value="164">
            <text:p>164</text:p>
          </table:table-cell>
          <table:table-cell office:value-type="string">
            <text:p>Plebejer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nahmen</text:p>
          </table:table-cell>
          <table:table-cell office:value-type="string">
            <text:p>ist</text:p>
          </table:table-cell>
          <table:table-cell office:value-type="string">
            <text:p>kaum</text:p>
          </table:table-cell>
          <table:table-cell office:value-type="string">
            <text:p>als</text:p>
          </table:table-cell>
          <table:table-cell office:value-type="string">
            <text:p>geschichtliche</text:p>
          </table:table-cell>
          <table:table-cell office:value-type="string">
            <text:p>Tatsache</text:p>
          </table:table-cell>
          <table:table-cell office:value-type="string">
            <text:p>zu</text:p>
          </table:table-cell>
          <table:table-cell office:value-type="string">
            <text:p>betrachten</text:p>
          </table:table-cell>
          <table:table-cell office:value-type="string">
            <text:p>sondern</text:p>
          </table:table-cell>
          <table:table-cell office:value-type="string">
            <text:p>eher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Diktatur</text:p>
          </table:table-cell>
          <table:table-cell office:value-type="string">
            <text:p>Liv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Daher</text:p>
          </table:table-cell>
          <table:table-cell office:value-type="string">
            <text:p>werden</text:p>
          </table:table-cell>
          <table:table-cell office:value-type="string">
            <text:p>die</text:p>
          </table:table-cell>
          <table:table-cell office:value-type="string">
            <text:p>für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bestimmten</text:p>
          </table:table-cell>
          <table:table-cell office:value-type="string">
            <text:p>Depeschen</text:p>
          </table:table-cell>
          <table:table-cell office:value-type="string">
            <text:p>adressiert</text:p>
          </table:table-cell>
          <table:table-cell office:value-type="string">
            <text:p>an</text:p>
          </table:table-cell>
          <table:table-cell office:value-type="string">
            <text:p>Konsuln</text:p>
          </table:table-cell>
          <table:table-cell office:value-type="string">
            <text:p>Prätoren</text:p>
          </table:table-cell>
          <table:table-cell office:value-type="string">
            <text:p>Volkstribune</text:p>
          </table:table-cell>
          <table:table-cell office:value-type="string">
            <text:p>und</text:p>
          </table:table-cell>
          <table:table-cell office:value-type="string">
            <text:p>Senat</text:p>
          </table:table-cell>
          <table:table-cell office:value-type="string">
            <text:p>Cicero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bestimmten</text:p>
          </table:table-cell>
          <table:table-cell office:value-type="string">
            <text:p>Depeschen</text:p>
          </table:table-cell>
          <table:table-cell office:value-type="string">
            <text:p>adressiert</text:p>
          </table:table-cell>
          <table:table-cell office:value-type="string">
            <text:p>an</text:p>
          </table:table-cell>
          <table:table-cell office:value-type="string">
            <text:p>Konsuln</text:p>
          </table:table-cell>
          <table:table-cell office:value-type="string">
            <text:p>Prätoren</text:p>
          </table:table-cell>
          <table:table-cell office:value-type="string">
            <text:p>Volkstribune</text:p>
          </table:table-cell>
          <table:table-cell office:value-type="string">
            <text:p>und</text:p>
          </table:table-cell>
          <table:table-cell office:value-type="string">
            <text:p>Senat</text:p>
          </table:table-cell>
          <table:table-cell office:value-type="string">
            <text:p>Cicero</text:p>
          </table:table-cell>
          <table:table-cell office:value-type="string">
            <text:p>ad</text:p>
          </table:table-cell>
          <table:table-cell office:value-type="string">
            <text:p>fam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und</text:p>
          </table:table-cell>
          <table:table-cell office:value-type="string">
            <text:p>sonst</text:p>
          </table:table-cell>
          <table:table-cell office:value-type="float" office:value="13">
            <text:p>13</text:p>
          </table:table-cell>
          <table:table-cell office:value-type="string">
            <text:p>Diese</text:p>
          </table:table-cell>
          <table:table-cell office:value-type="string">
            <text:p>Befugnis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Anfertigung</text:p>
          </table:table-cell>
          <table:table-cell office:value-type="string">
            <text:p>einer</text:p>
          </table:table-cell>
          <table:table-cell office:value-type="string">
            <text:p>neuen</text:p>
          </table:table-cell>
          <table:table-cell office:value-type="string">
            <text:p>Liste</text:p>
          </table:table-cell>
          <table:table-cell office:value-type="string">
            <text:p>Ebenso</text:p>
          </table:table-cell>
          <table:table-cell office:value-type="string">
            <text:p>verhält</text:p>
          </table:table-cell>
          <table:table-cell office:value-type="string">
            <text:p>es</text:p>
          </table:table-cell>
          <table:table-cell office:value-type="string">
            <text:p>sich</text:p>
          </table:table-cell>
          <table:table-cell office:value-type="string">
            <text:p>mit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wen</text:p>
          </table:table-cell>
          <table:table-cell office:value-type="string">
            <text:p>der</text:p>
          </table:table-cell>
          <table:table-cell office:value-type="string">
            <text:p>Zensor</text:p>
          </table:table-cell>
          <table:table-cell office:value-type="string">
            <text:p>in</text:p>
          </table:table-cell>
          <table:table-cell office:value-type="string">
            <text:p>seiner</text:p>
          </table:table-cell>
          <table:table-cell office:value-type="string">
            <text:p>Liste</text:p>
          </table:table-cell>
          <table:table-cell office:value-type="string">
            <text:p>ausläßt</text:p>
          </table:table-cell>
          <table:table-cell office:value-type="string">
            <text:p>der</text:p>
          </table:table-cell>
          <table:table-cell office:value-type="string">
            <text:p>scheidet</text:p>
          </table:table-cell>
          <table:table-cell office:value-type="string">
            <text:p>aus</text:p>
          </table:table-cell>
        </table:table-row>
        <table:table-row table:style-name="ro2">
          <table:table-cell office:value-type="string">
            <text:p>Buch2</text:p>
          </table:table-cell>
          <table:table-cell office:value-type="string">
            <text:p>daß</text:p>
          </table:table-cell>
          <table:table-cell office:value-type="string">
            <text:p>die</text:p>
          </table:table-cell>
          <table:table-cell office:value-type="string">
            <text:p>Zensoren</text:p>
          </table:table-cell>
          <table:table-cell office:value-type="string">
            <text:p>aus</text:p>
          </table:table-cell>
          <table:table-cell office:value-type="string">
            <text:p>allen</text:p>
          </table:table-cell>
          <table:table-cell office:value-type="string">
            <text:p>Rangklassen</text:p>
          </table:table-cell>
          <table:table-cell office:value-type="string">
            <text:p>die</text:p>
          </table:table-cell>
          <table:table-cell office:value-type="string">
            <text:p>Besten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nehmen</text:p>
          </table:table-cell>
          <table:table-cell office:value-type="string">
            <text:p>sollten</text:p>
          </table:table-cell>
          <table:table-cell office:value-type="float" office:value="14">
            <text:p>14</text:p>
          </table:table-cell>
          <table:table-cell office:value-type="string">
            <text:p>Ϝιάρον</text:p>
          </table:table-cell>
          <table:table-cell office:value-type="string">
            <text:p>ὁ</text:p>
          </table:table-cell>
          <table:table-cell office:value-type="string">
            <text:p>Δεινομένεος</text:p>
          </table:table-cell>
          <table:table-cell office:value-type="string">
            <text:p>καὶ</text:p>
          </table:table-cell>
          <table:table-cell office:value-type="string">
            <text:p>τοὶ</text:p>
          </table:table-cell>
          <table:table-cell office:value-type="string">
            <text:p>Συρακόσιοι</text:p>
          </table:table-cell>
          <table:table-cell office:value-type="string">
            <text:p>τοῖ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die</text:p>
          </table:table-cell>
          <table:table-cell office:value-type="string">
            <text:p>beiderseitigen</text:p>
          </table:table-cell>
          <table:table-cell office:value-type="string">
            <text:p>wirtschaftlichen</text:p>
          </table:table-cell>
          <table:table-cell office:value-type="string">
            <text:p>Zustände</text:p>
          </table:table-cell>
          <table:table-cell office:value-type="string">
            <text:p>Beider</text:p>
          </table:table-cell>
          <table:table-cell office:value-type="string">
            <text:p>Verfassung</text:p>
          </table:table-cell>
          <table:table-cell office:value-type="string">
            <text:p>war</text:p>
          </table:table-cell>
          <table:table-cell office:value-type="string">
            <text:p>aristokratisch</text:p>
          </table:table-cell>
          <table:table-cell office:value-type="string">
            <text:p>wi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in</text:p>
          </table:table-cell>
          <table:table-cell office:value-type="string">
            <text:p>Rom</text:p>
          </table:table-cell>
          <table:table-cell office:value-type="string">
            <text:p>regierten</text:p>
          </table:table-cell>
          <table:table-cell office:value-type="string">
            <text:p>die</text:p>
          </table:table-cell>
          <table:table-cell office:value-type="string">
            <text:p>Richter</text:p>
          </table:table-cell>
          <table:table-cell office:value-type="string">
            <text:p>in</text:p>
          </table:table-cell>
          <table:table-cell office:value-type="string">
            <text:p>Karthago</text:p>
          </table:table-cell>
          <table:table-cell office:value-type="string">
            <text:p>und</text:p>
          </table:table-cell>
          <table:table-cell office:value-type="string">
            <text:p>beide</text:p>
          </table:table-cell>
          <table:table-cell office:value-type="string">
            <text:p>nach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das</text:p>
          </table:table-cell>
          <table:table-cell office:value-type="string">
            <text:p>römische</text:p>
          </table:table-cell>
          <table:table-cell office:value-type="string">
            <text:p>Brüchen</text:p>
          </table:table-cell>
          <table:table-cell office:value-type="string">
            <text:p>und</text:p>
          </table:table-cell>
          <table:table-cell office:value-type="string">
            <text:p>Rügesystem</text:p>
          </table:table-cell>
          <table:table-cell office:value-type="string">
            <text:p>mild</text:p>
          </table:table-cell>
          <table:table-cell office:value-type="string">
            <text:p>und</text:p>
          </table:table-cell>
          <table:table-cell office:value-type="string">
            <text:p>verständig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</text:p>
          </table:table-cell>
          <table:table-cell office:value-type="string">
            <text:p>welcher</text:p>
          </table:table-cell>
          <table:table-cell office:value-type="string">
            <text:p>der</text:p>
          </table:table-cell>
          <table:table-cell office:value-type="string">
            <text:p>eminenten</text:p>
          </table:table-cell>
          <table:table-cell office:value-type="string">
            <text:p>Tüchtigkeit</text:p>
          </table:table-cell>
          <table:table-cell office:value-type="string">
            <text:p>sich</text:p>
          </table:table-cell>
          <table:table-cell office:value-type="string">
            <text:p>öffnete</text:p>
          </table:table-cell>
          <table:table-cell office:value-type="string">
            <text:p>und</text:p>
          </table:table-cell>
          <table:table-cell office:value-type="string">
            <text:p>im</text:p>
          </table:table-cell>
          <table:table-cell office:value-type="string">
            <text:p>besten</text:p>
          </table:table-cell>
          <table:table-cell office:value-type="string">
            <text:p>Sin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vertrauen</text:p>
          </table:table-cell>
          <table:table-cell office:value-type="string">
            <text:p>und</text:p>
          </table:table-cell>
          <table:table-cell office:value-type="string">
            <text:p>brauchte</text:p>
          </table:table-cell>
          <table:table-cell office:value-type="string">
            <text:p>die</text:p>
          </table:table-cell>
          <table:table-cell office:value-type="string">
            <text:p>Beamten</text:p>
          </table:table-cell>
          <table:table-cell office:value-type="string">
            <text:p>nicht</text:p>
          </table:table-cell>
          <table:table-cell office:value-type="string">
            <text:p>zu</text:p>
          </table:table-cell>
          <table:table-cell office:value-type="string">
            <text:p>fürchten</text:p>
          </table:table-cell>
          <table:table-cell office:value-type="string">
            <text:p>Der</text:p>
          </table:table-cell>
          <table:table-cell office:value-type="string">
            <text:p>karthagische</text:p>
          </table:table-cell>
          <table:table-cell office:value-type="string">
            <text:p>Senat</text:p>
          </table:table-cell>
          <table:table-cell office:value-type="string">
            <text:p>dagegen</text:p>
          </table:table-cell>
          <table:table-cell office:value-type="string">
            <text:p>beruhte</text:p>
          </table:table-cell>
          <table:table-cell office:value-type="string">
            <text:p>auf</text:p>
          </table:table-cell>
          <table:table-cell office:value-type="string">
            <text:p>einer</text:p>
          </table:table-cell>
          <table:table-cell office:value-type="string">
            <text:p>eifersüchtigen</text:p>
          </table:table-cell>
          <table:table-cell office:value-type="string">
            <text:p>Kontrolle</text:p>
          </table:table-cell>
          <table:table-cell office:value-type="string">
            <text:p>der</text:p>
          </table:table-cell>
          <table:table-cell office:value-type="string">
            <text:p>Verwaltung</text:p>
          </table:table-cell>
          <table:table-cell office:value-type="string">
            <text:p>durch</text:p>
          </table:table-cell>
          <table:table-cell office:value-type="string">
            <text:p>die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der</text:p>
          </table:table-cell>
          <table:table-cell office:value-type="string">
            <text:p>tiefsten</text:p>
          </table:table-cell>
          <table:table-cell office:value-type="string">
            <text:p>Bedeutung</text:p>
          </table:table-cell>
          <table:table-cell office:value-type="string">
            <text:p>als</text:p>
          </table:table-cell>
          <table:table-cell office:value-type="string">
            <text:p>die</text:p>
          </table:table-cell>
          <table:table-cell office:value-type="string">
            <text:p>Boten</text:p>
          </table:table-cell>
          <table:table-cell office:value-type="string">
            <text:p>der</text:p>
          </table:table-cell>
          <table:table-cell office:value-type="string">
            <text:p>Mamertiner</text:p>
          </table:table-cell>
          <table:table-cell office:value-type="string">
            <text:p>im</text:p>
          </table:table-cell>
          <table:table-cell office:value-type="string">
            <text:p>römischen</text:p>
          </table:table-cell>
          <table:table-cell office:value-type="string">
            <text:p>Senat</text:p>
          </table:table-cell>
          <table:table-cell office:value-type="string">
            <text:p>erschienen</text:p>
          </table:table-cell>
          <table:table-cell office:value-type="string">
            <text:p>Zwar</text:p>
          </table:table-cell>
          <table:table-cell office:value-type="string">
            <text:p>was</text:p>
          </table:table-cell>
          <table:table-cell office:value-type="string">
            <text:p>alles</text:p>
          </table:table-cell>
          <table:table-cell office:value-type="string">
            <text:p>an</text:p>
          </table:table-cell>
          <table:table-cell office:value-type="string">
            <text:p>dem</text:p>
          </table:table-cell>
          <table:table-cell office:value-type="string">
            <text:p>Überschreiten</text:p>
          </table:table-cell>
          <table:table-cell office:value-type="string">
            <text:p>des</text:p>
          </table:table-cell>
          <table:table-cell office:value-type="string">
            <text:p>schmalen</text:p>
          </table:table-cell>
          <table:table-cell office:value-type="string">
            <text:p>Meerarms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sich</text:p>
          </table:table-cell>
          <table:table-cell office:value-type="string">
            <text:p>knüpfen</text:p>
          </table:table-cell>
          <table:table-cell office:value-type="string">
            <text:p>würden</text:p>
          </table:table-cell>
          <table:table-cell office:value-type="string">
            <text:p>als</text:p>
          </table:table-cell>
          <table:table-cell office:value-type="string">
            <text:p>an</text:p>
          </table:table-cell>
          <table:table-cell office:value-type="string">
            <text:p>irgend</text:p>
          </table:table-cell>
          <table:table-cell office:value-type="string">
            <text:p>einen</text:p>
          </table:table-cell>
          <table:table-cell office:value-type="string">
            <text:p>der</text:p>
          </table:table-cell>
          <table:table-cell office:value-type="string">
            <text:p>bisher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gefaßten</text:p>
          </table:table-cell>
          <table:table-cell office:value-type="string">
            <text:p>Beschlüsse</text:p>
          </table:table-cell>
          <table:table-cell office:value-type="string">
            <text:p>mußte</text:p>
          </table:table-cell>
          <table:table-cell office:value-type="string">
            <text:p>jedem</text:p>
          </table:table-cell>
          <table:table-cell office:value-type="string">
            <text:p>der</text:p>
          </table:table-cell>
          <table:table-cell office:value-type="string">
            <text:p>ratschlagenden</text:p>
          </table:table-cell>
          <table:table-cell office:value-type="string">
            <text:p>Väter</text:p>
          </table:table-cell>
          <table:table-cell office:value-type="string">
            <text:p>der</text:p>
          </table:table-cell>
          <table:table-cell office:value-type="string">
            <text:p>Stadt</text:p>
          </table:table-cell>
          <table:table-cell office:value-type="string">
            <text:p>offenbar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folgen</text:p>
          </table:table-cell>
          <table:table-cell office:value-type="string">
            <text:p>es</text:p>
          </table:table-cell>
          <table:table-cell office:value-type="string">
            <text:p>weiß</text:p>
          </table:table-cell>
          <table:table-cell office:value-type="string">
            <text:p>keiner</text:p>
          </table:table-cell>
          <table:table-cell office:value-type="string">
            <text:p>wohin</text:p>
          </table:table-cell>
          <table:table-cell office:value-type="string">
            <text:p>Lange</text:p>
          </table:table-cell>
          <table:table-cell office:value-type="string">
            <text:p>und</text:p>
          </table:table-cell>
          <table:table-cell office:value-type="string">
            <text:p>ernst</text:p>
          </table:table-cell>
          <table:table-cell office:value-type="string">
            <text:p>beriet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über</text:p>
          </table:table-cell>
          <table:table-cell office:value-type="string">
            <text:p>den</text:p>
          </table:table-cell>
          <table:table-cell office:value-type="string">
            <text:p>Antrag</text:p>
          </table:table-cell>
          <table:table-cell office:value-type="string">
            <text:p>der</text:p>
          </table:table-cell>
          <table:table-cell office:value-type="string">
            <text:p>Konsuln</text:p>
          </table:table-cell>
          <table:table-cell office:value-type="string">
            <text:p>die</text:p>
          </table:table-cell>
          <table:table-cell office:value-type="string">
            <text:p>Legionen</text:p>
          </table:table-cell>
          <table:table-cell office:value-type="string">
            <text:p>den</text:p>
          </table:table-cell>
          <table:table-cell office:value-type="string">
            <text:p>Mamertinern</text:p>
          </table:table-cell>
          <table:table-cell office:value-type="string">
            <text:p>zu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und</text:p>
          </table:table-cell>
          <table:table-cell office:value-type="string">
            <text:p>ungeduldig</text:p>
          </table:table-cell>
          <table:table-cell office:value-type="string">
            <text:p>dem</text:p>
          </table:table-cell>
          <table:table-cell office:value-type="string">
            <text:p>Kriege</text:p>
          </table:table-cell>
          <table:table-cell office:value-type="string">
            <text:p>ein</text:p>
          </table:table-cell>
          <table:table-cell office:value-type="string">
            <text:p>Ziel</text:p>
          </table:table-cell>
          <table:table-cell office:value-type="string">
            <text:p>zu</text:p>
          </table:table-cell>
          <table:table-cell office:value-type="string">
            <text:p>setzen</text:p>
          </table:table-cell>
          <table:table-cell office:value-type="string">
            <text:p>beschlo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as</text:p>
          </table:table-cell>
          <table:table-cell office:value-type="string">
            <text:p>System</text:p>
          </table:table-cell>
          <table:table-cell office:value-type="string">
            <text:p>zu</text:p>
          </table:table-cell>
          <table:table-cell office:value-type="string">
            <text:p>ändern</text:p>
          </table:table-cell>
          <table:table-cell office:value-type="string">
            <text:p>und</text:p>
          </table:table-cell>
          <table:table-cell office:value-type="string">
            <text:p>Karthago</text:p>
          </table:table-cell>
          <table:table-cell office:value-type="string">
            <text:p>in</text:p>
          </table:table-cell>
          <table:table-cell office:value-type="string">
            <text:p>Afrika</text:p>
          </table:table-cell>
          <table:table-cell office:value-type="string">
            <text:p>anzugreifen</text:p>
          </table:table-cell>
          <table:table-cell office:value-type="string">
            <text:p>Im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hatte</text:p>
          </table:table-cell>
          <table:table-cell office:value-type="string">
            <text:p>wie</text:p>
          </table:table-cell>
          <table:table-cell office:value-type="string">
            <text:p>die</text:p>
          </table:table-cell>
          <table:table-cell office:value-type="string">
            <text:p>freiwillige</text:p>
          </table:table-cell>
          <table:table-cell office:value-type="string">
            <text:p>Räumung</text:p>
          </table:table-cell>
          <table:table-cell office:value-type="string">
            <text:p>von</text:p>
          </table:table-cell>
          <table:table-cell office:value-type="string">
            <text:p>Clupea</text:p>
          </table:table-cell>
          <table:table-cell office:value-type="string">
            <text:p>beweist</text:p>
          </table:table-cell>
          <table:table-cell office:value-type="string">
            <text:p>im</text:p>
          </table:table-cell>
          <table:table-cell office:value-type="string">
            <text:p>römischen</text:p>
          </table:table-cell>
          <table:table-cell office:value-type="string">
            <text:p>Senat</text:p>
          </table:table-cell>
          <table:table-cell office:value-type="string">
            <text:p>sofort</text:p>
          </table:table-cell>
          <table:table-cell office:value-type="string">
            <text:p>wieder</text:p>
          </table:table-cell>
          <table:table-cell office:value-type="string">
            <text:p>der</text:p>
          </table:table-cell>
          <table:table-cell office:value-type="string">
            <text:p>Partei</text:p>
          </table:table-cell>
          <table:table-cell office:value-type="string">
            <text:p>die</text:p>
          </table:table-cell>
          <table:table-cell office:value-type="string">
            <text:p>Oberhand</text:p>
          </table:table-cell>
          <table:table-cell office:value-type="string">
            <text:p>gegeben</text:p>
          </table:table-cell>
          <table:table-cell office:value-type="string">
            <text:p>die</text:p>
          </table:table-cell>
          <table:table-cell office:value-type="string">
            <text:p>den</text:p>
          </table:table-cell>
          <table:table-cell office:value-type="string">
            <text:p>afrikanische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und</text:p>
          </table:table-cell>
          <table:table-cell office:value-type="string">
            <text:p>die</text:p>
          </table:table-cell>
          <table:table-cell office:value-type="string">
            <text:p>Ermattung</text:p>
          </table:table-cell>
          <table:table-cell office:value-type="string">
            <text:p>des</text:p>
          </table:table-cell>
          <table:table-cell office:value-type="string">
            <text:p>Feindes</text:p>
          </table:table-cell>
          <table:table-cell office:value-type="string">
            <text:p>gab</text:p>
          </table:table-cell>
          <table:table-cell office:value-type="string">
            <text:p>der</text:p>
          </table:table-cell>
          <table:table-cell office:value-type="string">
            <text:p>energischeren</text:p>
          </table:table-cell>
          <table:table-cell office:value-type="string">
            <text:p>Partei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Oberhand</text:p>
          </table:table-cell>
          <table:table-cell office:value-type="string">
            <text:p>Der</text:p>
          </table:table-cell>
          <table:table-cell office:value-type="string">
            <text:p>Friede</text:p>
          </table:table-cell>
          <table:table-cell office:value-type="string">
            <text:p>ward</text:p>
          </table:table-cell>
          <table:table-cell office:value-type="string">
            <text:p>zurückgewiesen</text:p>
          </table:table-cell>
          <table:table-cell office:value-type="string">
            <text:p>und</text:p>
          </table:table-cell>
          <table:table-cell office:value-type="string">
            <text:p>beschlossen</text:p>
          </table:table-cell>
          <table:table-cell office:value-type="string">
            <text:p>die</text:p>
          </table:table-cell>
          <table:table-cell office:value-type="string">
            <text:p>Belagerung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es</text:p>
          </table:table-cell>
          <table:table-cell office:value-type="string">
            <text:p>den</text:p>
          </table:table-cell>
          <table:table-cell office:value-type="string">
            <text:p>Römern</text:p>
          </table:table-cell>
          <table:table-cell office:value-type="string">
            <text:p>indes</text:p>
          </table:table-cell>
          <table:table-cell office:value-type="string">
            <text:p>größtenteils</text:p>
          </table:table-cell>
          <table:table-cell office:value-type="string">
            <text:p>zu</text:p>
          </table:table-cell>
          <table:table-cell office:value-type="string">
            <text:p>retten</text:p>
          </table:table-cell>
          <table:table-cell office:value-type="float" office:value="505">
            <text:p>505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</text:p>
          </table:table-cell>
          <table:table-cell office:value-type="string">
            <text:p>war</text:p>
          </table:table-cell>
          <table:table-cell office:value-type="string">
            <text:p>ratlos</text:p>
          </table:table-cell>
          <table:table-cell office:value-type="string">
            <text:p>Der</text:p>
          </table:table-cell>
          <table:table-cell office:value-type="string">
            <text:p>Krieg</text:p>
          </table:table-cell>
          <table:table-cell office:value-type="string">
            <text:p>währte</text:p>
          </table:table-cell>
          <table:table-cell office:value-type="string">
            <text:p>nun</text:p>
          </table:table-cell>
          <table:table-cell office:value-type="string">
            <text:p>ins</text:p>
          </table:table-cell>
          <table:table-cell office:value-type="string">
            <text:p>sechzehnte</text:p>
          </table:table-cell>
          <table:table-cell office:value-type="string">
            <text:p>Jahr</text:p>
          </table:table-cell>
          <table:table-cell office:value-type="string">
            <text:p>und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Landweg</text:p>
          </table:table-cell>
          <table:table-cell office:value-type="string">
            <text:p>von</text:p>
          </table:table-cell>
          <table:table-cell office:value-type="string">
            <text:p>Spanien</text:p>
          </table:table-cell>
          <table:table-cell office:value-type="string">
            <text:p>aus</text:p>
          </table:table-cell>
          <table:table-cell office:value-type="string">
            <text:p>sein</text:p>
          </table:table-cell>
          <table:table-cell office:value-type="string">
            <text:p>Sohn</text:p>
          </table:table-cell>
          <table:table-cell office:value-type="string">
            <text:p>unternahm</text:p>
          </table:table-cell>
          <table:table-cell office:value-type="string">
            <text:p>Indes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</text:p>
          </table:table-cell>
          <table:table-cell office:value-type="string">
            <text:p>verharrte</text:p>
          </table:table-cell>
          <table:table-cell office:value-type="string">
            <text:p>in</text:p>
          </table:table-cell>
          <table:table-cell office:value-type="string">
            <text:p>seiner</text:p>
          </table:table-cell>
          <table:table-cell office:value-type="string">
            <text:p>Untätigkeit</text:p>
          </table:table-cell>
          <table:table-cell office:value-type="string">
            <text:p>die</text:p>
          </table:table-cell>
          <table:table-cell office:value-type="string">
            <text:p>Partei</text:p>
          </table:table-cell>
          <table:table-cell office:value-type="string">
            <text:p>der</text:p>
          </table:table-cell>
          <table:table-cell office:value-type="string">
            <text:p>Kleinmütigen</text:p>
          </table:table-cell>
          <table:table-cell office:value-type="string">
            <text:p>hatte</text:p>
          </table:table-cell>
          <table:table-cell office:value-type="string">
            <text:p>einmal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Politik</text:p>
          </table:table-cell>
          <table:table-cell office:value-type="string">
            <text:p>und</text:p>
          </table:table-cell>
          <table:table-cell office:value-type="string">
            <text:p>der</text:p>
          </table:table-cell>
          <table:table-cell office:value-type="string">
            <text:p>noch</text:p>
          </table:table-cell>
          <table:table-cell office:value-type="string">
            <text:p>nicht</text:p>
          </table:table-cell>
          <table:table-cell office:value-type="string">
            <text:p>gefundenen</text:p>
          </table:table-cell>
          <table:table-cell office:value-type="string">
            <text:p>des</text:p>
          </table:table-cell>
          <table:table-cell office:value-type="string">
            <text:p>Großstaats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</text:p>
          </table:table-cell>
          <table:table-cell office:value-type="string">
            <text:p>und</text:p>
          </table:table-cell>
          <table:table-cell office:value-type="string">
            <text:p>das</text:p>
          </table:table-cell>
          <table:table-cell office:value-type="string">
            <text:p>römische</text:p>
          </table:table-cell>
          <table:table-cell office:value-type="string">
            <text:p>Kriegswesen</text:p>
          </table:table-cell>
          <table:table-cell office:value-type="string">
            <text:p>waren</text:p>
          </table:table-cell>
          <table:table-cell office:value-type="string">
            <text:p>unübertrefflich</text:p>
          </table:table-cell>
          <table:table-cell office:value-type="string">
            <text:p>organisiert</text:p>
          </table:table-cell>
          <table:table-cell office:value-type="string">
            <text:p>für</text:p>
          </table:table-cell>
          <table:table-cell office:value-type="string">
            <text:p>die</text:p>
          </table:table-cell>
          <table:table-cell office:value-type="string">
            <text:p>rei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sich</text:p>
          </table:table-cell>
          <table:table-cell office:value-type="string">
            <text:p>ohne</text:p>
          </table:table-cell>
          <table:table-cell office:value-type="string">
            <text:p>Änderung</text:p>
          </table:table-cell>
          <table:table-cell office:value-type="string">
            <text:p>der</text:p>
          </table:table-cell>
          <table:table-cell office:value-type="string">
            <text:p>Verfassung</text:p>
          </table:table-cell>
          <table:table-cell office:value-type="string">
            <text:p>nicht</text:p>
          </table:table-cell>
          <table:table-cell office:value-type="string">
            <text:p>beseitigen</text:p>
          </table:table-cell>
          <table:table-cell office:value-type="string">
            <text:p>ließen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je</text:p>
          </table:table-cell>
          <table:table-cell office:value-type="string">
            <text:p>nach</text:p>
          </table:table-cell>
          <table:table-cell office:value-type="string">
            <text:p>dem</text:p>
          </table:table-cell>
          <table:table-cell office:value-type="string">
            <text:p>Stande</text:p>
          </table:table-cell>
          <table:table-cell office:value-type="string">
            <text:p>der</text:p>
          </table:table-cell>
          <table:table-cell office:value-type="string">
            <text:p>in</text:p>
          </table:table-cell>
          <table:table-cell office:value-type="string">
            <text:p>ihm</text:p>
          </table:table-cell>
          <table:table-cell office:value-type="string">
            <text:p>streitenden</text:p>
          </table:table-cell>
          <table:table-cell office:value-type="string">
            <text:p>Parteien</text:p>
          </table:table-cell>
          <table:table-cell office:value-type="string">
            <text:p>vo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noch</text:p>
          </table:table-cell>
          <table:table-cell office:value-type="string">
            <text:p>in</text:p>
          </table:table-cell>
          <table:table-cell office:value-type="string">
            <text:p>die</text:p>
          </table:table-cell>
          <table:table-cell office:value-type="string">
            <text:p>neue</text:p>
          </table:table-cell>
          <table:table-cell office:value-type="string">
            <text:p>Kriegführung</text:p>
          </table:table-cell>
          <table:table-cell office:value-type="string">
            <text:p>sich</text:p>
          </table:table-cell>
          <table:table-cell office:value-type="string">
            <text:p>zu</text:p>
          </table:table-cell>
          <table:table-cell office:value-type="string">
            <text:p>finden</text:p>
          </table:table-cell>
          <table:table-cell office:value-type="string">
            <text:p>weder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noch</text:p>
          </table:table-cell>
          <table:table-cell office:value-type="string">
            <text:p>die</text:p>
          </table:table-cell>
          <table:table-cell office:value-type="string">
            <text:p>Feldherren</text:p>
          </table:table-cell>
          <table:table-cell office:value-type="string">
            <text:p>Regulus</text:p>
          </table:table-cell>
          <table:table-cell office:value-type="string">
            <text:p>Feldzug</text:p>
          </table:table-cell>
          <table:table-cell office:value-type="string">
            <text:p>ist</text:p>
          </table:table-cell>
          <table:table-cell office:value-type="string">
            <text:p>ein</text:p>
          </table:table-cell>
          <table:table-cell office:value-type="string">
            <text:p>Beispiel</text:p>
          </table:table-cell>
          <table:table-cell office:value-type="string">
            <text:p>davon</text:p>
          </table:table-cell>
          <table:table-cell office:value-type="string">
            <text:p>wie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kein</text:p>
          </table:table-cell>
          <table:table-cell office:value-type="string">
            <text:p>Hannibal</text:p>
          </table:table-cell>
          <table:table-cell office:value-type="string">
            <text:p>und</text:p>
          </table:table-cell>
          <table:table-cell office:value-type="string">
            <text:p>keine</text:p>
          </table:table-cell>
          <table:table-cell office:value-type="string">
            <text:p>erprobte</text:p>
          </table:table-cell>
          <table:table-cell office:value-type="string">
            <text:p>feindliche</text:p>
          </table:table-cell>
          <table:table-cell office:value-type="string">
            <text:p>Armee</text:p>
          </table:table-cell>
          <table:table-cell office:value-type="string">
            <text:p>gegenüberstand</text:p>
          </table:table-cell>
          <table:table-cell office:value-type="string">
            <text:p>Allei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zog</text:p>
          </table:table-cell>
          <table:table-cell office:value-type="string">
            <text:p>die</text:p>
          </table:table-cell>
          <table:table-cell office:value-type="string">
            <text:p>halbe</text:p>
          </table:table-cell>
          <table:table-cell office:value-type="string">
            <text:p>Armee</text:p>
          </table:table-cell>
          <table:table-cell office:value-type="string">
            <text:p>zurück</text:p>
          </table:table-cell>
          <table:table-cell office:value-type="string">
            <text:p>sowie</text:p>
          </table:table-cell>
          <table:table-cell office:value-type="string">
            <text:p>man</text:p>
          </table:table-cell>
          <table:table-cell office:value-type="string">
            <text:p>sich</text:p>
          </table:table-cell>
          <table:table-cell office:value-type="string">
            <text:p>von</text:p>
          </table:table-cell>
          <table:table-cell office:value-type="string">
            <text:p>der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dabei</text:p>
          </table:table-cell>
          <table:table-cell office:value-type="string">
            <text:p>betroffener</text:p>
          </table:table-cell>
          <table:table-cell office:value-type="string">
            <text:p>italischer</text:p>
          </table:table-cell>
          <table:table-cell office:value-type="string">
            <text:p>Kapitäne</text:p>
          </table:table-cell>
          <table:table-cell office:value-type="string">
            <text:p>aufgriff</text:p>
          </table:table-cell>
          <table:table-cell office:value-type="string">
            <text:p>und</text:p>
          </table:table-cell>
          <table:table-cell office:value-type="string">
            <text:p>einsteckte</text:p>
          </table:table-cell>
          <table:table-cell office:value-type="string">
            <text:p>verwandte</text:p>
          </table:table-cell>
          <table:table-cell office:value-type="string">
            <text:p>sich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für</text:p>
          </table:table-cell>
          <table:table-cell office:value-type="string">
            <text:p>dieselben</text:p>
          </table:table-cell>
          <table:table-cell office:value-type="string">
            <text:p>bei</text:p>
          </table:table-cell>
          <table:table-cell office:value-type="string">
            <text:p>der</text:p>
          </table:table-cell>
          <table:table-cell office:value-type="string">
            <text:p>karthagischen</text:p>
          </table:table-cell>
          <table:table-cell office:value-type="string">
            <text:p>Regierung</text:p>
          </table:table-cell>
          <table:table-cell office:value-type="string">
            <text:p>und</text:p>
          </table:table-cell>
          <table:table-cell office:value-type="string">
            <text:p>bewirkte</text:p>
          </table:table-cell>
          <table:table-cell office:value-type="string">
            <text:p>ihre</text:p>
          </table:table-cell>
          <table:table-cell office:value-type="string">
            <text:p>Freigebung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Kassenverwaltung</text:p>
          </table:table-cell>
          <table:table-cell office:value-type="string">
            <text:p>zu</text:p>
          </table:table-cell>
          <table:table-cell office:value-type="string">
            <text:p>führen</text:p>
          </table:table-cell>
          <table:table-cell office:value-type="string">
            <text:p>und</text:p>
          </table:table-cell>
          <table:table-cell office:value-type="string">
            <text:p>darüber</text:p>
          </table:table-cell>
          <table:table-cell office:value-type="string">
            <text:p>nach</text:p>
          </table:table-cell>
          <table:table-cell office:value-type="string">
            <text:p>Niederlegung</text:p>
          </table:table-cell>
          <table:table-cell office:value-type="string">
            <text:p>ihres</text:p>
          </table:table-cell>
          <table:table-cell office:value-type="string">
            <text:p>Amtes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Rechnung</text:p>
          </table:table-cell>
          <table:table-cell office:value-type="string">
            <text:p>zu</text:p>
          </table:table-cell>
          <table:table-cell office:value-type="string">
            <text:p>legen</text:p>
          </table:table-cell>
          <table:table-cell office:value-type="string">
            <text:p>hatten</text:p>
          </table:table-cell>
          <table:table-cell office:value-type="string">
            <text:p>Diese</text:p>
          </table:table-cell>
          <table:table-cell office:value-type="string">
            <text:p>Verschiedenheit</text:p>
          </table:table-cell>
          <table:table-cell office:value-type="string">
            <text:p>in</text:p>
          </table:table-cell>
          <table:table-cell office:value-type="string">
            <text:p>der</text:p>
          </table:table-cell>
          <table:table-cell office:value-type="string">
            <text:p>Oberverwaltung</text:p>
          </table:table-cell>
          <table:table-cell office:value-type="string">
            <text:p>schied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beides</text:p>
          </table:table-cell>
          <table:table-cell office:value-type="string">
            <text:p>nur</text:p>
          </table:table-cell>
          <table:table-cell office:value-type="string">
            <text:p>eine</text:p>
          </table:table-cell>
          <table:table-cell office:value-type="string">
            <text:p>notwendige</text:p>
          </table:table-cell>
          <table:table-cell office:value-type="string">
            <text:p>Folge</text:p>
          </table:table-cell>
          <table:table-cell office:value-type="string">
            <text:p>der</text:p>
          </table:table-cell>
          <table:table-cell office:value-type="string">
            <text:p>Unterordnung</text:p>
          </table:table-cell>
          <table:table-cell office:value-type="string">
            <text:p>unter</text:p>
          </table:table-cell>
          <table:table-cell office:value-type="string">
            <text:p>den</text:p>
          </table:table-cell>
          <table:table-cell office:value-type="string">
            <text:p>römischen</text:p>
          </table:table-cell>
          <table:table-cell office:value-type="string">
            <text:p>Senat</text:p>
          </table:table-cell>
          <table:table-cell office:value-type="string">
            <text:p>welcher</text:p>
          </table:table-cell>
          <table:table-cell office:value-type="string">
            <text:p>mit</text:p>
          </table:table-cell>
          <table:table-cell office:value-type="string">
            <text:p>griechischen</text:p>
          </table:table-cell>
          <table:table-cell office:value-type="string">
            <text:p>Ekklesien</text:p>
          </table:table-cell>
          <table:table-cell office:value-type="string">
            <text:p>und</text:p>
          </table:table-cell>
          <table:table-cell office:value-type="string">
            <text:p>ohne</text:p>
          </table:table-cell>
          <table:table-cell office:value-type="string">
            <text:p>Übersicht</text:p>
          </table:table-cell>
          <table:table-cell office:value-type="string">
            <text:p>der</text:p>
          </table:table-cell>
          <table:table-cell office:value-type="string">
            <text:p>finanziellen</text:p>
          </table:table-cell>
          <table:table-cell office:value-type="string">
            <text:p>und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zu</text:p>
          </table:table-cell>
          <table:table-cell office:value-type="string">
            <text:p>den</text:p>
          </table:table-cell>
          <table:table-cell office:value-type="string">
            <text:p>hellenistischen</text:p>
          </table:table-cell>
          <table:table-cell office:value-type="string">
            <text:p>Staaten</text:p>
          </table:table-cell>
          <table:table-cell office:value-type="string">
            <text:p>enger</text:p>
          </table:table-cell>
          <table:table-cell office:value-type="string">
            <text:p>auch</text:p>
          </table:table-cell>
          <table:table-cell office:value-type="string">
            <text:p>mit</text:p>
          </table:table-cell>
          <table:table-cell office:value-type="string">
            <text:p>Syrien</text:p>
          </table:table-cell>
          <table:table-cell office:value-type="string">
            <text:p>verhandelt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schon</text:p>
          </table:table-cell>
          <table:table-cell office:value-type="string">
            <text:p>und</text:p>
          </table:table-cell>
          <table:table-cell office:value-type="string">
            <text:p>verwandte</text:p>
          </table:table-cell>
          <table:table-cell office:value-type="string">
            <text:p>sich</text:p>
          </table:table-cell>
          <table:table-cell office:value-type="string">
            <text:p>bei</text:p>
          </table:table-cell>
          <table:table-cell office:value-type="string">
            <text:p>dem</text:p>
          </table:table-cell>
          <table:table-cell office:value-type="string">
            <text:p>ebengenannten</text:p>
          </table:table-cell>
          <table:table-cell office:value-type="string">
            <text:p>Seleukos</text:p>
          </table:table-cell>
          <table:table-cell office:value-type="string">
            <text:p>für</text:p>
          </table:table-cell>
          <table:table-cell office:value-type="string">
            <text:p>die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des</text:p>
          </table:table-cell>
          <table:table-cell office:value-type="string">
            <text:p>Äneias</text:p>
          </table:table-cell>
          <table:table-cell office:value-type="string">
            <text:p>um</text:p>
          </table:table-cell>
          <table:table-cell office:value-type="string">
            <text:p>Hilfe</text:p>
          </table:table-cell>
          <table:table-cell office:value-type="string">
            <text:p>baten</text:p>
          </table:table-cell>
          <table:table-cell office:value-type="string">
            <text:p>gegen</text:p>
          </table:table-cell>
          <table:table-cell office:value-type="string">
            <text:p>die</text:p>
          </table:table-cell>
          <table:table-cell office:value-type="string">
            <text:p>Ätoler</text:p>
          </table:table-cell>
          <table:table-cell office:value-type="string">
            <text:p>versucht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zwar</text:p>
          </table:table-cell>
          <table:table-cell office:value-type="string">
            <text:p>eine</text:p>
          </table:table-cell>
          <table:table-cell office:value-type="string">
            <text:p>diplomatische</text:p>
          </table:table-cell>
          <table:table-cell office:value-type="string">
            <text:p>Verwendung</text:p>
          </table:table-cell>
          <table:table-cell office:value-type="string">
            <text:p>allein</text:p>
          </table:table-cell>
          <table:table-cell office:value-type="string">
            <text:p>da</text:p>
          </table:table-cell>
          <table:table-cell office:value-type="string">
            <text:p>die</text:p>
          </table:table-cell>
          <table:table-cell office:value-type="string">
            <text:p>Ätoler</text:p>
          </table:table-cell>
          <table:table-cell office:value-type="string">
            <text:p>darauf</text:p>
          </table:table-cell>
          <table:table-cell office:value-type="string">
            <text:p>eine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die</text:p>
          </table:table-cell>
          <table:table-cell office:value-type="string">
            <text:p>flehenden</text:p>
          </table:table-cell>
          <table:table-cell office:value-type="string">
            <text:p>Bitten</text:p>
          </table:table-cell>
          <table:table-cell office:value-type="string">
            <text:p>der</text:p>
          </table:table-cell>
          <table:table-cell office:value-type="string">
            <text:p>belagerten</text:p>
          </table:table-cell>
          <table:table-cell office:value-type="string">
            <text:p>Issaer</text:p>
          </table:table-cell>
          <table:table-cell office:value-type="string">
            <text:p>nötigten</text:p>
          </table:table-cell>
          <table:table-cell office:value-type="string">
            <text:p>endlich</text:p>
          </table:table-cell>
          <table:table-cell office:value-type="string">
            <text:p>den</text:p>
          </table:table-cell>
          <table:table-cell office:value-type="string">
            <text:p>römischen</text:p>
          </table:table-cell>
          <table:table-cell office:value-type="string">
            <text:p>Senat</text:p>
          </table:table-cell>
          <table:table-cell office:value-type="string">
            <text:p>wenigstens</text:p>
          </table:table-cell>
          <table:table-cell office:value-type="string">
            <text:p>Gesandte</text:p>
          </table:table-cell>
          <table:table-cell office:value-type="string">
            <text:p>nach</text:p>
          </table:table-cell>
          <table:table-cell office:value-type="string">
            <text:p>Skodra</text:p>
          </table:table-cell>
          <table:table-cell office:value-type="string">
            <text:p>zu</text:p>
          </table:table-cell>
          <table:table-cell office:value-type="string">
            <text:p>schicken</text:p>
          </table:table-cell>
          <table:table-cell office:value-type="string">
            <text:p>Die</text:p>
          </table:table-cell>
          <table:table-cell office:value-type="string">
            <text:p>Brüder</text:p>
          </table:table-cell>
          <table:table-cell office:value-type="string">
            <text:p>Gaius</text:p>
          </table:table-cell>
          <table:table-cell office:value-type="string">
            <text:p>und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der</text:p>
          </table:table-cell>
          <table:table-cell office:value-type="string">
            <text:p>Heimkehr</text:p>
          </table:table-cell>
          <table:table-cell office:value-type="string">
            <text:p>ermordet</text:p>
          </table:table-cell>
          <table:table-cell office:value-type="string">
            <text:p>und</text:p>
          </table:table-cell>
          <table:table-cell office:value-type="string">
            <text:p>die</text:p>
          </table:table-cell>
          <table:table-cell office:value-type="string">
            <text:p>Auslieferung</text:p>
          </table:table-cell>
          <table:table-cell office:value-type="string">
            <text:p>der</text:p>
          </table:table-cell>
          <table:table-cell office:value-type="string">
            <text:p>Mörder</text:p>
          </table:table-cell>
          <table:table-cell office:value-type="string">
            <text:p>verweigert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hatte</text:p>
          </table:table-cell>
          <table:table-cell office:value-type="string">
            <text:p>jetzt</text:p>
          </table:table-cell>
          <table:table-cell office:value-type="string">
            <text:p>keine</text:p>
          </table:table-cell>
          <table:table-cell office:value-type="string">
            <text:p>Wahl</text:p>
          </table:table-cell>
          <table:table-cell office:value-type="string">
            <text:p>mehr</text:p>
          </table:table-cell>
          <table:table-cell office:value-type="string">
            <text:p>Mit</text:p>
          </table:table-cell>
          <table:table-cell office:value-type="string">
            <text:p>dem</text:p>
          </table:table-cell>
          <table:table-cell office:value-type="string">
            <text:p>Frühjahr</text:p>
          </table:table-cell>
          <table:table-cell office:value-type="float" office:value="525">
            <text:p>525</text:p>
          </table:table-cell>
          <table:table-cell office:value-type="string">
            <text:p>erschie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zu</text:p>
          </table:table-cell>
          <table:table-cell office:value-type="string">
            <text:p>gewinnen</text:p>
          </table:table-cell>
          <table:table-cell office:value-type="string">
            <text:p>Boten</text:p>
          </table:table-cell>
          <table:table-cell office:value-type="string">
            <text:p>der</text:p>
          </table:table-cell>
          <table:table-cell office:value-type="string">
            <text:p>Kelten</text:p>
          </table:table-cell>
          <table:table-cell office:value-type="string">
            <text:p>nach</text:p>
          </table:table-cell>
          <table:table-cell office:value-type="string">
            <text:p>Rom</text:p>
          </table:table-cell>
          <table:table-cell office:value-type="string">
            <text:p>gehen</text:p>
          </table:table-cell>
          <table:table-cell office:value-type="string">
            <text:p>die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Abtretung</text:p>
          </table:table-cell>
          <table:table-cell office:value-type="string">
            <text:p>von</text:p>
          </table:table-cell>
          <table:table-cell office:value-type="string">
            <text:p>Ariminum</text:p>
          </table:table-cell>
          <table:table-cell office:value-type="string">
            <text:p>zu</text:p>
          </table:table-cell>
          <table:table-cell office:value-type="string">
            <text:p>fordern</text:p>
          </table:table-cell>
          <table:table-cell office:value-type="string">
            <text:p>wagten</text:p>
          </table:table-cell>
          <table:table-cell office:value-type="string">
            <text:p>es</text:p>
          </table:table-cell>
          <table:table-cell office:value-type="string">
            <text:p>schien</text:p>
          </table:table-cell>
          <table:table-cell office:value-type="string">
            <text:p>als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um</text:p>
          </table:table-cell>
          <table:table-cell office:value-type="string">
            <text:p>die</text:p>
          </table:table-cell>
          <table:table-cell office:value-type="string">
            <text:p>römischen</text:p>
          </table:table-cell>
          <table:table-cell office:value-type="string">
            <text:p>Kriegskontributionen</text:p>
          </table:table-cell>
          <table:table-cell office:value-type="string">
            <text:p>prompt</text:p>
          </table:table-cell>
          <table:table-cell office:value-type="string">
            <text:p>zahlen</text:p>
          </table:table-cell>
          <table:table-cell office:value-type="string">
            <text:p>zu</text:p>
          </table:table-cell>
          <table:table-cell office:value-type="string">
            <text:p>können</text:p>
          </table:table-cell>
          <table:table-cell office:value-type="string">
            <text:p>konnten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unmöglich</text:p>
          </table:table-cell>
          <table:table-cell office:value-type="string">
            <text:p>Glauben</text:p>
          </table:table-cell>
          <table:table-cell office:value-type="string">
            <text:p>finden</text:p>
          </table:table-cell>
          <table:table-cell office:value-type="string">
            <text:p>allein</text:p>
          </table:table-cell>
          <table:table-cell office:value-type="string">
            <text:p>man</text:p>
          </table:table-cell>
          <table:table-cell office:value-type="string">
            <text:p>erkannte</text:p>
          </table:table-cell>
          <table:table-cell office:value-type="string">
            <text:p>wahrscheinlich</text:p>
          </table:table-cell>
          <table:table-cell office:value-type="string">
            <text:p>von</text:p>
          </table:table-cell>
          <table:table-cell office:value-type="string">
            <text:p>Hamilkars</text:p>
          </table:table-cell>
          <table:table-cell office:value-type="string">
            <text:p>Pläne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Für</text:p>
          </table:table-cell>
          <table:table-cell office:value-type="string">
            <text:p>den</text:p>
          </table:table-cell>
          <table:table-cell office:value-type="string">
            <text:p>bevorstehenden</text:p>
          </table:table-cell>
          <table:table-cell office:value-type="string">
            <text:p>Krieg</text:p>
          </table:table-cell>
          <table:table-cell office:value-type="string">
            <text:p>mit</text:p>
          </table:table-cell>
          <table:table-cell office:value-type="string">
            <text:p>Karthago</text:p>
          </table:table-cell>
          <table:table-cell office:value-type="string">
            <text:p>über</text:p>
          </table:table-cell>
          <table:table-cell office:value-type="string">
            <text:p>dessen</text:p>
          </table:table-cell>
          <table:table-cell office:value-type="string">
            <text:p>Unvermeidlichkeit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sich</text:p>
          </table:table-cell>
          <table:table-cell office:value-type="string">
            <text:p>nie</text:p>
          </table:table-cell>
          <table:table-cell office:value-type="string">
            <text:p>getäuscht</text:p>
          </table:table-cell>
          <table:table-cell office:value-type="string">
            <text:p>hat</text:p>
          </table:table-cell>
          <table:table-cell office:value-type="string">
            <text:p>besorgte</text:p>
          </table:table-cell>
          <table:table-cell office:value-type="string">
            <text:p>man</text:p>
          </table:table-cell>
          <table:table-cell office:value-type="string">
            <text:p>von</text:p>
          </table:table-cell>
          <table:table-cell office:value-type="string">
            <text:p>den</text:p>
          </table:table-cell>
          <table:table-cell office:value-type="string">
            <text:p>spanischen</text:p>
          </table:table-cell>
          <table:table-cell office:value-type="string">
            <text:p>Ereignisse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ihm</text:p>
          </table:table-cell>
          <table:table-cell office:value-type="string">
            <text:p>gestorben</text:p>
          </table:table-cell>
          <table:table-cell office:value-type="string">
            <text:p>seien</text:p>
          </table:table-cell>
          <table:table-cell office:value-type="string">
            <text:p>endlich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letzten</text:p>
          </table:table-cell>
          <table:table-cell office:value-type="string">
            <text:p>Jahren</text:p>
          </table:table-cell>
          <table:table-cell office:value-type="string">
            <text:p>wo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allerdings</text:p>
          </table:table-cell>
          <table:table-cell office:value-type="string">
            <text:p>zu</text:p>
          </table:table-cell>
          <table:table-cell office:value-type="string">
            <text:p>begreifen</text:p>
          </table:table-cell>
          <table:table-cell office:value-type="string">
            <text:p>anfing</text:p>
          </table:table-cell>
          <table:table-cell office:value-type="string">
            <text:p>daß</text:p>
          </table:table-cell>
          <table:table-cell office:value-type="string">
            <text:p>es</text:p>
          </table:table-cell>
          <table:table-cell office:value-type="string">
            <text:p>nicht</text:p>
          </table:table-cell>
          <table:table-cell office:value-type="string">
            <text:p>weise</text:p>
          </table:table-cell>
          <table:table-cell office:value-type="string">
            <text:p>sei</text:p>
          </table:table-cell>
          <table:table-cell office:value-type="string">
            <text:p>mit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demnach</text:p>
          </table:table-cell>
          <table:table-cell office:value-type="string">
            <text:p>keineswegs</text:p>
          </table:table-cell>
          <table:table-cell office:value-type="string">
            <text:p>aber</text:p>
          </table:table-cell>
          <table:table-cell office:value-type="string">
            <text:p>ebensowenig</text:p>
          </table:table-cell>
          <table:table-cell office:value-type="string">
            <text:p>läßt</text:p>
          </table:table-cell>
          <table:table-cell office:value-type="string">
            <text:p>sich</text:p>
          </table:table-cell>
          <table:table-cell office:value-type="string">
            <text:p>leugnen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</text:p>
          </table:table-cell>
          <table:table-cell office:value-type="string">
            <text:p>diese</text:p>
          </table:table-cell>
          <table:table-cell office:value-type="string">
            <text:p>Verhältnisse</text:p>
          </table:table-cell>
          <table:table-cell office:value-type="string">
            <text:p>kurzsichtig</text:p>
          </table:table-cell>
          <table:table-cell office:value-type="string">
            <text:p>und</text:p>
          </table:table-cell>
          <table:table-cell office:value-type="string">
            <text:p>schlaff</text:p>
          </table:table-cell>
          <table:table-cell office:value-type="string">
            <text:p>behandelt</text:p>
          </table:table-cell>
          <table:table-cell office:value-type="string">
            <text:p>hat</text:p>
          </table:table-cell>
          <table:table-cell office:value-type="string">
            <text:p>Fehler</text:p>
          </table:table-cell>
          <table:table-cell office:value-type="string">
            <text:p>wie</text:p>
          </table:table-cell>
          <table:table-cell office:value-type="string">
            <text:p>sie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Jahres</text:p>
          </table:table-cell>
          <table:table-cell office:value-type="float" office:value="537">
            <text:p>537</text:p>
          </table:table-cell>
          <table:table-cell office:value-type="string">
            <text:p>wurden</text:p>
          </table:table-cell>
          <table:table-cell office:value-type="string">
            <text:p>in</text:p>
          </table:table-cell>
          <table:table-cell office:value-type="string">
            <text:p>Rom</text:p>
          </table:table-cell>
          <table:table-cell office:value-type="string">
            <text:p>keine</text:p>
          </table:table-cell>
          <table:table-cell office:value-type="string">
            <text:p>außerordentlichen</text:p>
          </table:table-cell>
          <table:table-cell office:value-type="string">
            <text:p>Anstrengungen</text:p>
          </table:table-cell>
          <table:table-cell office:value-type="string">
            <text:p>gemacht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betrachtete</text:p>
          </table:table-cell>
          <table:table-cell office:value-type="string">
            <text:p>und</text:p>
          </table:table-cell>
          <table:table-cell office:value-type="string">
            <text:p>nicht</text:p>
          </table:table-cell>
          <table:table-cell office:value-type="string">
            <text:p>mit</text:p>
          </table:table-cell>
          <table:table-cell office:value-type="string">
            <text:p>Unrecht</text:p>
          </table:table-cell>
          <table:table-cell office:value-type="string">
            <text:p>trotz</text:p>
          </table:table-cell>
          <table:table-cell office:value-type="string">
            <text:p>der</text:p>
          </table:table-cell>
          <table:table-cell office:value-type="string">
            <text:p>verlorenen</text:p>
          </table:table-cell>
          <table:table-cell office:value-type="string">
            <text:p>Schlacht</text:p>
          </table:table-cell>
          <table:table-cell office:value-type="string">
            <text:p>die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wobei</text:p>
          </table:table-cell>
          <table:table-cell office:value-type="string">
            <text:p>man</text:p>
          </table:table-cell>
          <table:table-cell office:value-type="string">
            <text:p>nicht</text:p>
          </table:table-cell>
          <table:table-cell office:value-type="string">
            <text:p>vergessen</text:p>
          </table:table-cell>
          <table:table-cell office:value-type="string">
            <text:p>darf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Diktator</text:p>
          </table:table-cell>
          <table:table-cell office:value-type="string">
            <text:p>tatsächlich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ernannt</text:p>
          </table:table-cell>
          <table:table-cell office:value-type="string">
            <text:p>ward</text:p>
          </table:table-cell>
          <table:table-cell office:value-type="string">
            <text:p>und</text:p>
          </table:table-cell>
          <table:table-cell office:value-type="string">
            <text:p>dies</text:p>
          </table:table-cell>
          <table:table-cell office:value-type="string">
            <text:p>Amt</text:p>
          </table:table-cell>
          <table:table-cell office:value-type="string">
            <text:p>galt</text:p>
          </table:table-cell>
          <table:table-cell office:value-type="string">
            <text:p>als</text:p>
          </table:table-cell>
          <table:table-cell office:value-type="string">
            <text:p>das</text:p>
          </table:table-cell>
          <table:table-cell office:value-type="string">
            <text:p>Palladium</text:p>
          </table:table-cell>
          <table:table-cell office:value-type="string">
            <text:p>der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sich</text:p>
          </table:table-cell>
          <table:table-cell office:value-type="string">
            <text:p>anspinnenden</text:p>
          </table:table-cell>
          <table:table-cell office:value-type="string">
            <text:p>demagogischen</text:p>
          </table:table-cell>
          <table:table-cell office:value-type="string">
            <text:p>Hetzereien</text:p>
          </table:table-cell>
          <table:table-cell office:value-type="string">
            <text:p>hatten</text:p>
          </table:table-cell>
          <table:table-cell office:value-type="string">
            <text:p>die</text:p>
          </table:table-cell>
          <table:table-cell office:value-type="string">
            <text:p>Diktatur</text:p>
          </table:table-cell>
          <table:table-cell office:value-type="string">
            <text:p>und</text:p>
          </table:table-cell>
          <table:table-cell office:value-type="string">
            <text:p>überhaupt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unpopulärer</text:p>
          </table:table-cell>
          <table:table-cell office:value-type="string">
            <text:p>gemacht</text:p>
          </table:table-cell>
          <table:table-cell office:value-type="string">
            <text:p>als</text:p>
          </table:table-cell>
          <table:table-cell office:value-type="string">
            <text:p>je</text:p>
          </table:table-cell>
          <table:table-cell office:value-type="string">
            <text:p>im</text:p>
          </table:table-cell>
          <table:table-cell office:value-type="string">
            <text:p>Volke</text:p>
          </table:table-cell>
          <table:table-cell office:value-type="string">
            <text:p>ging</text:p>
          </table:table-cell>
          <table:table-cell office:value-type="string">
            <text:p>wohl</text:p>
          </table:table-cell>
          <table:table-cell office:value-type="string">
            <text:p>nicht</text:p>
          </table:table-cell>
          <table:table-cell office:value-type="string">
            <text:p>ohne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nicht</text:p>
          </table:table-cell>
          <table:table-cell office:value-type="string">
            <text:p>ohne</text:p>
          </table:table-cell>
          <table:table-cell office:value-type="string">
            <text:p>Schuld</text:p>
          </table:table-cell>
          <table:table-cell office:value-type="string">
            <text:p>seiner</text:p>
          </table:table-cell>
          <table:table-cell office:value-type="string">
            <text:p>Führer</text:p>
          </table:table-cell>
          <table:table-cell office:value-type="string">
            <text:p>die</text:p>
          </table:table-cell>
          <table:table-cell office:value-type="string">
            <text:p>törichte</text:p>
          </table:table-cell>
          <table:table-cell office:value-type="string">
            <text:p>Rede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en</text:p>
          </table:table-cell>
          <table:table-cell office:value-type="string">
            <text:p>Krieg</text:p>
          </table:table-cell>
          <table:table-cell office:value-type="string">
            <text:p>absichtlich</text:p>
          </table:table-cell>
          <table:table-cell office:value-type="string">
            <text:p>in</text:p>
          </table:table-cell>
          <table:table-cell office:value-type="string">
            <text:p>die</text:p>
          </table:table-cell>
          <table:table-cell office:value-type="string">
            <text:p>Länge</text:p>
          </table:table-cell>
          <table:table-cell office:value-type="string">
            <text:p>ziehe</text:p>
          </table:table-cell>
          <table:table-cell office:value-type="string">
            <text:p>Da</text:p>
          </table:table-cell>
          <table:table-cell office:value-type="string">
            <text:p>also</text:p>
          </table:table-cell>
          <table:table-cell office:value-type="string">
            <text:p>a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die</text:p>
          </table:table-cell>
          <table:table-cell office:value-type="string">
            <text:p>Ernennung</text:p>
          </table:table-cell>
          <table:table-cell office:value-type="string">
            <text:p>eines</text:p>
          </table:table-cell>
          <table:table-cell office:value-type="string">
            <text:p>Diktators</text:p>
          </table:table-cell>
          <table:table-cell office:value-type="string">
            <text:p>nicht</text:p>
          </table:table-cell>
          <table:table-cell office:value-type="string">
            <text:p>zu</text:p>
          </table:table-cell>
          <table:table-cell office:value-type="string">
            <text:p>denken</text:p>
          </table:table-cell>
          <table:table-cell office:value-type="string">
            <text:p>war</text:p>
          </table:table-cell>
          <table:table-cell office:value-type="string">
            <text:p>versucht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Wahl</text:p>
          </table:table-cell>
          <table:table-cell office:value-type="string">
            <text:p>der</text:p>
          </table:table-cell>
          <table:table-cell office:value-type="string">
            <text:p>Konsuln</text:p>
          </table:table-cell>
          <table:table-cell office:value-type="string">
            <text:p>angemessen</text:p>
          </table:table-cell>
          <table:table-cell office:value-type="string">
            <text:p>zu</text:p>
          </table:table-cell>
          <table:table-cell office:value-type="string">
            <text:p>leiten</text:p>
          </table:table-cell>
          <table:table-cell office:value-type="string">
            <text:p>was</text:p>
          </table:table-cell>
          <table:table-cell office:value-type="string">
            <text:p>indes</text:p>
          </table:table-cell>
          <table:table-cell office:value-type="string">
            <text:p>de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den</text:p>
          </table:table-cell>
          <table:table-cell office:value-type="string">
            <text:p>Eigensinn</text:p>
          </table:table-cell>
          <table:table-cell office:value-type="string">
            <text:p>erst</text:p>
          </table:table-cell>
          <table:table-cell office:value-type="string">
            <text:p>recht</text:p>
          </table:table-cell>
          <table:table-cell office:value-type="string">
            <text:p>rege</text:p>
          </table:table-cell>
          <table:table-cell office:value-type="string">
            <text:p>machte</text:p>
          </table:table-cell>
          <table:table-cell office:value-type="string">
            <text:p>Mit</text:p>
          </table:table-cell>
          <table:table-cell office:value-type="string">
            <text:p>Mühe</text:p>
          </table:table-cell>
          <table:table-cell office:value-type="string">
            <text:p>bracht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en</text:p>
          </table:table-cell>
          <table:table-cell office:value-type="string">
            <text:p>einen</text:p>
          </table:table-cell>
          <table:table-cell office:value-type="string">
            <text:p>seiner</text:p>
          </table:table-cell>
          <table:table-cell office:value-type="string">
            <text:p>Kandidaten</text:p>
          </table:table-cell>
          <table:table-cell office:value-type="string">
            <text:p>durch</text:p>
          </table:table-cell>
          <table:table-cell office:value-type="string">
            <text:p>den</text:p>
          </table:table-cell>
          <table:table-cell office:value-type="string">
            <text:p>Lucius</text:p>
          </table:table-cell>
          <table:table-cell office:value-type="string">
            <text:p>Aemilius</text:p>
          </table:table-cell>
          <table:table-cell office:value-type="string">
            <text:p>Paullus</text:p>
          </table:table-cell>
          <table:table-cell office:value-type="string">
            <text:p>der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unfähigen</text:p>
          </table:table-cell>
          <table:table-cell office:value-type="string">
            <text:p>Mann</text:p>
          </table:table-cell>
          <table:table-cell office:value-type="string">
            <text:p>der</text:p>
          </table:table-cell>
          <table:table-cell office:value-type="string">
            <text:p>nur</text:p>
          </table:table-cell>
          <table:table-cell office:value-type="string">
            <text:p>durch</text:p>
          </table:table-cell>
          <table:table-cell office:value-type="string">
            <text:p>seine</text:p>
          </table:table-cell>
          <table:table-cell office:value-type="string">
            <text:p>verbissene</text:p>
          </table:table-cell>
          <table:table-cell office:value-type="string">
            <text:p>Opposition</text:p>
          </table:table-cell>
          <table:table-cell office:value-type="string">
            <text:p>gege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und</text:p>
          </table:table-cell>
          <table:table-cell office:value-type="string">
            <text:p>namentlich</text:p>
          </table:table-cell>
          <table:table-cell office:value-type="string">
            <text:p>als</text:p>
          </table:table-cell>
          <table:table-cell office:value-type="string">
            <text:p>Haupturheber</text:p>
          </table:table-cell>
          <table:table-cell office:value-type="string">
            <text:p>der</text:p>
          </table:table-cell>
          <table:table-cell office:value-type="string">
            <text:p>Wahl</text:p>
          </table:table-cell>
          <table:table-cell office:value-type="string">
            <text:p>des</text:p>
          </table:table-cell>
          <table:table-cell office:value-type="string">
            <text:p>Marcus</text:p>
          </table:table-cell>
          <table:table-cell office:value-type="string">
            <text:p>Minucius</text:p>
          </table:table-cell>
          <table:table-cell office:value-type="string">
            <text:p>zum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Cannae</text:p>
          </table:table-cell>
          <table:table-cell office:value-type="string">
            <text:p>selbst</text:p>
          </table:table-cell>
          <table:table-cell office:value-type="string">
            <text:p>die</text:p>
          </table:table-cell>
          <table:table-cell office:value-type="string">
            <text:p>faktiöse</text:p>
          </table:table-cell>
          <table:table-cell office:value-type="string">
            <text:p>Opposition</text:p>
          </table:table-cell>
          <table:table-cell office:value-type="string">
            <text:p>daheim</text:p>
          </table:table-cell>
          <table:table-cell office:value-type="string">
            <text:p>zum</text:p>
          </table:table-cell>
          <table:table-cell office:value-type="string">
            <text:p>Schweigen</text:p>
          </table:table-cell>
          <table:table-cell office:value-type="string">
            <text:p>Der</text:p>
          </table:table-cell>
          <table:table-cell office:value-type="string">
            <text:p>karthagische</text:p>
          </table:table-cell>
          <table:table-cell office:value-type="string">
            <text:p>Senat</text:p>
          </table:table-cell>
          <table:table-cell office:value-type="string">
            <text:p>beschloß</text:p>
          </table:table-cell>
          <table:table-cell office:value-type="string">
            <text:p>dem</text:p>
          </table:table-cell>
          <table:table-cell office:value-type="string">
            <text:p>Feldherrn</text:p>
          </table:table-cell>
          <table:table-cell office:value-type="string">
            <text:p>beträchtliche</text:p>
          </table:table-cell>
          <table:table-cell office:value-type="string">
            <text:p>Unterstützungen</text:p>
          </table:table-cell>
          <table:table-cell office:value-type="string">
            <text:p>an</text:p>
          </table:table-cell>
          <table:table-cell office:value-type="string">
            <text:p>Geld</text:p>
          </table:table-cell>
          <table:table-cell office:value-type="string">
            <text:p>und</text:p>
          </table:table-cell>
          <table:table-cell office:value-type="string">
            <text:p>Mannschaft</text:p>
          </table:table-cell>
          <table:table-cell office:value-type="string">
            <text:p>teils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der</text:p>
          </table:table-cell>
          <table:table-cell office:value-type="string">
            <text:p>Herrscher</text:p>
          </table:table-cell>
          <table:table-cell office:value-type="string">
            <text:p>nicht</text:p>
          </table:table-cell>
          <table:table-cell office:value-type="string">
            <text:p>als</text:p>
          </table:table-cell>
          <table:table-cell office:value-type="string">
            <text:p>Untertan</text:p>
          </table:table-cell>
          <table:table-cell office:value-type="string">
            <text:p>fühlte</text:p>
          </table:table-cell>
          <table:table-cell office:value-type="string">
            <text:p>Hannibals</text:p>
          </table:table-cell>
          <table:table-cell office:value-type="string">
            <text:p>Gegner</text:p>
          </table:table-cell>
          <table:table-cell office:value-type="string">
            <text:p>im</text:p>
          </table:table-cell>
          <table:table-cell office:value-type="string">
            <text:p>karthagischen</text:p>
          </table:table-cell>
          <table:table-cell office:value-type="string">
            <text:p>Senat</text:p>
          </table:table-cell>
          <table:table-cell office:value-type="string">
            <text:p>unterließen</text:p>
          </table:table-cell>
          <table:table-cell office:value-type="string">
            <text:p>nicht</text:p>
          </table:table-cell>
          <table:table-cell office:value-type="string">
            <text:p>daran</text:p>
          </table:table-cell>
          <table:table-cell office:value-type="string">
            <text:p>zu</text:p>
          </table:table-cell>
          <table:table-cell office:value-type="string">
            <text:p>erinnern</text:p>
          </table:table-cell>
          <table:table-cell office:value-type="string">
            <text:p>daß</text:p>
          </table:table-cell>
          <table:table-cell office:value-type="string">
            <text:p>nicht</text:p>
          </table:table-cell>
          <table:table-cell office:value-type="string">
            <text:p>ein</text:p>
          </table:table-cell>
          <table:table-cell office:value-type="string">
            <text:p>römischer</text:p>
          </table:table-cell>
          <table:table-cell office:value-type="string">
            <text:p>Bürger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zunächst</text:p>
          </table:table-cell>
          <table:table-cell office:value-type="string">
            <text:p>der</text:p>
          </table:table-cell>
          <table:table-cell office:value-type="string">
            <text:p>einzigen</text:p>
          </table:table-cell>
          <table:table-cell office:value-type="string">
            <text:p>Behörde</text:p>
          </table:table-cell>
          <table:table-cell office:value-type="string">
            <text:p>die</text:p>
          </table:table-cell>
          <table:table-cell office:value-type="string">
            <text:p>dazu</text:p>
          </table:table-cell>
          <table:table-cell office:value-type="string">
            <text:p>im</text:p>
          </table:table-cell>
          <table:table-cell office:value-type="string">
            <text:p>stande</text:p>
          </table:table-cell>
          <table:table-cell office:value-type="string">
            <text:p>war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tatsächliche</text:p>
          </table:table-cell>
          <table:table-cell office:value-type="string">
            <text:p>Oberleitung</text:p>
          </table:table-cell>
          <table:table-cell office:value-type="string">
            <text:p>des</text:p>
          </table:table-cell>
          <table:table-cell office:value-type="string">
            <text:p>Krieges</text:p>
          </table:table-cell>
          <table:table-cell office:value-type="string">
            <text:p>und</text:p>
          </table:table-cell>
          <table:table-cell office:value-type="string">
            <text:p>namentlich</text:p>
          </table:table-cell>
          <table:table-cell office:value-type="string">
            <text:p>die</text:p>
          </table:table-cell>
          <table:table-cell office:value-type="string">
            <text:p>Vergebung</text:p>
          </table:table-cell>
          <table:table-cell office:value-type="string">
            <text:p>und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die</text:p>
          </table:table-cell>
          <table:table-cell office:value-type="string">
            <text:p>Schlachten</text:p>
          </table:table-cell>
          <table:table-cell office:value-type="string">
            <text:p>am</text:p>
          </table:table-cell>
          <table:table-cell office:value-type="string">
            <text:p>trasimenischen</text:p>
          </table:table-cell>
          <table:table-cell office:value-type="string">
            <text:p>See</text:p>
          </table:table-cell>
          <table:table-cell office:value-type="string">
            <text:p>und</text:p>
          </table:table-cell>
          <table:table-cell office:value-type="string">
            <text:p>bei</text:p>
          </table:table-cell>
          <table:table-cell office:value-type="string">
            <text:p>Cannae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er</text:p>
          </table:table-cell>
          <table:table-cell office:value-type="string">
            <text:p>begreiflicherweise</text:p>
          </table:table-cell>
          <table:table-cell office:value-type="string">
            <text:p>seine</text:p>
          </table:table-cell>
          <table:table-cell office:value-type="string">
            <text:p>Aufgabe</text:p>
          </table:table-cell>
          <table:table-cell office:value-type="string">
            <text:p>jetzt</text:p>
          </table:table-cell>
          <table:table-cell office:value-type="string">
            <text:p>besser</text:p>
          </table:table-cell>
          <table:table-cell office:value-type="string">
            <text:p>faßte</text:p>
          </table:table-cell>
          <table:table-cell office:value-type="string">
            <text:p>als</text:p>
          </table:table-cell>
          <table:table-cell office:value-type="string">
            <text:p>da</text:p>
          </table:table-cell>
          <table:table-cell office:value-type="string">
            <text:p>er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das</text:p>
          </table:table-cell>
          <table:table-cell office:value-type="string">
            <text:p>eben</text:p>
          </table:table-cell>
          <table:table-cell office:value-type="string">
            <text:p>für</text:p>
          </table:table-cell>
          <table:table-cell office:value-type="string">
            <text:p>solche</text:p>
          </table:table-cell>
          <table:table-cell office:value-type="string">
            <text:p>Fälle</text:p>
          </table:table-cell>
          <table:table-cell office:value-type="string">
            <text:p>die</text:p>
          </table:table-cell>
          <table:table-cell office:value-type="string">
            <text:p>Weisheit</text:p>
          </table:table-cell>
          <table:table-cell office:value-type="string">
            <text:p>der</text:p>
          </table:table-cell>
          <table:table-cell office:value-type="string">
            <text:p>Vorfahren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in</text:p>
          </table:table-cell>
          <table:table-cell office:value-type="string">
            <text:p>die</text:p>
          </table:table-cell>
          <table:table-cell office:value-type="string">
            <text:p>Hand</text:p>
          </table:table-cell>
          <table:table-cell office:value-type="string">
            <text:p>gegeben</text:p>
          </table:table-cell>
          <table:table-cell office:value-type="string">
            <text:p>hatte</text:p>
          </table:table-cell>
          <table:table-cell office:value-type="string">
            <text:p>die</text:p>
          </table:table-cell>
          <table:table-cell office:value-type="string">
            <text:p>Diktatur</text:p>
          </table:table-cell>
          <table:table-cell office:value-type="string">
            <text:p>ihm</text:p>
          </table:table-cell>
          <table:table-cell office:value-type="string">
            <text:p>unter</text:p>
          </table:table-cell>
          <table:table-cell office:value-type="string">
            <text:p>de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das</text:p>
          </table:table-cell>
          <table:table-cell office:value-type="string">
            <text:p>Vertrauen</text:p>
          </table:table-cell>
          <table:table-cell office:value-type="string">
            <text:p>auf</text:p>
          </table:table-cell>
          <table:table-cell office:value-type="string">
            <text:p>sich</text:p>
          </table:table-cell>
          <table:table-cell office:value-type="string">
            <text:p>und</text:p>
          </table:table-cell>
          <table:table-cell office:value-type="string">
            <text:p>auf</text:p>
          </table:table-cell>
          <table:table-cell office:value-type="string">
            <text:p>die</text:p>
          </table:table-cell>
          <table:table-cell office:value-type="string">
            <text:p>Zukunft</text:p>
          </table:table-cell>
          <table:table-cell office:value-type="string">
            <text:p>zurück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bewahrte</text:p>
          </table:table-cell>
          <table:table-cell office:value-type="string">
            <text:p>seine</text:p>
          </table:table-cell>
          <table:table-cell office:value-type="string">
            <text:p>feste</text:p>
          </table:table-cell>
          <table:table-cell office:value-type="string">
            <text:p>und</text:p>
          </table:table-cell>
          <table:table-cell office:value-type="string">
            <text:p>strenge</text:p>
          </table:table-cell>
          <table:table-cell office:value-type="string">
            <text:p>Haltung</text:p>
          </table:table-cell>
          <table:table-cell office:value-type="string">
            <text:p>während</text:p>
          </table:table-cell>
          <table:table-cell office:value-type="string">
            <text:p>die</text:p>
          </table:table-cell>
          <table:table-cell office:value-type="string">
            <text:p>Boten</text:p>
          </table:table-cell>
          <table:table-cell office:value-type="string">
            <text:p>vo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allmählich</text:p>
          </table:table-cell>
          <table:table-cell office:value-type="string">
            <text:p>fanden</text:p>
          </table:table-cell>
          <table:table-cell office:value-type="string">
            <text:p>sich</text:p>
          </table:table-cell>
          <table:table-cell office:value-type="string">
            <text:p>dort</text:p>
          </table:table-cell>
          <table:table-cell office:value-type="string">
            <text:p>etwa</text:p>
          </table:table-cell>
          <table:table-cell office:value-type="string">
            <text:p>zwei</text:p>
          </table:table-cell>
          <table:table-cell office:value-type="string">
            <text:p>Legionen</text:p>
          </table:table-cell>
          <table:table-cell office:value-type="string">
            <text:p>zusammen</text:p>
          </table:table-cell>
          <table:table-cell office:value-type="string">
            <text:p>di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zu</text:p>
          </table:table-cell>
          <table:table-cell office:value-type="string">
            <text:p>reorganisieren</text:p>
          </table:table-cell>
          <table:table-cell office:value-type="string">
            <text:p>und</text:p>
          </table:table-cell>
          <table:table-cell office:value-type="string">
            <text:p>zu</text:p>
          </table:table-cell>
          <table:table-cell office:value-type="string">
            <text:p>schimpflichem</text:p>
          </table:table-cell>
          <table:table-cell office:value-type="string">
            <text:p>und</text:p>
          </table:table-cell>
          <table:table-cell office:value-type="string">
            <text:p>unbesoldetem</text:p>
          </table:table-cell>
          <table:table-cell office:value-type="string">
            <text:p>Kriegsdienst</text:p>
          </table:table-cell>
          <table:table-cell office:value-type="string">
            <text:p>zu</text:p>
          </table:table-cell>
          <table:table-cell office:value-type="string">
            <text:p>degradiere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Tempeln</text:p>
          </table:table-cell>
          <table:table-cell office:value-type="string">
            <text:p>und</text:p>
          </table:table-cell>
          <table:table-cell office:value-type="string">
            <text:p>setzte</text:p>
          </table:table-cell>
          <table:table-cell office:value-type="string">
            <text:p>Fabriken</text:p>
          </table:table-cell>
          <table:table-cell office:value-type="string">
            <text:p>und</text:p>
          </table:table-cell>
          <table:table-cell office:value-type="string">
            <text:p>Gewerbe</text:p>
          </table:table-cell>
          <table:table-cell office:value-type="string">
            <text:p>überall</text:p>
          </table:table-cell>
          <table:table-cell office:value-type="string">
            <text:p>in</text:p>
          </table:table-cell>
          <table:table-cell office:value-type="string">
            <text:p>Tätigkeit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ward</text:p>
          </table:table-cell>
          <table:table-cell office:value-type="string">
            <text:p>ergänzt</text:p>
          </table:table-cell>
          <table:table-cell office:value-type="string">
            <text:p>nicht</text:p>
          </table:table-cell>
          <table:table-cell office:value-type="string">
            <text:p>wie</text:p>
          </table:table-cell>
          <table:table-cell office:value-type="string">
            <text:p>ängstliche</text:p>
          </table:table-cell>
          <table:table-cell office:value-type="string">
            <text:p>Patrioten</text:p>
          </table:table-cell>
          <table:table-cell office:value-type="string">
            <text:p>forderten</text:p>
          </table:table-cell>
          <table:table-cell office:value-type="string">
            <text:p>aus</text:p>
          </table:table-cell>
          <table:table-cell office:value-type="string">
            <text:p>den</text:p>
          </table:table-cell>
          <table:table-cell office:value-type="string">
            <text:p>Latiner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in</text:p>
          </table:table-cell>
          <table:table-cell office:value-type="string">
            <text:p>die</text:p>
          </table:table-cell>
          <table:table-cell office:value-type="string">
            <text:p>Stadt</text:p>
          </table:table-cell>
          <table:table-cell office:value-type="string">
            <text:p>es</text:p>
          </table:table-cell>
          <table:table-cell office:value-type="string">
            <text:p>durfte</text:p>
          </table:table-cell>
          <table:table-cell office:value-type="string">
            <text:p>nicht</text:p>
          </table:table-cell>
          <table:table-cell office:value-type="string">
            <text:p>scheinen</text:p>
          </table:table-cell>
          <table:table-cell office:value-type="string">
            <text:p>als</text:p>
          </table:table-cell>
          <table:table-cell office:value-type="string">
            <text:p>denk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an</text:p>
          </table:table-cell>
          <table:table-cell office:value-type="string">
            <text:p>Frieden</text:p>
          </table:table-cell>
          <table:table-cell office:value-type="string">
            <text:p>Nicht</text:p>
          </table:table-cell>
          <table:table-cell office:value-type="string">
            <text:p>bloß</text:p>
          </table:table-cell>
          <table:table-cell office:value-type="string">
            <text:p>die</text:p>
          </table:table-cell>
          <table:table-cell office:value-type="string">
            <text:p>Bundesgenossen</text:p>
          </table:table-cell>
          <table:table-cell office:value-type="string">
            <text:p>sollten</text:p>
          </table:table-cell>
          <table:table-cell office:value-type="string">
            <text:p>nicht</text:p>
          </table:table-cell>
          <table:table-cell office:value-type="string">
            <text:p>glauben</text:p>
          </table:table-cell>
          <table:table-cell office:value-type="string">
            <text:p>daß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Mit</text:p>
          </table:table-cell>
          <table:table-cell office:value-type="string">
            <text:p>richtigem</text:p>
          </table:table-cell>
          <table:table-cell office:value-type="string">
            <text:p>Instinct</text:p>
          </table:table-cell>
          <table:table-cell office:value-type="string">
            <text:p>hatten</text:p>
          </table:table-cell>
          <table:table-cell office:value-type="string">
            <text:p>nach</text:p>
          </table:table-cell>
          <table:table-cell office:value-type="string">
            <text:p>dem</text:p>
          </table:table-cell>
          <table:table-cell office:value-type="string">
            <text:p>unheilvollen</text:p>
          </table:table-cell>
          <table:table-cell office:value-type="string">
            <text:p>Tag</text:p>
          </table:table-cell>
          <table:table-cell office:value-type="string">
            <text:p>von</text:p>
          </table:table-cell>
          <table:table-cell office:value-type="string">
            <text:p>Cannae</text:p>
          </table:table-cell>
          <table:table-cell office:value-type="string">
            <text:p>Senat</text:p>
          </table:table-cell>
          <table:table-cell office:value-type="string">
            <text:p>und</text:p>
          </table:table-cell>
          <table:table-cell office:value-type="string">
            <text:p>Volk</text:p>
          </table:table-cell>
          <table:table-cell office:value-type="string">
            <text:p>auf</text:p>
          </table:table-cell>
          <table:table-cell office:value-type="string">
            <text:p>diesen</text:p>
          </table:table-cell>
          <table:table-cell office:value-type="string">
            <text:p>tapfern</text:p>
          </table:table-cell>
          <table:table-cell office:value-type="string">
            <text:p>und</text:p>
          </table:table-cell>
          <table:table-cell office:value-type="string">
            <text:p>krieggewohnten</text:p>
          </table:table-cell>
          <table:table-cell office:value-type="string">
            <text:p>Mann</text:p>
          </table:table-cell>
          <table:table-cell office:value-type="string">
            <text:p>die</text:p>
          </table:table-cell>
          <table:table-cell office:value-type="string">
            <text:p>Blicke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einzelnen</text:p>
          </table:table-cell>
          <table:table-cell office:value-type="string">
            <text:p>ist</text:p>
          </table:table-cell>
          <table:table-cell office:value-type="string">
            <text:p>sondern</text:p>
          </table:table-cell>
          <table:table-cell office:value-type="string">
            <text:p>der</text:p>
          </table:table-cell>
          <table:table-cell office:value-type="string">
            <text:p>römischen</text:p>
          </table:table-cell>
          <table:table-cell office:value-type="string">
            <text:p>Bürgerschaft</text:p>
          </table:table-cell>
          <table:table-cell office:value-type="string">
            <text:p>insgemein</text:p>
          </table:table-cell>
          <table:table-cell office:value-type="string">
            <text:p>und</text:p>
          </table:table-cell>
          <table:table-cell office:value-type="string">
            <text:p>vorzugsweise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gebührt</text:p>
          </table:table-cell>
          <table:table-cell office:value-type="string">
            <text:p>so</text:p>
          </table:table-cell>
          <table:table-cell office:value-type="string">
            <text:p>hat</text:p>
          </table:table-cell>
          <table:table-cell office:value-type="string">
            <text:p>doch</text:p>
          </table:table-cell>
          <table:table-cell office:value-type="string">
            <text:p>kein</text:p>
          </table:table-cell>
          <table:table-cell office:value-type="string">
            <text:p>einzelner</text:p>
          </table:table-cell>
          <table:table-cell office:value-type="string">
            <text:p>Mann</text:p>
          </table:table-cell>
          <table:table-cell office:value-type="string">
            <text:p>bei</text:p>
          </table:table-cell>
          <table:table-cell office:value-type="string">
            <text:p>dem</text:p>
          </table:table-cell>
          <table:table-cell office:value-type="string">
            <text:p>gemeinsame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und</text:p>
          </table:table-cell>
          <table:table-cell office:value-type="string">
            <text:p>Bürgerschaft</text:p>
          </table:table-cell>
          <table:table-cell office:value-type="string">
            <text:p>in</text:p>
          </table:table-cell>
          <table:table-cell office:value-type="string">
            <text:p>Karthago</text:p>
          </table:table-cell>
          <table:table-cell office:value-type="string">
            <text:p>waren</text:p>
          </table:table-cell>
          <table:table-cell office:value-type="string">
            <text:p>weitaus</text:p>
          </table:table-cell>
          <table:table-cell office:value-type="string">
            <text:p>nicht</text:p>
          </table:table-cell>
          <table:table-cell office:value-type="string">
            <text:p>zu</text:p>
          </table:table-cell>
          <table:table-cell office:value-type="string">
            <text:p>vergleichen</text:p>
          </table:table-cell>
          <table:table-cell office:value-type="string">
            <text:p>mit</text:p>
          </table:table-cell>
          <table:table-cell office:value-type="string">
            <text:p>Senat</text:p>
          </table:table-cell>
          <table:table-cell office:value-type="string">
            <text:p>und</text:p>
          </table:table-cell>
          <table:table-cell office:value-type="string">
            <text:p>Volk</text:p>
          </table:table-cell>
          <table:table-cell office:value-type="string">
            <text:p>in</text:p>
          </table:table-cell>
          <table:table-cell office:value-type="string">
            <text:p>Rom</text:p>
          </table:table-cell>
          <table:table-cell office:value-type="string">
            <text:p>Karthagos</text:p>
          </table:table-cell>
          <table:table-cell office:value-type="string">
            <text:p>Gefahr</text:p>
          </table:table-cell>
          <table:table-cell office:value-type="string">
            <text:p>nach</text:p>
          </table:table-cell>
          <table:table-cell office:value-type="string">
            <text:p>Regulus</text:p>
          </table:table-cell>
          <table:table-cell office:value-type="string">
            <text:p>erstem</text:p>
          </table:table-cell>
          <table:table-cell office:value-type="string">
            <text:p>Feldzug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sei</text:p>
          </table:table-cell>
          <table:table-cell office:value-type="string">
            <text:p>und</text:p>
          </table:table-cell>
          <table:table-cell office:value-type="string">
            <text:p>half</text:p>
          </table:table-cell>
          <table:table-cell office:value-type="string">
            <text:p>so</text:p>
          </table:table-cell>
          <table:table-cell office:value-type="string">
            <text:p>nicht</text:p>
          </table:table-cell>
          <table:table-cell office:value-type="string">
            <text:p>viel</text:p>
          </table:table-cell>
          <table:table-cell office:value-type="string">
            <text:p>weniger</text:p>
          </table:table-cell>
          <table:table-cell office:value-type="string">
            <text:p>als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</text:p>
          </table:table-cell>
          <table:table-cell office:value-type="string">
            <text:p>Rom</text:p>
          </table:table-cell>
          <table:table-cell office:value-type="string">
            <text:p>erretten</text:p>
          </table:table-cell>
          <table:table-cell office:value-type="string">
            <text:p>Hannibal</text:p>
          </table:table-cell>
          <table:table-cell office:value-type="string">
            <text:p>im</text:p>
          </table:table-cell>
          <table:table-cell office:value-type="string">
            <text:p>Lager</text:p>
          </table:table-cell>
          <table:table-cell office:value-type="string">
            <text:p>erzogen</text:p>
          </table:table-cell>
          <table:table-cell office:value-type="string">
            <text:p>und</text:p>
          </table:table-cell>
          <table:table-cell office:value-type="string">
            <text:p>dem</text:p>
          </table:table-cell>
          <table:table-cell office:value-type="string">
            <text:p>städtischen</text:p>
          </table:table-cell>
          <table:table-cell office:value-type="string">
            <text:p>Parteigetriebe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Archimedes</text:p>
          </table:table-cell>
          <table:table-cell office:value-type="string">
            <text:p>den</text:p>
          </table:table-cell>
          <table:table-cell office:value-type="string">
            <text:p>Tod</text:p>
          </table:table-cell>
          <table:table-cell office:value-type="string">
            <text:p>fand</text:p>
          </table:table-cell>
          <table:table-cell office:value-type="string">
            <text:p>sondern</text:p>
          </table:table-cell>
          <table:table-cell office:value-type="string">
            <text:p>es</text:p>
          </table:table-cell>
          <table:table-cell office:value-type="string">
            <text:p>hatte</text:p>
          </table:table-cell>
          <table:table-cell office:value-type="string">
            <text:p>auch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</text:p>
          </table:table-cell>
          <table:table-cell office:value-type="string">
            <text:p>kein</text:p>
          </table:table-cell>
          <table:table-cell office:value-type="string">
            <text:p>Ohr</text:p>
          </table:table-cell>
          <table:table-cell office:value-type="string">
            <text:p>für</text:p>
          </table:table-cell>
          <table:table-cell office:value-type="string">
            <text:p>die</text:p>
          </table:table-cell>
          <table:table-cell office:value-type="string">
            <text:p>verspäteten</text:p>
          </table:table-cell>
          <table:table-cell office:value-type="string">
            <text:p>Beschwerden</text:p>
          </table:table-cell>
          <table:table-cell office:value-type="string">
            <text:p>der</text:p>
          </table:table-cell>
          <table:table-cell office:value-type="string">
            <text:p>Syrakusaner</text:p>
          </table:table-cell>
          <table:table-cell office:value-type="string">
            <text:p>über</text:p>
          </table:table-cell>
          <table:table-cell office:value-type="string">
            <text:p>de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in</text:p>
          </table:table-cell>
          <table:table-cell office:value-type="string">
            <text:p>einen</text:p>
          </table:table-cell>
          <table:table-cell office:value-type="string">
            <text:p>gefährlichen</text:p>
          </table:table-cell>
          <table:table-cell office:value-type="string">
            <text:p>Feind</text:p>
          </table:table-cell>
          <table:table-cell office:value-type="string">
            <text:p>verwandelt</text:p>
          </table:table-cell>
          <table:table-cell office:value-type="string">
            <text:p>indes</text:p>
          </table:table-cell>
          <table:table-cell office:value-type="string">
            <text:p>es</text:p>
          </table:table-cell>
          <table:table-cell office:value-type="string">
            <text:p>schien</text:p>
          </table:table-cell>
          <table:table-cell office:value-type="string">
            <text:p>dem</text:p>
          </table:table-cell>
          <table:table-cell office:value-type="string">
            <text:p>römischen</text:p>
          </table:table-cell>
          <table:table-cell office:value-type="string">
            <text:p>Senat</text:p>
          </table:table-cell>
          <table:table-cell office:value-type="string">
            <text:p>der</text:p>
          </table:table-cell>
          <table:table-cell office:value-type="string">
            <text:p>eben</text:p>
          </table:table-cell>
          <table:table-cell office:value-type="string">
            <text:p>damals</text:p>
          </table:table-cell>
          <table:table-cell office:value-type="string">
            <text:p>die</text:p>
          </table:table-cell>
          <table:table-cell office:value-type="string">
            <text:p>Kräfte</text:p>
          </table:table-cell>
          <table:table-cell office:value-type="string">
            <text:p>des</text:p>
          </table:table-cell>
          <table:table-cell office:value-type="string">
            <text:p>erschöpften</text:p>
          </table:table-cell>
          <table:table-cell office:value-type="string">
            <text:p>Staates</text:p>
          </table:table-cell>
          <table:table-cell office:value-type="string">
            <text:p>zu</text:p>
          </table:table-cell>
          <table:table-cell office:value-type="string">
            <text:p>der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jenseitigen</text:p>
          </table:table-cell>
          <table:table-cell office:value-type="string">
            <text:p>Spanien</text:p>
          </table:table-cell>
          <table:table-cell office:value-type="string">
            <text:p>behandelt</text:p>
          </table:table-cell>
          <table:table-cell office:value-type="string">
            <text:p>und</text:p>
          </table:table-cell>
          <table:table-cell office:value-type="string">
            <text:p>alle</text:p>
          </table:table-cell>
          <table:table-cell office:value-type="string">
            <text:p>gegen</text:p>
          </table:table-cell>
          <table:table-cell office:value-type="string">
            <text:p>sich</text:p>
          </table:table-cell>
          <table:table-cell office:value-type="string">
            <text:p>erbittert</text:p>
          </table:table-cell>
          <table:table-cell office:value-type="string">
            <text:p>hatte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er</text:p>
          </table:table-cell>
          <table:table-cell office:value-type="string">
            <text:p>die</text:p>
          </table:table-cell>
          <table:table-cell office:value-type="string">
            <text:p>Bedeutung</text:p>
          </table:table-cell>
          <table:table-cell office:value-type="string">
            <text:p>und</text:p>
          </table:table-cell>
          <table:table-cell office:value-type="string">
            <text:p>die</text:p>
          </table:table-cell>
          <table:table-cell office:value-type="string">
            <text:p>Eigentümlichkeit</text:p>
          </table:table-cell>
          <table:table-cell office:value-type="string">
            <text:p>des</text:p>
          </table:table-cell>
          <table:table-cell office:value-type="string">
            <text:p>spanischen</text:p>
          </table:table-cell>
          <table:table-cell office:value-type="string">
            <text:p>Krieges</text:p>
          </table:table-cell>
          <table:table-cell office:value-type="string">
            <text:p>richtig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als</text:p>
          </table:table-cell>
          <table:table-cell office:value-type="string">
            <text:p>Bewerber</text:p>
          </table:table-cell>
          <table:table-cell office:value-type="string">
            <text:p>auftrat</text:p>
          </table:table-cell>
          <table:table-cell office:value-type="string">
            <text:p>Es</text:p>
          </table:table-cell>
          <table:table-cell office:value-type="string">
            <text:p>ist</text:p>
          </table:table-cell>
          <table:table-cell office:value-type="string">
            <text:p>ebenso</text:p>
          </table:table-cell>
          <table:table-cell office:value-type="string">
            <text:p>unglaublich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</text:p>
          </table:table-cell>
          <table:table-cell office:value-type="string">
            <text:p>in</text:p>
          </table:table-cell>
          <table:table-cell office:value-type="string">
            <text:p>diesen</text:p>
          </table:table-cell>
          <table:table-cell office:value-type="string">
            <text:p>von</text:p>
          </table:table-cell>
          <table:table-cell office:value-type="string">
            <text:p>ihm</text:p>
          </table:table-cell>
          <table:table-cell office:value-type="string">
            <text:p>veranlaßten</text:p>
          </table:table-cell>
          <table:table-cell office:value-type="string">
            <text:p>Komitien</text:p>
          </table:table-cell>
          <table:table-cell office:value-type="string">
            <text:p>eine</text:p>
          </table:table-cell>
          <table:table-cell office:value-type="string">
            <text:p>Wahl</text:p>
          </table:table-cell>
          <table:table-cell office:value-type="string">
            <text:p>von</text:p>
          </table:table-cell>
          <table:table-cell office:value-type="string">
            <text:p>solchem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der</text:p>
          </table:table-cell>
          <table:table-cell office:value-type="string">
            <text:p>Frauen</text:p>
          </table:table-cell>
          <table:table-cell office:value-type="string">
            <text:p>seiner</text:p>
          </table:table-cell>
          <table:table-cell office:value-type="string">
            <text:p>Landsleute</text:p>
          </table:table-cell>
          <table:table-cell office:value-type="string">
            <text:p>und</text:p>
          </table:table-cell>
          <table:table-cell office:value-type="string">
            <text:p>der</text:p>
          </table:table-cell>
          <table:table-cell office:value-type="string">
            <text:p>Spanier</text:p>
          </table:table-cell>
          <table:table-cell office:value-type="string">
            <text:p>seiner</text:p>
          </table:table-cell>
          <table:table-cell office:value-type="string">
            <text:p>Nebenbuhler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und</text:p>
          </table:table-cell>
          <table:table-cell office:value-type="string">
            <text:p>seines</text:p>
          </table:table-cell>
          <table:table-cell office:value-type="string">
            <text:p>größeren</text:p>
          </table:table-cell>
          <table:table-cell office:value-type="string">
            <text:p>karthagischen</text:p>
          </table:table-cell>
          <table:table-cell office:value-type="string">
            <text:p>Gegners</text:p>
          </table:table-cell>
          <table:table-cell office:value-type="string">
            <text:p>Bald</text:p>
          </table:table-cell>
          <table:table-cell office:value-type="string">
            <text:p>war</text:p>
          </table:table-cell>
          <table:table-cell office:value-type="string">
            <text:p>sein</text:p>
          </table:table-cell>
          <table:table-cell office:value-type="string">
            <text:p>Name</text:p>
          </table:table-cell>
          <table:table-cell office:value-type="string">
            <text:p>auf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Ende</text:p>
          </table:table-cell>
          <table:table-cell office:value-type="string">
            <text:p>zu</text:p>
          </table:table-cell>
          <table:table-cell office:value-type="string">
            <text:p>machen</text:p>
          </table:table-cell>
          <table:table-cell office:value-type="string">
            <text:p>Ersteres</text:p>
          </table:table-cell>
          <table:table-cell office:value-type="string">
            <text:p>wollten</text:p>
          </table:table-cell>
          <table:table-cell office:value-type="string">
            <text:p>Appius</text:p>
          </table:table-cell>
          <table:table-cell office:value-type="string">
            <text:p>Claudius</text:p>
          </table:table-cell>
          <table:table-cell office:value-type="string">
            <text:p>und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letztere</text:p>
          </table:table-cell>
          <table:table-cell office:value-type="string">
            <text:p>Meinung</text:p>
          </table:table-cell>
          <table:table-cell office:value-type="string">
            <text:p>vielleicht</text:p>
          </table:table-cell>
          <table:table-cell office:value-type="string">
            <text:p>die</text:p>
          </table:table-cell>
          <table:table-cell office:value-type="string">
            <text:p>weniger</text:p>
          </table:table-cell>
          <table:table-cell office:value-type="string">
            <text:p>unmenschliche</text:p>
          </table:table-cell>
          <table:table-cell office:value-type="string">
            <text:p>siegte</text:p>
          </table:table-cell>
          <table:table-cell office:value-type="string">
            <text:p>ob</text:p>
          </table:table-cell>
          <table:table-cell office:value-type="string">
            <text:p>Dreiundfünfzig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dem</text:p>
          </table:table-cell>
          <table:table-cell office:value-type="string">
            <text:p>Kriege</text:p>
          </table:table-cell>
          <table:table-cell office:value-type="string">
            <text:p>gelitten</text:p>
          </table:table-cell>
          <table:table-cell office:value-type="string">
            <text:p>hatten</text:p>
          </table:table-cell>
          <table:table-cell office:value-type="string">
            <text:p>erklärten</text:p>
          </table:table-cell>
          <table:table-cell office:value-type="string">
            <text:p>im</text:p>
          </table:table-cell>
          <table:table-cell office:value-type="string">
            <text:p>Jahre</text:p>
          </table:table-cell>
          <table:table-cell office:value-type="float" office:value="545">
            <text:p>545</text:p>
          </table:table-cell>
          <table:table-cell office:value-type="string">
            <text:p>dem</text:p>
          </table:table-cell>
          <table:table-cell office:value-type="string">
            <text:p>römischen</text:p>
          </table:table-cell>
          <table:table-cell office:value-type="string">
            <text:p>Senat</text:p>
          </table:table-cell>
          <table:table-cell office:value-type="string">
            <text:p>daß</text:p>
          </table:table-cell>
          <table:table-cell office:value-type="string">
            <text:p>sie</text:p>
          </table:table-cell>
          <table:table-cell office:value-type="string">
            <text:p>von</text:p>
          </table:table-cell>
          <table:table-cell office:value-type="string">
            <text:p>jetzt</text:p>
          </table:table-cell>
          <table:table-cell office:value-type="string">
            <text:p>an</text:p>
          </table:table-cell>
          <table:table-cell office:value-type="string">
            <text:p>weder</text:p>
          </table:table-cell>
          <table:table-cell office:value-type="string">
            <text:p>Kontingente</text:p>
          </table:table-cell>
          <table:table-cell office:value-type="string">
            <text:p>noch</text:p>
          </table:table-cell>
          <table:table-cell office:value-type="string">
            <text:p>Steuern</text:p>
          </table:table-cell>
          <table:table-cell office:value-type="string">
            <text:p>mehr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war</text:p>
          </table:table-cell>
          <table:table-cell office:value-type="string">
            <text:p>sie</text:p>
          </table:table-cell>
          <table:table-cell office:value-type="string">
            <text:p>nicht</text:p>
          </table:table-cell>
          <table:table-cell office:value-type="string">
            <text:p>mehr</text:p>
          </table:table-cell>
          <table:table-cell office:value-type="string">
            <text:p>möglich</text:p>
          </table:table-cell>
          <table:table-cell office:value-type="string">
            <text:p>Wohl</text:p>
          </table:table-cell>
          <table:table-cell office:value-type="string">
            <text:p>niemand</text:p>
          </table:table-cell>
          <table:table-cell office:value-type="string">
            <text:p>zweifelte</text:p>
          </table:table-cell>
          <table:table-cell office:value-type="string">
            <text:p>im</text:p>
          </table:table-cell>
          <table:table-cell office:value-type="string">
            <text:p>römischen</text:p>
          </table:table-cell>
          <table:table-cell office:value-type="string">
            <text:p>Senat</text:p>
          </table:table-cell>
          <table:table-cell office:value-type="string">
            <text:p>weder</text:p>
          </table:table-cell>
          <table:table-cell office:value-type="string">
            <text:p>daran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Krieg</text:p>
          </table:table-cell>
          <table:table-cell office:value-type="string">
            <text:p>Karthagos</text:p>
          </table:table-cell>
          <table:table-cell office:value-type="string">
            <text:p>gegen</text:p>
          </table:table-cell>
          <table:table-cell office:value-type="string">
            <text:p>Rom</text:p>
          </table:table-cell>
          <table:table-cell office:value-type="string">
            <text:p>zu</text:p>
          </table:table-cell>
          <table:table-cell office:value-type="string">
            <text:p>Ende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in</text:p>
          </table:table-cell>
          <table:table-cell office:value-type="string">
            <text:p>Spanien</text:p>
          </table:table-cell>
          <table:table-cell office:value-type="string">
            <text:p>entworfene</text:p>
          </table:table-cell>
          <table:table-cell office:value-type="string">
            <text:p>afrikanische</text:p>
          </table:table-cell>
          <table:table-cell office:value-type="string">
            <text:p>Expedition</text:p>
          </table:table-cell>
          <table:table-cell office:value-type="string">
            <text:p>jetzt</text:p>
          </table:table-cell>
          <table:table-cell office:value-type="string">
            <text:p>zu</text:p>
          </table:table-cell>
          <table:table-cell office:value-type="string">
            <text:p>verwirklichen</text:p>
          </table:table-cell>
          <table:table-cell office:value-type="string">
            <text:p>Indes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wollte</text:p>
          </table:table-cell>
          <table:table-cell office:value-type="string">
            <text:p>nicht</text:p>
          </table:table-cell>
          <table:table-cell office:value-type="string">
            <text:p>bloß</text:p>
          </table:table-cell>
          <table:table-cell office:value-type="string">
            <text:p>die</text:p>
          </table:table-cell>
          <table:table-cell office:value-type="string">
            <text:p>Partei</text:p>
          </table:table-cell>
          <table:table-cell office:value-type="string">
            <text:p>der</text:p>
          </table:table-cell>
          <table:table-cell office:value-type="string">
            <text:p>methodischen</text:p>
          </table:table-cell>
          <table:table-cell office:value-type="string">
            <text:p>Kriegführung</text:p>
          </table:table-cell>
          <table:table-cell office:value-type="string">
            <text:p>von</text:p>
          </table:table-cell>
          <table:table-cell office:value-type="string">
            <text:p>einer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Weise</text:p>
          </table:table-cell>
          <table:table-cell office:value-type="string">
            <text:p>mittelbar</text:p>
          </table:table-cell>
          <table:table-cell office:value-type="string">
            <text:p>mit</text:p>
          </table:table-cell>
          <table:table-cell office:value-type="string">
            <text:p>verschuldet</text:p>
          </table:table-cell>
          <table:table-cell office:value-type="string">
            <text:p>hatte</text:p>
          </table:table-cell>
          <table:table-cell office:value-type="string">
            <text:p>Daß</text:p>
          </table:table-cell>
          <table:table-cell office:value-type="string">
            <text:p>bei</text:p>
          </table:table-cell>
          <table:table-cell office:value-type="string">
            <text:p>den</text:p>
          </table:table-cell>
          <table:table-cell office:value-type="string">
            <text:p>Verhandlungen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über</text:p>
          </table:table-cell>
          <table:table-cell office:value-type="string">
            <text:p>die</text:p>
          </table:table-cell>
          <table:table-cell office:value-type="string">
            <text:p>Anordnung</text:p>
          </table:table-cell>
          <table:table-cell office:value-type="string">
            <text:p>des</text:p>
          </table:table-cell>
          <table:table-cell office:value-type="string">
            <text:p>afrikanischen</text:p>
          </table:table-cell>
          <table:table-cell office:value-type="string">
            <text:p>Feldzugs</text:p>
          </table:table-cell>
          <table:table-cell office:value-type="string">
            <text:p>und</text:p>
          </table:table-cell>
          <table:table-cell office:value-type="string">
            <text:p>die</text:p>
          </table:table-cell>
          <table:table-cell office:value-type="string">
            <text:p>Bestellung</text:p>
          </table:table-cell>
          <table:table-cell office:value-type="string">
            <text:p>des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seine</text:p>
          </table:table-cell>
          <table:table-cell office:value-type="string">
            <text:p>Popularität</text:p>
          </table:table-cell>
          <table:table-cell office:value-type="string">
            <text:p>bei</text:p>
          </table:table-cell>
          <table:table-cell office:value-type="string">
            <text:p>dem</text:p>
          </table:table-cell>
          <table:table-cell office:value-type="string">
            <text:p>Volke</text:p>
          </table:table-cell>
          <table:table-cell office:value-type="string">
            <text:p>zu</text:p>
          </table:table-cell>
          <table:table-cell office:value-type="string">
            <text:p>stützen</text:p>
          </table:table-cell>
          <table:table-cell office:value-type="string">
            <text:p>gedenke</text:p>
          </table:table-cell>
          <table:table-cell office:value-type="string">
            <text:p>mußte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nicht</text:p>
          </table:table-cell>
          <table:table-cell office:value-type="string">
            <text:p>bloß</text:p>
          </table:table-cell>
          <table:table-cell office:value-type="string">
            <text:p>kränken</text:p>
          </table:table-cell>
          <table:table-cell office:value-type="string">
            <text:p>sondern</text:p>
          </table:table-cell>
          <table:table-cell office:value-type="string">
            <text:p>auch</text:p>
          </table:table-cell>
          <table:table-cell office:value-type="string">
            <text:p>die</text:p>
          </table:table-cell>
          <table:table-cell office:value-type="string">
            <text:p>ernstliche</text:p>
          </table:table-cell>
          <table:table-cell office:value-type="string">
            <text:p>Besorgnis</text:p>
          </table:table-cell>
          <table:table-cell office:value-type="string">
            <text:p>erwecken</text:p>
          </table:table-cell>
          <table:table-cell office:value-type="string">
            <text:p>ob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um</text:p>
          </table:table-cell>
          <table:table-cell office:value-type="string">
            <text:p>es</text:p>
          </table:table-cell>
          <table:table-cell office:value-type="string">
            <text:p>nicht</text:p>
          </table:table-cell>
          <table:table-cell office:value-type="string">
            <text:p>zum</text:p>
          </table:table-cell>
          <table:table-cell office:value-type="string">
            <text:p>Äußersten</text:p>
          </table:table-cell>
          <table:table-cell office:value-type="string">
            <text:p>kommen</text:p>
          </table:table-cell>
          <table:table-cell office:value-type="string">
            <text:p>zu</text:p>
          </table:table-cell>
          <table:table-cell office:value-type="string">
            <text:p>lassen</text:p>
          </table:table-cell>
          <table:table-cell office:value-type="string">
            <text:p>Auch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konnte</text:p>
          </table:table-cell>
          <table:table-cell office:value-type="string">
            <text:p>nicht</text:p>
          </table:table-cell>
          <table:table-cell office:value-type="string">
            <text:p>verkennen</text:p>
          </table:table-cell>
          <table:table-cell office:value-type="string">
            <text:p>daß</text:p>
          </table:table-cell>
          <table:table-cell office:value-type="string">
            <text:p>die</text:p>
          </table:table-cell>
          <table:table-cell office:value-type="string">
            <text:p>afrikanische</text:p>
          </table:table-cell>
          <table:table-cell office:value-type="string">
            <text:p>Expedition</text:p>
          </table:table-cell>
          <table:table-cell office:value-type="string">
            <text:p>notwendig</text:p>
          </table:table-cell>
          <table:table-cell office:value-type="string">
            <text:p>und</text:p>
          </table:table-cell>
          <table:table-cell office:value-type="string">
            <text:p>es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gestattet</text:p>
          </table:table-cell>
          <table:table-cell office:value-type="string">
            <text:p>in</text:p>
          </table:table-cell>
          <table:table-cell office:value-type="string">
            <text:p>Italien</text:p>
          </table:table-cell>
          <table:table-cell office:value-type="string">
            <text:p>Freiwillige</text:p>
          </table:table-cell>
          <table:table-cell office:value-type="string">
            <text:p>aufzubieten</text:p>
          </table:table-cell>
          <table:table-cell office:value-type="string">
            <text:p>Es</text:p>
          </table:table-cell>
          <table:table-cell office:value-type="string">
            <text:p>war</text:p>
          </table:table-cell>
          <table:table-cell office:value-type="string">
            <text:p>augenscheinlich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Expedition</text:p>
          </table:table-cell>
          <table:table-cell office:value-type="string">
            <text:p>nicht</text:p>
          </table:table-cell>
          <table:table-cell office:value-type="string">
            <text:p>anordnete</text:p>
          </table:table-cell>
          <table:table-cell office:value-type="string">
            <text:p>sondern</text:p>
          </table:table-cell>
          <table:table-cell office:value-type="string">
            <text:p>vielmehr</text:p>
          </table:table-cell>
          <table:table-cell office:value-type="string">
            <text:p>geschehen</text:p>
          </table:table-cell>
          <table:table-cell office:value-type="string">
            <text:p>ließ</text:p>
          </table:table-cell>
          <table:table-cell office:value-type="string">
            <text:p>Scipio</text:p>
          </table:table-cell>
          <table:table-cell office:value-type="string">
            <text:p>erhielt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hatte</text:p>
          </table:table-cell>
          <table:table-cell office:value-type="string">
            <text:p>und</text:p>
          </table:table-cell>
          <table:table-cell office:value-type="string">
            <text:p>überdies</text:p>
          </table:table-cell>
          <table:table-cell office:value-type="string">
            <text:p>eben</text:p>
          </table:table-cell>
          <table:table-cell office:value-type="string">
            <text:p>dasjenige</text:p>
          </table:table-cell>
          <table:table-cell office:value-type="string">
            <text:p>Korps</text:p>
          </table:table-cell>
          <table:table-cell office:value-type="string">
            <text:p>das</text:p>
          </table:table-cell>
          <table:table-cell office:value-type="string">
            <text:p>seit</text:p>
          </table:table-cell>
          <table:table-cell office:value-type="string">
            <text:p>Jahren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mit</text:p>
          </table:table-cell>
          <table:table-cell office:value-type="string">
            <text:p>berechneter</text:p>
          </table:table-cell>
          <table:table-cell office:value-type="string">
            <text:p>Zurücksetzung</text:p>
          </table:table-cell>
          <table:table-cell office:value-type="string">
            <text:p>behandelt</text:p>
          </table:table-cell>
          <table:table-cell office:value-type="string">
            <text:p>worden</text:p>
          </table:table-cell>
          <table:table-cell office:value-type="string">
            <text:p>war</text:p>
          </table:table-cell>
          <table:table-cell office:value-type="string">
            <text:p>Die</text:p>
          </table:table-cell>
          <table:table-cell office:value-type="string">
            <text:p>afrikanische</text:p>
          </table:table-cell>
          <table:table-cell office:value-type="string">
            <text:p>Armee</text:p>
          </table:table-cell>
          <table:table-cell office:value-type="string">
            <text:p>war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doch</text:p>
          </table:table-cell>
          <table:table-cell office:value-type="string">
            <text:p>schon</text:p>
          </table:table-cell>
          <table:table-cell office:value-type="string">
            <text:p>vor</text:p>
          </table:table-cell>
          <table:table-cell office:value-type="string">
            <text:p>dem</text:p>
          </table:table-cell>
          <table:table-cell office:value-type="string">
            <text:p>Siege</text:p>
          </table:table-cell>
          <table:table-cell office:value-type="string">
            <text:p>ein</text:p>
          </table:table-cell>
          <table:table-cell office:value-type="string">
            <text:p>Versuch</text:p>
          </table:table-cell>
          <table:table-cell office:value-type="string">
            <text:p>ihn</text:p>
          </table:table-cell>
          <table:table-cell office:value-type="string">
            <text:p>abzulösen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an</text:p>
          </table:table-cell>
          <table:table-cell office:value-type="string">
            <text:p>die</text:p>
          </table:table-cell>
          <table:table-cell office:value-type="string">
            <text:p>Bürgerschaft</text:p>
          </table:table-cell>
          <table:table-cell office:value-type="string">
            <text:p>und</text:p>
          </table:table-cell>
          <table:table-cell office:value-type="string">
            <text:p>von</text:p>
          </table:table-cell>
          <table:table-cell office:value-type="string">
            <text:p>dieser</text:p>
          </table:table-cell>
          <table:table-cell office:value-type="string">
            <text:p>entschieden</text:p>
          </table:table-cell>
          <table:table-cell office:value-type="string">
            <text:p>zurückgewiesen</text:p>
          </table:table-cell>
          <table:table-cell office:value-type="string">
            <text:p>worden</text:p>
          </table:table-cell>
          <table:table-cell office:value-type="string">
            <text:p>noch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Ausnahme</text:p>
          </table:table-cell>
          <table:table-cell office:value-type="string">
            <text:p>weniger</text:p>
          </table:table-cell>
          <table:table-cell office:value-type="string">
            <text:p>Besitzungen</text:p>
          </table:table-cell>
          <table:table-cell office:value-type="string">
            <text:p>Auswärtiger</text:p>
          </table:table-cell>
          <table:table-cell office:value-type="string">
            <text:p>oder</text:p>
          </table:table-cell>
          <table:table-cell office:value-type="string">
            <text:p>römisch</text:p>
          </table:table-cell>
          <table:table-cell office:value-type="string">
            <text:p>gesinnter</text:p>
          </table:table-cell>
          <table:table-cell office:value-type="string">
            <text:p>Kampaner</text:p>
          </table:table-cell>
          <table:table-cell office:value-type="string">
            <text:p>erklärt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zur</text:p>
          </table:table-cell>
          <table:table-cell office:value-type="string">
            <text:p>öffentlichen</text:p>
          </table:table-cell>
          <table:table-cell office:value-type="string">
            <text:p>Domäne</text:p>
          </table:table-cell>
          <table:table-cell office:value-type="string">
            <text:p>und</text:p>
          </table:table-cell>
          <table:table-cell office:value-type="string">
            <text:p>gab</text:p>
          </table:table-cell>
          <table:table-cell office:value-type="string">
            <text:p>ihn</text:p>
          </table:table-cell>
          <table:table-cell office:value-type="string">
            <text:p>seitdem</text:p>
          </table:table-cell>
          <table:table-cell office:value-type="string">
            <text:p>an</text:p>
          </table:table-cell>
          <table:table-cell office:value-type="string">
            <text:p>kleine</text:p>
          </table:table-cell>
          <table:table-cell office:value-type="string">
            <text:p>Leute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womit</text:p>
          </table:table-cell>
          <table:table-cell office:value-type="string">
            <text:p>während</text:p>
          </table:table-cell>
          <table:table-cell office:value-type="string">
            <text:p>des</text:p>
          </table:table-cell>
          <table:table-cell office:value-type="string">
            <text:p>folgenden</text:p>
          </table:table-cell>
          <table:table-cell office:value-type="string">
            <text:p>makedonischen</text:p>
          </table:table-cell>
          <table:table-cell office:value-type="string">
            <text:p>Krieges</text:p>
          </table:table-cell>
          <table:table-cell office:value-type="string">
            <text:p>die</text:p>
          </table:table-cell>
          <table:table-cell office:value-type="string">
            <text:p>Bewachung</text:p>
          </table:table-cell>
          <table:table-cell office:value-type="string">
            <text:p>Italiens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betrieben</text:p>
          </table:table-cell>
          <table:table-cell office:value-type="string">
            <text:p>ward</text:p>
          </table:table-cell>
          <table:table-cell office:value-type="string">
            <text:p>und</text:p>
          </table:table-cell>
          <table:table-cell office:value-type="string">
            <text:p>die</text:p>
          </table:table-cell>
          <table:table-cell office:value-type="string">
            <text:p>Verstärkungen</text:p>
          </table:table-cell>
          <table:table-cell office:value-type="string">
            <text:p>die</text:p>
          </table:table-cell>
          <table:table-cell office:value-type="string">
            <text:p>den</text:p>
          </table:table-cell>
          <table:table-cell office:value-type="string">
            <text:p>wichtigsten</text:p>
          </table:table-cell>
          <table:table-cell office:value-type="string">
            <text:p>Kolonien</text:p>
          </table:table-cell>
          <table:table-cell office:value-type="string">
            <text:p>so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wie</text:p>
          </table:table-cell>
          <table:table-cell office:value-type="string">
            <text:p>die</text:p>
          </table:table-cell>
          <table:table-cell office:value-type="string">
            <text:p>Masse</text:p>
          </table:table-cell>
          <table:table-cell office:value-type="string">
            <text:p>der</text:p>
          </table:table-cell>
          <table:table-cell office:value-type="string">
            <text:p>Streiter</text:p>
          </table:table-cell>
          <table:table-cell office:value-type="string">
            <text:p>stellte</text:p>
          </table:table-cell>
          <table:table-cell office:value-type="string">
            <text:p>wie</text:p>
          </table:table-cell>
          <table:table-cell office:value-type="string">
            <text:p>furchtbar</text:p>
          </table:table-cell>
          <table:table-cell office:value-type="string">
            <text:p>namentlich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sich</text:p>
          </table:table-cell>
          <table:table-cell office:value-type="string">
            <text:p>lichtete</text:p>
          </table:table-cell>
          <table:table-cell office:value-type="string">
            <text:p>zeigt</text:p>
          </table:table-cell>
          <table:table-cell office:value-type="string">
            <text:p>die</text:p>
          </table:table-cell>
          <table:table-cell office:value-type="string">
            <text:p>Ergänzung</text:p>
          </table:table-cell>
          <table:table-cell office:value-type="string">
            <text:p>desselben</text:p>
          </table:table-cell>
          <table:table-cell office:value-type="string">
            <text:p>nach</text:p>
          </table:table-cell>
          <table:table-cell office:value-type="string">
            <text:p>der</text:p>
          </table:table-cell>
          <table:table-cell office:value-type="string">
            <text:p>Schlacht</text:p>
          </table:table-cell>
          <table:table-cell office:value-type="string">
            <text:p>bei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Art</text:p>
          </table:table-cell>
          <table:table-cell office:value-type="string">
            <text:p>in</text:p>
          </table:table-cell>
          <table:table-cell office:value-type="string">
            <text:p>welcher</text:p>
          </table:table-cell>
          <table:table-cell office:value-type="string">
            <text:p>diese</text:p>
          </table:table-cell>
          <table:table-cell office:value-type="string">
            <text:p>Auswandererhaufen</text:p>
          </table:table-cell>
          <table:table-cell office:value-type="string">
            <text:p>selbst</text:p>
          </table:table-cell>
          <table:table-cell office:value-type="string">
            <text:p>zuerst</text:p>
          </table:table-cell>
          <table:table-cell office:value-type="string">
            <text:p>bei</text:p>
          </table:table-cell>
          <table:table-cell office:value-type="string">
            <text:p>dem</text:p>
          </table:table-cell>
          <table:table-cell office:value-type="string">
            <text:p>römischen</text:p>
          </table:table-cell>
          <table:table-cell office:value-type="string">
            <text:p>Senat</text:p>
          </table:table-cell>
          <table:table-cell office:value-type="string">
            <text:p>um</text:p>
          </table:table-cell>
          <table:table-cell office:value-type="string">
            <text:p>Landanweisung</text:p>
          </table:table-cell>
          <table:table-cell office:value-type="string">
            <text:p>bittend</text:p>
          </table:table-cell>
          <table:table-cell office:value-type="string">
            <text:p>einkamen</text:p>
          </table:table-cell>
          <table:table-cell office:value-type="string">
            <text:p>alsdann</text:p>
          </table:table-cell>
          <table:table-cell office:value-type="string">
            <text:p>aber</text:p>
          </table:table-cell>
          <table:table-cell office:value-type="string">
            <text:p>dem</text:p>
          </table:table-cell>
          <table:table-cell office:value-type="string">
            <text:p>strengen</text:p>
          </table:table-cell>
          <table:table-cell office:value-type="string">
            <text:p>Gebot</text:p>
          </table:table-cell>
          <table:table-cell office:value-type="string">
            <text:p>über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angelegt</text:p>
          </table:table-cell>
          <table:table-cell office:value-type="string">
            <text:p>hatten</text:p>
          </table:table-cell>
          <table:table-cell office:value-type="string">
            <text:p>wieder</text:p>
          </table:table-cell>
          <table:table-cell office:value-type="string">
            <text:p>zerstören</text:p>
          </table:table-cell>
          <table:table-cell office:value-type="string">
            <text:p>ließen</text:p>
          </table:table-cell>
          <table:table-cell office:value-type="string">
            <text:p>Mit</text:p>
          </table:table-cell>
          <table:table-cell office:value-type="string">
            <text:p>weiser</text:p>
          </table:table-cell>
          <table:table-cell office:value-type="string">
            <text:p>Strenge</text:p>
          </table:table-cell>
          <table:table-cell office:value-type="string">
            <text:p>gestattet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keinerlei</text:p>
          </table:table-cell>
          <table:table-cell office:value-type="string">
            <text:p>Ausnahme</text:p>
          </table:table-cell>
          <table:table-cell office:value-type="string">
            <text:p>von</text:p>
          </table:table-cell>
          <table:table-cell office:value-type="string">
            <text:p>dem</text:p>
          </table:table-cell>
          <table:table-cell office:value-type="string">
            <text:p>Grundsatz</text:p>
          </table:table-cell>
          <table:table-cell office:value-type="string">
            <text:p>daß</text:p>
          </table:table-cell>
          <table:table-cell office:value-type="string">
            <text:p>die</text:p>
          </table:table-cell>
          <table:table-cell office:value-type="string">
            <text:p>Alpentore</text:p>
          </table:table-cell>
          <table:table-cell office:value-type="string">
            <text:p>für</text:p>
          </table:table-cell>
          <table:table-cell office:value-type="string">
            <text:p>die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man</text:p>
          </table:table-cell>
          <table:table-cell office:value-type="string">
            <text:p>in</text:p>
          </table:table-cell>
          <table:table-cell office:value-type="string">
            <text:p>der</text:p>
          </table:table-cell>
          <table:table-cell office:value-type="string">
            <text:p>Landschaft</text:p>
          </table:table-cell>
          <table:table-cell office:value-type="string">
            <text:p>diesseit</text:p>
          </table:table-cell>
          <table:table-cell office:value-type="string">
            <text:p>des</text:p>
          </table:table-cell>
          <table:table-cell office:value-type="string">
            <text:p>Padus</text:p>
          </table:table-cell>
          <table:table-cell office:value-type="string">
            <text:p>die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</text:p>
          </table:table-cell>
          <table:table-cell office:value-type="string">
            <text:p>beschlossen</text:p>
          </table:table-cell>
          <table:table-cell office:value-type="string">
            <text:p>hatte</text:p>
          </table:table-cell>
          <table:table-cell office:value-type="string">
            <text:p>Italien</text:p>
          </table:table-cell>
          <table:table-cell office:value-type="string">
            <text:p>einzuverleiben</text:p>
          </table:table-cell>
          <table:table-cell office:value-type="string">
            <text:p>Die</text:p>
          </table:table-cell>
          <table:table-cell office:value-type="string">
            <text:p>Boier</text:p>
          </table:table-cell>
          <table:table-cell office:value-type="string">
            <text:p>die</text:p>
          </table:table-cell>
          <table:table-cell office:value-type="string">
            <text:p>dies</text:p>
          </table:table-cell>
          <table:table-cell office:value-type="string">
            <text:p>zunächst</text:p>
          </table:table-cell>
          <table:table-cell office:value-type="string">
            <text:p>traf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über</text:p>
          </table:table-cell>
          <table:table-cell office:value-type="string">
            <text:p>Botschaft</text:p>
          </table:table-cell>
          <table:table-cell office:value-type="string">
            <text:p>ging</text:p>
          </table:table-cell>
          <table:table-cell office:value-type="string">
            <text:p>nach</text:p>
          </table:table-cell>
          <table:table-cell office:value-type="string">
            <text:p>Rom</text:p>
          </table:table-cell>
          <table:table-cell office:value-type="string">
            <text:p>die</text:p>
          </table:table-cell>
          <table:table-cell office:value-type="string">
            <text:p>Karthager</text:p>
          </table:table-cell>
          <table:table-cell office:value-type="string">
            <text:p>beschworen</text:p>
          </table:table-cell>
          <table:table-cell office:value-type="string">
            <text:p>den</text:p>
          </table:table-cell>
          <table:table-cell office:value-type="string">
            <text:p>römischen</text:p>
          </table:table-cell>
          <table:table-cell office:value-type="string">
            <text:p>Senat</text:p>
          </table:table-cell>
          <table:table-cell office:value-type="string">
            <text:p>ihnen</text:p>
          </table:table-cell>
          <table:table-cell office:value-type="string">
            <text:p>entweder</text:p>
          </table:table-cell>
          <table:table-cell office:value-type="string">
            <text:p>zu</text:p>
          </table:table-cell>
          <table:table-cell office:value-type="string">
            <text:p>gestatten</text:p>
          </table:table-cell>
          <table:table-cell office:value-type="string">
            <text:p>sich</text:p>
          </table:table-cell>
          <table:table-cell office:value-type="string">
            <text:p>mit</text:p>
          </table:table-cell>
          <table:table-cell office:value-type="string">
            <text:p>den</text:p>
          </table:table-cell>
          <table:table-cell office:value-type="string">
            <text:p>Waffen</text:p>
          </table:table-cell>
          <table:table-cell office:value-type="string">
            <text:p>zu</text:p>
          </table:table-cell>
          <table:table-cell office:value-type="string">
            <text:p>verteidige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ehrenwert</text:p>
          </table:table-cell>
          <table:table-cell office:value-type="string">
            <text:p>es</text:p>
          </table:table-cell>
          <table:table-cell office:value-type="string">
            <text:p>ist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tolze</text:p>
          </table:table-cell>
          <table:table-cell office:value-type="string">
            <text:p>Sieger</text:p>
          </table:table-cell>
          <table:table-cell office:value-type="string">
            <text:p>von</text:p>
          </table:table-cell>
          <table:table-cell office:value-type="string">
            <text:p>Zama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Einspruch</text:p>
          </table:table-cell>
          <table:table-cell office:value-type="string">
            <text:p>tat</text:p>
          </table:table-cell>
          <table:table-cell office:value-type="string">
            <text:p>gegen</text:p>
          </table:table-cell>
          <table:table-cell office:value-type="string">
            <text:p>diesen</text:p>
          </table:table-cell>
          <table:table-cell office:value-type="string">
            <text:p>erniedrigenden</text:p>
          </table:table-cell>
          <table:table-cell office:value-type="string">
            <text:p>Schritt</text:p>
          </table:table-cell>
          <table:table-cell office:value-type="string">
            <text:p>so</text:p>
          </table:table-cell>
          <table:table-cell office:value-type="string">
            <text:p>war</text:p>
          </table:table-cell>
          <table:table-cell office:value-type="string">
            <text:p>doch</text:p>
          </table:table-cell>
          <table:table-cell office:value-type="string">
            <text:p>jenes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über</text:p>
          </table:table-cell>
          <table:table-cell office:value-type="string">
            <text:p>die</text:p>
          </table:table-cell>
          <table:table-cell office:value-type="string">
            <text:p>erste</text:p>
          </table:table-cell>
          <table:table-cell office:value-type="string">
            <text:p>Gefahr</text:p>
          </table:table-cell>
          <table:table-cell office:value-type="string">
            <text:p>Herr</text:p>
          </table:table-cell>
          <table:table-cell office:value-type="string">
            <text:p>geworden</text:p>
          </table:table-cell>
          <table:table-cell office:value-type="string">
            <text:p>war</text:p>
          </table:table-cell>
          <table:table-cell office:value-type="string">
            <text:p>beschloß</text:p>
          </table:table-cell>
          <table:table-cell office:value-type="string">
            <text:p>doch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im</text:p>
          </table:table-cell>
          <table:table-cell office:value-type="string">
            <text:p>Jahre</text:p>
          </table:table-cell>
          <table:table-cell office:value-type="float" office:value="559">
            <text:p>559</text:p>
          </table:table-cell>
          <table:table-cell office:value-type="string">
            <text:p>den</text:p>
          </table:table-cell>
          <table:table-cell office:value-type="string">
            <text:p>Konsul</text:p>
          </table:table-cell>
          <table:table-cell office:value-type="string">
            <text:p>Marcus</text:p>
          </table:table-cell>
          <table:table-cell office:value-type="string">
            <text:p>Cato</text:p>
          </table:table-cell>
          <table:table-cell office:value-type="string">
            <text:p>selbst</text:p>
          </table:table-cell>
          <table:table-cell office:value-type="string">
            <text:p>nach</text:p>
          </table:table-cell>
          <table:table-cell office:value-type="string">
            <text:p>Spanie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mehr</text:p>
          </table:table-cell>
          <table:table-cell office:value-type="string">
            <text:p>noch</text:p>
          </table:table-cell>
          <table:table-cell office:value-type="string">
            <text:p>infolge</text:p>
          </table:table-cell>
          <table:table-cell office:value-type="string">
            <text:p>der</text:p>
          </table:table-cell>
          <table:table-cell office:value-type="string">
            <text:p>eifersüchtigen</text:p>
          </table:table-cell>
          <table:table-cell office:value-type="string">
            <text:p>Überwachung</text:p>
          </table:table-cell>
          <table:table-cell office:value-type="string">
            <text:p>der</text:p>
          </table:table-cell>
          <table:table-cell office:value-type="string">
            <text:p>Beamtengewalt</text:p>
          </table:table-cell>
          <table:table-cell office:value-type="string">
            <text:p>durch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nicht</text:p>
          </table:table-cell>
          <table:table-cell office:value-type="string">
            <text:p>ernstlich</text:p>
          </table:table-cell>
          <table:table-cell office:value-type="string">
            <text:p>zur</text:p>
          </table:table-cell>
          <table:table-cell office:value-type="string">
            <text:p>Ausführung</text:p>
          </table:table-cell>
          <table:table-cell office:value-type="string">
            <text:p>und</text:p>
          </table:table-cell>
          <table:table-cell office:value-type="string">
            <text:p>es</text:p>
          </table:table-cell>
          <table:table-cell office:value-type="string">
            <text:p>blieb</text:p>
          </table:table-cell>
          <table:table-cell office:value-type="string">
            <text:p>soweit</text:p>
          </table:table-cell>
          <table:table-cell office:value-type="string">
            <text:p>nicht</text:p>
          </table:table-cell>
          <table:table-cell office:value-type="string">
            <text:p>i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oder</text:p>
          </table:table-cell>
          <table:table-cell office:value-type="string">
            <text:p>sonstigen</text:p>
          </table:table-cell>
          <table:table-cell office:value-type="string">
            <text:p>Leistungen</text:p>
          </table:table-cell>
          <table:table-cell office:value-type="string">
            <text:p>auferlegt</text:p>
          </table:table-cell>
          <table:table-cell office:value-type="string">
            <text:p>welche</text:p>
          </table:table-cell>
          <table:table-cell office:value-type="string">
            <text:p>auf</text:p>
          </table:table-cell>
          <table:table-cell office:value-type="string">
            <text:p>militärischem</text:p>
          </table:table-cell>
          <table:table-cell office:value-type="string">
            <text:p>Wege</text:p>
          </table:table-cell>
          <table:table-cell office:value-type="string">
            <text:p>beizutreibe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infolge</text:p>
          </table:table-cell>
          <table:table-cell office:value-type="string">
            <text:p>der</text:p>
          </table:table-cell>
          <table:table-cell office:value-type="string">
            <text:p>Beschwerdeführung</text:p>
          </table:table-cell>
          <table:table-cell office:value-type="string">
            <text:p>der</text:p>
          </table:table-cell>
          <table:table-cell office:value-type="string">
            <text:p>spanischen</text:p>
          </table:table-cell>
          <table:table-cell office:value-type="string">
            <text:p>Gemeinden</text:p>
          </table:table-cell>
          <table:table-cell office:value-type="string">
            <text:p>im</text:p>
          </table:table-cell>
          <table:table-cell office:value-type="string">
            <text:p>Jahr</text:p>
          </table:table-cell>
          <table:table-cell office:value-type="float" office:value="583">
            <text:p>583</text:p>
          </table:table-cell>
          <table:table-cell office:value-type="string">
            <text:p>untersagte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allerdings</text:p>
          </table:table-cell>
          <table:table-cell office:value-type="string">
            <text:p>nicht</text:p>
          </table:table-cell>
          <table:table-cell office:value-type="string">
            <text:p>gering</text:p>
          </table:table-cell>
          <table:table-cell office:value-type="string">
            <text:p>und</text:p>
          </table:table-cell>
          <table:table-cell office:value-type="string">
            <text:p>es</text:p>
          </table:table-cell>
          <table:table-cell office:value-type="string">
            <text:p>ist</text:p>
          </table:table-cell>
          <table:table-cell office:value-type="string">
            <text:p>augenscheinlich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</text:p>
          </table:table-cell>
          <table:table-cell office:value-type="string">
            <text:p>den</text:p>
          </table:table-cell>
          <table:table-cell office:value-type="string">
            <text:p>Frieden</text:p>
          </table:table-cell>
          <table:table-cell office:value-type="string">
            <text:p>von</text:p>
          </table:table-cell>
          <table:table-cell office:value-type="float" office:value="548">
            <text:p>548</text:p>
          </table:table-cell>
          <table:table-cell office:value-type="float" office:value="9">
            <text:p>9</text:p>
          </table:table-cell>
          <table:table-cell office:value-type="float" office:value="206">
            <text:p>206</text:p>
          </table:table-cell>
          <table:table-cell office:value-type="float" office:value="5">
            <text:p>5</text:p>
          </table:table-cell>
          <table:table-cell office:value-type="string">
            <text:p>der</text:p>
          </table:table-cell>
          <table:table-cell office:value-type="string">
            <text:p>sie</text:p>
          </table:table-cell>
          <table:table-cell office:value-type="string">
            <text:p>ganz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Truppenzahl</text:p>
          </table:table-cell>
          <table:table-cell office:value-type="string">
            <text:p>mit</text:p>
          </table:table-cell>
          <table:table-cell office:value-type="string">
            <text:p>welcher</text:p>
          </table:table-cell>
          <table:table-cell office:value-type="string">
            <text:p>Rom</text:p>
          </table:table-cell>
          <table:table-cell office:value-type="string">
            <text:p>den</text:p>
          </table:table-cell>
          <table:table-cell office:value-type="string">
            <text:p>nächsten</text:p>
          </table:table-cell>
          <table:table-cell office:value-type="string">
            <text:p>Krieg</text:p>
          </table:table-cell>
          <table:table-cell office:value-type="string">
            <text:p>geführt</text:p>
          </table:table-cell>
          <table:table-cell office:value-type="string">
            <text:p>hat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hätte</text:p>
          </table:table-cell>
          <table:table-cell office:value-type="string">
            <text:p>wohl</text:p>
          </table:table-cell>
          <table:table-cell office:value-type="string">
            <text:p>eine</text:p>
          </table:table-cell>
          <table:table-cell office:value-type="string">
            <text:p>Demütigung</text:p>
          </table:table-cell>
          <table:table-cell office:value-type="string">
            <text:p>Makedoniens</text:p>
          </table:table-cell>
          <table:table-cell office:value-type="string">
            <text:p>gern</text:p>
          </table:table-cell>
          <table:table-cell office:value-type="string">
            <text:p>gesehen</text:p>
          </table:table-cell>
          <table:table-cell office:value-type="string">
            <text:p>allein</text:p>
          </table:table-cell>
          <table:table-cell office:value-type="string">
            <text:p>um</text:p>
          </table:table-cell>
          <table:table-cell office:value-type="string">
            <text:p>de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gerechtesten</text:p>
          </table:table-cell>
          <table:table-cell table:number-columns-repeated="2" office:value-type="string">
            <text:p>die</text:p>
          </table:table-cell>
          <table:table-cell office:value-type="string">
            <text:p>Stadt</text:p>
          </table:table-cell>
          <table:table-cell office:value-type="string">
            <text:p>je</text:p>
          </table:table-cell>
          <table:table-cell office:value-type="string">
            <text:p>geführt</text:p>
          </table:table-cell>
          <table:table-cell office:value-type="string">
            <text:p>hat</text:p>
          </table:table-cell>
          <table:table-cell office:value-type="string">
            <text:p>Es</text:p>
          </table:table-cell>
          <table:table-cell office:value-type="string">
            <text:p>gereicht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zur</text:p>
          </table:table-cell>
          <table:table-cell office:value-type="string">
            <text:p>hohen</text:p>
          </table:table-cell>
          <table:table-cell office:value-type="string">
            <text:p>Ehre</text:p>
          </table:table-cell>
          <table:table-cell office:value-type="string">
            <text:p>daß</text:p>
          </table:table-cell>
          <table:table-cell office:value-type="string">
            <text:p>er</text:p>
          </table:table-cell>
          <table:table-cell office:value-type="string">
            <text:p>sofort</text:p>
          </table:table-cell>
          <table:table-cell office:value-type="string">
            <text:p>sich</text:p>
          </table:table-cell>
          <table:table-cell office:value-type="string">
            <text:p>entschloß</text:p>
          </table:table-cell>
          <table:table-cell office:value-type="string">
            <text:p>und</text:p>
          </table:table-cell>
          <table:table-cell office:value-type="string">
            <text:p>sich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Aufgebots</text:p>
          </table:table-cell>
          <table:table-cell office:value-type="string">
            <text:p>Philippos</text:p>
          </table:table-cell>
          <table:table-cell office:value-type="string">
            <text:p>Scharen</text:p>
          </table:table-cell>
          <table:table-cell office:value-type="string">
            <text:p>aus</text:p>
          </table:table-cell>
          <table:table-cell office:value-type="string">
            <text:p>dem</text:p>
          </table:table-cell>
          <table:table-cell office:value-type="string">
            <text:p>illyrischen</text:p>
          </table:table-cell>
          <table:table-cell office:value-type="string">
            <text:p>Gebiet</text:p>
          </table:table-cell>
          <table:table-cell office:value-type="string">
            <text:p>hinausgeschlagen</text:p>
          </table:table-cell>
          <table:table-cell office:value-type="string">
            <text:p>und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eswegen</text:p>
          </table:table-cell>
          <table:table-cell office:value-type="string">
            <text:p>den</text:p>
          </table:table-cell>
          <table:table-cell office:value-type="string">
            <text:p>Gesandten</text:p>
          </table:table-cell>
          <table:table-cell office:value-type="string">
            <text:p>des</text:p>
          </table:table-cell>
          <table:table-cell office:value-type="string">
            <text:p>Königs</text:p>
          </table:table-cell>
          <table:table-cell office:value-type="float" office:value="552">
            <text:p>552</text:p>
          </table:table-cell>
          <table:table-cell office:value-type="string">
            <text:p>erklärt</text:p>
          </table:table-cell>
          <table:table-cell office:value-type="string">
            <text:p>wenn</text:p>
          </table:table-cell>
          <table:table-cell office:value-type="string">
            <text:p>er</text:p>
          </table:table-cell>
          <table:table-cell office:value-type="string">
            <text:p>Krieg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die</text:p>
          </table:table-cell>
          <table:table-cell office:value-type="string">
            <text:p>Angreifer</text:p>
          </table:table-cell>
          <table:table-cell office:value-type="string">
            <text:p>und</text:p>
          </table:table-cell>
          <table:table-cell office:value-type="string">
            <text:p>Ägypten</text:p>
          </table:table-cell>
          <table:table-cell office:value-type="string">
            <text:p>wenn</text:p>
          </table:table-cell>
          <table:table-cell office:value-type="string">
            <text:p>auch</text:p>
          </table:table-cell>
          <table:table-cell office:value-type="string">
            <text:p>alexandrinische</text:p>
          </table:table-cell>
          <table:table-cell office:value-type="string">
            <text:p>Gesandte</text:p>
          </table:table-cell>
          <table:table-cell office:value-type="string">
            <text:p>den</text:p>
          </table:table-cell>
          <table:table-cell office:value-type="string">
            <text:p>römischen</text:p>
          </table:table-cell>
          <table:table-cell office:value-type="string">
            <text:p>Senat</text:p>
          </table:table-cell>
          <table:table-cell office:value-type="string">
            <text:p>ersuchten</text:p>
          </table:table-cell>
          <table:table-cell office:value-type="string">
            <text:p>die</text:p>
          </table:table-cell>
          <table:table-cell office:value-type="string">
            <text:p>Vormundschaft</text:p>
          </table:table-cell>
          <table:table-cell office:value-type="string">
            <text:p>über</text:p>
          </table:table-cell>
          <table:table-cell office:value-type="string">
            <text:p>das</text:p>
          </table:table-cell>
          <table:table-cell office:value-type="string">
            <text:p>königliche</text:p>
          </table:table-cell>
          <table:table-cell office:value-type="string">
            <text:p>Kind</text:p>
          </table:table-cell>
          <table:table-cell office:value-type="string">
            <text:p>zu</text:p>
          </table:table-cell>
          <table:table-cell office:value-type="string">
            <text:p>übernehmen</text:p>
          </table:table-cell>
          <table:table-cell office:value-type="string">
            <text:p>scheint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und</text:p>
          </table:table-cell>
          <table:table-cell office:value-type="string">
            <text:p>mußte</text:p>
          </table:table-cell>
          <table:table-cell office:value-type="string">
            <text:p>dankbar</text:p>
          </table:table-cell>
          <table:table-cell office:value-type="string">
            <text:p>den</text:p>
          </table:table-cell>
          <table:table-cell office:value-type="string">
            <text:p>Marcus</text:p>
          </table:table-cell>
          <table:table-cell office:value-type="string">
            <text:p>Aemilius</text:p>
          </table:table-cell>
          <table:table-cell office:value-type="string">
            <text:p>Lepidus</text:p>
          </table:table-cell>
          <table:table-cell office:value-type="string">
            <text:p>aufnehmen</text:p>
          </table:table-cell>
          <table:table-cell office:value-type="string">
            <text:p>de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abgesandt</text:p>
          </table:table-cell>
          <table:table-cell office:value-type="string">
            <text:p>hatte</text:p>
          </table:table-cell>
          <table:table-cell office:value-type="string">
            <text:p>um</text:p>
          </table:table-cell>
          <table:table-cell office:value-type="string">
            <text:p>als</text:p>
          </table:table-cell>
          <table:table-cell office:value-type="string">
            <text:p>Vormund</text:p>
          </table:table-cell>
          <table:table-cell office:value-type="string">
            <text:p>des</text:p>
          </table:table-cell>
          <table:table-cell office:value-type="string">
            <text:p>Königs</text:p>
          </table:table-cell>
          <table:table-cell office:value-type="string">
            <text:p>dessen</text:p>
          </table:table-cell>
          <table:table-cell office:value-type="string">
            <text:p>Interessen</text:p>
          </table:table-cell>
          <table:table-cell office:value-type="string">
            <text:p>zu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hatte</text:p>
          </table:table-cell>
          <table:table-cell office:value-type="string">
            <text:p>mit</text:p>
          </table:table-cell>
          <table:table-cell office:value-type="string">
            <text:p>dem</text:p>
          </table:table-cell>
          <table:table-cell office:value-type="string">
            <text:p>König</text:p>
          </table:table-cell>
          <table:table-cell office:value-type="string">
            <text:p>zusammen</text:p>
          </table:table-cell>
          <table:table-cell office:value-type="string">
            <text:p>und</text:p>
          </table:table-cell>
          <table:table-cell office:value-type="string">
            <text:p>entledigte</text:p>
          </table:table-cell>
          <table:table-cell office:value-type="string">
            <text:p>sich</text:p>
          </table:table-cell>
          <table:table-cell office:value-type="string">
            <text:p>ihrer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erhaltenen</text:p>
          </table:table-cell>
          <table:table-cell office:value-type="string">
            <text:p>Aufträge</text:p>
          </table:table-cell>
          <table:table-cell office:value-type="string">
            <text:p>der</text:p>
          </table:table-cell>
          <table:table-cell office:value-type="string">
            <text:p>König</text:p>
          </table:table-cell>
          <table:table-cell office:value-type="string">
            <text:p>solle</text:p>
          </table:table-cell>
          <table:table-cell office:value-type="string">
            <text:p>gegen</text:p>
          </table:table-cell>
          <table:table-cell office:value-type="string">
            <text:p>keinen</text:p>
          </table:table-cell>
          <table:table-cell office:value-type="string">
            <text:p>griechischen</text:p>
          </table:table-cell>
          <table:table-cell office:value-type="string">
            <text:p>Staat</text:p>
          </table:table-cell>
          <table:table-cell office:value-type="string">
            <text:p>eine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Bundesgenossen</text:p>
          </table:table-cell>
          <table:table-cell office:value-type="string">
            <text:p>Roms</text:p>
          </table:table-cell>
          <table:table-cell office:value-type="string">
            <text:p>zu</text:p>
          </table:table-cell>
          <table:table-cell office:value-type="string">
            <text:p>berichten</text:p>
          </table:table-cell>
          <table:table-cell office:value-type="string">
            <text:p>und</text:p>
          </table:table-cell>
          <table:table-cell office:value-type="string">
            <text:p>aus</text:p>
          </table:table-cell>
          <table:table-cell office:value-type="string">
            <text:p>der</text:p>
          </table:table-cell>
          <table:table-cell office:value-type="string">
            <text:p>Art</text:p>
          </table:table-cell>
          <table:table-cell office:value-type="string">
            <text:p>wi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sie</text:p>
          </table:table-cell>
          <table:table-cell office:value-type="string">
            <text:p>empfing</text:p>
          </table:table-cell>
          <table:table-cell office:value-type="string">
            <text:p>sah</text:p>
          </table:table-cell>
          <table:table-cell office:value-type="string">
            <text:p>Philippos</text:p>
          </table:table-cell>
          <table:table-cell office:value-type="string">
            <text:p>deutlich</text:p>
          </table:table-cell>
          <table:table-cell office:value-type="string">
            <text:p>was</text:p>
          </table:table-cell>
          <table:table-cell office:value-type="string">
            <text:p>ihm</text:p>
          </table:table-cell>
          <table:table-cell office:value-type="string">
            <text:p>bevorstand</text:p>
          </table:table-cell>
          <table:table-cell office:value-type="string">
            <text:p>weshalb</text:p>
          </table:table-cell>
          <table:table-cell office:value-type="string">
            <text:p>er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Gebiet</text:p>
          </table:table-cell>
          <table:table-cell office:value-type="string">
            <text:p>zu</text:p>
          </table:table-cell>
          <table:table-cell office:value-type="string">
            <text:p>verwüsten</text:p>
          </table:table-cell>
          <table:table-cell office:value-type="string">
            <text:p>und</text:p>
          </table:table-cell>
          <table:table-cell office:value-type="string">
            <text:p>die</text:p>
          </table:table-cell>
          <table:table-cell office:value-type="string">
            <text:p>Stadt</text:p>
          </table:table-cell>
          <table:table-cell office:value-type="string">
            <text:p>möglichst</text:p>
          </table:table-cell>
          <table:table-cell office:value-type="string">
            <text:p>zu</text:p>
          </table:table-cell>
          <table:table-cell office:value-type="string">
            <text:p>bedränge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hatte</text:p>
          </table:table-cell>
          <table:table-cell office:value-type="string">
            <text:p>jetzt</text:p>
          </table:table-cell>
          <table:table-cell office:value-type="string">
            <text:p>was</text:p>
          </table:table-cell>
          <table:table-cell office:value-type="string">
            <text:p>er</text:p>
          </table:table-cell>
          <table:table-cell office:value-type="string">
            <text:p>bedurfte</text:p>
          </table:table-cell>
          <table:table-cell office:value-type="string">
            <text:p>und</text:p>
          </table:table-cell>
          <table:table-cell office:value-type="string">
            <text:p>konnte</text:p>
          </table:table-cell>
          <table:table-cell office:value-type="string">
            <text:p>im</text:p>
          </table:table-cell>
          <table:table-cell office:value-type="string">
            <text:p>Sommer</text:p>
          </table:table-cell>
          <table:table-cell office:value-type="float" office:value="554">
            <text:p>554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war</text:p>
          </table:table-cell>
          <table:table-cell office:value-type="string">
            <text:p>einmal</text:p>
          </table:table-cell>
          <table:table-cell office:value-type="string">
            <text:p>notwendig</text:p>
          </table:table-cell>
          <table:table-cell office:value-type="string">
            <text:p>und</text:p>
          </table:table-cell>
          <table:table-cell office:value-type="string">
            <text:p>genau</text:p>
          </table:table-cell>
          <table:table-cell office:value-type="string">
            <text:p>genommen</text:p>
          </table:table-cell>
          <table:table-cell office:value-type="string">
            <text:p>schon</text:p>
          </table:table-cell>
          <table:table-cell office:value-type="string">
            <text:p>begonnen</text:p>
          </table:table-cell>
          <table:table-cell office:value-type="string">
            <text:p>soda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unmöglich</text:p>
          </table:table-cell>
          <table:table-cell office:value-type="string">
            <text:p>zurücktreten</text:p>
          </table:table-cell>
          <table:table-cell office:value-type="string">
            <text:p>konnte</text:p>
          </table:table-cell>
          <table:table-cell office:value-type="string">
            <text:p>Die</text:p>
          </table:table-cell>
          <table:table-cell office:value-type="string">
            <text:p>Bürgerschaft</text:p>
          </table:table-cell>
          <table:table-cell office:value-type="string">
            <text:p>ward</text:p>
          </table:table-cell>
          <table:table-cell office:value-type="string">
            <text:p>durch</text:p>
          </table:table-cell>
          <table:table-cell office:value-type="string">
            <text:p>Vorstellungen</text:p>
          </table:table-cell>
          <table:table-cell office:value-type="string">
            <text:p>und</text:p>
          </table:table-cell>
          <table:table-cell office:value-type="string">
            <text:p>Konzessione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wies</text:p>
          </table:table-cell>
          <table:table-cell office:value-type="string">
            <text:p>ihn</text:p>
          </table:table-cell>
          <table:table-cell office:value-type="string">
            <text:p>in</text:p>
          </table:table-cell>
          <table:table-cell office:value-type="string">
            <text:p>der</text:p>
          </table:table-cell>
          <table:table-cell office:value-type="string">
            <text:p>Hauptsache</text:p>
          </table:table-cell>
          <table:table-cell office:value-type="string">
            <text:p>an</text:p>
          </table:table-cell>
          <table:table-cell office:value-type="string">
            <text:p>seine</text:p>
          </table:table-cell>
          <table:table-cell office:value-type="string">
            <text:p>Regierung</text:p>
          </table:table-cell>
          <table:table-cell office:value-type="string">
            <text:p>Im</text:p>
          </table:table-cell>
          <table:table-cell office:value-type="string">
            <text:p>römischen</text:p>
          </table:table-cell>
          <table:table-cell office:value-type="string">
            <text:p>Senat</text:p>
          </table:table-cell>
          <table:table-cell office:value-type="string">
            <text:p>war</text:p>
          </table:table-cell>
          <table:table-cell office:value-type="string">
            <text:p>man</text:p>
          </table:table-cell>
          <table:table-cell office:value-type="string">
            <text:p>sich</text:p>
          </table:table-cell>
          <table:table-cell office:value-type="string">
            <text:p>längst</text:p>
          </table:table-cell>
          <table:table-cell office:value-type="string">
            <text:p>einig</text:p>
          </table:table-cell>
          <table:table-cell office:value-type="string">
            <text:p>daß</text:p>
          </table:table-cell>
          <table:table-cell office:value-type="string">
            <text:p>Makedonien</text:p>
          </table:table-cell>
          <table:table-cell office:value-type="string">
            <text:p>alle</text:p>
          </table:table-cell>
          <table:table-cell office:value-type="string">
            <text:p>seine</text:p>
          </table:table-cell>
          <table:table-cell office:value-type="string">
            <text:p>auswärtige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Fortsetzung</text:p>
          </table:table-cell>
          <table:table-cell office:value-type="string">
            <text:p>des</text:p>
          </table:table-cell>
          <table:table-cell office:value-type="string">
            <text:p>Krieges</text:p>
          </table:table-cell>
          <table:table-cell office:value-type="string">
            <text:p>Mit</text:p>
          </table:table-cell>
          <table:table-cell office:value-type="string">
            <text:p>Hilfe</text:p>
          </table:table-cell>
          <table:table-cell office:value-type="string">
            <text:p>der</text:p>
          </table:table-cell>
          <table:table-cell office:value-type="string">
            <text:p>Volkstribunen</text:p>
          </table:table-cell>
          <table:table-cell office:value-type="string">
            <text:p>gelang</text:p>
          </table:table-cell>
          <table:table-cell office:value-type="string">
            <text:p>es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den</text:p>
          </table:table-cell>
          <table:table-cell office:value-type="string">
            <text:p>so</text:p>
          </table:table-cell>
          <table:table-cell office:value-type="string">
            <text:p>nachteiligen</text:p>
          </table:table-cell>
          <table:table-cell office:value-type="string">
            <text:p>Wechsel</text:p>
          </table:table-cell>
          <table:table-cell office:value-type="string">
            <text:p>des</text:p>
          </table:table-cell>
          <table:table-cell office:value-type="string">
            <text:p>Oberbefehls</text:p>
          </table:table-cell>
          <table:table-cell office:value-type="string">
            <text:p>zu</text:p>
          </table:table-cell>
          <table:table-cell office:value-type="string">
            <text:p>verhindern</text:p>
          </table:table-cell>
          <table:table-cell office:value-type="string">
            <text:p>und</text:p>
          </table:table-cell>
          <table:table-cell office:value-type="string">
            <text:p>Flamininus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hinauszuschlagen</text:p>
          </table:table-cell>
          <table:table-cell office:value-type="string">
            <text:p>Die</text:p>
          </table:table-cell>
          <table:table-cell office:value-type="string">
            <text:p>definitive</text:p>
          </table:table-cell>
          <table:table-cell office:value-type="string">
            <text:p>Regulierung</text:p>
          </table:table-cell>
          <table:table-cell office:value-type="string">
            <text:p>der</text:p>
          </table:table-cell>
          <table:table-cell office:value-type="string">
            <text:p>verwickelten</text:p>
          </table:table-cell>
          <table:table-cell office:value-type="string">
            <text:p>griechischen</text:p>
          </table:table-cell>
          <table:table-cell office:value-type="string">
            <text:p>Angelegenheiten</text:p>
          </table:table-cell>
          <table:table-cell office:value-type="string">
            <text:p>ward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einer</text:p>
          </table:table-cell>
          <table:table-cell office:value-type="string">
            <text:p>Kommission</text:p>
          </table:table-cell>
          <table:table-cell office:value-type="string">
            <text:p>von</text:p>
          </table:table-cell>
          <table:table-cell office:value-type="string">
            <text:p>zehn</text:p>
          </table:table-cell>
          <table:table-cell office:value-type="string">
            <text:p>Personen</text:p>
          </table:table-cell>
          <table:table-cell office:value-type="string">
            <text:p>übertragen</text:p>
          </table:table-cell>
          <table:table-cell office:value-type="string">
            <text:p>deren</text:p>
          </table:table-cell>
          <table:table-cell office:value-type="string">
            <text:p>Haupt</text:p>
          </table:table-cell>
          <table:table-cell office:value-type="string">
            <text:p>und</text:p>
          </table:table-cell>
          <table:table-cell office:value-type="string">
            <text:p>Seele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und</text:p>
          </table:table-cell>
          <table:table-cell office:value-type="string">
            <text:p>aufrichtig</text:p>
          </table:table-cell>
          <table:table-cell office:value-type="string">
            <text:p>wie</text:p>
          </table:table-cell>
          <table:table-cell office:value-type="string">
            <text:p>die</text:p>
          </table:table-cell>
          <table:table-cell office:value-type="string">
            <text:p>Absicht</text:p>
          </table:table-cell>
          <table:table-cell office:value-type="string">
            <text:p>aufrichtig</text:p>
          </table:table-cell>
          <table:table-cell office:value-type="string">
            <text:p>war</text:p>
          </table:table-cell>
          <table:table-cell office:value-type="string">
            <text:p>in</text:p>
          </table:table-cell>
          <table:table-cell table:number-columns-repeated="2"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Freiheit</text:p>
          </table:table-cell>
          <table:table-cell office:value-type="string">
            <text:p>verlieh</text:p>
          </table:table-cell>
          <table:table-cell office:value-type="float" office:value="28">
            <text:p>28</text:p>
          </table:table-cell>
          <table:table-cell office:value-type="string">
            <text:p>Ausgenommen</text:p>
          </table:table-cell>
          <table:table-cell office:value-type="string">
            <text:p>waren</text:p>
          </table:table-cell>
          <table:table-cell office:value-type="string">
            <text:p>von</text:p>
          </table:table-cell>
          <table:table-cell office:value-type="string">
            <text:p>dieser</text:p>
          </table:table-cell>
          <table:table-cell office:value-type="string">
            <text:p>gemeinen</text:p>
          </table:table-cell>
          <table:table-cell office:value-type="string">
            <text:p>Maßregel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dem</text:p>
          </table:table-cell>
          <table:table-cell office:value-type="string">
            <text:p>alexandrinischen</text:p>
          </table:table-cell>
          <table:table-cell office:value-type="string">
            <text:p>Hof</text:p>
          </table:table-cell>
          <table:table-cell office:value-type="string">
            <text:p>und</text:p>
          </table:table-cell>
          <table:table-cell office:value-type="string">
            <text:p>dem</text:p>
          </table:table-cell>
          <table:table-cell office:value-type="string">
            <text:p>königlichen</text:p>
          </table:table-cell>
          <table:table-cell office:value-type="string">
            <text:p>Mündel</text:p>
          </table:table-cell>
          <table:table-cell office:value-type="string">
            <text:p>hatte</text:p>
          </table:table-cell>
          <table:table-cell office:value-type="string">
            <text:p>doch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keineswegs</text:p>
          </table:table-cell>
          <table:table-cell office:value-type="string">
            <text:p>die</text:p>
          </table:table-cell>
          <table:table-cell office:value-type="string">
            <text:p>Absicht</text:p>
          </table:table-cell>
          <table:table-cell office:value-type="string">
            <text:p>wirklich</text:p>
          </table:table-cell>
          <table:table-cell office:value-type="string">
            <text:p>wie</text:p>
          </table:table-cell>
          <table:table-cell office:value-type="string">
            <text:p>er</text:p>
          </table:table-cell>
          <table:table-cell office:value-type="string">
            <text:p>sich</text:p>
          </table:table-cell>
          <table:table-cell office:value-type="string">
            <text:p>nannte</text:p>
          </table:table-cell>
          <table:table-cell office:value-type="string">
            <text:p>dessen</text:p>
          </table:table-cell>
          <table:table-cell office:value-type="string">
            <text:p>Beschützer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vermeiden</text:p>
          </table:table-cell>
          <table:table-cell office:value-type="string">
            <text:p>Schon</text:p>
          </table:table-cell>
          <table:table-cell office:value-type="string">
            <text:p>im</text:p>
          </table:table-cell>
          <table:table-cell office:value-type="string">
            <text:p>Frühling</text:p>
          </table:table-cell>
          <table:table-cell office:value-type="float" office:value="561">
            <text:p>561</text:p>
          </table:table-cell>
          <table:table-cell office:value-type="string">
            <text:p>hatte</text:p>
          </table:table-cell>
          <table:table-cell office:value-type="string">
            <text:p>Flamininus</text:p>
          </table:table-cell>
          <table:table-cell office:value-type="string">
            <text:p>der</text:p>
          </table:table-cell>
          <table:table-cell office:value-type="string">
            <text:p>fortfuhr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östlichen</text:p>
          </table:table-cell>
          <table:table-cell office:value-type="string">
            <text:p>Angelegenheiten</text:p>
          </table:table-cell>
          <table:table-cell office:value-type="string">
            <text:p>das</text:p>
          </table:table-cell>
          <table:table-cell office:value-type="string">
            <text:p>entscheidende</text:p>
          </table:table-cell>
          <table:table-cell office:value-type="string">
            <text:p>Wort</text:p>
          </table:table-cell>
          <table:table-cell office:value-type="string">
            <text:p>zu</text:p>
          </table:table-cell>
          <table:table-cell office:value-type="string">
            <text:p>haben</text:p>
          </table:table-cell>
          <table:table-cell office:value-type="string">
            <text:p>gege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einen</text:p>
          </table:table-cell>
          <table:table-cell office:value-type="string">
            <text:p>endlosen</text:p>
          </table:table-cell>
          <table:table-cell office:value-type="string">
            <text:p>Kampf</text:p>
          </table:table-cell>
          <table:table-cell office:value-type="string">
            <text:p>mit</text:p>
          </table:table-cell>
          <table:table-cell office:value-type="string">
            <text:p>den</text:p>
          </table:table-cell>
          <table:table-cell office:value-type="string">
            <text:p>verzweifelnden</text:p>
          </table:table-cell>
          <table:table-cell office:value-type="string">
            <text:p>Ätolern</text:p>
          </table:table-cell>
          <table:table-cell office:value-type="string">
            <text:p>verwickelt</text:p>
          </table:table-cell>
          <table:table-cell office:value-type="string">
            <text:p>fand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er</text:p>
          </table:table-cell>
          <table:table-cell office:value-type="string">
            <text:p>Flamininus</text:p>
          </table:table-cell>
          <table:table-cell office:value-type="string">
            <text:p>grenzenlose</text:p>
          </table:table-cell>
          <table:table-cell office:value-type="string">
            <text:p>Rücksichten</text:p>
          </table:table-cell>
          <table:table-cell office:value-type="string">
            <text:p>gegen</text:p>
          </table:table-cell>
          <table:table-cell office:value-type="string">
            <text:p>die</text:p>
          </table:table-cell>
          <table:table-cell office:value-type="string">
            <text:p>Hellenen</text:p>
          </table:table-cell>
          <table:table-cell office:value-type="string">
            <text:p>übertrieben</text:p>
          </table:table-cell>
          <table:table-cell office:value-type="string">
            <text:p>fand</text:p>
          </table:table-cell>
          <table:table-cell office:value-type="string">
            <text:p>hatte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worden</text:p>
          </table:table-cell>
          <table:table-cell office:value-type="string">
            <text:p>die</text:p>
          </table:table-cell>
          <table:table-cell office:value-type="string">
            <text:p>der</text:p>
          </table:table-cell>
          <table:table-cell office:value-type="string">
            <text:p>neuen</text:p>
          </table:table-cell>
          <table:table-cell office:value-type="string">
            <text:p>Wendung</text:p>
          </table:table-cell>
          <table:table-cell office:value-type="string">
            <text:p>der</text:p>
          </table:table-cell>
          <table:table-cell office:value-type="string">
            <text:p>Politik</text:p>
          </table:table-cell>
          <table:table-cell office:value-type="string">
            <text:p>abgeneigten</text:p>
          </table:table-cell>
          <table:table-cell office:value-type="string">
            <text:p>Männer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vermißten</text:p>
          </table:table-cell>
          <table:table-cell office:value-type="string">
            <text:p>bei</text:p>
          </table:table-cell>
          <table:table-cell office:value-type="string">
            <text:p>dem</text:p>
          </table:table-cell>
          <table:table-cell office:value-type="string">
            <text:p>Kriege</text:p>
          </table:table-cell>
          <table:table-cell office:value-type="string">
            <text:p>den</text:p>
          </table:table-cell>
          <table:table-cell office:value-type="string">
            <text:p>Zweck</text:p>
          </table:table-cell>
          <table:table-cell office:value-type="string">
            <text:p>wie</text:p>
          </table:table-cell>
          <table:table-cell office:value-type="string">
            <text:p>den</text:p>
          </table:table-cell>
          <table:table-cell office:value-type="string">
            <text:p>Grund</text:p>
          </table:table-cell>
          <table:table-cell office:value-type="string">
            <text:p>De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Zweifel</text:p>
          </table:table-cell>
          <table:table-cell office:value-type="string">
            <text:p>unter</text:p>
          </table:table-cell>
          <table:table-cell office:value-type="string">
            <text:p>dem</text:p>
          </table:table-cell>
          <table:table-cell office:value-type="string">
            <text:p>Einfluß</text:p>
          </table:table-cell>
          <table:table-cell office:value-type="string">
            <text:p>des</text:p>
          </table:table-cell>
          <table:table-cell office:value-type="string">
            <text:p>Flamininus</text:p>
          </table:table-cell>
          <table:table-cell office:value-type="string">
            <text:p>und</text:p>
          </table:table-cell>
          <table:table-cell office:value-type="string">
            <text:p>seiner</text:p>
          </table:table-cell>
          <table:table-cell office:value-type="string">
            <text:p>Gesinnungsgenossen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im</text:p>
          </table:table-cell>
          <table:table-cell office:value-type="string">
            <text:p>Frühjahr</text:p>
          </table:table-cell>
          <table:table-cell office:value-type="float" office:value="565">
            <text:p>565</text:p>
          </table:table-cell>
          <table:table-cell office:value-type="string">
            <text:p>der</text:p>
          </table:table-cell>
          <table:table-cell office:value-type="string">
            <text:p>Feldzug</text:p>
          </table:table-cell>
          <table:table-cell office:value-type="string">
            <text:p>in</text:p>
          </table:table-cell>
          <table:table-cell office:value-type="string">
            <text:p>das</text:p>
          </table:table-cell>
          <table:table-cell office:value-type="string">
            <text:p>innere</text:p>
          </table:table-cell>
          <table:table-cell office:value-type="string">
            <text:p>Kleinasien</text:p>
          </table:table-cell>
          <table:table-cell office:value-type="string">
            <text:p>unternomme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Verbindungen</text:p>
          </table:table-cell>
          <table:table-cell office:value-type="string">
            <text:p>lagen</text:p>
          </table:table-cell>
          <table:table-cell office:value-type="string">
            <text:p>wesentlich</text:p>
          </table:table-cell>
          <table:table-cell office:value-type="string">
            <text:p>durch</text:p>
          </table:table-cell>
          <table:table-cell office:value-type="string">
            <text:p>seinen</text:p>
          </table:table-cell>
          <table:table-cell office:value-type="string">
            <text:p>loyalen</text:p>
          </table:table-cell>
          <table:table-cell office:value-type="string">
            <text:p>Beistand</text:p>
          </table:table-cell>
          <table:table-cell office:value-type="string">
            <text:p>überwunden</text:p>
          </table:table-cell>
          <table:table-cell office:value-type="string">
            <text:p>ware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erkannte</text:p>
          </table:table-cell>
          <table:table-cell office:value-type="string">
            <text:p>dies</text:p>
          </table:table-cell>
          <table:table-cell office:value-type="string">
            <text:p>auch</text:p>
          </table:table-cell>
          <table:table-cell office:value-type="string">
            <text:p>an</text:p>
          </table:table-cell>
          <table:table-cell office:value-type="string">
            <text:p>indem</text:p>
          </table:table-cell>
          <table:table-cell office:value-type="string">
            <text:p>er</text:p>
          </table:table-cell>
          <table:table-cell office:value-type="string">
            <text:p>ihm</text:p>
          </table:table-cell>
          <table:table-cell office:value-type="string">
            <text:p>den</text:p>
          </table:table-cell>
          <table:table-cell office:value-type="string">
            <text:p>noch</text:p>
          </table:table-cell>
          <table:table-cell office:value-type="string">
            <text:p>rückständige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Himmel</text:p>
          </table:table-cell>
          <table:table-cell office:value-type="string">
            <text:p>wenn</text:p>
          </table:table-cell>
          <table:table-cell office:value-type="string">
            <text:p>das</text:p>
          </table:table-cell>
          <table:table-cell office:value-type="string">
            <text:p>gefürchtete</text:p>
          </table:table-cell>
          <table:table-cell office:value-type="string">
            <text:p>Dekret</text:p>
          </table:table-cell>
          <table:table-cell office:value-type="string">
            <text:p>ausbleibt</text:p>
          </table:table-cell>
          <table:table-cell office:value-type="string">
            <text:p>man</text:p>
          </table:table-cell>
          <table:table-cell office:value-type="string">
            <text:p>mault</text:p>
          </table:table-cell>
          <table:table-cell office:value-type="string">
            <text:p>wen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zu</text:p>
          </table:table-cell>
          <table:table-cell office:value-type="string">
            <text:p>verstehen</text:p>
          </table:table-cell>
          <table:table-cell office:value-type="string">
            <text:p>gibt</text:p>
          </table:table-cell>
          <table:table-cell office:value-type="string">
            <text:p>daß</text:p>
          </table:table-cell>
          <table:table-cell office:value-type="string">
            <text:p>man</text:p>
          </table:table-cell>
          <table:table-cell office:value-type="string">
            <text:p>wohl</text:p>
          </table:table-cell>
          <table:table-cell office:value-type="string">
            <text:p>tun</text:p>
          </table:table-cell>
          <table:table-cell office:value-type="string">
            <text:p>werde</text:p>
          </table:table-cell>
          <table:table-cell office:value-type="string">
            <text:p>freiwillig</text:p>
          </table:table-cell>
          <table:table-cell office:value-type="string">
            <text:p>nachzugebe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diese</text:p>
          </table:table-cell>
          <table:table-cell office:value-type="string">
            <text:p>Wirtschaft</text:p>
          </table:table-cell>
          <table:table-cell office:value-type="string">
            <text:p>ward</text:p>
          </table:table-cell>
          <table:table-cell office:value-type="string">
            <text:p>dann</text:p>
          </table:table-cell>
          <table:table-cell office:value-type="string">
            <text:p>zuletzt</text:p>
          </table:table-cell>
          <table:table-cell office:value-type="string">
            <text:p>von</text:p>
          </table:table-cell>
          <table:table-cell office:value-type="string">
            <text:p>allen</text:p>
          </table:table-cell>
          <table:table-cell office:value-type="string">
            <text:p>Seiten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</text:p>
          </table:table-cell>
          <table:table-cell office:value-type="string">
            <text:p>zum</text:p>
          </table:table-cell>
          <table:table-cell office:value-type="string">
            <text:p>Schiedsspruch</text:p>
          </table:table-cell>
          <table:table-cell office:value-type="string">
            <text:p>aufgefordert</text:p>
          </table:table-cell>
          <table:table-cell office:value-type="string">
            <text:p>eine</text:p>
          </table:table-cell>
          <table:table-cell office:value-type="string">
            <text:p>Belästigung</text:p>
          </table:table-cell>
          <table:table-cell table:number-columns-repeated="2" office:value-type="string">
            <text:p>die</text:p>
          </table:table-cell>
          <table:table-cell office:value-type="string">
            <text:p>gerechte</text:p>
          </table:table-cell>
          <table:table-cell office:value-type="string">
            <text:p>Strafe</text:p>
          </table:table-cell>
          <table:table-cell office:value-type="string">
            <text:p>für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sich</text:p>
          </table:table-cell>
          <table:table-cell office:value-type="string">
            <text:p>zu</text:p>
          </table:table-cell>
          <table:table-cell office:value-type="string">
            <text:p>viel</text:p>
          </table:table-cell>
          <table:table-cell office:value-type="string">
            <text:p>in</text:p>
          </table:table-cell>
          <table:table-cell office:value-type="string">
            <text:p>diese</text:p>
          </table:table-cell>
          <table:table-cell office:value-type="string">
            <text:p>Angelegenheiten</text:p>
          </table:table-cell>
          <table:table-cell office:value-type="string">
            <text:p>zu</text:p>
          </table:table-cell>
          <table:table-cell office:value-type="string">
            <text:p>mischen</text:p>
          </table:table-cell>
          <table:table-cell office:value-type="string">
            <text:p>ertrug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nicht</text:p>
          </table:table-cell>
          <table:table-cell office:value-type="string">
            <text:p>bloß</text:p>
          </table:table-cell>
          <table:table-cell office:value-type="string">
            <text:p>die</text:p>
          </table:table-cell>
          <table:table-cell office:value-type="string">
            <text:p>Nadelstiche</text:p>
          </table:table-cell>
          <table:table-cell office:value-type="string">
            <text:p>der</text:p>
          </table:table-cell>
          <table:table-cell office:value-type="string">
            <text:p>achäischen</text:p>
          </table:table-cell>
          <table:table-cell office:value-type="string">
            <text:p>Gesinnungstüchtigkeit</text:p>
          </table:table-cell>
          <table:table-cell office:value-type="string">
            <text:p>mit</text:p>
          </table:table-cell>
          <table:table-cell office:value-type="string">
            <text:p>musterhafter</text:p>
          </table:table-cell>
          <table:table-cell office:value-type="string">
            <text:p>Indifferenz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nach</text:p>
          </table:table-cell>
          <table:table-cell office:value-type="string">
            <text:p>jener</text:p>
          </table:table-cell>
          <table:table-cell office:value-type="string">
            <text:p>Restauration</text:p>
          </table:table-cell>
          <table:table-cell office:value-type="string">
            <text:p>die</text:p>
          </table:table-cell>
          <table:table-cell office:value-type="string">
            <text:p>Nachricht</text:p>
          </table:table-cell>
          <table:table-cell office:value-type="string">
            <text:p>von</text:p>
          </table:table-cell>
          <table:table-cell office:value-type="string">
            <text:p>Rom</text:p>
          </table:table-cell>
          <table:table-cell office:value-type="string">
            <text:p>einlief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arüber</text:p>
          </table:table-cell>
          <table:table-cell office:value-type="string">
            <text:p>zwar</text:p>
          </table:table-cell>
          <table:table-cell office:value-type="string">
            <text:p>gescholten</text:p>
          </table:table-cell>
          <table:table-cell office:value-type="string">
            <text:p>aber</text:p>
          </table:table-cell>
          <table:table-cell office:value-type="string">
            <text:p>nichts</text:p>
          </table:table-cell>
          <table:table-cell office:value-type="string">
            <text:p>kassiert</text:p>
          </table:table-cell>
          <table:table-cell office:value-type="string">
            <text:p>habe</text:p>
          </table:table-cell>
          <table:table-cell office:value-type="string">
            <text:p>Für</text:p>
          </table:table-cell>
          <table:table-cell office:value-type="string">
            <text:p>die</text:p>
          </table:table-cell>
          <table:table-cell office:value-type="string">
            <text:p>Lakedämonier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die</text:p>
          </table:table-cell>
          <table:table-cell office:value-type="string">
            <text:p>Lakedämonier</text:p>
          </table:table-cell>
          <table:table-cell office:value-type="string">
            <text:p>geschah</text:p>
          </table:table-cell>
          <table:table-cell office:value-type="string">
            <text:p>von</text:p>
          </table:table-cell>
          <table:table-cell office:value-type="string">
            <text:p>Rom</text:p>
          </table:table-cell>
          <table:table-cell office:value-type="string">
            <text:p>aus</text:p>
          </table:table-cell>
          <table:table-cell office:value-type="string">
            <text:p>nichts</text:p>
          </table:table-cell>
          <table:table-cell office:value-type="string">
            <text:p>als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empört</text:p>
          </table:table-cell>
          <table:table-cell office:value-type="string">
            <text:p>über</text:p>
          </table:table-cell>
          <table:table-cell office:value-type="string">
            <text:p>den</text:p>
          </table:table-cell>
          <table:table-cell office:value-type="string">
            <text:p>von</text:p>
          </table:table-cell>
          <table:table-cell office:value-type="string">
            <text:p>den</text:p>
          </table:table-cell>
          <table:table-cell office:value-type="string">
            <text:p>Achäern</text:p>
          </table:table-cell>
          <table:table-cell office:value-type="string">
            <text:p>verfügten</text:p>
          </table:table-cell>
          <table:table-cell office:value-type="string">
            <text:p>Justizmord</text:p>
          </table:table-cell>
          <table:table-cell office:value-type="string">
            <text:p>von</text:p>
          </table:table-cell>
          <table:table-cell office:value-type="string">
            <text:p>beiläufig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antworten</text:p>
          </table:table-cell>
          <table:table-cell office:value-type="string">
            <text:p>wenn</text:p>
          </table:table-cell>
          <table:table-cell office:value-type="string">
            <text:p>auf</text:p>
          </table:table-cell>
          <table:table-cell office:value-type="string">
            <text:p>einmal</text:p>
          </table:table-cell>
          <table:table-cell office:value-type="string">
            <text:p>vier</text:p>
          </table:table-cell>
          <table:table-cell office:value-type="string">
            <text:p>Parteien</text:p>
          </table:table-cell>
          <table:table-cell office:value-type="string">
            <text:p>aus</text:p>
          </table:table-cell>
          <table:table-cell office:value-type="string">
            <text:p>Sparta</text:p>
          </table:table-cell>
          <table:table-cell office:value-type="string">
            <text:p>zugleich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gegeneinander</text:p>
          </table:table-cell>
          <table:table-cell office:value-type="string">
            <text:p>redeten</text:p>
          </table:table-cell>
          <table:table-cell office:value-type="string">
            <text:p>Dazu</text:p>
          </table:table-cell>
          <table:table-cell office:value-type="string">
            <text:p>kam</text:p>
          </table:table-cell>
          <table:table-cell office:value-type="string">
            <text:p>der</text:p>
          </table:table-cell>
          <table:table-cell office:value-type="string">
            <text:p>persönliche</text:p>
          </table:table-cell>
          <table:table-cell office:value-type="string">
            <text:p>Eindruck</text:p>
          </table:table-cell>
          <table:table-cell office:value-type="string">
            <text:p>den</text:p>
          </table:table-cell>
          <table:table-cell office:value-type="string">
            <text:p>die</text:p>
          </table:table-cell>
          <table:table-cell office:value-type="string">
            <text:p>meiste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ihn</text:p>
          </table:table-cell>
          <table:table-cell office:value-type="string">
            <text:p>von</text:p>
          </table:table-cell>
          <table:table-cell office:value-type="string">
            <text:p>Staatsgeschäften</text:p>
          </table:table-cell>
          <table:table-cell office:value-type="string">
            <text:p>unterhielt</text:p>
          </table:table-cell>
          <table:table-cell office:value-type="string">
            <text:p>Es</text:p>
          </table:table-cell>
          <table:table-cell office:value-type="string">
            <text:p>kam</text:p>
          </table:table-cell>
          <table:table-cell office:value-type="string">
            <text:p>so</text:p>
          </table:table-cell>
          <table:table-cell office:value-type="string">
            <text:p>weit</text:p>
          </table:table-cell>
          <table:table-cell office:value-type="string">
            <text:p>daß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zuletzt</text:p>
          </table:table-cell>
          <table:table-cell office:value-type="string">
            <text:p>die</text:p>
          </table:table-cell>
          <table:table-cell office:value-type="string">
            <text:p>Geduld</text:p>
          </table:table-cell>
          <table:table-cell office:value-type="string">
            <text:p>völlig</text:p>
          </table:table-cell>
          <table:table-cell office:value-type="string">
            <text:p>ausging</text:p>
          </table:table-cell>
          <table:table-cell office:value-type="string">
            <text:p>und</text:p>
          </table:table-cell>
          <table:table-cell office:value-type="string">
            <text:p>er</text:p>
          </table:table-cell>
          <table:table-cell office:value-type="string">
            <text:p>die</text:p>
          </table:table-cell>
          <table:table-cell office:value-type="string">
            <text:p>Peloponnesier</text:p>
          </table:table-cell>
          <table:table-cell office:value-type="string">
            <text:p>dahi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herzustellen</text:p>
          </table:table-cell>
          <table:table-cell office:value-type="string">
            <text:p>Jener</text:p>
          </table:table-cell>
          <table:table-cell office:value-type="string">
            <text:p>Achäer</text:p>
          </table:table-cell>
          <table:table-cell office:value-type="string">
            <text:p>Kallikrates</text:p>
          </table:table-cell>
          <table:table-cell office:value-type="string">
            <text:p>der</text:p>
          </table:table-cell>
          <table:table-cell office:value-type="string">
            <text:p>im</text:p>
          </table:table-cell>
          <table:table-cell office:value-type="string">
            <text:p>Jahre</text:p>
          </table:table-cell>
          <table:table-cell office:value-type="float" office:value="575">
            <text:p>575</text:p>
          </table:table-cell>
          <table:table-cell office:value-type="string">
            <text:p>a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ging</text:p>
          </table:table-cell>
          <table:table-cell office:value-type="string">
            <text:p>um</text:p>
          </table:table-cell>
          <table:table-cell office:value-type="string">
            <text:p>ihn</text:p>
          </table:table-cell>
          <table:table-cell office:value-type="string">
            <text:p>über</text:p>
          </table:table-cell>
          <table:table-cell office:value-type="string">
            <text:p>die</text:p>
          </table:table-cell>
          <table:table-cell office:value-type="string">
            <text:p>Zustände</text:p>
          </table:table-cell>
          <table:table-cell office:value-type="string">
            <text:p>im</text:p>
          </table:table-cell>
          <table:table-cell office:value-type="string">
            <text:p>Peloponnes</text:p>
          </table:table-cell>
          <table:table-cell office:value-type="string">
            <text:p>aufzuklären</text:p>
          </table:table-cell>
          <table:table-cell office:value-type="string">
            <text:p>und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wenig</text:p>
          </table:table-cell>
          <table:table-cell office:value-type="string">
            <text:p>glaublich</text:p>
          </table:table-cell>
          <table:table-cell office:value-type="string">
            <text:p>klingt</text:p>
          </table:table-cell>
          <table:table-cell office:value-type="string">
            <text:p>Gewisser</text:p>
          </table:table-cell>
          <table:table-cell office:value-type="string">
            <text:p>ist</text:p>
          </table:table-cell>
          <table:table-cell office:value-type="string">
            <text:p>es</text:p>
          </table:table-cell>
          <table:table-cell office:value-type="string">
            <text:p>daß</text:p>
          </table:table-cell>
          <table:table-cell office:value-type="string">
            <text:p>zwar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</text:p>
          </table:table-cell>
          <table:table-cell office:value-type="string">
            <text:p>es</text:p>
          </table:table-cell>
          <table:table-cell office:value-type="string">
            <text:p>unter</text:p>
          </table:table-cell>
          <table:table-cell office:value-type="string">
            <text:p>seiner</text:p>
          </table:table-cell>
          <table:table-cell office:value-type="string">
            <text:p>Würde</text:p>
          </table:table-cell>
          <table:table-cell office:value-type="string">
            <text:p>hielt</text:p>
          </table:table-cell>
          <table:table-cell office:value-type="string">
            <text:p>den</text:p>
          </table:table-cell>
          <table:table-cell office:value-type="string">
            <text:p>Greis</text:p>
          </table:table-cell>
          <table:table-cell office:value-type="string">
            <text:p>in</text:p>
          </table:table-cell>
          <table:table-cell office:value-type="string">
            <text:p>seinem</text:p>
          </table:table-cell>
          <table:table-cell office:value-type="string">
            <text:p>letzte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Asyl</text:p>
          </table:table-cell>
          <table:table-cell office:value-type="string">
            <text:p>aufjagen</text:p>
          </table:table-cell>
          <table:table-cell office:value-type="string">
            <text:p>zu</text:p>
          </table:table-cell>
          <table:table-cell office:value-type="string">
            <text:p>lassen</text:p>
          </table:table-cell>
          <table:table-cell office:value-type="string">
            <text:p>denn</text:p>
          </table:table-cell>
          <table:table-cell office:value-type="string">
            <text:p>die</text:p>
          </table:table-cell>
          <table:table-cell office:value-type="string">
            <text:p>Überlieferung</text:p>
          </table:table-cell>
          <table:table-cell office:value-type="string">
            <text:p>die</text:p>
          </table:table-cell>
          <table:table-cell office:value-type="string">
            <text:p>auch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beschuldigt</text:p>
          </table:table-cell>
          <table:table-cell office:value-type="string">
            <text:p>scheint</text:p>
          </table:table-cell>
          <table:table-cell office:value-type="string">
            <text:p>keinen</text:p>
          </table:table-cell>
          <table:table-cell office:value-type="string">
            <text:p>Glauben</text:p>
          </table:table-cell>
          <table:table-cell office:value-type="string">
            <text:p>zu</text:p>
          </table:table-cell>
          <table:table-cell office:value-type="string">
            <text:p>verdienen</text:p>
          </table:table-cell>
          <table:table-cell office:value-type="string">
            <text:p>daß</text:p>
          </table:table-cell>
          <table:table-cell office:value-type="string">
            <text:p>aber</text:p>
          </table:table-cell>
          <table:table-cell office:value-type="string">
            <text:p>Flamininus</text:p>
          </table:table-cell>
          <table:table-cell office:value-type="string">
            <text:p>der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der</text:p>
          </table:table-cell>
          <table:table-cell office:value-type="string">
            <text:p>verschiedenen</text:p>
          </table:table-cell>
          <table:table-cell office:value-type="string">
            <text:p>Eidgenossenschaften</text:p>
          </table:table-cell>
          <table:table-cell office:value-type="string">
            <text:p>und</text:p>
          </table:table-cell>
          <table:table-cell office:value-type="string">
            <text:p>in</text:p>
          </table:table-cell>
          <table:table-cell office:value-type="string">
            <text:p>unaufhörlichen</text:p>
          </table:table-cell>
          <table:table-cell office:value-type="string">
            <text:p>Beschwerden</text:p>
          </table:table-cell>
          <table:table-cell office:value-type="string">
            <text:p>bei</text:p>
          </table:table-cell>
          <table:table-cell office:value-type="string">
            <text:p>dem</text:p>
          </table:table-cell>
          <table:table-cell office:value-type="string">
            <text:p>römischen</text:p>
          </table:table-cell>
          <table:table-cell office:value-type="string">
            <text:p>Senat</text:p>
          </table:table-cell>
          <table:table-cell office:value-type="string">
            <text:p>Philippos</text:p>
          </table:table-cell>
          <table:table-cell office:value-type="string">
            <text:p>war</text:p>
          </table:table-cell>
          <table:table-cell office:value-type="string">
            <text:p>von</text:p>
          </table:table-cell>
          <table:table-cell office:value-type="string">
            <text:p>den</text:p>
          </table:table-cell>
          <table:table-cell office:value-type="string">
            <text:p>Römern</text:p>
          </table:table-cell>
          <table:table-cell office:value-type="string">
            <text:p>zugestanden</text:p>
          </table:table-cell>
          <table:table-cell office:value-type="string">
            <text:p>worden</text:p>
          </table:table-cell>
          <table:table-cell office:value-type="string">
            <text:p>was</text:p>
          </table:table-cell>
          <table:table-cell office:value-type="string">
            <text:p>er</text:p>
          </table:table-cell>
          <table:table-cell office:value-type="string">
            <text:p>de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Kontrakte</text:p>
          </table:table-cell>
          <table:table-cell office:value-type="string">
            <text:p>und</text:p>
          </table:table-cell>
          <table:table-cell office:value-type="string">
            <text:p>geraubtes</text:p>
          </table:table-cell>
          <table:table-cell office:value-type="string">
            <text:p>Vieh</text:p>
          </table:table-cell>
          <table:table-cell office:value-type="string">
            <text:p>strömten</text:p>
          </table:table-cell>
          <table:table-cell office:value-type="string">
            <text:p>nach</text:p>
          </table:table-cell>
          <table:table-cell office:value-type="string">
            <text:p>Rom</text:p>
          </table:table-cell>
          <table:table-cell office:value-type="string">
            <text:p>vor</text:p>
          </table:table-cell>
          <table:table-cell office:value-type="string">
            <text:p>dem</text:p>
          </table:table-cell>
          <table:table-cell office:value-type="string">
            <text:p>römischen</text:p>
          </table:table-cell>
          <table:table-cell office:value-type="string">
            <text:p>Senat</text:p>
          </table:table-cell>
          <table:table-cell office:value-type="string">
            <text:p>mußte</text:p>
          </table:table-cell>
          <table:table-cell office:value-type="string">
            <text:p>der</text:p>
          </table:table-cell>
          <table:table-cell office:value-type="string">
            <text:p>König</text:p>
          </table:table-cell>
          <table:table-cell office:value-type="string">
            <text:p>von</text:p>
          </table:table-cell>
          <table:table-cell office:value-type="string">
            <text:p>Makedonien</text:p>
          </table:table-cell>
          <table:table-cell office:value-type="string">
            <text:p>von</text:p>
          </table:table-cell>
          <table:table-cell office:value-type="string">
            <text:p>dem</text:p>
          </table:table-cell>
          <table:table-cell office:value-type="string">
            <text:p>souveränen</text:p>
          </table:table-cell>
          <table:table-cell office:value-type="string">
            <text:p>Gesindel</text:p>
          </table:table-cell>
          <table:table-cell office:value-type="string">
            <text:p>sich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Jahre</text:p>
          </table:table-cell>
          <table:table-cell office:value-type="string">
            <text:p>als</text:p>
          </table:table-cell>
          <table:table-cell office:value-type="string">
            <text:p>Geisel</text:p>
          </table:table-cell>
          <table:table-cell office:value-type="string">
            <text:p>gelebt</text:p>
          </table:table-cell>
          <table:table-cell office:value-type="string">
            <text:p>hatte</text:p>
          </table:table-cell>
          <table:table-cell office:value-type="string">
            <text:p>und</text:p>
          </table:table-cell>
          <table:table-cell office:value-type="string">
            <text:p>sehr</text:p>
          </table:table-cell>
          <table:table-cell office:value-type="string">
            <text:p>beliebt</text:p>
          </table:table-cell>
          <table:table-cell office:value-type="string">
            <text:p>war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namentlich</text:p>
          </table:table-cell>
          <table:table-cell office:value-type="string">
            <text:p>Flamininus</text:p>
          </table:table-cell>
          <table:table-cell office:value-type="string">
            <text:p>der</text:p>
          </table:table-cell>
          <table:table-cell office:value-type="string">
            <text:p>die</text:p>
          </table:table-cell>
          <table:table-cell office:value-type="string">
            <text:p>griechischen</text:p>
          </table:table-cell>
          <table:table-cell office:value-type="string">
            <text:p>Angelegenheiten</text:p>
          </table:table-cell>
          <table:table-cell office:value-type="string">
            <text:p>leitete</text:p>
          </table:table-cell>
          <table:table-cell office:value-type="string">
            <text:p>suchte</text:p>
          </table:table-cell>
          <table:table-cell office:value-type="string">
            <text:p>in</text:p>
          </table:table-cell>
          <table:table-cell office:value-type="string">
            <text:p>Makedonie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ausersehen</text:p>
          </table:table-cell>
          <table:table-cell office:value-type="string">
            <text:p>Man</text:p>
          </table:table-cell>
          <table:table-cell office:value-type="string">
            <text:p>gab</text:p>
          </table:table-cell>
          <table:table-cell office:value-type="string">
            <text:p>mit</text:p>
          </table:table-cell>
          <table:table-cell office:value-type="string">
            <text:p>absichtlicher</text:p>
          </table:table-cell>
          <table:table-cell office:value-type="string">
            <text:p>Deutlichkeit</text:p>
          </table:table-cell>
          <table:table-cell office:value-type="string">
            <text:p>zu</text:p>
          </table:table-cell>
          <table:table-cell office:value-type="string">
            <text:p>verstehen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em</text:p>
          </table:table-cell>
          <table:table-cell office:value-type="string">
            <text:p>Vater</text:p>
          </table:table-cell>
          <table:table-cell office:value-type="string">
            <text:p>um</text:p>
          </table:table-cell>
          <table:table-cell office:value-type="string">
            <text:p>des</text:p>
          </table:table-cell>
          <table:table-cell office:value-type="string">
            <text:p>Sohnes</text:p>
          </table:table-cell>
          <table:table-cell office:value-type="string">
            <text:p>willen</text:p>
          </table:table-cell>
          <table:table-cell office:value-type="string">
            <text:p>verzeihe</text:p>
          </table:table-cell>
          <table:table-cell office:value-type="string">
            <text:p>wovon</text:p>
          </table:table-cell>
          <table:table-cell office:value-type="string">
            <text:p>natürlich</text:p>
          </table:table-cell>
          <table:table-cell office:value-type="string">
            <text:p>die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die</text:p>
          </table:table-cell>
          <table:table-cell office:value-type="string">
            <text:p>Regierung</text:p>
          </table:table-cell>
          <table:table-cell office:value-type="string">
            <text:p>an</text:p>
          </table:table-cell>
          <table:table-cell office:value-type="string">
            <text:p>ohne</text:p>
          </table:table-cell>
          <table:table-cell office:value-type="string">
            <text:p>in</text:p>
          </table:table-cell>
          <table:table-cell office:value-type="string">
            <text:p>Makedonien</text:p>
          </table:table-cell>
          <table:table-cell office:value-type="string">
            <text:p>oder</text:p>
          </table:table-cell>
          <table:table-cell office:value-type="string">
            <text:p>bei</text:p>
          </table:table-cell>
          <table:table-cell office:value-type="string">
            <text:p>dem</text:p>
          </table:table-cell>
          <table:table-cell office:value-type="string">
            <text:p>römischen</text:p>
          </table:table-cell>
          <table:table-cell office:value-type="string">
            <text:p>Senat</text:p>
          </table:table-cell>
          <table:table-cell office:value-type="string">
            <text:p>Widerspruch</text:p>
          </table:table-cell>
          <table:table-cell office:value-type="string">
            <text:p>zu</text:p>
          </table:table-cell>
          <table:table-cell office:value-type="string">
            <text:p>finden</text:p>
          </table:table-cell>
          <table:table-cell office:value-type="string">
            <text:p>Er</text:p>
          </table:table-cell>
          <table:table-cell office:value-type="string">
            <text:p>war</text:p>
          </table:table-cell>
          <table:table-cell office:value-type="string">
            <text:p>ein</text:p>
          </table:table-cell>
          <table:table-cell office:value-type="string">
            <text:p>stattlicher</text:p>
          </table:table-cell>
          <table:table-cell office:value-type="string">
            <text:p>Mann</text:p>
          </table:table-cell>
          <table:table-cell office:value-type="string">
            <text:p>in</text:p>
          </table:table-cell>
          <table:table-cell office:value-type="string">
            <text:p>alle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wahrscheinlich</text:p>
          </table:table-cell>
          <table:table-cell office:value-type="string">
            <text:p>sei</text:p>
          </table:table-cell>
          <table:table-cell office:value-type="string">
            <text:p>Die</text:p>
          </table:table-cell>
          <table:table-cell office:value-type="string">
            <text:p>nächtlichen</text:p>
          </table:table-cell>
          <table:table-cell office:value-type="string">
            <text:p>Konferenzen</text:p>
          </table:table-cell>
          <table:table-cell office:value-type="string">
            <text:p>makedonischer</text:p>
          </table:table-cell>
          <table:table-cell office:value-type="string">
            <text:p>Abgeordneten</text:p>
          </table:table-cell>
          <table:table-cell office:value-type="string">
            <text:p>mit</text:p>
          </table:table-cell>
          <table:table-cell office:value-type="string">
            <text:p>dem</text:p>
          </table:table-cell>
          <table:table-cell office:value-type="string">
            <text:p>karthagischen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Massinissa</text:p>
          </table:table-cell>
          <table:table-cell office:value-type="string">
            <text:p>in</text:p>
          </table:table-cell>
          <table:table-cell office:value-type="string">
            <text:p>Rom</text:p>
          </table:table-cell>
          <table:table-cell office:value-type="string">
            <text:p>denunzierte</text:p>
          </table:table-cell>
          <table:table-cell office:value-type="string">
            <text:p>konnten</text:p>
          </table:table-cell>
          <table:table-cell office:value-type="string">
            <text:p>gleichfalls</text:p>
          </table:table-cell>
          <table:table-cell office:value-type="string">
            <text:p>ernsthafte</text:p>
          </table:table-cell>
          <table:table-cell office:value-type="string">
            <text:p>und</text:p>
          </table:table-cell>
          <table:table-cell office:value-type="string">
            <text:p>einsichtige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einer</text:p>
          </table:table-cell>
          <table:table-cell office:value-type="string">
            <text:p>griechischen</text:p>
          </table:table-cell>
          <table:table-cell office:value-type="string">
            <text:p>Stadt</text:p>
          </table:table-cell>
          <table:table-cell office:value-type="string">
            <text:p>auf</text:p>
          </table:table-cell>
          <table:table-cell office:value-type="string">
            <text:p>einer</text:p>
          </table:table-cell>
          <table:table-cell office:value-type="string">
            <text:p>der</text:p>
          </table:table-cell>
          <table:table-cell office:value-type="string">
            <text:p>dalmatinischen</text:p>
          </table:table-cell>
          <table:table-cell office:value-type="string">
            <text:p>Inseln</text:p>
          </table:table-cell>
          <table:table-cell office:value-type="string">
            <text:p>berichteten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daß</text:p>
          </table:table-cell>
          <table:table-cell office:value-type="string">
            <text:p>König</text:p>
          </table:table-cell>
          <table:table-cell office:value-type="string">
            <text:p>Perseus</text:p>
          </table:table-cell>
          <table:table-cell office:value-type="string">
            <text:p>mit</text:p>
          </table:table-cell>
          <table:table-cell office:value-type="string">
            <text:p>dem</text:p>
          </table:table-cell>
          <table:table-cell office:value-type="string">
            <text:p>jungen</text:p>
          </table:table-cell>
          <table:table-cell office:value-type="string">
            <text:p>schwachen</text:p>
          </table:table-cell>
          <table:table-cell office:value-type="string">
            <text:p>trunkfälligen</text:p>
          </table:table-cell>
          <table:table-cell office:value-type="string">
            <text:p>Menschen</text:p>
          </table:table-cell>
          <table:table-cell office:value-type="string">
            <text:p>i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Frage</text:p>
          </table:table-cell>
          <table:table-cell office:value-type="string">
            <text:p>erlauben</text:p>
          </table:table-cell>
          <table:table-cell office:value-type="string">
            <text:p>ob</text:p>
          </table:table-cell>
          <table:table-cell office:value-type="string">
            <text:p>das</text:p>
          </table:table-cell>
          <table:table-cell office:value-type="string">
            <text:p>Ziel</text:p>
          </table:table-cell>
          <table:table-cell office:value-type="string">
            <text:p>des</text:p>
          </table:table-cell>
          <table:table-cell office:value-type="string">
            <text:p>Preises</text:p>
          </table:table-cell>
          <table:table-cell office:value-type="string">
            <text:p>wert</text:p>
          </table:table-cell>
          <table:table-cell office:value-type="string">
            <text:p>sei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begriff</text:p>
          </table:table-cell>
          <table:table-cell office:value-type="string">
            <text:p>daß</text:p>
          </table:table-cell>
          <table:table-cell office:value-type="string">
            <text:p>er</text:p>
          </table:table-cell>
          <table:table-cell office:value-type="string">
            <text:p>schon</text:p>
          </table:table-cell>
          <table:table-cell office:value-type="string">
            <text:p>zu</text:p>
          </table:table-cell>
          <table:table-cell office:value-type="string">
            <text:p>lange</text:p>
          </table:table-cell>
          <table:table-cell office:value-type="string">
            <text:p>gezögert</text:p>
          </table:table-cell>
          <table:table-cell office:value-type="string">
            <text:p>habe</text:p>
          </table:table-cell>
          <table:table-cell office:value-type="string">
            <text:p>und</text:p>
          </table:table-cell>
          <table:table-cell office:value-type="string">
            <text:p>daß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langen</text:p>
          </table:table-cell>
          <table:table-cell office:value-type="string">
            <text:p>Beschwerdenregister</text:p>
          </table:table-cell>
          <table:table-cell office:value-type="string">
            <text:p>und</text:p>
          </table:table-cell>
          <table:table-cell office:value-type="string">
            <text:p>deckte</text:p>
          </table:table-cell>
          <table:table-cell office:value-type="string">
            <text:p>die</text:p>
          </table:table-cell>
          <table:table-cell office:value-type="string">
            <text:p>ganze</text:p>
          </table:table-cell>
          <table:table-cell office:value-type="string">
            <text:p>Lage</text:p>
          </table:table-cell>
          <table:table-cell office:value-type="string">
            <text:p>der</text:p>
          </table:table-cell>
          <table:table-cell office:value-type="string">
            <text:p>Dinge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auf</text:p>
          </table:table-cell>
          <table:table-cell office:value-type="string">
            <text:p>worauf</text:p>
          </table:table-cell>
          <table:table-cell office:value-type="string">
            <text:p>dieser</text:p>
          </table:table-cell>
          <table:table-cell office:value-type="string">
            <text:p>wider</text:p>
          </table:table-cell>
          <table:table-cell office:value-type="string">
            <text:p>Erwarten</text:p>
          </table:table-cell>
          <table:table-cell office:value-type="string">
            <text:p>in</text:p>
          </table:table-cell>
          <table:table-cell office:value-type="string">
            <text:p>geheimer</text:p>
          </table:table-cell>
          <table:table-cell office:value-type="string">
            <text:p>Sitzung</text:p>
          </table:table-cell>
          <table:table-cell office:value-type="string">
            <text:p>sofort</text:p>
          </table:table-cell>
          <table:table-cell office:value-type="string">
            <text:p>die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einen</text:p>
          </table:table-cell>
          <table:table-cell office:value-type="string">
            <text:p>Friedensversuch</text:p>
          </table:table-cell>
          <table:table-cell office:value-type="string">
            <text:p>in</text:p>
          </table:table-cell>
          <table:table-cell office:value-type="string">
            <text:p>Rom</text:p>
          </table:table-cell>
          <table:table-cell office:value-type="string">
            <text:p>zu</text:p>
          </table:table-cell>
          <table:table-cell office:value-type="string">
            <text:p>machen</text:p>
          </table:table-cell>
          <table:table-cell office:value-type="string">
            <text:p>den</text:p>
          </table:table-cell>
          <table:table-cell office:value-type="string">
            <text:p>wie</text:p>
          </table:table-cell>
          <table:table-cell office:value-type="string">
            <text:p>begreiflich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nur</text:p>
          </table:table-cell>
          <table:table-cell office:value-type="string">
            <text:p>beantwortete</text:p>
          </table:table-cell>
          <table:table-cell office:value-type="string">
            <text:p>mit</text:p>
          </table:table-cell>
          <table:table-cell office:value-type="string">
            <text:p>der</text:p>
          </table:table-cell>
          <table:table-cell office:value-type="string">
            <text:p>Ausweisung</text:p>
          </table:table-cell>
          <table:table-cell office:value-type="string">
            <text:p>sämtlicher</text:p>
          </table:table-cell>
          <table:table-cell office:value-type="string">
            <text:p>Makedonier</text:p>
          </table:table-cell>
          <table:table-cell office:value-type="string">
            <text:p>aus</text:p>
          </table:table-cell>
          <table:table-cell office:value-type="string">
            <text:p>Italien</text:p>
          </table:table-cell>
          <table:table-cell office:value-type="string">
            <text:p>und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erobert</text:p>
          </table:table-cell>
          <table:table-cell office:value-type="string">
            <text:p>mit</text:p>
          </table:table-cell>
          <table:table-cell office:value-type="string">
            <text:p>Kriegskontributionen</text:p>
          </table:table-cell>
          <table:table-cell office:value-type="string">
            <text:p>belegt</text:p>
          </table:table-cell>
          <table:table-cell office:value-type="string">
            <text:p>und</text:p>
          </table:table-cell>
          <table:table-cell office:value-type="string">
            <text:p>wenn</text:p>
          </table:table-cell>
          <table:table-cell office:value-type="string">
            <text:p>sie</text:p>
          </table:table-cell>
          <table:table-cell office:value-type="string">
            <text:p>auf</text:p>
          </table:table-cell>
          <table:table-cell office:value-type="string">
            <text:p>den</text:p>
          </table:table-cell>
          <table:table-cell office:value-type="string">
            <text:p>römischen</text:p>
          </table:table-cell>
          <table:table-cell office:value-type="string">
            <text:p>Senat</text:p>
          </table:table-cell>
          <table:table-cell office:value-type="string">
            <text:p>provozierten</text:p>
          </table:table-cell>
          <table:table-cell office:value-type="string">
            <text:p>die</text:p>
          </table:table-cell>
          <table:table-cell office:value-type="string">
            <text:p>Bürger</text:p>
          </table:table-cell>
          <table:table-cell office:value-type="string">
            <text:p>hingerichtet</text:p>
          </table:table-cell>
          <table:table-cell office:value-type="string">
            <text:p>oder</text:p>
          </table:table-cell>
          <table:table-cell office:value-type="string">
            <text:p>zu</text:p>
          </table:table-cell>
          <table:table-cell office:value-type="string">
            <text:p>Sklaven</text:p>
          </table:table-cell>
          <table:table-cell office:value-type="string">
            <text:p>verkauft</text:p>
          </table:table-cell>
          <table:table-cell office:value-type="string">
            <text:p>so</text:p>
          </table:table-cell>
          <table:table-cell office:value-type="string">
            <text:p>i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Sklaven</text:p>
          </table:table-cell>
          <table:table-cell office:value-type="string">
            <text:p>verkauft</text:p>
          </table:table-cell>
          <table:table-cell office:value-type="string">
            <text:p>so</text:p>
          </table:table-cell>
          <table:table-cell office:value-type="string">
            <text:p>in</text:p>
          </table:table-cell>
          <table:table-cell office:value-type="string">
            <text:p>Abdera</text:p>
          </table:table-cell>
          <table:table-cell office:value-type="string">
            <text:p>und</text:p>
          </table:table-cell>
          <table:table-cell office:value-type="string">
            <text:p>ähnlich</text:p>
          </table:table-cell>
          <table:table-cell office:value-type="string">
            <text:p>in</text:p>
          </table:table-cell>
          <table:table-cell office:value-type="string">
            <text:p>Chalkis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schritt</text:p>
          </table:table-cell>
          <table:table-cell office:value-type="string">
            <text:p>sehr</text:p>
          </table:table-cell>
          <table:table-cell office:value-type="string">
            <text:p>ernstlich</text:p>
          </table:table-cell>
          <table:table-cell office:value-type="string">
            <text:p>ein</text:p>
          </table:table-cell>
          <table:table-cell office:value-type="float" office:value="37">
            <text:p>37</text:p>
          </table:table-cell>
          <table:table-cell office:value-type="string">
            <text:p>er</text:p>
          </table:table-cell>
          <table:table-cell office:value-type="string">
            <text:p>befahl</text:p>
          </table:table-cell>
          <table:table-cell office:value-type="string">
            <text:p>die</text:p>
          </table:table-cell>
          <table:table-cell office:value-type="string">
            <text:p>Befreiung</text:p>
          </table:table-cell>
          <table:table-cell office:value-type="string">
            <text:p>der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Pleuratos</text:p>
          </table:table-cell>
          <table:table-cell office:value-type="string">
            <text:p>zogen</text:p>
          </table:table-cell>
          <table:table-cell office:value-type="string">
            <text:p>nebeneinander</text:p>
          </table:table-cell>
          <table:table-cell office:value-type="string">
            <text:p>gefangen</text:p>
          </table:table-cell>
          <table:table-cell office:value-type="string">
            <text:p>in</text:p>
          </table:table-cell>
          <table:table-cell office:value-type="string">
            <text:p>Rom</text:p>
          </table:table-cell>
          <table:table-cell office:value-type="string">
            <text:p>ein</text:p>
          </table:table-cell>
          <table:table-cell office:value-type="string">
            <text:p>Es</text:p>
          </table:table-cell>
          <table:table-cell office:value-type="string">
            <text:p>war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beschlossen</text:p>
          </table:table-cell>
          <table:table-cell office:value-type="string">
            <text:p>worden</text:p>
          </table:table-cell>
          <table:table-cell office:value-type="string">
            <text:p>daß</text:p>
          </table:table-cell>
          <table:table-cell office:value-type="string">
            <text:p>die</text:p>
          </table:table-cell>
          <table:table-cell office:value-type="string">
            <text:p>Gefahr</text:p>
          </table:table-cell>
          <table:table-cell office:value-type="string">
            <text:p>nicht</text:p>
          </table:table-cell>
          <table:table-cell office:value-type="string">
            <text:p>wiederkehren</text:p>
          </table:table-cell>
          <table:table-cell office:value-type="string">
            <text:p>dürfe</text:p>
          </table:table-cell>
          <table:table-cell office:value-type="string">
            <text:p>die</text:p>
          </table:table-cell>
          <table:table-cell office:value-type="string">
            <text:p>Flamininus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darauf</text:p>
          </table:table-cell>
          <table:table-cell office:value-type="string">
            <text:p>Makedonien</text:p>
          </table:table-cell>
          <table:table-cell office:value-type="string">
            <text:p>Sehnen</text:p>
          </table:table-cell>
          <table:table-cell office:value-type="string">
            <text:p>und</text:p>
          </table:table-cell>
          <table:table-cell office:value-type="string">
            <text:p>Nerven</text:p>
          </table:table-cell>
          <table:table-cell office:value-type="string">
            <text:p>zu</text:p>
          </table:table-cell>
          <table:table-cell office:value-type="string">
            <text:p>zerschneiden</text:p>
          </table:table-cell>
          <table:table-cell office:value-type="string">
            <text:p>Es</text:p>
          </table:table-cell>
          <table:table-cell office:value-type="string">
            <text:p>war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beschlossen</text:p>
          </table:table-cell>
          <table:table-cell office:value-type="string">
            <text:p>die</text:p>
          </table:table-cell>
          <table:table-cell office:value-type="string">
            <text:p>sämtlichen</text:p>
          </table:table-cell>
          <table:table-cell office:value-type="string">
            <text:p>hellenischen</text:p>
          </table:table-cell>
          <table:table-cell office:value-type="string">
            <text:p>Staaten</text:p>
          </table:table-cell>
          <table:table-cell office:value-type="string">
            <text:p>Freund</text:p>
          </table:table-cell>
          <table:table-cell office:value-type="string">
            <text:p>und</text:p>
          </table:table-cell>
          <table:table-cell office:value-type="string">
            <text:p>Feind</text:p>
          </table:table-cell>
          <table:table-cell office:value-type="string">
            <text:p>ein</text:p>
          </table:table-cell>
          <table:table-cell office:value-type="string">
            <text:p>für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seinen</text:p>
          </table:table-cell>
          <table:table-cell office:value-type="string">
            <text:p>Bruder</text:p>
          </table:table-cell>
          <table:table-cell office:value-type="string">
            <text:p>sondern</text:p>
          </table:table-cell>
          <table:table-cell office:value-type="string">
            <text:p>für</text:p>
          </table:table-cell>
          <table:table-cell office:value-type="string">
            <text:p>sich</text:p>
          </table:table-cell>
          <table:table-cell office:value-type="string">
            <text:p>zu</text:p>
          </table:table-cell>
          <table:table-cell office:value-type="string">
            <text:p>bitten</text:p>
          </table:table-cell>
          <table:table-cell office:value-type="string">
            <text:p>gern</text:p>
          </table:table-cell>
          <table:table-cell office:value-type="string">
            <text:p>werd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ihm</text:p>
          </table:table-cell>
          <table:table-cell office:value-type="string">
            <text:p>ein</text:p>
          </table:table-cell>
          <table:table-cell office:value-type="string">
            <text:p>eigenes</text:p>
          </table:table-cell>
          <table:table-cell office:value-type="string">
            <text:p>Reich</text:p>
          </table:table-cell>
          <table:table-cell office:value-type="string">
            <text:p>gewähren</text:p>
          </table:table-cell>
          <table:table-cell office:value-type="string">
            <text:p>Attalos</text:p>
          </table:table-cell>
          <table:table-cell office:value-type="string">
            <text:p>erbat</text:p>
          </table:table-cell>
          <table:table-cell office:value-type="string">
            <text:p>nichts</text:p>
          </table:table-cell>
          <table:table-cell office:value-type="string">
            <text:p>als</text:p>
          </table:table-cell>
          <table:table-cell office:value-type="string">
            <text:p>Aenos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Reich</text:p>
          </table:table-cell>
          <table:table-cell office:value-type="string">
            <text:p>gewähren</text:p>
          </table:table-cell>
          <table:table-cell office:value-type="string">
            <text:p>Attalos</text:p>
          </table:table-cell>
          <table:table-cell office:value-type="string">
            <text:p>erbat</text:p>
          </table:table-cell>
          <table:table-cell office:value-type="string">
            <text:p>nichts</text:p>
          </table:table-cell>
          <table:table-cell office:value-type="string">
            <text:p>als</text:p>
          </table:table-cell>
          <table:table-cell office:value-type="string">
            <text:p>Aenos</text:p>
          </table:table-cell>
          <table:table-cell office:value-type="string">
            <text:p>und</text:p>
          </table:table-cell>
          <table:table-cell office:value-type="string">
            <text:p>Maroneia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meinte</text:p>
          </table:table-cell>
          <table:table-cell office:value-type="string">
            <text:p>daß</text:p>
          </table:table-cell>
          <table:table-cell office:value-type="string">
            <text:p>dies</text:p>
          </table:table-cell>
          <table:table-cell office:value-type="string">
            <text:p>nur</text:p>
          </table:table-cell>
          <table:table-cell office:value-type="string">
            <text:p>eine</text:p>
          </table:table-cell>
          <table:table-cell office:value-type="string">
            <text:p>vorläufige</text:p>
          </table:table-cell>
          <table:table-cell office:value-type="string">
            <text:p>Bitte</text:p>
          </table:table-cell>
          <table:table-cell office:value-type="string">
            <text:p>sei</text:p>
          </table:table-cell>
          <table:table-cell office:value-type="string">
            <text:p>und</text:p>
          </table:table-cell>
          <table:table-cell office:value-type="string">
            <text:p>gestand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aber</text:p>
          </table:table-cell>
          <table:table-cell office:value-type="string">
            <text:p>abreiste</text:p>
          </table:table-cell>
          <table:table-cell office:value-type="string">
            <text:p>ohne</text:p>
          </table:table-cell>
          <table:table-cell office:value-type="string">
            <text:p>weitere</text:p>
          </table:table-cell>
          <table:table-cell office:value-type="string">
            <text:p>Forderungen</text:p>
          </table:table-cell>
          <table:table-cell office:value-type="string">
            <text:p>gestellt</text:p>
          </table:table-cell>
          <table:table-cell office:value-type="string">
            <text:p>zu</text:p>
          </table:table-cell>
          <table:table-cell office:value-type="string">
            <text:p>haben</text:p>
          </table:table-cell>
          <table:table-cell office:value-type="string">
            <text:p>und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zu</text:p>
          </table:table-cell>
          <table:table-cell office:value-type="string">
            <text:p>der</text:p>
          </table:table-cell>
          <table:table-cell office:value-type="string">
            <text:p>Einsicht</text:p>
          </table:table-cell>
          <table:table-cell office:value-type="string">
            <text:p>kam</text:p>
          </table:table-cell>
          <table:table-cell office:value-type="string">
            <text:p>daß</text:p>
          </table:table-cell>
          <table:table-cell office:value-type="string">
            <text:p>die</text:p>
          </table:table-cell>
          <table:table-cell office:value-type="string">
            <text:p>pergamenische</text:p>
          </table:table-cell>
          <table:table-cell office:value-type="string">
            <text:p>Regentenfamilie</text:p>
          </table:table-cell>
          <table:table-cell office:value-type="string">
            <text:p>unter</text:p>
          </table:table-cell>
          <table:table-cell office:value-type="string">
            <text:p>sich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man</text:p>
          </table:table-cell>
          <table:table-cell office:value-type="string">
            <text:p>jetzt</text:p>
          </table:table-cell>
          <table:table-cell office:value-type="string">
            <text:p>verletzen</text:p>
          </table:table-cell>
          <table:table-cell office:value-type="string">
            <text:p>und</text:p>
          </table:table-cell>
          <table:table-cell office:value-type="string">
            <text:p>demütigen</text:p>
          </table:table-cell>
          <table:table-cell office:value-type="string">
            <text:p>Um</text:p>
          </table:table-cell>
          <table:table-cell office:value-type="string">
            <text:p>diese</text:p>
          </table:table-cell>
          <table:table-cell office:value-type="string">
            <text:p>Zeit</text:p>
          </table:table-cell>
          <table:table-cell office:value-type="string">
            <text:p>scheint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Pamphylien</text:p>
          </table:table-cell>
          <table:table-cell office:value-type="string">
            <text:p>über</text:p>
          </table:table-cell>
          <table:table-cell office:value-type="string">
            <text:p>dessen</text:p>
          </table:table-cell>
          <table:table-cell office:value-type="string">
            <text:p>Besitz</text:p>
          </table:table-cell>
          <table:table-cell office:value-type="string">
            <text:p>Eumenes</text:p>
          </table:table-cell>
          <table:table-cell office:value-type="string">
            <text:p>und</text:p>
          </table:table-cell>
          <table:table-cell office:value-type="string">
            <text:p>Antiochos</text:p>
          </table:table-cell>
          <table:table-cell office:value-type="string">
            <text:p>bisher</text:p>
          </table:table-cell>
          <table:table-cell office:value-type="string">
            <text:p>gestritten</text:p>
          </table:table-cell>
          <table:table-cell office:value-type="string">
            <text:p>unabhängig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nicht</text:p>
          </table:table-cell>
          <table:table-cell office:value-type="string">
            <text:p>lange</text:p>
          </table:table-cell>
          <table:table-cell office:value-type="string">
            <text:p>so</text:p>
          </table:table-cell>
          <table:table-cell office:value-type="string">
            <text:p>ward</text:p>
          </table:table-cell>
          <table:table-cell office:value-type="string">
            <text:p>die</text:p>
          </table:table-cell>
          <table:table-cell office:value-type="string">
            <text:p>Unabhängigkeit</text:p>
          </table:table-cell>
          <table:table-cell office:value-type="string">
            <text:p>der</text:p>
          </table:table-cell>
          <table:table-cell office:value-type="string">
            <text:p>Galater</text:p>
          </table:table-cell>
          <table:table-cell office:value-type="string">
            <text:p>von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ausdrücklich</text:p>
          </table:table-cell>
          <table:table-cell office:value-type="string">
            <text:p>anerkannt</text:p>
          </table:table-cell>
          <table:table-cell office:value-type="string">
            <text:p>und</text:p>
          </table:table-cell>
          <table:table-cell office:value-type="string">
            <text:p>gewährleistet</text:p>
          </table:table-cell>
          <table:table-cell office:value-type="string">
            <text:p>Eumenes</text:p>
          </table:table-cell>
          <table:table-cell office:value-type="string">
            <text:p>entschloß</text:p>
          </table:table-cell>
          <table:table-cell office:value-type="string">
            <text:p>sich</text:p>
          </table:table-cell>
          <table:table-cell office:value-type="string">
            <text:p>persönlich</text:p>
          </table:table-cell>
          <table:table-cell office:value-type="string">
            <text:p>nach</text:p>
          </table:table-cell>
          <table:table-cell office:value-type="string">
            <text:p>Rom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Eumenes</text:p>
          </table:table-cell>
          <table:table-cell office:value-type="string">
            <text:p>entschloß</text:p>
          </table:table-cell>
          <table:table-cell office:value-type="string">
            <text:p>sich</text:p>
          </table:table-cell>
          <table:table-cell office:value-type="string">
            <text:p>persönlich</text:p>
          </table:table-cell>
          <table:table-cell office:value-type="string">
            <text:p>nach</text:p>
          </table:table-cell>
          <table:table-cell office:value-type="string">
            <text:p>Rom</text:p>
          </table:table-cell>
          <table:table-cell office:value-type="string">
            <text:p>zu</text:p>
          </table:table-cell>
          <table:table-cell office:value-type="string">
            <text:p>gehen</text:p>
          </table:table-cell>
          <table:table-cell office:value-type="string">
            <text:p>und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seine</text:p>
          </table:table-cell>
          <table:table-cell office:value-type="string">
            <text:p>Sache</text:p>
          </table:table-cell>
          <table:table-cell office:value-type="string">
            <text:p>zu</text:p>
          </table:table-cell>
          <table:table-cell office:value-type="string">
            <text:p>führen</text:p>
          </table:table-cell>
          <table:table-cell office:value-type="string">
            <text:p>Da</text:p>
          </table:table-cell>
          <table:table-cell office:value-type="string">
            <text:p>beschloß</text:p>
          </table:table-cell>
          <table:table-cell office:value-type="string">
            <text:p>dieser</text:p>
          </table:table-cell>
          <table:table-cell office:value-type="string">
            <text:p>plötzlich</text:p>
          </table:table-cell>
          <table:table-cell office:value-type="string">
            <text:p>wie</text:p>
          </table:table-cell>
          <table:table-cell office:value-type="string">
            <text:p>vom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Bundesgenossen</text:p>
          </table:table-cell>
          <table:table-cell office:value-type="string">
            <text:p>der</text:p>
          </table:table-cell>
          <table:table-cell office:value-type="string">
            <text:p>Rhodier</text:p>
          </table:table-cell>
          <table:table-cell office:value-type="string">
            <text:p>zu</text:p>
          </table:table-cell>
          <table:table-cell office:value-type="string">
            <text:p>sein</text:p>
          </table:table-cell>
          <table:table-cell office:value-type="string">
            <text:p>und</text:p>
          </table:table-cell>
          <table:table-cell office:value-type="string">
            <text:p>drangen</text:p>
          </table:table-cell>
          <table:table-cell office:value-type="string">
            <text:p>damit</text:p>
          </table:table-cell>
          <table:table-cell office:value-type="string">
            <text:p>im</text:p>
          </table:table-cell>
          <table:table-cell office:value-type="string">
            <text:p>römischen</text:p>
          </table:table-cell>
          <table:table-cell office:value-type="string">
            <text:p>Senat</text:p>
          </table:table-cell>
          <table:table-cell office:value-type="string">
            <text:p>durch</text:p>
          </table:table-cell>
          <table:table-cell office:value-type="string">
            <text:p>als</text:p>
          </table:table-cell>
          <table:table-cell office:value-type="string">
            <text:p>derselbe</text:p>
          </table:table-cell>
          <table:table-cell office:value-type="string">
            <text:p>aufgefordert</text:p>
          </table:table-cell>
          <table:table-cell office:value-type="string">
            <text:p>ward</text:p>
          </table:table-cell>
          <table:table-cell office:value-type="string">
            <text:p>den</text:p>
          </table:table-cell>
          <table:table-cell office:value-type="string">
            <text:p>zweifelhaften</text:p>
          </table:table-cell>
          <table:table-cell office:value-type="string">
            <text:p>Sinn</text:p>
          </table:table-cell>
          <table:table-cell office:value-type="string">
            <text:p>des</text:p>
          </table:table-cell>
          <table:table-cell office:value-type="string">
            <text:p>Friedensinstruments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bei</text:p>
          </table:table-cell>
          <table:table-cell office:value-type="string">
            <text:p>Pydna</text:p>
          </table:table-cell>
          <table:table-cell office:value-type="string">
            <text:p>rhodische</text:p>
          </table:table-cell>
          <table:table-cell office:value-type="string">
            <text:p>Gesandte</text:p>
          </table:table-cell>
          <table:table-cell office:value-type="string">
            <text:p>im</text:p>
          </table:table-cell>
          <table:table-cell office:value-type="string">
            <text:p>römischen</text:p>
          </table:table-cell>
          <table:table-cell office:value-type="string">
            <text:p>Hauptquartier</text:p>
          </table:table-cell>
          <table:table-cell office:value-type="string">
            <text:p>und</text:p>
          </table:table-cell>
          <table:table-cell office:value-type="string">
            <text:p>im</text:p>
          </table:table-cell>
          <table:table-cell office:value-type="string">
            <text:p>römischen</text:p>
          </table:table-cell>
          <table:table-cell office:value-type="string">
            <text:p>Senat</text:p>
          </table:table-cell>
          <table:table-cell office:value-type="string">
            <text:p>mit</text:p>
          </table:table-cell>
          <table:table-cell office:value-type="string">
            <text:p>der</text:p>
          </table:table-cell>
          <table:table-cell office:value-type="string">
            <text:p>Erklärung</text:p>
          </table:table-cell>
          <table:table-cell office:value-type="string">
            <text:p>daß</text:p>
          </table:table-cell>
          <table:table-cell office:value-type="string">
            <text:p>die</text:p>
          </table:table-cell>
          <table:table-cell office:value-type="string">
            <text:p>Rhodier</text:p>
          </table:table-cell>
          <table:table-cell office:value-type="string">
            <text:p>nicht</text:p>
          </table:table-cell>
          <table:table-cell office:value-type="string">
            <text:p>länger</text:p>
          </table:table-cell>
          <table:table-cell office:value-type="string">
            <text:p>diesen</text:p>
          </table:table-cell>
          <table:table-cell office:value-type="string">
            <text:p>Krieg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mehr</text:p>
          </table:table-cell>
          <table:table-cell office:value-type="string">
            <text:p>als</text:p>
          </table:table-cell>
          <table:table-cell office:value-type="string">
            <text:p>sie</text:p>
          </table:table-cell>
          <table:table-cell office:value-type="string">
            <text:p>sagen</text:p>
          </table:table-cell>
          <table:table-cell office:value-type="string">
            <text:p>sollten</text:p>
          </table:table-cell>
          <table:table-cell office:value-type="string">
            <text:p>und</text:p>
          </table:table-cell>
          <table:table-cell office:value-type="string">
            <text:p>man</text:p>
          </table:table-cell>
          <table:table-cell office:value-type="string">
            <text:p>war</text:p>
          </table:table-cell>
          <table:table-cell office:value-type="string">
            <text:p>gefange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er</text:p>
          </table:table-cell>
          <table:table-cell office:value-type="string">
            <text:p>ohne</text:p>
          </table:table-cell>
          <table:table-cell office:value-type="string">
            <text:p>Zweifel</text:p>
          </table:table-cell>
          <table:table-cell office:value-type="string">
            <text:p>größtenteils</text:p>
          </table:table-cell>
          <table:table-cell office:value-type="string">
            <text:p>selbst</text:p>
          </table:table-cell>
          <table:table-cell office:value-type="string">
            <text:p>von</text:p>
          </table:table-cell>
          <table:table-cell office:value-type="string">
            <text:p>jenen</text:p>
          </table:table-cell>
          <table:table-cell office:value-type="string">
            <text:p>Intriguen</text:p>
          </table:table-cell>
          <table:table-cell office:value-type="string">
            <text:p>nichts</text:p>
          </table:table-cell>
          <table:table-cell office:value-type="string">
            <text:p>wußte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beschworen</text:p>
          </table:table-cell>
          <table:table-cell office:value-type="string">
            <text:p>die</text:p>
          </table:table-cell>
          <table:table-cell office:value-type="string">
            <text:p>rhodischen</text:p>
          </table:table-cell>
          <table:table-cell office:value-type="string">
            <text:p>Gesandten</text:p>
          </table:table-cell>
          <table:table-cell office:value-type="string">
            <text:p>einmal</text:p>
          </table:table-cell>
          <table:table-cell office:value-type="string">
            <text:p>über</text:p>
          </table:table-cell>
          <table:table-cell office:value-type="string">
            <text:p>das</text:p>
          </table:table-cell>
          <table:table-cell office:value-type="string">
            <text:p>andere</text:p>
          </table:table-cell>
          <table:table-cell office:value-type="string">
            <text:p>kniefällig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der</text:p>
          </table:table-cell>
          <table:table-cell office:value-type="string">
            <text:p>hundertundvierzigjährigen</text:p>
          </table:table-cell>
          <table:table-cell office:value-type="string">
            <text:p>Freundschaft</text:p>
          </table:table-cell>
          <table:table-cell office:value-type="string">
            <text:p>mehr</text:p>
          </table:table-cell>
          <table:table-cell office:value-type="string">
            <text:p>als</text:p>
          </table:table-cell>
          <table:table-cell office:value-type="string">
            <text:p>des</text:p>
          </table:table-cell>
          <table:table-cell office:value-type="string">
            <text:p>einen</text:p>
          </table:table-cell>
          <table:table-cell office:value-type="string">
            <text:p>Verstoßes</text:p>
          </table:table-cell>
          <table:table-cell office:value-type="string">
            <text:p>zu</text:p>
          </table:table-cell>
          <table:table-cell office:value-type="string">
            <text:p>gedenke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mehr</text:p>
          </table:table-cell>
          <table:table-cell office:value-type="string">
            <text:p>fürchten</text:p>
          </table:table-cell>
          <table:table-cell office:value-type="string">
            <text:p>würden</text:p>
          </table:table-cell>
          <table:table-cell office:value-type="string">
            <text:p>Seine</text:p>
          </table:table-cell>
          <table:table-cell office:value-type="string">
            <text:p>Worte</text:p>
          </table:table-cell>
          <table:table-cell office:value-type="string">
            <text:p>und</text:p>
          </table:table-cell>
          <table:table-cell office:value-type="string">
            <text:p>Warnungen</text:p>
          </table:table-cell>
          <table:table-cell office:value-type="string">
            <text:p>waren</text:p>
          </table:table-cell>
          <table:table-cell office:value-type="string">
            <text:p>vergeblich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nahm</text:p>
          </table:table-cell>
          <table:table-cell office:value-type="string">
            <text:p>den</text:p>
          </table:table-cell>
          <table:table-cell office:value-type="string">
            <text:p>Rhodiern</text:p>
          </table:table-cell>
          <table:table-cell office:value-type="string">
            <text:p>ihre</text:p>
          </table:table-cell>
          <table:table-cell office:value-type="string">
            <text:p>Besitzungen</text:p>
          </table:table-cell>
          <table:table-cell office:value-type="string">
            <text:p>auf</text:p>
          </table:table-cell>
          <table:table-cell office:value-type="string">
            <text:p>dem</text:p>
          </table:table-cell>
          <table:table-cell office:value-type="string">
            <text:p>Festland</text:p>
          </table:table-cell>
          <table:table-cell office:value-type="string">
            <text:p>die</text:p>
          </table:table-cell>
          <table:table-cell office:value-type="string">
            <text:p>eine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bis</text:p>
          </table:table-cell>
          <table:table-cell office:value-type="string">
            <text:p>sie</text:p>
          </table:table-cell>
          <table:table-cell office:value-type="string">
            <text:p>die</text:p>
          </table:table-cell>
          <table:table-cell office:value-type="string">
            <text:p>Antwort</text:p>
          </table:table-cell>
          <table:table-cell office:value-type="string">
            <text:p>hatten</text:p>
          </table:table-cell>
          <table:table-cell office:value-type="string">
            <text:p>die</text:p>
          </table:table-cell>
          <table:table-cell office:value-type="string">
            <text:p>sie</text:p>
          </table:table-cell>
          <table:table-cell office:value-type="string">
            <text:p>ahnten</text:p>
          </table:table-cell>
          <table:table-cell office:value-type="string">
            <text:p>erklärt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ermüdet</text:p>
          </table:table-cell>
          <table:table-cell office:value-type="string">
            <text:p>durch</text:p>
          </table:table-cell>
          <table:table-cell office:value-type="string">
            <text:p>die</text:p>
          </table:table-cell>
          <table:table-cell office:value-type="string">
            <text:p>ewigen</text:p>
          </table:table-cell>
          <table:table-cell office:value-type="string">
            <text:p>Bitten</text:p>
          </table:table-cell>
          <table:table-cell office:value-type="string">
            <text:p>um</text:p>
          </table:table-cell>
          <table:table-cell office:value-type="string">
            <text:p>Einleitung</text:p>
          </table:table-cell>
          <table:table-cell office:value-type="string">
            <text:p>der</text:p>
          </table:table-cell>
          <table:table-cell office:value-type="string">
            <text:p>Untersuchung</text:p>
          </table:table-cell>
          <table:table-cell office:value-type="string">
            <text:p>endlich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er</text:p>
          </table:table-cell>
          <table:table-cell office:value-type="string">
            <text:p>fiel</text:p>
          </table:table-cell>
          <table:table-cell office:value-type="string">
            <text:p>auf</text:p>
          </table:table-cell>
          <table:table-cell office:value-type="string">
            <text:p>sein</text:p>
          </table:table-cell>
          <table:table-cell office:value-type="string">
            <text:p>Antlitz</text:p>
          </table:table-cell>
          <table:table-cell office:value-type="string">
            <text:p>nieder</text:p>
          </table:table-cell>
          <table:table-cell office:value-type="string">
            <text:p>als</text:p>
          </table:table-cell>
          <table:table-cell office:value-type="string">
            <text:p>er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geführt</text:p>
          </table:table-cell>
          <table:table-cell office:value-type="string">
            <text:p>ward</text:p>
          </table:table-cell>
          <table:table-cell office:value-type="string">
            <text:p>und</text:p>
          </table:table-cell>
          <table:table-cell office:value-type="string">
            <text:p>huldigte</text:p>
          </table:table-cell>
          <table:table-cell office:value-type="string">
            <text:p>den</text:p>
          </table:table-cell>
          <table:table-cell office:value-type="string">
            <text:p>rettenden</text:p>
          </table:table-cell>
          <table:table-cell office:value-type="string">
            <text:p>Göttern</text:p>
          </table:table-cell>
          <table:table-cell office:value-type="string">
            <text:p>Da</text:p>
          </table:table-cell>
          <table:table-cell office:value-type="string">
            <text:p>er</text:p>
          </table:table-cell>
          <table:table-cell office:value-type="string">
            <text:p>so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Barbaren</text:p>
          </table:table-cell>
          <table:table-cell office:value-type="string">
            <text:p>Die</text:p>
          </table:table-cell>
          <table:table-cell office:value-type="string">
            <text:p>ganze</text:p>
          </table:table-cell>
          <table:table-cell office:value-type="string">
            <text:p>zivilisierte</text:p>
          </table:table-cell>
          <table:table-cell office:value-type="string">
            <text:p>Welt</text:p>
          </table:table-cell>
          <table:table-cell office:value-type="string">
            <text:p>erkennt</text:p>
          </table:table-cell>
          <table:table-cell office:value-type="string">
            <text:p>fortan</text:p>
          </table:table-cell>
          <table:table-cell office:value-type="string">
            <text:p>in</text:p>
          </table:table-cell>
          <table:table-cell office:value-type="string">
            <text:p>dem</text:p>
          </table:table-cell>
          <table:table-cell office:value-type="string">
            <text:p>römischen</text:p>
          </table:table-cell>
          <table:table-cell office:value-type="string">
            <text:p>Senat</text:p>
          </table:table-cell>
          <table:table-cell office:value-type="string">
            <text:p>den</text:p>
          </table:table-cell>
          <table:table-cell office:value-type="string">
            <text:p>obersten</text:p>
          </table:table-cell>
          <table:table-cell office:value-type="string">
            <text:p>Gerichtshof</text:p>
          </table:table-cell>
          <table:table-cell office:value-type="string">
            <text:p>dessen</text:p>
          </table:table-cell>
          <table:table-cell office:value-type="string">
            <text:p>Kommissionen</text:p>
          </table:table-cell>
          <table:table-cell office:value-type="string">
            <text:p>in</text:p>
          </table:table-cell>
          <table:table-cell office:value-type="string">
            <text:p>letzter</text:p>
          </table:table-cell>
          <table:table-cell office:value-type="string">
            <text:p>Instanz</text:p>
          </table:table-cell>
          <table:table-cell office:value-type="string">
            <text:p>zwischen</text:p>
          </table:table-cell>
          <table:table-cell office:value-type="string">
            <text:p>Könige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Pydna</text:p>
          </table:table-cell>
          <table:table-cell office:value-type="string">
            <text:p>bezeichnet</text:p>
          </table:table-cell>
          <table:table-cell office:value-type="string">
            <text:p>aber</text:p>
          </table:table-cell>
          <table:table-cell office:value-type="string">
            <text:p>auch</text:p>
          </table:table-cell>
          <table:table-cell office:value-type="string">
            <text:p>zugleich</text:p>
          </table:table-cell>
          <table:table-cell office:value-type="string">
            <text:p>den</text:p>
          </table:table-cell>
          <table:table-cell office:value-type="string">
            <text:p>letzten</text:p>
          </table:table-cell>
          <table:table-cell office:value-type="string">
            <text:p>Moment</text:p>
          </table:table-cell>
          <table:table-cell office:value-type="string">
            <text:p>wo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noch</text:p>
          </table:table-cell>
          <table:table-cell office:value-type="string">
            <text:p>festhält</text:p>
          </table:table-cell>
          <table:table-cell office:value-type="string">
            <text:p>an</text:p>
          </table:table-cell>
          <table:table-cell office:value-type="string">
            <text:p>der</text:p>
          </table:table-cell>
          <table:table-cell office:value-type="string">
            <text:p>Staatsmaxime</text:p>
          </table:table-cell>
          <table:table-cell office:value-type="string">
            <text:p>wo</text:p>
          </table:table-cell>
          <table:table-cell office:value-type="string">
            <text:p>irgend</text:p>
          </table:table-cell>
          <table:table-cell office:value-type="string">
            <text:p>möglich</text:p>
          </table:table-cell>
          <table:table-cell office:value-type="string">
            <text:p>jenseit</text:p>
          </table:table-cell>
          <table:table-cell office:value-type="string">
            <text:p>der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und</text:p>
          </table:table-cell>
          <table:table-cell office:value-type="string">
            <text:p>Alleinmacht</text:p>
          </table:table-cell>
          <table:table-cell office:value-type="string">
            <text:p>und</text:p>
          </table:table-cell>
          <table:table-cell office:value-type="string">
            <text:p>suchte</text:p>
          </table:table-cell>
          <table:table-cell office:value-type="string">
            <text:p>die</text:p>
          </table:table-cell>
          <table:table-cell office:value-type="string">
            <text:p>wichtigsten</text:p>
          </table:table-cell>
          <table:table-cell office:value-type="string">
            <text:p>Institutionen</text:p>
          </table:table-cell>
          <table:table-cell office:value-type="string">
            <text:p>des</text:p>
          </table:table-cell>
          <table:table-cell office:value-type="string">
            <text:p>Staats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und</text:p>
          </table:table-cell>
          <table:table-cell office:value-type="string">
            <text:p>die</text:p>
          </table:table-cell>
          <table:table-cell office:value-type="string">
            <text:p>Ritterschaft</text:p>
          </table:table-cell>
          <table:table-cell office:value-type="string">
            <text:p>aus</text:p>
          </table:table-cell>
          <table:table-cell office:value-type="string">
            <text:p>Organen</text:p>
          </table:table-cell>
          <table:table-cell office:value-type="string">
            <text:p>des</text:p>
          </table:table-cell>
          <table:table-cell office:value-type="string">
            <text:p>Gemeinwesens</text:p>
          </table:table-cell>
          <table:table-cell office:value-type="string">
            <text:p>in</text:p>
          </table:table-cell>
          <table:table-cell office:value-type="string">
            <text:p>Organe</text:p>
          </table:table-cell>
          <table:table-cell office:value-type="string">
            <text:p>des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des</text:p>
          </table:table-cell>
          <table:table-cell office:value-type="string">
            <text:p>Anrechts</text:p>
          </table:table-cell>
          <table:table-cell office:value-type="string">
            <text:p>gewesener</text:p>
          </table:table-cell>
          <table:table-cell office:value-type="string">
            <text:p>kurulischer</text:p>
          </table:table-cell>
          <table:table-cell office:value-type="string">
            <text:p>Beamten</text:p>
          </table:table-cell>
          <table:table-cell office:value-type="string">
            <text:p>auf</text:p>
          </table:table-cell>
          <table:table-cell office:value-type="string">
            <text:p>Sitz</text:p>
          </table:table-cell>
          <table:table-cell office:value-type="string">
            <text:p>und</text:p>
          </table:table-cell>
          <table:table-cell office:value-type="string">
            <text:p>Stimme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hatte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aus</text:p>
          </table:table-cell>
          <table:table-cell office:value-type="string">
            <text:p>einer</text:p>
          </table:table-cell>
          <table:table-cell office:value-type="string">
            <text:p>von</text:p>
          </table:table-cell>
          <table:table-cell office:value-type="string">
            <text:p>den</text:p>
          </table:table-cell>
          <table:table-cell office:value-type="string">
            <text:p>Beamten</text:p>
          </table:table-cell>
          <table:table-cell office:value-type="string">
            <text:p>berufenen</text:p>
          </table:table-cell>
          <table:table-cell office:value-type="string">
            <text:p>und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kurulischer</text:p>
          </table:table-cell>
          <table:table-cell office:value-type="string">
            <text:p>Beamten</text:p>
          </table:table-cell>
          <table:table-cell office:value-type="string">
            <text:p>auf</text:p>
          </table:table-cell>
          <table:table-cell office:value-type="string">
            <text:p>Sitz</text:p>
          </table:table-cell>
          <table:table-cell office:value-type="string">
            <text:p>und</text:p>
          </table:table-cell>
          <table:table-cell office:value-type="string">
            <text:p>Stimme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hatte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aus</text:p>
          </table:table-cell>
          <table:table-cell office:value-type="string">
            <text:p>einer</text:p>
          </table:table-cell>
          <table:table-cell office:value-type="string">
            <text:p>von</text:p>
          </table:table-cell>
          <table:table-cell office:value-type="string">
            <text:p>den</text:p>
          </table:table-cell>
          <table:table-cell office:value-type="string">
            <text:p>Beamten</text:p>
          </table:table-cell>
          <table:table-cell office:value-type="string">
            <text:p>berufenen</text:p>
          </table:table-cell>
          <table:table-cell office:value-type="string">
            <text:p>und</text:p>
          </table:table-cell>
          <table:table-cell office:value-type="string">
            <text:p>in</text:p>
          </table:table-cell>
          <table:table-cell office:value-type="string">
            <text:p>vieler</text:p>
          </table:table-cell>
          <table:table-cell office:value-type="string">
            <text:p>Hinsicht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umgewandelt</text:p>
          </table:table-cell>
          <table:table-cell office:value-type="string">
            <text:p>denn</text:p>
          </table:table-cell>
          <table:table-cell office:value-type="string">
            <text:p>die</text:p>
          </table:table-cell>
          <table:table-cell office:value-type="string">
            <text:p>beiden</text:p>
          </table:table-cell>
          <table:table-cell office:value-type="string">
            <text:p>Wege</text:p>
          </table:table-cell>
          <table:table-cell office:value-type="string">
            <text:p>durch</text:p>
          </table:table-cell>
          <table:table-cell office:value-type="string">
            <text:p>welche</text:p>
          </table:table-cell>
          <table:table-cell office:value-type="string">
            <text:p>man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gelangte</text:p>
          </table:table-cell>
          <table:table-cell office:value-type="string">
            <text:p>die</text:p>
          </table:table-cell>
          <table:table-cell office:value-type="string">
            <text:p>Wahl</text:p>
          </table:table-cell>
          <table:table-cell office:value-type="string">
            <text:p>zu</text:p>
          </table:table-cell>
          <table:table-cell office:value-type="string">
            <text:p>einem</text:p>
          </table:table-cell>
          <table:table-cell office:value-type="string">
            <text:p>kurulischen</text:p>
          </table:table-cell>
          <table:table-cell office:value-type="string">
            <text:p>Amte</text:p>
          </table:table-cell>
          <table:table-cell office:value-type="string">
            <text:p>und</text:p>
          </table:table-cell>
          <table:table-cell office:value-type="string">
            <text:p>die</text:p>
          </table:table-cell>
          <table:table-cell office:value-type="string">
            <text:p>Berufung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die</text:p>
          </table:table-cell>
          <table:table-cell office:value-type="string">
            <text:p>Bürgerschaft</text:p>
          </table:table-cell>
          <table:table-cell office:value-type="string">
            <text:p>noch</text:p>
          </table:table-cell>
          <table:table-cell office:value-type="string">
            <text:p>zu</text:p>
          </table:table-cell>
          <table:table-cell office:value-type="string">
            <text:p>unabhängig</text:p>
          </table:table-cell>
          <table:table-cell office:value-type="string">
            <text:p>um</text:p>
          </table:table-cell>
          <table:table-cell office:value-type="string">
            <text:p>die</text:p>
          </table:table-cell>
          <table:table-cell office:value-type="string">
            <text:p>Nichtadligen</text:p>
          </table:table-cell>
          <table:table-cell office:value-type="string">
            <text:p>aus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vollständig</text:p>
          </table:table-cell>
          <table:table-cell office:value-type="string">
            <text:p>ausschließen</text:p>
          </table:table-cell>
          <table:table-cell office:value-type="string">
            <text:p>zu</text:p>
          </table:table-cell>
          <table:table-cell office:value-type="string">
            <text:p>lassen</text:p>
          </table:table-cell>
          <table:table-cell office:value-type="string">
            <text:p>auch</text:p>
          </table:table-cell>
          <table:table-cell office:value-type="string">
            <text:p>wohl</text:p>
          </table:table-cell>
          <table:table-cell office:value-type="string">
            <text:p>die</text:p>
          </table:table-cell>
          <table:table-cell office:value-type="string">
            <text:p>Adelschaft</text:p>
          </table:table-cell>
          <table:table-cell office:value-type="string">
            <text:p>noch</text:p>
          </table:table-cell>
          <table:table-cell office:value-type="string">
            <text:p>zu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auch</text:p>
          </table:table-cell>
          <table:table-cell office:value-type="string">
            <text:p>namentlich</text:p>
          </table:table-cell>
          <table:table-cell office:value-type="string">
            <text:p>der</text:p>
          </table:table-cell>
          <table:table-cell office:value-type="string">
            <text:p>nicht</text:p>
          </table:table-cell>
          <table:table-cell office:value-type="string">
            <text:p>durch</text:p>
          </table:table-cell>
          <table:table-cell office:value-type="string">
            <text:p>ein</text:p>
          </table:table-cell>
          <table:table-cell office:value-type="string">
            <text:p>kurulisches</text:p>
          </table:table-cell>
          <table:table-cell office:value-type="string">
            <text:p>Amt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gelangten</text:p>
          </table:table-cell>
          <table:table-cell office:value-type="string">
            <text:p>und</text:p>
          </table:table-cell>
          <table:table-cell office:value-type="string">
            <text:p>darum</text:p>
          </table:table-cell>
          <table:table-cell office:value-type="string">
            <text:p>von</text:p>
          </table:table-cell>
          <table:table-cell office:value-type="string">
            <text:p>der</text:p>
          </table:table-cell>
          <table:table-cell office:value-type="string">
            <text:p>Debatte</text:p>
          </table:table-cell>
          <table:table-cell office:value-type="string">
            <text:p>ausgeschlossenen</text:p>
          </table:table-cell>
          <table:table-cell office:value-type="string">
            <text:p>Senatoren</text:p>
          </table:table-cell>
          <table:table-cell office:value-type="string">
            <text:p>wurden</text:p>
          </table:table-cell>
          <table:table-cell office:value-type="string">
            <text:p>doch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und</text:p>
          </table:table-cell>
          <table:table-cell office:value-type="string">
            <text:p>verhältnismäßig</text:p>
          </table:table-cell>
          <table:table-cell office:value-type="string">
            <text:p>einflußlosen</text:p>
          </table:table-cell>
          <table:table-cell office:value-type="string">
            <text:p>Stellung</text:p>
          </table:table-cell>
          <table:table-cell office:value-type="string">
            <text:p>in</text:p>
          </table:table-cell>
          <table:table-cell office:value-type="string">
            <text:p>demselben</text:p>
          </table:table-cell>
          <table:table-cell office:value-type="string">
            <text:p>herabgedrückt</text:p>
          </table:table-cell>
          <table:table-cell office:value-type="string">
            <text:p>und</text:p>
          </table:table-cell>
          <table:table-cell office:value-type="string">
            <text:p>ward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wesentlich</text:p>
          </table:table-cell>
          <table:table-cell office:value-type="string">
            <text:p>Träger</text:p>
          </table:table-cell>
          <table:table-cell office:value-type="string">
            <text:p>der</text:p>
          </table:table-cell>
          <table:table-cell office:value-type="string">
            <text:p>Nobilität</text:p>
          </table:table-cell>
          <table:table-cell office:value-type="string">
            <text:p>Zu</text:p>
          </table:table-cell>
          <table:table-cell office:value-type="string">
            <text:p>einem</text:p>
          </table:table-cell>
          <table:table-cell office:value-type="string">
            <text:p>zweiten</text:p>
          </table:table-cell>
          <table:table-cell office:value-type="string">
            <text:p>zwar</text:p>
          </table:table-cell>
          <table:table-cell office:value-type="string">
            <text:p>minder</text:p>
          </table:table-cell>
          <table:table-cell office:value-type="string">
            <text:p>wichtige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und</text:p>
          </table:table-cell>
          <table:table-cell office:value-type="string">
            <text:p>an</text:p>
          </table:table-cell>
          <table:table-cell office:value-type="string">
            <text:p>die</text:p>
          </table:table-cell>
          <table:table-cell office:value-type="string">
            <text:p>ungewöhnlich</text:p>
          </table:table-cell>
          <table:table-cell office:value-type="string">
            <text:p>rücksichtslosen</text:p>
          </table:table-cell>
          <table:table-cell office:value-type="string">
            <text:p>und</text:p>
          </table:table-cell>
          <table:table-cell office:value-type="string">
            <text:p>formverletzenden</text:p>
          </table:table-cell>
          <table:table-cell office:value-type="string">
            <text:p>Maßregeln</text:p>
          </table:table-cell>
          <table:table-cell office:value-type="string">
            <text:p>wodurch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gerichtliche</text:p>
          </table:table-cell>
          <table:table-cell office:value-type="string">
            <text:p>Verfolgung</text:p>
          </table:table-cell>
          <table:table-cell office:value-type="string">
            <text:p>der</text:p>
          </table:table-cell>
          <table:table-cell office:value-type="string">
            <text:p>beiden</text:p>
          </table:table-cell>
          <table:table-cell office:value-type="string">
            <text:p>unbeliebten</text:p>
          </table:table-cell>
          <table:table-cell office:value-type="string">
            <text:p>Zensoren</text:p>
          </table:table-cell>
          <table:table-cell office:value-type="string">
            <text:p>des</text:p>
          </table:table-cell>
          <table:table-cell office:value-type="string">
            <text:p>Jahres</text:p>
          </table:table-cell>
          <table:table-cell office:value-type="float" office:value="550">
            <text:p>550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wohl</text:p>
          </table:table-cell>
          <table:table-cell office:value-type="string">
            <text:p>entbehrt</text:p>
          </table:table-cell>
          <table:table-cell office:value-type="string">
            <text:p>werden</text:p>
          </table:table-cell>
          <table:table-cell office:value-type="string">
            <text:p>konnte</text:p>
          </table:table-cell>
          <table:table-cell office:value-type="string">
            <text:p>weniger</text:p>
          </table:table-cell>
          <table:table-cell office:value-type="string">
            <text:p>um</text:p>
          </table:table-cell>
          <table:table-cell office:value-type="string">
            <text:p>oppositionelle</text:p>
          </table:table-cell>
          <table:table-cell office:value-type="string">
            <text:p>Kapazitäten</text:p>
          </table:table-cell>
          <table:table-cell office:value-type="string">
            <text:p>aus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zu</text:p>
          </table:table-cell>
          <table:table-cell office:value-type="string">
            <text:p>beseitigen</text:p>
          </table:table-cell>
          <table:table-cell office:value-type="string">
            <text:p>was</text:p>
          </table:table-cell>
          <table:table-cell office:value-type="string">
            <text:p>das</text:p>
          </table:table-cell>
          <table:table-cell office:value-type="string">
            <text:p>leisetretende</text:p>
          </table:table-cell>
          <table:table-cell office:value-type="string">
            <text:p>Regiment</text:p>
          </table:table-cell>
          <table:table-cell office:value-type="string">
            <text:p>dieser</text:p>
          </table:table-cell>
          <table:table-cell office:value-type="string">
            <text:p>Zeit</text:p>
          </table:table-cell>
          <table:table-cell office:value-type="string">
            <text:p>vorsichtig</text:p>
          </table:table-cell>
          <table:table-cell office:value-type="string">
            <text:p>vermied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von</text:p>
          </table:table-cell>
          <table:table-cell office:value-type="string">
            <text:p>der</text:p>
          </table:table-cell>
          <table:table-cell office:value-type="string">
            <text:p>Liste</text:p>
          </table:table-cell>
          <table:table-cell office:value-type="string">
            <text:p>zu</text:p>
          </table:table-cell>
          <table:table-cell office:value-type="string">
            <text:p>streichen</text:p>
          </table:table-cell>
          <table:table-cell office:value-type="string">
            <text:p>In</text:p>
          </table:table-cell>
          <table:table-cell office:value-type="string">
            <text:p>dieser</text:p>
          </table:table-cell>
          <table:table-cell office:value-type="string">
            <text:p>hauptsächlich</text:p>
          </table:table-cell>
          <table:table-cell office:value-type="string">
            <text:p>auf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Ritterschaft</text:p>
          </table:table-cell>
          <table:table-cell office:value-type="string">
            <text:p>und</text:p>
          </table:table-cell>
          <table:table-cell office:value-type="string">
            <text:p>die</text:p>
          </table:table-cell>
          <table:table-cell office:value-type="string">
            <text:p>Zensur</text:p>
          </table:table-cell>
          <table:table-cell office:value-type="string">
            <text:p>gestützten</text:p>
          </table:table-cell>
          <table:table-cell office:value-type="string">
            <text:p>politischen</text:p>
          </table:table-cell>
          <table:table-cell office:value-type="string">
            <text:p>Stellung</text:p>
          </table:table-cell>
          <table:table-cell office:value-type="string">
            <text:p>riß</text:p>
          </table:table-cell>
          <table:table-cell office:value-type="string">
            <text:p>die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regierenden</text:p>
          </table:table-cell>
          <table:table-cell office:value-type="string">
            <text:p>Familien</text:p>
          </table:table-cell>
          <table:table-cell office:value-type="string">
            <text:p>ohne</text:p>
          </table:table-cell>
          <table:table-cell office:value-type="string">
            <text:p>unterschied</text:p>
          </table:table-cell>
          <table:table-cell office:value-type="string">
            <text:p>der</text:p>
          </table:table-cell>
          <table:table-cell office:value-type="string">
            <text:p>Tüchtigkeit</text:p>
          </table:table-cell>
          <table:table-cell office:value-type="string">
            <text:p>der</text:p>
          </table:table-cell>
          <table:table-cell office:value-type="string">
            <text:p>Eintritt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eröffnet</text:p>
          </table:table-cell>
          <table:table-cell office:value-type="string">
            <text:p>während</text:p>
          </table:table-cell>
          <table:table-cell office:value-type="string">
            <text:p>nicht</text:p>
          </table:table-cell>
          <table:table-cell office:value-type="string">
            <text:p>bloß</text:p>
          </table:table-cell>
          <table:table-cell office:value-type="string">
            <text:p>der</text:p>
          </table:table-cell>
          <table:table-cell office:value-type="string">
            <text:p>ärmeren</text:p>
          </table:table-cell>
          <table:table-cell office:value-type="string">
            <text:p>und</text:p>
          </table:table-cell>
          <table:table-cell office:value-type="string">
            <text:p>geringeren</text:p>
          </table:table-cell>
          <table:table-cell office:value-type="string">
            <text:p>Schichte</text:p>
          </table:table-cell>
          <table:table-cell office:value-type="string">
            <text:p>der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Kreis</text:p>
          </table:table-cell>
          <table:table-cell office:value-type="string">
            <text:p>der</text:p>
          </table:table-cell>
          <table:table-cell office:value-type="string">
            <text:p>italisch</text:p>
          </table:table-cell>
          <table:table-cell office:value-type="string">
            <text:p>hellenischen</text:p>
          </table:table-cell>
          <table:table-cell office:value-type="string">
            <text:p>Staaten</text:p>
          </table:table-cell>
          <table:table-cell office:value-type="string">
            <text:p>zu</text:p>
          </table:table-cell>
          <table:table-cell office:value-type="string">
            <text:p>beherrschen</text:p>
          </table:table-cell>
          <table:table-cell office:value-type="string">
            <text:p>einzig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</text:p>
          </table:table-cell>
          <table:table-cell office:value-type="string">
            <text:p>vermochte</text:p>
          </table:table-cell>
          <table:table-cell office:value-type="string">
            <text:p>und</text:p>
          </table:table-cell>
          <table:table-cell office:value-type="string">
            <text:p>in</text:p>
          </table:table-cell>
          <table:table-cell office:value-type="string">
            <text:p>vieler</text:p>
          </table:table-cell>
          <table:table-cell office:value-type="string">
            <text:p>Hinsicht</text:p>
          </table:table-cell>
          <table:table-cell office:value-type="string">
            <text:p>einzig</text:p>
          </table:table-cell>
          <table:table-cell office:value-type="string">
            <text:p>verdiente</text:p>
          </table:table-cell>
          <table:table-cell office:value-type="string">
            <text:p>Allein</text:p>
          </table:table-cell>
          <table:table-cell office:value-type="string">
            <text:p>über</text:p>
          </table:table-cell>
          <table:table-cell office:value-type="string">
            <text:p>dem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im</text:p>
          </table:table-cell>
          <table:table-cell office:value-type="string">
            <text:p>allgemeinen</text:p>
          </table:table-cell>
          <table:table-cell office:value-type="string">
            <text:p>wegkam</text:p>
          </table:table-cell>
          <table:table-cell office:value-type="string">
            <text:p>kann</text:p>
          </table:table-cell>
          <table:table-cell office:value-type="string">
            <text:p>man</text:p>
          </table:table-cell>
          <table:table-cell office:value-type="string">
            <text:p>ungefähr</text:p>
          </table:table-cell>
          <table:table-cell office:value-type="string">
            <text:p>danach</text:p>
          </table:table-cell>
          <table:table-cell office:value-type="string">
            <text:p>ermessen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im</text:p>
          </table:table-cell>
          <table:table-cell office:value-type="string">
            <text:p>J</text:p>
          </table:table-cell>
          <table:table-cell office:value-type="float" office:value="587">
            <text:p>587</text:p>
          </table:table-cell>
          <table:table-cell office:value-type="string">
            <text:p>beschloß</text:p>
          </table:table-cell>
          <table:table-cell office:value-type="string">
            <text:p>von</text:p>
          </table:table-cell>
          <table:table-cell office:value-type="string">
            <text:p>dem</text:p>
          </table:table-cell>
          <table:table-cell office:value-type="string">
            <text:p>Betrieb</text:p>
          </table:table-cell>
          <table:table-cell office:value-type="string">
            <text:p>der</text:p>
          </table:table-cell>
          <table:table-cell office:value-type="string">
            <text:p>an</text:p>
          </table:table-cell>
          <table:table-cell office:value-type="string">
            <text:p>Rom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als</text:p>
          </table:table-cell>
          <table:table-cell office:value-type="string">
            <text:p>im</text:p>
          </table:table-cell>
          <table:table-cell office:value-type="string">
            <text:p>Jahre</text:p>
          </table:table-cell>
          <table:table-cell office:value-type="float" office:value="577">
            <text:p>577</text:p>
          </table:table-cell>
          <table:table-cell office:value-type="string">
            <text:p>die</text:p>
          </table:table-cell>
          <table:table-cell office:value-type="string">
            <text:p>Samniten</text:p>
          </table:table-cell>
          <table:table-cell office:value-type="string">
            <text:p>und</text:p>
          </table:table-cell>
          <table:table-cell office:value-type="string">
            <text:p>Paeligner</text:p>
          </table:table-cell>
          <table:table-cell office:value-type="string">
            <text:p>bei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um</text:p>
          </table:table-cell>
          <table:table-cell office:value-type="string">
            <text:p>Herabsetzung</text:p>
          </table:table-cell>
          <table:table-cell office:value-type="string">
            <text:p>ihrer</text:p>
          </table:table-cell>
          <table:table-cell office:value-type="string">
            <text:p>Kontingente</text:p>
          </table:table-cell>
          <table:table-cell office:value-type="string">
            <text:p>einkamen</text:p>
          </table:table-cell>
          <table:table-cell office:value-type="string">
            <text:p>wurde</text:p>
          </table:table-cell>
          <table:table-cell office:value-type="string">
            <text:p>dies</text:p>
          </table:table-cell>
          <table:table-cell office:value-type="string">
            <text:p>damit</text:p>
          </table:table-cell>
          <table:table-cell office:value-type="string">
            <text:p>motiviert</text:p>
          </table:table-cell>
          <table:table-cell office:value-type="string">
            <text:p>daß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äußern</text:p>
          </table:table-cell>
          <table:table-cell office:value-type="string">
            <text:p>Der</text:p>
          </table:table-cell>
          <table:table-cell office:value-type="string">
            <text:p>Vorschlag</text:p>
          </table:table-cell>
          <table:table-cell office:value-type="string">
            <text:p>der</text:p>
          </table:table-cell>
          <table:table-cell office:value-type="string">
            <text:p>nach</text:p>
          </table:table-cell>
          <table:table-cell office:value-type="string">
            <text:p>der</text:p>
          </table:table-cell>
          <table:table-cell office:value-type="string">
            <text:p>Schlacht</text:p>
          </table:table-cell>
          <table:table-cell office:value-type="string">
            <text:p>bei</text:p>
          </table:table-cell>
          <table:table-cell office:value-type="string">
            <text:p>Cannae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gemacht</text:p>
          </table:table-cell>
          <table:table-cell office:value-type="string">
            <text:p>ward</text:p>
          </table:table-cell>
          <table:table-cell office:value-type="string">
            <text:p>aus</text:p>
          </table:table-cell>
          <table:table-cell office:value-type="string">
            <text:p>jeder</text:p>
          </table:table-cell>
          <table:table-cell office:value-type="string">
            <text:p>latinischen</text:p>
          </table:table-cell>
          <table:table-cell office:value-type="string">
            <text:p>Gemeinde</text:p>
          </table:table-cell>
          <table:table-cell office:value-type="string">
            <text:p>zwei</text:p>
          </table:table-cell>
          <table:table-cell office:value-type="string">
            <text:p>Männern</text:p>
          </table:table-cell>
          <table:table-cell office:value-type="string">
            <text:p>das</text:p>
          </table:table-cell>
          <table:table-cell office:value-type="string">
            <text:p>römische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latinischen</text:p>
          </table:table-cell>
          <table:table-cell office:value-type="string">
            <text:p>Gemeinde</text:p>
          </table:table-cell>
          <table:table-cell office:value-type="string">
            <text:p>zwei</text:p>
          </table:table-cell>
          <table:table-cell office:value-type="string">
            <text:p>Männern</text:p>
          </table:table-cell>
          <table:table-cell office:value-type="string">
            <text:p>das</text:p>
          </table:table-cell>
          <table:table-cell office:value-type="string">
            <text:p>römische</text:p>
          </table:table-cell>
          <table:table-cell office:value-type="string">
            <text:p>Bürgerrecht</text:p>
          </table:table-cell>
          <table:table-cell office:value-type="string">
            <text:p>und</text:p>
          </table:table-cell>
          <table:table-cell office:value-type="string">
            <text:p>Sitz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zu</text:p>
          </table:table-cell>
          <table:table-cell office:value-type="string">
            <text:p>gewähren</text:p>
          </table:table-cell>
          <table:table-cell office:value-type="string">
            <text:p>war</text:p>
          </table:table-cell>
          <table:table-cell office:value-type="string">
            <text:p>freilich</text:p>
          </table:table-cell>
          <table:table-cell office:value-type="string">
            <text:p>zur</text:p>
          </table:table-cell>
          <table:table-cell office:value-type="string">
            <text:p>Unzeit</text:p>
          </table:table-cell>
          <table:table-cell office:value-type="string">
            <text:p>gestellt</text:p>
          </table:table-cell>
          <table:table-cell office:value-type="string">
            <text:p>und</text:p>
          </table:table-cell>
          <table:table-cell office:value-type="string">
            <text:p>ward</text:p>
          </table:table-cell>
          <table:table-cell office:value-type="string">
            <text:p>mit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so</text:p>
          </table:table-cell>
          <table:table-cell office:value-type="string">
            <text:p>arg</text:p>
          </table:table-cell>
          <table:table-cell office:value-type="string">
            <text:p>gemißbraucht</text:p>
          </table:table-cell>
          <table:table-cell office:value-type="string">
            <text:p>daß</text:p>
          </table:table-cell>
          <table:table-cell office:value-type="string">
            <text:p>auf</text:p>
          </table:table-cell>
          <table:table-cell office:value-type="string">
            <text:p>die</text:p>
          </table:table-cell>
          <table:table-cell office:value-type="string">
            <text:p>Klagen</text:p>
          </table:table-cell>
          <table:table-cell office:value-type="string">
            <text:p>der</text:p>
          </table:table-cell>
          <table:table-cell office:value-type="string">
            <text:p>Spanier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im</text:p>
          </table:table-cell>
          <table:table-cell office:value-type="string">
            <text:p>J</text:p>
          </table:table-cell>
          <table:table-cell office:value-type="float" office:value="583">
            <text:p>583</text:p>
          </table:table-cell>
          <table:table-cell office:value-type="string">
            <text:p>die</text:p>
          </table:table-cell>
          <table:table-cell office:value-type="string">
            <text:p>Feststellung</text:p>
          </table:table-cell>
          <table:table-cell office:value-type="string">
            <text:p>des</text:p>
          </table:table-cell>
          <table:table-cell office:value-type="string">
            <text:p>Taxpreises</text:p>
          </table:table-cell>
          <table:table-cell office:value-type="string">
            <text:p>für</text:p>
          </table:table-cell>
          <table:table-cell office:value-type="string">
            <text:p>beiderlei</text:p>
          </table:table-cell>
          <table:table-cell office:value-type="string">
            <text:p>Lieferunge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Festlichkeit</text:p>
          </table:table-cell>
          <table:table-cell office:value-type="string">
            <text:p>über</text:p>
          </table:table-cell>
          <table:table-cell office:value-type="string">
            <text:p>italische</text:p>
          </table:table-cell>
          <table:table-cell office:value-type="string">
            <text:p>wie</text:p>
          </table:table-cell>
          <table:table-cell office:value-type="string">
            <text:p>außeritalische</text:p>
          </table:table-cell>
          <table:table-cell office:value-type="string">
            <text:p>Gemeinden</text:p>
          </table:table-cell>
          <table:table-cell office:value-type="string">
            <text:p>ergehen</text:p>
          </table:table-cell>
          <table:table-cell office:value-type="string">
            <text:p>ließ</text:p>
          </table:table-cell>
          <table:table-cell office:value-type="string">
            <text:p>veranlaßte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offiziell</text:p>
          </table:table-cell>
          <table:table-cell office:value-type="string">
            <text:p>dagegen</text:p>
          </table:table-cell>
          <table:table-cell office:value-type="string">
            <text:p>einzuschreiten</text:p>
          </table:table-cell>
          <table:table-cell office:value-type="float" office:value="572">
            <text:p>572</text:p>
          </table:table-cell>
          <table:table-cell office:value-type="string">
            <text:p>Was</text:p>
          </table:table-cell>
          <table:table-cell office:value-type="string">
            <text:p>überhaupt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Beamte</text:p>
          </table:table-cell>
          <table:table-cell office:value-type="string">
            <text:p>sich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um</text:p>
          </table:table-cell>
          <table:table-cell office:value-type="string">
            <text:p>gegründete</text:p>
          </table:table-cell>
          <table:table-cell office:value-type="string">
            <text:p>Beschwerden</text:p>
          </table:table-cell>
          <table:table-cell office:value-type="string">
            <text:p>nicht</text:p>
          </table:table-cell>
          <table:table-cell office:value-type="string">
            <text:p>unbedingt</text:p>
          </table:table-cell>
          <table:table-cell office:value-type="string">
            <text:p>bei</text:p>
          </table:table-cell>
          <table:table-cell office:value-type="string">
            <text:p>Seite</text:p>
          </table:table-cell>
          <table:table-cell office:value-type="string">
            <text:p>zu</text:p>
          </table:table-cell>
          <table:table-cell office:value-type="string">
            <text:p>lege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sogar</text:p>
          </table:table-cell>
          <table:table-cell office:value-type="string">
            <text:p>verschiedene</text:p>
          </table:table-cell>
          <table:table-cell office:value-type="string">
            <text:p>Male</text:p>
          </table:table-cell>
          <table:table-cell office:value-type="string">
            <text:p>auf</text:p>
          </table:table-cell>
          <table:table-cell office:value-type="string">
            <text:p>Anrufen</text:p>
          </table:table-cell>
          <table:table-cell office:value-type="string">
            <text:p>der</text:p>
          </table:table-cell>
          <table:table-cell office:value-type="string">
            <text:p>Geschädigten</text:p>
          </table:table-cell>
          <table:table-cell office:value-type="string">
            <text:p>die</text:p>
          </table:table-cell>
          <table:table-cell office:value-type="string">
            <text:p>Einleitung</text:p>
          </table:table-cell>
          <table:table-cell office:value-type="string">
            <text:p>eines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Stadt</text:p>
          </table:table-cell>
          <table:table-cell office:value-type="string">
            <text:p>zerstört</text:p>
          </table:table-cell>
          <table:table-cell office:value-type="string">
            <text:p>und</text:p>
          </table:table-cell>
          <table:table-cell office:value-type="string">
            <text:p>geplündert</text:p>
          </table:table-cell>
          <table:table-cell office:value-type="string">
            <text:p>und</text:p>
          </table:table-cell>
          <table:table-cell office:value-type="string">
            <text:p>sie</text:p>
          </table:table-cell>
          <table:table-cell office:value-type="string">
            <text:p>ihn</text:p>
          </table:table-cell>
          <table:table-cell office:value-type="string">
            <text:p>vergeblich</text:p>
          </table:table-cell>
          <table:table-cell office:value-type="string">
            <text:p>deshalb</text:p>
          </table:table-cell>
          <table:table-cell office:value-type="string">
            <text:p>beim</text:p>
          </table:table-cell>
          <table:table-cell office:value-type="string">
            <text:p>Senat</text:p>
          </table:table-cell>
          <table:table-cell office:value-type="string">
            <text:p>verklagt</text:p>
          </table:table-cell>
          <table:table-cell office:value-type="string">
            <text:p>hatten</text:p>
          </table:table-cell>
          <table:table-cell office:value-type="string">
            <text:p>sind</text:p>
          </table:table-cell>
          <table:table-cell office:value-type="string">
            <text:p>eines</text:p>
          </table:table-cell>
          <table:table-cell office:value-type="string">
            <text:p>der</text:p>
          </table:table-cell>
          <table:table-cell office:value-type="string">
            <text:p>schandbarsten</text:p>
          </table:table-cell>
          <table:table-cell office:value-type="string">
            <text:p>Blätter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wenig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wohl</text:p>
          </table:table-cell>
          <table:table-cell office:value-type="string">
            <text:p>bewirkt</text:p>
          </table:table-cell>
          <table:table-cell office:value-type="string">
            <text:p>daß</text:p>
          </table:table-cell>
          <table:table-cell office:value-type="string">
            <text:p>die</text:p>
          </table:table-cell>
          <table:table-cell office:value-type="string">
            <text:p>römischen</text:p>
          </table:table-cell>
          <table:table-cell office:value-type="string">
            <text:p>Beamten</text:p>
          </table:table-cell>
          <table:table-cell office:value-type="string">
            <text:p>die</text:p>
          </table:table-cell>
          <table:table-cell office:value-type="string">
            <text:p>Götter</text:p>
          </table:table-cell>
          <table:table-cell office:value-type="string">
            <text:p>und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einigermaßen</text:p>
          </table:table-cell>
          <table:table-cell office:value-type="string">
            <text:p>fürchteten</text:p>
          </table:table-cell>
          <table:table-cell office:value-type="string">
            <text:p>und</text:p>
          </table:table-cell>
          <table:table-cell office:value-type="string">
            <text:p>im</text:p>
          </table:table-cell>
          <table:table-cell office:value-type="string">
            <text:p>Stehlen</text:p>
          </table:table-cell>
          <table:table-cell office:value-type="string">
            <text:p>meistenteils</text:p>
          </table:table-cell>
          <table:table-cell office:value-type="string">
            <text:p>Maß</text:p>
          </table:table-cell>
          <table:table-cell office:value-type="string">
            <text:p>hielten</text:p>
          </table:table-cell>
          <table:table-cell office:value-type="string">
            <text:p>allein</text:p>
          </table:table-cell>
          <table:table-cell office:value-type="string">
            <text:p>ma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und</text:p>
          </table:table-cell>
          <table:table-cell office:value-type="string">
            <text:p>gleichmäßigen</text:p>
          </table:table-cell>
          <table:table-cell office:value-type="string">
            <text:p>Oberaufsicht</text:p>
          </table:table-cell>
          <table:table-cell office:value-type="string">
            <text:p>der</text:p>
          </table:table-cell>
          <table:table-cell office:value-type="string">
            <text:p>höchsten</text:p>
          </table:table-cell>
          <table:table-cell office:value-type="string">
            <text:p>Verwaltungsbehörde</text:p>
          </table:table-cell>
          <table:table-cell office:value-type="string">
            <text:p>und</text:p>
          </table:table-cell>
          <table:table-cell office:value-type="string">
            <text:p>hieran</text:p>
          </table:table-cell>
          <table:table-cell office:value-type="string">
            <text:p>lie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es</text:p>
          </table:table-cell>
          <table:table-cell office:value-type="string">
            <text:p>vollständig</text:p>
          </table:table-cell>
          <table:table-cell office:value-type="string">
            <text:p>mangeln</text:p>
          </table:table-cell>
          <table:table-cell office:value-type="string">
            <text:p>Hier</text:p>
          </table:table-cell>
          <table:table-cell office:value-type="string">
            <text:p>am</text:p>
          </table:table-cell>
          <table:table-cell office:value-type="string">
            <text:p>frühesten</text:p>
          </table:table-cell>
          <table:table-cell office:value-type="string">
            <text:p>machte</text:p>
          </table:table-cell>
          <table:table-cell office:value-type="string">
            <text:p>die</text:p>
          </table:table-cell>
          <table:table-cell office:value-type="string">
            <text:p>Schlaffheit</text:p>
          </table:table-cell>
          <table:table-cell office:value-type="string">
            <text:p>und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Opposition</text:p>
          </table:table-cell>
          <table:table-cell office:value-type="string">
            <text:p>ruhte</text:p>
          </table:table-cell>
          <table:table-cell office:value-type="string">
            <text:p>auf</text:p>
          </table:table-cell>
          <table:table-cell office:value-type="string">
            <text:p>der</text:p>
          </table:table-cell>
          <table:table-cell office:value-type="string">
            <text:p>Gemeindeversammlung</text:p>
          </table:table-cell>
          <table:table-cell office:value-type="string">
            <text:p>wie</text:p>
          </table:table-cell>
          <table:table-cell office:value-type="string">
            <text:p>die</text:p>
          </table:table-cell>
          <table:table-cell office:value-type="string">
            <text:p>Nobilität</text:p>
          </table:table-cell>
          <table:table-cell office:value-type="string">
            <text:p>auf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um</text:p>
          </table:table-cell>
          <table:table-cell office:value-type="string">
            <text:p>jene</text:p>
          </table:table-cell>
          <table:table-cell office:value-type="string">
            <text:p>zu</text:p>
          </table:table-cell>
          <table:table-cell office:value-type="string">
            <text:p>verstehen</text:p>
          </table:table-cell>
          <table:table-cell office:value-type="string">
            <text:p>ist</text:p>
          </table:table-cell>
          <table:table-cell office:value-type="string">
            <text:p>zunächst</text:p>
          </table:table-cell>
          <table:table-cell office:value-type="string">
            <text:p>die</text:p>
          </table:table-cell>
          <table:table-cell office:value-type="string">
            <text:p>damalige</text:p>
          </table:table-cell>
          <table:table-cell office:value-type="string">
            <text:p>römische</text:p>
          </table:table-cell>
          <table:table-cell office:value-type="string">
            <text:p>Bürgerschaft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Gemeindeversammlungen</text:p>
          </table:table-cell>
          <table:table-cell office:value-type="string">
            <text:p>und</text:p>
          </table:table-cell>
          <table:table-cell office:value-type="string">
            <text:p>der</text:p>
          </table:table-cell>
          <table:table-cell office:value-type="string">
            <text:p>während</text:p>
          </table:table-cell>
          <table:table-cell office:value-type="string">
            <text:p>des</text:p>
          </table:table-cell>
          <table:table-cell office:value-type="string">
            <text:p>hannibalischen</text:p>
          </table:table-cell>
          <table:table-cell office:value-type="string">
            <text:p>Krieges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gefaßte</text:p>
          </table:table-cell>
          <table:table-cell office:value-type="string">
            <text:p>merkwürdige</text:p>
          </table:table-cell>
          <table:table-cell office:value-type="string">
            <text:p>Beschluß</text:p>
          </table:table-cell>
          <table:table-cell office:value-type="string">
            <text:p>die</text:p>
          </table:table-cell>
          <table:table-cell office:value-type="string">
            <text:p>ehrbaren</text:p>
          </table:table-cell>
          <table:table-cell office:value-type="string">
            <text:p>freigelassenen</text:p>
          </table:table-cell>
          <table:table-cell office:value-type="string">
            <text:p>Frauen</text:p>
          </table:table-cell>
          <table:table-cell office:value-type="string">
            <text:p>zur</text:p>
          </table:table-cell>
          <table:table-cell office:value-type="string">
            <text:p>Beteiligung</text:p>
          </table:table-cell>
          <table:table-cell office:value-type="string">
            <text:p>bei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welche</text:p>
          </table:table-cell>
          <table:table-cell office:value-type="string">
            <text:p>vergeblich</text:p>
          </table:table-cell>
          <table:table-cell office:value-type="string">
            <text:p>versucht</text:p>
          </table:table-cell>
          <table:table-cell office:value-type="string">
            <text:p>oder</text:p>
          </table:table-cell>
          <table:table-cell office:value-type="string">
            <text:p>keine</text:p>
          </table:table-cell>
          <table:table-cell office:value-type="string">
            <text:p>Aussicht</text:p>
          </table:table-cell>
          <table:table-cell office:value-type="string">
            <text:p>hatten</text:p>
          </table:table-cell>
          <table:table-cell office:value-type="string">
            <text:p>den</text:p>
          </table:table-cell>
          <table:table-cell office:value-type="string">
            <text:p>Triumph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oder</text:p>
          </table:table-cell>
          <table:table-cell office:value-type="string">
            <text:p>der</text:p>
          </table:table-cell>
          <table:table-cell office:value-type="string">
            <text:p>Bürgerschaft</text:p>
          </table:table-cell>
          <table:table-cell office:value-type="string">
            <text:p>zu</text:p>
          </table:table-cell>
          <table:table-cell office:value-type="string">
            <text:p>erlangen</text:p>
          </table:table-cell>
          <table:table-cell office:value-type="string">
            <text:p>auf</text:p>
          </table:table-cell>
          <table:table-cell office:value-type="string">
            <text:p>eigene</text:p>
          </table:table-cell>
          <table:table-cell office:value-type="string">
            <text:p>Hand</text:p>
          </table:table-cell>
          <table:table-cell office:value-type="string">
            <text:p>wenigstens</text:p>
          </table:table-cell>
          <table:table-cell office:value-type="string">
            <text:p>auf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zu</text:p>
          </table:table-cell>
          <table:table-cell office:value-type="string">
            <text:p>übersehen</text:p>
          </table:table-cell>
          <table:table-cell office:value-type="string">
            <text:p>aber</text:p>
          </table:table-cell>
          <table:table-cell office:value-type="string">
            <text:p>die</text:p>
          </table:table-cell>
          <table:table-cell office:value-type="string">
            <text:p>elegante</text:p>
          </table:table-cell>
          <table:table-cell office:value-type="string">
            <text:p>Korruption</text:p>
          </table:table-cell>
          <table:table-cell office:value-type="string">
            <text:p>in</text:p>
          </table:table-cell>
          <table:table-cell office:value-type="string">
            <text:p>und</text:p>
          </table:table-cell>
          <table:table-cell office:value-type="string">
            <text:p>außer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zitterte</text:p>
          </table:table-cell>
          <table:table-cell office:value-type="string">
            <text:p>doch</text:p>
          </table:table-cell>
          <table:table-cell office:value-type="string">
            <text:p>im</text:p>
          </table:table-cell>
          <table:table-cell office:value-type="string">
            <text:p>geheimen</text:p>
          </table:table-cell>
          <table:table-cell office:value-type="string">
            <text:p>vor</text:p>
          </table:table-cell>
          <table:table-cell office:value-type="string">
            <text:p>dem</text:p>
          </table:table-cell>
          <table:table-cell office:value-type="string">
            <text:p>alten</text:p>
          </table:table-cell>
          <table:table-cell office:value-type="string">
            <text:p>Sittenmeisterer</text:p>
          </table:table-cell>
          <table:table-cell office:value-type="string">
            <text:p>von</text:p>
          </table:table-cell>
          <table:table-cell office:value-type="string">
            <text:p>stolzer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verständigen</text:p>
          </table:table-cell>
          <table:table-cell office:value-type="string">
            <text:p>Mannes</text:p>
          </table:table-cell>
          <table:table-cell office:value-type="string">
            <text:p>Verwandter</text:p>
          </table:table-cell>
          <table:table-cell office:value-type="string">
            <text:p>Art</text:p>
          </table:table-cell>
          <table:table-cell office:value-type="string">
            <text:p>ist</text:p>
          </table:table-cell>
          <table:table-cell office:value-type="string">
            <text:p>der</text:p>
          </table:table-cell>
          <table:table-cell office:value-type="string">
            <text:p>Vorschlag</text:p>
          </table:table-cell>
          <table:table-cell office:value-type="string">
            <text:p>den</text:p>
          </table:table-cell>
          <table:table-cell office:value-type="string">
            <text:p>Cato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stellte</text:p>
          </table:table-cell>
          <table:table-cell office:value-type="string">
            <text:p>dem</text:p>
          </table:table-cell>
          <table:table-cell office:value-type="string">
            <text:p>Verfall</text:p>
          </table:table-cell>
          <table:table-cell office:value-type="string">
            <text:p>der</text:p>
          </table:table-cell>
          <table:table-cell office:value-type="string">
            <text:p>Bürgerreiterei</text:p>
          </table:table-cell>
          <table:table-cell office:value-type="string">
            <text:p>durch</text:p>
          </table:table-cell>
          <table:table-cell office:value-type="string">
            <text:p>Errichtung</text:p>
          </table:table-cell>
          <table:table-cell office:value-type="string">
            <text:p>von</text:p>
          </table:table-cell>
          <table:table-cell office:value-type="string">
            <text:p>vierhundert</text:p>
          </table:table-cell>
          <table:table-cell office:value-type="string">
            <text:p>neue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Werkzeuge</text:p>
          </table:table-cell>
          <table:table-cell office:value-type="string">
            <text:p>ein</text:p>
          </table:table-cell>
          <table:table-cell office:value-type="string">
            <text:p>nur</text:p>
          </table:table-cell>
          <table:table-cell office:value-type="string">
            <text:p>unvollkommen</text:p>
          </table:table-cell>
          <table:table-cell office:value-type="string">
            <text:p>ward</text:p>
          </table:table-cell>
          <table:table-cell office:value-type="string">
            <text:p>dasselbe</text:p>
          </table:table-cell>
          <table:table-cell office:value-type="string">
            <text:p>ersetzt</text:p>
          </table:table-cell>
          <table:table-cell office:value-type="string">
            <text:p>durch</text:p>
          </table:table-cell>
          <table:table-cell office:value-type="string">
            <text:p>die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seitdem</text:p>
          </table:table-cell>
          <table:table-cell office:value-type="string">
            <text:p>in</text:p>
          </table:table-cell>
          <table:table-cell office:value-type="string">
            <text:p>Anspruch</text:p>
          </table:table-cell>
          <table:table-cell office:value-type="string">
            <text:p>genommene</text:p>
          </table:table-cell>
          <table:table-cell office:value-type="string">
            <text:p>Befugnis</text:p>
          </table:table-cell>
          <table:table-cell office:value-type="string">
            <text:p>in</text:p>
          </table:table-cell>
          <table:table-cell office:value-type="string">
            <text:p>außerordentlichen</text:p>
          </table:table-cell>
          <table:table-cell office:value-type="string">
            <text:p>Fällen</text:p>
          </table:table-cell>
          <table:table-cell office:value-type="string">
            <text:p>namentlich</text:p>
          </table:table-cell>
          <table:table-cell office:value-type="string">
            <text:p>bei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durch</text:p>
          </table:table-cell>
          <table:table-cell office:value-type="string">
            <text:p>Bürgerschaftsbeschluß</text:p>
          </table:table-cell>
          <table:table-cell office:value-type="string">
            <text:p>den</text:p>
          </table:table-cell>
          <table:table-cell office:value-type="string">
            <text:p>Triumph</text:p>
          </table:table-cell>
          <table:table-cell office:value-type="string">
            <text:p>abzuerkennen</text:p>
          </table:table-cell>
          <table:table-cell office:value-type="string">
            <text:p>hierher</text:p>
          </table:table-cell>
          <table:table-cell office:value-type="string">
            <text:p>die</text:p>
          </table:table-cell>
          <table:table-cell office:value-type="string">
            <text:p>allerdings</text:p>
          </table:table-cell>
          <table:table-cell office:value-type="string">
            <text:p>wohl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veranlaßte</text:p>
          </table:table-cell>
          <table:table-cell office:value-type="string">
            <text:p>Bekleidung</text:p>
          </table:table-cell>
          <table:table-cell office:value-type="string">
            <text:p>eines</text:p>
          </table:table-cell>
          <table:table-cell office:value-type="string">
            <text:p>Privatmanns</text:p>
          </table:table-cell>
          <table:table-cell office:value-type="string">
            <text:p>mit</text:p>
          </table:table-cell>
          <table:table-cell office:value-type="string">
            <text:p>außerordentlicher</text:p>
          </table:table-cell>
          <table:table-cell office:value-type="string">
            <text:p>konsularischer</text:p>
          </table:table-cell>
          <table:table-cell office:value-type="string">
            <text:p>Amtsgewalt</text:p>
          </table:table-cell>
          <table:table-cell office:value-type="float" office:value="544">
            <text:p>544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die</text:p>
          </table:table-cell>
          <table:table-cell office:value-type="string">
            <text:p>bedenkliche</text:p>
          </table:table-cell>
          <table:table-cell office:value-type="string">
            <text:p>Drohung</text:p>
          </table:table-cell>
          <table:table-cell office:value-type="string">
            <text:p>Scipios</text:p>
          </table:table-cell>
          <table:table-cell office:value-type="string">
            <text:p>den</text:p>
          </table:table-cell>
          <table:table-cell office:value-type="string">
            <text:p>Oberbefehl</text:p>
          </table:table-cell>
          <table:table-cell office:value-type="string">
            <text:p>in</text:p>
          </table:table-cell>
          <table:table-cell office:value-type="string">
            <text:p>Afrika</text:p>
          </table:table-cell>
          <table:table-cell office:value-type="string">
            <text:p>wen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ihm</text:p>
          </table:table-cell>
          <table:table-cell office:value-type="string">
            <text:p>denselben</text:p>
          </table:table-cell>
          <table:table-cell office:value-type="string">
            <text:p>verweigere</text:p>
          </table:table-cell>
          <table:table-cell office:value-type="string">
            <text:p>sich</text:p>
          </table:table-cell>
          <table:table-cell office:value-type="string">
            <text:p>von</text:p>
          </table:table-cell>
          <table:table-cell office:value-type="string">
            <text:p>der</text:p>
          </table:table-cell>
          <table:table-cell office:value-type="string">
            <text:p>Bürgerschaft</text:p>
          </table:table-cell>
          <table:table-cell office:value-type="string">
            <text:p>bewilligen</text:p>
          </table:table-cell>
          <table:table-cell office:value-type="string">
            <text:p>zu</text:p>
          </table:table-cell>
          <table:table-cell office:value-type="string">
            <text:p>lasse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die</text:p>
          </table:table-cell>
          <table:table-cell office:value-type="string">
            <text:p>Aufteilung</text:p>
          </table:table-cell>
          <table:table-cell office:value-type="string">
            <text:p>des</text:p>
          </table:table-cell>
          <table:table-cell office:value-type="string">
            <text:p>Gemeinlandes</text:p>
          </table:table-cell>
          <table:table-cell office:value-type="string">
            <text:p>und</text:p>
          </table:table-cell>
          <table:table-cell office:value-type="string">
            <text:p>wie</text:p>
          </table:table-cell>
          <table:table-cell office:value-type="string">
            <text:p>zwiefachen</text:p>
          </table:table-cell>
          <table:table-cell office:value-type="string">
            <text:p>Tadels</text:p>
          </table:table-cell>
          <table:table-cell office:value-type="string">
            <text:p>darum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wert</text:p>
          </table:table-cell>
          <table:table-cell office:value-type="string">
            <text:p>war</text:p>
          </table:table-cell>
          <table:table-cell office:value-type="string">
            <text:p>indem</text:p>
          </table:table-cell>
          <table:table-cell office:value-type="string">
            <text:p>er</text:p>
          </table:table-cell>
          <table:table-cell office:value-type="string">
            <text:p>es</text:p>
          </table:table-cell>
          <table:table-cell office:value-type="string">
            <text:p>unterließ</text:p>
          </table:table-cell>
          <table:table-cell office:value-type="string">
            <text:p>durch</text:p>
          </table:table-cell>
          <table:table-cell office:value-type="string">
            <text:p>freiwillige</text:p>
          </table:table-cell>
          <table:table-cell office:value-type="string">
            <text:p>Aufteilung</text:p>
          </table:table-cell>
          <table:table-cell office:value-type="string">
            <text:p>des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Karthago</text:p>
          </table:table-cell>
          <table:table-cell office:value-type="string">
            <text:p>und</text:p>
          </table:table-cell>
          <table:table-cell office:value-type="string">
            <text:p>die</text:p>
          </table:table-cell>
          <table:table-cell office:value-type="string">
            <text:p>Ackerauslegungen</text:p>
          </table:table-cell>
          <table:table-cell office:value-type="string">
            <text:p>mittelbar</text:p>
          </table:table-cell>
          <table:table-cell office:value-type="string">
            <text:p>oder</text:p>
          </table:table-cell>
          <table:table-cell office:value-type="string">
            <text:p>unmittelbar</text:p>
          </table:table-cell>
          <table:table-cell office:value-type="string">
            <text:p>durch</text:p>
          </table:table-cell>
          <table:table-cell office:value-type="string">
            <text:p>Bürgerschaftsbeschluß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abgezwungen</text:p>
          </table:table-cell>
          <table:table-cell office:value-type="string">
            <text:p>Die</text:p>
          </table:table-cell>
          <table:table-cell office:value-type="string">
            <text:p>Regierung</text:p>
          </table:table-cell>
          <table:table-cell office:value-type="string">
            <text:p>des</text:p>
          </table:table-cell>
          <table:table-cell office:value-type="string">
            <text:p>Senats</text:p>
          </table:table-cell>
          <table:table-cell office:value-type="string">
            <text:p>mochte</text:p>
          </table:table-cell>
          <table:table-cell office:value-type="string">
            <text:p>schlecht</text:p>
          </table:table-cell>
          <table:table-cell office:value-type="string">
            <text:p>sein</text:p>
          </table:table-cell>
          <table:table-cell office:value-type="string">
            <text:p>die</text:p>
          </table:table-cell>
          <table:table-cell office:value-type="string">
            <text:p>Urversammlunge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souveränen</text:p>
          </table:table-cell>
          <table:table-cell office:value-type="string">
            <text:p>Volksversammlung</text:p>
          </table:table-cell>
          <table:table-cell office:value-type="string">
            <text:p>schloß</text:p>
          </table:table-cell>
          <table:table-cell office:value-type="string">
            <text:p>keine</text:p>
          </table:table-cell>
          <table:table-cell office:value-type="string">
            <text:p>geringe</text:p>
          </table:table-cell>
          <table:table-cell office:value-type="string">
            <text:p>Gefahr</text:p>
          </table:table-cell>
          <table:table-cell office:value-type="string">
            <text:p>ein</text:p>
          </table:table-cell>
          <table:table-cell office:value-type="string">
            <text:p>Jede</text:p>
          </table:table-cell>
          <table:table-cell office:value-type="string">
            <text:p>Minorität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konnte</text:p>
          </table:table-cell>
          <table:table-cell office:value-type="string">
            <text:p>der</text:p>
          </table:table-cell>
          <table:table-cell office:value-type="string">
            <text:p>Majorität</text:p>
          </table:table-cell>
          <table:table-cell office:value-type="string">
            <text:p>gegenüber</text:p>
          </table:table-cell>
          <table:table-cell office:value-type="string">
            <text:p>verfassungsmäßig</text:p>
          </table:table-cell>
          <table:table-cell office:value-type="string">
            <text:p>an</text:p>
          </table:table-cell>
          <table:table-cell office:value-type="string">
            <text:p>die</text:p>
          </table:table-cell>
          <table:table-cell office:value-type="string">
            <text:p>Komitien</text:p>
          </table:table-cell>
          <table:table-cell office:value-type="string">
            <text:p>appellieren</text:p>
          </table:table-cell>
          <table:table-cell office:value-type="string">
            <text:p>Jedem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sich</text:p>
          </table:table-cell>
          <table:table-cell office:value-type="string">
            <text:p>in</text:p>
          </table:table-cell>
          <table:table-cell office:value-type="string">
            <text:p>seiner</text:p>
          </table:table-cell>
          <table:table-cell office:value-type="string">
            <text:p>persönlichen</text:p>
          </table:table-cell>
          <table:table-cell office:value-type="string">
            <text:p>und</text:p>
          </table:table-cell>
          <table:table-cell office:value-type="string">
            <text:p>fast</text:p>
          </table:table-cell>
          <table:table-cell office:value-type="string">
            <text:p>dynastischen</text:p>
          </table:table-cell>
          <table:table-cell office:value-type="string">
            <text:p>Politik</text:p>
          </table:table-cell>
          <table:table-cell office:value-type="string">
            <text:p>gege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auf</text:p>
          </table:table-cell>
          <table:table-cell office:value-type="string">
            <text:p>die</text:p>
          </table:table-cell>
          <table:table-cell office:value-type="string">
            <text:p>Menge</text:p>
          </table:table-cell>
          <table:table-cell office:value-type="string">
            <text:p>die</text:p>
          </table:table-cell>
          <table:table-cell office:value-type="string">
            <text:p>er</text:p>
          </table:table-cell>
          <table:table-cell office:value-type="string">
            <text:p>nicht</text:p>
          </table:table-cell>
          <table:table-cell office:value-type="string">
            <text:p>bloß</text:p>
          </table:table-cell>
          <table:table-cell office:value-type="string">
            <text:p>durch</text:p>
          </table:table-cell>
          <table:table-cell office:value-type="string">
            <text:p>den</text:p>
          </table:table-cell>
          <table:table-cell office:value-type="string">
            <text:p>Schimmer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hätten</text:p>
          </table:table-cell>
          <table:table-cell office:value-type="string">
            <text:p>erfuhren</text:p>
          </table:table-cell>
          <table:table-cell office:value-type="string">
            <text:p>die</text:p>
          </table:table-cell>
          <table:table-cell office:value-type="string">
            <text:p>Glaubensdurstigen</text:p>
          </table:table-cell>
          <table:table-cell office:value-type="string">
            <text:p>zu</text:p>
          </table:table-cell>
          <table:table-cell office:value-type="string">
            <text:p>ihrem</text:p>
          </table:table-cell>
          <table:table-cell office:value-type="string">
            <text:p>Leidwesen</text:p>
          </table:table-cell>
          <table:table-cell office:value-type="string">
            <text:p>nicht</text:p>
          </table:table-cell>
          <table:table-cell office:value-type="string">
            <text:p>den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legte</text:p>
          </table:table-cell>
          <table:table-cell office:value-type="string">
            <text:p>die</text:p>
          </table:table-cell>
          <table:table-cell office:value-type="string">
            <text:p>Hand</text:p>
          </table:table-cell>
          <table:table-cell office:value-type="string">
            <text:p>auf</text:p>
          </table:table-cell>
          <table:table-cell office:value-type="string">
            <text:p>den</text:p>
          </table:table-cell>
          <table:table-cell office:value-type="string">
            <text:p>Schatz</text:p>
          </table:table-cell>
          <table:table-cell office:value-type="string">
            <text:p>und</text:p>
          </table:table-cell>
          <table:table-cell office:value-type="string">
            <text:p>ließ</text:p>
          </table:table-cell>
          <table:table-cell office:value-type="string">
            <text:p>die</text:p>
          </table:table-cell>
          <table:table-cell office:value-type="string">
            <text:p>Rollen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von</text:p>
          </table:table-cell>
          <table:table-cell office:value-type="string">
            <text:p>den</text:p>
          </table:table-cell>
          <table:table-cell office:value-type="string">
            <text:p>Ädilen</text:p>
          </table:table-cell>
          <table:table-cell office:value-type="string">
            <text:p>und</text:p>
          </table:table-cell>
          <table:table-cell office:value-type="string">
            <text:p>Prätoren</text:p>
          </table:table-cell>
          <table:table-cell office:value-type="string">
            <text:p>gegeben</text:p>
          </table:table-cell>
          <table:table-cell office:value-type="string">
            <text:p>wurden</text:p>
          </table:table-cell>
          <table:table-cell office:value-type="string">
            <text:p>die</text:p>
          </table:table-cell>
          <table:table-cell office:value-type="string">
            <text:p>gänzlich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abhingen</text:p>
          </table:table-cell>
          <table:table-cell office:value-type="string">
            <text:p>und</text:p>
          </table:table-cell>
          <table:table-cell office:value-type="string">
            <text:p>selbst</text:p>
          </table:table-cell>
          <table:table-cell office:value-type="string">
            <text:p>die</text:p>
          </table:table-cell>
          <table:table-cell office:value-type="string">
            <text:p>außerordentlichen</text:p>
          </table:table-cell>
          <table:table-cell office:value-type="string">
            <text:p>Festlichkeiten</text:p>
          </table:table-cell>
          <table:table-cell office:value-type="string">
            <text:p>zum</text:p>
          </table:table-cell>
          <table:table-cell office:value-type="string">
            <text:p>Beispiel</text:p>
          </table:table-cell>
          <table:table-cell office:value-type="string">
            <text:p>die</text:p>
          </table:table-cell>
          <table:table-cell office:value-type="string">
            <text:p>Leichenspiele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Formalität</text:p>
          </table:table-cell>
          <table:table-cell office:value-type="string">
            <text:p>Pol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string">
            <text:p>Rom</text:p>
          </table:table-cell>
          <table:table-cell office:value-type="string">
            <text:p>protestiert</text:p>
          </table:table-cell>
          <table:table-cell office:value-type="string">
            <text:p>bei</text:p>
          </table:table-cell>
          <table:table-cell office:value-type="string">
            <text:p>ihnen</text:p>
          </table:table-cell>
          <table:table-cell office:value-type="string">
            <text:p>und</text:p>
          </table:table-cell>
          <table:table-cell office:value-type="string">
            <text:p>beim</text:p>
          </table:table-cell>
          <table:table-cell office:value-type="string">
            <text:p>Senat</text:p>
          </table:table-cell>
          <table:table-cell office:value-type="string">
            <text:p>Pol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Die</text:p>
          </table:table-cell>
          <table:table-cell office:value-type="string">
            <text:p>Stellung</text:p>
          </table:table-cell>
          <table:table-cell office:value-type="string">
            <text:p>der</text:p>
          </table:table-cell>
          <table:table-cell office:value-type="string">
            <text:p>Barkas</text:p>
          </table:table-cell>
          <table:table-cell office:value-type="string">
            <text:p>zu</text:p>
          </table:table-cell>
          <table:table-cell office:value-type="string">
            <text:p>Karthago</text:p>
          </table:table-cell>
          <table:table-cell office:value-type="string">
            <text:p>hat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die</text:p>
          </table:table-cell>
          <table:table-cell office:value-type="string">
            <text:p>Lampsakener</text:p>
          </table:table-cell>
          <table:table-cell office:value-type="string">
            <text:p>nach</text:p>
          </table:table-cell>
          <table:table-cell office:value-type="string">
            <text:p>der</text:p>
          </table:table-cell>
          <table:table-cell office:value-type="string">
            <text:p>Niederlage</text:p>
          </table:table-cell>
          <table:table-cell office:value-type="string">
            <text:p>Philipps</text:p>
          </table:table-cell>
          <table:table-cell office:value-type="string">
            <text:p>Gesandte</text:p>
          </table:table-cell>
          <table:table-cell office:value-type="string">
            <text:p>au</text:p>
          </table:table-cell>
          <table:table-cell office:value-type="string">
            <text:p>den</text:p>
          </table:table-cell>
          <table:table-cell office:value-type="string">
            <text:p>römischen</text:p>
          </table:table-cell>
          <table:table-cell office:value-type="string">
            <text:p>Senat</text:p>
          </table:table-cell>
          <table:table-cell office:value-type="string">
            <text:p>mit</text:p>
          </table:table-cell>
          <table:table-cell office:value-type="string">
            <text:p>der</text:p>
          </table:table-cell>
          <table:table-cell office:value-type="string">
            <text:p>Bitte</text:p>
          </table:table-cell>
          <table:table-cell office:value-type="string">
            <text:p>daß</text:p>
          </table:table-cell>
          <table:table-cell office:value-type="string">
            <text:p>die</text:p>
          </table:table-cell>
          <table:table-cell office:value-type="string">
            <text:p>Stadt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zwischen</text:p>
          </table:table-cell>
          <table:table-cell office:value-type="string">
            <text:p>Rom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συν</text:p>
          </table:table-cell>
          <table:table-cell office:value-type="string">
            <text:p>ϑήκαις</text:p>
          </table:table-cell>
          <table:table-cell office:value-type="string">
            <text:p>ταῖς</text:p>
          </table:table-cell>
          <table:table-cell office:value-type="string">
            <text:p>γενομέναις</text:p>
          </table:table-cell>
          <table:table-cell office:value-type="string">
            <text:p>Ῥωμαίοις</text:p>
          </table:table-cell>
          <table:table-cell office:value-type="string">
            <text:p>πρὸς</text:p>
          </table:table-cell>
          <table:table-cell office:value-type="string">
            <text:p>τὸν</text:p>
          </table:table-cell>
          <table:table-cell office:value-type="string">
            <text:p>βασιλέα</text:p>
          </table:table-cell>
          <table:table-cell office:value-type="string">
            <text:p>welch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wenigstens</text:p>
          </table:table-cell>
          <table:table-cell office:value-type="string">
            <text:p>nach</text:p>
          </table:table-cell>
          <table:table-cell office:value-type="string">
            <text:p>der</text:p>
          </table:table-cell>
          <table:table-cell office:value-type="string">
            <text:p>Auffassung</text:p>
          </table:table-cell>
          <table:table-cell office:value-type="string">
            <text:p>der</text:p>
          </table:table-cell>
          <table:table-cell office:value-type="string">
            <text:p>Bittsteller</text:p>
          </table:table-cell>
          <table:table-cell office:value-type="string">
            <text:p>denselben</text:p>
          </table:table-cell>
          <table:table-cell office:value-type="string">
            <text:p>gewährte</text:p>
          </table:table-cell>
          <table:table-cell office:value-type="string">
            <text:p>und</text:p>
          </table:table-cell>
          <table:table-cell office:value-type="string">
            <text:p>sie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Dekret</text:p>
          </table:table-cell>
          <table:table-cell office:value-type="string">
            <text:p>die</text:p>
          </table:table-cell>
          <table:table-cell office:value-type="string">
            <text:p>Gesandtschaft</text:p>
          </table:table-cell>
          <table:table-cell office:value-type="string">
            <text:p>als</text:p>
          </table:table-cell>
          <table:table-cell office:value-type="string">
            <text:p>erfolgreich</text:p>
          </table:table-cell>
          <table:table-cell office:value-type="string">
            <text:p>bezeichnet</text:p>
          </table:table-cell>
          <table:table-cell office:value-type="string">
            <text:p>wird</text:p>
          </table:table-cell>
          <table:table-cell office:value-type="string">
            <text:p>Aber</text:p>
          </table:table-cell>
          <table:table-cell office:value-type="string">
            <text:p>wen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und</text:p>
          </table:table-cell>
          <table:table-cell office:value-type="string">
            <text:p>Flamininus</text:p>
          </table:table-cell>
          <table:table-cell office:value-type="string">
            <text:p>die</text:p>
          </table:table-cell>
          <table:table-cell office:value-type="string">
            <text:p>Autonomie</text:p>
          </table:table-cell>
          <table:table-cell office:value-type="string">
            <text:p>und</text:p>
          </table:table-cell>
          <table:table-cell office:value-type="string">
            <text:p>Demokratie</text:p>
          </table:table-cell>
          <table:table-cell office:value-type="string">
            <text:p>der</text:p>
          </table:table-cell>
          <table:table-cell office:value-type="string">
            <text:p>Lampsakener</text:p>
          </table:table-cell>
          <table:table-cell office:value-type="string">
            <text:p>formell</text:p>
          </table:table-cell>
          <table:table-cell office:value-type="string">
            <text:p>und</text:p>
          </table:table-cell>
        </table:table-row>
        <table:table-row table:style-name="ro2">
          <table:table-cell office:value-type="string">
            <text:p>Buch3</text:p>
          </table:table-cell>
          <table:table-cell office:value-type="string">
            <text:p>höflichen</text:p>
          </table:table-cell>
          <table:table-cell office:value-type="string">
            <text:p>Antworten</text:p>
          </table:table-cell>
          <table:table-cell office:value-type="string">
            <text:p>verweilen</text:p>
          </table:table-cell>
          <table:table-cell office:value-type="string">
            <text:p>welche</text:p>
          </table:table-cell>
          <table:table-cell office:value-type="string">
            <text:p>die</text:p>
          </table:table-cell>
          <table:table-cell office:value-type="string">
            <text:p>unterwegs</text:p>
          </table:table-cell>
          <table:table-cell office:value-type="string">
            <text:p>um</text:p>
          </table:table-cell>
          <table:table-cell office:value-type="string">
            <text:p>Verwendung</text:p>
          </table:table-cell>
          <table:table-cell office:value-type="string">
            <text:p>bei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angesprochenen</text:p>
          </table:table-cell>
          <table:table-cell office:value-type="string">
            <text:p>römischen</text:p>
          </table:table-cell>
          <table:table-cell office:value-type="string">
            <text:p>Befehlshaber</text:p>
          </table:table-cell>
          <table:table-cell office:value-type="string">
            <text:p>den</text:p>
          </table:table-cell>
          <table:table-cell office:value-type="string">
            <text:p>Gesandten</text:p>
          </table:table-cell>
          <table:table-cell office:value-type="string">
            <text:p>erteilten</text:p>
          </table:table-cell>
          <table:table-cell office:value-type="string">
            <text:p>Bemerkenswert</text:p>
          </table:table-cell>
          <table:table-cell office:value-type="string">
            <text:p>ist</text:p>
          </table:table-cell>
          <table:table-cell office:value-type="string">
            <text:p>in</text:p>
          </table:table-cell>
          <table:table-cell office:value-type="string">
            <text:p>dieser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säubern</text:p>
          </table:table-cell>
          <table:table-cell office:value-type="string">
            <text:p>In</text:p>
          </table:table-cell>
          <table:table-cell office:value-type="string">
            <text:p>die</text:p>
          </table:table-cell>
          <table:table-cell office:value-type="string">
            <text:p>nördliche</text:p>
          </table:table-cell>
          <table:table-cell office:value-type="string">
            <text:p>sandte</text:p>
          </table:table-cell>
          <table:table-cell office:value-type="string">
            <text:p>das</text:p>
          </table:table-cell>
          <table:table-cell office:value-type="string">
            <text:p>folgende</text:p>
          </table:table-cell>
          <table:table-cell office:value-type="string">
            <text:p>Jahr</text:p>
          </table:table-cell>
          <table:table-cell office:value-type="float" office:value="602">
            <text:p>602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außer</text:p>
          </table:table-cell>
          <table:table-cell office:value-type="string">
            <text:p>beträchtlichen</text:p>
          </table:table-cell>
          <table:table-cell office:value-type="string">
            <text:p>Verstärkungen</text:p>
          </table:table-cell>
          <table:table-cell office:value-type="string">
            <text:p>einen</text:p>
          </table:table-cell>
          <table:table-cell office:value-type="string">
            <text:p>andern</text:p>
          </table:table-cell>
          <table:table-cell office:value-type="string">
            <text:p>Oberfeldherrn</text:p>
          </table:table-cell>
          <table:table-cell office:value-type="string">
            <text:p>an</text:p>
          </table:table-cell>
          <table:table-cell office:value-type="string">
            <text:p>der</text:p>
          </table:table-cell>
          <table:table-cell office:value-type="string">
            <text:p>Stelle</text:p>
          </table:table-cell>
          <table:table-cell office:value-type="string">
            <text:p>des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er</text:p>
          </table:table-cell>
          <table:table-cell office:value-type="string">
            <text:p>Hauptstadt</text:p>
          </table:table-cell>
          <table:table-cell office:value-type="string">
            <text:p>froh</text:p>
          </table:table-cell>
          <table:table-cell office:value-type="string">
            <text:p>des</text:p>
          </table:table-cell>
          <table:table-cell office:value-type="string">
            <text:p>lästigen</text:p>
          </table:table-cell>
          <table:table-cell office:value-type="string">
            <text:p>Krieges</text:p>
          </table:table-cell>
          <table:table-cell office:value-type="string">
            <text:p>entledigt</text:p>
          </table:table-cell>
          <table:table-cell office:value-type="string">
            <text:p>zu</text:p>
          </table:table-cell>
          <table:table-cell office:value-type="string">
            <text:p>sein</text:p>
          </table:table-cell>
          <table:table-cell office:value-type="string">
            <text:p>und</text:p>
          </table:table-cell>
          <table:table-cell office:value-type="string">
            <text:p>Senat</text:p>
          </table:table-cell>
          <table:table-cell office:value-type="string">
            <text:p>und</text:p>
          </table:table-cell>
          <table:table-cell office:value-type="string">
            <text:p>Volk</text:p>
          </table:table-cell>
          <table:table-cell office:value-type="string">
            <text:p>gaben</text:p>
          </table:table-cell>
          <table:table-cell office:value-type="string">
            <text:p>dem</text:p>
          </table:table-cell>
          <table:table-cell office:value-type="string">
            <text:p>Vertrage</text:p>
          </table:table-cell>
          <table:table-cell office:value-type="string">
            <text:p>die</text:p>
          </table:table-cell>
          <table:table-cell office:value-type="string">
            <text:p>Ratifikation</text:p>
          </table:table-cell>
          <table:table-cell office:value-type="string">
            <text:p>Allein</text:p>
          </table:table-cell>
          <table:table-cell office:value-type="string">
            <text:p>des</text:p>
          </table:table-cell>
          <table:table-cell office:value-type="string">
            <text:p>Servilianus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Servilius</text:p>
          </table:table-cell>
          <table:table-cell office:value-type="string">
            <text:p>Caepio</text:p>
          </table:table-cell>
          <table:table-cell office:value-type="string">
            <text:p>war</text:p>
          </table:table-cell>
          <table:table-cell office:value-type="string">
            <text:p>mit</text:p>
          </table:table-cell>
          <table:table-cell office:value-type="string">
            <text:p>dieser</text:p>
          </table:table-cell>
          <table:table-cell office:value-type="string">
            <text:p>Nachgiebigkeit</text:p>
          </table:table-cell>
          <table:table-cell office:value-type="string">
            <text:p>wenig</text:p>
          </table:table-cell>
          <table:table-cell office:value-type="string">
            <text:p>zufrieden</text:p>
          </table:table-cell>
          <table:table-cell office:value-type="string">
            <text:p>und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schwach</text:p>
          </table:table-cell>
          <table:table-cell office:value-type="string">
            <text:p>genug</text:p>
          </table:table-cell>
          <table:table-cell office:value-type="string">
            <text:p>anfangs</text:p>
          </table:table-cell>
          <table:table-cell office:value-type="string">
            <text:p>den</text:p>
          </table:table-cell>
          <table:table-cell office:value-type="string">
            <text:p>Konsul</text:p>
          </table:table-cell>
          <table:table-cell office:value-type="string">
            <text:p>zu</text:p>
          </table:table-cell>
          <table:table-cell office:value-type="string">
            <text:p>heimlichen</text:p>
          </table:table-cell>
          <table:table-cell office:value-type="string">
            <text:p>Machinationen</text:p>
          </table:table-cell>
          <table:table-cell office:value-type="string">
            <text:p>gegen</text:p>
          </table:table-cell>
          <table:table-cell office:value-type="string">
            <text:p>d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zu</text:p>
          </table:table-cell>
          <table:table-cell office:value-type="string">
            <text:p>stellen</text:p>
          </table:table-cell>
          <table:table-cell office:value-type="string">
            <text:p>Die</text:p>
          </table:table-cell>
          <table:table-cell office:value-type="string">
            <text:p>Sache</text:p>
          </table:table-cell>
          <table:table-cell office:value-type="string">
            <text:p>ging</text:p>
          </table:table-cell>
          <table:table-cell office:value-type="string">
            <text:p>zur</text:p>
          </table:table-cell>
          <table:table-cell office:value-type="string">
            <text:p>rechtlichen</text:p>
          </table:table-cell>
          <table:table-cell office:value-type="string">
            <text:p>Entscheidung</text:p>
          </table:table-cell>
          <table:table-cell office:value-type="string">
            <text:p>a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nach</text:p>
          </table:table-cell>
          <table:table-cell office:value-type="string">
            <text:p>Rom</text:p>
          </table:table-cell>
          <table:table-cell office:value-type="string">
            <text:p>während</text:p>
          </table:table-cell>
          <table:table-cell office:value-type="string">
            <text:p>dort</text:p>
          </table:table-cell>
          <table:table-cell office:value-type="string">
            <text:p>darüber</text:p>
          </table:table-cell>
          <table:table-cell office:value-type="string">
            <text:p>verhandelt</text:p>
          </table:table-cell>
          <table:table-cell office:value-type="string">
            <text:p>ward</text:p>
          </table:table-cell>
          <table:table-cell office:value-type="string">
            <text:p>ruhte</text:p>
          </table:table-cell>
          <table:table-cell office:value-type="string">
            <text:p>vor</text:p>
          </table:table-cell>
          <table:table-cell office:value-type="string">
            <text:p>Numantia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Streifzug</text:p>
          </table:table-cell>
          <table:table-cell office:value-type="string">
            <text:p>gegen</text:p>
          </table:table-cell>
          <table:table-cell office:value-type="string">
            <text:p>die</text:p>
          </table:table-cell>
          <table:table-cell office:value-type="string">
            <text:p>den</text:p>
          </table:table-cell>
          <table:table-cell office:value-type="string">
            <text:p>Numantinern</text:p>
          </table:table-cell>
          <table:table-cell office:value-type="string">
            <text:p>benachbarten</text:p>
          </table:table-cell>
          <table:table-cell office:value-type="string">
            <text:p>Lusonen</text:p>
          </table:table-cell>
          <table:table-cell office:value-type="string">
            <text:p>Als</text:p>
          </table:table-cell>
          <table:table-cell office:value-type="string">
            <text:p>endlich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Entscheidung</text:p>
          </table:table-cell>
          <table:table-cell office:value-type="string">
            <text:p>kam</text:p>
          </table:table-cell>
          <table:table-cell office:value-type="string">
            <text:p>lautete</text:p>
          </table:table-cell>
          <table:table-cell office:value-type="string">
            <text:p>sie</text:p>
          </table:table-cell>
          <table:table-cell office:value-type="string">
            <text:p>auf</text:p>
          </table:table-cell>
          <table:table-cell office:value-type="string">
            <text:p>Fortsetzung</text:p>
          </table:table-cell>
          <table:table-cell office:value-type="string">
            <text:p>des</text:p>
          </table:table-cell>
          <table:table-cell office:value-type="string">
            <text:p>Krieges</text:p>
          </table:table-cell>
          <table:table-cell office:value-type="string">
            <text:p>ma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billigen</text:p>
          </table:table-cell>
          <table:table-cell office:value-type="string">
            <text:p>von</text:p>
          </table:table-cell>
          <table:table-cell office:value-type="string">
            <text:p>allen</text:p>
          </table:table-cell>
          <table:table-cell office:value-type="string">
            <text:p>Stabsoffizieren</text:p>
          </table:table-cell>
          <table:table-cell office:value-type="string">
            <text:p>beschworenen</text:p>
          </table:table-cell>
          <table:table-cell office:value-type="string">
            <text:p>Friedensvertrag</text:p>
          </table:table-cell>
          <table:table-cell office:value-type="string">
            <text:p>genügen</text:p>
          </table:table-cell>
          <table:table-cell office:value-type="string">
            <text:p>ließen</text:p>
          </table:table-cell>
          <table:table-cell office:value-type="string">
            <text:p>Allei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rief</text:p>
          </table:table-cell>
          <table:table-cell office:value-type="string">
            <text:p>nicht</text:p>
          </table:table-cell>
          <table:table-cell office:value-type="string">
            <text:p>bloß</text:p>
          </table:table-cell>
          <table:table-cell office:value-type="string">
            <text:p>den</text:p>
          </table:table-cell>
          <table:table-cell office:value-type="string">
            <text:p>Feldherrn</text:p>
          </table:table-cell>
          <table:table-cell office:value-type="string">
            <text:p>sofort</text:p>
          </table:table-cell>
          <table:table-cell office:value-type="string">
            <text:p>zurück</text:p>
          </table:table-cell>
          <table:table-cell office:value-type="string">
            <text:p>sondern</text:p>
          </table:table-cell>
          <table:table-cell office:value-type="string">
            <text:p>ließ</text:p>
          </table:table-cell>
          <table:table-cell office:value-type="string">
            <text:p>auch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materiellen</text:p>
          </table:table-cell>
          <table:table-cell office:value-type="string">
            <text:p>Überlegenheit</text:p>
          </table:table-cell>
          <table:table-cell office:value-type="string">
            <text:p>die</text:p>
          </table:table-cell>
          <table:table-cell office:value-type="string">
            <text:p>Beherrschten</text:p>
          </table:table-cell>
          <table:table-cell office:value-type="string">
            <text:p>zur</text:p>
          </table:table-cell>
          <table:table-cell office:value-type="string">
            <text:p>Resignation</text:p>
          </table:table-cell>
          <table:table-cell office:value-type="string">
            <text:p>zu</text:p>
          </table:table-cell>
          <table:table-cell office:value-type="string">
            <text:p>nötigen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</text:p>
          </table:table-cell>
          <table:table-cell office:value-type="string">
            <text:p>tat</text:p>
          </table:table-cell>
          <table:table-cell office:value-type="string">
            <text:p>keines</text:p>
          </table:table-cell>
          <table:table-cell office:value-type="string">
            <text:p>von</text:p>
          </table:table-cell>
          <table:table-cell office:value-type="string">
            <text:p>beidem</text:p>
          </table:table-cell>
          <table:table-cell office:value-type="string">
            <text:p>Von</text:p>
          </table:table-cell>
          <table:table-cell office:value-type="string">
            <text:p>allen</text:p>
          </table:table-cell>
          <table:table-cell office:value-type="string">
            <text:p>Seiten</text:p>
          </table:table-cell>
          <table:table-cell office:value-type="string">
            <text:p>angerufen</text:p>
          </table:table-cell>
          <table:table-cell office:value-type="string">
            <text:p>und</text:p>
          </table:table-cell>
          <table:table-cell office:value-type="string">
            <text:p>bestürmt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von</text:p>
          </table:table-cell>
          <table:table-cell office:value-type="string">
            <text:p>beidem</text:p>
          </table:table-cell>
          <table:table-cell office:value-type="string">
            <text:p>Von</text:p>
          </table:table-cell>
          <table:table-cell office:value-type="string">
            <text:p>allen</text:p>
          </table:table-cell>
          <table:table-cell office:value-type="string">
            <text:p>Seiten</text:p>
          </table:table-cell>
          <table:table-cell office:value-type="string">
            <text:p>angerufen</text:p>
          </table:table-cell>
          <table:table-cell office:value-type="string">
            <text:p>und</text:p>
          </table:table-cell>
          <table:table-cell office:value-type="string">
            <text:p>bestürmt</text:p>
          </table:table-cell>
          <table:table-cell office:value-type="string">
            <text:p>griff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beständig</text:p>
          </table:table-cell>
          <table:table-cell office:value-type="string">
            <text:p>ein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Gang</text:p>
          </table:table-cell>
          <table:table-cell office:value-type="string">
            <text:p>der</text:p>
          </table:table-cell>
          <table:table-cell office:value-type="string">
            <text:p>afrikanischen</text:p>
          </table:table-cell>
          <table:table-cell office:value-type="string">
            <text:p>hellenischen</text:p>
          </table:table-cell>
          <table:table-cell office:value-type="string">
            <text:p>asiatischen</text:p>
          </table:table-cell>
          <table:table-cell office:value-type="string">
            <text:p>ägyptisch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es</text:p>
          </table:table-cell>
          <table:table-cell office:value-type="string">
            <text:p>Senats</text:p>
          </table:table-cell>
          <table:table-cell office:value-type="string">
            <text:p>verfahren</text:p>
          </table:table-cell>
          <table:table-cell office:value-type="string">
            <text:p>Es</text:p>
          </table:table-cell>
          <table:table-cell office:value-type="string">
            <text:p>konnte</text:p>
          </table:table-cell>
          <table:table-cell office:value-type="string">
            <text:p>geschehen</text:p>
          </table:table-cell>
          <table:table-cell office:value-type="string">
            <text:p>daß</text:p>
          </table:table-cell>
          <table:table-cell office:value-type="string">
            <text:p>Kypros</text:p>
          </table:table-cell>
          <table:table-cell office:value-type="string">
            <text:p>welches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em</text:p>
          </table:table-cell>
          <table:table-cell office:value-type="string">
            <text:p>Kyrenäischen</text:p>
          </table:table-cell>
          <table:table-cell office:value-type="string">
            <text:p>Reich</text:p>
          </table:table-cell>
          <table:table-cell office:value-type="string">
            <text:p>zugeschieden</text:p>
          </table:table-cell>
          <table:table-cell office:value-type="string">
            <text:p>hatte</text:p>
          </table:table-cell>
          <table:table-cell office:value-type="string">
            <text:p>nichtsdestoweniger</text:p>
          </table:table-cell>
          <table:table-cell office:value-type="string">
            <text:p>bei</text:p>
          </table:table-cell>
          <table:table-cell office:value-type="string">
            <text:p>Ägypten</text:p>
          </table:table-cell>
          <table:table-cell office:value-type="string">
            <text:p>blieb</text:p>
          </table:table-cell>
          <table:table-cell office:value-type="string">
            <text:p>daß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zu</text:p>
          </table:table-cell>
          <table:table-cell office:value-type="string">
            <text:p>widerstehen</text:p>
          </table:table-cell>
          <table:table-cell office:value-type="string">
            <text:p>aber</text:p>
          </table:table-cell>
          <table:table-cell office:value-type="string">
            <text:p>sie</text:p>
          </table:table-cell>
          <table:table-cell office:value-type="string">
            <text:p>wußten</text:p>
          </table:table-cell>
          <table:table-cell office:value-type="string">
            <text:p>nicht</text:p>
          </table:table-cell>
          <table:table-cell office:value-type="string">
            <text:p>minder</text:p>
          </table:table-cell>
          <table:table-cell office:value-type="string">
            <text:p>wie</text:p>
          </table:table-cell>
          <table:table-cell office:value-type="string">
            <text:p>wenig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geneigt</text:p>
          </table:table-cell>
          <table:table-cell office:value-type="string">
            <text:p>war</text:p>
          </table:table-cell>
          <table:table-cell office:value-type="string">
            <text:p>den</text:p>
          </table:table-cell>
          <table:table-cell office:value-type="string">
            <text:p>Bürgern</text:p>
          </table:table-cell>
          <table:table-cell office:value-type="string">
            <text:p>Marschbefehl</text:p>
          </table:table-cell>
          <table:table-cell office:value-type="string">
            <text:p>nach</text:p>
          </table:table-cell>
          <table:table-cell office:value-type="string">
            <text:p>dem</text:p>
          </table:table-cell>
          <table:table-cell office:value-type="string">
            <text:p>Euphrat</text:p>
          </table:table-cell>
          <table:table-cell office:value-type="string">
            <text:p>oder</text:p>
          </table:table-cell>
          <table:table-cell office:value-type="string">
            <text:p>dem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administrativen</text:p>
          </table:table-cell>
          <table:table-cell office:value-type="string">
            <text:p>Reform</text:p>
          </table:table-cell>
          <table:table-cell office:value-type="string">
            <text:p>nicht</text:p>
          </table:table-cell>
          <table:table-cell office:value-type="string">
            <text:p>wohl</text:p>
          </table:table-cell>
          <table:table-cell office:value-type="string">
            <text:p>es</text:p>
          </table:table-cell>
          <table:table-cell office:value-type="string">
            <text:p>fragte</text:p>
          </table:table-cell>
          <table:table-cell office:value-type="string">
            <text:p>sich</text:p>
          </table:table-cell>
          <table:table-cell office:value-type="string">
            <text:p>nur</text:p>
          </table:table-cell>
          <table:table-cell office:value-type="string">
            <text:p>ob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ieselbe</text:p>
          </table:table-cell>
          <table:table-cell office:value-type="string">
            <text:p>verzögern</text:p>
          </table:table-cell>
          <table:table-cell office:value-type="string">
            <text:p>und</text:p>
          </table:table-cell>
          <table:table-cell office:value-type="string">
            <text:p>verkümmern</text:p>
          </table:table-cell>
          <table:table-cell office:value-type="string">
            <text:p>oder</text:p>
          </table:table-cell>
          <table:table-cell office:value-type="string">
            <text:p>ob</text:p>
          </table:table-cell>
          <table:table-cell office:value-type="string">
            <text:p>er</text:p>
          </table:table-cell>
          <table:table-cell office:value-type="string">
            <text:p>den</text:p>
          </table:table-cell>
          <table:table-cell office:value-type="string">
            <text:p>Mut</text:p>
          </table:table-cell>
          <table:table-cell office:value-type="string">
            <text:p>und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alte</text:p>
          </table:table-cell>
          <table:table-cell office:value-type="string">
            <text:p>Marcus</text:p>
          </table:table-cell>
          <table:table-cell office:value-type="string">
            <text:p>Cato</text:p>
          </table:table-cell>
          <table:table-cell office:value-type="string">
            <text:p>gewesen</text:p>
          </table:table-cell>
          <table:table-cell office:value-type="string">
            <text:p>damals</text:p>
          </table:table-cell>
          <table:table-cell office:value-type="string">
            <text:p>vielleicht</text:p>
          </table:table-cell>
          <table:table-cell office:value-type="string">
            <text:p>der</text:p>
          </table:table-cell>
          <table:table-cell office:value-type="string">
            <text:p>einflußreichste</text:p>
          </table:table-cell>
          <table:table-cell office:value-type="string">
            <text:p>Mann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und</text:p>
          </table:table-cell>
          <table:table-cell office:value-type="string">
            <text:p>als</text:p>
          </table:table-cell>
          <table:table-cell office:value-type="string">
            <text:p>Veteran</text:p>
          </table:table-cell>
          <table:table-cell office:value-type="string">
            <text:p>aus</text:p>
          </table:table-cell>
          <table:table-cell office:value-type="string">
            <text:p>dem</text:p>
          </table:table-cell>
          <table:table-cell office:value-type="string">
            <text:p>Hannibalischen</text:p>
          </table:table-cell>
          <table:table-cell office:value-type="string">
            <text:p>Kriege</text:p>
          </table:table-cell>
          <table:table-cell office:value-type="string">
            <text:p>noch</text:p>
          </table:table-cell>
          <table:table-cell office:value-type="string">
            <text:p>von</text:p>
          </table:table-cell>
          <table:table-cell office:value-type="string">
            <text:p>dem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sei</text:p>
          </table:table-cell>
          <table:table-cell office:value-type="string">
            <text:p>und</text:p>
          </table:table-cell>
          <table:table-cell office:value-type="string">
            <text:p>entwickelte</text:p>
          </table:table-cell>
          <table:table-cell office:value-type="string">
            <text:p>nach</text:p>
          </table:table-cell>
          <table:table-cell office:value-type="string">
            <text:p>seiner</text:p>
          </table:table-cell>
          <table:table-cell office:value-type="string">
            <text:p>Heimkehr</text:p>
          </table:table-cell>
          <table:table-cell office:value-type="string">
            <text:p>diese</text:p>
          </table:table-cell>
          <table:table-cell office:value-type="string">
            <text:p>Ansicht</text:p>
          </table:table-cell>
          <table:table-cell office:value-type="string">
            <text:p>sofort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Dort</text:p>
          </table:table-cell>
          <table:table-cell office:value-type="string">
            <text:p>widersetzten</text:p>
          </table:table-cell>
          <table:table-cell office:value-type="string">
            <text:p>die</text:p>
          </table:table-cell>
          <table:table-cell office:value-type="string">
            <text:p>freier</text:p>
          </table:table-cell>
          <table:table-cell office:value-type="string">
            <text:p>blickenden</text:p>
          </table:table-cell>
          <table:table-cell office:value-type="string">
            <text:p>Männer</text:p>
          </table:table-cell>
          <table:table-cell office:value-type="string">
            <text:p>der</text:p>
          </table:table-cell>
          <table:table-cell office:value-type="string">
            <text:p>Aristokratie</text:p>
          </table:table-cell>
          <table:table-cell office:value-type="string">
            <text:p>namentlich</text:p>
          </table:table-cell>
          <table:table-cell office:value-type="string">
            <text:p>Scipio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in</text:p>
          </table:table-cell>
          <table:table-cell office:value-type="string">
            <text:p>Karthago</text:p>
          </table:table-cell>
          <table:table-cell office:value-type="string">
            <text:p>in</text:p>
          </table:table-cell>
          <table:table-cell office:value-type="string">
            <text:p>der</text:p>
          </table:table-cell>
          <table:table-cell office:value-type="string">
            <text:p>Tat</text:p>
          </table:table-cell>
          <table:table-cell office:value-type="string">
            <text:p>gerüstet</text:p>
          </table:table-cell>
          <table:table-cell office:value-type="string">
            <text:p>werde</text:p>
          </table:table-cell>
          <table:table-cell office:value-type="float" office:value="602">
            <text:p>602</text:p>
          </table:table-cell>
          <table:table-cell office:value-type="string">
            <text:p>verwarf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zwar</text:p>
          </table:table-cell>
          <table:table-cell office:value-type="string">
            <text:p>die</text:p>
          </table:table-cell>
          <table:table-cell office:value-type="string">
            <text:p>unbedingte</text:p>
          </table:table-cell>
          <table:table-cell office:value-type="string">
            <text:p>Kriegserklärung</text:p>
          </table:table-cell>
          <table:table-cell office:value-type="string">
            <text:p>die</text:p>
          </table:table-cell>
          <table:table-cell office:value-type="string">
            <text:p>Cato</text:p>
          </table:table-cell>
          <table:table-cell office:value-type="string">
            <text:p>begehrte</text:p>
          </table:table-cell>
          <table:table-cell office:value-type="string">
            <text:p>beschloß</text:p>
          </table:table-cell>
          <table:table-cell office:value-type="string">
            <text:p>aber</text:p>
          </table:table-cell>
          <table:table-cell office:value-type="string">
            <text:p>i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begnügt</text:p>
          </table:table-cell>
          <table:table-cell office:value-type="string">
            <text:p>hatten</text:p>
          </table:table-cell>
          <table:table-cell office:value-type="string">
            <text:p>die</text:p>
          </table:table-cell>
          <table:table-cell office:value-type="string">
            <text:p>Hinrichtung</text:p>
          </table:table-cell>
          <table:table-cell office:value-type="string">
            <text:p>ihrer</text:p>
          </table:table-cell>
          <table:table-cell office:value-type="string">
            <text:p>angesehensten</text:p>
          </table:table-cell>
          <table:table-cell office:value-type="string">
            <text:p>Männer</text:p>
          </table:table-cell>
          <table:table-cell office:value-type="string">
            <text:p>unverlangt</text:p>
          </table:table-cell>
          <table:table-cell office:value-type="string">
            <text:p>anzuordne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erklärte</text:p>
          </table:table-cell>
          <table:table-cell office:value-type="string">
            <text:p>daß</text:p>
          </table:table-cell>
          <table:table-cell office:value-type="string">
            <text:p>die</text:p>
          </table:table-cell>
          <table:table-cell office:value-type="string">
            <text:p>Entschuldigung</text:p>
          </table:table-cell>
          <table:table-cell office:value-type="string">
            <text:p>der</text:p>
          </table:table-cell>
          <table:table-cell office:value-type="string">
            <text:p>Karthager</text:p>
          </table:table-cell>
          <table:table-cell office:value-type="string">
            <text:p>unzureichend</text:p>
          </table:table-cell>
          <table:table-cell office:value-type="string">
            <text:p>befunden</text:p>
          </table:table-cell>
          <table:table-cell office:value-type="string">
            <text:p>sei</text:p>
          </table:table-cell>
          <table:table-cell office:value-type="string">
            <text:p>auf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noch</text:p>
          </table:table-cell>
          <table:table-cell office:value-type="string">
            <text:p>jetzt</text:p>
          </table:table-cell>
          <table:table-cell office:value-type="string">
            <text:p>den</text:p>
          </table:table-cell>
          <table:table-cell office:value-type="string">
            <text:p>Sturm</text:p>
          </table:table-cell>
          <table:table-cell office:value-type="string">
            <text:p>durch</text:p>
          </table:table-cell>
          <table:table-cell office:value-type="string">
            <text:p>vollständige</text:p>
          </table:table-cell>
          <table:table-cell office:value-type="string">
            <text:p>Unterwerfung</text:p>
          </table:table-cell>
          <table:table-cell office:value-type="string">
            <text:p>zu</text:p>
          </table:table-cell>
          <table:table-cell office:value-type="string">
            <text:p>beschwöre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beschied</text:p>
          </table:table-cell>
          <table:table-cell office:value-type="string">
            <text:p>sie</text:p>
          </table:table-cell>
          <table:table-cell office:value-type="string">
            <text:p>daß</text:p>
          </table:table-cell>
          <table:table-cell office:value-type="string">
            <text:p>Rom</text:p>
          </table:table-cell>
          <table:table-cell office:value-type="string">
            <text:p>bereit</text:p>
          </table:table-cell>
          <table:table-cell office:value-type="string">
            <text:p>sei</text:p>
          </table:table-cell>
          <table:table-cell office:value-type="string">
            <text:p>der</text:p>
          </table:table-cell>
          <table:table-cell office:value-type="string">
            <text:p>karthagischen</text:p>
          </table:table-cell>
          <table:table-cell office:value-type="string">
            <text:p>Gemeinde</text:p>
          </table:table-cell>
          <table:table-cell office:value-type="string">
            <text:p>ihr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Afrika</text:p>
          </table:table-cell>
          <table:table-cell office:value-type="string">
            <text:p>zu</text:p>
          </table:table-cell>
          <table:table-cell office:value-type="string">
            <text:p>sistieren</text:p>
          </table:table-cell>
          <table:table-cell office:value-type="string">
            <text:p>zeigte</text:p>
          </table:table-cell>
          <table:table-cell office:value-type="string">
            <text:p>sehr</text:p>
          </table:table-cell>
          <table:table-cell office:value-type="string">
            <text:p>deutlich</text:p>
          </table:table-cell>
          <table:table-cell office:value-type="string">
            <text:p>was</text:p>
          </table:table-cell>
          <table:table-cell office:value-type="string">
            <text:p>man</text:p>
          </table:table-cell>
          <table:table-cell office:value-type="string">
            <text:p>beabsichtigt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verfuhr</text:p>
          </table:table-cell>
          <table:table-cell office:value-type="string">
            <text:p>mit</text:p>
          </table:table-cell>
          <table:table-cell office:value-type="string">
            <text:p>furchtbarer</text:p>
          </table:table-cell>
          <table:table-cell office:value-type="string">
            <text:p>Härte</text:p>
          </table:table-cell>
          <table:table-cell office:value-type="string">
            <text:p>aber</text:p>
          </table:table-cell>
          <table:table-cell office:value-type="string">
            <text:p>den</text:p>
          </table:table-cell>
          <table:table-cell office:value-type="string">
            <text:p>Anschein</text:p>
          </table:table-cell>
          <table:table-cell office:value-type="string">
            <text:p>der</text:p>
          </table:table-cell>
          <table:table-cell office:value-type="string">
            <text:p>Nachgiebigkeit</text:p>
          </table:table-cell>
          <table:table-cell office:value-type="string">
            <text:p>gab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Censorinus</text:p>
          </table:table-cell>
          <table:table-cell office:value-type="string">
            <text:p>und</text:p>
          </table:table-cell>
          <table:table-cell office:value-type="string">
            <text:p>eröffnete</text:p>
          </table:table-cell>
          <table:table-cell office:value-type="string">
            <text:p>dem</text:p>
          </table:table-cell>
          <table:table-cell office:value-type="string">
            <text:p>Rat</text:p>
          </table:table-cell>
          <table:table-cell office:value-type="string">
            <text:p>daß</text:p>
          </table:table-cell>
          <table:table-cell office:value-type="string">
            <text:p>in</text:p>
          </table:table-cell>
          <table:table-cell office:value-type="string">
            <text:p>Gemäßheit</text:p>
          </table:table-cell>
          <table:table-cell office:value-type="string">
            <text:p>der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erlassenen</text:p>
          </table:table-cell>
          <table:table-cell office:value-type="string">
            <text:p>Instruktion</text:p>
          </table:table-cell>
          <table:table-cell office:value-type="string">
            <text:p>die</text:p>
          </table:table-cell>
          <table:table-cell office:value-type="string">
            <text:p>bisherige</text:p>
          </table:table-cell>
          <table:table-cell office:value-type="string">
            <text:p>Stadt</text:p>
          </table:table-cell>
          <table:table-cell office:value-type="string">
            <text:p>zerstört</text:p>
          </table:table-cell>
          <table:table-cell office:value-type="string">
            <text:p>werden</text:p>
          </table:table-cell>
          <table:table-cell office:value-type="string">
            <text:p>müsse</text:p>
          </table:table-cell>
          <table:table-cell office:value-type="string">
            <text:p>den</text:p>
          </table:table-cell>
          <table:table-cell office:value-type="string">
            <text:p>Bewohner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wenigstens</text:p>
          </table:table-cell>
          <table:table-cell office:value-type="string">
            <text:p>richtete</text:p>
          </table:table-cell>
          <table:table-cell office:value-type="string">
            <text:p>er</text:p>
          </table:table-cell>
          <table:table-cell office:value-type="string">
            <text:p>deswegen</text:p>
          </table:table-cell>
          <table:table-cell office:value-type="string">
            <text:p>noch</text:p>
          </table:table-cell>
          <table:table-cell office:value-type="string">
            <text:p>eine</text:p>
          </table:table-cell>
          <table:table-cell office:value-type="string">
            <text:p>besondere</text:p>
          </table:table-cell>
          <table:table-cell office:value-type="string">
            <text:p>Anfrage</text:p>
          </table:table-cell>
          <table:table-cell office:value-type="string">
            <text:p>a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Scipio</text:p>
          </table:table-cell>
          <table:table-cell office:value-type="string">
            <text:p>Nasica</text:p>
          </table:table-cell>
          <table:table-cell office:value-type="string">
            <text:p>versuchte</text:p>
          </table:table-cell>
          <table:table-cell office:value-type="string">
            <text:p>noch</text:p>
          </table:table-cell>
          <table:table-cell office:value-type="string">
            <text:p>einmal</text:p>
          </table:table-cell>
          <table:table-cell office:value-type="string">
            <text:p>die</text:p>
          </table:table-cell>
          <table:table-cell office:value-type="string">
            <text:p>Forderungen</text:p>
          </table:table-cell>
          <table:table-cell office:value-type="string">
            <text:p>der</text:p>
          </table:table-cell>
          <table:table-cell office:value-type="string">
            <text:p>Vernunft</text:p>
          </table:table-cell>
          <table:table-cell office:value-type="string">
            <text:p>und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und</text:p>
          </table:table-cell>
          <table:table-cell office:value-type="string">
            <text:p>der</text:p>
          </table:table-cell>
          <table:table-cell office:value-type="string">
            <text:p>Ehre</text:p>
          </table:table-cell>
          <table:table-cell office:value-type="string">
            <text:p>geltend</text:p>
          </table:table-cell>
          <table:table-cell office:value-type="string">
            <text:p>zu</text:p>
          </table:table-cell>
          <table:table-cell office:value-type="string">
            <text:p>machen</text:p>
          </table:table-cell>
          <table:table-cell office:value-type="string">
            <text:p>es</text:p>
          </table:table-cell>
          <table:table-cell office:value-type="string">
            <text:p>war</text:p>
          </table:table-cell>
          <table:table-cell office:value-type="string">
            <text:p>vergebens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befahl</text:p>
          </table:table-cell>
          <table:table-cell office:value-type="string">
            <text:p>dem</text:p>
          </table:table-cell>
          <table:table-cell office:value-type="string">
            <text:p>Feldherrn</text:p>
          </table:table-cell>
          <table:table-cell office:value-type="string">
            <text:p>die</text:p>
          </table:table-cell>
          <table:table-cell office:value-type="string">
            <text:p>Stadt</text:p>
          </table:table-cell>
          <table:table-cell office:value-type="string">
            <text:p>Karthago</text:p>
          </table:table-cell>
          <table:table-cell office:value-type="string">
            <text:p>und</text:p>
          </table:table-cell>
          <table:table-cell office:value-type="string">
            <text:p>die</text:p>
          </table:table-cell>
          <table:table-cell office:value-type="string">
            <text:p>Außenstadt</text:p>
          </table:table-cell>
          <table:table-cell office:value-type="string">
            <text:p>Magalia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zu</text:p>
          </table:table-cell>
          <table:table-cell office:value-type="string">
            <text:p>erhalten</text:p>
          </table:table-cell>
          <table:table-cell office:value-type="string">
            <text:p>ward</text:p>
          </table:table-cell>
          <table:table-cell office:value-type="string">
            <text:p>für</text:p>
          </table:table-cell>
          <table:table-cell office:value-type="string">
            <text:p>immer</text:p>
          </table:table-cell>
          <table:table-cell office:value-type="string">
            <text:p>vereitelt</text:p>
          </table:table-cell>
          <table:table-cell office:value-type="string">
            <text:p>dafür</text:p>
          </table:table-cell>
          <table:table-cell office:value-type="string">
            <text:p>verehrte</text:p>
          </table:table-cell>
          <table:table-cell office:value-type="string">
            <text:p>ihne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karthagischen</text:p>
          </table:table-cell>
          <table:table-cell office:value-type="string">
            <text:p>Büchersammlungen</text:p>
          </table:table-cell>
          <table:table-cell office:value-type="string">
            <text:p>Die</text:p>
          </table:table-cell>
          <table:table-cell office:value-type="string">
            <text:p>karthagische</text:p>
          </table:table-cell>
          <table:table-cell office:value-type="string">
            <text:p>Landschaft</text:p>
          </table:table-cell>
          <table:table-cell office:value-type="string">
            <text:p>wie</text:p>
          </table:table-cell>
          <table:table-cell office:value-type="string">
            <text:p>die</text:p>
          </table:table-cell>
          <table:table-cell office:value-type="string">
            <text:p>Stadt</text:p>
          </table:table-cell>
          <table:table-cell office:value-type="string">
            <text:p>sie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eines</text:p>
          </table:table-cell>
          <table:table-cell office:value-type="string">
            <text:p>gewissen</text:p>
          </table:table-cell>
          <table:table-cell office:value-type="string">
            <text:p>Damasippos</text:p>
          </table:table-cell>
          <table:table-cell office:value-type="string">
            <text:p>ermordet</text:p>
          </table:table-cell>
          <table:table-cell office:value-type="string">
            <text:p>wurde</text:p>
          </table:table-cell>
          <table:table-cell office:value-type="string">
            <text:p>Weder</text:p>
          </table:table-cell>
          <table:table-cell office:value-type="string">
            <text:p>die</text:p>
          </table:table-cell>
          <table:table-cell office:value-type="string">
            <text:p>Kommissionen</text:p>
          </table:table-cell>
          <table:table-cell office:value-type="string">
            <text:p>di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abordnete</text:p>
          </table:table-cell>
          <table:table-cell office:value-type="float" office:value="590">
            <text:p>590</text:p>
          </table:table-cell>
          <table:table-cell office:value-type="string">
            <text:p>noch</text:p>
          </table:table-cell>
          <table:table-cell office:value-type="string">
            <text:p>die</text:p>
          </table:table-cell>
          <table:table-cell office:value-type="string">
            <text:p>nach</text:p>
          </table:table-cell>
          <table:table-cell office:value-type="string">
            <text:p>griechischer</text:p>
          </table:table-cell>
          <table:table-cell office:value-type="string">
            <text:p>Sitte</text:p>
          </table:table-cell>
          <table:table-cell office:value-type="string">
            <text:p>von</text:p>
          </table:table-cell>
          <table:table-cell office:value-type="string">
            <text:p>den</text:p>
          </table:table-cell>
          <table:table-cell office:value-type="string">
            <text:p>Makedonier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machen</text:p>
          </table:table-cell>
          <table:table-cell office:value-type="string">
            <text:p>den</text:p>
          </table:table-cell>
          <table:table-cell office:value-type="string">
            <text:p>Prätendenten</text:p>
          </table:table-cell>
          <table:table-cell office:value-type="string">
            <text:p>festnahm</text:p>
          </table:table-cell>
          <table:table-cell office:value-type="string">
            <text:p>und</text:p>
          </table:table-cell>
          <table:table-cell office:value-type="string">
            <text:p>den</text:p>
          </table:table-cell>
          <table:table-cell office:value-type="string">
            <text:p>Römern</text:p>
          </table:table-cell>
          <table:table-cell office:value-type="string">
            <text:p>zuschickte</text:p>
          </table:table-cell>
          <table:table-cell office:value-type="string">
            <text:p>Indes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achtete</text:p>
          </table:table-cell>
          <table:table-cell office:value-type="string">
            <text:p>des</text:p>
          </table:table-cell>
          <table:table-cell office:value-type="string">
            <text:p>Menschen</text:p>
          </table:table-cell>
          <table:table-cell office:value-type="string">
            <text:p>so</text:p>
          </table:table-cell>
          <table:table-cell office:value-type="string">
            <text:p>wenig</text:p>
          </table:table-cell>
          <table:table-cell office:value-type="string">
            <text:p>daß</text:p>
          </table:table-cell>
          <table:table-cell office:value-type="string">
            <text:p>er</text:p>
          </table:table-cell>
          <table:table-cell office:value-type="string">
            <text:p>ihn</text:p>
          </table:table-cell>
          <table:table-cell office:value-type="string">
            <text:p>in</text:p>
          </table:table-cell>
          <table:table-cell office:value-type="string">
            <text:p>einer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ernste</text:p>
          </table:table-cell>
          <table:table-cell office:value-type="string">
            <text:p>Wort</text:p>
          </table:table-cell>
          <table:table-cell office:value-type="string">
            <text:p>dem</text:p>
          </table:table-cell>
          <table:table-cell office:value-type="string">
            <text:p>törichten</text:p>
          </table:table-cell>
          <table:table-cell office:value-type="string">
            <text:p>Beginnen</text:p>
          </table:table-cell>
          <table:table-cell office:value-type="string">
            <text:p>ein</text:p>
          </table:table-cell>
          <table:table-cell office:value-type="string">
            <text:p>Ende</text:p>
          </table:table-cell>
          <table:table-cell office:value-type="string">
            <text:p>machen</text:p>
          </table:table-cell>
          <table:table-cell office:value-type="string">
            <text:p>werde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ohne</text:p>
          </table:table-cell>
          <table:table-cell office:value-type="string">
            <text:p>Soldaten</text:p>
          </table:table-cell>
          <table:table-cell office:value-type="string">
            <text:p>nach</text:p>
          </table:table-cell>
          <table:table-cell office:value-type="string">
            <text:p>Makedonien</text:p>
          </table:table-cell>
          <table:table-cell office:value-type="string">
            <text:p>gesandt</text:p>
          </table:table-cell>
          <table:table-cell office:value-type="string">
            <text:p>worden</text:p>
          </table:table-cell>
          <table:table-cell office:value-type="string">
            <text:p>war</text:p>
          </table:table-cell>
          <table:table-cell office:value-type="string">
            <text:p>mußte</text:p>
          </table:table-cell>
          <table:table-cell office:value-type="string">
            <text:p>die</text:p>
          </table:table-cell>
          <table:table-cell office:value-type="string">
            <text:p>achäische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alten</text:p>
          </table:table-cell>
          <table:table-cell office:value-type="string">
            <text:p>Erinnerungen</text:p>
          </table:table-cell>
          <table:table-cell office:value-type="string">
            <text:p>und</text:p>
          </table:table-cell>
          <table:table-cell office:value-type="string">
            <text:p>die</text:p>
          </table:table-cell>
          <table:table-cell office:value-type="string">
            <text:p>alten</text:p>
          </table:table-cell>
          <table:table-cell office:value-type="string">
            <text:p>Gegensätze</text:p>
          </table:table-cell>
          <table:table-cell office:value-type="string">
            <text:p>verblaßt</text:p>
          </table:table-cell>
          <table:table-cell office:value-type="string">
            <text:p>waren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</text:p>
          </table:table-cell>
          <table:table-cell office:value-type="string">
            <text:p>meinte</text:p>
          </table:table-cell>
          <table:table-cell office:value-type="string">
            <text:p>die</text:p>
          </table:table-cell>
          <table:table-cell office:value-type="string">
            <text:p>Zeit</text:p>
          </table:table-cell>
          <table:table-cell office:value-type="string">
            <text:p>des</text:p>
          </table:table-cell>
          <table:table-cell office:value-type="string">
            <text:p>allgemeinen</text:p>
          </table:table-cell>
          <table:table-cell office:value-type="string">
            <text:p>Vergebens</text:p>
          </table:table-cell>
          <table:table-cell office:value-type="string">
            <text:p>und</text:p>
          </table:table-cell>
          <table:table-cell office:value-type="string">
            <text:p>Vergessens</text:p>
          </table:table-cell>
          <table:table-cell office:value-type="string">
            <text:p>gekommen</text:p>
          </table:table-cell>
          <table:table-cell office:value-type="string">
            <text:p>und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ward</text:p>
          </table:table-cell>
          <table:table-cell office:value-type="string">
            <text:p>verließen</text:p>
          </table:table-cell>
          <table:table-cell office:value-type="string">
            <text:p>die</text:p>
          </table:table-cell>
          <table:table-cell office:value-type="string">
            <text:p>Stadt</text:p>
          </table:table-cell>
          <table:table-cell office:value-type="string">
            <text:p>um</text:p>
          </table:table-cell>
          <table:table-cell office:value-type="string">
            <text:p>als</text:p>
          </table:table-cell>
          <table:table-cell office:value-type="string">
            <text:p>Kläger</text:p>
          </table:table-cell>
          <table:table-cell office:value-type="string">
            <text:p>vor</text:p>
          </table:table-cell>
          <table:table-cell office:value-type="string">
            <text:p>dem</text:p>
          </table:table-cell>
          <table:table-cell office:value-type="string">
            <text:p>römischen</text:p>
          </table:table-cell>
          <table:table-cell office:value-type="string">
            <text:p>Senat</text:p>
          </table:table-cell>
          <table:table-cell office:value-type="string">
            <text:p>aufzutrete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antwortete</text:p>
          </table:table-cell>
          <table:table-cell office:value-type="string">
            <text:p>wie</text:p>
          </table:table-cell>
          <table:table-cell office:value-type="string">
            <text:p>gewöhnlich</text:p>
          </table:table-cell>
          <table:table-cell office:value-type="string">
            <text:p>daß</text:p>
          </table:table-cell>
          <table:table-cell office:value-type="string">
            <text:p>er</text:p>
          </table:table-cell>
          <table:table-cell office:value-type="string">
            <text:p>eine</text:p>
          </table:table-cell>
          <table:table-cell office:value-type="string">
            <text:p>Kommissio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Stadt</text:p>
          </table:table-cell>
          <table:table-cell office:value-type="string">
            <text:p>um</text:p>
          </table:table-cell>
          <table:table-cell office:value-type="string">
            <text:p>als</text:p>
          </table:table-cell>
          <table:table-cell office:value-type="string">
            <text:p>Kläger</text:p>
          </table:table-cell>
          <table:table-cell office:value-type="string">
            <text:p>vor</text:p>
          </table:table-cell>
          <table:table-cell office:value-type="string">
            <text:p>dem</text:p>
          </table:table-cell>
          <table:table-cell office:value-type="string">
            <text:p>römischen</text:p>
          </table:table-cell>
          <table:table-cell office:value-type="string">
            <text:p>Senat</text:p>
          </table:table-cell>
          <table:table-cell office:value-type="string">
            <text:p>aufzutrete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antwortete</text:p>
          </table:table-cell>
          <table:table-cell office:value-type="string">
            <text:p>wie</text:p>
          </table:table-cell>
          <table:table-cell office:value-type="string">
            <text:p>gewöhnlich</text:p>
          </table:table-cell>
          <table:table-cell office:value-type="string">
            <text:p>daß</text:p>
          </table:table-cell>
          <table:table-cell office:value-type="string">
            <text:p>er</text:p>
          </table:table-cell>
          <table:table-cell office:value-type="string">
            <text:p>eine</text:p>
          </table:table-cell>
          <table:table-cell office:value-type="string">
            <text:p>Kommission</text:p>
          </table:table-cell>
          <table:table-cell office:value-type="string">
            <text:p>zur</text:p>
          </table:table-cell>
          <table:table-cell office:value-type="string">
            <text:p>Untersuchung</text:p>
          </table:table-cell>
          <table:table-cell office:value-type="string">
            <text:p>der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in</text:p>
          </table:table-cell>
          <table:table-cell office:value-type="string">
            <text:p>Achaia</text:p>
          </table:table-cell>
          <table:table-cell office:value-type="string">
            <text:p>wie</text:p>
          </table:table-cell>
          <table:table-cell office:value-type="string">
            <text:p>in</text:p>
          </table:table-cell>
          <table:table-cell office:value-type="string">
            <text:p>Sparta</text:p>
          </table:table-cell>
          <table:table-cell office:value-type="string">
            <text:p>und</text:p>
          </table:table-cell>
          <table:table-cell office:value-type="string">
            <text:p>beide</text:p>
          </table:table-cell>
          <table:table-cell office:value-type="string">
            <text:p>falsch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zu</text:p>
          </table:table-cell>
          <table:table-cell office:value-type="string">
            <text:p>ihren</text:p>
          </table:table-cell>
          <table:table-cell office:value-type="string">
            <text:p>Gunsten</text:p>
          </table:table-cell>
          <table:table-cell office:value-type="string">
            <text:p>entschieden</text:p>
          </table:table-cell>
          <table:table-cell office:value-type="string">
            <text:p>habe</text:p>
          </table:table-cell>
          <table:table-cell office:value-type="string">
            <text:p>Die</text:p>
          </table:table-cell>
          <table:table-cell office:value-type="string">
            <text:p>Achäer</text:p>
          </table:table-cell>
          <table:table-cell office:value-type="string">
            <text:p>die</text:p>
          </table:table-cell>
          <table:table-cell office:value-type="string">
            <text:p>wegen</text:p>
          </table:table-cell>
          <table:table-cell office:value-type="string">
            <text:p>der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kehrten</text:p>
          </table:table-cell>
          <table:table-cell office:value-type="string">
            <text:p>dieselben</text:p>
          </table:table-cell>
          <table:table-cell office:value-type="string">
            <text:p>heim</text:p>
          </table:table-cell>
          <table:table-cell office:value-type="string">
            <text:p>und</text:p>
          </table:table-cell>
          <table:table-cell office:value-type="string">
            <text:p>führten</text:p>
          </table:table-cell>
          <table:table-cell office:value-type="string">
            <text:p>bittere</text:p>
          </table:table-cell>
          <table:table-cell office:value-type="string">
            <text:p>selbst</text:p>
          </table:table-cell>
          <table:table-cell office:value-type="string">
            <text:p>übertriebene</text:p>
          </table:table-cell>
          <table:table-cell office:value-type="string">
            <text:p>Beschwerde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dennoch</text:p>
          </table:table-cell>
          <table:table-cell office:value-type="string">
            <text:p>beschränkte</text:p>
          </table:table-cell>
          <table:table-cell office:value-type="string">
            <text:p>sich</text:p>
          </table:table-cell>
          <table:table-cell office:value-type="string">
            <text:p>dieser</text:p>
          </table:table-cell>
          <table:table-cell office:value-type="string">
            <text:p>mit</text:p>
          </table:table-cell>
          <table:table-cell office:value-type="string">
            <text:p>derselben</text:p>
          </table:table-cell>
          <table:table-cell office:value-type="string">
            <text:p>Mäßigung</text:p>
          </table:table-cell>
          <table:table-cell office:value-type="string">
            <text:p>die</text:p>
          </table:table-cell>
          <table:table-cell office:value-type="string">
            <text:p>all</text:p>
          </table:table-cell>
          <table:table-cell office:value-type="string">
            <text:p>seine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zum</text:p>
          </table:table-cell>
          <table:table-cell office:value-type="string">
            <text:p>Gehorsam</text:p>
          </table:table-cell>
          <table:table-cell office:value-type="string">
            <text:p>zu</text:p>
          </table:table-cell>
          <table:table-cell office:value-type="string">
            <text:p>bringen</text:p>
          </table:table-cell>
          <table:table-cell office:value-type="string">
            <text:p>Der</text:p>
          </table:table-cell>
          <table:table-cell office:value-type="string">
            <text:p>Konsul</text:p>
          </table:table-cell>
          <table:table-cell office:value-type="string">
            <text:p>Lucius</text:p>
          </table:table-cell>
          <table:table-cell office:value-type="string">
            <text:p>Mummius</text:p>
          </table:table-cell>
          <table:table-cell office:value-type="string">
            <text:p>de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nach</text:p>
          </table:table-cell>
          <table:table-cell office:value-type="string">
            <text:p>Griechenland</text:p>
          </table:table-cell>
          <table:table-cell office:value-type="string">
            <text:p>zu</text:p>
          </table:table-cell>
          <table:table-cell office:value-type="string">
            <text:p>senden</text:p>
          </table:table-cell>
          <table:table-cell office:value-type="string">
            <text:p>beschlossen</text:p>
          </table:table-cell>
          <table:table-cell office:value-type="string">
            <text:p>hatte</text:p>
          </table:table-cell>
          <table:table-cell office:value-type="string">
            <text:p>war</text:p>
          </table:table-cell>
          <table:table-cell office:value-type="string">
            <text:p>noch</text:p>
          </table:table-cell>
          <table:table-cell office:value-type="string">
            <text:p>nicht</text:p>
          </table:table-cell>
          <table:table-cell office:value-type="string">
            <text:p>eingetroff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eingeflößt</text:p>
          </table:table-cell>
          <table:table-cell office:value-type="string">
            <text:p>es</text:p>
          </table:table-cell>
          <table:table-cell office:value-type="string">
            <text:p>ist</text:p>
          </table:table-cell>
          <table:table-cell office:value-type="string">
            <text:p>schon</text:p>
          </table:table-cell>
          <table:table-cell office:value-type="string">
            <text:p>erzählt</text:p>
          </table:table-cell>
          <table:table-cell office:value-type="string">
            <text:p>worden</text:p>
          </table:table-cell>
          <table:table-cell office:value-type="string">
            <text:p>I</text:p>
          </table:table-cell>
          <table:table-cell office:value-type="float" office:value="773">
            <text:p>773</text:p>
          </table:table-cell>
          <table:table-cell office:value-type="string">
            <text:p>wi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arauf</text:p>
          </table:table-cell>
          <table:table-cell office:value-type="string">
            <text:p>bedacht</text:p>
          </table:table-cell>
          <table:table-cell office:value-type="string">
            <text:p>war</text:p>
          </table:table-cell>
          <table:table-cell office:value-type="string">
            <text:p>nach</text:p>
          </table:table-cell>
          <table:table-cell office:value-type="string">
            <text:p>dem</text:p>
          </table:table-cell>
          <table:table-cell office:value-type="string">
            <text:p>dritten</text:p>
          </table:table-cell>
          <table:table-cell office:value-type="string">
            <text:p>Makedonischen</text:p>
          </table:table-cell>
          <table:table-cell office:value-type="string">
            <text:p>Krieg</text:p>
          </table:table-cell>
          <table:table-cell office:value-type="string">
            <text:p>diesen</text:p>
          </table:table-cell>
          <table:table-cell office:value-type="string">
            <text:p>Bundesgenoss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tüchtig</text:p>
          </table:table-cell>
          <table:table-cell office:value-type="string">
            <text:p>fügsam</text:p>
          </table:table-cell>
          <table:table-cell office:value-type="string">
            <text:p>ein</text:p>
          </table:table-cell>
          <table:table-cell office:value-type="string">
            <text:p>echter</text:p>
          </table:table-cell>
          <table:table-cell office:value-type="string">
            <text:p>Attalide</text:p>
          </table:table-cell>
          <table:table-cell office:value-type="string">
            <text:p>verstand</text:p>
          </table:table-cell>
          <table:table-cell office:value-type="string">
            <text:p>er</text:p>
          </table:table-cell>
          <table:table-cell office:value-type="string">
            <text:p>es</text:p>
          </table:table-cell>
          <table:table-cell office:value-type="string">
            <text:p>den</text:p>
          </table:table-cell>
          <table:table-cell office:value-type="string">
            <text:p>argwöhnischen</text:p>
          </table:table-cell>
          <table:table-cell office:value-type="string">
            <text:p>Senat</text:p>
          </table:table-cell>
          <table:table-cell office:value-type="string">
            <text:p>von</text:p>
          </table:table-cell>
          <table:table-cell office:value-type="string">
            <text:p>der</text:p>
          </table:table-cell>
          <table:table-cell office:value-type="string">
            <text:p>Nichtigkeit</text:p>
          </table:table-cell>
          <table:table-cell office:value-type="string">
            <text:p>der</text:p>
          </table:table-cell>
          <table:table-cell office:value-type="string">
            <text:p>früher</text:p>
          </table:table-cell>
          <table:table-cell office:value-type="string">
            <text:p>gehegten</text:p>
          </table:table-cell>
          <table:table-cell office:value-type="string">
            <text:p>Besorgnisse</text:p>
          </table:table-cell>
          <table:table-cell office:value-type="string">
            <text:p>zu</text:p>
          </table:table-cell>
          <table:table-cell office:value-type="string">
            <text:p>überzeugen</text:p>
          </table:table-cell>
          <table:table-cell office:value-type="string">
            <text:p>Die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Ostgrenze</text:p>
          </table:table-cell>
          <table:table-cell office:value-type="string">
            <text:p>der</text:p>
          </table:table-cell>
          <table:table-cell office:value-type="string">
            <text:p>römischen</text:p>
          </table:table-cell>
          <table:table-cell office:value-type="string">
            <text:p>Klientel</text:p>
          </table:table-cell>
          <table:table-cell office:value-type="string">
            <text:p>bilden</text:p>
          </table:table-cell>
          <table:table-cell office:value-type="string">
            <text:p>solle</text:p>
          </table:table-cell>
          <table:table-cell office:value-type="string">
            <text:p>I</text:p>
          </table:table-cell>
          <table:table-cell office:value-type="float" office:value="743">
            <text:p>743</text:p>
          </table:table-cell>
          <table:table-cell office:value-type="string">
            <text:p>ward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nicht</text:p>
          </table:table-cell>
          <table:table-cell office:value-type="string">
            <text:p>eingehalten</text:p>
          </table:table-cell>
          <table:table-cell office:value-type="string">
            <text:p>und</text:p>
          </table:table-cell>
          <table:table-cell office:value-type="string">
            <text:p>trug</text:p>
          </table:table-cell>
          <table:table-cell office:value-type="string">
            <text:p>auch</text:p>
          </table:table-cell>
          <table:table-cell office:value-type="string">
            <text:p>die</text:p>
          </table:table-cell>
          <table:table-cell office:value-type="string">
            <text:p>Unhaltbarkeit</text:p>
          </table:table-cell>
          <table:table-cell office:value-type="string">
            <text:p>in</text:p>
          </table:table-cell>
          <table:table-cell office:value-type="string">
            <text:p>sich</text:p>
          </table:table-cell>
          <table:table-cell office:value-type="string">
            <text:p>selber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zu</text:p>
          </table:table-cell>
          <table:table-cell office:value-type="string">
            <text:p>erwirken</text:p>
          </table:table-cell>
          <table:table-cell office:value-type="string">
            <text:p>persönlich</text:p>
          </table:table-cell>
          <table:table-cell office:value-type="string">
            <text:p>in</text:p>
          </table:table-cell>
          <table:table-cell office:value-type="string">
            <text:p>Rom</text:p>
          </table:table-cell>
          <table:table-cell office:value-type="string">
            <text:p>erschienen</text:p>
          </table:table-cell>
          <table:table-cell office:value-type="string">
            <text:p>Beide</text:p>
          </table:table-cell>
          <table:table-cell office:value-type="string">
            <text:p>Angelegenheiten</text:p>
          </table:table-cell>
          <table:table-cell office:value-type="string">
            <text:p>ordnet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lediglich</text:p>
          </table:table-cell>
          <table:table-cell office:value-type="string">
            <text:p>auf</text:p>
          </table:table-cell>
          <table:table-cell office:value-type="string">
            <text:p>diplomatischem</text:p>
          </table:table-cell>
          <table:table-cell office:value-type="string">
            <text:p>Wege</text:p>
          </table:table-cell>
          <table:table-cell office:value-type="string">
            <text:p>und</text:p>
          </table:table-cell>
          <table:table-cell office:value-type="string">
            <text:p>wesentlich</text:p>
          </table:table-cell>
          <table:table-cell office:value-type="string">
            <text:p>nach</text:p>
          </table:table-cell>
          <table:table-cell office:value-type="string">
            <text:p>Maßgabe</text:p>
          </table:table-cell>
          <table:table-cell office:value-type="string">
            <text:p>des</text:p>
          </table:table-cell>
          <table:table-cell office:value-type="string">
            <text:p>römisch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über</text:p>
          </table:table-cell>
          <table:table-cell office:value-type="string">
            <text:p>den</text:p>
          </table:table-cell>
          <table:table-cell office:value-type="string">
            <text:p>königlichen</text:p>
          </table:table-cell>
          <table:table-cell office:value-type="string">
            <text:p>Knaben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or</text:p>
          </table:table-cell>
          <table:table-cell office:value-type="string">
            <text:p>Gnaeus</text:p>
          </table:table-cell>
          <table:table-cell office:value-type="string">
            <text:p>Octavius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beauftragt</text:p>
          </table:table-cell>
          <table:table-cell office:value-type="string">
            <text:p>welcher</text:p>
          </table:table-cell>
          <table:table-cell office:value-type="string">
            <text:p>wie</text:p>
          </table:table-cell>
          <table:table-cell office:value-type="string">
            <text:p>begreiflich</text:p>
          </table:table-cell>
          <table:table-cell office:value-type="string">
            <text:p>durchaus</text:p>
          </table:table-cell>
          <table:table-cell office:value-type="string">
            <text:p>im</text:p>
          </table:table-cell>
          <table:table-cell office:value-type="string">
            <text:p>römischen</text:p>
          </table:table-cell>
          <table:table-cell office:value-type="string">
            <text:p>Interesse</text:p>
          </table:table-cell>
          <table:table-cell office:value-type="string">
            <text:p>regierte</text:p>
          </table:table-cell>
          <table:table-cell office:value-type="string">
            <text:p>die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war</text:p>
          </table:table-cell>
          <table:table-cell office:value-type="string">
            <text:p>für</text:p>
          </table:table-cell>
          <table:table-cell office:value-type="string">
            <text:p>lange</text:p>
          </table:table-cell>
          <table:table-cell office:value-type="string">
            <text:p>Zeit</text:p>
          </table:table-cell>
          <table:table-cell office:value-type="string">
            <text:p>das</text:p>
          </table:table-cell>
          <table:table-cell office:value-type="string">
            <text:p>letzte</text:p>
          </table:table-cell>
          <table:table-cell office:value-type="string">
            <text:p>Mal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Angelegenheiten</text:p>
          </table:table-cell>
          <table:table-cell office:value-type="string">
            <text:p>des</text:p>
          </table:table-cell>
          <table:table-cell office:value-type="string">
            <text:p>Ostens</text:p>
          </table:table-cell>
          <table:table-cell office:value-type="string">
            <text:p>mit</text:p>
          </table:table-cell>
          <table:table-cell office:value-type="string">
            <text:p>derjenigen</text:p>
          </table:table-cell>
          <table:table-cell office:value-type="string">
            <text:p>Tüchtigkeit</text:p>
          </table:table-cell>
          <table:table-cell office:value-type="string">
            <text:p>und</text:p>
          </table:table-cell>
          <table:table-cell office:value-type="string">
            <text:p>Tatkraft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und</text:p>
          </table:table-cell>
          <table:table-cell office:value-type="string">
            <text:p>bemächtigte</text:p>
          </table:table-cell>
          <table:table-cell office:value-type="string">
            <text:p>sich</text:p>
          </table:table-cell>
          <table:table-cell office:value-type="string">
            <text:p>unter</text:p>
          </table:table-cell>
          <table:table-cell office:value-type="string">
            <text:p>dem</text:p>
          </table:table-cell>
          <table:table-cell office:value-type="string">
            <text:p>dreisten</text:p>
          </table:table-cell>
          <table:table-cell office:value-type="string">
            <text:p>Vorgeben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</text:p>
          </table:table-cell>
          <table:table-cell office:value-type="string">
            <text:p>ihn</text:p>
          </table:table-cell>
          <table:table-cell office:value-type="string">
            <text:p>dazu</text:p>
          </table:table-cell>
          <table:table-cell office:value-type="string">
            <text:p>bevollmächtigt</text:p>
          </table:table-cell>
          <table:table-cell office:value-type="string">
            <text:p>habe</text:p>
          </table:table-cell>
          <table:table-cell office:value-type="string">
            <text:p>nach</text:p>
          </table:table-cell>
          <table:table-cell office:value-type="string">
            <text:p>Beseitigung</text:p>
          </table:table-cell>
          <table:table-cell office:value-type="string">
            <text:p>des</text:p>
          </table:table-cell>
          <table:table-cell office:value-type="string">
            <text:p>königlichen</text:p>
          </table:table-cell>
          <table:table-cell office:value-type="string">
            <text:p>Knaben</text:p>
          </table:table-cell>
          <table:table-cell office:value-type="string">
            <text:p>der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Krieg</text:p>
          </table:table-cell>
          <table:table-cell office:value-type="string">
            <text:p>aus</text:p>
          </table:table-cell>
          <table:table-cell office:value-type="string">
            <text:p>über</text:p>
          </table:table-cell>
          <table:table-cell office:value-type="string">
            <text:p>den</text:p>
          </table:table-cell>
          <table:table-cell office:value-type="string">
            <text:p>Besitz</text:p>
          </table:table-cell>
          <table:table-cell office:value-type="string">
            <text:p>der</text:p>
          </table:table-cell>
          <table:table-cell office:value-type="string">
            <text:p>Insel</text:p>
          </table:table-cell>
          <table:table-cell office:value-type="string">
            <text:p>Kypros</text:p>
          </table:table-cell>
          <table:table-cell office:value-type="string">
            <text:p>welch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zuerst</text:p>
          </table:table-cell>
          <table:table-cell office:value-type="string">
            <text:p>dem</text:p>
          </table:table-cell>
          <table:table-cell office:value-type="string">
            <text:p>älteren</text:p>
          </table:table-cell>
          <table:table-cell office:value-type="string">
            <text:p>sodann</text:p>
          </table:table-cell>
          <table:table-cell office:value-type="string">
            <text:p>dem</text:p>
          </table:table-cell>
          <table:table-cell office:value-type="string">
            <text:p>jüngern</text:p>
          </table:table-cell>
          <table:table-cell office:value-type="string">
            <text:p>zugeschieden</text:p>
          </table:table-cell>
          <table:table-cell office:value-type="string">
            <text:p>hatte</text:p>
          </table:table-cell>
          <table:table-cell office:value-type="string">
            <text:p>und</text:p>
          </table:table-cell>
          <table:table-cell office:value-type="string">
            <text:p>im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ähnlicher</text:p>
          </table:table-cell>
          <table:table-cell office:value-type="string">
            <text:p>Weise</text:p>
          </table:table-cell>
          <table:table-cell office:value-type="string">
            <text:p>sich</text:p>
          </table:table-cell>
          <table:table-cell office:value-type="string">
            <text:p>an</text:p>
          </table:table-cell>
          <table:table-cell office:value-type="string">
            <text:p>römischen</text:p>
          </table:table-cell>
          <table:table-cell office:value-type="string">
            <text:p>Abgeordneten</text:p>
          </table:table-cell>
          <table:table-cell office:value-type="string">
            <text:p>vergriffen</text:p>
          </table:table-cell>
          <table:table-cell office:value-type="string">
            <text:p>hatte</text:p>
          </table:table-cell>
          <table:table-cell office:value-type="string">
            <text:p>der</text:p>
          </table:table-cell>
          <table:table-cell office:value-type="string">
            <text:p>damalige</text:p>
          </table:table-cell>
          <table:table-cell office:value-type="string">
            <text:p>Senat</text:p>
          </table:table-cell>
          <table:table-cell office:value-type="string">
            <text:p>dem</text:p>
          </table:table-cell>
          <table:table-cell office:value-type="string">
            <text:p>Ermordeten</text:p>
          </table:table-cell>
          <table:table-cell office:value-type="string">
            <text:p>auf</text:p>
          </table:table-cell>
          <table:table-cell office:value-type="string">
            <text:p>dem</text:p>
          </table:table-cell>
          <table:table-cell office:value-type="string">
            <text:p>Marktplatz</text:p>
          </table:table-cell>
          <table:table-cell office:value-type="string">
            <text:p>ein</text:p>
          </table:table-cell>
          <table:table-cell office:value-type="string">
            <text:p>Denkmal</text:p>
          </table:table-cell>
          <table:table-cell office:value-type="string">
            <text:p>errichtet</text:p>
          </table:table-cell>
          <table:table-cell office:value-type="string">
            <text:p>und</text:p>
          </table:table-cell>
          <table:table-cell office:value-type="string">
            <text:p>mit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mit</text:p>
          </table:table-cell>
          <table:table-cell office:value-type="string">
            <text:p>Heer</text:p>
          </table:table-cell>
          <table:table-cell office:value-type="string">
            <text:p>und</text:p>
          </table:table-cell>
          <table:table-cell office:value-type="string">
            <text:p>Flotte</text:p>
          </table:table-cell>
          <table:table-cell office:value-type="string">
            <text:p>die</text:p>
          </table:table-cell>
          <table:table-cell office:value-type="string">
            <text:p>Mörder</text:p>
          </table:table-cell>
          <table:table-cell office:value-type="string">
            <text:p>zur</text:p>
          </table:table-cell>
          <table:table-cell office:value-type="string">
            <text:p>Verantwortung</text:p>
          </table:table-cell>
          <table:table-cell office:value-type="string">
            <text:p>gezoge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ieser</text:p>
          </table:table-cell>
          <table:table-cell office:value-type="string">
            <text:p>Zeit</text:p>
          </table:table-cell>
          <table:table-cell office:value-type="string">
            <text:p>ließ</text:p>
          </table:table-cell>
          <table:table-cell office:value-type="string">
            <text:p>dem</text:p>
          </table:table-cell>
          <table:table-cell office:value-type="string">
            <text:p>Gnaeus</text:p>
          </table:table-cell>
          <table:table-cell office:value-type="string">
            <text:p>Octavius</text:p>
          </table:table-cell>
          <table:table-cell office:value-type="string">
            <text:p>gleichfalls</text:p>
          </table:table-cell>
          <table:table-cell office:value-type="string">
            <text:p>ein</text:p>
          </table:table-cell>
          <table:table-cell office:value-type="string">
            <text:p>Denkmal</text:p>
          </table:table-cell>
          <table:table-cell office:value-type="string">
            <text:p>setz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und</text:p>
          </table:table-cell>
          <table:table-cell office:value-type="string">
            <text:p>dadurch</text:p>
          </table:table-cell>
          <table:table-cell office:value-type="string">
            <text:p>das</text:p>
          </table:table-cell>
          <table:table-cell office:value-type="string">
            <text:p>geteilte</text:p>
          </table:table-cell>
          <table:table-cell office:value-type="string">
            <text:p>Reich</text:p>
          </table:table-cell>
          <table:table-cell office:value-type="string">
            <text:p>wiederum</text:p>
          </table:table-cell>
          <table:table-cell office:value-type="string">
            <text:p>vereinigt</text:p>
          </table:table-cell>
          <table:table-cell office:value-type="string">
            <text:p>ward</text:p>
          </table:table-cell>
          <table:table-cell office:value-type="string">
            <text:p>lie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auch</text:p>
          </table:table-cell>
          <table:table-cell office:value-type="string">
            <text:p>dies</text:p>
          </table:table-cell>
          <table:table-cell office:value-type="string">
            <text:p>ungehindert</text:p>
          </table:table-cell>
          <table:table-cell office:value-type="string">
            <text:p>geschehen</text:p>
          </table:table-cell>
          <table:table-cell office:value-type="string">
            <text:p>Nach</text:p>
          </table:table-cell>
          <table:table-cell office:value-type="string">
            <text:p>solchen</text:p>
          </table:table-cell>
          <table:table-cell office:value-type="string">
            <text:p>Vorgängen</text:p>
          </table:table-cell>
          <table:table-cell office:value-type="string">
            <text:p>war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Empörung</text:p>
          </table:table-cell>
          <table:table-cell office:value-type="string">
            <text:p>gedrängt</text:p>
          </table:table-cell>
          <table:table-cell office:value-type="string">
            <text:p>wurden</text:p>
          </table:table-cell>
          <table:table-cell office:value-type="string">
            <text:p>um</text:p>
          </table:table-cell>
          <table:table-cell office:value-type="float" office:value="587">
            <text:p>587</text:p>
          </table:table-cell>
          <table:table-cell office:value-type="string">
            <text:p>Die</text:p>
          </table:table-cell>
          <table:table-cell office:value-type="string">
            <text:p>Sache</text:p>
          </table:table-cell>
          <table:table-cell office:value-type="string">
            <text:p>kam</text:p>
          </table:table-cell>
          <table:table-cell office:value-type="string">
            <text:p>a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und</text:p>
          </table:table-cell>
          <table:table-cell office:value-type="string">
            <text:p>da</text:p>
          </table:table-cell>
          <table:table-cell office:value-type="string">
            <text:p>derselbe</text:p>
          </table:table-cell>
          <table:table-cell office:value-type="string">
            <text:p>ebendamals</text:p>
          </table:table-cell>
          <table:table-cell office:value-type="string">
            <text:p>teils</text:p>
          </table:table-cell>
          <table:table-cell office:value-type="string">
            <text:p>gegen</text:p>
          </table:table-cell>
          <table:table-cell office:value-type="string">
            <text:p>Demetrios</text:p>
          </table:table-cell>
          <table:table-cell office:value-type="string">
            <text:p>Soter</text:p>
          </table:table-cell>
          <table:table-cell office:value-type="string">
            <text:p>mit</text:p>
          </table:table-cell>
          <table:table-cell office:value-type="string">
            <text:p>gutem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Timarchos</text:p>
          </table:table-cell>
          <table:table-cell office:value-type="string">
            <text:p>sich</text:p>
          </table:table-cell>
          <table:table-cell office:value-type="string">
            <text:p>unabhängig</text:p>
          </table:table-cell>
          <table:table-cell office:value-type="string">
            <text:p>ja</text:p>
          </table:table-cell>
          <table:table-cell office:value-type="string">
            <text:p>der</text:p>
          </table:table-cell>
          <table:table-cell office:value-type="string">
            <text:p>letztere</text:p>
          </table:table-cell>
          <table:table-cell office:value-type="string">
            <text:p>ließ</text:p>
          </table:table-cell>
          <table:table-cell office:value-type="string">
            <text:p>sich</text:p>
          </table:table-cell>
          <table:table-cell office:value-type="string">
            <text:p>vom</text:p>
          </table:table-cell>
          <table:table-cell office:value-type="string">
            <text:p>römischen</text:p>
          </table:table-cell>
          <table:table-cell office:value-type="string">
            <text:p>Senat</text:p>
          </table:table-cell>
          <table:table-cell office:value-type="string">
            <text:p>seine</text:p>
          </table:table-cell>
          <table:table-cell office:value-type="string">
            <text:p>Unabhängigkeit</text:p>
          </table:table-cell>
          <table:table-cell office:value-type="string">
            <text:p>bestätigen</text:p>
          </table:table-cell>
          <table:table-cell office:value-type="string">
            <text:p>und</text:p>
          </table:table-cell>
          <table:table-cell office:value-type="string">
            <text:p>herrschte</text:p>
          </table:table-cell>
          <table:table-cell office:value-type="string">
            <text:p>gestützt</text:p>
          </table:table-cell>
          <table:table-cell office:value-type="string">
            <text:p>auf</text:p>
          </table:table-cell>
          <table:table-cell office:value-type="string">
            <text:p>das</text:p>
          </table:table-cell>
          <table:table-cell office:value-type="string">
            <text:p>verbündete</text:p>
          </table:table-cell>
          <table:table-cell office:value-type="string">
            <text:p>Armeni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seit</text:p>
          </table:table-cell>
          <table:table-cell office:value-type="string">
            <text:p>Jahrhunderten</text:p>
          </table:table-cell>
          <table:table-cell office:value-type="string">
            <text:p>verlassene</text:p>
          </table:table-cell>
          <table:table-cell office:value-type="string">
            <text:p>aber</text:p>
          </table:table-cell>
          <table:table-cell office:value-type="string">
            <text:p>noch</text:p>
          </table:table-cell>
          <table:table-cell office:value-type="string">
            <text:p>nicht</text:p>
          </table:table-cell>
          <table:table-cell office:value-type="string">
            <text:p>verwischte</text:p>
          </table:table-cell>
          <table:table-cell office:value-type="string">
            <text:p>Geleise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</text:p>
          </table:table-cell>
          <table:table-cell office:value-type="string">
            <text:p>opfert</text:p>
          </table:table-cell>
          <table:table-cell office:value-type="string">
            <text:p>das</text:p>
          </table:table-cell>
          <table:table-cell office:value-type="string">
            <text:p>erste</text:p>
          </table:table-cell>
          <table:table-cell office:value-type="string">
            <text:p>wesentliche</text:p>
          </table:table-cell>
          <table:table-cell office:value-type="string">
            <text:p>Ergebnis</text:p>
          </table:table-cell>
          <table:table-cell office:value-type="string">
            <text:p>der</text:p>
          </table:table-cell>
          <table:table-cell office:value-type="string">
            <text:p>Politik</text:p>
          </table:table-cell>
          <table:table-cell office:value-type="string">
            <text:p>Alexanders</text:p>
          </table:table-cell>
          <table:table-cell office:value-type="string">
            <text:p>und</text:p>
          </table:table-cell>
          <table:table-cell office:value-type="string">
            <text:p>leitet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Passivität</text:p>
          </table:table-cell>
          <table:table-cell office:value-type="string">
            <text:p>sich</text:p>
          </table:table-cell>
          <table:table-cell office:value-type="string">
            <text:p>beteiligten</text:p>
          </table:table-cell>
          <table:table-cell office:value-type="string">
            <text:p>Das</text:p>
          </table:table-cell>
          <table:table-cell office:value-type="string">
            <text:p>Übel</text:p>
          </table:table-cell>
          <table:table-cell office:value-type="string">
            <text:p>ward</text:p>
          </table:table-cell>
          <table:table-cell office:value-type="string">
            <text:p>so</text:p>
          </table:table-cell>
          <table:table-cell office:value-type="string">
            <text:p>ernsthaft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um</text:p>
          </table:table-cell>
          <table:table-cell office:value-type="float" office:value="611">
            <text:p>611</text:p>
          </table:table-cell>
          <table:table-cell office:value-type="string">
            <text:p>seinen</text:p>
          </table:table-cell>
          <table:table-cell office:value-type="string">
            <text:p>besten</text:p>
          </table:table-cell>
          <table:table-cell office:value-type="string">
            <text:p>Mann</text:p>
          </table:table-cell>
          <table:table-cell office:value-type="string">
            <text:p>Scipio</text:p>
          </table:table-cell>
          <table:table-cell office:value-type="string">
            <text:p>Aemilianns</text:p>
          </table:table-cell>
          <table:table-cell office:value-type="string">
            <text:p>nach</text:p>
          </table:table-cell>
          <table:table-cell office:value-type="string">
            <text:p>Alexandreia</text:p>
          </table:table-cell>
          <table:table-cell office:value-type="string">
            <text:p>und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Rom</text:p>
          </table:table-cell>
          <table:table-cell office:value-type="string">
            <text:p>Als</text:p>
          </table:table-cell>
          <table:table-cell office:value-type="string">
            <text:p>der</text:p>
          </table:table-cell>
          <table:table-cell office:value-type="string">
            <text:p>erste</text:p>
          </table:table-cell>
          <table:table-cell office:value-type="string">
            <text:p>der</text:p>
          </table:table-cell>
          <table:table-cell office:value-type="string">
            <text:p>mit</text:p>
          </table:table-cell>
          <table:table-cell office:value-type="string">
            <text:p>Erfolg</text:p>
          </table:table-cell>
          <table:table-cell office:value-type="string">
            <text:p>versuchte</text:p>
          </table:table-cell>
          <table:table-cell office:value-type="string">
            <text:p>den</text:p>
          </table:table-cell>
          <table:table-cell office:value-type="string">
            <text:p>römischen</text:p>
          </table:table-cell>
          <table:table-cell office:value-type="string">
            <text:p>Senat</text:p>
          </table:table-cell>
          <table:table-cell office:value-type="string">
            <text:p>zu</text:p>
          </table:table-cell>
          <table:table-cell office:value-type="string">
            <text:p>bestechen</text:p>
          </table:table-cell>
          <table:table-cell office:value-type="string">
            <text:p>wird</text:p>
          </table:table-cell>
          <table:table-cell office:value-type="string">
            <text:p>Timarchos</text:p>
          </table:table-cell>
          <table:table-cell office:value-type="string">
            <text:p>genannt</text:p>
          </table:table-cell>
          <table:table-cell office:value-type="string">
            <text:p>der</text:p>
          </table:table-cell>
          <table:table-cell office:value-type="string">
            <text:p>Gesandte</text:p>
          </table:table-cell>
          <table:table-cell office:value-type="string">
            <text:p>des</text:p>
          </table:table-cell>
          <table:table-cell office:value-type="string">
            <text:p>Königs</text:p>
          </table:table-cell>
          <table:table-cell office:value-type="string">
            <text:p>Antiochos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ihm</text:p>
          </table:table-cell>
          <table:table-cell office:value-type="string">
            <text:p>für</text:p>
          </table:table-cell>
          <table:table-cell office:value-type="string">
            <text:p>den</text:p>
          </table:table-cell>
          <table:table-cell office:value-type="string">
            <text:p>Numantinischen</text:p>
          </table:table-cell>
          <table:table-cell office:value-type="string">
            <text:p>Krieg</text:p>
          </table:table-cell>
          <table:table-cell office:value-type="string">
            <text:p>die</text:p>
          </table:table-cell>
          <table:table-cell office:value-type="string">
            <text:p>Aushebung</text:p>
          </table:table-cell>
          <table:table-cell office:value-type="string">
            <text:p>zu</text:p>
          </table:table-cell>
          <table:table-cell office:value-type="string">
            <text:p>gestatten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geradezu</text:p>
          </table:table-cell>
          <table:table-cell office:value-type="string">
            <text:p>abgeschlagen</text:p>
          </table:table-cell>
          <table:table-cell office:value-type="string">
            <text:p>ward</text:p>
          </table:table-cell>
          <table:table-cell office:value-type="string">
            <text:p>Schon</text:p>
          </table:table-cell>
          <table:table-cell office:value-type="string">
            <text:p>erinnern</text:p>
          </table:table-cell>
          <table:table-cell office:value-type="string">
            <text:p>denn</text:p>
          </table:table-cell>
          <table:table-cell office:value-type="string">
            <text:p>auch</text:p>
          </table:table-cell>
          <table:table-cell office:value-type="string">
            <text:p>die</text:p>
          </table:table-cell>
          <table:table-cell office:value-type="string">
            <text:p>römischen</text:p>
          </table:table-cell>
          <table:table-cell office:value-type="string">
            <text:p>Heere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eringen</text:p>
          </table:table-cell>
          <table:table-cell office:value-type="string">
            <text:p>ist</text:p>
          </table:table-cell>
          <table:table-cell office:value-type="string">
            <text:p>schwerer</text:p>
          </table:table-cell>
          <table:table-cell office:value-type="string">
            <text:p>noch</text:p>
          </table:table-cell>
          <table:table-cell office:value-type="string">
            <text:p>zu</text:p>
          </table:table-cell>
          <table:table-cell office:value-type="string">
            <text:p>bewahren</text:p>
          </table:table-cell>
          <table:table-cell office:value-type="string">
            <text:p>jenes</text:p>
          </table:table-cell>
          <table:table-cell office:value-type="string">
            <text:p>hatte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</text:p>
          </table:table-cell>
          <table:table-cell office:value-type="string">
            <text:p>vermocht</text:p>
          </table:table-cell>
          <table:table-cell office:value-type="string">
            <text:p>an</text:p>
          </table:table-cell>
          <table:table-cell office:value-type="string">
            <text:p>diesem</text:p>
          </table:table-cell>
          <table:table-cell office:value-type="string">
            <text:p>ist</text:p>
          </table:table-cell>
          <table:table-cell office:value-type="string">
            <text:p>er</text:p>
          </table:table-cell>
          <table:table-cell office:value-type="string">
            <text:p>gescheitert</text:p>
          </table:table-cell>
          <table:table-cell office:value-type="string">
            <text:p>Ein</text:p>
          </table:table-cell>
          <table:table-cell office:value-type="string">
            <text:p>volles</text:p>
          </table:table-cell>
          <table:table-cell office:value-type="string">
            <text:p>Menschenalter</text:p>
          </table:table-cell>
          <table:table-cell office:value-type="string">
            <text:p>nach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Grade</text:p>
          </table:table-cell>
          <table:table-cell office:value-type="string">
            <text:p>erfolgreich</text:p>
          </table:table-cell>
          <table:table-cell office:value-type="string">
            <text:p>Man</text:p>
          </table:table-cell>
          <table:table-cell office:value-type="string">
            <text:p>verbesserte</text:p>
          </table:table-cell>
          <table:table-cell office:value-type="string">
            <text:p>die</text:p>
          </table:table-cell>
          <table:table-cell office:value-type="string">
            <text:p>Rechtspflege</text:p>
          </table:table-cell>
          <table:table-cell office:value-type="string">
            <text:p>Die</text:p>
          </table:table-cell>
          <table:table-cell office:value-type="string">
            <text:p>Administrativjurisdiktion</text:p>
          </table:table-cell>
          <table:table-cell office:value-type="string">
            <text:p>wi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sie</text:p>
          </table:table-cell>
          <table:table-cell office:value-type="string">
            <text:p>entweder</text:p>
          </table:table-cell>
          <table:table-cell office:value-type="string">
            <text:p>selbst</text:p>
          </table:table-cell>
          <table:table-cell office:value-type="string">
            <text:p>oder</text:p>
          </table:table-cell>
          <table:table-cell office:value-type="string">
            <text:p>gelegentlich</text:p>
          </table:table-cell>
          <table:table-cell office:value-type="string">
            <text:p>durch</text:p>
          </table:table-cell>
          <table:table-cell office:value-type="string">
            <text:p>außerordentliche</text:p>
          </table:table-cell>
          <table:table-cell office:value-type="string">
            <text:p>Kommissionen</text:p>
          </table:table-cell>
          <table:table-cell office:value-type="string">
            <text:p>über</text:p>
          </table:table-cell>
          <table:table-cell office:value-type="string">
            <text:p>die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ie</text:p>
          </table:table-cell>
          <table:table-cell office:value-type="string">
            <text:p>Senatoren</text:p>
          </table:table-cell>
          <table:table-cell office:value-type="string">
            <text:p>durch</text:p>
          </table:table-cell>
          <table:table-cell office:value-type="string">
            <text:p>Volksbeschluß</text:p>
          </table:table-cell>
          <table:table-cell office:value-type="string">
            <text:p>angewiesen</text:p>
          </table:table-cell>
          <table:table-cell office:value-type="string">
            <text:p>bei</text:p>
          </table:table-cell>
          <table:table-cell office:value-type="string">
            <text:p>dem</text:p>
          </table:table-cell>
          <table:table-cell office:value-type="string">
            <text:p>Eintritt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ihr</text:p>
          </table:table-cell>
          <table:table-cell office:value-type="string">
            <text:p>Ritterpferd</text:p>
          </table:table-cell>
          <table:table-cell office:value-type="string">
            <text:p>abzugeben</text:p>
          </table:table-cell>
          <table:table-cell office:value-type="string">
            <text:p>und</text:p>
          </table:table-cell>
          <table:table-cell office:value-type="string">
            <text:p>also</text:p>
          </table:table-cell>
          <table:table-cell office:value-type="string">
            <text:p>auf</text:p>
          </table:table-cell>
          <table:table-cell office:value-type="string">
            <text:p>den</text:p>
          </table:table-cell>
          <table:table-cell office:value-type="string">
            <text:p>bevorzugten</text:p>
          </table:table-cell>
          <table:table-cell office:value-type="string">
            <text:p>Stimmplatz</text:p>
          </table:table-cell>
          <table:table-cell office:value-type="string">
            <text:p>i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waren</text:p>
          </table:table-cell>
          <table:table-cell office:value-type="string">
            <text:p>die</text:p>
          </table:table-cell>
          <table:table-cell office:value-type="string">
            <text:p>Ergebnisse</text:p>
          </table:table-cell>
          <table:table-cell office:value-type="string">
            <text:p>der</text:p>
          </table:table-cell>
          <table:table-cell office:value-type="string">
            <text:p>Sicherheitspolizei</text:p>
          </table:table-cell>
          <table:table-cell office:value-type="string">
            <text:p>wie</text:p>
          </table:table-cell>
          <table:table-cell office:value-type="string">
            <text:p>sie</text:p>
          </table:table-cell>
          <table:table-cell office:value-type="string">
            <text:p>von</text:p>
          </table:table-cell>
          <table:table-cell office:value-type="string">
            <text:p>dem</text:p>
          </table:table-cell>
          <table:table-cell office:value-type="string">
            <text:p>romischen</text:p>
          </table:table-cell>
          <table:table-cell office:value-type="string">
            <text:p>Senat</text:p>
          </table:table-cell>
          <table:table-cell office:value-type="string">
            <text:p>und</text:p>
          </table:table-cell>
          <table:table-cell office:value-type="string">
            <text:p>dessen</text:p>
          </table:table-cell>
          <table:table-cell office:value-type="string">
            <text:p>Beamten</text:p>
          </table:table-cell>
          <table:table-cell office:value-type="string">
            <text:p>in</text:p>
          </table:table-cell>
          <table:table-cell office:value-type="string">
            <text:p>Italien</text:p>
          </table:table-cell>
          <table:table-cell office:value-type="string">
            <text:p>und</text:p>
          </table:table-cell>
          <table:table-cell office:value-type="string">
            <text:p>den</text:p>
          </table:table-cell>
          <table:table-cell office:value-type="string">
            <text:p>Provinzen</text:p>
          </table:table-cell>
          <table:table-cell office:value-type="string">
            <text:p>gehandhabt</text:p>
          </table:table-cell>
          <table:table-cell office:value-type="string">
            <text:p>ward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übersetzt</text:p>
          </table:table-cell>
          <table:table-cell office:value-type="string">
            <text:p>das</text:p>
          </table:table-cell>
          <table:table-cell office:value-type="string">
            <text:p>erste</text:p>
          </table:table-cell>
          <table:table-cell office:value-type="string">
            <text:p>und</text:p>
          </table:table-cell>
          <table:table-cell office:value-type="string">
            <text:p>einzige</text:p>
          </table:table-cell>
          <table:table-cell office:value-type="string">
            <text:p>Beispiel</text:p>
          </table:table-cell>
          <table:table-cell office:value-type="string">
            <text:p>einer</text:p>
          </table:table-cell>
          <table:table-cell office:value-type="string">
            <text:p>von</text:p>
          </table:table-cell>
          <table:table-cell office:value-type="string">
            <text:p>dem</text:p>
          </table:table-cell>
          <table:table-cell office:value-type="string">
            <text:p>römischen</text:p>
          </table:table-cell>
          <table:table-cell office:value-type="string">
            <text:p>Senat</text:p>
          </table:table-cell>
          <table:table-cell office:value-type="string">
            <text:p>veranlaßten</text:p>
          </table:table-cell>
          <table:table-cell office:value-type="string">
            <text:p>literarischen</text:p>
          </table:table-cell>
          <table:table-cell office:value-type="string">
            <text:p>Unternehmung</text:p>
          </table:table-cell>
          <table:table-cell office:value-type="string">
            <text:p>Dieselbe</text:p>
          </table:table-cell>
          <table:table-cell office:value-type="string">
            <text:p>Tendenz</text:p>
          </table:table-cell>
          <table:table-cell office:value-type="string">
            <text:p>offenbart</text:p>
          </table:table-cell>
          <table:table-cell office:value-type="string">
            <text:p>sich</text:p>
          </table:table-cell>
          <table:table-cell office:value-type="string">
            <text:p>in</text:p>
          </table:table-cell>
          <table:table-cell office:value-type="string">
            <text:p>einer</text:p>
          </table:table-cell>
          <table:table-cell office:value-type="string">
            <text:p>wichtiger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ihm</text:p>
          </table:table-cell>
          <table:table-cell office:value-type="string">
            <text:p>freilich</text:p>
          </table:table-cell>
          <table:table-cell office:value-type="string">
            <text:p>nicht</text:p>
          </table:table-cell>
          <table:table-cell office:value-type="string">
            <text:p>wenig</text:p>
          </table:table-cell>
          <table:table-cell office:value-type="string">
            <text:p>verdacht</text:p>
          </table:table-cell>
          <table:table-cell office:value-type="string">
            <text:p>ward</text:p>
          </table:table-cell>
          <table:table-cell office:value-type="string">
            <text:p>von</text:p>
          </table:table-cell>
          <table:table-cell office:value-type="string">
            <text:p>denjenigen</text:p>
          </table:table-cell>
          <table:table-cell office:value-type="string">
            <text:p>Kollegen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auf</text:p>
          </table:table-cell>
          <table:table-cell office:value-type="string">
            <text:p>ihre</text:p>
          </table:table-cell>
          <table:table-cell office:value-type="string">
            <text:p>edle</text:p>
          </table:table-cell>
          <table:table-cell office:value-type="string">
            <text:p>Geburt</text:p>
          </table:table-cell>
          <table:table-cell office:value-type="string">
            <text:p>als</text:p>
          </table:table-cell>
          <table:table-cell office:value-type="string">
            <text:p>einzige</text:p>
          </table:table-cell>
          <table:table-cell office:value-type="string">
            <text:p>Auszeichnung</text:p>
          </table:table-cell>
          <table:table-cell office:value-type="string">
            <text:p>angewiesen</text:p>
          </table:table-cell>
          <table:table-cell office:value-type="string">
            <text:p>war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seiner</text:p>
          </table:table-cell>
          <table:table-cell office:value-type="string">
            <text:p>ädilicischen</text:p>
          </table:table-cell>
          <table:table-cell office:value-type="string">
            <text:p>Spiele</text:p>
          </table:table-cell>
          <table:table-cell office:value-type="string">
            <text:p>hatte</text:p>
          </table:table-cell>
          <table:table-cell office:value-type="string">
            <text:p>ihm</text:p>
          </table:table-cell>
          <table:table-cell office:value-type="string">
            <text:p>schweren</text:p>
          </table:table-cell>
          <table:table-cell office:value-type="string">
            <text:p>und</text:p>
          </table:table-cell>
          <table:table-cell office:value-type="string">
            <text:p>verdienten</text:p>
          </table:table-cell>
          <table:table-cell office:value-type="string">
            <text:p>Tadel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zugezogen</text:p>
          </table:table-cell>
          <table:table-cell office:value-type="string">
            <text:p>I</text:p>
          </table:table-cell>
          <table:table-cell office:value-type="float" office:value="806">
            <text:p>806</text:p>
          </table:table-cell>
          <table:table-cell office:value-type="string">
            <text:p>während</text:p>
          </table:table-cell>
          <table:table-cell office:value-type="string">
            <text:p>er</text:p>
          </table:table-cell>
          <table:table-cell office:value-type="string">
            <text:p>durch</text:p>
          </table:table-cell>
          <table:table-cell office:value-type="string">
            <text:p>sein</text:p>
          </table:table-cell>
          <table:table-cell office:value-type="string">
            <text:p>Einschreiten</text:p>
          </table:table-cell>
          <table:table-cell office:value-type="string">
            <text:p>in</text:p>
          </table:table-cell>
          <table:table-cell office:value-type="string">
            <text:p>dem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sich</text:p>
          </table:table-cell>
          <table:table-cell office:value-type="string">
            <text:p>aus</text:p>
          </table:table-cell>
          <table:table-cell office:value-type="string">
            <text:p>der</text:p>
          </table:table-cell>
          <table:table-cell office:value-type="string">
            <text:p>derzeitige</text:p>
          </table:table-cell>
          <table:table-cell office:value-type="string">
            <text:p>Oberpontifex</text:p>
          </table:table-cell>
          <table:table-cell office:value-type="string">
            <text:p>als</text:p>
          </table:table-cell>
          <table:table-cell office:value-type="string">
            <text:p>Mensch</text:p>
          </table:table-cell>
          <table:table-cell office:value-type="string">
            <text:p>und</text:p>
          </table:table-cell>
          <table:table-cell office:value-type="string">
            <text:p>Rechtsgelehrter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wie</text:p>
          </table:table-cell>
          <table:table-cell office:value-type="string">
            <text:p>in</text:p>
          </table:table-cell>
          <table:table-cell office:value-type="string">
            <text:p>der</text:p>
          </table:table-cell>
          <table:table-cell office:value-type="string">
            <text:p>Bürgerschaft</text:p>
          </table:table-cell>
          <table:table-cell office:value-type="string">
            <text:p>allgemein</text:p>
          </table:table-cell>
          <table:table-cell office:value-type="string">
            <text:p>verehrt</text:p>
          </table:table-cell>
          <table:table-cell office:value-type="string">
            <text:p>Sogar</text:p>
          </table:table-cell>
          <table:table-cell office:value-type="string">
            <text:p>dessen</text:p>
          </table:table-cell>
          <table:table-cell office:value-type="string">
            <text:p>Bruder</text:p>
          </table:table-cell>
          <table:table-cell office:value-type="string">
            <text:p>Publius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mit</text:p>
          </table:table-cell>
          <table:table-cell office:value-type="string">
            <text:p>den</text:p>
          </table:table-cell>
          <table:table-cell office:value-type="string">
            <text:p>Numantinern</text:p>
          </table:table-cell>
          <table:table-cell office:value-type="string">
            <text:p>abschloß</text:p>
          </table:table-cell>
          <table:table-cell office:value-type="string">
            <text:p>war</text:p>
          </table:table-cell>
          <table:table-cell office:value-type="string">
            <text:p>wesentlich</text:p>
          </table:table-cell>
          <table:table-cell office:value-type="string">
            <text:p>Gracchus</text:p>
          </table:table-cell>
          <table:table-cell office:value-type="string">
            <text:p>Werk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ihn</text:p>
          </table:table-cell>
          <table:table-cell office:value-type="string">
            <text:p>kassiert</text:p>
          </table:table-cell>
          <table:table-cell office:value-type="string">
            <text:p>hatte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Feldherr</text:p>
          </table:table-cell>
          <table:table-cell office:value-type="string">
            <text:p>deswegen</text:p>
          </table:table-cell>
          <table:table-cell office:value-type="string">
            <text:p>den</text:p>
          </table:table-cell>
          <table:table-cell office:value-type="string">
            <text:p>Feinden</text:p>
          </table:table-cell>
          <table:table-cell office:value-type="string">
            <text:p>ausgeliefert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jetzt</text:p>
          </table:table-cell>
          <table:table-cell office:value-type="string">
            <text:p>wie</text:p>
          </table:table-cell>
          <table:table-cell office:value-type="string">
            <text:p>vor</text:p>
          </table:table-cell>
          <table:table-cell office:value-type="string">
            <text:p>drei</text:p>
          </table:table-cell>
          <table:table-cell office:value-type="string">
            <text:p>Jahrhunderten</text:p>
          </table:table-cell>
          <table:table-cell office:value-type="string">
            <text:p>ihren</text:p>
          </table:table-cell>
          <table:table-cell office:value-type="string">
            <text:p>wesentlichen</text:p>
          </table:table-cell>
          <table:table-cell office:value-type="string">
            <text:p>Ausdruck</text:p>
          </table:table-cell>
          <table:table-cell office:value-type="string">
            <text:p>fanden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war</text:p>
          </table:table-cell>
          <table:table-cell office:value-type="string">
            <text:p>also</text:p>
          </table:table-cell>
          <table:table-cell office:value-type="string">
            <text:p>der</text:p>
          </table:table-cell>
          <table:table-cell office:value-type="string">
            <text:p>Krieg</text:p>
          </table:table-cell>
          <table:table-cell office:value-type="string">
            <text:p>erklärt</text:p>
          </table:table-cell>
          <table:table-cell office:value-type="string">
            <text:p>und</text:p>
          </table:table-cell>
          <table:table-cell office:value-type="string">
            <text:p>seit</text:p>
          </table:table-cell>
          <table:table-cell office:value-type="string">
            <text:p>langem</text:p>
          </table:table-cell>
          <table:table-cell office:value-type="string">
            <text:p>zum</text:p>
          </table:table-cell>
          <table:table-cell office:value-type="string">
            <text:p>erstenmal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seines</text:p>
          </table:table-cell>
          <table:table-cell office:value-type="string">
            <text:p>Veto</text:p>
          </table:table-cell>
          <table:table-cell office:value-type="string">
            <text:p>sich</text:p>
          </table:table-cell>
          <table:table-cell office:value-type="string">
            <text:p>zu</text:p>
          </table:table-cell>
          <table:table-cell office:value-type="string">
            <text:p>bedienen</text:p>
          </table:table-cell>
          <table:table-cell office:value-type="string">
            <text:p>außer</text:p>
          </table:table-cell>
          <table:table-cell office:value-type="string">
            <text:p>allem</text:p>
          </table:table-cell>
          <table:table-cell office:value-type="string">
            <text:p>Zweifel</text:p>
          </table:table-cell>
          <table:table-cell office:value-type="string">
            <text:p>sei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machte</text:p>
          </table:table-cell>
          <table:table-cell office:value-type="string">
            <text:p>jetzt</text:p>
          </table:table-cell>
          <table:table-cell office:value-type="string">
            <text:p>den</text:p>
          </table:table-cell>
          <table:table-cell office:value-type="string">
            <text:p>Versuch</text:p>
          </table:table-cell>
          <table:table-cell office:value-type="string">
            <text:p>Gracchus</text:p>
          </table:table-cell>
          <table:table-cell office:value-type="string">
            <text:p>einen</text:p>
          </table:table-cell>
          <table:table-cell office:value-type="string">
            <text:p>leidlichen</text:p>
          </table:table-cell>
          <table:table-cell office:value-type="string">
            <text:p>Rückzug</text:p>
          </table:table-cell>
          <table:table-cell office:value-type="string">
            <text:p>zu</text:p>
          </table:table-cell>
          <table:table-cell office:value-type="string">
            <text:p>eröffn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hierauf</text:p>
          </table:table-cell>
          <table:table-cell office:value-type="string">
            <text:p>ein</text:p>
          </table:table-cell>
          <table:table-cell office:value-type="string">
            <text:p>Er</text:p>
          </table:table-cell>
          <table:table-cell office:value-type="string">
            <text:p>suchte</text:p>
          </table:table-cell>
          <table:table-cell office:value-type="string">
            <text:p>in</text:p>
          </table:table-cell>
          <table:table-cell office:value-type="string">
            <text:p>diesen</text:p>
          </table:table-cell>
          <table:table-cell office:value-type="string">
            <text:p>Antrag</text:p>
          </table:table-cell>
          <table:table-cell office:value-type="string">
            <text:p>hineinzulegen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amit</text:p>
          </table:table-cell>
          <table:table-cell office:value-type="string">
            <text:p>die</text:p>
          </table:table-cell>
          <table:table-cell office:value-type="string">
            <text:p>Domanialaufteilung</text:p>
          </table:table-cell>
          <table:table-cell office:value-type="string">
            <text:p>im</text:p>
          </table:table-cell>
          <table:table-cell office:value-type="string">
            <text:p>Prinzip</text:p>
          </table:table-cell>
          <table:table-cell office:value-type="string">
            <text:p>zugestanden</text:p>
          </table:table-cell>
          <table:table-cell office:value-type="string">
            <text:p>habe</text:p>
          </table:table-cell>
          <table:table-cell office:value-type="string">
            <text:p>allein</text:p>
          </table:table-cell>
          <table:table-cell office:value-type="string">
            <text:p>weder</text:p>
          </table:table-cell>
          <table:table-cell office:value-type="string">
            <text:p>lag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zugestanden</text:p>
          </table:table-cell>
          <table:table-cell office:value-type="string">
            <text:p>habe</text:p>
          </table:table-cell>
          <table:table-cell office:value-type="string">
            <text:p>allein</text:p>
          </table:table-cell>
          <table:table-cell office:value-type="string">
            <text:p>weder</text:p>
          </table:table-cell>
          <table:table-cell office:value-type="string">
            <text:p>lag</text:p>
          </table:table-cell>
          <table:table-cell office:value-type="string">
            <text:p>dies</text:p>
          </table:table-cell>
          <table:table-cell office:value-type="string">
            <text:p>darin</text:p>
          </table:table-cell>
          <table:table-cell office:value-type="string">
            <text:p>noch</text:p>
          </table:table-cell>
          <table:table-cell office:value-type="string">
            <text:p>war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irgend</text:p>
          </table:table-cell>
          <table:table-cell office:value-type="string">
            <text:p>geneigt</text:p>
          </table:table-cell>
          <table:table-cell office:value-type="string">
            <text:p>in</text:p>
          </table:table-cell>
          <table:table-cell office:value-type="string">
            <text:p>der</text:p>
          </table:table-cell>
          <table:table-cell office:value-type="string">
            <text:p>Sache</text:p>
          </table:table-cell>
          <table:table-cell office:value-type="string">
            <text:p>nachzugeben</text:p>
          </table:table-cell>
          <table:table-cell office:value-type="string">
            <text:p>die</text:p>
          </table:table-cell>
          <table:table-cell office:value-type="string">
            <text:p>Verhandlungen</text:p>
          </table:table-cell>
          <table:table-cell office:value-type="string">
            <text:p>endigten</text:p>
          </table:table-cell>
          <table:table-cell office:value-type="string">
            <text:p>ohne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Aristokratie</text:p>
          </table:table-cell>
          <table:table-cell office:value-type="string">
            <text:p>Als</text:p>
          </table:table-cell>
          <table:table-cell office:value-type="string">
            <text:p>die</text:p>
          </table:table-cell>
          <table:table-cell office:value-type="string">
            <text:p>neuen</text:p>
          </table:table-cell>
          <table:table-cell office:value-type="string">
            <text:p>Beamten</text:p>
          </table:table-cell>
          <table:table-cell office:value-type="string">
            <text:p>sich</text:p>
          </table:table-cell>
          <table:table-cell office:value-type="string">
            <text:p>wie</text:p>
          </table:table-cell>
          <table:table-cell office:value-type="string">
            <text:p>üblich</text:p>
          </table:table-cell>
          <table:table-cell office:value-type="string">
            <text:p>a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wandten</text:p>
          </table:table-cell>
          <table:table-cell office:value-type="string">
            <text:p>um</text:p>
          </table:table-cell>
          <table:table-cell office:value-type="string">
            <text:p>ihre</text:p>
          </table:table-cell>
          <table:table-cell office:value-type="string">
            <text:p>Ausstattungs</text:p>
          </table:table-cell>
          <table:table-cell office:value-type="string">
            <text:p>und</text:p>
          </table:table-cell>
          <table:table-cell office:value-type="string">
            <text:p>Taggelder</text:p>
          </table:table-cell>
          <table:table-cell office:value-type="string">
            <text:p>angewiesen</text:p>
          </table:table-cell>
          <table:table-cell office:value-type="string">
            <text:p>zu</text:p>
          </table:table-cell>
          <table:table-cell office:value-type="string">
            <text:p>erhalten</text:p>
          </table:table-cell>
          <table:table-cell office:value-type="string">
            <text:p>wurd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von</text:p>
          </table:table-cell>
          <table:table-cell office:value-type="string">
            <text:p>dem</text:p>
          </table:table-cell>
          <table:table-cell office:value-type="string">
            <text:p>der</text:p>
          </table:table-cell>
          <table:table-cell office:value-type="string">
            <text:p>Reform</text:p>
          </table:table-cell>
          <table:table-cell office:value-type="string">
            <text:p>an</text:p>
          </table:table-cell>
          <table:table-cell office:value-type="string">
            <text:p>sich</text:p>
          </table:table-cell>
          <table:table-cell office:value-type="string">
            <text:p>nicht</text:p>
          </table:table-cell>
          <table:table-cell office:value-type="string">
            <text:p>abgeneigten</text:p>
          </table:table-cell>
          <table:table-cell office:value-type="string">
            <text:p>Metellus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bittere</text:p>
          </table:table-cell>
          <table:table-cell office:value-type="string">
            <text:p>Worte</text:p>
          </table:table-cell>
          <table:table-cell office:value-type="string">
            <text:p>hören</text:p>
          </table:table-cell>
          <table:table-cell office:value-type="string">
            <text:p>mußte</text:p>
          </table:table-cell>
          <table:table-cell office:value-type="string">
            <text:p>Überhaupt</text:p>
          </table:table-cell>
          <table:table-cell office:value-type="string">
            <text:p>wenn</text:p>
          </table:table-cell>
          <table:table-cell office:value-type="string">
            <text:p>er</text:p>
          </table:table-cell>
          <table:table-cell office:value-type="string">
            <text:p>gemeint</text:p>
          </table:table-cell>
          <table:table-cell office:value-type="string">
            <text:p>hatte</text:p>
          </table:table-cell>
          <table:table-cell office:value-type="string">
            <text:p>mit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aß</text:p>
          </table:table-cell>
          <table:table-cell office:value-type="string">
            <text:p>er</text:p>
          </table:table-cell>
          <table:table-cell office:value-type="string">
            <text:p>ohne</text:p>
          </table:table-cell>
          <table:table-cell office:value-type="string">
            <text:p>Wiederwahl</text:p>
          </table:table-cell>
          <table:table-cell office:value-type="string">
            <text:p>sein</text:p>
          </table:table-cell>
          <table:table-cell office:value-type="string">
            <text:p>Amt</text:p>
          </table:table-cell>
          <table:table-cell office:value-type="string">
            <text:p>fortzuführen</text:p>
          </table:table-cell>
          <table:table-cell office:value-type="string">
            <text:p>entschlossen</text:p>
          </table:table-cell>
          <table:table-cell office:value-type="string">
            <text:p>sei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versammelte</text:p>
          </table:table-cell>
          <table:table-cell office:value-type="string">
            <text:p>sich</text:p>
          </table:table-cell>
          <table:table-cell office:value-type="string">
            <text:p>im</text:p>
          </table:table-cell>
          <table:table-cell office:value-type="string">
            <text:p>Tempel</text:p>
          </table:table-cell>
          <table:table-cell office:value-type="string">
            <text:p>der</text:p>
          </table:table-cell>
          <table:table-cell office:value-type="string">
            <text:p>Treue</text:p>
          </table:table-cell>
          <table:table-cell office:value-type="string">
            <text:p>hart</text:p>
          </table:table-cell>
          <table:table-cell office:value-type="string">
            <text:p>bei</text:p>
          </table:table-cell>
          <table:table-cell office:value-type="string">
            <text:p>dem</text:p>
          </table:table-cell>
          <table:table-cell office:value-type="string">
            <text:p>Jupitertempel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ie</text:p>
          </table:table-cell>
          <table:table-cell office:value-type="string">
            <text:p>Ermordung</text:p>
          </table:table-cell>
          <table:table-cell office:value-type="string">
            <text:p>zu</text:p>
          </table:table-cell>
          <table:table-cell office:value-type="string">
            <text:p>verhindern</text:p>
          </table:table-cell>
          <table:table-cell office:value-type="string">
            <text:p>gesucht</text:p>
          </table:table-cell>
          <table:table-cell office:value-type="string">
            <text:p>hatte</text:p>
          </table:table-cell>
          <table:table-cell office:value-type="string">
            <text:p>verteidigte</text:p>
          </table:table-cell>
          <table:table-cell office:value-type="string">
            <text:p>sie</text:p>
          </table:table-cell>
          <table:table-cell office:value-type="string">
            <text:p>später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als</text:p>
          </table:table-cell>
          <table:table-cell office:value-type="string">
            <text:p>Scipio</text:p>
          </table:table-cell>
          <table:table-cell office:value-type="string">
            <text:p>Aemilianus</text:p>
          </table:table-cell>
          <table:table-cell office:value-type="string">
            <text:p>nach</text:p>
          </table:table-cell>
          <table:table-cell office:value-type="string">
            <text:p>seiner</text:p>
          </table:table-cell>
          <table:table-cell office:value-type="string">
            <text:p>Rückkehr</text:p>
          </table:table-cell>
          <table:table-cell office:value-type="string">
            <text:p>aus</text:p>
          </table:table-cell>
          <table:table-cell office:value-type="string">
            <text:p>Spanien</text:p>
          </table:table-cell>
          <table:table-cell office:value-type="float" office:value="622">
            <text:p>622</text:p>
          </table:table-cell>
          <table:table-cell office:value-type="string">
            <text:p>aufgefordert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finden</text:p>
          </table:table-cell>
          <table:table-cell office:value-type="string">
            <text:p>können</text:p>
          </table:table-cell>
          <table:table-cell office:value-type="string">
            <text:p>Rom</text:p>
          </table:table-cell>
          <table:table-cell office:value-type="string">
            <text:p>wurde</text:p>
          </table:table-cell>
          <table:table-cell office:value-type="string">
            <text:p>um</text:p>
          </table:table-cell>
          <table:table-cell office:value-type="string">
            <text:p>diese</text:p>
          </table:table-cell>
          <table:table-cell office:value-type="string">
            <text:p>Zeit</text:p>
          </table:table-cell>
          <table:table-cell office:value-type="string">
            <text:p>regiert</text:p>
          </table:table-cell>
          <table:table-cell office:value-type="string">
            <text:p>durch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Wer</text:p>
          </table:table-cell>
          <table:table-cell office:value-type="string">
            <text:p>gegen</text:p>
          </table:table-cell>
          <table:table-cell office:value-type="string">
            <text:p>die</text:p>
          </table:table-cell>
          <table:table-cell office:value-type="string">
            <text:p>Majorität</text:p>
          </table:table-cell>
          <table:table-cell office:value-type="string">
            <text:p>des</text:p>
          </table:table-cell>
          <table:table-cell office:value-type="string">
            <text:p>Senats</text:p>
          </table:table-cell>
          <table:table-cell office:value-type="string">
            <text:p>eine</text:p>
          </table:table-cell>
          <table:table-cell office:value-type="string">
            <text:p>Verwaltungsmaßregel</text:p>
          </table:table-cell>
          <table:table-cell office:value-type="string">
            <text:p>durchsetzte</text:p>
          </table:table-cell>
          <table:table-cell office:value-type="string">
            <text:p>der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Buchstaben</text:p>
          </table:table-cell>
          <table:table-cell office:value-type="string">
            <text:p>als</text:p>
          </table:table-cell>
          <table:table-cell office:value-type="string">
            <text:p>er</text:p>
          </table:table-cell>
          <table:table-cell office:value-type="string">
            <text:p>das</text:p>
          </table:table-cell>
          <table:table-cell office:value-type="string">
            <text:p>Korrektiv</text:p>
          </table:table-cell>
          <table:table-cell office:value-type="string">
            <text:p>der</text:p>
          </table:table-cell>
          <table:table-cell office:value-type="string">
            <text:p>Staatsmaschine</text:p>
          </table:table-cell>
          <table:table-cell office:value-type="string">
            <text:p>durch</text:p>
          </table:table-cell>
          <table:table-cell office:value-type="string">
            <text:p>welches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Eingriffe</text:p>
          </table:table-cell>
          <table:table-cell office:value-type="string">
            <text:p>in</text:p>
          </table:table-cell>
          <table:table-cell office:value-type="string">
            <text:p>sein</text:p>
          </table:table-cell>
          <table:table-cell office:value-type="string">
            <text:p>Regiment</text:p>
          </table:table-cell>
          <table:table-cell office:value-type="string">
            <text:p>verfassungsmäßig</text:p>
          </table:table-cell>
          <table:table-cell office:value-type="string">
            <text:p>beseitigte</text:p>
          </table:table-cell>
          <table:table-cell office:value-type="string">
            <text:p>die</text:p>
          </table:table-cell>
          <table:table-cell office:value-type="string">
            <text:p>tribunicische</text:p>
          </table:table-cell>
          <table:table-cell office:value-type="string">
            <text:p>Intercessio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auch</text:p>
          </table:table-cell>
          <table:table-cell office:value-type="string">
            <text:p>den</text:p>
          </table:table-cell>
          <table:table-cell office:value-type="string">
            <text:p>Kontionen</text:p>
          </table:table-cell>
          <table:table-cell office:value-type="string">
            <text:p>Eingriffe</text:p>
          </table:table-cell>
          <table:table-cell office:value-type="string">
            <text:p>in</text:p>
          </table:table-cell>
          <table:table-cell office:value-type="string">
            <text:p>die</text:p>
          </table:table-cell>
          <table:table-cell office:value-type="string">
            <text:p>Verwaltung</text:p>
          </table:table-cell>
          <table:table-cell office:value-type="string">
            <text:p>gestattete</text:p>
          </table:table-cell>
          <table:table-cell office:value-type="string">
            <text:p>und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das</text:p>
          </table:table-cell>
          <table:table-cell office:value-type="string">
            <text:p>Werkzeug</text:p>
          </table:table-cell>
          <table:table-cell office:value-type="string">
            <text:p>zur</text:p>
          </table:table-cell>
          <table:table-cell office:value-type="string">
            <text:p>Verhütung</text:p>
          </table:table-cell>
          <table:table-cell office:value-type="string">
            <text:p>solcher</text:p>
          </table:table-cell>
          <table:table-cell office:value-type="string">
            <text:p>Eingriffe</text:p>
          </table:table-cell>
          <table:table-cell office:value-type="string">
            <text:p>aus</text:p>
          </table:table-cell>
          <table:table-cell office:value-type="string">
            <text:p>den</text:p>
          </table:table-cell>
          <table:table-cell office:value-type="string">
            <text:p>Händen</text:p>
          </table:table-cell>
          <table:table-cell office:value-type="string">
            <text:p>wand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Fragen</text:p>
          </table:table-cell>
          <table:table-cell office:value-type="string">
            <text:p>nie</text:p>
          </table:table-cell>
          <table:table-cell office:value-type="string">
            <text:p>an</text:p>
          </table:table-cell>
          <table:table-cell office:value-type="string">
            <text:p>die</text:p>
          </table:table-cell>
          <table:table-cell office:value-type="string">
            <text:p>Bürgerschaft</text:p>
          </table:table-cell>
          <table:table-cell office:value-type="string">
            <text:p>gebracht</text:p>
          </table:table-cell>
          <table:table-cell office:value-type="string">
            <text:p>sondern</text:p>
          </table:table-cell>
          <table:table-cell office:value-type="string">
            <text:p>lediglich</text:p>
          </table:table-cell>
          <table:table-cell office:value-type="string">
            <text:p>sie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verhandelt</text:p>
          </table:table-cell>
          <table:table-cell office:value-type="string">
            <text:p>I</text:p>
          </table:table-cell>
          <table:table-cell office:value-type="float" office:value="827">
            <text:p>827</text:p>
          </table:table-cell>
          <table:table-cell office:value-type="string">
            <text:p>Darum</text:p>
          </table:table-cell>
          <table:table-cell office:value-type="string">
            <text:p>bezeichnen</text:p>
          </table:table-cell>
          <table:table-cell office:value-type="string">
            <text:p>Gracchus</text:p>
          </table:table-cell>
          <table:table-cell office:value-type="string">
            <text:p>Zeitgenossen</text:p>
          </table:table-cell>
          <table:table-cell office:value-type="string">
            <text:p>die</text:p>
          </table:table-cell>
          <table:table-cell office:value-type="string">
            <text:p>Männer</text:p>
          </table:table-cell>
          <table:table-cell office:value-type="string">
            <text:p>des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Regiment</text:p>
          </table:table-cell>
          <table:table-cell office:value-type="string">
            <text:p>war</text:p>
          </table:table-cell>
          <table:table-cell office:value-type="string">
            <text:p>so</text:p>
          </table:table-cell>
          <table:table-cell office:value-type="string">
            <text:p>durchaus</text:p>
          </table:table-cell>
          <table:table-cell office:value-type="string">
            <text:p>verderblich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Bürger</text:p>
          </table:table-cell>
          <table:table-cell office:value-type="string">
            <text:p>der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ab</text:p>
          </table:table-cell>
          <table:table-cell office:value-type="string">
            <text:p>und</text:p>
          </table:table-cell>
          <table:table-cell office:value-type="string">
            <text:p>sich</text:p>
          </table:table-cell>
          <table:table-cell office:value-type="string">
            <text:p>an</text:p>
          </table:table-cell>
          <table:table-cell office:value-type="string">
            <text:p>dessen</text:p>
          </table:table-cell>
          <table:table-cell office:value-type="string">
            <text:p>Stelle</text:p>
          </table:table-cell>
          <table:table-cell office:value-type="string">
            <text:p>zu</text:p>
          </table:table-cell>
          <table:table-cell office:value-type="string">
            <text:p>setzen</text:p>
          </table:table-cell>
          <table:table-cell office:value-type="string">
            <text:p>vermochte</text:p>
          </table:table-cell>
          <table:table-cell office:value-type="string">
            <text:p>vielleicht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überlebten</text:p>
          </table:table-cell>
          <table:table-cell office:value-type="string">
            <text:p>ihren</text:p>
          </table:table-cell>
          <table:table-cell office:value-type="string">
            <text:p>Urheber</text:p>
          </table:table-cell>
          <table:table-cell office:value-type="string">
            <text:p>Dem</text:p>
          </table:table-cell>
          <table:table-cell office:value-type="string">
            <text:p>verkommenen</text:p>
          </table:table-cell>
          <table:table-cell office:value-type="string">
            <text:p>agrikolen</text:p>
          </table:table-cell>
          <table:table-cell office:value-type="string">
            <text:p>Proletariat</text:p>
          </table:table-cell>
          <table:table-cell office:value-type="string">
            <text:p>gegenüber</text:p>
          </table:table-cell>
          <table:table-cell office:value-type="string">
            <text:p>konnt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wohl</text:p>
          </table:table-cell>
          <table:table-cell office:value-type="string">
            <text:p>einen</text:p>
          </table:table-cell>
          <table:table-cell office:value-type="string">
            <text:p>Mordwagen</text:p>
          </table:table-cell>
          <table:table-cell office:value-type="string">
            <text:p>aber</text:p>
          </table:table-cell>
          <table:table-cell office:value-type="string">
            <text:p>nicht</text:p>
          </table:table-cell>
          <table:table-cell office:value-type="string">
            <text:p>diesen</text:p>
          </table:table-cell>
          <table:table-cell office:value-type="string">
            <text:p>Mord</text:p>
          </table:table-cell>
          <table:table-cell office:value-type="string">
            <text:p>zur</text:p>
          </table:table-cell>
          <table:table-cell office:value-type="string">
            <text:p>Aufhebung</text:p>
          </table:table-cell>
          <table:table-cell office:value-type="string">
            <text:p>des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Aemilianus</text:p>
          </table:table-cell>
          <table:table-cell office:value-type="string">
            <text:p>die</text:p>
          </table:table-cell>
          <table:table-cell office:value-type="string">
            <text:p>der</text:p>
          </table:table-cell>
          <table:table-cell office:value-type="string">
            <text:p>Reform</text:p>
          </table:table-cell>
          <table:table-cell office:value-type="string">
            <text:p>wenigstens</text:p>
          </table:table-cell>
          <table:table-cell office:value-type="string">
            <text:p>nicht</text:p>
          </table:table-cell>
          <table:table-cell office:value-type="string">
            <text:p>abgeneigt</text:p>
          </table:table-cell>
          <table:table-cell office:value-type="string">
            <text:p>war</text:p>
          </table:table-cell>
          <table:table-cell office:value-type="string">
            <text:p>selbst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für</text:p>
          </table:table-cell>
          <table:table-cell office:value-type="string">
            <text:p>jetzt</text:p>
          </table:table-cell>
          <table:table-cell office:value-type="string">
            <text:p>die</text:p>
          </table:table-cell>
          <table:table-cell office:value-type="string">
            <text:p>Oberhand</text:p>
          </table:table-cell>
          <table:table-cell office:value-type="string">
            <text:p>und</text:p>
          </table:table-cell>
          <table:table-cell office:value-type="string">
            <text:p>ausdrücklich</text:p>
          </table:table-cell>
          <table:table-cell office:value-type="string">
            <text:p>wies</text:p>
          </table:table-cell>
          <table:table-cell office:value-type="string">
            <text:p>ein</text:p>
          </table:table-cell>
          <table:table-cell office:value-type="string">
            <text:p>Senatsbeschluß</text:p>
          </table:table-cell>
          <table:table-cell office:value-type="string">
            <text:p>die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Wie</text:p>
          </table:table-cell>
          <table:table-cell office:value-type="string">
            <text:p>laut</text:p>
          </table:table-cell>
          <table:table-cell office:value-type="string">
            <text:p>und</text:p>
          </table:table-cell>
          <table:table-cell office:value-type="string">
            <text:p>großenteils</text:p>
          </table:table-cell>
          <table:table-cell office:value-type="string">
            <text:p>begründet</text:p>
          </table:table-cell>
          <table:table-cell office:value-type="string">
            <text:p>auch</text:p>
          </table:table-cell>
          <table:table-cell office:value-type="string">
            <text:p>die</text:p>
          </table:table-cell>
          <table:table-cell office:value-type="string">
            <text:p>Klagen</text:p>
          </table:table-cell>
          <table:table-cell office:value-type="string">
            <text:p>ware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ließ</text:p>
          </table:table-cell>
          <table:table-cell office:value-type="string">
            <text:p>die</text:p>
          </table:table-cell>
          <table:table-cell office:value-type="string">
            <text:p>Aufteiler</text:p>
          </table:table-cell>
          <table:table-cell office:value-type="string">
            <text:p>gewähren</text:p>
          </table:table-cell>
          <table:table-cell office:value-type="string">
            <text:p>es</text:p>
          </table:table-cell>
          <table:table-cell office:value-type="string">
            <text:p>war</text:p>
          </table:table-cell>
          <table:table-cell office:value-type="string">
            <text:p>einleuchtend</text:p>
          </table:table-cell>
          <table:table-cell office:value-type="string">
            <text:p>daß</text:p>
          </table:table-cell>
          <table:table-cell office:value-type="string">
            <text:p>wenn</text:p>
          </table:table-cell>
          <table:table-cell office:value-type="string">
            <text:p>ma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er</text:p>
          </table:table-cell>
          <table:table-cell office:value-type="string">
            <text:p>ausgezeichnetsten</text:p>
          </table:table-cell>
          <table:table-cell office:value-type="string">
            <text:p>Rednertalente</text:p>
          </table:table-cell>
          <table:table-cell office:value-type="string">
            <text:p>dieser</text:p>
          </table:table-cell>
          <table:table-cell office:value-type="string">
            <text:p>Zeit</text:p>
          </table:table-cell>
          <table:table-cell office:value-type="string">
            <text:p>hatte</text:p>
          </table:table-cell>
          <table:table-cell office:value-type="string">
            <text:p>als</text:p>
          </table:table-cell>
          <table:table-cell office:value-type="string">
            <text:p>Volkstribun</text:p>
          </table:table-cell>
          <table:table-cell office:value-type="float" office:value="623">
            <text:p>623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nicht</text:p>
          </table:table-cell>
          <table:table-cell office:value-type="string">
            <text:p>wenig</text:p>
          </table:table-cell>
          <table:table-cell office:value-type="string">
            <text:p>zu</text:p>
          </table:table-cell>
          <table:table-cell office:value-type="string">
            <text:p>schaffen</text:p>
          </table:table-cell>
          <table:table-cell office:value-type="string">
            <text:p>gemacht</text:p>
          </table:table-cell>
          <table:table-cell office:value-type="string">
            <text:p>die</text:p>
          </table:table-cell>
          <table:table-cell office:value-type="string">
            <text:p>geheime</text:p>
          </table:table-cell>
          <table:table-cell office:value-type="string">
            <text:p>Abstimmung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nahm</text:p>
          </table:table-cell>
          <table:table-cell office:value-type="string">
            <text:p>vorwiegend</text:p>
          </table:table-cell>
          <table:table-cell office:value-type="string">
            <text:p>diese</text:p>
          </table:table-cell>
          <table:table-cell office:value-type="string">
            <text:p>Richtung</text:p>
          </table:table-cell>
          <table:table-cell office:value-type="string">
            <text:p>Um</text:p>
          </table:table-cell>
          <table:table-cell office:value-type="string">
            <text:p>ihr</text:p>
          </table:table-cell>
          <table:table-cell office:value-type="string">
            <text:p>zu</text:p>
          </table:table-cell>
          <table:table-cell office:value-type="string">
            <text:p>begegnen</text:p>
          </table:table-cell>
          <table:table-cell office:value-type="string">
            <text:p>lie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float" office:value="628">
            <text:p>628</text:p>
          </table:table-cell>
          <table:table-cell office:value-type="string">
            <text:p>durch</text:p>
          </table:table-cell>
          <table:table-cell office:value-type="string">
            <text:p>den</text:p>
          </table:table-cell>
          <table:table-cell office:value-type="string">
            <text:p>Volkstribun</text:p>
          </table:table-cell>
          <table:table-cell office:value-type="string">
            <text:p>Marcus</text:p>
          </table:table-cell>
          <table:table-cell office:value-type="string">
            <text:p>Junius</text:p>
          </table:table-cell>
          <table:table-cell office:value-type="string">
            <text:p>Pennus</text:p>
          </table:table-cell>
          <table:table-cell office:value-type="string">
            <text:p>die</text:p>
          </table:table-cell>
          <table:table-cell office:value-type="string">
            <text:p>Ausweisung</text:p>
          </table:table-cell>
          <table:table-cell office:value-type="string">
            <text:p>sämtlicher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ie</text:p>
          </table:table-cell>
          <table:table-cell office:value-type="string">
            <text:p>Maschine</text:p>
          </table:table-cell>
          <table:table-cell office:value-type="string">
            <text:p>der</text:p>
          </table:table-cell>
          <table:table-cell office:value-type="string">
            <text:p>Komitien</text:p>
          </table:table-cell>
          <table:table-cell office:value-type="string">
            <text:p>und</text:p>
          </table:table-cell>
          <table:table-cell office:value-type="string">
            <text:p>die</text:p>
          </table:table-cell>
          <table:table-cell office:value-type="string">
            <text:p>Möglichkeit</text:p>
          </table:table-cell>
          <table:table-cell office:value-type="string">
            <text:p>zu</text:p>
          </table:table-cell>
          <table:table-cell office:value-type="string">
            <text:p>verschaffe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und</text:p>
          </table:table-cell>
          <table:table-cell office:value-type="string">
            <text:p>die</text:p>
          </table:table-cell>
          <table:table-cell office:value-type="string">
            <text:p>Beamten</text:p>
          </table:table-cell>
          <table:table-cell office:value-type="string">
            <text:p>nötigenfalls</text:p>
          </table:table-cell>
          <table:table-cell office:value-type="string">
            <text:p>zu</text:p>
          </table:table-cell>
          <table:table-cell office:value-type="string">
            <text:p>terrorisieren</text:p>
          </table:table-cell>
          <table:table-cell office:value-type="string">
            <text:p>so</text:p>
          </table:table-cell>
          <table:table-cell office:value-type="string">
            <text:p>faßte</text:p>
          </table:table-cell>
          <table:table-cell office:value-type="string">
            <text:p>doch</text:p>
          </table:table-cell>
          <table:table-cell office:value-type="string">
            <text:p>der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großen</text:p>
          </table:table-cell>
          <table:table-cell office:value-type="string">
            <text:p>und</text:p>
          </table:table-cell>
          <table:table-cell office:value-type="string">
            <text:p>ganzen</text:p>
          </table:table-cell>
          <table:table-cell office:value-type="string">
            <text:p>genommen</text:p>
          </table:table-cell>
          <table:table-cell office:value-type="string">
            <text:p>betrachtet</text:p>
          </table:table-cell>
          <table:table-cell office:value-type="string">
            <text:p>werden</text:p>
          </table:table-cell>
          <table:table-cell office:value-type="string">
            <text:p>als</text:p>
          </table:table-cell>
          <table:table-cell office:value-type="string">
            <text:p>im</text:p>
          </table:table-cell>
          <table:table-cell office:value-type="string">
            <text:p>Gegensatz</text:p>
          </table:table-cell>
          <table:table-cell office:value-type="string">
            <text:p>zum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Spekulantenaristokratie</text:p>
          </table:table-cell>
          <table:table-cell office:value-type="string">
            <text:p>vertretend</text:p>
          </table:table-cell>
          <table:table-cell office:value-type="string">
            <text:p>obwohl</text:p>
          </table:table-cell>
          <table:table-cell office:value-type="string">
            <text:p>die</text:p>
          </table:table-cell>
          <table:table-cell office:value-type="string">
            <text:p>nicht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eingetreten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zum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Spekulantenaristokratie</text:p>
          </table:table-cell>
          <table:table-cell office:value-type="string">
            <text:p>vertretend</text:p>
          </table:table-cell>
          <table:table-cell office:value-type="string">
            <text:p>obwohl</text:p>
          </table:table-cell>
          <table:table-cell office:value-type="string">
            <text:p>die</text:p>
          </table:table-cell>
          <table:table-cell office:value-type="string">
            <text:p>nicht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eingetretenen</text:p>
          </table:table-cell>
          <table:table-cell office:value-type="string">
            <text:p>namentlich</text:p>
          </table:table-cell>
          <table:table-cell office:value-type="string">
            <text:p>also</text:p>
          </table:table-cell>
          <table:table-cell office:value-type="string">
            <text:p>die</text:p>
          </table:table-cell>
          <table:table-cell office:value-type="string">
            <text:p>jüngeren</text:p>
          </table:table-cell>
          <table:table-cell office:value-type="string">
            <text:p>Glieder</text:p>
          </table:table-cell>
          <table:table-cell office:value-type="string">
            <text:p>der</text:p>
          </table:table-cell>
          <table:table-cell office:value-type="string">
            <text:p>senatorischen</text:p>
          </table:table-cell>
          <table:table-cell office:value-type="string">
            <text:p>Familien</text:p>
          </table:table-cell>
          <table:table-cell office:value-type="string">
            <text:p>nicht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er</text:p>
          </table:table-cell>
          <table:table-cell office:value-type="string">
            <text:p>vermögenden</text:p>
          </table:table-cell>
          <table:table-cell office:value-type="string">
            <text:p>Kaufleute</text:p>
          </table:table-cell>
          <table:table-cell office:value-type="string">
            <text:p>berührte</text:p>
          </table:table-cell>
          <table:table-cell office:value-type="string">
            <text:p>vielfältig</text:p>
          </table:table-cell>
          <table:table-cell office:value-type="string">
            <text:p>sich</text:p>
          </table:table-cell>
          <table:table-cell office:value-type="string">
            <text:p>unsanft</text:p>
          </table:table-cell>
          <table:table-cell office:value-type="string">
            <text:p>mit</text:p>
          </table:table-cell>
          <table:table-cell office:value-type="string">
            <text:p>dem</text:p>
          </table:table-cell>
          <table:table-cell office:value-type="string">
            <text:p>regierenden</text:p>
          </table:table-cell>
          <table:table-cell office:value-type="string">
            <text:p>Senat</text:p>
          </table:table-cell>
          <table:table-cell office:value-type="string">
            <text:p>Es</text:p>
          </table:table-cell>
          <table:table-cell office:value-type="string">
            <text:p>war</text:p>
          </table:table-cell>
          <table:table-cell office:value-type="string">
            <text:p>eine</text:p>
          </table:table-cell>
          <table:table-cell office:value-type="string">
            <text:p>natürliche</text:p>
          </table:table-cell>
          <table:table-cell office:value-type="string">
            <text:p>Antipathie</text:p>
          </table:table-cell>
          <table:table-cell office:value-type="string">
            <text:p>zwischen</text:p>
          </table:table-cell>
          <table:table-cell office:value-type="string">
            <text:p>den</text:p>
          </table:table-cell>
          <table:table-cell office:value-type="string">
            <text:p>vornehmen</text:p>
          </table:table-cell>
          <table:table-cell office:value-type="string">
            <text:p>Adligen</text:p>
          </table:table-cell>
          <table:table-cell office:value-type="string">
            <text:p>und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ie</text:p>
          </table:table-cell>
          <table:table-cell office:value-type="string">
            <text:p>römischen</text:p>
          </table:table-cell>
          <table:table-cell office:value-type="string">
            <text:p>Kapitalisten</text:p>
          </table:table-cell>
          <table:table-cell office:value-type="string">
            <text:p>so</text:p>
          </table:table-cell>
          <table:table-cell office:value-type="string">
            <text:p>ließen</text:p>
          </table:table-cell>
          <table:table-cell office:value-type="string">
            <text:p>doch</text:p>
          </table:table-cell>
          <table:table-cell office:value-type="string">
            <text:p>die</text:p>
          </table:table-cell>
          <table:table-cell office:value-type="string">
            <text:p>regierenden</text:p>
          </table:table-cell>
          <table:table-cell office:value-type="string">
            <text:p>Herren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sich</text:p>
          </table:table-cell>
          <table:table-cell office:value-type="string">
            <text:p>nicht</text:p>
          </table:table-cell>
          <table:table-cell office:value-type="string">
            <text:p>dazu</text:p>
          </table:table-cell>
          <table:table-cell office:value-type="string">
            <text:p>herbei</text:p>
          </table:table-cell>
          <table:table-cell office:value-type="string">
            <text:p>den</text:p>
          </table:table-cell>
          <table:table-cell office:value-type="string">
            <text:p>Begehrlichkeiten</text:p>
          </table:table-cell>
          <table:table-cell office:value-type="string">
            <text:p>und</text:p>
          </table:table-cell>
          <table:table-cell office:value-type="string">
            <text:p>Unrechtfertigkeiten</text:p>
          </table:table-cell>
          <table:table-cell office:value-type="string">
            <text:p>der</text:p>
          </table:table-cell>
          <table:table-cell office:value-type="string">
            <text:p>Geldmänner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ie</text:p>
          </table:table-cell>
          <table:table-cell office:value-type="string">
            <text:p>Provinz</text:p>
          </table:table-cell>
          <table:table-cell office:value-type="string">
            <text:p>Asia</text:p>
          </table:table-cell>
          <table:table-cell office:value-type="string">
            <text:p>an</text:p>
          </table:table-cell>
          <table:table-cell office:value-type="string">
            <text:p>die</text:p>
          </table:table-cell>
          <table:table-cell office:value-type="string">
            <text:p>Römer</text:p>
          </table:table-cell>
          <table:table-cell office:value-type="string">
            <text:p>gefallen</text:p>
          </table:table-cell>
          <table:table-cell office:value-type="string">
            <text:p>war</text:p>
          </table:table-cell>
          <table:table-cell office:value-type="string">
            <text:p>hatt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sie</text:p>
          </table:table-cell>
          <table:table-cell office:value-type="string">
            <text:p>im</text:p>
          </table:table-cell>
          <table:table-cell office:value-type="string">
            <text:p>wesentlichen</text:p>
          </table:table-cell>
          <table:table-cell office:value-type="string">
            <text:p>nach</text:p>
          </table:table-cell>
          <table:table-cell office:value-type="string">
            <text:p>dem</text:p>
          </table:table-cell>
          <table:table-cell office:value-type="string">
            <text:p>ersten</text:p>
          </table:table-cell>
          <table:table-cell office:value-type="string">
            <text:p>System</text:p>
          </table:table-cell>
          <table:table-cell office:value-type="string">
            <text:p>einrichten</text:p>
          </table:table-cell>
          <table:table-cell office:value-type="string">
            <text:p>lassen</text:p>
          </table:table-cell>
          <table:table-cell office:value-type="string">
            <text:p>Gaius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ins</text:p>
          </table:table-cell>
          <table:table-cell office:value-type="string">
            <text:p>Leben</text:p>
          </table:table-cell>
          <table:table-cell office:value-type="string">
            <text:p>rief</text:p>
          </table:table-cell>
          <table:table-cell office:value-type="string">
            <text:p>Charakteristisch</text:p>
          </table:table-cell>
          <table:table-cell office:value-type="string">
            <text:p>für</text:p>
          </table:table-cell>
          <table:table-cell office:value-type="string">
            <text:p>Gracchus</text:p>
          </table:table-cell>
          <table:table-cell office:value-type="string">
            <text:p>Bestreben</text:p>
          </table:table-cell>
          <table:table-cell office:value-type="string">
            <text:p>den</text:p>
          </table:table-cell>
          <table:table-cell office:value-type="string">
            <text:p>Kapitalistenstand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unabhängig</text:p>
          </table:table-cell>
          <table:table-cell office:value-type="string">
            <text:p>zu</text:p>
          </table:table-cell>
          <table:table-cell office:value-type="string">
            <text:p>machen</text:p>
          </table:table-cell>
          <table:table-cell office:value-type="string">
            <text:p>ist</text:p>
          </table:table-cell>
          <table:table-cell office:value-type="string">
            <text:p>dabei</text:p>
          </table:table-cell>
          <table:table-cell office:value-type="string">
            <text:p>noch</text:p>
          </table:table-cell>
          <table:table-cell office:value-type="string">
            <text:p>die</text:p>
          </table:table-cell>
          <table:table-cell office:value-type="string">
            <text:p>Bestimmung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oder</text:p>
          </table:table-cell>
          <table:table-cell office:value-type="string">
            <text:p>teilweise</text:p>
          </table:table-cell>
          <table:table-cell office:value-type="string">
            <text:p>Erlaß</text:p>
          </table:table-cell>
          <table:table-cell office:value-type="string">
            <text:p>der</text:p>
          </table:table-cell>
          <table:table-cell office:value-type="string">
            <text:p>Pachtsumme</text:p>
          </table:table-cell>
          <table:table-cell office:value-type="string">
            <text:p>nicht</text:p>
          </table:table-cell>
          <table:table-cell office:value-type="string">
            <text:p>mehr</text:p>
          </table:table-cell>
          <table:table-cell office:value-type="string">
            <text:p>wie</text:p>
          </table:table-cell>
          <table:table-cell office:value-type="string">
            <text:p>bisher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nach</text:p>
          </table:table-cell>
          <table:table-cell office:value-type="string">
            <text:p>Ermessen</text:p>
          </table:table-cell>
          <table:table-cell office:value-type="string">
            <text:p>bewilligt</text:p>
          </table:table-cell>
          <table:table-cell office:value-type="string">
            <text:p>werden</text:p>
          </table:table-cell>
          <table:table-cell office:value-type="string">
            <text:p>sondern</text:p>
          </table:table-cell>
          <table:table-cell office:value-type="string">
            <text:p>unter</text:p>
          </table:table-cell>
          <table:table-cell office:value-type="string">
            <text:p>bestimmten</text:p>
          </table:table-cell>
          <table:table-cell office:value-type="string">
            <text:p>Voraussetzungen</text:p>
          </table:table-cell>
          <table:table-cell office:value-type="string">
            <text:p>gesetzlich</text:p>
          </table:table-cell>
          <table:table-cell office:value-type="string">
            <text:p>eintret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ein</text:p>
          </table:table-cell>
          <table:table-cell office:value-type="string">
            <text:p>selbst</text:p>
          </table:table-cell>
          <table:table-cell office:value-type="string">
            <text:p>der</text:p>
          </table:table-cell>
          <table:table-cell office:value-type="string">
            <text:p>Regierung</text:p>
          </table:table-cell>
          <table:table-cell office:value-type="string">
            <text:p>imponierender</text:p>
          </table:table-cell>
          <table:table-cell office:value-type="string">
            <text:p>Kern</text:p>
          </table:table-cell>
          <table:table-cell office:value-type="string">
            <text:p>der</text:p>
          </table:table-cell>
          <table:table-cell office:value-type="string">
            <text:p>hohen</text:p>
          </table:table-cell>
          <table:table-cell office:value-type="string">
            <text:p>Finanz</text:p>
          </table:table-cell>
          <table:table-cell office:value-type="string">
            <text:p>ein</text:p>
          </table:table-cell>
          <table:table-cell office:value-type="string">
            <text:p>Senat</text:p>
          </table:table-cell>
          <table:table-cell office:value-type="string">
            <text:p>der</text:p>
          </table:table-cell>
          <table:table-cell office:value-type="string">
            <text:p>Kaufmannschaft</text:p>
          </table:table-cell>
          <table:table-cell office:value-type="string">
            <text:p>konstituiert</text:p>
          </table:table-cell>
          <table:table-cell office:value-type="string">
            <text:p>ward</text:p>
          </table:table-cell>
          <table:table-cell office:value-type="string">
            <text:p>so</text:p>
          </table:table-cell>
          <table:table-cell office:value-type="string">
            <text:p>ward</text:p>
          </table:table-cell>
          <table:table-cell office:value-type="string">
            <text:p>denselben</text:p>
          </table:table-cell>
          <table:table-cell office:value-type="string">
            <text:p>zugleich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Kommissionen</text:p>
          </table:table-cell>
          <table:table-cell office:value-type="string">
            <text:p>entschieden</text:p>
          </table:table-cell>
          <table:table-cell office:value-type="string">
            <text:p>Bisher</text:p>
          </table:table-cell>
          <table:table-cell office:value-type="string">
            <text:p>waren</text:p>
          </table:table-cell>
          <table:table-cell office:value-type="string">
            <text:p>jene</text:p>
          </table:table-cell>
          <table:table-cell office:value-type="string">
            <text:p>und</text:p>
          </table:table-cell>
          <table:table-cell office:value-type="string">
            <text:p>diese</text:p>
          </table:table-cell>
          <table:table-cell office:value-type="string">
            <text:p>ausschließlich</text:p>
          </table:table-cell>
          <table:table-cell office:value-type="string">
            <text:p>aus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genommen</text:p>
          </table:table-cell>
          <table:table-cell office:value-type="string">
            <text:p>worden</text:p>
          </table:table-cell>
          <table:table-cell office:value-type="string">
            <text:p>Gracchus</text:p>
          </table:table-cell>
          <table:table-cell office:value-type="string">
            <text:p>überwies</text:p>
          </table:table-cell>
          <table:table-cell office:value-type="string">
            <text:p>sowohl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eigentlichen</text:p>
          </table:table-cell>
          <table:table-cell office:value-type="string">
            <text:p>Civilprozessen</text:p>
          </table:table-cell>
          <table:table-cell office:value-type="string">
            <text:p>wie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an</text:p>
          </table:table-cell>
          <table:table-cell office:value-type="string">
            <text:p>sein</text:p>
          </table:table-cell>
          <table:table-cell office:value-type="string">
            <text:p>Hauptwerk</text:p>
          </table:table-cell>
          <table:table-cell office:value-type="string">
            <text:p>an</text:p>
          </table:table-cell>
          <table:table-cell office:value-type="string">
            <text:p>den</text:p>
          </table:table-cell>
          <table:table-cell office:value-type="string">
            <text:p>Sturz</text:p>
          </table:table-cell>
          <table:table-cell office:value-type="string">
            <text:p>der</text:p>
          </table:table-cell>
          <table:table-cell office:value-type="string">
            <text:p>regierenden</text:p>
          </table:table-cell>
          <table:table-cell office:value-type="string">
            <text:p>Aristokratie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stürzen</text:p>
          </table:table-cell>
          <table:table-cell office:value-type="string">
            <text:p>hieß</text:p>
          </table:table-cell>
          <table:table-cell office:value-type="string">
            <text:p>einerseits</text:p>
          </table:table-cell>
          <table:table-cell office:value-type="string">
            <text:p>durch</text:p>
          </table:table-cell>
          <table:table-cell office:value-type="string">
            <text:p>gesetzliche</text:p>
          </table:table-cell>
          <table:table-cell office:value-type="string">
            <text:p>Neuerungen</text:p>
          </table:table-cell>
          <table:table-cell office:value-type="string">
            <text:p>eine</text:p>
          </table:table-cell>
          <table:table-cell office:value-type="string">
            <text:p>wesentliche</text:p>
          </table:table-cell>
          <table:table-cell office:value-type="string">
            <text:p>Kompetenz</text:p>
          </table:table-cell>
          <table:table-cell office:value-type="string">
            <text:p>ihm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hat</text:p>
          </table:table-cell>
          <table:table-cell office:value-type="string">
            <text:p>beides</text:p>
          </table:table-cell>
          <table:table-cell office:value-type="string">
            <text:p>getan</text:p>
          </table:table-cell>
          <table:table-cell office:value-type="string">
            <text:p>Vor</text:p>
          </table:table-cell>
          <table:table-cell office:value-type="string">
            <text:p>allem</text:p>
          </table:table-cell>
          <table:table-cell office:value-type="string">
            <text:p>die</text:p>
          </table:table-cell>
          <table:table-cell office:value-type="string">
            <text:p>Verwaltung</text:p>
          </table:table-cell>
          <table:table-cell office:value-type="string">
            <text:p>hatte</text:p>
          </table:table-cell>
          <table:table-cell office:value-type="string">
            <text:p>bisher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ausschließlich</text:p>
          </table:table-cell>
          <table:table-cell office:value-type="string">
            <text:p>zugestanden</text:p>
          </table:table-cell>
          <table:table-cell office:value-type="string">
            <text:p>Gracchus</text:p>
          </table:table-cell>
          <table:table-cell office:value-type="string">
            <text:p>nahm</text:p>
          </table:table-cell>
          <table:table-cell office:value-type="string">
            <text:p>sie</text:p>
          </table:table-cell>
          <table:table-cell office:value-type="string">
            <text:p>ihm</text:p>
          </table:table-cell>
          <table:table-cell office:value-type="string">
            <text:p>ab</text:p>
          </table:table-cell>
          <table:table-cell office:value-type="string">
            <text:p>indem</text:p>
          </table:table-cell>
          <table:table-cell office:value-type="string">
            <text:p>er</text:p>
          </table:table-cell>
          <table:table-cell office:value-type="string">
            <text:p>teils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urch</text:p>
          </table:table-cell>
          <table:table-cell office:value-type="string">
            <text:p>tribunicische</text:p>
          </table:table-cell>
          <table:table-cell office:value-type="string">
            <text:p>Machtsprüche</text:p>
          </table:table-cell>
          <table:table-cell office:value-type="string">
            <text:p>entschied</text:p>
          </table:table-cell>
          <table:table-cell office:value-type="string">
            <text:p>teils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laufenden</text:p>
          </table:table-cell>
          <table:table-cell office:value-type="string">
            <text:p>Angelegenheite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möglichst</text:p>
          </table:table-cell>
          <table:table-cell office:value-type="string">
            <text:p>beschränkte</text:p>
          </table:table-cell>
          <table:table-cell office:value-type="string">
            <text:p>teils</text:p>
          </table:table-cell>
          <table:table-cell office:value-type="string">
            <text:p>selbst</text:p>
          </table:table-cell>
          <table:table-cell office:value-type="string">
            <text:p>in</text:p>
          </table:table-cell>
          <table:table-cell office:value-type="string">
            <text:p>der</text:p>
          </table:table-cell>
          <table:table-cell office:value-type="string">
            <text:p>umfassendsten</text:p>
          </table:table-cell>
          <table:table-cell office:value-type="string">
            <text:p>Weise</text:p>
          </table:table-cell>
          <table:table-cell office:value-type="string">
            <text:p>die</text:p>
          </table:table-cell>
          <table:table-cell office:value-type="string">
            <text:p>Geschäfte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schon</text:p>
          </table:table-cell>
          <table:table-cell office:value-type="string">
            <text:p>erwähnt</text:p>
          </table:table-cell>
          <table:table-cell office:value-type="string">
            <text:p>der</text:p>
          </table:table-cell>
          <table:table-cell office:value-type="string">
            <text:p>neue</text:p>
          </table:table-cell>
          <table:table-cell office:value-type="string">
            <text:p>Herr</text:p>
          </table:table-cell>
          <table:table-cell office:value-type="string">
            <text:p>des</text:p>
          </table:table-cell>
          <table:table-cell office:value-type="string">
            <text:p>Staats</text:p>
          </table:table-cell>
          <table:table-cell office:value-type="string">
            <text:p>disponierte</text:p>
          </table:table-cell>
          <table:table-cell office:value-type="string">
            <text:p>ohne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zu</text:p>
          </table:table-cell>
          <table:table-cell office:value-type="string">
            <text:p>fragen</text:p>
          </table:table-cell>
          <table:table-cell office:value-type="string">
            <text:p>über</text:p>
          </table:table-cell>
          <table:table-cell office:value-type="string">
            <text:p>die</text:p>
          </table:table-cell>
          <table:table-cell office:value-type="string">
            <text:p>Staatskasse</text:p>
          </table:table-cell>
          <table:table-cell office:value-type="string">
            <text:p>indem</text:p>
          </table:table-cell>
          <table:table-cell office:value-type="string">
            <text:p>er</text:p>
          </table:table-cell>
          <table:table-cell office:value-type="string">
            <text:p>durch</text:p>
          </table:table-cell>
          <table:table-cell office:value-type="string">
            <text:p>die</text:p>
          </table:table-cell>
          <table:table-cell office:value-type="string">
            <text:p>Getreideverteilung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nach</text:p>
          </table:table-cell>
          <table:table-cell office:value-type="string">
            <text:p>Volksschluß</text:p>
          </table:table-cell>
          <table:table-cell office:value-type="string">
            <text:p>aussandte</text:p>
          </table:table-cell>
          <table:table-cell office:value-type="string">
            <text:p>über</text:p>
          </table:table-cell>
          <table:table-cell office:value-type="string">
            <text:p>die</text:p>
          </table:table-cell>
          <table:table-cell office:value-type="string">
            <text:p>Provinzialverwaltung</text:p>
          </table:table-cell>
          <table:table-cell office:value-type="string">
            <text:p>indem</text:p>
          </table:table-cell>
          <table:table-cell office:value-type="string">
            <text:p>er</text:p>
          </table:table-cell>
          <table:table-cell office:value-type="string">
            <text:p>die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der</text:p>
          </table:table-cell>
          <table:table-cell office:value-type="string">
            <text:p>Provinz</text:p>
          </table:table-cell>
          <table:table-cell office:value-type="string">
            <text:p>Asia</text:p>
          </table:table-cell>
          <table:table-cell office:value-type="string">
            <text:p>gegebene</text:p>
          </table:table-cell>
          <table:table-cell office:value-type="string">
            <text:p>Steuerverfassung</text:p>
          </table:table-cell>
          <table:table-cell office:value-type="string">
            <text:p>durch</text:p>
          </table:table-cell>
          <table:table-cell office:value-type="string">
            <text:p>ein</text:p>
          </table:table-cell>
          <table:table-cell office:value-type="string">
            <text:p>Volksgesetz</text:p>
          </table:table-cell>
          <table:table-cell office:value-type="string">
            <text:p>umstieß</text:p>
          </table:table-cell>
          <table:table-cell office:value-type="string">
            <text:p>und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indirekte</text:p>
          </table:table-cell>
          <table:table-cell office:value-type="string">
            <text:p>Druck</text:p>
          </table:table-cell>
          <table:table-cell office:value-type="string">
            <text:p>auf</text:p>
          </table:table-cell>
          <table:table-cell office:value-type="string">
            <text:p>die</text:p>
          </table:table-cell>
          <table:table-cell office:value-type="string">
            <text:p>höchsten</text:p>
          </table:table-cell>
          <table:table-cell office:value-type="string">
            <text:p>Beamten</text:p>
          </table:table-cell>
          <table:table-cell office:value-type="string">
            <text:p>dadurch</text:p>
          </table:table-cell>
          <table:table-cell office:value-type="string">
            <text:p>beschränkt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angewiesen</text:p>
          </table:table-cell>
          <table:table-cell office:value-type="string">
            <text:p>ward</text:p>
          </table:table-cell>
          <table:table-cell office:value-type="string">
            <text:p>diese</text:p>
          </table:table-cell>
          <table:table-cell office:value-type="string">
            <text:p>Kompetenzen</text:p>
          </table:table-cell>
          <table:table-cell office:value-type="string">
            <text:p>festzustellen</text:p>
          </table:table-cell>
          <table:table-cell office:value-type="string">
            <text:p>bevor</text:p>
          </table:table-cell>
          <table:table-cell office:value-type="string">
            <text:p>die</text:p>
          </table:table-cell>
          <table:table-cell office:value-type="string">
            <text:p>betreffenden</text:p>
          </table:table-cell>
          <table:table-cell office:value-type="string">
            <text:p>Konsuln</text:p>
          </table:table-cell>
          <table:table-cell office:value-type="string">
            <text:p>gewählt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ward</text:p>
          </table:table-cell>
          <table:table-cell office:value-type="string">
            <text:p>schon</text:p>
          </table:table-cell>
          <table:table-cell office:value-type="string">
            <text:p>gesagt</text:p>
          </table:table-cell>
          <table:table-cell office:value-type="string">
            <text:p>dasselbe</text:p>
          </table:table-cell>
          <table:table-cell office:value-type="string">
            <text:p>geschah</text:p>
          </table:table-cell>
          <table:table-cell office:value-type="string">
            <text:p>mit</text:p>
          </table:table-cell>
          <table:table-cell office:value-type="string">
            <text:p>der</text:p>
          </table:table-cell>
          <table:table-cell office:value-type="string">
            <text:p>Jurisdiktion</text:p>
          </table:table-cell>
          <table:table-cell office:value-type="string">
            <text:p>di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als</text:p>
          </table:table-cell>
          <table:table-cell office:value-type="string">
            <text:p>oberste</text:p>
          </table:table-cell>
          <table:table-cell office:value-type="string">
            <text:p>Verwaltungsbehörde</text:p>
          </table:table-cell>
          <table:table-cell office:value-type="string">
            <text:p>sich</text:p>
          </table:table-cell>
          <table:table-cell office:value-type="string">
            <text:p>in</text:p>
          </table:table-cell>
          <table:table-cell office:value-type="string">
            <text:p>Ausnahmsfällen</text:p>
          </table:table-cell>
          <table:table-cell office:value-type="string">
            <text:p>gestaltete</text:p>
          </table:table-cell>
          <table:table-cell office:value-type="string">
            <text:p>Bei</text:p>
          </table:table-cell>
          <table:table-cell office:value-type="string">
            <text:p>scharfer</text:p>
          </table:table-cell>
          <table:table-cell office:value-type="string">
            <text:p>Strafe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Gericht</text:p>
          </table:table-cell>
          <table:table-cell office:value-type="string">
            <text:p>gesessen</text:p>
          </table:table-cell>
          <table:table-cell office:value-type="string">
            <text:p>hatte</text:p>
          </table:table-cell>
          <table:table-cell office:value-type="string">
            <text:p>Die</text:p>
          </table:table-cell>
          <table:table-cell office:value-type="string">
            <text:p>Summe</text:p>
          </table:table-cell>
          <table:table-cell office:value-type="string">
            <text:p>dieser</text:p>
          </table:table-cell>
          <table:table-cell office:value-type="string">
            <text:p>Maßregeln</text:p>
          </table:table-cell>
          <table:table-cell office:value-type="string">
            <text:p>ist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Kontrolle</text:p>
          </table:table-cell>
          <table:table-cell office:value-type="string">
            <text:p>ganz</text:p>
          </table:table-cell>
          <table:table-cell office:value-type="string">
            <text:p>verlor</text:p>
          </table:table-cell>
          <table:table-cell office:value-type="string">
            <text:p>und</text:p>
          </table:table-cell>
          <table:table-cell office:value-type="string">
            <text:p>von</text:p>
          </table:table-cell>
          <table:table-cell office:value-type="string">
            <text:p>der</text:p>
          </table:table-cell>
          <table:table-cell office:value-type="string">
            <text:p>Verwaltung</text:p>
          </table:table-cell>
          <table:table-cell office:value-type="string">
            <text:p>nur</text:p>
          </table:table-cell>
          <table:table-cell office:value-type="string">
            <text:p>behielt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war</text:p>
          </table:table-cell>
          <table:table-cell office:value-type="string">
            <text:p>Gaius</text:p>
          </table:table-cell>
          <table:table-cell office:value-type="string">
            <text:p>freilich</text:p>
          </table:table-cell>
          <table:table-cell office:value-type="string">
            <text:p>wohl</text:p>
          </table:table-cell>
          <table:table-cell office:value-type="string">
            <text:p>schwerlich</text:p>
          </table:table-cell>
          <table:table-cell office:value-type="string">
            <text:p>zur</text:p>
          </table:table-cell>
          <table:table-cell office:value-type="string">
            <text:p>Ausführung</text:p>
          </table:table-cell>
          <table:table-cell office:value-type="string">
            <text:p>gelangter</text:p>
          </table:table-cell>
          <table:table-cell office:value-type="string">
            <text:p>Pla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durch</text:p>
          </table:table-cell>
          <table:table-cell office:value-type="float" office:value="300">
            <text:p>300</text:p>
          </table:table-cell>
          <table:table-cell office:value-type="string">
            <text:p>neue</text:p>
          </table:table-cell>
          <table:table-cell office:value-type="string">
            <text:p>Mitglieder</text:p>
          </table:table-cell>
          <table:table-cell office:value-type="string">
            <text:p>das</text:p>
          </table:table-cell>
          <table:table-cell office:value-type="string">
            <text:p>heißt</text:p>
          </table:table-cell>
          <table:table-cell office:value-type="string">
            <text:p>ungefähr</text:p>
          </table:table-cell>
          <table:table-cell office:value-type="string">
            <text:p>ebensoviele</text:p>
          </table:table-cell>
          <table:table-cell office:value-type="string">
            <text:p>als</text:p>
          </table:table-cell>
          <table:table-cell office:value-type="string">
            <text:p>er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wählen</text:p>
          </table:table-cell>
          <table:table-cell office:value-type="string">
            <text:p>zu</text:p>
          </table:table-cell>
          <table:table-cell office:value-type="string">
            <text:p>lassen</text:p>
          </table:table-cell>
          <table:table-cell office:value-type="string">
            <text:p>eine</text:p>
          </table:table-cell>
          <table:table-cell office:value-type="string">
            <text:p>Pairskreierung</text:p>
          </table:table-cell>
          <table:table-cell office:value-type="string">
            <text:p>im</text:p>
          </table:table-cell>
          <table:table-cell office:value-type="string">
            <text:p>umfassendsten</text:p>
          </table:table-cell>
          <table:table-cell office:value-type="string">
            <text:p>Stil</text:p>
          </table:table-cell>
          <table:table-cell office:value-type="string">
            <text:p>die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in</text:p>
          </table:table-cell>
          <table:table-cell office:value-type="string">
            <text:p>die</text:p>
          </table:table-cell>
          <table:table-cell office:value-type="string">
            <text:p>vollständigste</text:p>
          </table:table-cell>
          <table:table-cell office:value-type="string">
            <text:p>Abhängigkeit</text:p>
          </table:table-cell>
          <table:table-cell office:value-type="string">
            <text:p>von</text:p>
          </table:table-cell>
          <table:table-cell office:value-type="string">
            <text:p>dem</text:p>
          </table:table-cell>
          <table:table-cell office:value-type="string">
            <text:p>Staatsoberhaupt</text:p>
          </table:table-cell>
          <table:table-cell office:value-type="string">
            <text:p>gebracht</text:p>
          </table:table-cell>
          <table:table-cell office:value-type="string">
            <text:p>haben</text:p>
          </table:table-cell>
          <table:table-cell office:value-type="string">
            <text:p>würde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Assignation</text:p>
          </table:table-cell>
          <table:table-cell office:value-type="string">
            <text:p>der</text:p>
          </table:table-cell>
          <table:table-cell office:value-type="string">
            <text:p>latinischen</text:p>
          </table:table-cell>
          <table:table-cell office:value-type="string">
            <text:p>Domänen</text:p>
          </table:table-cell>
          <table:table-cell office:value-type="string">
            <text:p>weitaus</text:p>
          </table:table-cell>
          <table:table-cell office:value-type="string">
            <text:p>zu</text:p>
          </table:table-cell>
          <table:table-cell office:value-type="string">
            <text:p>niedrig</text:p>
          </table:table-cell>
          <table:table-cell office:value-type="string">
            <text:p>Schon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es</text:p>
          </table:table-cell>
          <table:table-cell office:value-type="string">
            <text:p>durchsetzte</text:p>
          </table:table-cell>
          <table:table-cell office:value-type="string">
            <text:p>die</text:p>
          </table:table-cell>
          <table:table-cell office:value-type="string">
            <text:p>sämtlichen</text:p>
          </table:table-cell>
          <table:table-cell office:value-type="string">
            <text:p>Nichtbürger</text:p>
          </table:table-cell>
          <table:table-cell office:value-type="string">
            <text:p>vor</text:p>
          </table:table-cell>
          <table:table-cell office:value-type="string">
            <text:p>dem</text:p>
          </table:table-cell>
          <table:table-cell office:value-type="string">
            <text:p>entscheidenden</text:p>
          </table:table-cell>
          <table:table-cell office:value-type="string">
            <text:p>Abstimmungstag</text:p>
          </table:table-cell>
          <table:table-cell office:value-type="string">
            <text:p>aus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bereiten</text:p>
          </table:table-cell>
          <table:table-cell office:value-type="string">
            <text:p>Es</text:p>
          </table:table-cell>
          <table:table-cell office:value-type="string">
            <text:p>war</text:p>
          </table:table-cell>
          <table:table-cell office:value-type="string">
            <text:p>wie</text:p>
          </table:table-cell>
          <table:table-cell office:value-type="string">
            <text:p>es</text:p>
          </table:table-cell>
          <table:table-cell office:value-type="string">
            <text:p>scheint</text:p>
          </table:table-cell>
          <table:table-cell office:value-type="string">
            <text:p>dieser</text:p>
          </table:table-cell>
          <table:table-cell office:value-type="string">
            <text:p>Erfolg</text:p>
          </table:table-cell>
          <table:table-cell office:value-type="string">
            <text:p>der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den</text:p>
          </table:table-cell>
          <table:table-cell office:value-type="string">
            <text:p>Mut</text:p>
          </table:table-cell>
          <table:table-cell office:value-type="string">
            <text:p>gab</text:p>
          </table:table-cell>
          <table:table-cell office:value-type="string">
            <text:p>den</text:p>
          </table:table-cell>
          <table:table-cell office:value-type="string">
            <text:p>Sturz</text:p>
          </table:table-cell>
          <table:table-cell office:value-type="string">
            <text:p>des</text:p>
          </table:table-cell>
          <table:table-cell office:value-type="string">
            <text:p>siegreichen</text:p>
          </table:table-cell>
          <table:table-cell office:value-type="string">
            <text:p>Demagogen</text:p>
          </table:table-cell>
          <table:table-cell office:value-type="string">
            <text:p>zu</text:p>
          </table:table-cell>
          <table:table-cell office:value-type="string">
            <text:p>versuch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ie</text:p>
          </table:table-cell>
          <table:table-cell office:value-type="string">
            <text:p>Rolle</text:p>
          </table:table-cell>
          <table:table-cell office:value-type="string">
            <text:p>der</text:p>
          </table:table-cell>
          <table:table-cell office:value-type="string">
            <text:p>Armee</text:p>
          </table:table-cell>
          <table:table-cell office:value-type="string">
            <text:p>spielte</text:p>
          </table:table-cell>
          <table:table-cell office:value-type="string">
            <text:p>Es</text:p>
          </table:table-cell>
          <table:table-cell office:value-type="string">
            <text:p>war</text:p>
          </table:table-cell>
          <table:table-cell office:value-type="string">
            <text:p>einleuchtend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weder</text:p>
          </table:table-cell>
          <table:table-cell office:value-type="string">
            <text:p>der</text:p>
          </table:table-cell>
          <table:table-cell office:value-type="string">
            <text:p>Kaufmannschaft</text:p>
          </table:table-cell>
          <table:table-cell office:value-type="string">
            <text:p>noch</text:p>
          </table:table-cell>
          <table:table-cell office:value-type="string">
            <text:p>dem</text:p>
          </table:table-cell>
          <table:table-cell office:value-type="string">
            <text:p>Proletariat</text:p>
          </table:table-cell>
          <table:table-cell office:value-type="string">
            <text:p>ihre</text:p>
          </table:table-cell>
          <table:table-cell office:value-type="string">
            <text:p>neuen</text:p>
          </table:table-cell>
          <table:table-cell office:value-type="string">
            <text:p>Rechte</text:p>
          </table:table-cell>
          <table:table-cell office:value-type="string">
            <text:p>abzuzwing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oder</text:p>
          </table:table-cell>
          <table:table-cell office:value-type="string">
            <text:p>etwas</text:p>
          </table:table-cell>
          <table:table-cell office:value-type="string">
            <text:p>civilisierterer</text:p>
          </table:table-cell>
          <table:table-cell office:value-type="string">
            <text:p>Form</text:p>
          </table:table-cell>
          <table:table-cell office:value-type="string">
            <text:p>zu</text:p>
          </table:table-cell>
          <table:table-cell office:value-type="string">
            <text:p>einem</text:p>
          </table:table-cell>
          <table:table-cell office:value-type="string">
            <text:p>Straßenkrawall</text:p>
          </table:table-cell>
          <table:table-cell office:value-type="string">
            <text:p>geführt</text:p>
          </table:table-cell>
          <table:table-cell office:value-type="string">
            <text:p>dem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völlig</text:p>
          </table:table-cell>
          <table:table-cell office:value-type="string">
            <text:p>wehrlos</text:p>
          </table:table-cell>
          <table:table-cell office:value-type="string">
            <text:p>gegenüberstand</text:p>
          </table:table-cell>
          <table:table-cell office:value-type="string">
            <text:p>Allein</text:p>
          </table:table-cell>
          <table:table-cell office:value-type="string">
            <text:p>es</text:p>
          </table:table-cell>
          <table:table-cell office:value-type="string">
            <text:p>war</text:p>
          </table:table-cell>
          <table:table-cell office:value-type="string">
            <text:p>nicht</text:p>
          </table:table-cell>
          <table:table-cell office:value-type="string">
            <text:p>minder</text:p>
          </table:table-cell>
          <table:table-cell office:value-type="string">
            <text:p>einleuchtend</text:p>
          </table:table-cell>
          <table:table-cell office:value-type="string">
            <text:p>daß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ie</text:p>
          </table:table-cell>
          <table:table-cell office:value-type="string">
            <text:p>Schlacht</text:p>
          </table:table-cell>
          <table:table-cell office:value-type="string">
            <text:p>anzubieten</text:p>
          </table:table-cell>
          <table:table-cell office:value-type="string">
            <text:p>Es</text:p>
          </table:table-cell>
          <table:table-cell office:value-type="string">
            <text:p>versteht</text:p>
          </table:table-cell>
          <table:table-cell office:value-type="string">
            <text:p>sich</text:p>
          </table:table-cell>
          <table:table-cell office:value-type="string">
            <text:p>von</text:p>
          </table:table-cell>
          <table:table-cell office:value-type="string">
            <text:p>selbst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em</text:p>
          </table:table-cell>
          <table:table-cell office:value-type="string">
            <text:p>Proletariat</text:p>
          </table:table-cell>
          <table:table-cell office:value-type="string">
            <text:p>nicht</text:p>
          </table:table-cell>
          <table:table-cell office:value-type="string">
            <text:p>bloß</text:p>
          </table:table-cell>
          <table:table-cell office:value-type="string">
            <text:p>das</text:p>
          </table:table-cell>
          <table:table-cell office:value-type="string">
            <text:p>gleiche</text:p>
          </table:table-cell>
          <table:table-cell office:value-type="string">
            <text:p>bot</text:p>
          </table:table-cell>
          <table:table-cell office:value-type="string">
            <text:p>was</text:p>
          </table:table-cell>
          <table:table-cell office:value-type="string">
            <text:p>Gracchus</text:p>
          </table:table-cell>
          <table:table-cell office:value-type="string">
            <text:p>ihm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ausdrücklich</text:p>
          </table:table-cell>
          <table:table-cell office:value-type="string">
            <text:p>warnen</text:p>
          </table:table-cell>
          <table:table-cell office:value-type="string">
            <text:p>solle</text:p>
          </table:table-cell>
          <table:table-cell office:value-type="string">
            <text:p>vor</text:p>
          </table:table-cell>
          <table:table-cell office:value-type="string">
            <text:p>dem</text:p>
          </table:table-cell>
          <table:table-cell office:value-type="string">
            <text:p>Wiederaufbau</text:p>
          </table:table-cell>
          <table:table-cell office:value-type="string">
            <text:p>der</text:p>
          </table:table-cell>
          <table:table-cell office:value-type="string">
            <text:p>gottverfluchten</text:p>
          </table:table-cell>
          <table:table-cell office:value-type="string">
            <text:p>Stätt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fand</text:p>
          </table:table-cell>
          <table:table-cell office:value-type="string">
            <text:p>dadurch</text:p>
          </table:table-cell>
          <table:table-cell office:value-type="string">
            <text:p>sich</text:p>
          </table:table-cell>
          <table:table-cell office:value-type="string">
            <text:p>in</text:p>
          </table:table-cell>
          <table:table-cell office:value-type="string">
            <text:p>seinem</text:p>
          </table:table-cell>
          <table:table-cell office:value-type="string">
            <text:p>Gewissen</text:p>
          </table:table-cell>
          <table:table-cell office:value-type="string">
            <text:p>gedrungen</text:p>
          </table:table-cell>
          <table:table-cell office:value-type="string">
            <text:p>ein</text:p>
          </table:table-cell>
          <table:table-cell office:value-type="string">
            <text:p>Gesetz</text:p>
          </table:table-cell>
          <table:table-cell office:value-type="string">
            <text:p>vorschlag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neu</text:p>
          </table:table-cell>
          <table:table-cell office:value-type="string">
            <text:p>gerüstet</text:p>
          </table:table-cell>
          <table:table-cell office:value-type="string">
            <text:p>in</text:p>
          </table:table-cell>
          <table:table-cell office:value-type="string">
            <text:p>dem</text:p>
          </table:table-cell>
          <table:table-cell office:value-type="string">
            <text:p>Heerzeug</text:p>
          </table:table-cell>
          <table:table-cell office:value-type="string">
            <text:p>der</text:p>
          </table:table-cell>
          <table:table-cell office:value-type="string">
            <text:p>gestürzten</text:p>
          </table:table-cell>
          <table:table-cell office:value-type="string">
            <text:p>Tyrannis</text:p>
          </table:table-cell>
          <table:table-cell office:value-type="string">
            <text:p>wi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en</text:p>
          </table:table-cell>
          <table:table-cell office:value-type="string">
            <text:p>Gracchus</text:p>
          </table:table-cell>
          <table:table-cell office:value-type="string">
            <text:p>mit</text:p>
          </table:table-cell>
          <table:table-cell office:value-type="string">
            <text:p>dessen</text:p>
          </table:table-cell>
          <table:table-cell office:value-type="string">
            <text:p>eigenen</text:p>
          </table:table-cell>
          <table:table-cell office:value-type="string">
            <text:p>Waffen</text:p>
          </table:table-cell>
          <table:table-cell office:value-type="string">
            <text:p>aus</text:p>
          </table:table-cell>
          <table:table-cell office:value-type="string">
            <text:p>dem</text:p>
          </table:table-cell>
          <table:table-cell office:value-type="string">
            <text:p>Felde</text:p>
          </table:table-cell>
          <table:table-cell office:value-type="string">
            <text:p>geschlag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Anfechtungen</text:p>
          </table:table-cell>
          <table:table-cell office:value-type="string">
            <text:p>der</text:p>
          </table:table-cell>
          <table:table-cell office:value-type="string">
            <text:p>Regierungspartei</text:p>
          </table:table-cell>
          <table:table-cell office:value-type="string">
            <text:p>trotz</text:p>
          </table:table-cell>
          <table:table-cell office:value-type="string">
            <text:p>des</text:p>
          </table:table-cell>
          <table:table-cell office:value-type="string">
            <text:p>geradezu</text:p>
          </table:table-cell>
          <table:table-cell office:value-type="string">
            <text:p>auf</text:p>
          </table:table-cell>
          <table:table-cell office:value-type="string">
            <text:p>Aufhebung</text:p>
          </table:table-cell>
          <table:table-cell office:value-type="string">
            <text:p>derselben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gestellten</text:p>
          </table:table-cell>
          <table:table-cell office:value-type="string">
            <text:p>Antrags</text:p>
          </table:table-cell>
          <table:table-cell office:value-type="string">
            <text:p>dennoch</text:p>
          </table:table-cell>
          <table:table-cell office:value-type="string">
            <text:p>geschützt</text:p>
          </table:table-cell>
          <table:table-cell office:value-type="string">
            <text:p>wahrscheinlich</text:p>
          </table:table-cell>
          <table:table-cell office:value-type="string">
            <text:p>durch</text:p>
          </table:table-cell>
          <table:table-cell office:value-type="string">
            <text:p>die</text:p>
          </table:table-cell>
          <table:table-cell office:value-type="string">
            <text:p>beteiligten</text:p>
          </table:table-cell>
          <table:table-cell office:value-type="string">
            <text:p>kaufmännischen</text:p>
          </table:table-cell>
          <table:table-cell office:value-type="string">
            <text:p>Interess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und</text:p>
          </table:table-cell>
          <table:table-cell office:value-type="string">
            <text:p>gegen</text:p>
          </table:table-cell>
          <table:table-cell office:value-type="string">
            <text:p>die</text:p>
          </table:table-cell>
          <table:table-cell office:value-type="string">
            <text:p>ausschweifenden</text:p>
          </table:table-cell>
          <table:table-cell office:value-type="string">
            <text:p>Absichten</text:p>
          </table:table-cell>
          <table:table-cell office:value-type="string">
            <text:p>mancher</text:p>
          </table:table-cell>
          <table:table-cell office:value-type="string">
            <text:p>römischen</text:p>
          </table:table-cell>
          <table:table-cell office:value-type="string">
            <text:p>Demagogen</text:p>
          </table:table-cell>
          <table:table-cell office:value-type="string">
            <text:p>bei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Schutz</text:p>
          </table:table-cell>
          <table:table-cell office:value-type="string">
            <text:p>suchten</text:p>
          </table:table-cell>
          <table:table-cell office:value-type="string">
            <text:p>und</text:p>
          </table:table-cell>
          <table:table-cell office:value-type="string">
            <text:p>fanden</text:p>
          </table:table-cell>
          <table:table-cell office:value-type="string">
            <text:p>Während</text:p>
          </table:table-cell>
          <table:table-cell office:value-type="string">
            <text:p>also</text:p>
          </table:table-cell>
          <table:table-cell office:value-type="string">
            <text:p>die</text:p>
          </table:table-cell>
          <table:table-cell office:value-type="string">
            <text:p>restaurierte</text:p>
          </table:table-cell>
          <table:table-cell office:value-type="string">
            <text:p>Regierung</text:p>
          </table:table-cell>
          <table:table-cell office:value-type="string">
            <text:p>es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in</text:p>
          </table:table-cell>
          <table:table-cell office:value-type="string">
            <text:p>anerkannter</text:p>
          </table:table-cell>
          <table:table-cell office:value-type="string">
            <text:p>Zehrberechtigung</text:p>
          </table:table-cell>
          <table:table-cell office:value-type="string">
            <text:p>die</text:p>
          </table:table-cell>
          <table:table-cell office:value-type="string">
            <text:p>Geschwornen</text:p>
          </table:table-cell>
          <table:table-cell office:value-type="string">
            <text:p>aus</text:p>
          </table:table-cell>
          <table:table-cell office:value-type="string">
            <text:p>dem</text:p>
          </table:table-cell>
          <table:table-cell office:value-type="string">
            <text:p>Kaufmannsstand</text:p>
          </table:table-cell>
          <table:table-cell office:value-type="string">
            <text:p>lie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gleichfalls</text:p>
          </table:table-cell>
          <table:table-cell office:value-type="string">
            <text:p>sich</text:p>
          </table:table-cell>
          <table:table-cell office:value-type="string">
            <text:p>gefallen</text:p>
          </table:table-cell>
          <table:table-cell office:value-type="string">
            <text:p>so</text:p>
          </table:table-cell>
          <table:table-cell office:value-type="string">
            <text:p>widerwärtig</text:p>
          </table:table-cell>
          <table:table-cell office:value-type="string">
            <text:p>auch</text:p>
          </table:table-cell>
          <table:table-cell office:value-type="string">
            <text:p>dieses</text:p>
          </table:table-cell>
          <table:table-cell office:value-type="string">
            <text:p>Joch</text:p>
          </table:table-cell>
          <table:table-cell office:value-type="string">
            <text:p>eben</text:p>
          </table:table-cell>
          <table:table-cell office:value-type="string">
            <text:p>dem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noch</text:p>
          </table:table-cell>
          <table:table-cell office:value-type="string">
            <text:p>ferner</text:p>
          </table:table-cell>
          <table:table-cell office:value-type="string">
            <text:p>zu</text:p>
          </table:table-cell>
          <table:table-cell office:value-type="string">
            <text:p>trüben</text:p>
          </table:table-cell>
          <table:table-cell office:value-type="string">
            <text:p>Beide</text:p>
          </table:table-cell>
          <table:table-cell office:value-type="string">
            <text:p>wußten</text:p>
          </table:table-cell>
          <table:table-cell office:value-type="string">
            <text:p>sehr</text:p>
          </table:table-cell>
          <table:table-cell office:value-type="string">
            <text:p>genau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alle</text:p>
          </table:table-cell>
          <table:table-cell office:value-type="string">
            <text:p>Zugeständnisse</text:p>
          </table:table-cell>
          <table:table-cell office:value-type="string">
            <text:p>nur</text:p>
          </table:table-cell>
          <table:table-cell office:value-type="string">
            <text:p>aus</text:p>
          </table:table-cell>
          <table:table-cell office:value-type="string">
            <text:p>Angst</text:p>
          </table:table-cell>
          <table:table-cell office:value-type="string">
            <text:p>und</text:p>
          </table:table-cell>
          <table:table-cell office:value-type="string">
            <text:p>widerwillig</text:p>
          </table:table-cell>
          <table:table-cell office:value-type="string">
            <text:p>gewährte</text:p>
          </table:table-cell>
          <table:table-cell office:value-type="string">
            <text:p>weder</text:p>
          </table:table-cell>
          <table:table-cell office:value-type="string">
            <text:p>durch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und</text:p>
          </table:table-cell>
          <table:table-cell office:value-type="string">
            <text:p>hatten</text:p>
          </table:table-cell>
          <table:table-cell office:value-type="string">
            <text:p>nichts</text:p>
          </table:table-cell>
          <table:table-cell office:value-type="string">
            <text:p>dagegen</text:p>
          </table:table-cell>
          <table:table-cell office:value-type="string">
            <text:p>wenn</text:p>
          </table:table-cell>
          <table:table-cell office:value-type="string">
            <text:p>sich</text:p>
          </table:table-cell>
          <table:table-cell office:value-type="string">
            <text:p>eine</text:p>
          </table:table-cell>
          <table:table-cell office:value-type="string">
            <text:p>Gelegenheit</text:p>
          </table:table-cell>
          <table:table-cell office:value-type="string">
            <text:p>gab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zu</text:p>
          </table:table-cell>
          <table:table-cell office:value-type="string">
            <text:p>chicanieren</text:p>
          </table:table-cell>
          <table:table-cell office:value-type="string">
            <text:p>oder</text:p>
          </table:table-cell>
          <table:table-cell office:value-type="string">
            <text:p>zu</text:p>
          </table:table-cell>
          <table:table-cell office:value-type="string">
            <text:p>hemmen</text:p>
          </table:table-cell>
          <table:table-cell office:value-type="string">
            <text:p>So</text:p>
          </table:table-cell>
          <table:table-cell office:value-type="string">
            <text:p>regierte</text:p>
          </table:table-cell>
          <table:table-cell office:value-type="string">
            <text:p>die</text:p>
          </table:table-cell>
          <table:table-cell office:value-type="string">
            <text:p>Restauration</text:p>
          </table:table-cell>
          <table:table-cell office:value-type="string">
            <text:p>weiter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und</text:p>
          </table:table-cell>
          <table:table-cell office:value-type="string">
            <text:p>wer</text:p>
          </table:table-cell>
          <table:table-cell office:value-type="string">
            <text:p>einigen</text:p>
          </table:table-cell>
          <table:table-cell office:value-type="string">
            <text:p>guten</text:p>
          </table:table-cell>
          <table:table-cell office:value-type="string">
            <text:p>Willen</text:p>
          </table:table-cell>
          <table:table-cell office:value-type="string">
            <text:p>mitbrachte</text:p>
          </table:table-cell>
          <table:table-cell office:value-type="string">
            <text:p>konnte</text:p>
          </table:table-cell>
          <table:table-cell office:value-type="string">
            <text:p>urteilen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in</text:p>
          </table:table-cell>
          <table:table-cell office:value-type="string">
            <text:p>der</text:p>
          </table:table-cell>
          <table:table-cell office:value-type="string">
            <text:p>Unrechtfertigkeit</text:p>
          </table:table-cell>
          <table:table-cell office:value-type="string">
            <text:p>ein</text:p>
          </table:table-cell>
          <table:table-cell office:value-type="string">
            <text:p>gewisses</text:p>
          </table:table-cell>
          <table:table-cell office:value-type="string">
            <text:p>Maß</text:p>
          </table:table-cell>
          <table:table-cell office:value-type="string">
            <text:p>und</text:p>
          </table:table-cell>
          <table:table-cell office:value-type="string">
            <text:p>ein</text:p>
          </table:table-cell>
          <table:table-cell office:value-type="string">
            <text:p>gewisses</text:p>
          </table:table-cell>
          <table:table-cell office:value-type="string">
            <text:p>Decorum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übergaben</text:p>
          </table:table-cell>
          <table:table-cell office:value-type="string">
            <text:p>In</text:p>
          </table:table-cell>
          <table:table-cell office:value-type="string">
            <text:p>der</text:p>
          </table:table-cell>
          <table:table-cell office:value-type="string">
            <text:p>Tat</text:p>
          </table:table-cell>
          <table:table-cell office:value-type="string">
            <text:p>wenn</text:p>
          </table:table-cell>
          <table:table-cell office:value-type="string">
            <text:p>ein</text:p>
          </table:table-cell>
          <table:table-cell office:value-type="string">
            <text:p>paar</text:p>
          </table:table-cell>
          <table:table-cell office:value-type="string">
            <text:p>Jahrhunderte</text:p>
          </table:table-cell>
          <table:table-cell office:value-type="string">
            <text:p>zuvor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einer</text:p>
          </table:table-cell>
          <table:table-cell office:value-type="string">
            <text:p>Versammlung</text:p>
          </table:table-cell>
          <table:table-cell office:value-type="string">
            <text:p>von</text:p>
          </table:table-cell>
          <table:table-cell office:value-type="string">
            <text:p>Königen</text:p>
          </table:table-cell>
          <table:table-cell office:value-type="string">
            <text:p>glich</text:p>
          </table:table-cell>
          <table:table-cell office:value-type="string">
            <text:p>so</text:p>
          </table:table-cell>
          <table:table-cell office:value-type="string">
            <text:p>spielten</text:p>
          </table:table-cell>
          <table:table-cell office:value-type="string">
            <text:p>diese</text:p>
          </table:table-cell>
          <table:table-cell office:value-type="string">
            <text:p>ihre</text:p>
          </table:table-cell>
          <table:table-cell office:value-type="string">
            <text:p>Nachfahr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ie</text:p>
          </table:table-cell>
          <table:table-cell office:value-type="string">
            <text:p>Sklavenschaften</text:p>
          </table:table-cell>
          <table:table-cell office:value-type="string">
            <text:p>ein</text:p>
          </table:table-cell>
          <table:table-cell office:value-type="string">
            <text:p>Infolge</text:p>
          </table:table-cell>
          <table:table-cell office:value-type="string">
            <text:p>einer</text:p>
          </table:table-cell>
          <table:table-cell office:value-type="string">
            <text:p>hiergegen</text:p>
          </table:table-cell>
          <table:table-cell office:value-type="string">
            <text:p>im</text:p>
          </table:table-cell>
          <table:table-cell office:value-type="string">
            <text:p>J</text:p>
          </table:table-cell>
          <table:table-cell office:value-type="float" office:value="650">
            <text:p>650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erlassenen</text:p>
          </table:table-cell>
          <table:table-cell office:value-type="string">
            <text:p>scharfen</text:p>
          </table:table-cell>
          <table:table-cell office:value-type="string">
            <text:p>Verfügung</text:p>
          </table:table-cell>
          <table:table-cell office:value-type="string">
            <text:p>setzte</text:p>
          </table:table-cell>
          <table:table-cell office:value-type="string">
            <text:p>der</text:p>
          </table:table-cell>
          <table:table-cell office:value-type="string">
            <text:p>damalige</text:p>
          </table:table-cell>
          <table:table-cell office:value-type="string">
            <text:p>Statthalter</text:p>
          </table:table-cell>
          <table:table-cell office:value-type="string">
            <text:p>von</text:p>
          </table:table-cell>
          <table:table-cell office:value-type="string">
            <text:p>Sicilien</text:p>
          </table:table-cell>
          <table:table-cell office:value-type="string">
            <text:p>Publius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nicht</text:p>
          </table:table-cell>
          <table:table-cell office:value-type="string">
            <text:p>Jugurtha</text:p>
          </table:table-cell>
          <table:table-cell office:value-type="string">
            <text:p>sei</text:p>
          </table:table-cell>
          <table:table-cell office:value-type="string">
            <text:p>sondern</text:p>
          </table:table-cell>
          <table:table-cell office:value-type="string">
            <text:p>Adherbal</text:p>
          </table:table-cell>
          <table:table-cell office:value-type="string">
            <text:p>Selbst</text:p>
          </table:table-cell>
          <table:table-cell office:value-type="string">
            <text:p>die</text:p>
          </table:table-cell>
          <table:table-cell office:value-type="string">
            <text:p>leitenden</text:p>
          </table:table-cell>
          <table:table-cell office:value-type="string">
            <text:p>Männer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erschraken</text:p>
          </table:table-cell>
          <table:table-cell office:value-type="string">
            <text:p>vor</text:p>
          </table:table-cell>
          <table:table-cell office:value-type="string">
            <text:p>dem</text:p>
          </table:table-cell>
          <table:table-cell office:value-type="string">
            <text:p>Skandal</text:p>
          </table:table-cell>
          <table:table-cell office:value-type="string">
            <text:p>Marcus</text:p>
          </table:table-cell>
          <table:table-cell office:value-type="string">
            <text:p>Scaurus</text:p>
          </table:table-cell>
          <table:table-cell office:value-type="string">
            <text:p>suchte</text:p>
          </table:table-cell>
          <table:table-cell office:value-type="string">
            <text:p>zu</text:p>
          </table:table-cell>
          <table:table-cell office:value-type="string">
            <text:p>steuern</text:p>
          </table:table-cell>
          <table:table-cell office:value-type="string">
            <text:p>es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Skandal</text:p>
          </table:table-cell>
          <table:table-cell office:value-type="string">
            <text:p>Marcus</text:p>
          </table:table-cell>
          <table:table-cell office:value-type="string">
            <text:p>Scaurus</text:p>
          </table:table-cell>
          <table:table-cell office:value-type="string">
            <text:p>suchte</text:p>
          </table:table-cell>
          <table:table-cell office:value-type="string">
            <text:p>zu</text:p>
          </table:table-cell>
          <table:table-cell office:value-type="string">
            <text:p>steuern</text:p>
          </table:table-cell>
          <table:table-cell office:value-type="string">
            <text:p>es</text:p>
          </table:table-cell>
          <table:table-cell office:value-type="string">
            <text:p>war</text:p>
          </table:table-cell>
          <table:table-cell office:value-type="string">
            <text:p>umsonst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überging</text:p>
          </table:table-cell>
          <table:table-cell office:value-type="string">
            <text:p>das</text:p>
          </table:table-cell>
          <table:table-cell office:value-type="string">
            <text:p>Geschehene</text:p>
          </table:table-cell>
          <table:table-cell office:value-type="string">
            <text:p>mit</text:p>
          </table:table-cell>
          <table:table-cell office:value-type="string">
            <text:p>Stillschweigen</text:p>
          </table:table-cell>
          <table:table-cell office:value-type="string">
            <text:p>und</text:p>
          </table:table-cell>
          <table:table-cell office:value-type="string">
            <text:p>verfügte</text:p>
          </table:table-cell>
          <table:table-cell office:value-type="string">
            <text:p>daß</text:p>
          </table:table-cell>
          <table:table-cell office:value-type="string">
            <text:p>die</text:p>
          </table:table-cell>
          <table:table-cell office:value-type="string">
            <text:p>beid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beteiligenden</text:p>
          </table:table-cell>
          <table:table-cell office:value-type="string">
            <text:p>Italikern</text:p>
          </table:table-cell>
          <table:table-cell office:value-type="string">
            <text:p>täglich</text:p>
          </table:table-cell>
          <table:table-cell office:value-type="string">
            <text:p>sich</text:p>
          </table:table-cell>
          <table:table-cell office:value-type="string">
            <text:p>herumschlugen</text:p>
          </table:table-cell>
          <table:table-cell office:value-type="string">
            <text:p>erschien</text:p>
          </table:table-cell>
          <table:table-cell office:value-type="string">
            <text:p>die</text:p>
          </table:table-cell>
          <table:table-cell office:value-type="string">
            <text:p>von</text:p>
          </table:table-cell>
          <table:table-cell office:value-type="string">
            <text:p>dem</text:p>
          </table:table-cell>
          <table:table-cell office:value-type="string">
            <text:p>römischen</text:p>
          </table:table-cell>
          <table:table-cell office:value-type="string">
            <text:p>Senat</text:p>
          </table:table-cell>
          <table:table-cell office:value-type="string">
            <text:p>auf</text:p>
          </table:table-cell>
          <table:table-cell office:value-type="string">
            <text:p>Adherbals</text:p>
          </table:table-cell>
          <table:table-cell office:value-type="string">
            <text:p>erste</text:p>
          </table:table-cell>
          <table:table-cell office:value-type="string">
            <text:p>Beschwerden</text:p>
          </table:table-cell>
          <table:table-cell office:value-type="string">
            <text:p>abgeordnete</text:p>
          </table:table-cell>
          <table:table-cell office:value-type="string">
            <text:p>Kommission</text:p>
          </table:table-cell>
          <table:table-cell office:value-type="string">
            <text:p>natürlich</text:p>
          </table:table-cell>
          <table:table-cell office:value-type="string">
            <text:p>junge</text:p>
          </table:table-cell>
          <table:table-cell office:value-type="string">
            <text:p>unerfahrene</text:p>
          </table:table-cell>
          <table:table-cell office:value-type="string">
            <text:p>Mensch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ein</text:p>
          </table:table-cell>
          <table:table-cell office:value-type="string">
            <text:p>Schreiben</text:p>
          </table:table-cell>
          <table:table-cell office:value-type="string">
            <text:p>des</text:p>
          </table:table-cell>
          <table:table-cell office:value-type="string">
            <text:p>Königs</text:p>
          </table:table-cell>
          <table:table-cell office:value-type="string">
            <text:p>voll</text:p>
          </table:table-cell>
          <table:table-cell office:value-type="string">
            <text:p>der</text:p>
          </table:table-cell>
          <table:table-cell office:value-type="string">
            <text:p>flehentlichsten</text:p>
          </table:table-cell>
          <table:table-cell office:value-type="string">
            <text:p>Bitten</text:p>
          </table:table-cell>
          <table:table-cell office:value-type="string">
            <text:p>a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kam</text:p>
          </table:table-cell>
          <table:table-cell office:value-type="string">
            <text:p>raffte</text:p>
          </table:table-cell>
          <table:table-cell office:value-type="string">
            <text:p>derselbe</text:p>
          </table:table-cell>
          <table:table-cell office:value-type="string">
            <text:p>sich</text:p>
          </table:table-cell>
          <table:table-cell office:value-type="string">
            <text:p>auf</text:p>
          </table:table-cell>
          <table:table-cell office:value-type="string">
            <text:p>und</text:p>
          </table:table-cell>
          <table:table-cell office:value-type="string">
            <text:p>faßte</text:p>
          </table:table-cell>
          <table:table-cell office:value-type="string">
            <text:p>wirklich</text:p>
          </table:table-cell>
          <table:table-cell office:value-type="string">
            <text:p>einen</text:p>
          </table:table-cell>
          <table:table-cell office:value-type="string">
            <text:p>Beschluß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Italien</text:p>
          </table:table-cell>
          <table:table-cell office:value-type="string">
            <text:p>Die</text:p>
          </table:table-cell>
          <table:table-cell office:value-type="string">
            <text:p>Minorität</text:p>
          </table:table-cell>
          <table:table-cell office:value-type="string">
            <text:p>des</text:p>
          </table:table-cell>
          <table:table-cell office:value-type="string">
            <text:p>Senats</text:p>
          </table:table-cell>
          <table:table-cell office:value-type="string">
            <text:p>selbst</text:p>
          </table:table-cell>
          <table:table-cell office:value-type="string">
            <text:p>und</text:p>
          </table:table-cell>
          <table:table-cell office:value-type="string">
            <text:p>alles</text:p>
          </table:table-cell>
          <table:table-cell office:value-type="string">
            <text:p>was</text:p>
          </table:table-cell>
          <table:table-cell office:value-type="string">
            <text:p>nicht</text:p>
          </table:table-cell>
          <table:table-cell office:value-type="string">
            <text:p>Senat</text:p>
          </table:table-cell>
          <table:table-cell office:value-type="string">
            <text:p>war</text:p>
          </table:table-cell>
          <table:table-cell office:value-type="string">
            <text:p>verdammten</text:p>
          </table:table-cell>
          <table:table-cell office:value-type="string">
            <text:p>einmütig</text:p>
          </table:table-cell>
          <table:table-cell office:value-type="string">
            <text:p>diese</text:p>
          </table:table-cell>
          <table:table-cell office:value-type="string">
            <text:p>Regierung</text:p>
          </table:table-cell>
          <table:table-cell office:value-type="string">
            <text:p>für</text:p>
          </table:table-cell>
          <table:table-cell table:number-columns-repeated="2" office:value-type="string">
            <text:p>die</text:p>
          </table:table-cell>
          <table:table-cell office:value-type="string">
            <text:p>Ehre</text:p>
          </table:table-cell>
          <table:table-cell office:value-type="string">
            <text:p>und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Sünder</text:p>
          </table:table-cell>
          <table:table-cell office:value-type="string">
            <text:p>zu</text:p>
          </table:table-cell>
          <table:table-cell office:value-type="string">
            <text:p>gerichtlicher</text:p>
          </table:table-cell>
          <table:table-cell office:value-type="string">
            <text:p>Verantwortung</text:p>
          </table:table-cell>
          <table:table-cell office:value-type="string">
            <text:p>ziehen</text:p>
          </table:table-cell>
          <table:table-cell office:value-type="string">
            <text:p>zu</text:p>
          </table:table-cell>
          <table:table-cell office:value-type="string">
            <text:p>wollen</text:p>
          </table:table-cell>
          <table:table-cell office:value-type="string">
            <text:p>drohte</text:p>
          </table:table-cell>
          <table:table-cell office:value-type="string">
            <text:p>lie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es</text:p>
          </table:table-cell>
          <table:table-cell office:value-type="string">
            <text:p>geschehen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Krieg</text:p>
          </table:table-cell>
          <table:table-cell office:value-type="string">
            <text:p>an</text:p>
          </table:table-cell>
          <table:table-cell office:value-type="string">
            <text:p>Jugurtha</text:p>
          </table:table-cell>
          <table:table-cell office:value-type="string">
            <text:p>erklärt</text:p>
          </table:table-cell>
          <table:table-cell office:value-type="string">
            <text:p>ward</text:p>
          </table:table-cell>
          <table:table-cell office:value-type="float" office:value="642">
            <text:p>642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en</text:p>
          </table:table-cell>
          <table:table-cell office:value-type="string">
            <text:p>gemeinen</text:p>
          </table:table-cell>
          <table:table-cell office:value-type="string">
            <text:p>senatorischen</text:p>
          </table:table-cell>
          <table:table-cell office:value-type="string">
            <text:p>Durchschnittspreis</text:p>
          </table:table-cell>
          <table:table-cell office:value-type="string">
            <text:p>Die</text:p>
          </table:table-cell>
          <table:table-cell office:value-type="string">
            <text:p>Rechtsbeständigkeit</text:p>
          </table:table-cell>
          <table:table-cell office:value-type="string">
            <text:p>des</text:p>
          </table:table-cell>
          <table:table-cell office:value-type="string">
            <text:p>Friedens</text:p>
          </table:table-cell>
          <table:table-cell office:value-type="string">
            <text:p>ward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ernstlich</text:p>
          </table:table-cell>
          <table:table-cell office:value-type="string">
            <text:p>angefochten</text:p>
          </table:table-cell>
          <table:table-cell office:value-type="string">
            <text:p>Gaius</text:p>
          </table:table-cell>
          <table:table-cell office:value-type="string">
            <text:p>Memmius</text:p>
          </table:table-cell>
          <table:table-cell office:value-type="string">
            <text:p>erklärte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König</text:p>
          </table:table-cell>
          <table:table-cell office:value-type="string">
            <text:p>wenn</text:p>
          </table:table-cell>
          <table:table-cell office:value-type="string">
            <text:p>er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es</text:p>
          </table:table-cell>
          <table:table-cell office:value-type="string">
            <text:p>souveränen</text:p>
          </table:table-cell>
          <table:table-cell office:value-type="string">
            <text:p>Volkes</text:p>
          </table:table-cell>
          <table:table-cell office:value-type="string">
            <text:p>und</text:p>
          </table:table-cell>
          <table:table-cell office:value-type="string">
            <text:p>seiner</text:p>
          </table:table-cell>
          <table:table-cell office:value-type="string">
            <text:p>höchsten</text:p>
          </table:table-cell>
          <table:table-cell office:value-type="string">
            <text:p>Beamten</text:p>
          </table:table-cell>
          <table:table-cell office:value-type="string">
            <text:p>Inzwischen</text:p>
          </table:table-cell>
          <table:table-cell office:value-type="string">
            <text:p>gingen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Verhandlungen</text:p>
          </table:table-cell>
          <table:table-cell office:value-type="string">
            <text:p>über</text:p>
          </table:table-cell>
          <table:table-cell office:value-type="string">
            <text:p>die</text:p>
          </table:table-cell>
          <table:table-cell office:value-type="string">
            <text:p>Gültigkeit</text:p>
          </table:table-cell>
          <table:table-cell office:value-type="string">
            <text:p>des</text:p>
          </table:table-cell>
          <table:table-cell office:value-type="string">
            <text:p>soeben</text:p>
          </table:table-cell>
          <table:table-cell office:value-type="string">
            <text:p>abgeschlossenen</text:p>
          </table:table-cell>
          <table:table-cell office:value-type="string">
            <text:p>Friedens</text:p>
          </table:table-cell>
          <table:table-cell office:value-type="string">
            <text:p>weiter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Massiva</text:p>
          </table:table-cell>
          <table:table-cell office:value-type="string">
            <text:p>seine</text:p>
          </table:table-cell>
          <table:table-cell office:value-type="string">
            <text:p>Ansprüche</text:p>
          </table:table-cell>
          <table:table-cell office:value-type="string">
            <text:p>auf</text:p>
          </table:table-cell>
          <table:table-cell office:value-type="string">
            <text:p>das</text:p>
          </table:table-cell>
          <table:table-cell office:value-type="string">
            <text:p>erledigte</text:p>
          </table:table-cell>
          <table:table-cell office:value-type="string">
            <text:p>Numidische</text:p>
          </table:table-cell>
          <table:table-cell office:value-type="string">
            <text:p>Reich</text:p>
          </table:table-cell>
          <table:table-cell office:value-type="string">
            <text:p>bei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geltend</text:p>
          </table:table-cell>
          <table:table-cell office:value-type="string">
            <text:p>zu</text:p>
          </table:table-cell>
          <table:table-cell office:value-type="string">
            <text:p>machen</text:p>
          </table:table-cell>
          <table:table-cell office:value-type="string">
            <text:p>worauf</text:p>
          </table:table-cell>
          <table:table-cell office:value-type="string">
            <text:p>Bomilkar</text:p>
          </table:table-cell>
          <table:table-cell office:value-type="string">
            <text:p>einer</text:p>
          </table:table-cell>
          <table:table-cell office:value-type="string">
            <text:p>der</text:p>
          </table:table-cell>
          <table:table-cell office:value-type="string">
            <text:p>Vertrauten</text:p>
          </table:table-cell>
          <table:table-cell office:value-type="string">
            <text:p>des</text:p>
          </table:table-cell>
          <table:table-cell office:value-type="string">
            <text:p>Königs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römischen</text:p>
          </table:table-cell>
          <table:table-cell office:value-type="string">
            <text:p>Regierung</text:p>
          </table:table-cell>
          <table:table-cell office:value-type="string">
            <text:p>verübte</text:p>
          </table:table-cell>
          <table:table-cell office:value-type="string">
            <text:p>Verbrechen</text:p>
          </table:table-cell>
          <table:table-cell office:value-type="string">
            <text:p>bewirkte</text:p>
          </table:table-cell>
          <table:table-cell office:value-type="string">
            <text:p>wenigstens</text:p>
          </table:table-cell>
          <table:table-cell office:value-type="string">
            <text:p>so</text:p>
          </table:table-cell>
          <table:table-cell office:value-type="string">
            <text:p>viel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nun</text:p>
          </table:table-cell>
          <table:table-cell office:value-type="string">
            <text:p>den</text:p>
          </table:table-cell>
          <table:table-cell office:value-type="string">
            <text:p>Frieden</text:p>
          </table:table-cell>
          <table:table-cell office:value-type="string">
            <text:p>kassierte</text:p>
          </table:table-cell>
          <table:table-cell office:value-type="string">
            <text:p>und</text:p>
          </table:table-cell>
          <table:table-cell office:value-type="string">
            <text:p>den</text:p>
          </table:table-cell>
          <table:table-cell office:value-type="string">
            <text:p>König</text:p>
          </table:table-cell>
          <table:table-cell office:value-type="string">
            <text:p>aus</text:p>
          </table:table-cell>
          <table:table-cell office:value-type="string">
            <text:p>der</text:p>
          </table:table-cell>
          <table:table-cell office:value-type="string">
            <text:p>Stadt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Joch</text:p>
          </table:table-cell>
          <table:table-cell office:value-type="string">
            <text:p>sofortige</text:p>
          </table:table-cell>
          <table:table-cell office:value-type="string">
            <text:p>Räumung</text:p>
          </table:table-cell>
          <table:table-cell office:value-type="string">
            <text:p>des</text:p>
          </table:table-cell>
          <table:table-cell office:value-type="string">
            <text:p>ganzen</text:p>
          </table:table-cell>
          <table:table-cell office:value-type="string">
            <text:p>numidischen</text:p>
          </table:table-cell>
          <table:table-cell office:value-type="string">
            <text:p>Gebiets</text:p>
          </table:table-cell>
          <table:table-cell office:value-type="string">
            <text:p>Erneuerung</text:p>
          </table:table-cell>
          <table:table-cell office:value-type="string">
            <text:p>des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kassierten</text:p>
          </table:table-cell>
          <table:table-cell office:value-type="string">
            <text:p>Bündnisvertrages</text:p>
          </table:table-cell>
          <table:table-cell office:value-type="string">
            <text:p>von</text:p>
          </table:table-cell>
          <table:table-cell office:value-type="string">
            <text:p>Jugurtha</text:p>
          </table:table-cell>
          <table:table-cell office:value-type="string">
            <text:p>diktiert</text:p>
          </table:table-cell>
          <table:table-cell office:value-type="string">
            <text:p>und</text:p>
          </table:table-cell>
          <table:table-cell office:value-type="string">
            <text:p>von</text:p>
          </table:table-cell>
          <table:table-cell office:value-type="string">
            <text:p>den</text:p>
          </table:table-cell>
          <table:table-cell office:value-type="string">
            <text:p>Römern</text:p>
          </table:table-cell>
          <table:table-cell office:value-type="string">
            <text:p>angenomm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in</text:p>
          </table:table-cell>
          <table:table-cell office:value-type="string">
            <text:p>ihre</text:p>
          </table:table-cell>
          <table:table-cell office:value-type="string">
            <text:p>Kompetenz</text:p>
          </table:table-cell>
          <table:table-cell office:value-type="string">
            <text:p>zu</text:p>
          </table:table-cell>
          <table:table-cell office:value-type="string">
            <text:p>greifen</text:p>
          </table:table-cell>
          <table:table-cell office:value-type="string">
            <text:p>und</text:p>
          </table:table-cell>
          <table:table-cell office:value-type="string">
            <text:p>es</text:p>
          </table:table-cell>
          <table:table-cell office:value-type="string">
            <text:p>blieb</text:p>
          </table:table-cell>
          <table:table-cell office:value-type="string">
            <text:p>lediglich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überlassen</text:p>
          </table:table-cell>
          <table:table-cell office:value-type="string">
            <text:p>dem</text:p>
          </table:table-cell>
          <table:table-cell office:value-type="string">
            <text:p>numidischen</text:p>
          </table:table-cell>
          <table:table-cell office:value-type="string">
            <text:p>Skandal</text:p>
          </table:table-cell>
          <table:table-cell office:value-type="string">
            <text:p>in</text:p>
          </table:table-cell>
          <table:table-cell office:value-type="string">
            <text:p>der</text:p>
          </table:table-cell>
          <table:table-cell office:value-type="string">
            <text:p>für</text:p>
          </table:table-cell>
          <table:table-cell office:value-type="string">
            <text:p>die</text:p>
          </table:table-cell>
          <table:table-cell office:value-type="string">
            <text:p>Aristokratie</text:p>
          </table:table-cell>
          <table:table-cell office:value-type="string">
            <text:p>möglichst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mochte</text:p>
          </table:table-cell>
          <table:table-cell office:value-type="string">
            <text:p>wohl</text:p>
          </table:table-cell>
          <table:table-cell office:value-type="string">
            <text:p>selbst</text:p>
          </table:table-cell>
          <table:table-cell office:value-type="string">
            <text:p>der</text:p>
          </table:table-cell>
          <table:table-cell office:value-type="string">
            <text:p>adligste</text:p>
          </table:table-cell>
          <table:table-cell office:value-type="string">
            <text:p>Adlige</text:p>
          </table:table-cell>
          <table:table-cell office:value-type="string">
            <text:p>anfangen</text:p>
          </table:table-cell>
          <table:table-cell office:value-type="string">
            <text:p>zu</text:p>
          </table:table-cell>
          <table:table-cell office:value-type="string">
            <text:p>begreife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kassierte</text:p>
          </table:table-cell>
          <table:table-cell office:value-type="string">
            <text:p>zunächst</text:p>
          </table:table-cell>
          <table:table-cell office:value-type="string">
            <text:p>auch</text:p>
          </table:table-cell>
          <table:table-cell office:value-type="string">
            <text:p>den</text:p>
          </table:table-cell>
          <table:table-cell office:value-type="string">
            <text:p>zweiten</text:p>
          </table:table-cell>
          <table:table-cell office:value-type="string">
            <text:p>Friedensvertrag</text:p>
          </table:table-cell>
          <table:table-cell office:value-type="string">
            <text:p>den</text:p>
          </table:table-cell>
          <table:table-cell office:value-type="string">
            <text:p>Oberbefehlshaber</text:p>
          </table:table-cell>
          <table:table-cell office:value-type="string">
            <text:p>der</text:p>
          </table:table-cell>
          <table:table-cell office:value-type="string">
            <text:p>ih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Gracchus</text:p>
          </table:table-cell>
          <table:table-cell office:value-type="string">
            <text:p>die</text:p>
          </table:table-cell>
          <table:table-cell office:value-type="string">
            <text:p>Entscheidung</text:p>
          </table:table-cell>
          <table:table-cell office:value-type="string">
            <text:p>über</text:p>
          </table:table-cell>
          <table:table-cell office:value-type="string">
            <text:p>die</text:p>
          </table:table-cell>
          <table:table-cell office:value-type="string">
            <text:p>jedesmaligen</text:p>
          </table:table-cell>
          <table:table-cell office:value-type="string">
            <text:p>Kompetenzen</text:p>
          </table:table-cell>
          <table:table-cell office:value-type="string">
            <text:p>der</text:p>
          </table:table-cell>
          <table:table-cell office:value-type="string">
            <text:p>Konsuln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zustand</text:p>
          </table:table-cell>
          <table:table-cell office:value-type="string">
            <text:p>unter</text:p>
          </table:table-cell>
          <table:table-cell office:value-type="string">
            <text:p>Umstoßung</text:p>
          </table:table-cell>
          <table:table-cell office:value-type="string">
            <text:p>der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getroffenen</text:p>
          </table:table-cell>
          <table:table-cell office:value-type="string">
            <text:p>Verfügung</text:p>
          </table:table-cell>
          <table:table-cell office:value-type="string">
            <text:p>die</text:p>
          </table:table-cell>
          <table:table-cell office:value-type="string">
            <text:p>d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Kompetenzen</text:p>
          </table:table-cell>
          <table:table-cell office:value-type="string">
            <text:p>der</text:p>
          </table:table-cell>
          <table:table-cell office:value-type="string">
            <text:p>Konsuln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zustand</text:p>
          </table:table-cell>
          <table:table-cell office:value-type="string">
            <text:p>unter</text:p>
          </table:table-cell>
          <table:table-cell office:value-type="string">
            <text:p>Umstoßung</text:p>
          </table:table-cell>
          <table:table-cell office:value-type="string">
            <text:p>der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getroffenen</text:p>
          </table:table-cell>
          <table:table-cell office:value-type="string">
            <text:p>Verfügung</text:p>
          </table:table-cell>
          <table:table-cell office:value-type="string">
            <text:p>die</text:p>
          </table:table-cell>
          <table:table-cell office:value-type="string">
            <text:p>den</text:p>
          </table:table-cell>
          <table:table-cell office:value-type="string">
            <text:p>Metellus</text:p>
          </table:table-cell>
          <table:table-cell office:value-type="string">
            <text:p>an</text:p>
          </table:table-cell>
          <table:table-cell office:value-type="string">
            <text:p>seiner</text:p>
          </table:table-cell>
          <table:table-cell office:value-type="string">
            <text:p>Stelle</text:p>
          </table:table-cell>
          <table:table-cell office:value-type="string">
            <text:p>ließ</text:p>
          </table:table-cell>
          <table:table-cell office:value-type="string">
            <text:p>durch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J</text:p>
          </table:table-cell>
          <table:table-cell office:value-type="float" office:value="646">
            <text:p>646</text:p>
          </table:table-cell>
          <table:table-cell office:value-type="string">
            <text:p>auf</text:p>
          </table:table-cell>
          <table:table-cell office:value-type="string">
            <text:p>Veranlassung</text:p>
          </table:table-cell>
          <table:table-cell office:value-type="string">
            <text:p>des</text:p>
          </table:table-cell>
          <table:table-cell office:value-type="string">
            <text:p>Marius</text:p>
          </table:table-cell>
          <table:table-cell office:value-type="string">
            <text:p>seine</text:p>
          </table:table-cell>
          <table:table-cell office:value-type="string">
            <text:p>Ansprüche</text:p>
          </table:table-cell>
          <table:table-cell office:value-type="string">
            <text:p>bei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geltend</text:p>
          </table:table-cell>
          <table:table-cell office:value-type="string">
            <text:p>gemacht</text:p>
          </table:table-cell>
          <table:table-cell office:value-type="string">
            <text:p>hatte</text:p>
          </table:table-cell>
          <table:table-cell office:value-type="float" office:value="39">
            <text:p>39</text:p>
          </table:table-cell>
          <table:table-cell office:value-type="string">
            <text:p>Zugleich</text:p>
          </table:table-cell>
          <table:table-cell office:value-type="string">
            <text:p>wurden</text:p>
          </table:table-cell>
          <table:table-cell office:value-type="string">
            <text:p>die</text:p>
          </table:table-cell>
          <table:table-cell office:value-type="string">
            <text:p>gätulischen</text:p>
          </table:table-cell>
          <table:table-cell office:value-type="string">
            <text:p>Stämme</text:p>
          </table:table-cell>
          <table:table-cell office:value-type="string">
            <text:p>im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tat</text:p>
          </table:table-cell>
          <table:table-cell office:value-type="string">
            <text:p>nicht</text:p>
          </table:table-cell>
          <table:table-cell office:value-type="string">
            <text:p>möglich</text:p>
          </table:table-cell>
          <table:table-cell office:value-type="string">
            <text:p>wehrloser</text:p>
          </table:table-cell>
          <table:table-cell office:value-type="string">
            <text:p>und</text:p>
          </table:table-cell>
          <table:table-cell office:value-type="string">
            <text:p>verlorener</text:p>
          </table:table-cell>
          <table:table-cell office:value-type="string">
            <text:p>dazustehen</text:p>
          </table:table-cell>
          <table:table-cell office:value-type="string">
            <text:p>als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</text:p>
          </table:table-cell>
          <table:table-cell office:value-type="string">
            <text:p>im</text:p>
          </table:table-cell>
          <table:table-cell office:value-type="string">
            <text:p>J</text:p>
          </table:table-cell>
          <table:table-cell office:value-type="float" office:value="645">
            <text:p>645</text:p>
          </table:table-cell>
          <table:table-cell office:value-type="string">
            <text:p>stand</text:p>
          </table:table-cell>
          <table:table-cell office:value-type="string">
            <text:p>hätte</text:p>
          </table:table-cell>
          <table:table-cell office:value-type="string">
            <text:p>es</text:p>
          </table:table-cell>
          <table:table-cell office:value-type="string">
            <text:p>in</text:p>
          </table:table-cell>
          <table:table-cell office:value-type="string">
            <text:p>Rom</text:p>
          </table:table-cell>
          <table:table-cell office:value-type="string">
            <text:p>eine</text:p>
          </table:table-cell>
          <table:table-cell office:value-type="string">
            <text:p>wirkliche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mußte</text:p>
          </table:table-cell>
          <table:table-cell office:value-type="string">
            <text:p>diese</text:p>
          </table:table-cell>
          <table:table-cell office:value-type="string">
            <text:p>notwendig</text:p>
          </table:table-cell>
          <table:table-cell office:value-type="string">
            <text:p>jetzt</text:p>
          </table:table-cell>
          <table:table-cell office:value-type="string">
            <text:p>wenigstens</text:p>
          </table:table-cell>
          <table:table-cell office:value-type="string">
            <text:p>einen</text:p>
          </table:table-cell>
          <table:table-cell office:value-type="string">
            <text:p>Versuch</text:p>
          </table:table-cell>
          <table:table-cell office:value-type="string">
            <text:p>machen</text:p>
          </table:table-cell>
          <table:table-cell office:value-type="string">
            <text:p>den</text:p>
          </table:table-cell>
          <table:table-cell office:value-type="string">
            <text:p>restaurierten</text:p>
          </table:table-cell>
          <table:table-cell office:value-type="string">
            <text:p>Senat</text:p>
          </table:table-cell>
          <table:table-cell office:value-type="string">
            <text:p>zu</text:p>
          </table:table-cell>
          <table:table-cell office:value-type="string">
            <text:p>stürzen</text:p>
          </table:table-cell>
          <table:table-cell office:value-type="string">
            <text:p>Er</text:p>
          </table:table-cell>
          <table:table-cell office:value-type="string">
            <text:p>erfolgte</text:p>
          </table:table-cell>
          <table:table-cell office:value-type="string">
            <text:p>nicht</text:p>
          </table:table-cell>
          <table:table-cell office:value-type="string">
            <text:p>man</text:p>
          </table:table-cell>
          <table:table-cell office:value-type="string">
            <text:p>machte</text:p>
          </table:table-cell>
          <table:table-cell office:value-type="string">
            <text:p>aus</text:p>
          </table:table-cell>
          <table:table-cell office:value-type="string">
            <text:p>der</text:p>
          </table:table-cell>
          <table:table-cell office:value-type="string">
            <text:p>politisch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Person</text:p>
          </table:table-cell>
          <table:table-cell office:value-type="string">
            <text:p>des</text:p>
          </table:table-cell>
          <table:table-cell office:value-type="string">
            <text:p>Königs</text:p>
          </table:table-cell>
          <table:table-cell office:value-type="string">
            <text:p>und</text:p>
          </table:table-cell>
          <table:table-cell office:value-type="string">
            <text:p>sandte</text:p>
          </table:table-cell>
          <table:table-cell office:value-type="string">
            <text:p>ihn</text:p>
          </table:table-cell>
          <table:table-cell office:value-type="string">
            <text:p>nach</text:p>
          </table:table-cell>
          <table:table-cell office:value-type="string">
            <text:p>Rom</text:p>
          </table:table-cell>
          <table:table-cell office:value-type="string">
            <text:p>wo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en</text:p>
          </table:table-cell>
          <table:table-cell office:value-type="string">
            <text:p>Bruch</text:p>
          </table:table-cell>
          <table:table-cell office:value-type="string">
            <text:p>des</text:p>
          </table:table-cell>
          <table:table-cell office:value-type="string">
            <text:p>Treuworts</text:p>
          </table:table-cell>
          <table:table-cell office:value-type="string">
            <text:p>zwar</text:p>
          </table:table-cell>
          <table:table-cell office:value-type="string">
            <text:p>mißbilligte</text:p>
          </table:table-cell>
          <table:table-cell office:value-type="string">
            <text:p>aber</text:p>
          </table:table-cell>
          <table:table-cell office:value-type="string">
            <text:p>nicht</text:p>
          </table:table-cell>
          <table:table-cell office:value-type="string">
            <text:p>bloß</text:p>
          </table:table-cell>
          <table:table-cell office:value-type="string">
            <text:p>d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und</text:p>
          </table:table-cell>
          <table:table-cell office:value-type="string">
            <text:p>mehr</text:p>
          </table:table-cell>
          <table:table-cell office:value-type="string">
            <text:p>noch</text:p>
          </table:table-cell>
          <table:table-cell office:value-type="string">
            <text:p>die</text:p>
          </table:table-cell>
          <table:table-cell office:value-type="string">
            <text:p>Gründung</text:p>
          </table:table-cell>
          <table:table-cell office:value-type="string">
            <text:p>von</text:p>
          </table:table-cell>
          <table:table-cell office:value-type="string">
            <text:p>Narbo</text:p>
          </table:table-cell>
          <table:table-cell office:value-type="string">
            <text:p>welcher</text:p>
          </table:table-cell>
          <table:table-cell office:value-type="string">
            <text:p>Ansiedelung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vergeblich</text:p>
          </table:table-cell>
          <table:table-cell office:value-type="string">
            <text:p>das</text:p>
          </table:table-cell>
          <table:table-cell office:value-type="string">
            <text:p>Schicksal</text:p>
          </table:table-cell>
          <table:table-cell office:value-type="string">
            <text:p>der</text:p>
          </table:table-cell>
          <table:table-cell office:value-type="string">
            <text:p>karthagischen</text:p>
          </table:table-cell>
          <table:table-cell office:value-type="string">
            <text:p>zu</text:p>
          </table:table-cell>
          <table:table-cell office:value-type="string">
            <text:p>bereiten</text:p>
          </table:table-cell>
          <table:table-cell office:value-type="string">
            <text:p>suchte</text:p>
          </table:table-cell>
          <table:table-cell office:value-type="string">
            <text:p>blieben</text:p>
          </table:table-cell>
          <table:table-cell office:value-type="string">
            <text:p>als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veranlaßt</text:p>
          </table:table-cell>
          <table:table-cell office:value-type="string">
            <text:p>wurden</text:p>
          </table:table-cell>
          <table:table-cell office:value-type="string">
            <text:p>stießen</text:p>
          </table:table-cell>
          <table:table-cell office:value-type="string">
            <text:p>bereits</text:p>
          </table:table-cell>
          <table:table-cell office:value-type="string">
            <text:p>auf</text:p>
          </table:table-cell>
          <table:table-cell office:value-type="string">
            <text:p>so</text:p>
          </table:table-cell>
          <table:table-cell office:value-type="string">
            <text:p>große</text:p>
          </table:table-cell>
          <table:table-cell office:value-type="string">
            <text:p>Schwierigkeit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eshalb</text:p>
          </table:table-cell>
          <table:table-cell office:value-type="string">
            <text:p>die</text:p>
          </table:table-cell>
          <table:table-cell office:value-type="string">
            <text:p>Aufhebung</text:p>
          </table:table-cell>
          <table:table-cell office:value-type="string">
            <text:p>der</text:p>
          </table:table-cell>
          <table:table-cell office:value-type="string">
            <text:p>vermutlich</text:p>
          </table:table-cell>
          <table:table-cell office:value-type="string">
            <text:p>von</text:p>
          </table:table-cell>
          <table:table-cell office:value-type="string">
            <text:p>Gaius</text:p>
          </table:table-cell>
          <table:table-cell office:value-type="string">
            <text:p>Gracchus</text:p>
          </table:table-cell>
          <table:table-cell office:value-type="string">
            <text:p>herrührenden</text:p>
          </table:table-cell>
          <table:table-cell office:value-type="string">
            <text:p>die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ihren</text:p>
          </table:table-cell>
          <table:table-cell office:value-type="string">
            <text:p>Sieg</text:p>
          </table:table-cell>
          <table:table-cell office:value-type="string">
            <text:p>gegen</text:p>
          </table:table-cell>
          <table:table-cell office:value-type="string">
            <text:p>die</text:p>
          </table:table-cell>
          <table:table-cell office:value-type="string">
            <text:p>Römer</text:p>
          </table:table-cell>
          <table:table-cell office:value-type="string">
            <text:p>zu</text:p>
          </table:table-cell>
          <table:table-cell office:value-type="string">
            <text:p>verfolgen</text:p>
          </table:table-cell>
          <table:table-cell office:value-type="string">
            <text:p>sandten</text:p>
          </table:table-cell>
          <table:table-cell office:value-type="string">
            <text:p>a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nach</text:p>
          </table:table-cell>
          <table:table-cell office:value-type="string">
            <text:p>Rom</text:p>
          </table:table-cell>
          <table:table-cell office:value-type="string">
            <text:p>die</text:p>
          </table:table-cell>
          <table:table-cell office:value-type="string">
            <text:p>Bitte</text:p>
          </table:table-cell>
          <table:table-cell office:value-type="string">
            <text:p>um</text:p>
          </table:table-cell>
          <table:table-cell office:value-type="string">
            <text:p>Anweisung</text:p>
          </table:table-cell>
          <table:table-cell office:value-type="string">
            <text:p>von</text:p>
          </table:table-cell>
          <table:table-cell office:value-type="string">
            <text:p>Land</text:p>
          </table:table-cell>
          <table:table-cell office:value-type="string">
            <text:p>zu</text:p>
          </table:table-cell>
          <table:table-cell office:value-type="string">
            <text:p>wiederhol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verfassungsmäßigen</text:p>
          </table:table-cell>
          <table:table-cell office:value-type="string">
            <text:p>Etikette</text:p>
          </table:table-cell>
          <table:table-cell office:value-type="string">
            <text:p>so</text:p>
          </table:table-cell>
          <table:table-cell office:value-type="string">
            <text:p>unkundigen</text:p>
          </table:table-cell>
          <table:table-cell office:value-type="string">
            <text:p>Konsul</text:p>
          </table:table-cell>
          <table:table-cell office:value-type="string">
            <text:p>daß</text:p>
          </table:table-cell>
          <table:table-cell office:value-type="string">
            <text:p>er</text:p>
          </table:table-cell>
          <table:table-cell office:value-type="string">
            <text:p>im</text:p>
          </table:table-cell>
          <table:table-cell office:value-type="string">
            <text:p>Triumphalkostüm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erschien</text:p>
          </table:table-cell>
          <table:table-cell office:value-type="string">
            <text:p>Auch</text:p>
          </table:table-cell>
          <table:table-cell office:value-type="string">
            <text:p>sonst</text:p>
          </table:table-cell>
          <table:table-cell office:value-type="string">
            <text:p>hing</text:p>
          </table:table-cell>
          <table:table-cell office:value-type="string">
            <text:p>die</text:p>
          </table:table-cell>
          <table:table-cell office:value-type="string">
            <text:p>Rotüre</text:p>
          </table:table-cell>
          <table:table-cell office:value-type="string">
            <text:p>ihm</text:p>
          </table:table-cell>
          <table:table-cell office:value-type="string">
            <text:p>an</text:p>
          </table:table-cell>
          <table:table-cell office:value-type="string">
            <text:p>Er</text:p>
          </table:table-cell>
          <table:table-cell office:value-type="string">
            <text:p>war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auf</text:p>
          </table:table-cell>
          <table:table-cell office:value-type="string">
            <text:p>den</text:p>
          </table:table-cell>
          <table:table-cell office:value-type="string">
            <text:p>Antrag</text:p>
          </table:table-cell>
          <table:table-cell office:value-type="string">
            <text:p>des</text:p>
          </table:table-cell>
          <table:table-cell office:value-type="string">
            <text:p>Gnaeus</text:p>
          </table:table-cell>
          <table:table-cell office:value-type="string">
            <text:p>Domitius</text:p>
          </table:table-cell>
          <table:table-cell office:value-type="string">
            <text:p>durchging</text:p>
          </table:table-cell>
          <table:table-cell office:value-type="string">
            <text:p>ohne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es</text:p>
          </table:table-cell>
          <table:table-cell office:value-type="string">
            <text:p>hätte</text:p>
          </table:table-cell>
          <table:table-cell office:value-type="string">
            <text:p>wagen</text:p>
          </table:table-cell>
          <table:table-cell office:value-type="string">
            <text:p>können</text:p>
          </table:table-cell>
          <table:table-cell office:value-type="string">
            <text:p>sich</text:p>
          </table:table-cell>
          <table:table-cell office:value-type="string">
            <text:p>auch</text:p>
          </table:table-cell>
          <table:table-cell office:value-type="string">
            <text:p>nur</text:p>
          </table:table-cell>
          <table:table-cell office:value-type="string">
            <text:p>ernstlich</text:p>
          </table:table-cell>
          <table:table-cell office:value-type="string">
            <text:p>zu</text:p>
          </table:table-cell>
          <table:table-cell office:value-type="string">
            <text:p>widersetz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vielleicht</text:p>
          </table:table-cell>
          <table:table-cell office:value-type="string">
            <text:p>nicht</text:p>
          </table:table-cell>
          <table:table-cell office:value-type="string">
            <text:p>einmal</text:p>
          </table:table-cell>
          <table:table-cell office:value-type="string">
            <text:p>die</text:p>
          </table:table-cell>
          <table:table-cell office:value-type="string">
            <text:p>Möglichkeit</text:p>
          </table:table-cell>
          <table:table-cell office:value-type="string">
            <text:p>dachte</text:p>
          </table:table-cell>
          <table:table-cell office:value-type="string">
            <text:p>ihn</text:p>
          </table:table-cell>
          <table:table-cell office:value-type="string">
            <text:p>zu</text:p>
          </table:table-cell>
          <table:table-cell office:value-type="string">
            <text:p>betrete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war</text:p>
          </table:table-cell>
          <table:table-cell office:value-type="string">
            <text:p>oder</text:p>
          </table:table-cell>
          <table:table-cell office:value-type="string">
            <text:p>schien</text:p>
          </table:table-cell>
          <table:table-cell office:value-type="string">
            <text:p>so</text:p>
          </table:table-cell>
          <table:table-cell office:value-type="string">
            <text:p>macht</text:p>
          </table:table-cell>
          <table:table-cell office:value-type="string">
            <text:p>und</text:p>
          </table:table-cell>
          <table:table-cell office:value-type="string">
            <text:p>ratlos</text:p>
          </table:table-cell>
          <table:table-cell office:value-type="string">
            <text:p>so</text:p>
          </table:table-cell>
          <table:table-cell office:value-type="string">
            <text:p>verhaßt</text:p>
          </table:table-cell>
          <table:table-cell office:value-type="string">
            <text:p>und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bewirkten</text:p>
          </table:table-cell>
          <table:table-cell office:value-type="string">
            <text:p>Bestechungen</text:p>
          </table:table-cell>
          <table:table-cell office:value-type="string">
            <text:p>auf</text:p>
          </table:table-cell>
          <table:table-cell office:value-type="string">
            <text:p>offenem</text:p>
          </table:table-cell>
          <table:table-cell office:value-type="string">
            <text:p>Markt</text:p>
          </table:table-cell>
          <table:table-cell office:value-type="string">
            <text:p>zur</text:p>
          </table:table-cell>
          <table:table-cell office:value-type="string">
            <text:p>Sprache</text:p>
          </table:table-cell>
          <table:table-cell office:value-type="string">
            <text:p>gebracht</text:p>
          </table:table-cell>
          <table:table-cell office:value-type="string">
            <text:p>diese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aufs</text:p>
          </table:table-cell>
          <table:table-cell office:value-type="string">
            <text:p>höchste</text:p>
          </table:table-cell>
          <table:table-cell office:value-type="string">
            <text:p>kompromittierenden</text:p>
          </table:table-cell>
          <table:table-cell office:value-type="string">
            <text:p>Enthüllungen</text:p>
          </table:table-cell>
          <table:table-cell office:value-type="string">
            <text:p>hätten</text:p>
          </table:table-cell>
          <table:table-cell office:value-type="string">
            <text:p>fast</text:p>
          </table:table-cell>
          <table:table-cell office:value-type="string">
            <text:p>dem</text:p>
          </table:table-cell>
          <table:table-cell office:value-type="string">
            <text:p>kühnen</text:p>
          </table:table-cell>
          <table:table-cell office:value-type="string">
            <text:p>Tribun</text:p>
          </table:table-cell>
          <table:table-cell office:value-type="string">
            <text:p>das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ie</text:p>
          </table:table-cell>
          <table:table-cell office:value-type="string">
            <text:p>schimpfliche</text:p>
          </table:table-cell>
          <table:table-cell office:value-type="string">
            <text:p>Ausstoßung</text:p>
          </table:table-cell>
          <table:table-cell office:value-type="string">
            <text:p>des</text:p>
          </table:table-cell>
          <table:table-cell office:value-type="string">
            <text:p>Saturninus</text:p>
          </table:table-cell>
          <table:table-cell office:value-type="string">
            <text:p>wie</text:p>
          </table:table-cell>
          <table:table-cell office:value-type="string">
            <text:p>des</text:p>
          </table:table-cell>
          <table:table-cell office:value-type="string">
            <text:p>Glaucia</text:p>
          </table:table-cell>
          <table:table-cell office:value-type="string">
            <text:p>aus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bei</text:p>
          </table:table-cell>
          <table:table-cell office:value-type="string">
            <text:p>Gelegenheit</text:p>
          </table:table-cell>
          <table:table-cell office:value-type="string">
            <text:p>der</text:p>
          </table:table-cell>
          <table:table-cell office:value-type="string">
            <text:p>Revision</text:p>
          </table:table-cell>
          <table:table-cell office:value-type="string">
            <text:p>des</text:p>
          </table:table-cell>
          <table:table-cell office:value-type="string">
            <text:p>Senatorenverzeichnisses</text:p>
          </table:table-cell>
          <table:table-cell office:value-type="string">
            <text:p>war</text:p>
          </table:table-cell>
          <table:table-cell office:value-type="string">
            <text:p>nur</text:p>
          </table:table-cell>
          <table:table-cell office:value-type="string">
            <text:p>gescheitert</text:p>
          </table:table-cell>
          <table:table-cell office:value-type="string">
            <text:p>a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um</text:p>
          </table:table-cell>
          <table:table-cell office:value-type="string">
            <text:p>im</text:p>
          </table:table-cell>
          <table:table-cell office:value-type="string">
            <text:p>Besitz</text:p>
          </table:table-cell>
          <table:table-cell office:value-type="string">
            <text:p>dieser</text:p>
          </table:table-cell>
          <table:table-cell office:value-type="string">
            <text:p>Ämter</text:p>
          </table:table-cell>
          <table:table-cell office:value-type="string">
            <text:p>die</text:p>
          </table:table-cell>
          <table:table-cell office:value-type="string">
            <text:p>beabsichtigte</text:p>
          </table:table-cell>
          <table:table-cell office:value-type="string">
            <text:p>Staatsumwälzung</text:p>
          </table:table-cell>
          <table:table-cell office:value-type="string">
            <text:p>durchzuführe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ließ</text:p>
          </table:table-cell>
          <table:table-cell office:value-type="string">
            <text:p>die</text:p>
          </table:table-cell>
          <table:table-cell office:value-type="string">
            <text:p>Ernennung</text:p>
          </table:table-cell>
          <table:table-cell office:value-type="string">
            <text:p>des</text:p>
          </table:table-cell>
          <table:table-cell office:value-type="string">
            <text:p>minder</text:p>
          </table:table-cell>
          <table:table-cell office:value-type="string">
            <text:p>gefährlichen</text:p>
          </table:table-cell>
          <table:table-cell office:value-type="string">
            <text:p>Glaucia</text:p>
          </table:table-cell>
          <table:table-cell office:value-type="string">
            <text:p>geschehen</text:p>
          </table:table-cell>
          <table:table-cell office:value-type="string">
            <text:p>aber</text:p>
          </table:table-cell>
          <table:table-cell office:value-type="string">
            <text:p>tat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innen</text:p>
          </table:table-cell>
          <table:table-cell office:value-type="string">
            <text:p>wie</text:p>
          </table:table-cell>
          <table:table-cell office:value-type="string">
            <text:p>nach</text:p>
          </table:table-cell>
          <table:table-cell office:value-type="string">
            <text:p>außen</text:p>
          </table:table-cell>
          <table:table-cell office:value-type="string">
            <text:p>zu</text:p>
          </table:table-cell>
          <table:table-cell office:value-type="string">
            <text:p>brechen</text:p>
          </table:table-cell>
          <table:table-cell office:value-type="string">
            <text:p>also</text:p>
          </table:table-cell>
          <table:table-cell office:value-type="string">
            <text:p>teils</text:p>
          </table:table-cell>
          <table:table-cell office:value-type="string">
            <text:p>die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völlig</text:p>
          </table:table-cell>
          <table:table-cell office:value-type="string">
            <text:p>abhängig</text:p>
          </table:table-cell>
          <table:table-cell office:value-type="string">
            <text:p>gewordene</text:p>
          </table:table-cell>
          <table:table-cell office:value-type="string">
            <text:p>Beamtengewalt</text:p>
          </table:table-cell>
          <table:table-cell office:value-type="string">
            <text:p>in</text:p>
          </table:table-cell>
          <table:table-cell office:value-type="string">
            <text:p>ihre</text:p>
          </table:table-cell>
          <table:table-cell office:value-type="string">
            <text:p>ursprünglichen</text:p>
          </table:table-cell>
          <table:table-cell office:value-type="string">
            <text:p>souveränen</text:p>
          </table:table-cell>
          <table:table-cell office:value-type="string">
            <text:p>Rechte</text:p>
          </table:table-cell>
          <table:table-cell office:value-type="string">
            <text:p>wiedereinzusetz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Regierung</text:p>
          </table:table-cell>
          <table:table-cell office:value-type="string">
            <text:p>wie</text:p>
          </table:table-cell>
          <table:table-cell office:value-type="string">
            <text:p>begreiflich</text:p>
          </table:table-cell>
          <table:table-cell office:value-type="string">
            <text:p>auf</text:p>
          </table:table-cell>
          <table:table-cell office:value-type="string">
            <text:p>die</text:p>
          </table:table-cell>
          <table:table-cell office:value-type="string">
            <text:p>lebhafteste</text:p>
          </table:table-cell>
          <table:table-cell office:value-type="string">
            <text:p>Gegenwehr</text:p>
          </table:table-cell>
          <table:table-cell office:value-type="string">
            <text:p>Man</text:p>
          </table:table-cell>
          <table:table-cell office:value-type="string">
            <text:p>bewies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mit</text:p>
          </table:table-cell>
          <table:table-cell office:value-type="string">
            <text:p>schlagenden</text:p>
          </table:table-cell>
          <table:table-cell office:value-type="string">
            <text:p>Zahlen</text:p>
          </table:table-cell>
          <table:table-cell office:value-type="string">
            <text:p>daß</text:p>
          </table:table-cell>
          <table:table-cell office:value-type="string">
            <text:p>jenes</text:p>
          </table:table-cell>
          <table:table-cell office:value-type="string">
            <text:p>die</text:p>
          </table:table-cell>
          <table:table-cell office:value-type="string">
            <text:p>öffentlichen</text:p>
          </table:table-cell>
          <table:table-cell office:value-type="string">
            <text:p>Kassen</text:p>
          </table:table-cell>
          <table:table-cell office:value-type="string">
            <text:p>bankerott</text:p>
          </table:table-cell>
          <table:table-cell office:value-type="string">
            <text:p>mach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befahlen</text:p>
          </table:table-cell>
          <table:table-cell office:value-type="string">
            <text:p>die</text:p>
          </table:table-cell>
          <table:table-cell office:value-type="string">
            <text:p>Volksversammlung</text:p>
          </table:table-cell>
          <table:table-cell office:value-type="string">
            <text:p>zu</text:p>
          </table:table-cell>
          <table:table-cell office:value-type="string">
            <text:p>entlassen</text:p>
          </table:table-cell>
          <table:table-cell office:value-type="string">
            <text:p>Saturninus</text:p>
          </table:table-cell>
          <table:table-cell office:value-type="string">
            <text:p>bemerkte</text:p>
          </table:table-cell>
          <table:table-cell office:value-type="string">
            <text:p>den</text:p>
          </table:table-cell>
          <table:table-cell office:value-type="string">
            <text:p>Abgesandte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werde</text:p>
          </table:table-cell>
          <table:table-cell office:value-type="string">
            <text:p>wohl</text:p>
          </table:table-cell>
          <table:table-cell office:value-type="string">
            <text:p>tun</text:p>
          </table:table-cell>
          <table:table-cell office:value-type="string">
            <text:p>sich</text:p>
          </table:table-cell>
          <table:table-cell office:value-type="string">
            <text:p>ruhig</text:p>
          </table:table-cell>
          <table:table-cell office:value-type="string">
            <text:p>zu</text:p>
          </table:table-cell>
          <table:table-cell office:value-type="string">
            <text:p>verhalten</text:p>
          </table:table-cell>
          <table:table-cell office:value-type="string">
            <text:p>sonst</text:p>
          </table:table-cell>
          <table:table-cell office:value-type="string">
            <text:p>könne</text:p>
          </table:table-cell>
          <table:table-cell office:value-type="string">
            <text:p>gar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war</text:p>
          </table:table-cell>
          <table:table-cell office:value-type="string">
            <text:p>arg</text:p>
          </table:table-cell>
          <table:table-cell office:value-type="string">
            <text:p>als</text:p>
          </table:table-cell>
          <table:table-cell office:value-type="string">
            <text:p>es</text:p>
          </table:table-cell>
          <table:table-cell office:value-type="string">
            <text:p>indes</text:p>
          </table:table-cell>
          <table:table-cell office:value-type="string">
            <text:p>zur</text:p>
          </table:table-cell>
          <table:table-cell office:value-type="string">
            <text:p>Frage</text:p>
          </table:table-cell>
          <table:table-cell office:value-type="string">
            <text:p>kam</text:p>
          </table:table-cell>
          <table:table-cell office:value-type="string">
            <text:p>ob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er</text:p>
          </table:table-cell>
          <table:table-cell office:value-type="string">
            <text:p>Klausel</text:p>
          </table:table-cell>
          <table:table-cell office:value-type="string">
            <text:p>des</text:p>
          </table:table-cell>
          <table:table-cell office:value-type="string">
            <text:p>Gesetzes</text:p>
          </table:table-cell>
          <table:table-cell office:value-type="string">
            <text:p>genügen</text:p>
          </table:table-cell>
          <table:table-cell office:value-type="string">
            <text:p>werde</text:p>
          </table:table-cell>
          <table:table-cell office:value-type="string">
            <text:p>daß</text:p>
          </table:table-cell>
          <table:table-cell office:value-type="string">
            <text:p>binnen</text:p>
          </table:table-cell>
          <table:table-cell office:value-type="string">
            <text:p>fünf</text:p>
          </table:table-cell>
          <table:table-cell office:value-type="string">
            <text:p>Tag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Geldaristokratie</text:p>
          </table:table-cell>
          <table:table-cell office:value-type="string">
            <text:p>die</text:p>
          </table:table-cell>
          <table:table-cell office:value-type="string">
            <text:p>zwar</text:p>
          </table:table-cell>
          <table:table-cell office:value-type="string">
            <text:p>nichts</text:p>
          </table:table-cell>
          <table:table-cell office:value-type="string">
            <text:p>dagegen</text:p>
          </table:table-cell>
          <table:table-cell office:value-type="string">
            <text:p>hatte</text:p>
          </table:table-cell>
          <table:table-cell office:value-type="string">
            <text:p>mittelst</text:p>
          </table:table-cell>
          <table:table-cell office:value-type="string">
            <text:p>des</text:p>
          </table:table-cell>
          <table:table-cell office:value-type="string">
            <text:p>Pöbels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einmal</text:p>
          </table:table-cell>
          <table:table-cell office:value-type="string">
            <text:p>Schach</text:p>
          </table:table-cell>
          <table:table-cell office:value-type="string">
            <text:p>zu</text:p>
          </table:table-cell>
          <table:table-cell office:value-type="string">
            <text:p>bieten</text:p>
          </table:table-cell>
          <table:table-cell office:value-type="string">
            <text:p>aber</text:p>
          </table:table-cell>
          <table:table-cell office:value-type="string">
            <text:p>Straßenaufläufe</text:p>
          </table:table-cell>
          <table:table-cell office:value-type="string">
            <text:p>und</text:p>
          </table:table-cell>
          <table:table-cell office:value-type="string">
            <text:p>arge</text:p>
          </table:table-cell>
          <table:table-cell office:value-type="string">
            <text:p>Gewalttätigkeiten</text:p>
          </table:table-cell>
          <table:table-cell office:value-type="string">
            <text:p>nicht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erschrocken</text:p>
          </table:table-cell>
          <table:table-cell office:value-type="string">
            <text:p>über</text:p>
          </table:table-cell>
          <table:table-cell office:value-type="string">
            <text:p>das</text:p>
          </table:table-cell>
          <table:table-cell office:value-type="string">
            <text:p>wüste</text:p>
          </table:table-cell>
          <table:table-cell office:value-type="string">
            <text:p>Wesen</text:p>
          </table:table-cell>
          <table:table-cell office:value-type="string">
            <text:p>sich</text:p>
          </table:table-cell>
          <table:table-cell office:value-type="string">
            <text:p>wieder</text:p>
          </table:table-cell>
          <table:table-cell office:value-type="string">
            <text:p>eng</text:p>
          </table:table-cell>
          <table:table-cell office:value-type="string">
            <text:p>a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an</text:p>
          </table:table-cell>
          <table:table-cell office:value-type="string">
            <text:p>Während</text:p>
          </table:table-cell>
          <table:table-cell office:value-type="string">
            <text:p>Gaius</text:p>
          </table:table-cell>
          <table:table-cell office:value-type="string">
            <text:p>Gracchus</text:p>
          </table:table-cell>
          <table:table-cell office:value-type="string">
            <text:p>wohl</text:p>
          </table:table-cell>
          <table:table-cell office:value-type="string">
            <text:p>erkennend</text:p>
          </table:table-cell>
          <table:table-cell office:value-type="string">
            <text:p>daß</text:p>
          </table:table-cell>
          <table:table-cell office:value-type="string">
            <text:p>mit</text:p>
          </table:table-cell>
          <table:table-cell office:value-type="string">
            <text:p>dem</text:p>
          </table:table-cell>
          <table:table-cell office:value-type="string">
            <text:p>Proletariat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geheime</text:p>
          </table:table-cell>
          <table:table-cell office:value-type="string">
            <text:p>Unterhandlung</text:p>
          </table:table-cell>
          <table:table-cell office:value-type="string">
            <text:p>gepflogen</text:p>
          </table:table-cell>
          <table:table-cell office:value-type="string">
            <text:p>habe</text:p>
          </table:table-cell>
          <table:table-cell office:value-type="string">
            <text:p>dort</text:p>
          </table:table-cell>
          <table:table-cell office:value-type="string">
            <text:p>über</text:p>
          </table:table-cell>
          <table:table-cell office:value-type="string">
            <text:p>das</text:p>
          </table:table-cell>
          <table:table-cell office:value-type="string">
            <text:p>Losschlagen</text:p>
          </table:table-cell>
          <table:table-cell office:value-type="string">
            <text:p>gege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hier</text:p>
          </table:table-cell>
          <table:table-cell office:value-type="string">
            <text:p>über</text:p>
          </table:table-cell>
          <table:table-cell office:value-type="string">
            <text:p>das</text:p>
          </table:table-cell>
          <table:table-cell office:value-type="string">
            <text:p>Einschreiten</text:p>
          </table:table-cell>
          <table:table-cell office:value-type="string">
            <text:p>gegen</text:p>
          </table:table-cell>
          <table:table-cell office:value-type="string">
            <text:p>die</text:p>
          </table:table-cell>
          <table:table-cell office:value-type="string">
            <text:p>Revolte</text:p>
          </table:table-cell>
          <table:table-cell office:value-type="string">
            <text:p>und</text:p>
          </table:table-cell>
          <table:table-cell office:value-type="string">
            <text:p>daß</text:p>
          </table:table-cell>
          <table:table-cell office:value-type="string">
            <text:p>er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eklatantes</text:p>
          </table:table-cell>
          <table:table-cell office:value-type="string">
            <text:p>Ereignis</text:p>
          </table:table-cell>
          <table:table-cell office:value-type="string">
            <text:p>der</text:p>
          </table:table-cell>
          <table:table-cell office:value-type="string">
            <text:p>Art</text:p>
          </table:table-cell>
          <table:table-cell office:value-type="string">
            <text:p>gewartet</text:p>
          </table:table-cell>
          <table:table-cell office:value-type="string">
            <text:p>um</text:p>
          </table:table-cell>
          <table:table-cell office:value-type="string">
            <text:p>Gewalt</text:p>
          </table:table-cell>
          <table:table-cell office:value-type="string">
            <text:p>zu</text:p>
          </table:table-cell>
          <table:table-cell office:value-type="string">
            <text:p>brauche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forderte</text:p>
          </table:table-cell>
          <table:table-cell office:value-type="string">
            <text:p>den</text:p>
          </table:table-cell>
          <table:table-cell office:value-type="string">
            <text:p>Konsul</text:p>
          </table:table-cell>
          <table:table-cell office:value-type="string">
            <text:p>Gaius</text:p>
          </table:table-cell>
          <table:table-cell office:value-type="string">
            <text:p>Marius</text:p>
          </table:table-cell>
          <table:table-cell office:value-type="string">
            <text:p>auf</text:p>
          </table:table-cell>
          <table:table-cell office:value-type="string">
            <text:p>einzuschreiten</text:p>
          </table:table-cell>
          <table:table-cell office:value-type="string">
            <text:p>und</text:p>
          </table:table-cell>
          <table:table-cell office:value-type="string">
            <text:p>dieser</text:p>
          </table:table-cell>
          <table:table-cell office:value-type="string">
            <text:p>gab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Waffen</text:p>
          </table:table-cell>
          <table:table-cell office:value-type="string">
            <text:p>aus</text:p>
          </table:table-cell>
          <table:table-cell office:value-type="string">
            <text:p>den</text:p>
          </table:table-cell>
          <table:table-cell office:value-type="string">
            <text:p>öffentlichen</text:p>
          </table:table-cell>
          <table:table-cell office:value-type="string">
            <text:p>Gebäuden</text:p>
          </table:table-cell>
          <table:table-cell office:value-type="string">
            <text:p>ausgerüstet</text:p>
          </table:table-cell>
          <table:table-cell office:value-type="string">
            <text:p>und</text:p>
          </table:table-cell>
          <table:table-cell office:value-type="string">
            <text:p>militärisch</text:p>
          </table:table-cell>
          <table:table-cell office:value-type="string">
            <text:p>geordnet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selbst</text:p>
          </table:table-cell>
          <table:table-cell office:value-type="string">
            <text:p>erschien</text:p>
          </table:table-cell>
          <table:table-cell office:value-type="string">
            <text:p>bewaffnet</text:p>
          </table:table-cell>
          <table:table-cell office:value-type="string">
            <text:p>auf</text:p>
          </table:table-cell>
          <table:table-cell office:value-type="string">
            <text:p>dem</text:p>
          </table:table-cell>
          <table:table-cell office:value-type="string">
            <text:p>Markt</text:p>
          </table:table-cell>
          <table:table-cell office:value-type="string">
            <text:p>an</text:p>
          </table:table-cell>
          <table:table-cell office:value-type="string">
            <text:p>der</text:p>
          </table:table-cell>
          <table:table-cell office:value-type="string">
            <text:p>Spitze</text:p>
          </table:table-cell>
          <table:table-cell office:value-type="string">
            <text:p>sei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Ackergesetz</text:p>
          </table:table-cell>
          <table:table-cell office:value-type="string">
            <text:p>im</text:p>
          </table:table-cell>
          <table:table-cell office:value-type="string">
            <text:p>J</text:p>
          </table:table-cell>
          <table:table-cell office:value-type="float" office:value="655">
            <text:p>655</text:p>
          </table:table-cell>
          <table:table-cell office:value-type="string">
            <text:p>wieder</text:p>
          </table:table-cell>
          <table:table-cell office:value-type="string">
            <text:p>ein</text:p>
          </table:table-cell>
          <table:table-cell office:value-type="string">
            <text:p>und</text:p>
          </table:table-cell>
          <table:table-cell office:value-type="string">
            <text:p>durchbrachte</text:p>
          </table:table-cell>
          <table:table-cell office:value-type="string">
            <text:p>konnt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as</text:p>
          </table:table-cell>
          <table:table-cell office:value-type="string">
            <text:p>neue</text:p>
          </table:table-cell>
          <table:table-cell office:value-type="string">
            <text:p>Gesetz</text:p>
          </table:table-cell>
          <table:table-cell office:value-type="string">
            <text:p>unter</text:p>
          </table:table-cell>
          <table:table-cell office:value-type="string">
            <text:p>einem</text:p>
          </table:table-cell>
          <table:table-cell office:value-type="string">
            <text:p>religiösen</text:p>
          </table:table-cell>
          <table:table-cell office:value-type="string">
            <text:p>Vorwand</text:p>
          </table:table-cell>
          <table:table-cell office:value-type="string">
            <text:p>kassieren</text:p>
          </table:table-cell>
          <table:table-cell office:value-type="string">
            <text:p>ohne</text:p>
          </table:table-cell>
          <table:table-cell office:value-type="string">
            <text:p>daß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geworden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tatthalter</text:p>
          </table:table-cell>
          <table:table-cell office:value-type="string">
            <text:p>die</text:p>
          </table:table-cell>
          <table:table-cell office:value-type="string">
            <text:p>Provinz</text:p>
          </table:table-cell>
          <table:table-cell office:value-type="string">
            <text:p>nicht</text:p>
          </table:table-cell>
          <table:table-cell office:value-type="string">
            <text:p>mehr</text:p>
          </table:table-cell>
          <table:table-cell office:value-type="string">
            <text:p>für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sondern</text:p>
          </table:table-cell>
          <table:table-cell office:value-type="string">
            <text:p>für</text:p>
          </table:table-cell>
          <table:table-cell office:value-type="string">
            <text:p>den</text:p>
          </table:table-cell>
          <table:table-cell office:value-type="string">
            <text:p>Kapitalisten</text:p>
          </table:table-cell>
          <table:table-cell office:value-type="string">
            <text:p>und</text:p>
          </table:table-cell>
          <table:table-cell office:value-type="string">
            <text:p>Kaufmannsstand</text:p>
          </table:table-cell>
          <table:table-cell office:value-type="string">
            <text:p>zu</text:p>
          </table:table-cell>
          <table:table-cell office:value-type="string">
            <text:p>verwalten</text:p>
          </table:table-cell>
          <table:table-cell office:value-type="string">
            <text:p>schien</text:p>
          </table:table-cell>
          <table:table-cell office:value-type="string">
            <text:p>Wie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taub</text:p>
          </table:table-cell>
          <table:table-cell office:value-type="string">
            <text:p>gegen</text:p>
          </table:table-cell>
          <table:table-cell office:value-type="string">
            <text:p>alle</text:p>
          </table:table-cell>
          <table:table-cell office:value-type="string">
            <text:p>Bestechungsanträge</text:p>
          </table:table-cell>
          <table:table-cell office:value-type="string">
            <text:p>ans</text:p>
          </table:table-cell>
          <table:table-cell office:value-type="string">
            <text:p>Kreuz</text:p>
          </table:table-cell>
          <table:table-cell office:value-type="string">
            <text:p>schlagen</text:p>
          </table:table-cell>
          <table:table-cell office:value-type="string">
            <text:p>wie</text:p>
          </table:table-cell>
          <table:table-cell office:value-type="string">
            <text:p>Rechtens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billigte</text:p>
          </table:table-cell>
          <table:table-cell office:value-type="string">
            <text:p>sein</text:p>
          </table:table-cell>
          <table:table-cell office:value-type="string">
            <text:p>Verfahren</text:p>
          </table:table-cell>
          <table:table-cell office:value-type="string">
            <text:p>und</text:p>
          </table:table-cell>
          <table:table-cell office:value-type="string">
            <text:p>setzte</text:p>
          </table:table-cell>
          <table:table-cell office:value-type="string">
            <text:p>sogar</text:p>
          </table:table-cell>
          <table:table-cell office:value-type="string">
            <text:p>seitdem</text:p>
          </table:table-cell>
          <table:table-cell office:value-type="string">
            <text:p>den</text:p>
          </table:table-cell>
          <table:table-cell office:value-type="string">
            <text:p>Statthaltern</text:p>
          </table:table-cell>
          <table:table-cell office:value-type="string">
            <text:p>vo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Jugend</text:p>
          </table:table-cell>
          <table:table-cell office:value-type="string">
            <text:p>durch</text:p>
          </table:table-cell>
          <table:table-cell office:value-type="string">
            <text:p>die</text:p>
          </table:table-cell>
          <table:table-cell office:value-type="string">
            <text:p>persönliche</text:p>
          </table:table-cell>
          <table:table-cell office:value-type="string">
            <text:p>Würde</text:p>
          </table:table-cell>
          <table:table-cell office:value-type="string">
            <text:p>seines</text:p>
          </table:table-cell>
          <table:table-cell office:value-type="string">
            <text:p>Charakters</text:p>
          </table:table-cell>
          <table:table-cell office:value-type="string">
            <text:p>von</text:p>
          </table:table-cell>
          <table:table-cell office:value-type="string">
            <text:p>Gewicht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wie</text:p>
          </table:table-cell>
          <table:table-cell office:value-type="string">
            <text:p>auf</text:p>
          </table:table-cell>
          <table:table-cell office:value-type="string">
            <text:p>dem</text:p>
          </table:table-cell>
          <table:table-cell office:value-type="string">
            <text:p>Markte</text:p>
          </table:table-cell>
          <table:table-cell office:value-type="string">
            <text:p>Auch</text:p>
          </table:table-cell>
          <table:table-cell office:value-type="string">
            <text:p>stand</text:p>
          </table:table-cell>
          <table:table-cell office:value-type="string">
            <text:p>er</text:p>
          </table:table-cell>
          <table:table-cell office:value-type="string">
            <text:p>nicht</text:p>
          </table:table-cell>
          <table:table-cell office:value-type="string">
            <text:p>allein</text:p>
          </table:table-cell>
          <table:table-cell office:value-type="string">
            <text:p>Marcus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Geschwornenordnung</text:p>
          </table:table-cell>
          <table:table-cell office:value-type="string">
            <text:p>er</text:p>
          </table:table-cell>
          <table:table-cell office:value-type="string">
            <text:p>sowie</text:p>
          </table:table-cell>
          <table:table-cell office:value-type="string">
            <text:p>der</text:p>
          </table:table-cell>
          <table:table-cell office:value-type="string">
            <text:p>berühmte</text:p>
          </table:table-cell>
          <table:table-cell office:value-type="string">
            <text:p>Redner</text:p>
          </table:table-cell>
          <table:table-cell office:value-type="string">
            <text:p>Lucius</text:p>
          </table:table-cell>
          <table:table-cell office:value-type="string">
            <text:p>Crassus</text:p>
          </table:table-cell>
          <table:table-cell office:value-type="string">
            <text:p>waren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eifrigsten</text:p>
          </table:table-cell>
          <table:table-cell office:value-type="string">
            <text:p>Verfechter</text:p>
          </table:table-cell>
          <table:table-cell office:value-type="string">
            <text:p>vielleicht</text:p>
          </table:table-cell>
          <table:table-cell office:value-type="string">
            <text:p>die</text:p>
          </table:table-cell>
          <table:table-cell office:value-type="string">
            <text:p>Miturheber</text:p>
          </table:table-cell>
          <table:table-cell office:value-type="string">
            <text:p>seiner</text:p>
          </table:table-cell>
          <table:table-cell office:value-type="string">
            <text:p>Anträge</text:p>
          </table:table-cell>
          <table:table-cell office:value-type="string">
            <text:p>Indes</text:p>
          </table:table-cell>
          <table:table-cell office:value-type="string">
            <text:p>die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achte</text:p>
          </table:table-cell>
          <table:table-cell office:value-type="string">
            <text:p>keineswegs</text:p>
          </table:table-cell>
          <table:table-cell office:value-type="string">
            <text:p>wie</text:p>
          </table:table-cell>
          <table:table-cell office:value-type="string">
            <text:p>Drusus</text:p>
          </table:table-cell>
          <table:table-cell office:value-type="string">
            <text:p>Scaurus</text:p>
          </table:table-cell>
          <table:table-cell office:value-type="string">
            <text:p>und</text:p>
          </table:table-cell>
          <table:table-cell office:value-type="string">
            <text:p>Crassus</text:p>
          </table:table-cell>
          <table:table-cell office:value-type="string">
            <text:p>Es</text:p>
          </table:table-cell>
          <table:table-cell office:value-type="string">
            <text:p>fehlte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nicht</text:p>
          </table:table-cell>
          <table:table-cell office:value-type="string">
            <text:p>an</text:p>
          </table:table-cell>
          <table:table-cell office:value-type="string">
            <text:p>entschiedenen</text:p>
          </table:table-cell>
          <table:table-cell office:value-type="string">
            <text:p>Anhängern</text:p>
          </table:table-cell>
          <table:table-cell office:value-type="string">
            <text:p>der</text:p>
          </table:table-cell>
          <table:table-cell office:value-type="string">
            <text:p>Kapitalistenpartei</text:p>
          </table:table-cell>
          <table:table-cell office:value-type="string">
            <text:p>unter</text:p>
          </table:table-cell>
          <table:table-cell office:value-type="string">
            <text:p>denen</text:p>
          </table:table-cell>
          <table:table-cell office:value-type="string">
            <text:p>namentlich</text:p>
          </table:table-cell>
          <table:table-cell office:value-type="string">
            <text:p>sich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Geschwornenstellen</text:p>
          </table:table-cell>
          <table:table-cell office:value-type="string">
            <text:p>den</text:p>
          </table:table-cell>
          <table:table-cell office:value-type="string">
            <text:p>Bürgern</text:p>
          </table:table-cell>
          <table:table-cell office:value-type="string">
            <text:p>vom</text:p>
          </table:table-cell>
          <table:table-cell office:value-type="string">
            <text:p>Rittercensus</text:p>
          </table:table-cell>
          <table:table-cell office:value-type="string">
            <text:p>zu</text:p>
          </table:table-cell>
          <table:table-cell office:value-type="string">
            <text:p>entziehen</text:p>
          </table:table-cell>
          <table:table-cell office:value-type="string">
            <text:p>und</text:p>
          </table:table-cell>
          <table:table-cell office:value-type="string">
            <text:p>sie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zurückzugeben</text:p>
          </table:table-cell>
          <table:table-cell office:value-type="string">
            <text:p>welcher</text:p>
          </table:table-cell>
          <table:table-cell office:value-type="string">
            <text:p>zugleich</text:p>
          </table:table-cell>
          <table:table-cell office:value-type="string">
            <text:p>durch</text:p>
          </table:table-cell>
          <table:table-cell office:value-type="string">
            <text:p>Aufnahme</text:p>
          </table:table-cell>
          <table:table-cell office:value-type="string">
            <text:p>von</text:p>
          </table:table-cell>
          <table:table-cell office:value-type="float" office:value="300">
            <text:p>300</text:p>
          </table:table-cell>
          <table:table-cell office:value-type="string">
            <text:p>neuen</text:p>
          </table:table-cell>
          <table:table-cell office:value-type="string">
            <text:p>Mitgliedern</text:p>
          </table:table-cell>
          <table:table-cell office:value-type="string">
            <text:p>i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und</text:p>
          </table:table-cell>
          <table:table-cell office:value-type="string">
            <text:p>selbst</text:p>
          </table:table-cell>
          <table:table-cell office:value-type="string">
            <text:p>die</text:p>
          </table:table-cell>
          <table:table-cell office:value-type="string">
            <text:p>campanischen</text:p>
          </table:table-cell>
          <table:table-cell office:value-type="string">
            <text:p>Domänen</text:p>
          </table:table-cell>
          <table:table-cell office:value-type="string">
            <text:p>so</text:p>
          </table:table-cell>
          <table:table-cell office:value-type="string">
            <text:p>wie</text:p>
          </table:table-cell>
          <table:table-cell office:value-type="string">
            <text:p>Sicilien</text:p>
          </table:table-cell>
          <table:table-cell office:value-type="string">
            <text:p>konnt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recht</text:p>
          </table:table-cell>
          <table:table-cell office:value-type="string">
            <text:p>wohl</text:p>
          </table:table-cell>
          <table:table-cell office:value-type="string">
            <text:p>aufopfern</text:p>
          </table:table-cell>
          <table:table-cell office:value-type="string">
            <text:p>um</text:p>
          </table:table-cell>
          <table:table-cell office:value-type="string">
            <text:p>den</text:p>
          </table:table-cell>
          <table:table-cell office:value-type="string">
            <text:p>italischen</text:p>
          </table:table-cell>
          <table:table-cell office:value-type="string">
            <text:p>Bauernstand</text:p>
          </table:table-cell>
          <table:table-cell office:value-type="string">
            <text:p>zu</text:p>
          </table:table-cell>
          <table:table-cell office:value-type="string">
            <text:p>heben</text:p>
          </table:table-cell>
          <table:table-cell office:value-type="string">
            <text:p>und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bezeichnete</text:p>
          </table:table-cell>
          <table:table-cell office:value-type="string">
            <text:p>Der</text:p>
          </table:table-cell>
          <table:table-cell office:value-type="string">
            <text:p>Hauptgegner</text:p>
          </table:table-cell>
          <table:table-cell office:value-type="string">
            <text:p>des</text:p>
          </table:table-cell>
          <table:table-cell office:value-type="string">
            <text:p>Tribuns</text:p>
          </table:table-cell>
          <table:table-cell office:value-type="string">
            <text:p>der</text:p>
          </table:table-cell>
          <table:table-cell office:value-type="string">
            <text:p>Konsul</text:p>
          </table:table-cell>
          <table:table-cell office:value-type="string">
            <text:p>Philippus</text:p>
          </table:table-cell>
          <table:table-cell office:value-type="string">
            <text:p>forderte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auf</text:p>
          </table:table-cell>
          <table:table-cell office:value-type="string">
            <text:p>aus</text:p>
          </table:table-cell>
          <table:table-cell office:value-type="string">
            <text:p>diesem</text:p>
          </table:table-cell>
          <table:table-cell office:value-type="string">
            <text:p>Grunde</text:p>
          </table:table-cell>
          <table:table-cell office:value-type="string">
            <text:p>das</text:p>
          </table:table-cell>
          <table:table-cell office:value-type="string">
            <text:p>Livische</text:p>
          </table:table-cell>
          <table:table-cell office:value-type="string">
            <text:p>Gesetz</text:p>
          </table:table-cell>
          <table:table-cell office:value-type="string">
            <text:p>als</text:p>
          </table:table-cell>
          <table:table-cell office:value-type="string">
            <text:p>formwidrig</text:p>
          </table:table-cell>
          <table:table-cell office:value-type="string">
            <text:p>zu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Konsul</text:p>
          </table:table-cell>
          <table:table-cell office:value-type="string">
            <text:p>erklärte</text:p>
          </table:table-cell>
          <table:table-cell office:value-type="string">
            <text:p>darauf</text:p>
          </table:table-cell>
          <table:table-cell office:value-type="string">
            <text:p>auf</text:p>
          </table:table-cell>
          <table:table-cell office:value-type="string">
            <text:p>offenem</text:p>
          </table:table-cell>
          <table:table-cell office:value-type="string">
            <text:p>Markte</text:p>
          </table:table-cell>
          <table:table-cell office:value-type="string">
            <text:p>daß</text:p>
          </table:table-cell>
          <table:table-cell office:value-type="string">
            <text:p>mit</text:p>
          </table:table-cell>
          <table:table-cell office:value-type="string">
            <text:p>einem</text:p>
          </table:table-cell>
          <table:table-cell office:value-type="string">
            <text:p>solchen</text:p>
          </table:table-cell>
          <table:table-cell office:value-type="string">
            <text:p>Senat</text:p>
          </table:table-cell>
          <table:table-cell office:value-type="string">
            <text:p>zu</text:p>
          </table:table-cell>
          <table:table-cell office:value-type="string">
            <text:p>regieren</text:p>
          </table:table-cell>
          <table:table-cell office:value-type="string">
            <text:p>nicht</text:p>
          </table:table-cell>
          <table:table-cell office:value-type="string">
            <text:p>möglich</text:p>
          </table:table-cell>
          <table:table-cell office:value-type="string">
            <text:p>sei</text:p>
          </table:table-cell>
          <table:table-cell office:value-type="string">
            <text:p>und</text:p>
          </table:table-cell>
          <table:table-cell office:value-type="string">
            <text:p>er</text:p>
          </table:table-cell>
          <table:table-cell office:value-type="string">
            <text:p>sich</text:p>
          </table:table-cell>
          <table:table-cell office:value-type="string">
            <text:p>nach</text:p>
          </table:table-cell>
          <table:table-cell office:value-type="string">
            <text:p>einem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Staatsrat</text:p>
          </table:table-cell>
          <table:table-cell office:value-type="string">
            <text:p>umsehen</text:p>
          </table:table-cell>
          <table:table-cell office:value-type="string">
            <text:p>werde</text:p>
          </table:table-cell>
          <table:table-cell office:value-type="string">
            <text:p>er</text:p>
          </table:table-cell>
          <table:table-cell office:value-type="string">
            <text:p>schien</text:p>
          </table:table-cell>
          <table:table-cell office:value-type="string">
            <text:p>einen</text:p>
          </table:table-cell>
          <table:table-cell office:value-type="string">
            <text:p>Staatsstreich</text:p>
          </table:table-cell>
          <table:table-cell office:value-type="string">
            <text:p>zu</text:p>
          </table:table-cell>
          <table:table-cell office:value-type="string">
            <text:p>beabsichtige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von</text:p>
          </table:table-cell>
          <table:table-cell office:value-type="string">
            <text:p>Drusus</text:p>
          </table:table-cell>
          <table:table-cell office:value-type="string">
            <text:p>deswegen</text:p>
          </table:table-cell>
          <table:table-cell office:value-type="string">
            <text:p>berufen</text:p>
          </table:table-cell>
          <table:table-cell office:value-type="string">
            <text:p>sprach</text:p>
          </table:table-cell>
          <table:table-cell office:value-type="string">
            <text:p>nach</text:p>
          </table:table-cell>
          <table:table-cell office:value-type="string">
            <text:p>stürmischen</text:p>
          </table:table-cell>
          <table:table-cell office:value-type="string">
            <text:p>Verhandlungen</text:p>
          </table:table-cell>
          <table:table-cell office:value-type="string">
            <text:p>gegen</text:p>
          </table:table-cell>
          <table:table-cell office:value-type="string">
            <text:p>d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früheren</text:p>
          </table:table-cell>
          <table:table-cell office:value-type="string">
            <text:p>Verhältnissen</text:p>
          </table:table-cell>
          <table:table-cell office:value-type="string">
            <text:p>der</text:p>
          </table:table-cell>
          <table:table-cell office:value-type="string">
            <text:p>großen</text:p>
          </table:table-cell>
          <table:table-cell office:value-type="string">
            <text:p>Menge</text:p>
          </table:table-cell>
          <table:table-cell office:value-type="string">
            <text:p>der</text:p>
          </table:table-cell>
          <table:table-cell office:value-type="string">
            <text:p>Furchtsamen</text:p>
          </table:table-cell>
          <table:table-cell office:value-type="string">
            <text:p>und</text:p>
          </table:table-cell>
          <table:table-cell office:value-type="string">
            <text:p>Unentschiedenen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als</text:p>
          </table:table-cell>
          <table:table-cell office:value-type="string">
            <text:p>der</text:p>
          </table:table-cell>
          <table:table-cell office:value-type="string">
            <text:p>einzige</text:p>
          </table:table-cell>
          <table:table-cell office:value-type="string">
            <text:p>Ausweg</text:p>
          </table:table-cell>
          <table:table-cell office:value-type="string">
            <text:p>und</text:p>
          </table:table-cell>
          <table:table-cell office:value-type="string">
            <text:p>der</text:p>
          </table:table-cell>
          <table:table-cell office:value-type="string">
            <text:p>Kassationsbeschluß</text:p>
          </table:table-cell>
          <table:table-cell office:value-type="string">
            <text:p>wegen</text:p>
          </table:table-cell>
          <table:table-cell office:value-type="string">
            <text:p>formeller</text:p>
          </table:table-cell>
          <table:table-cell office:value-type="string">
            <text:p>Mängel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streng</text:p>
          </table:table-cell>
          <table:table-cell office:value-type="string">
            <text:p>sich</text:p>
          </table:table-cell>
          <table:table-cell office:value-type="string">
            <text:p>bescheidend</text:p>
          </table:table-cell>
          <table:table-cell office:value-type="string">
            <text:p>begnügte</text:p>
          </table:table-cell>
          <table:table-cell office:value-type="string">
            <text:p>sich</text:p>
          </table:table-cell>
          <table:table-cell office:value-type="string">
            <text:p>daran</text:p>
          </table:table-cell>
          <table:table-cell office:value-type="string">
            <text:p>zu</text:p>
          </table:table-cell>
          <table:table-cell office:value-type="string">
            <text:p>erinnern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also</text:p>
          </table:table-cell>
          <table:table-cell office:value-type="string">
            <text:p>selbst</text:p>
          </table:table-cell>
          <table:table-cell office:value-type="string">
            <text:p>die</text:p>
          </table:table-cell>
          <table:table-cell office:value-type="string">
            <text:p>verhaßten</text:p>
          </table:table-cell>
          <table:table-cell office:value-type="string">
            <text:p>Rittergerichte</text:p>
          </table:table-cell>
          <table:table-cell office:value-type="string">
            <text:p>wiederherstelle</text:p>
          </table:table-cell>
          <table:table-cell office:value-type="string">
            <text:p>und</text:p>
          </table:table-cell>
          <table:table-cell office:value-type="string">
            <text:p>begab</text:p>
          </table:table-cell>
          <table:table-cell office:value-type="string">
            <text:p>sich</text:p>
          </table:table-cell>
          <table:table-cell office:value-type="string">
            <text:p>seines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Staat</text:p>
          </table:table-cell>
          <table:table-cell office:value-type="string">
            <text:p>die</text:p>
          </table:table-cell>
          <table:table-cell office:value-type="string">
            <text:p>mit</text:p>
          </table:table-cell>
          <table:table-cell office:value-type="string">
            <text:p>dem</text:p>
          </table:table-cell>
          <table:table-cell office:value-type="string">
            <text:p>Wesen</text:p>
          </table:table-cell>
          <table:table-cell office:value-type="string">
            <text:p>der</text:p>
          </table:table-cell>
          <table:table-cell office:value-type="string">
            <text:p>Oligarchie</text:p>
          </table:table-cell>
          <table:table-cell office:value-type="string">
            <text:p>verträgliche</text:p>
          </table:table-cell>
          <table:table-cell office:value-type="string">
            <text:p>und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heilsame</text:p>
          </table:table-cell>
          <table:table-cell office:value-type="string">
            <text:p>Maßregel</text:p>
          </table:table-cell>
          <table:table-cell office:value-type="string">
            <text:p>seinerseits</text:p>
          </table:table-cell>
          <table:table-cell office:value-type="string">
            <text:p>aufnehmen</text:p>
          </table:table-cell>
          <table:table-cell office:value-type="string">
            <text:p>werde</text:p>
          </table:table-cell>
          <table:table-cell office:value-type="string">
            <text:p>Allein</text:p>
          </table:table-cell>
          <table:table-cell office:value-type="string">
            <text:p>die</text:p>
          </table:table-cell>
          <table:table-cell office:value-type="string">
            <text:p>letzten</text:p>
          </table:table-cell>
          <table:table-cell office:value-type="string">
            <text:p>Jahre</text:p>
          </table:table-cell>
          <table:table-cell office:value-type="string">
            <text:p>i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seinerseits</text:p>
          </table:table-cell>
          <table:table-cell office:value-type="string">
            <text:p>aufnehmen</text:p>
          </table:table-cell>
          <table:table-cell office:value-type="string">
            <text:p>werde</text:p>
          </table:table-cell>
          <table:table-cell office:value-type="string">
            <text:p>Allein</text:p>
          </table:table-cell>
          <table:table-cell office:value-type="string">
            <text:p>die</text:p>
          </table:table-cell>
          <table:table-cell office:value-type="string">
            <text:p>letzten</text:p>
          </table:table-cell>
          <table:table-cell office:value-type="string">
            <text:p>Jahre</text:p>
          </table:table-cell>
          <table:table-cell office:value-type="string">
            <text:p>in</text:p>
          </table:table-cell>
          <table:table-cell office:value-type="string">
            <text:p>dene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wieder</text:p>
          </table:table-cell>
          <table:table-cell office:value-type="string">
            <text:p>fast</text:p>
          </table:table-cell>
          <table:table-cell office:value-type="string">
            <text:p>unumschränkt</text:p>
          </table:table-cell>
          <table:table-cell office:value-type="string">
            <text:p>regierte</text:p>
          </table:table-cell>
          <table:table-cell office:value-type="string">
            <text:p>hatten</text:p>
          </table:table-cell>
          <table:table-cell office:value-type="string">
            <text:p>über</text:p>
          </table:table-cell>
          <table:table-cell office:value-type="string">
            <text:p>die</text:p>
          </table:table-cell>
          <table:table-cell office:value-type="string">
            <text:p>Absichten</text:p>
          </table:table-cell>
          <table:table-cell office:value-type="string">
            <text:p>auch</text:p>
          </table:table-cell>
          <table:table-cell office:value-type="string">
            <text:p>der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seine</text:p>
          </table:table-cell>
          <table:table-cell office:value-type="string">
            <text:p>ebenso</text:p>
          </table:table-cell>
          <table:table-cell office:value-type="string">
            <text:p>ehrenwerte</text:p>
          </table:table-cell>
          <table:table-cell office:value-type="string">
            <text:p>als</text:p>
          </table:table-cell>
          <table:table-cell office:value-type="string">
            <text:p>schädliche</text:p>
          </table:table-cell>
          <table:table-cell office:value-type="string">
            <text:p>Rechtlichkeit</text:p>
          </table:table-cell>
          <table:table-cell office:value-type="string">
            <text:p>erst</text:p>
          </table:table-cell>
          <table:table-cell office:value-type="string">
            <text:p>den</text:p>
          </table:table-cell>
          <table:table-cell office:value-type="string">
            <text:p>Krieg</text:p>
          </table:table-cell>
          <table:table-cell office:value-type="string">
            <text:p>zwischen</text:p>
          </table:table-cell>
          <table:table-cell office:value-type="string">
            <text:p>Senat</text:p>
          </table:table-cell>
          <table:table-cell office:value-type="string">
            <text:p>und</text:p>
          </table:table-cell>
          <table:table-cell office:value-type="string">
            <text:p>Rittern</text:p>
          </table:table-cell>
          <table:table-cell office:value-type="string">
            <text:p>und</text:p>
          </table:table-cell>
          <table:table-cell office:value-type="string">
            <text:p>dann</text:p>
          </table:table-cell>
          <table:table-cell office:value-type="string">
            <text:p>den</text:p>
          </table:table-cell>
          <table:table-cell office:value-type="string">
            <text:p>zwischen</text:p>
          </table:table-cell>
          <table:table-cell office:value-type="string">
            <text:p>Römern</text:p>
          </table:table-cell>
          <table:table-cell office:value-type="string">
            <text:p>und</text:p>
          </table:table-cell>
          <table:table-cell office:value-type="string">
            <text:p>Italikern</text:p>
          </table:table-cell>
          <table:table-cell office:value-type="string">
            <text:p>mehr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bald</text:p>
          </table:table-cell>
          <table:table-cell office:value-type="string">
            <text:p>nachher</text:p>
          </table:table-cell>
          <table:table-cell office:value-type="string">
            <text:p>der</text:p>
          </table:table-cell>
          <table:table-cell office:value-type="string">
            <text:p>Konsul</text:p>
          </table:table-cell>
          <table:table-cell office:value-type="string">
            <text:p>Lupus</text:p>
          </table:table-cell>
          <table:table-cell office:value-type="string">
            <text:p>aus</text:p>
          </table:table-cell>
          <table:table-cell office:value-type="string">
            <text:p>dem</text:p>
          </table:table-cell>
          <table:table-cell office:value-type="string">
            <text:p>Lager</text:p>
          </table:table-cell>
          <table:table-cell office:value-type="string">
            <text:p>a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berichtete</text:p>
          </table:table-cell>
          <table:table-cell office:value-type="string">
            <text:p>über</text:p>
          </table:table-cell>
          <table:table-cell office:value-type="string">
            <text:p>die</text:p>
          </table:table-cell>
          <table:table-cell office:value-type="string">
            <text:p>Verbindungen</text:p>
          </table:table-cell>
          <table:table-cell office:value-type="string">
            <text:p>die</text:p>
          </table:table-cell>
          <table:table-cell office:value-type="string">
            <text:p>zwischen</text:p>
          </table:table-cell>
          <table:table-cell office:value-type="string">
            <text:p>den</text:p>
          </table:table-cell>
          <table:table-cell office:value-type="string">
            <text:p>Optimaten</text:p>
          </table:table-cell>
          <table:table-cell office:value-type="string">
            <text:p>in</text:p>
          </table:table-cell>
          <table:table-cell office:value-type="string">
            <text:p>seinem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hier</text:p>
          </table:table-cell>
          <table:table-cell office:value-type="string">
            <text:p>wurden</text:p>
          </table:table-cell>
          <table:table-cell office:value-type="string">
            <text:p>in</text:p>
          </table:table-cell>
          <table:table-cell office:value-type="string">
            <text:p>entsprechender</text:p>
          </table:table-cell>
          <table:table-cell office:value-type="string">
            <text:p>Größe</text:p>
          </table:table-cell>
          <table:table-cell office:value-type="string">
            <text:p>Markt</text:p>
          </table:table-cell>
          <table:table-cell office:value-type="string">
            <text:p>und</text:p>
          </table:table-cell>
          <table:table-cell office:value-type="string">
            <text:p>Rathaus</text:p>
          </table:table-cell>
          <table:table-cell office:value-type="string">
            <text:p>abgesteckt</text:p>
          </table:table-cell>
          <table:table-cell office:value-type="string">
            <text:p>Ein</text:p>
          </table:table-cell>
          <table:table-cell office:value-type="string">
            <text:p>Senat</text:p>
          </table:table-cell>
          <table:table-cell office:value-type="string">
            <text:p>von</text:p>
          </table:table-cell>
          <table:table-cell office:value-type="string">
            <text:p>fünfhundert</text:p>
          </table:table-cell>
          <table:table-cell office:value-type="string">
            <text:p>Mitgliedern</text:p>
          </table:table-cell>
          <table:table-cell office:value-type="string">
            <text:p>erhielt</text:p>
          </table:table-cell>
          <table:table-cell office:value-type="string">
            <text:p>den</text:p>
          </table:table-cell>
          <table:table-cell office:value-type="string">
            <text:p>Auftrag</text:p>
          </table:table-cell>
          <table:table-cell office:value-type="string">
            <text:p>die</text:p>
          </table:table-cell>
          <table:table-cell office:value-type="string">
            <text:p>Verfassung</text:p>
          </table:table-cell>
          <table:table-cell office:value-type="string">
            <text:p>festzustellen</text:p>
          </table:table-cell>
          <table:table-cell office:value-type="string">
            <text:p>und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ieselben</text:p>
          </table:table-cell>
          <table:table-cell office:value-type="string">
            <text:p>Elemente</text:p>
          </table:table-cell>
          <table:table-cell office:value-type="string">
            <text:p>der</text:p>
          </table:table-cell>
          <table:table-cell office:value-type="string">
            <text:p>Oligarchie</text:p>
          </table:table-cell>
          <table:table-cell office:value-type="string">
            <text:p>in</text:p>
          </table:table-cell>
          <table:table-cell office:value-type="string">
            <text:p>sich</text:p>
          </table:table-cell>
          <table:table-cell office:value-type="string">
            <text:p>trug</text:p>
          </table:table-cell>
          <table:table-cell office:value-type="string">
            <text:p>wie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</text:p>
          </table:table-cell>
          <table:table-cell office:value-type="string">
            <text:p>mit</text:p>
          </table:table-cell>
          <table:table-cell office:value-type="string">
            <text:p>einer</text:p>
          </table:table-cell>
          <table:table-cell office:value-type="string">
            <text:p>in</text:p>
          </table:table-cell>
          <table:table-cell office:value-type="string">
            <text:p>gleicher</text:p>
          </table:table-cell>
          <table:table-cell office:value-type="string">
            <text:p>Art</text:p>
          </table:table-cell>
          <table:table-cell office:value-type="string">
            <text:p>durch</text:p>
          </table:table-cell>
          <table:table-cell office:value-type="string">
            <text:p>eine</text:p>
          </table:table-cell>
          <table:table-cell office:value-type="string">
            <text:p>Vielzahl</text:p>
          </table:table-cell>
          <table:table-cell office:value-type="string">
            <text:p>konkurrierender</text:p>
          </table:table-cell>
          <table:table-cell office:value-type="string">
            <text:p>höchster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kürzeren</text:p>
          </table:table-cell>
          <table:table-cell office:value-type="string">
            <text:p>gezogen</text:p>
          </table:table-cell>
          <table:table-cell office:value-type="string">
            <text:p>hatten</text:p>
          </table:table-cell>
          <table:table-cell office:value-type="string">
            <text:p>und</text:p>
          </table:table-cell>
          <table:table-cell office:value-type="string">
            <text:p>vor</text:p>
          </table:table-cell>
          <table:table-cell office:value-type="string">
            <text:p>allen</text:p>
          </table:table-cell>
          <table:table-cell office:value-type="string">
            <text:p>Dingen</text:p>
          </table:table-cell>
          <table:table-cell office:value-type="string">
            <text:p>war</text:p>
          </table:table-cell>
          <table:table-cell office:value-type="string">
            <text:p>aus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wie</text:p>
          </table:table-cell>
          <table:table-cell office:value-type="string">
            <text:p>aus</text:p>
          </table:table-cell>
          <table:table-cell office:value-type="string">
            <text:p>der</text:p>
          </table:table-cell>
          <table:table-cell office:value-type="string">
            <text:p>Bürgerschaft</text:p>
          </table:table-cell>
          <table:table-cell office:value-type="string">
            <text:p>der</text:p>
          </table:table-cell>
          <table:table-cell office:value-type="string">
            <text:p>Geist</text:p>
          </table:table-cell>
          <table:table-cell office:value-type="string">
            <text:p>entwichen</text:p>
          </table:table-cell>
          <table:table-cell office:value-type="string">
            <text:p>der</text:p>
          </table:table-cell>
          <table:table-cell office:value-type="string">
            <text:p>sie</text:p>
          </table:table-cell>
          <table:table-cell office:value-type="string">
            <text:p>einst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namentlich</text:p>
          </table:table-cell>
          <table:table-cell office:value-type="string">
            <text:p>der</text:p>
          </table:table-cell>
          <table:table-cell office:value-type="string">
            <text:p>Bruder</text:p>
          </table:table-cell>
          <table:table-cell office:value-type="string">
            <text:p>des</text:p>
          </table:table-cell>
          <table:table-cell office:value-type="string">
            <text:p>Gaius</text:p>
          </table:table-cell>
          <table:table-cell office:value-type="string">
            <text:p>der</text:p>
          </table:table-cell>
          <table:table-cell office:value-type="string">
            <text:p>Konsular</text:p>
          </table:table-cell>
          <table:table-cell office:value-type="string">
            <text:p>Lucius</text:p>
          </table:table-cell>
          <table:table-cell office:value-type="string">
            <text:p>Caesar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sehr</text:p>
          </table:table-cell>
          <table:table-cell office:value-type="string">
            <text:p>einflußreich</text:p>
          </table:table-cell>
          <table:table-cell office:value-type="string">
            <text:p>war</text:p>
          </table:table-cell>
          <table:table-cell office:value-type="string">
            <text:p>und</text:p>
          </table:table-cell>
          <table:table-cell office:value-type="string">
            <text:p>mit</text:p>
          </table:table-cell>
          <table:table-cell office:value-type="string">
            <text:p>der</text:p>
          </table:table-cell>
          <table:table-cell office:value-type="string">
            <text:p>derselben</text:p>
          </table:table-cell>
          <table:table-cell office:value-type="string">
            <text:p>anhängenden</text:p>
          </table:table-cell>
          <table:table-cell office:value-type="string">
            <text:p>Fraktion</text:p>
          </table:table-cell>
          <table:table-cell office:value-type="string">
            <text:p>der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Folge</text:p>
          </table:table-cell>
          <table:table-cell office:value-type="string">
            <text:p>des</text:p>
          </table:table-cell>
          <table:table-cell office:value-type="string">
            <text:p>Sulpicischen</text:p>
          </table:table-cell>
          <table:table-cell office:value-type="string">
            <text:p>Antrags</text:p>
          </table:table-cell>
          <table:table-cell office:value-type="string">
            <text:p>sein</text:p>
          </table:table-cell>
          <table:table-cell office:value-type="string">
            <text:p>mußte</text:p>
          </table:table-cell>
          <table:table-cell office:value-type="string">
            <text:p>alle</text:p>
          </table:table-cell>
          <table:table-cell office:value-type="string">
            <text:p>Individuen</text:p>
          </table:table-cell>
          <table:table-cell office:value-type="string">
            <text:p>aus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ausschieden</text:p>
          </table:table-cell>
          <table:table-cell office:value-type="string">
            <text:p>die</text:p>
          </table:table-cell>
          <table:table-cell office:value-type="string">
            <text:p>nicht</text:p>
          </table:table-cell>
          <table:table-cell office:value-type="string">
            <text:p>vermochten</text:p>
          </table:table-cell>
          <table:table-cell office:value-type="string">
            <text:p>ihre</text:p>
          </table:table-cell>
          <table:table-cell office:value-type="string">
            <text:p>Passiva</text:p>
          </table:table-cell>
          <table:table-cell office:value-type="string">
            <text:p>rasch</text:p>
          </table:table-cell>
          <table:table-cell office:value-type="string">
            <text:p>zu</text:p>
          </table:table-cell>
          <table:table-cell office:value-type="string">
            <text:p>liquidieren</text:p>
          </table:table-cell>
          <table:table-cell office:value-type="string">
            <text:p>und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womit</text:p>
          </table:table-cell>
          <table:table-cell office:value-type="string">
            <text:p>natürlich</text:p>
          </table:table-cell>
          <table:table-cell office:value-type="string">
            <text:p>nicht</text:p>
          </table:table-cell>
          <table:table-cell office:value-type="string">
            <text:p>geleugnet</text:p>
          </table:table-cell>
          <table:table-cell office:value-type="string">
            <text:p>werden</text:p>
          </table:table-cell>
          <table:table-cell office:value-type="string">
            <text:p>soll</text:p>
          </table:table-cell>
          <table:table-cell office:value-type="string">
            <text:p>daß</text:p>
          </table:table-cell>
          <table:table-cell office:value-type="string">
            <text:p>Rufus</text:p>
          </table:table-cell>
          <table:table-cell office:value-type="string">
            <text:p>eine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so</text:p>
          </table:table-cell>
          <table:table-cell office:value-type="string">
            <text:p>schroff</text:p>
          </table:table-cell>
          <table:table-cell office:value-type="string">
            <text:p>und</text:p>
          </table:table-cell>
          <table:table-cell office:value-type="string">
            <text:p>gehässig</text:p>
          </table:table-cell>
          <table:table-cell office:value-type="string">
            <text:p>prostituierende</text:p>
          </table:table-cell>
          <table:table-cell office:value-type="string">
            <text:p>Säuberung</text:p>
          </table:table-cell>
          <table:table-cell office:value-type="string">
            <text:p>der</text:p>
          </table:table-cell>
          <table:table-cell office:value-type="string">
            <text:p>Kurie</text:p>
          </table:table-cell>
          <table:table-cell office:value-type="string">
            <text:p>wie</text:p>
          </table:table-cell>
          <table:table-cell office:value-type="string">
            <text:p>er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emnach</text:p>
          </table:table-cell>
          <table:table-cell office:value-type="string">
            <text:p>sich</text:p>
          </table:table-cell>
          <table:table-cell office:value-type="string">
            <text:p>keine</text:p>
          </table:table-cell>
          <table:table-cell office:value-type="string">
            <text:p>Mühe</text:p>
          </table:table-cell>
          <table:table-cell office:value-type="string">
            <text:p>durch</text:p>
          </table:table-cell>
          <table:table-cell office:value-type="string">
            <text:p>den</text:p>
          </table:table-cell>
          <table:table-cell office:value-type="string">
            <text:p>Köder</text:p>
          </table:table-cell>
          <table:table-cell office:value-type="string">
            <text:p>der</text:p>
          </table:table-cell>
          <table:table-cell office:value-type="string">
            <text:p>Geschwornengerichte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für</text:p>
          </table:table-cell>
          <table:table-cell office:value-type="string">
            <text:p>sich</text:p>
          </table:table-cell>
          <table:table-cell office:value-type="string">
            <text:p>zu</text:p>
          </table:table-cell>
          <table:table-cell office:value-type="string">
            <text:p>gewinnen</text:p>
          </table:table-cell>
          <table:table-cell office:value-type="string">
            <text:p>Besseren</text:p>
          </table:table-cell>
          <table:table-cell office:value-type="string">
            <text:p>Rückhalt</text:p>
          </table:table-cell>
          <table:table-cell office:value-type="string">
            <text:p>fand</text:p>
          </table:table-cell>
          <table:table-cell office:value-type="string">
            <text:p>er</text:p>
          </table:table-cell>
          <table:table-cell office:value-type="string">
            <text:p>an</text:p>
          </table:table-cell>
          <table:table-cell office:value-type="string">
            <text:p>d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senken</text:p>
          </table:table-cell>
          <table:table-cell office:value-type="string">
            <text:p>versuchte</text:p>
          </table:table-cell>
          <table:table-cell office:value-type="string">
            <text:p>Marius</text:p>
          </table:table-cell>
          <table:table-cell office:value-type="string">
            <text:p>noch</text:p>
          </table:table-cell>
          <table:table-cell office:value-type="string">
            <text:p>einmal</text:p>
          </table:table-cell>
          <table:table-cell office:value-type="string">
            <text:p>sich</text:p>
          </table:table-cell>
          <table:table-cell office:value-type="string">
            <text:p>zu</text:p>
          </table:table-cell>
          <table:table-cell office:value-type="string">
            <text:p>setzen</text:p>
          </table:table-cell>
          <table:table-cell office:value-type="string">
            <text:p>er</text:p>
          </table:table-cell>
          <table:table-cell office:value-type="string">
            <text:p>beschwor</text:p>
          </table:table-cell>
          <table:table-cell office:value-type="string">
            <text:p>Senat</text:p>
          </table:table-cell>
          <table:table-cell office:value-type="string">
            <text:p>und</text:p>
          </table:table-cell>
          <table:table-cell office:value-type="string">
            <text:p>Ritter</text:p>
          </table:table-cell>
          <table:table-cell office:value-type="string">
            <text:p>und</text:p>
          </table:table-cell>
          <table:table-cell office:value-type="string">
            <text:p>die</text:p>
          </table:table-cell>
          <table:table-cell office:value-type="string">
            <text:p>gesamte</text:p>
          </table:table-cell>
          <table:table-cell office:value-type="string">
            <text:p>Bürgerschaft</text:p>
          </table:table-cell>
          <table:table-cell office:value-type="string">
            <text:p>den</text:p>
          </table:table-cell>
          <table:table-cell office:value-type="string">
            <text:p>Legionen</text:p>
          </table:table-cell>
          <table:table-cell office:value-type="string">
            <text:p>sich</text:p>
          </table:table-cell>
          <table:table-cell office:value-type="string">
            <text:p>entgegenzuwerf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sich</text:p>
          </table:table-cell>
          <table:table-cell office:value-type="string">
            <text:p>geflüchtet</text:p>
          </table:table-cell>
          <table:table-cell office:value-type="string">
            <text:p>sie</text:p>
          </table:table-cell>
          <table:table-cell office:value-type="string">
            <text:p>wurden</text:p>
          </table:table-cell>
          <table:table-cell office:value-type="string">
            <text:p>zwölf</text:p>
          </table:table-cell>
          <table:table-cell office:value-type="string">
            <text:p>an</text:p>
          </table:table-cell>
          <table:table-cell office:value-type="string">
            <text:p>der</text:p>
          </table:table-cell>
          <table:table-cell office:value-type="string">
            <text:p>Zahl</text:p>
          </table:table-cell>
          <table:table-cell office:value-type="string">
            <text:p>von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als</text:p>
          </table:table-cell>
          <table:table-cell office:value-type="string">
            <text:p>Vaterlandsfeinde</text:p>
          </table:table-cell>
          <table:table-cell office:value-type="string">
            <text:p>zur</text:p>
          </table:table-cell>
          <table:table-cell office:value-type="string">
            <text:p>Fahndung</text:p>
          </table:table-cell>
          <table:table-cell office:value-type="string">
            <text:p>und</text:p>
          </table:table-cell>
          <table:table-cell office:value-type="string">
            <text:p>Hinrichtung</text:p>
          </table:table-cell>
          <table:table-cell office:value-type="string">
            <text:p>ausgeschrieben</text:p>
          </table:table-cell>
          <table:table-cell office:value-type="string">
            <text:p>Publius</text:p>
          </table:table-cell>
          <table:table-cell office:value-type="string">
            <text:p>Sulpicius</text:p>
          </table:table-cell>
          <table:table-cell office:value-type="string">
            <text:p>ward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er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Schlachten</text:p>
          </table:table-cell>
          <table:table-cell office:value-type="string">
            <text:p>und</text:p>
          </table:table-cell>
          <table:table-cell office:value-type="string">
            <text:p>Prozessen</text:p>
          </table:table-cell>
          <table:table-cell office:value-type="string">
            <text:p>des</text:p>
          </table:table-cell>
          <table:table-cell office:value-type="string">
            <text:p>Bundesgenossenkrieges</text:p>
          </table:table-cell>
          <table:table-cell office:value-type="string">
            <text:p>sehr</text:p>
          </table:table-cell>
          <table:table-cell office:value-type="string">
            <text:p>zusammengeschwundene</text:p>
          </table:table-cell>
          <table:table-cell office:value-type="string">
            <text:p>Senat</text:p>
          </table:table-cell>
          <table:table-cell office:value-type="string">
            <text:p>ward</text:p>
          </table:table-cell>
          <table:table-cell office:value-type="string">
            <text:p>ergänzt</text:p>
          </table:table-cell>
          <table:table-cell office:value-type="string">
            <text:p>durch</text:p>
          </table:table-cell>
          <table:table-cell office:value-type="string">
            <text:p>die</text:p>
          </table:table-cell>
          <table:table-cell office:value-type="string">
            <text:p>Aufnahme</text:p>
          </table:table-cell>
          <table:table-cell office:value-type="string">
            <text:p>von</text:p>
          </table:table-cell>
          <table:table-cell office:value-type="float" office:value="300">
            <text:p>300</text:p>
          </table:table-cell>
          <table:table-cell office:value-type="string">
            <text:p>neuen</text:p>
          </table:table-cell>
          <table:table-cell office:value-type="string">
            <text:p>Senatoren</text:p>
          </table:table-cell>
          <table:table-cell office:value-type="string">
            <text:p>der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adurch</text:p>
          </table:table-cell>
          <table:table-cell office:value-type="string">
            <text:p>beschränkt</text:p>
          </table:table-cell>
          <table:table-cell office:value-type="string">
            <text:p>daß</text:p>
          </table:table-cell>
          <table:table-cell office:value-type="string">
            <text:p>jeder</text:p>
          </table:table-cell>
          <table:table-cell office:value-type="string">
            <text:p>Antrag</text:p>
          </table:table-cell>
          <table:table-cell office:value-type="string">
            <text:p>fortan</text:p>
          </table:table-cell>
          <table:table-cell office:value-type="string">
            <text:p>von</text:p>
          </table:table-cell>
          <table:table-cell office:value-type="string">
            <text:p>ihnen</text:p>
          </table:table-cell>
          <table:table-cell office:value-type="string">
            <text:p>zunächst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vorgelegt</text:p>
          </table:table-cell>
          <table:table-cell office:value-type="string">
            <text:p>werden</text:p>
          </table:table-cell>
          <table:table-cell office:value-type="string">
            <text:p>mußte</text:p>
          </table:table-cell>
          <table:table-cell office:value-type="string">
            <text:p>und</text:p>
          </table:table-cell>
          <table:table-cell office:value-type="string">
            <text:p>erst</text:p>
          </table:table-cell>
          <table:table-cell office:value-type="string">
            <text:p>wenn</text:p>
          </table:table-cell>
          <table:table-cell office:value-type="string">
            <text:p>dieser</text:p>
          </table:table-cell>
          <table:table-cell office:value-type="string">
            <text:p>ihn</text:p>
          </table:table-cell>
          <table:table-cell office:value-type="string">
            <text:p>gebilligt</text:p>
          </table:table-cell>
          <table:table-cell office:value-type="string">
            <text:p>hatte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immer</text:p>
          </table:table-cell>
          <table:table-cell office:value-type="string">
            <text:p>mehr</text:p>
          </table:table-cell>
          <table:table-cell office:value-type="string">
            <text:p>geworden</text:p>
          </table:table-cell>
          <table:table-cell office:value-type="string">
            <text:p>sie</text:p>
          </table:table-cell>
          <table:table-cell office:value-type="string">
            <text:p>ward</text:p>
          </table:table-cell>
          <table:table-cell office:value-type="string">
            <text:p>nur</text:p>
          </table:table-cell>
          <table:table-cell office:value-type="string">
            <text:p>ertragen</text:p>
          </table:table-cell>
          <table:table-cell office:value-type="string">
            <text:p>weil</text:p>
          </table:table-cell>
          <table:table-cell office:value-type="string">
            <text:p>faktisch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sich</text:p>
          </table:table-cell>
          <table:table-cell office:value-type="string">
            <text:p>das</text:p>
          </table:table-cell>
          <table:table-cell office:value-type="string">
            <text:p>Vorberatungsrecht</text:p>
          </table:table-cell>
          <table:table-cell office:value-type="string">
            <text:p>vindiciert</text:p>
          </table:table-cell>
          <table:table-cell office:value-type="string">
            <text:p>hatte</text:p>
          </table:table-cell>
          <table:table-cell office:value-type="string">
            <text:p>und</text:p>
          </table:table-cell>
          <table:table-cell office:value-type="string">
            <text:p>regelmäßig</text:p>
          </table:table-cell>
          <table:table-cell office:value-type="string">
            <text:p>den</text:p>
          </table:table-cell>
          <table:table-cell office:value-type="string">
            <text:p>ohne</text:p>
          </table:table-cell>
          <table:table-cell office:value-type="string">
            <text:p>solche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von</text:p>
          </table:table-cell>
          <table:table-cell office:value-type="string">
            <text:p>Bithynien</text:p>
          </table:table-cell>
          <table:table-cell office:value-type="string">
            <text:p>mit</text:p>
          </table:table-cell>
          <table:table-cell office:value-type="string">
            <text:p>dem</text:p>
          </table:table-cell>
          <table:table-cell office:value-type="string">
            <text:p>er</text:p>
          </table:table-cell>
          <table:table-cell office:value-type="string">
            <text:p>das</text:p>
          </table:table-cell>
          <table:table-cell office:value-type="string">
            <text:p>Land</text:p>
          </table:table-cell>
          <table:table-cell office:value-type="string">
            <text:p>teilte</text:p>
          </table:table-cell>
          <table:table-cell office:value-type="string">
            <text:p>Als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agegen</text:p>
          </table:table-cell>
          <table:table-cell office:value-type="string">
            <text:p>Einspruch</text:p>
          </table:table-cell>
          <table:table-cell office:value-type="string">
            <text:p>erhob</text:p>
          </table:table-cell>
          <table:table-cell office:value-type="string">
            <text:p>fügte</text:p>
          </table:table-cell>
          <table:table-cell office:value-type="string">
            <text:p>sich</text:p>
          </table:table-cell>
          <table:table-cell office:value-type="string">
            <text:p>Mithradates</text:p>
          </table:table-cell>
          <table:table-cell office:value-type="string">
            <text:p>demselben</text:p>
          </table:table-cell>
          <table:table-cell office:value-type="string">
            <text:p>während</text:p>
          </table:table-cell>
          <table:table-cell office:value-type="string">
            <text:p>Nikomedes</text:p>
          </table:table-cell>
          <table:table-cell office:value-type="string">
            <text:p>ein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Häfen</text:p>
          </table:table-cell>
          <table:table-cell office:value-type="string">
            <text:p>der</text:p>
          </table:table-cell>
          <table:table-cell office:value-type="string">
            <text:p>Krim</text:p>
          </table:table-cell>
          <table:table-cell office:value-type="string">
            <text:p>das</text:p>
          </table:table-cell>
          <table:table-cell office:value-type="string">
            <text:p>Schwarze</text:p>
          </table:table-cell>
          <table:table-cell office:value-type="string">
            <text:p>Meer</text:p>
          </table:table-cell>
          <table:table-cell office:value-type="string">
            <text:p>ausschließlich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</text:p>
          </table:table-cell>
          <table:table-cell office:value-type="string">
            <text:p>seine</text:p>
          </table:table-cell>
          <table:table-cell office:value-type="string">
            <text:p>allgemeine</text:p>
          </table:table-cell>
          <table:table-cell office:value-type="string">
            <text:p>Politik</text:p>
          </table:table-cell>
          <table:table-cell office:value-type="string">
            <text:p>die</text:p>
          </table:table-cell>
          <table:table-cell office:value-type="string">
            <text:p>mehr</text:p>
          </table:table-cell>
          <table:table-cell office:value-type="string">
            <text:p>oder</text:p>
          </table:table-cell>
          <table:table-cell office:value-type="string">
            <text:p>minder</text:p>
          </table:table-cell>
          <table:table-cell office:value-type="string">
            <text:p>von</text:p>
          </table:table-cell>
          <table:table-cell office:value-type="string">
            <text:p>ihm</text:p>
          </table:table-cell>
          <table:table-cell office:value-type="string">
            <text:p>abhängig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ieser</text:p>
          </table:table-cell>
          <table:table-cell office:value-type="string">
            <text:p>Knabe</text:p>
          </table:table-cell>
          <table:table-cell office:value-type="string">
            <text:p>dann</text:p>
          </table:table-cell>
          <table:table-cell office:value-type="string">
            <text:p>zu</text:p>
          </table:table-cell>
          <table:table-cell office:value-type="string">
            <text:p>seinen</text:p>
          </table:table-cell>
          <table:table-cell office:value-type="string">
            <text:p>Jahren</text:p>
          </table:table-cell>
          <table:table-cell office:value-type="string">
            <text:p>gelangt</text:p>
          </table:table-cell>
          <table:table-cell office:value-type="string">
            <text:p>war</text:p>
          </table:table-cell>
          <table:table-cell office:value-type="string">
            <text:p>bewies</text:p>
          </table:table-cell>
          <table:table-cell office:value-type="string">
            <text:p>derselbe</text:p>
          </table:table-cell>
          <table:table-cell office:value-type="string">
            <text:p>Senat</text:p>
          </table:table-cell>
          <table:table-cell office:value-type="string">
            <text:p>gegen</text:p>
          </table:table-cell>
          <table:table-cell office:value-type="string">
            <text:p>dessen</text:p>
          </table:table-cell>
          <table:table-cell office:value-type="string">
            <text:p>allseitige</text:p>
          </table:table-cell>
          <table:table-cell office:value-type="string">
            <text:p>Übergriffe</text:p>
          </table:table-cell>
          <table:table-cell office:value-type="string">
            <text:p>und</text:p>
          </table:table-cell>
          <table:table-cell office:value-type="string">
            <text:p>gegen</text:p>
          </table:table-cell>
          <table:table-cell office:value-type="string">
            <text:p>diese</text:p>
          </table:table-cell>
          <table:table-cell office:value-type="string">
            <text:p>imposante</text:p>
          </table:table-cell>
          <table:table-cell office:value-type="string">
            <text:p>Machtbildung</text:p>
          </table:table-cell>
          <table:table-cell office:value-type="string">
            <text:p>der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makedonisch</text:p>
          </table:table-cell>
          <table:table-cell office:value-type="string">
            <text:p>thrakische</text:p>
          </table:table-cell>
          <table:table-cell office:value-type="string">
            <text:p>Grenze</text:p>
          </table:table-cell>
          <table:table-cell office:value-type="string">
            <text:p>gebot</text:p>
          </table:table-cell>
          <table:table-cell office:value-type="string">
            <text:p>Wohl</text:p>
          </table:table-cell>
          <table:table-cell office:value-type="string">
            <text:p>ward</text:p>
          </table:table-cell>
          <table:table-cell office:value-type="string">
            <text:p>über</text:p>
          </table:table-cell>
          <table:table-cell office:value-type="string">
            <text:p>diese</text:p>
          </table:table-cell>
          <table:table-cell office:value-type="string">
            <text:p>Verhältnisse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verhandelt</text:p>
          </table:table-cell>
          <table:table-cell office:value-type="string">
            <text:p>aber</text:p>
          </table:table-cell>
          <table:table-cell office:value-type="string">
            <text:p>wenn</text:p>
          </table:table-cell>
          <table:table-cell office:value-type="string">
            <text:p>das</text:p>
          </table:table-cell>
          <table:table-cell office:value-type="string">
            <text:p>hohe</text:p>
          </table:table-cell>
          <table:table-cell office:value-type="string">
            <text:p>Kollegium</text:p>
          </table:table-cell>
          <table:table-cell office:value-type="string">
            <text:p>sich</text:p>
          </table:table-cell>
          <table:table-cell office:value-type="string">
            <text:p>in</text:p>
          </table:table-cell>
          <table:table-cell office:value-type="string">
            <text:p>der</text:p>
          </table:table-cell>
          <table:table-cell office:value-type="string">
            <text:p>paphlagonisch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haben</text:p>
          </table:table-cell>
          <table:table-cell office:value-type="string">
            <text:p>wird</text:p>
          </table:table-cell>
          <table:table-cell office:value-type="string">
            <text:p>die</text:p>
          </table:table-cell>
          <table:table-cell office:value-type="string">
            <text:p>römische</text:p>
          </table:table-cell>
          <table:table-cell office:value-type="string">
            <text:p>Regierung</text:p>
          </table:table-cell>
          <table:table-cell office:value-type="string">
            <text:p>zur</text:p>
          </table:table-cell>
          <table:table-cell office:value-type="string">
            <text:p>Intervention</text:p>
          </table:table-cell>
          <table:table-cell office:value-type="string">
            <text:p>zu</text:p>
          </table:table-cell>
          <table:table-cell office:value-type="string">
            <text:p>dränge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beschloß</text:p>
          </table:table-cell>
          <table:table-cell office:value-type="string">
            <text:p>daß</text:p>
          </table:table-cell>
          <table:table-cell office:value-type="string">
            <text:p>Mithradates</text:p>
          </table:table-cell>
          <table:table-cell office:value-type="string">
            <text:p>die</text:p>
          </table:table-cell>
          <table:table-cell office:value-type="string">
            <text:p>skythischen</text:p>
          </table:table-cell>
          <table:table-cell office:value-type="string">
            <text:p>Fürsten</text:p>
          </table:table-cell>
          <table:table-cell office:value-type="string">
            <text:p>wiedereinzusetzen</text:p>
          </table:table-cell>
          <table:table-cell office:value-type="string">
            <text:p>habe</text:p>
          </table:table-cell>
          <table:table-cell office:value-type="string">
            <text:p>so</text:p>
          </table:table-cell>
          <table:table-cell office:value-type="string">
            <text:p>weit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und</text:p>
          </table:table-cell>
          <table:table-cell office:value-type="string">
            <text:p>ergänzte</text:p>
          </table:table-cell>
          <table:table-cell office:value-type="string">
            <text:p>die</text:p>
          </table:table-cell>
          <table:table-cell office:value-type="string">
            <text:p>Energie</text:p>
          </table:table-cell>
          <table:table-cell office:value-type="string">
            <text:p>und</text:p>
          </table:table-cell>
          <table:table-cell office:value-type="string">
            <text:p>Gewandtheit</text:p>
          </table:table-cell>
          <table:table-cell office:value-type="string">
            <text:p>des</text:p>
          </table:table-cell>
          <table:table-cell office:value-type="string">
            <text:p>Statthalters</text:p>
          </table:table-cell>
          <table:table-cell office:value-type="string">
            <text:p>was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an</text:p>
          </table:table-cell>
          <table:table-cell office:value-type="string">
            <text:p>beiden</text:p>
          </table:table-cell>
          <table:table-cell office:value-type="string">
            <text:p>vermissen</text:p>
          </table:table-cell>
          <table:table-cell office:value-type="string">
            <text:p>ließ</text:p>
          </table:table-cell>
          <table:table-cell office:value-type="string">
            <text:p>Mithradates</text:p>
          </table:table-cell>
          <table:table-cell office:value-type="string">
            <text:p>hielt</text:p>
          </table:table-cell>
          <table:table-cell office:value-type="string">
            <text:p>sich</text:p>
          </table:table-cell>
          <table:table-cell office:value-type="string">
            <text:p>zurück</text:p>
          </table:table-cell>
          <table:table-cell office:value-type="string">
            <text:p>und</text:p>
          </table:table-cell>
          <table:table-cell office:value-type="string">
            <text:p>begnügte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essen</text:p>
          </table:table-cell>
          <table:table-cell office:value-type="string">
            <text:p>Sohn</text:p>
          </table:table-cell>
          <table:table-cell office:value-type="string">
            <text:p>Nikomedes</text:p>
          </table:table-cell>
          <table:table-cell office:value-type="string">
            <text:p>III</text:p>
          </table:table-cell>
          <table:table-cell office:value-type="string">
            <text:p>Philopator</text:p>
          </table:table-cell>
          <table:table-cell office:value-type="string">
            <text:p>vom</text:p>
          </table:table-cell>
          <table:table-cell office:value-type="string">
            <text:p>Volk</text:p>
          </table:table-cell>
          <table:table-cell office:value-type="string">
            <text:p>und</text:p>
          </table:table-cell>
          <table:table-cell office:value-type="string">
            <text:p>vom</text:p>
          </table:table-cell>
          <table:table-cell office:value-type="string">
            <text:p>römischen</text:p>
          </table:table-cell>
          <table:table-cell office:value-type="string">
            <text:p>Senat</text:p>
          </table:table-cell>
          <table:table-cell office:value-type="string">
            <text:p>als</text:p>
          </table:table-cell>
          <table:table-cell office:value-type="string">
            <text:p>rechtmäßiger</text:p>
          </table:table-cell>
          <table:table-cell office:value-type="string">
            <text:p>König</text:p>
          </table:table-cell>
          <table:table-cell office:value-type="string">
            <text:p>anerkannt</text:p>
          </table:table-cell>
          <table:table-cell office:value-type="string">
            <text:p>worden</text:p>
          </table:table-cell>
          <table:table-cell office:value-type="string">
            <text:p>war</text:p>
          </table:table-cell>
          <table:table-cell office:value-type="string">
            <text:p>trat</text:p>
          </table:table-cell>
          <table:table-cell office:value-type="string">
            <text:p>dessen</text:p>
          </table:table-cell>
          <table:table-cell office:value-type="string">
            <text:p>jüngerer</text:p>
          </table:table-cell>
          <table:table-cell office:value-type="string">
            <text:p>Bruder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würde</text:p>
          </table:table-cell>
          <table:table-cell office:value-type="string">
            <text:p>aber</text:p>
          </table:table-cell>
          <table:table-cell office:value-type="string">
            <text:p>er</text:p>
          </table:table-cell>
          <table:table-cell office:value-type="string">
            <text:p>vermied</text:p>
          </table:table-cell>
          <table:table-cell office:value-type="string">
            <text:p>sorgfältig</text:p>
          </table:table-cell>
          <table:table-cell office:value-type="string">
            <text:p>den</text:p>
          </table:table-cell>
          <table:table-cell office:value-type="string">
            <text:p>offenen</text:p>
          </table:table-cell>
          <table:table-cell office:value-type="string">
            <text:p>Bruch</text:p>
          </table:table-cell>
          <table:table-cell office:value-type="string">
            <text:p>der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in</text:p>
          </table:table-cell>
          <table:table-cell office:value-type="string">
            <text:p>die</text:p>
          </table:table-cell>
          <table:table-cell office:value-type="string">
            <text:p>Notwendigkeit</text:p>
          </table:table-cell>
          <table:table-cell office:value-type="string">
            <text:p>dazu</text:p>
          </table:table-cell>
          <table:table-cell office:value-type="string">
            <text:p>versetzt</text:p>
          </table:table-cell>
          <table:table-cell office:value-type="string">
            <text:p>hätte</text:p>
          </table:table-cell>
          <table:table-cell office:value-type="string">
            <text:p>Sowie</text:p>
          </table:table-cell>
          <table:table-cell office:value-type="string">
            <text:p>Ernst</text:p>
          </table:table-cell>
          <table:table-cell office:value-type="string">
            <text:p>gezeigt</text:p>
          </table:table-cell>
          <table:table-cell office:value-type="string">
            <text:p>ward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Sie</text:p>
          </table:table-cell>
          <table:table-cell office:value-type="string">
            <text:p>lautete</text:p>
          </table:table-cell>
          <table:table-cell office:value-type="string">
            <text:p>wie</text:p>
          </table:table-cell>
          <table:table-cell office:value-type="string">
            <text:p>zu</text:p>
          </table:table-cell>
          <table:table-cell office:value-type="string">
            <text:p>erwarten</text:p>
          </table:table-cell>
          <table:table-cell office:value-type="string">
            <text:p>war</text:p>
          </table:table-cell>
          <table:table-cell office:value-type="string">
            <text:p>Obwohl</text:p>
          </table:table-cell>
          <table:table-cell office:value-type="string">
            <text:p>weder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</text:p>
          </table:table-cell>
          <table:table-cell office:value-type="string">
            <text:p>noch</text:p>
          </table:table-cell>
          <table:table-cell office:value-type="string">
            <text:p>König</text:p>
          </table:table-cell>
          <table:table-cell office:value-type="string">
            <text:p>Mithradates</text:p>
          </table:table-cell>
          <table:table-cell office:value-type="string">
            <text:p>noch</text:p>
          </table:table-cell>
          <table:table-cell office:value-type="string">
            <text:p>König</text:p>
          </table:table-cell>
          <table:table-cell office:value-type="string">
            <text:p>Nikomedes</text:p>
          </table:table-cell>
          <table:table-cell office:value-type="string">
            <text:p>den</text:p>
          </table:table-cell>
          <table:table-cell office:value-type="string">
            <text:p>Bruch</text:p>
          </table:table-cell>
          <table:table-cell office:value-type="string">
            <text:p>gewollt</text:p>
          </table:table-cell>
          <table:table-cell office:value-type="string">
            <text:p>hatt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zu</text:p>
          </table:table-cell>
          <table:table-cell office:value-type="string">
            <text:p>treiben</text:p>
          </table:table-cell>
          <table:table-cell office:value-type="string">
            <text:p>sondern</text:p>
          </table:table-cell>
          <table:table-cell office:value-type="string">
            <text:p>sogar</text:p>
          </table:table-cell>
          <table:table-cell office:value-type="string">
            <text:p>zweckwidrig</text:p>
          </table:table-cell>
          <table:table-cell office:value-type="string">
            <text:p>indem</text:p>
          </table:table-cell>
          <table:table-cell office:value-type="string">
            <text:p>sie</text:p>
          </table:table-cell>
          <table:table-cell office:value-type="string">
            <text:p>einerseits</text:p>
          </table:table-cell>
          <table:table-cell office:value-type="string">
            <text:p>den</text:p>
          </table:table-cell>
          <table:table-cell office:value-type="string">
            <text:p>römischen</text:p>
          </table:table-cell>
          <table:table-cell office:value-type="string">
            <text:p>Senat</text:p>
          </table:table-cell>
          <table:table-cell office:value-type="string">
            <text:p>soweit</text:p>
          </table:table-cell>
          <table:table-cell office:value-type="string">
            <text:p>er</text:p>
          </table:table-cell>
          <table:table-cell office:value-type="string">
            <text:p>irgend</text:p>
          </table:table-cell>
          <table:table-cell office:value-type="string">
            <text:p>noch</text:p>
          </table:table-cell>
          <table:table-cell office:value-type="string">
            <text:p>der</text:p>
          </table:table-cell>
          <table:table-cell office:value-type="string">
            <text:p>Energie</text:p>
          </table:table-cell>
          <table:table-cell office:value-type="string">
            <text:p>fähig</text:p>
          </table:table-cell>
          <table:table-cell office:value-type="string">
            <text:p>war</text:p>
          </table:table-cell>
          <table:table-cell office:value-type="string">
            <text:p>zur</text:p>
          </table:table-cell>
          <table:table-cell office:value-type="string">
            <text:p>ernstlich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Brundisium</text:p>
          </table:table-cell>
          <table:table-cell office:value-type="string">
            <text:p>zu</text:p>
          </table:table-cell>
          <table:table-cell office:value-type="string">
            <text:p>führen</text:p>
          </table:table-cell>
          <table:table-cell office:value-type="string">
            <text:p>Ihm</text:p>
          </table:table-cell>
          <table:table-cell office:value-type="string">
            <text:p>vorauf</text:p>
          </table:table-cell>
          <table:table-cell office:value-type="string">
            <text:p>ging</text:p>
          </table:table-cell>
          <table:table-cell office:value-type="string">
            <text:p>ein</text:p>
          </table:table-cell>
          <table:table-cell office:value-type="string">
            <text:p>Bericht</text:p>
          </table:table-cell>
          <table:table-cell office:value-type="string">
            <text:p>a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über</text:p>
          </table:table-cell>
          <table:table-cell office:value-type="string">
            <text:p>seine</text:p>
          </table:table-cell>
          <table:table-cell office:value-type="string">
            <text:p>Feldzüge</text:p>
          </table:table-cell>
          <table:table-cell office:value-type="string">
            <text:p>in</text:p>
          </table:table-cell>
          <table:table-cell office:value-type="string">
            <text:p>Griechenland</text:p>
          </table:table-cell>
          <table:table-cell office:value-type="string">
            <text:p>und</text:p>
          </table:table-cell>
          <table:table-cell office:value-type="string">
            <text:p>Asien</text:p>
          </table:table-cell>
          <table:table-cell office:value-type="string">
            <text:p>dessen</text:p>
          </table:table-cell>
          <table:table-cell office:value-type="string">
            <text:p>Schreiber</text:p>
          </table:table-cell>
          <table:table-cell office:value-type="string">
            <text:p>vo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bei</text:p>
          </table:table-cell>
          <table:table-cell office:value-type="string">
            <text:p>der</text:p>
          </table:table-cell>
          <table:table-cell office:value-type="string">
            <text:p>Bewegung</text:p>
          </table:table-cell>
          <table:table-cell office:value-type="string">
            <text:p>nichts</text:p>
          </table:table-cell>
          <table:table-cell office:value-type="string">
            <text:p>weiter</text:p>
          </table:table-cell>
          <table:table-cell office:value-type="string">
            <text:p>herausgekommen</text:p>
          </table:table-cell>
          <table:table-cell office:value-type="string">
            <text:p>wenn</text:p>
          </table:table-cell>
          <table:table-cell office:value-type="string">
            <text:p>nicht</text:p>
          </table:table-cell>
          <table:table-cell office:value-type="string">
            <text:p>teils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in</text:p>
          </table:table-cell>
          <table:table-cell office:value-type="string">
            <text:p>seiner</text:p>
          </table:table-cell>
          <table:table-cell office:value-type="string">
            <text:p>gewöhnlichen</text:p>
          </table:table-cell>
          <table:table-cell office:value-type="string">
            <text:p>Schlaffheit</text:p>
          </table:table-cell>
          <table:table-cell office:value-type="string">
            <text:p>es</text:p>
          </table:table-cell>
          <table:table-cell office:value-type="string">
            <text:p>unterlassen</text:p>
          </table:table-cell>
          <table:table-cell office:value-type="string">
            <text:p>hätte</text:p>
          </table:table-cell>
          <table:table-cell office:value-type="string">
            <text:p>die</text:p>
          </table:table-cell>
          <table:table-cell office:value-type="string">
            <text:p>Flüchtlinge</text:p>
          </table:table-cell>
          <table:table-cell office:value-type="string">
            <text:p>rasch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Heft</text:p>
          </table:table-cell>
          <table:table-cell office:value-type="string">
            <text:p>des</text:p>
          </table:table-cell>
          <table:table-cell office:value-type="string">
            <text:p>Regiments</text:p>
          </table:table-cell>
          <table:table-cell office:value-type="string">
            <text:p>selber</text:p>
          </table:table-cell>
          <table:table-cell office:value-type="string">
            <text:p>in</text:p>
          </table:table-cell>
          <table:table-cell office:value-type="string">
            <text:p>die</text:p>
          </table:table-cell>
          <table:table-cell office:value-type="string">
            <text:p>Hände</text:p>
          </table:table-cell>
          <table:table-cell office:value-type="string">
            <text:p>zu</text:p>
          </table:table-cell>
          <table:table-cell office:value-type="string">
            <text:p>bekomme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war</text:p>
          </table:table-cell>
          <table:table-cell office:value-type="string">
            <text:p>indes</text:p>
          </table:table-cell>
          <table:table-cell office:value-type="string">
            <text:p>nicht</text:p>
          </table:table-cell>
          <table:table-cell office:value-type="string">
            <text:p>geneigt</text:p>
          </table:table-cell>
          <table:table-cell office:value-type="string">
            <text:p>um</text:p>
          </table:table-cell>
          <table:table-cell office:value-type="string">
            <text:p>dem</text:p>
          </table:table-cell>
          <table:table-cell office:value-type="string">
            <text:p>einen</text:p>
          </table:table-cell>
          <table:table-cell office:value-type="string">
            <text:p>Usurpator</text:p>
          </table:table-cell>
          <table:table-cell office:value-type="string">
            <text:p>zu</text:p>
          </table:table-cell>
          <table:table-cell office:value-type="string">
            <text:p>entgeh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Samniten</text:p>
          </table:table-cell>
          <table:table-cell office:value-type="string">
            <text:p>selbst</text:p>
          </table:table-cell>
          <table:table-cell office:value-type="string">
            <text:p>sowie</text:p>
          </table:table-cell>
          <table:table-cell office:value-type="string">
            <text:p>an</text:p>
          </table:table-cell>
          <table:table-cell office:value-type="string">
            <text:p>die</text:p>
          </table:table-cell>
          <table:table-cell office:value-type="string">
            <text:p>zu</text:p>
          </table:table-cell>
          <table:table-cell office:value-type="string">
            <text:p>ihnen</text:p>
          </table:table-cell>
          <table:table-cell office:value-type="string">
            <text:p>übergetretenen</text:p>
          </table:table-cell>
          <table:table-cell office:value-type="string">
            <text:p>Römer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verwarf</text:p>
          </table:table-cell>
          <table:table-cell office:value-type="string">
            <text:p>selbst</text:p>
          </table:table-cell>
          <table:table-cell office:value-type="string">
            <text:p>in</text:p>
          </table:table-cell>
          <table:table-cell office:value-type="string">
            <text:p>dieser</text:p>
          </table:table-cell>
          <table:table-cell office:value-type="string">
            <text:p>Not</text:p>
          </table:table-cell>
          <table:table-cell office:value-type="string">
            <text:p>so</text:p>
          </table:table-cell>
          <table:table-cell office:value-type="string">
            <text:p>entehrende</text:p>
          </table:table-cell>
          <table:table-cell office:value-type="string">
            <text:p>Friedensbedingungen</text:p>
          </table:table-cell>
          <table:table-cell office:value-type="string">
            <text:p>wies</text:p>
          </table:table-cell>
          <table:table-cell office:value-type="string">
            <text:p>aber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Hauptstadt</text:p>
          </table:table-cell>
          <table:table-cell office:value-type="string">
            <text:p>in</text:p>
          </table:table-cell>
          <table:table-cell office:value-type="string">
            <text:p>das</text:p>
          </table:table-cell>
          <table:table-cell office:value-type="string">
            <text:p>feindliche</text:p>
          </table:table-cell>
          <table:table-cell office:value-type="string">
            <text:p>Lager</text:p>
          </table:table-cell>
          <table:table-cell office:value-type="string">
            <text:p>Dem</text:p>
          </table:table-cell>
          <table:table-cell office:value-type="string">
            <text:p>Vorschlage</text:p>
          </table:table-cell>
          <table:table-cell office:value-type="string">
            <text:p>aber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en</text:p>
          </table:table-cell>
          <table:table-cell office:value-type="string">
            <text:p>Sklaven</text:p>
          </table:table-cell>
          <table:table-cell office:value-type="string">
            <text:p>die</text:p>
          </table:table-cell>
          <table:table-cell office:value-type="string">
            <text:p>in</text:p>
          </table:table-cell>
          <table:table-cell office:value-type="string">
            <text:p>das</text:p>
          </table:table-cell>
          <table:table-cell office:value-type="string">
            <text:p>Heer</text:p>
          </table:table-cell>
          <table:table-cell office:value-type="string">
            <text:p>eintreten</text:p>
          </table:table-cell>
          <table:table-cell office:value-type="string">
            <text:p>würden</text:p>
          </table:table-cell>
          <table:table-cell office:value-type="string">
            <text:p>die</text:p>
          </table:table-cell>
          <table:table-cell office:value-type="string">
            <text:p>Freiheit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nicht</text:p>
          </table:table-cell>
          <table:table-cell office:value-type="string">
            <text:p>mehr</text:p>
          </table:table-cell>
          <table:table-cell office:value-type="string">
            <text:p>möglich</text:p>
          </table:table-cell>
          <table:table-cell office:value-type="string">
            <text:p>war</text:p>
          </table:table-cell>
          <table:table-cell office:value-type="string">
            <text:p>irgend</text:p>
          </table:table-cell>
          <table:table-cell office:value-type="string">
            <text:p>welche</text:p>
          </table:table-cell>
          <table:table-cell office:value-type="string">
            <text:p>Bedingungen</text:p>
          </table:table-cell>
          <table:table-cell office:value-type="string">
            <text:p>festzusetzen</text:p>
          </table:table-cell>
          <table:table-cell office:value-type="string">
            <text:p>sonder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sich</text:p>
          </table:table-cell>
          <table:table-cell office:value-type="string">
            <text:p>einfach</text:p>
          </table:table-cell>
          <table:table-cell office:value-type="string">
            <text:p>dem</text:p>
          </table:table-cell>
          <table:table-cell office:value-type="string">
            <text:p>in</text:p>
          </table:table-cell>
          <table:table-cell office:value-type="string">
            <text:p>die</text:p>
          </table:table-cell>
          <table:table-cell office:value-type="string">
            <text:p>Acht</text:p>
          </table:table-cell>
          <table:table-cell office:value-type="string">
            <text:p>erklärten</text:p>
          </table:table-cell>
          <table:table-cell office:value-type="string">
            <text:p>Konsul</text:p>
          </table:table-cell>
          <table:table-cell office:value-type="string">
            <text:p>unterwarf</text:p>
          </table:table-cell>
          <table:table-cell office:value-type="string">
            <text:p>indem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tolle</text:p>
          </table:table-cell>
          <table:table-cell office:value-type="string">
            <text:p>Hunde</text:p>
          </table:table-cell>
          <table:table-cell office:value-type="string">
            <text:p>aber</text:p>
          </table:table-cell>
          <table:table-cell office:value-type="string">
            <text:p>nicht</text:p>
          </table:table-cell>
          <table:table-cell office:value-type="string">
            <text:p>das</text:p>
          </table:table-cell>
          <table:table-cell office:value-type="string">
            <text:p>geringste</text:p>
          </table:table-cell>
          <table:table-cell office:value-type="string">
            <text:p>ward</text:p>
          </table:table-cell>
          <table:table-cell office:value-type="string">
            <text:p>getan</text:p>
          </table:table-cell>
          <table:table-cell office:value-type="string">
            <text:p>um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im</text:p>
          </table:table-cell>
          <table:table-cell office:value-type="string">
            <text:p>Interesse</text:p>
          </table:table-cell>
          <table:table-cell office:value-type="string">
            <text:p>der</text:p>
          </table:table-cell>
          <table:table-cell office:value-type="string">
            <text:p>Regierung</text:p>
          </table:table-cell>
          <table:table-cell office:value-type="string">
            <text:p>zu</text:p>
          </table:table-cell>
          <table:table-cell office:value-type="string">
            <text:p>reorganisieren</text:p>
          </table:table-cell>
          <table:table-cell office:value-type="string">
            <text:p>oder</text:p>
          </table:table-cell>
          <table:table-cell office:value-type="string">
            <text:p>auch</text:p>
          </table:table-cell>
          <table:table-cell office:value-type="string">
            <text:p>nur</text:p>
          </table:table-cell>
          <table:table-cell office:value-type="string">
            <text:p>dauernd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Senatoren</text:p>
          </table:table-cell>
          <table:table-cell office:value-type="string">
            <text:p>so</text:p>
          </table:table-cell>
          <table:table-cell office:value-type="string">
            <text:p>daß</text:p>
          </table:table-cell>
          <table:table-cell office:value-type="string">
            <text:p>bald</text:p>
          </table:table-cell>
          <table:table-cell office:value-type="string">
            <text:p>in</text:p>
          </table:table-cell>
          <table:table-cell office:value-type="string">
            <text:p>seinem</text:p>
          </table:table-cell>
          <table:table-cell office:value-type="string">
            <text:p>Hauptquartier</text:p>
          </table:table-cell>
          <table:table-cell office:value-type="string">
            <text:p>eine</text:p>
          </table:table-cell>
          <table:table-cell office:value-type="string">
            <text:p>Art</text:p>
          </table:table-cell>
          <table:table-cell office:value-type="string">
            <text:p>von</text:p>
          </table:table-cell>
          <table:table-cell office:value-type="string">
            <text:p>Senat</text:p>
          </table:table-cell>
          <table:table-cell office:value-type="string">
            <text:p>sich</text:p>
          </table:table-cell>
          <table:table-cell office:value-type="string">
            <text:p>bildete</text:p>
          </table:table-cell>
          <table:table-cell office:value-type="string">
            <text:p>An</text:p>
          </table:table-cell>
          <table:table-cell office:value-type="string">
            <text:p>Dekreten</text:p>
          </table:table-cell>
          <table:table-cell office:value-type="string">
            <text:p>gegen</text:p>
          </table:table-cell>
          <table:table-cell office:value-type="string">
            <text:p>den</text:p>
          </table:table-cell>
          <table:table-cell office:value-type="string">
            <text:p>oligarchischen</text:p>
          </table:table-cell>
          <table:table-cell office:value-type="string">
            <text:p>Prokonsul</text:p>
          </table:table-cell>
          <table:table-cell office:value-type="string">
            <text:p>ließ</text:p>
          </table:table-cell>
          <table:table-cell office:value-type="string">
            <text:p>es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gegenüber</text:p>
          </table:table-cell>
          <table:table-cell office:value-type="string">
            <text:p>geschwiegen</text:p>
          </table:table-cell>
          <table:table-cell office:value-type="string">
            <text:p>jetzt</text:p>
          </table:table-cell>
          <table:table-cell office:value-type="string">
            <text:p>lief</text:p>
          </table:table-cell>
          <table:table-cell office:value-type="string">
            <text:p>ein</text:p>
          </table:table-cell>
          <table:table-cell office:value-type="string">
            <text:p>Schreiben</text:p>
          </table:table-cell>
          <table:table-cell office:value-type="string">
            <text:p>von</text:p>
          </table:table-cell>
          <table:table-cell office:value-type="string">
            <text:p>ihm</text:p>
          </table:table-cell>
          <table:table-cell office:value-type="string">
            <text:p>a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ein</text:p>
          </table:table-cell>
          <table:table-cell office:value-type="string">
            <text:p>worin</text:p>
          </table:table-cell>
          <table:table-cell office:value-type="string">
            <text:p>er</text:p>
          </table:table-cell>
          <table:table-cell office:value-type="string">
            <text:p>die</text:p>
          </table:table-cell>
          <table:table-cell office:value-type="string">
            <text:p>Beendigung</text:p>
          </table:table-cell>
          <table:table-cell office:value-type="string">
            <text:p>des</text:p>
          </table:table-cell>
          <table:table-cell office:value-type="string">
            <text:p>Krieges</text:p>
          </table:table-cell>
          <table:table-cell office:value-type="string">
            <text:p>berichtete</text:p>
          </table:table-cell>
          <table:table-cell office:value-type="string">
            <text:p>und</text:p>
          </table:table-cell>
          <table:table-cell office:value-type="string">
            <text:p>seine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beziehen</text:p>
          </table:table-cell>
          <table:table-cell office:value-type="string">
            <text:p>Sullas</text:p>
          </table:table-cell>
          <table:table-cell office:value-type="string">
            <text:p>Anträge</text:p>
          </table:table-cell>
          <table:table-cell office:value-type="string">
            <text:p>aber</text:p>
          </table:table-cell>
          <table:table-cell office:value-type="string">
            <text:p>fanden</text:p>
          </table:table-cell>
          <table:table-cell office:value-type="string">
            <text:p>darum</text:p>
          </table:table-cell>
          <table:table-cell office:value-type="string">
            <text:p>keine</text:p>
          </table:table-cell>
          <table:table-cell office:value-type="string">
            <text:p>bessere</text:p>
          </table:table-cell>
          <table:table-cell office:value-type="string">
            <text:p>Aufnahm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wies</text:p>
          </table:table-cell>
          <table:table-cell office:value-type="string">
            <text:p>seine</text:p>
          </table:table-cell>
          <table:table-cell office:value-type="string">
            <text:p>Vorschläge</text:p>
          </table:table-cell>
          <table:table-cell office:value-type="string">
            <text:p>zurück</text:p>
          </table:table-cell>
          <table:table-cell office:value-type="string">
            <text:p>ohne</text:p>
          </table:table-cell>
          <table:table-cell office:value-type="string">
            <text:p>auch</text:p>
          </table:table-cell>
          <table:table-cell office:value-type="string">
            <text:p>nur</text:p>
          </table:table-cell>
          <table:table-cell office:value-type="string">
            <text:p>die</text:p>
          </table:table-cell>
          <table:table-cell office:value-type="string">
            <text:p>Boten</text:p>
          </table:table-cell>
          <table:table-cell office:value-type="string">
            <text:p>nach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abermals</text:p>
          </table:table-cell>
          <table:table-cell office:value-type="string">
            <text:p>emporlodere</text:p>
          </table:table-cell>
          <table:table-cell office:value-type="string">
            <text:p>Schon</text:p>
          </table:table-cell>
          <table:table-cell office:value-type="string">
            <text:p>das</text:p>
          </table:table-cell>
          <table:table-cell office:value-type="string">
            <text:p>erste</text:p>
          </table:table-cell>
          <table:table-cell office:value-type="string">
            <text:p>Schreiben</text:p>
          </table:table-cell>
          <table:table-cell office:value-type="string">
            <text:p>das</text:p>
          </table:table-cell>
          <table:table-cell office:value-type="string">
            <text:p>Sulla</text:p>
          </table:table-cell>
          <table:table-cell office:value-type="string">
            <text:p>a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richtete</text:p>
          </table:table-cell>
          <table:table-cell office:value-type="string">
            <text:p>hatte</text:p>
          </table:table-cell>
          <table:table-cell office:value-type="string">
            <text:p>nichts</text:p>
          </table:table-cell>
          <table:table-cell office:value-type="string">
            <text:p>als</text:p>
          </table:table-cell>
          <table:table-cell office:value-type="string">
            <text:p>Recht</text:p>
          </table:table-cell>
          <table:table-cell office:value-type="string">
            <text:p>und</text:p>
          </table:table-cell>
          <table:table-cell office:value-type="string">
            <text:p>Gerechtigkeit</text:p>
          </table:table-cell>
          <table:table-cell office:value-type="string">
            <text:p>gefordert</text:p>
          </table:table-cell>
          <table:table-cell office:value-type="string">
            <text:p>und</text:p>
          </table:table-cell>
          <table:table-cell office:value-type="string">
            <text:p>eine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Sulla</text:p>
          </table:table-cell>
          <table:table-cell office:value-type="string">
            <text:p>mit</text:p>
          </table:table-cell>
          <table:table-cell office:value-type="string">
            <text:p>seinen</text:p>
          </table:table-cell>
          <table:table-cell office:value-type="string">
            <text:p>Legionen</text:p>
          </table:table-cell>
          <table:table-cell office:value-type="string">
            <text:p>in</text:p>
          </table:table-cell>
          <table:table-cell office:value-type="string">
            <text:p>dem</text:p>
          </table:table-cell>
          <table:table-cell office:value-type="string">
            <text:p>Hafen</text:p>
          </table:table-cell>
          <table:table-cell office:value-type="string">
            <text:p>von</text:p>
          </table:table-cell>
          <table:table-cell office:value-type="string">
            <text:p>Brundisium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erklärte</text:p>
          </table:table-cell>
          <table:table-cell office:value-type="string">
            <text:p>auf</text:p>
          </table:table-cell>
          <table:table-cell office:value-type="string">
            <text:p>die</text:p>
          </table:table-cell>
          <table:table-cell office:value-type="string">
            <text:p>Nachricht</text:p>
          </table:table-cell>
          <table:table-cell office:value-type="string">
            <text:p>davon</text:p>
          </table:table-cell>
          <table:table-cell office:value-type="string">
            <text:p>das</text:p>
          </table:table-cell>
          <table:table-cell office:value-type="string">
            <text:p>Vaterland</text:p>
          </table:table-cell>
          <table:table-cell office:value-type="string">
            <text:p>in</text:p>
          </table:table-cell>
          <table:table-cell office:value-type="string">
            <text:p>Gefahr</text:p>
          </table:table-cell>
          <table:table-cell office:value-type="string">
            <text:p>und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gleichen</text:p>
          </table:table-cell>
          <table:table-cell office:value-type="string">
            <text:p>Adelsgeschlechts</text:p>
          </table:table-cell>
          <table:table-cell office:value-type="string">
            <text:p>beide</text:p>
          </table:table-cell>
          <table:table-cell office:value-type="string">
            <text:p>gebildet</text:p>
          </table:table-cell>
          <table:table-cell office:value-type="string">
            <text:p>und</text:p>
          </table:table-cell>
          <table:table-cell office:value-type="string">
            <text:p>feingesittet</text:p>
          </table:table-cell>
          <table:table-cell office:value-type="string">
            <text:p>und</text:p>
          </table:table-cell>
          <table:table-cell office:value-type="string">
            <text:p>langjährige</text:p>
          </table:table-cell>
          <table:table-cell office:value-type="string">
            <text:p>Kollegen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persönlich</text:p>
          </table:table-cell>
          <table:table-cell office:value-type="string">
            <text:p>zusammen</text:p>
          </table:table-cell>
          <table:table-cell office:value-type="string">
            <text:p>man</text:p>
          </table:table-cell>
          <table:table-cell office:value-type="string">
            <text:p>ließ</text:p>
          </table:table-cell>
          <table:table-cell office:value-type="string">
            <text:p>sich</text:p>
          </table:table-cell>
          <table:table-cell office:value-type="string">
            <text:p>auf</text:p>
          </table:table-cell>
          <table:table-cell office:value-type="string">
            <text:p>die</text:p>
          </table:table-cell>
          <table:table-cell office:value-type="string">
            <text:p>einzelnen</text:p>
          </table:table-cell>
          <table:table-cell office:value-type="string">
            <text:p>Fragen</text:p>
          </table:table-cell>
          <table:table-cell office:value-type="string">
            <text:p>ei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as</text:p>
          </table:table-cell>
          <table:table-cell office:value-type="string">
            <text:p>Diesseitige</text:p>
          </table:table-cell>
          <table:table-cell office:value-type="string">
            <text:p>Spanien</text:p>
          </table:table-cell>
          <table:table-cell office:value-type="string">
            <text:p>abzugehen</text:p>
          </table:table-cell>
          <table:table-cell office:value-type="string">
            <text:p>Die</text:p>
          </table:table-cell>
          <table:table-cell office:value-type="string">
            <text:p>Kasse</text:p>
          </table:table-cell>
          <table:table-cell office:value-type="string">
            <text:p>zu</text:p>
          </table:table-cell>
          <table:table-cell office:value-type="string">
            <text:p>füllen</text:p>
          </table:table-cell>
          <table:table-cell office:value-type="string">
            <text:p>mußt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Einschmelzung</text:p>
          </table:table-cell>
          <table:table-cell office:value-type="string">
            <text:p>des</text:p>
          </table:table-cell>
          <table:table-cell office:value-type="string">
            <text:p>goldenen</text:p>
          </table:table-cell>
          <table:table-cell office:value-type="string">
            <text:p>und</text:p>
          </table:table-cell>
          <table:table-cell office:value-type="string">
            <text:p>silbernen</text:p>
          </table:table-cell>
          <table:table-cell office:value-type="string">
            <text:p>Tempelgeräts</text:p>
          </table:table-cell>
          <table:table-cell office:value-type="string">
            <text:p>der</text:p>
          </table:table-cell>
          <table:table-cell office:value-type="string">
            <text:p>Hauptstadt</text:p>
          </table:table-cell>
          <table:table-cell office:value-type="string">
            <text:p>verfüg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noch</text:p>
          </table:table-cell>
          <table:table-cell office:value-type="string">
            <text:p>überbot</text:p>
          </table:table-cell>
          <table:table-cell office:value-type="string">
            <text:p>ward</text:p>
          </table:table-cell>
          <table:table-cell office:value-type="string">
            <text:p>vollzogen</text:p>
          </table:table-cell>
          <table:table-cell office:value-type="string">
            <text:p>Damasippus</text:p>
          </table:table-cell>
          <table:table-cell office:value-type="string">
            <text:p>berief</text:p>
          </table:table-cell>
          <table:table-cell office:value-type="string">
            <text:p>unter</text:p>
          </table:table-cell>
          <table:table-cell office:value-type="string">
            <text:p>einem</text:p>
          </table:table-cell>
          <table:table-cell office:value-type="string">
            <text:p>Vorwand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und</text:p>
          </table:table-cell>
          <table:table-cell office:value-type="string">
            <text:p>die</text:p>
          </table:table-cell>
          <table:table-cell office:value-type="string">
            <text:p>bezeichneten</text:p>
          </table:table-cell>
          <table:table-cell office:value-type="string">
            <text:p>Männer</text:p>
          </table:table-cell>
          <table:table-cell office:value-type="string">
            <text:p>wurden</text:p>
          </table:table-cell>
          <table:table-cell office:value-type="string">
            <text:p>teils</text:p>
          </table:table-cell>
          <table:table-cell office:value-type="string">
            <text:p>in</text:p>
          </table:table-cell>
          <table:table-cell office:value-type="string">
            <text:p>der</text:p>
          </table:table-cell>
          <table:table-cell office:value-type="string">
            <text:p>Sitzung</text:p>
          </table:table-cell>
          <table:table-cell office:value-type="string">
            <text:p>selbst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Landung</text:p>
          </table:table-cell>
          <table:table-cell office:value-type="string">
            <text:p>in</text:p>
          </table:table-cell>
          <table:table-cell office:value-type="string">
            <text:p>Afrika</text:p>
          </table:table-cell>
          <table:table-cell office:value-type="string">
            <text:p>war</text:p>
          </table:table-cell>
          <table:table-cell office:value-type="string">
            <text:p>alles</text:p>
          </table:table-cell>
          <table:table-cell office:value-type="string">
            <text:p>zu</text:p>
          </table:table-cell>
          <table:table-cell office:value-type="string">
            <text:p>Ende</text:p>
          </table:table-cell>
          <table:table-cell office:value-type="float" office:value="674">
            <text:p>674</text:p>
          </table:table-cell>
          <table:table-cell office:value-type="float" office:value="80">
            <text:p>80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wies</text:p>
          </table:table-cell>
          <table:table-cell office:value-type="string">
            <text:p>ihn</text:p>
          </table:table-cell>
          <table:table-cell office:value-type="string">
            <text:p>an</text:p>
          </table:table-cell>
          <table:table-cell office:value-type="string">
            <text:p>sein</text:p>
          </table:table-cell>
          <table:table-cell office:value-type="string">
            <text:p>Heer</text:p>
          </table:table-cell>
          <table:table-cell office:value-type="string">
            <text:p>aufzulösen</text:p>
          </table:table-cell>
          <table:table-cell office:value-type="string">
            <text:p>worin</text:p>
          </table:table-cell>
          <table:table-cell office:value-type="string">
            <text:p>die</text:p>
          </table:table-cell>
          <table:table-cell office:value-type="string">
            <text:p>Andeutung</text:p>
          </table:table-cell>
          <table:table-cell office:value-type="string">
            <text:p>lag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schien</text:p>
          </table:table-cell>
          <table:table-cell office:value-type="string">
            <text:p>einen</text:p>
          </table:table-cell>
          <table:table-cell office:value-type="string">
            <text:p>Augenblick</text:p>
          </table:table-cell>
          <table:table-cell office:value-type="string">
            <text:p>als</text:p>
          </table:table-cell>
          <table:table-cell office:value-type="string">
            <text:p>werde</text:p>
          </table:table-cell>
          <table:table-cell office:value-type="string">
            <text:p>die</text:p>
          </table:table-cell>
          <table:table-cell office:value-type="string">
            <text:p>afrikanische</text:p>
          </table:table-cell>
          <table:table-cell office:value-type="string">
            <text:p>Armee</text:p>
          </table:table-cell>
          <table:table-cell office:value-type="string">
            <text:p>gege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revoltieren</text:p>
          </table:table-cell>
          <table:table-cell office:value-type="string">
            <text:p>und</text:p>
          </table:table-cell>
          <table:table-cell office:value-type="string">
            <text:p>Sulla</text:p>
          </table:table-cell>
          <table:table-cell office:value-type="string">
            <text:p>gegen</text:p>
          </table:table-cell>
          <table:table-cell office:value-type="string">
            <text:p>seinen</text:p>
          </table:table-cell>
          <table:table-cell office:value-type="string">
            <text:p>Tochtermann</text:p>
          </table:table-cell>
          <table:table-cell office:value-type="string">
            <text:p>zu</text:p>
          </table:table-cell>
          <table:table-cell office:value-type="string">
            <text:p>Felde</text:p>
          </table:table-cell>
          <table:table-cell office:value-type="string">
            <text:p>ziehen</text:p>
          </table:table-cell>
          <table:table-cell office:value-type="string">
            <text:p>Indes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genügen</text:p>
          </table:table-cell>
          <table:table-cell office:value-type="string">
            <text:p>werde</text:p>
          </table:table-cell>
          <table:table-cell office:value-type="string">
            <text:p>die</text:p>
          </table:table-cell>
          <table:table-cell office:value-type="string">
            <text:p>gewöhnliche</text:p>
          </table:table-cell>
          <table:table-cell office:value-type="string">
            <text:p>Ergänzungswahl</text:p>
          </table:table-cell>
          <table:table-cell office:value-type="string">
            <text:p>zu</text:p>
          </table:table-cell>
          <table:table-cell office:value-type="string">
            <text:p>veranstalten</text:p>
          </table:table-cell>
          <table:table-cell office:value-type="string">
            <text:p>und</text:p>
          </table:table-cell>
          <table:table-cell office:value-type="string">
            <text:p>es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zu</text:p>
          </table:table-cell>
          <table:table-cell office:value-type="string">
            <text:p>überlassen</text:p>
          </table:table-cell>
          <table:table-cell office:value-type="string">
            <text:p>was</text:p>
          </table:table-cell>
          <table:table-cell office:value-type="string">
            <text:p>ihm</text:p>
          </table:table-cell>
          <table:table-cell office:value-type="string">
            <text:p>zur</text:p>
          </table:table-cell>
          <table:table-cell office:value-type="string">
            <text:p>Belohnung</text:p>
          </table:table-cell>
          <table:table-cell office:value-type="string">
            <text:p>der</text:p>
          </table:table-cell>
          <table:table-cell office:value-type="string">
            <text:p>siegreichen</text:p>
          </table:table-cell>
          <table:table-cell office:value-type="string">
            <text:p>Armee</text:p>
          </table:table-cell>
          <table:table-cell office:value-type="string">
            <text:p>zur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Repressiv</text:p>
          </table:table-cell>
          <table:table-cell office:value-type="string">
            <text:p>und</text:p>
          </table:table-cell>
          <table:table-cell office:value-type="string">
            <text:p>Präventivsystems</text:p>
          </table:table-cell>
          <table:table-cell office:value-type="string">
            <text:p>und</text:p>
          </table:table-cell>
          <table:table-cell office:value-type="string">
            <text:p>er</text:p>
          </table:table-cell>
          <table:table-cell office:value-type="string">
            <text:p>sah</text:p>
          </table:table-cell>
          <table:table-cell office:value-type="string">
            <text:p>es</text:p>
          </table:table-cell>
          <table:table-cell office:value-type="string">
            <text:p>deutlich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wie</text:p>
          </table:table-cell>
          <table:table-cell office:value-type="string">
            <text:p>er</text:p>
          </table:table-cell>
          <table:table-cell office:value-type="string">
            <text:p>war</text:p>
          </table:table-cell>
          <table:table-cell office:value-type="string">
            <text:p>jede</text:p>
          </table:table-cell>
          <table:table-cell office:value-type="string">
            <text:p>Konzession</text:p>
          </table:table-cell>
          <table:table-cell office:value-type="string">
            <text:p>verweigern</text:p>
          </table:table-cell>
          <table:table-cell office:value-type="string">
            <text:p>oder</text:p>
          </table:table-cell>
          <table:table-cell office:value-type="string">
            <text:p>verstümmeln</text:p>
          </table:table-cell>
          <table:table-cell office:value-type="string">
            <text:p>jeden</text:p>
          </table:table-cell>
          <table:table-cell office:value-type="string">
            <text:p>systematisch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Feinden</text:p>
          </table:table-cell>
          <table:table-cell office:value-type="string">
            <text:p>seine</text:p>
          </table:table-cell>
          <table:table-cell office:value-type="string">
            <text:p>Reform</text:p>
          </table:table-cell>
          <table:table-cell office:value-type="string">
            <text:p>zu</text:p>
          </table:table-cell>
          <table:table-cell office:value-type="string">
            <text:p>octroyieren</text:p>
          </table:table-cell>
          <table:table-cell office:value-type="string">
            <text:p>In</text:p>
          </table:table-cell>
          <table:table-cell office:value-type="string">
            <text:p>einem</text:p>
          </table:table-cell>
          <table:table-cell office:value-type="string">
            <text:p>Schreiben</text:p>
          </table:table-cell>
          <table:table-cell office:value-type="string">
            <text:p>a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eröffnete</text:p>
          </table:table-cell>
          <table:table-cell office:value-type="string">
            <text:p>er</text:p>
          </table:table-cell>
          <table:table-cell office:value-type="string">
            <text:p>demselben</text:p>
          </table:table-cell>
          <table:table-cell office:value-type="string">
            <text:p>daß</text:p>
          </table:table-cell>
          <table:table-cell office:value-type="string">
            <text:p>es</text:p>
          </table:table-cell>
          <table:table-cell office:value-type="string">
            <text:p>ihm</text:p>
          </table:table-cell>
          <table:table-cell office:value-type="string">
            <text:p>unumgänglich</text:p>
          </table:table-cell>
          <table:table-cell office:value-type="string">
            <text:p>scheine</text:p>
          </table:table-cell>
          <table:table-cell office:value-type="string">
            <text:p>die</text:p>
          </table:table-cell>
          <table:table-cell office:value-type="string">
            <text:p>Ordnung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war</text:p>
          </table:table-cell>
          <table:table-cell office:value-type="string">
            <text:p>die</text:p>
          </table:table-cell>
          <table:table-cell office:value-type="string">
            <text:p>Unbestimmtheit</text:p>
          </table:table-cell>
          <table:table-cell office:value-type="string">
            <text:p>der</text:p>
          </table:table-cell>
          <table:table-cell office:value-type="string">
            <text:p>aufgestellten</text:p>
          </table:table-cell>
          <table:table-cell office:value-type="string">
            <text:p>Kategorien</text:p>
          </table:table-cell>
          <table:table-cell office:value-type="string">
            <text:p>gegen</text:p>
          </table:table-cell>
          <table:table-cell office:value-type="string">
            <text:p>die</text:p>
          </table:table-cell>
          <table:table-cell office:value-type="string">
            <text:p>sofort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remonstriert</text:p>
          </table:table-cell>
          <table:table-cell office:value-type="string">
            <text:p>ward</text:p>
          </table:table-cell>
          <table:table-cell office:value-type="string">
            <text:p>und</text:p>
          </table:table-cell>
          <table:table-cell office:value-type="string">
            <text:p>der</text:p>
          </table:table-cell>
          <table:table-cell office:value-type="string">
            <text:p>Sulla</text:p>
          </table:table-cell>
          <table:table-cell office:value-type="string">
            <text:p>selber</text:p>
          </table:table-cell>
          <table:table-cell office:value-type="string">
            <text:p>dadurch</text:p>
          </table:table-cell>
          <table:table-cell office:value-type="string">
            <text:p>abzuhelfen</text:p>
          </table:table-cell>
          <table:table-cell office:value-type="string">
            <text:p>suchte</text:p>
          </table:table-cell>
          <table:table-cell office:value-type="string">
            <text:p>daß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auernde</text:p>
          </table:table-cell>
          <table:table-cell office:value-type="string">
            <text:p>Fundament</text:p>
          </table:table-cell>
          <table:table-cell office:value-type="string">
            <text:p>der</text:p>
          </table:table-cell>
          <table:table-cell office:value-type="string">
            <text:p>ordentlichen</text:p>
          </table:table-cell>
          <table:table-cell office:value-type="string">
            <text:p>Regierungsgewalt</text:p>
          </table:table-cell>
          <table:table-cell office:value-type="string">
            <text:p>der</text:p>
          </table:table-cell>
          <table:table-cell office:value-type="string">
            <text:p>Oligarchie</text:p>
          </table:table-cell>
          <table:table-cell office:value-type="string">
            <text:p>mußte</text:p>
          </table:table-cell>
          <table:table-cell office:value-type="string">
            <text:p>natürlich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sein</text:p>
          </table:table-cell>
          <table:table-cell office:value-type="string">
            <text:p>mit</text:p>
          </table:table-cell>
          <table:table-cell office:value-type="string">
            <text:p>einer</text:p>
          </table:table-cell>
          <table:table-cell office:value-type="string">
            <text:p>so</text:p>
          </table:table-cell>
          <table:table-cell office:value-type="string">
            <text:p>gesteigerten</text:p>
          </table:table-cell>
          <table:table-cell office:value-type="string">
            <text:p>und</text:p>
          </table:table-cell>
          <table:table-cell office:value-type="string">
            <text:p>so</text:p>
          </table:table-cell>
          <table:table-cell office:value-type="string">
            <text:p>konzentrierten</text:p>
          </table:table-cell>
          <table:table-cell office:value-type="string">
            <text:p>Gewalt</text:p>
          </table:table-cell>
          <table:table-cell office:value-type="string">
            <text:p>daß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urch</text:p>
          </table:table-cell>
          <table:table-cell office:value-type="string">
            <text:p>Sulla</text:p>
          </table:table-cell>
          <table:table-cell office:value-type="string">
            <text:p>Unbedingt</text:p>
          </table:table-cell>
          <table:table-cell office:value-type="string">
            <text:p>ungeteilt</text:p>
          </table:table-cell>
          <table:table-cell office:value-type="string">
            <text:p>und</text:p>
          </table:table-cell>
          <table:table-cell office:value-type="string">
            <text:p>auf</text:p>
          </table:table-cell>
          <table:table-cell office:value-type="string">
            <text:p>die</text:p>
          </table:table-cell>
          <table:table-cell office:value-type="string">
            <text:p>Dauer</text:p>
          </table:table-cell>
          <table:table-cell office:value-type="string">
            <text:p>sollt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höchste</text:p>
          </table:table-cell>
          <table:table-cell office:value-type="string">
            <text:p>Macht</text:p>
          </table:table-cell>
          <table:table-cell office:value-type="string">
            <text:p>in</text:p>
          </table:table-cell>
          <table:table-cell office:value-type="string">
            <text:p>Gesetzgebung</text:p>
          </table:table-cell>
          <table:table-cell office:value-type="string">
            <text:p>Verwaltung</text:p>
          </table:table-cell>
          <table:table-cell office:value-type="string">
            <text:p>und</text:p>
          </table:table-cell>
          <table:table-cell office:value-type="string">
            <text:p>Gerichten</text:p>
          </table:table-cell>
          <table:table-cell office:value-type="string">
            <text:p>überkommen</text:p>
          </table:table-cell>
          <table:table-cell office:value-type="string">
            <text:p>und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es</text:p>
          </table:table-cell>
          <table:table-cell office:value-type="string">
            <text:p>Senats</text:p>
          </table:table-cell>
          <table:table-cell office:value-type="string">
            <text:p>gerissen</text:p>
          </table:table-cell>
          <table:table-cell office:value-type="string">
            <text:p>hatte</text:p>
          </table:table-cell>
          <table:table-cell office:value-type="string">
            <text:p>Deshalb</text:p>
          </table:table-cell>
          <table:table-cell office:value-type="string">
            <text:p>wurde</text:p>
          </table:table-cell>
          <table:table-cell office:value-type="string">
            <text:p>nach</text:p>
          </table:table-cell>
          <table:table-cell office:value-type="string">
            <text:p>Sullas</text:p>
          </table:table-cell>
          <table:table-cell office:value-type="string">
            <text:p>Anordnung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außerordentlicherweise</text:p>
          </table:table-cell>
          <table:table-cell office:value-type="string">
            <text:p>ergänzt</text:p>
          </table:table-cell>
          <table:table-cell office:value-type="string">
            <text:p>durch</text:p>
          </table:table-cell>
          <table:table-cell office:value-type="string">
            <text:p>etwa</text:p>
          </table:table-cell>
          <table:table-cell office:value-type="float" office:value="300">
            <text:p>300</text:p>
          </table:table-cell>
          <table:table-cell office:value-type="string">
            <text:p>neue</text:p>
          </table:table-cell>
          <table:table-cell office:value-type="string">
            <text:p>Senatoren</text:p>
          </table:table-cell>
          <table:table-cell office:value-type="string">
            <text:p>welche</text:p>
          </table:table-cell>
          <table:table-cell office:value-type="string">
            <text:p>die</text:p>
          </table:table-cell>
          <table:table-cell office:value-type="string">
            <text:p>Distriktversammlung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Aber</text:p>
          </table:table-cell>
          <table:table-cell office:value-type="string">
            <text:p>auch</text:p>
          </table:table-cell>
          <table:table-cell office:value-type="string">
            <text:p>für</text:p>
          </table:table-cell>
          <table:table-cell office:value-type="string">
            <text:p>die</text:p>
          </table:table-cell>
          <table:table-cell office:value-type="string">
            <text:p>Zukunft</text:p>
          </table:table-cell>
          <table:table-cell office:value-type="string">
            <text:p>ward</text:p>
          </table:table-cell>
          <table:table-cell office:value-type="string">
            <text:p>die</text:p>
          </table:table-cell>
          <table:table-cell office:value-type="string">
            <text:p>Aufnahme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neu</text:p>
          </table:table-cell>
          <table:table-cell office:value-type="string">
            <text:p>geordnet</text:p>
          </table:table-cell>
          <table:table-cell office:value-type="string">
            <text:p>und</text:p>
          </table:table-cell>
          <table:table-cell office:value-type="string">
            <text:p>auf</text:p>
          </table:table-cell>
          <table:table-cell office:value-type="string">
            <text:p>wesentlich</text:p>
          </table:table-cell>
          <table:table-cell office:value-type="string">
            <text:p>andere</text:p>
          </table:table-cell>
          <table:table-cell office:value-type="string">
            <text:p>Grundlagen</text:p>
          </table:table-cell>
          <table:table-cell office:value-type="string">
            <text:p>gestellt</text:p>
          </table:table-cell>
          <table:table-cell office:value-type="string">
            <text:p>Nach</text:p>
          </table:table-cell>
          <table:table-cell office:value-type="string">
            <text:p>der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Grundlagen</text:p>
          </table:table-cell>
          <table:table-cell office:value-type="string">
            <text:p>gestellt</text:p>
          </table:table-cell>
          <table:table-cell office:value-type="string">
            <text:p>Nach</text:p>
          </table:table-cell>
          <table:table-cell office:value-type="string">
            <text:p>der</text:p>
          </table:table-cell>
          <table:table-cell office:value-type="string">
            <text:p>bisherigen</text:p>
          </table:table-cell>
          <table:table-cell office:value-type="string">
            <text:p>Verfassung</text:p>
          </table:table-cell>
          <table:table-cell office:value-type="string">
            <text:p>trat</text:p>
          </table:table-cell>
          <table:table-cell office:value-type="string">
            <text:p>man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ein</text:p>
          </table:table-cell>
          <table:table-cell office:value-type="string">
            <text:p>entweder</text:p>
          </table:table-cell>
          <table:table-cell office:value-type="string">
            <text:p>durch</text:p>
          </table:table-cell>
          <table:table-cell office:value-type="string">
            <text:p>censorische</text:p>
          </table:table-cell>
          <table:table-cell office:value-type="string">
            <text:p>Berufung</text:p>
          </table:table-cell>
          <table:table-cell office:value-type="string">
            <text:p>was</text:p>
          </table:table-cell>
          <table:table-cell office:value-type="string">
            <text:p>der</text:p>
          </table:table-cell>
          <table:table-cell office:value-type="string">
            <text:p>eigentliche</text:p>
          </table:table-cell>
          <table:table-cell office:value-type="string">
            <text:p>und</text:p>
          </table:table-cell>
          <table:table-cell office:value-type="string">
            <text:p>ordentliche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em</text:p>
          </table:table-cell>
          <table:table-cell office:value-type="string">
            <text:p>Ovinischen</text:p>
          </table:table-cell>
          <table:table-cell office:value-type="string">
            <text:p>Gesetz</text:p>
          </table:table-cell>
          <table:table-cell office:value-type="string">
            <text:p>von</text:p>
          </table:table-cell>
          <table:table-cell office:value-type="string">
            <text:p>Rechts</text:p>
          </table:table-cell>
          <table:table-cell office:value-type="string">
            <text:p>wegen</text:p>
          </table:table-cell>
          <table:table-cell office:value-type="string">
            <text:p>Sitz</text:p>
          </table:table-cell>
          <table:table-cell office:value-type="string">
            <text:p>und</text:p>
          </table:table-cell>
          <table:table-cell office:value-type="string">
            <text:p>Stimme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geknüpft</text:p>
          </table:table-cell>
          <table:table-cell office:value-type="string">
            <text:p>war</text:p>
          </table:table-cell>
          <table:table-cell office:value-type="string">
            <text:p>I</text:p>
          </table:table-cell>
          <table:table-cell office:value-type="float" office:value="786">
            <text:p>786</text:p>
          </table:table-cell>
          <table:table-cell office:value-type="string">
            <text:p>die</text:p>
          </table:table-cell>
          <table:table-cell office:value-type="string">
            <text:p>Bekleidung</text:p>
          </table:table-cell>
          <table:table-cell office:value-type="string">
            <text:p>eines</text:p>
          </table:table-cell>
          <table:table-cell office:value-type="string">
            <text:p>niederen</text:p>
          </table:table-cell>
          <table:table-cell office:value-type="string">
            <text:p>Amtes</text:p>
          </table:table-cell>
          <table:table-cell office:value-type="string">
            <text:p>des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Quästur</text:p>
          </table:table-cell>
          <table:table-cell office:value-type="string">
            <text:p>gab</text:p>
          </table:table-cell>
          <table:table-cell office:value-type="string">
            <text:p>wohl</text:p>
          </table:table-cell>
          <table:table-cell office:value-type="string">
            <text:p>einen</text:p>
          </table:table-cell>
          <table:table-cell office:value-type="string">
            <text:p>faktischen</text:p>
          </table:table-cell>
          <table:table-cell office:value-type="string">
            <text:p>Anspruch</text:p>
          </table:table-cell>
          <table:table-cell office:value-type="string">
            <text:p>auf</text:p>
          </table:table-cell>
          <table:table-cell office:value-type="string">
            <text:p>einen</text:p>
          </table:table-cell>
          <table:table-cell office:value-type="string">
            <text:p>Platz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insofern</text:p>
          </table:table-cell>
          <table:table-cell office:value-type="string">
            <text:p>die</text:p>
          </table:table-cell>
          <table:table-cell office:value-type="string">
            <text:p>censorische</text:p>
          </table:table-cell>
          <table:table-cell office:value-type="string">
            <text:p>Auswahl</text:p>
          </table:table-cell>
          <table:table-cell office:value-type="string">
            <text:p>vorzugsweise</text:p>
          </table:table-cell>
          <table:table-cell office:value-type="string">
            <text:p>auf</text:p>
          </table:table-cell>
          <table:table-cell office:value-type="string">
            <text:p>diese</text:p>
          </table:table-cell>
          <table:table-cell office:value-type="string">
            <text:p>Männer</text:p>
          </table:table-cell>
          <table:table-cell office:value-type="string">
            <text:p>sich</text:p>
          </table:table-cell>
          <table:table-cell office:value-type="string">
            <text:p>lenkte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en</text:p>
          </table:table-cell>
          <table:table-cell office:value-type="string">
            <text:p>zweiten</text:p>
          </table:table-cell>
          <table:table-cell office:value-type="string">
            <text:p>dahin</text:p>
          </table:table-cell>
          <table:table-cell office:value-type="string">
            <text:p>ab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gesetzliche</text:p>
          </table:table-cell>
          <table:table-cell office:value-type="string">
            <text:p>Eintritt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statt</text:p>
          </table:table-cell>
          <table:table-cell office:value-type="string">
            <text:p>an</text:p>
          </table:table-cell>
          <table:table-cell office:value-type="string">
            <text:p>die</text:p>
          </table:table-cell>
          <table:table-cell office:value-type="string">
            <text:p>Ädilität</text:p>
          </table:table-cell>
          <table:table-cell office:value-type="string">
            <text:p>an</text:p>
          </table:table-cell>
          <table:table-cell office:value-type="string">
            <text:p>die</text:p>
          </table:table-cell>
          <table:table-cell office:value-type="string">
            <text:p>Quästur</text:p>
          </table:table-cell>
          <table:table-cell office:value-type="string">
            <text:p>geknüpft</text:p>
          </table:table-cell>
          <table:table-cell office:value-type="string">
            <text:p>und</text:p>
          </table:table-cell>
          <table:table-cell office:value-type="string">
            <text:p>zugleich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wurde</text:p>
          </table:table-cell>
          <table:table-cell office:value-type="string">
            <text:p>der</text:p>
          </table:table-cell>
          <table:table-cell office:value-type="string">
            <text:p>bisher</text:p>
          </table:table-cell>
          <table:table-cell office:value-type="string">
            <text:p>mittelbar</text:p>
          </table:table-cell>
          <table:table-cell office:value-type="string">
            <text:p>auf</text:p>
          </table:table-cell>
          <table:table-cell office:value-type="string">
            <text:p>den</text:p>
          </table:table-cell>
          <table:table-cell office:value-type="string">
            <text:p>Wahlen</text:p>
          </table:table-cell>
          <table:table-cell office:value-type="string">
            <text:p>des</text:p>
          </table:table-cell>
          <table:table-cell office:value-type="string">
            <text:p>Volkes</text:p>
          </table:table-cell>
          <table:table-cell office:value-type="string">
            <text:p>ruhende</text:p>
          </table:table-cell>
          <table:table-cell office:value-type="string">
            <text:p>Senat</text:p>
          </table:table-cell>
          <table:table-cell office:value-type="string">
            <text:p>I</text:p>
          </table:table-cell>
          <table:table-cell office:value-type="float" office:value="314">
            <text:p>314</text:p>
          </table:table-cell>
          <table:table-cell office:value-type="string">
            <text:p>jetzt</text:p>
          </table:table-cell>
          <table:table-cell office:value-type="string">
            <text:p>durchaus</text:p>
          </table:table-cell>
          <table:table-cell office:value-type="string">
            <text:p>auf</text:p>
          </table:table-cell>
          <table:table-cell office:value-type="string">
            <text:p>direkte</text:p>
          </table:table-cell>
          <table:table-cell office:value-type="string">
            <text:p>Volkswahl</text:p>
          </table:table-cell>
          <table:table-cell office:value-type="string">
            <text:p>gegründet</text:p>
          </table:table-cell>
          <table:table-cell office:value-type="string">
            <text:p>derselbe</text:p>
          </table:table-cell>
          <table:table-cell office:value-type="string">
            <text:p>also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er</text:p>
          </table:table-cell>
          <table:table-cell office:value-type="string">
            <text:p>Beamten</text:p>
          </table:table-cell>
          <table:table-cell office:value-type="string">
            <text:p>bestimmten</text:p>
          </table:table-cell>
          <table:table-cell office:value-type="string">
            <text:p>Kollegium</text:p>
          </table:table-cell>
          <table:table-cell office:value-type="string">
            <text:p>war</text:p>
          </table:table-cell>
          <table:table-cell office:value-type="string">
            <text:p>im</text:p>
          </table:table-cell>
          <table:table-cell office:value-type="string">
            <text:p>Laufe</text:p>
          </table:table-cell>
          <table:table-cell office:value-type="string">
            <text:p>der</text:p>
          </table:table-cell>
          <table:table-cell office:value-type="string">
            <text:p>Zeit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eine</text:p>
          </table:table-cell>
          <table:table-cell office:value-type="string">
            <text:p>den</text:p>
          </table:table-cell>
          <table:table-cell office:value-type="string">
            <text:p>Beamten</text:p>
          </table:table-cell>
          <table:table-cell office:value-type="string">
            <text:p>befehlende</text:p>
          </table:table-cell>
          <table:table-cell office:value-type="string">
            <text:p>und</text:p>
          </table:table-cell>
          <table:table-cell office:value-type="string">
            <text:p>selbstregierende</text:p>
          </table:table-cell>
          <table:table-cell office:value-type="string">
            <text:p>Behörde</text:p>
          </table:table-cell>
          <table:table-cell office:value-type="string">
            <text:p>geworden</text:p>
          </table:table-cell>
          <table:table-cell office:value-type="string">
            <text:p>es</text:p>
          </table:table-cell>
          <table:table-cell office:value-type="string">
            <text:p>war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Senatoren</text:p>
          </table:table-cell>
          <table:table-cell office:value-type="string">
            <text:p>zu</text:p>
          </table:table-cell>
          <table:table-cell office:value-type="string">
            <text:p>ernennen</text:p>
          </table:table-cell>
          <table:table-cell office:value-type="string">
            <text:p>und</text:p>
          </table:table-cell>
          <table:table-cell office:value-type="string">
            <text:p>zu</text:p>
          </table:table-cell>
          <table:table-cell office:value-type="string">
            <text:p>kassieren</text:p>
          </table:table-cell>
          <table:table-cell office:value-type="string">
            <text:p>denselben</text:p>
          </table:table-cell>
          <table:table-cell office:value-type="string">
            <text:p>entzogen</text:p>
          </table:table-cell>
          <table:table-cell office:value-type="string">
            <text:p>und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auf</text:p>
          </table:table-cell>
          <table:table-cell office:value-type="string">
            <text:p>dieselbe</text:p>
          </table:table-cell>
          <table:table-cell office:value-type="string">
            <text:p>rechtliche</text:p>
          </table:table-cell>
          <table:table-cell office:value-type="string">
            <text:p>Grundlage</text:p>
          </table:table-cell>
          <table:table-cell office:value-type="string">
            <text:p>gestellt</text:p>
          </table:table-cell>
          <table:table-cell office:value-type="string">
            <text:p>wurde</text:p>
          </table:table-cell>
          <table:table-cell office:value-type="string">
            <text:p>auf</text:p>
          </table:table-cell>
          <table:table-cell office:value-type="string">
            <text:p>welcher</text:p>
          </table:table-cell>
          <table:table-cell office:value-type="string">
            <text:p>die</text:p>
          </table:table-cell>
          <table:table-cell office:value-type="string">
            <text:p>Beamtengewalt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wiederaufzunehmen</text:p>
          </table:table-cell>
          <table:table-cell office:value-type="string">
            <text:p>und</text:p>
          </table:table-cell>
          <table:table-cell office:value-type="string">
            <text:p>die</text:p>
          </table:table-cell>
          <table:table-cell office:value-type="string">
            <text:p>legislatorische</text:p>
          </table:table-cell>
          <table:table-cell office:value-type="string">
            <text:p>Initiative</text:p>
          </table:table-cell>
          <table:table-cell office:value-type="string">
            <text:p>wie</text:p>
          </table:table-cell>
          <table:table-cell office:value-type="string">
            <text:p>sie</text:p>
          </table:table-cell>
          <table:table-cell office:value-type="string">
            <text:p>längt</text:p>
          </table:table-cell>
          <table:table-cell office:value-type="string">
            <text:p>tatsächlich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zustand</text:p>
          </table:table-cell>
          <table:table-cell office:value-type="string">
            <text:p>wenigstens</text:p>
          </table:table-cell>
          <table:table-cell office:value-type="string">
            <text:p>den</text:p>
          </table:table-cell>
          <table:table-cell office:value-type="string">
            <text:p>Tribunen</text:p>
          </table:table-cell>
          <table:table-cell office:value-type="string">
            <text:p>gegenüber</text:p>
          </table:table-cell>
          <table:table-cell office:value-type="string">
            <text:p>auch</text:p>
          </table:table-cell>
          <table:table-cell office:value-type="string">
            <text:p>gesetzlich</text:p>
          </table:table-cell>
          <table:table-cell office:value-type="string">
            <text:p>ihm</text:p>
          </table:table-cell>
          <table:table-cell office:value-type="string">
            <text:p>zu</text:p>
          </table:table-cell>
          <table:table-cell office:value-type="string">
            <text:p>sicher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gewissermaßen</text:p>
          </table:table-cell>
          <table:table-cell office:value-type="string">
            <text:p>das</text:p>
          </table:table-cell>
          <table:table-cell office:value-type="string">
            <text:p>Vergebungsrecht</text:p>
          </table:table-cell>
          <table:table-cell office:value-type="string">
            <text:p>der</text:p>
          </table:table-cell>
          <table:table-cell office:value-type="string">
            <text:p>Feldherrnstellen</text:p>
          </table:table-cell>
          <table:table-cell office:value-type="string">
            <text:p>von</text:p>
          </table:table-cell>
          <table:table-cell office:value-type="string">
            <text:p>der</text:p>
          </table:table-cell>
          <table:table-cell office:value-type="string">
            <text:p>Bürgerschaft</text:p>
          </table:table-cell>
          <table:table-cell office:value-type="string">
            <text:p>auf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übertrug</text:p>
          </table:table-cell>
          <table:table-cell office:value-type="string">
            <text:p>Es</text:p>
          </table:table-cell>
          <table:table-cell office:value-type="string">
            <text:p>scheint</text:p>
          </table:table-cell>
          <table:table-cell office:value-type="string">
            <text:p>nicht</text:p>
          </table:table-cell>
          <table:table-cell office:value-type="string">
            <text:p>einmal</text:p>
          </table:table-cell>
          <table:table-cell office:value-type="string">
            <text:p>daß</text:p>
          </table:table-cell>
          <table:table-cell office:value-type="string">
            <text:p>Sulla</text:p>
          </table:table-cell>
          <table:table-cell office:value-type="string">
            <text:p>die</text:p>
          </table:table-cell>
          <table:table-cell office:value-type="string">
            <text:p>früher</text:p>
          </table:table-cell>
          <table:table-cell office:value-type="string">
            <text:p>versuchte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ward</text:p>
          </table:table-cell>
          <table:table-cell office:value-type="string">
            <text:p>nicht</text:p>
          </table:table-cell>
          <table:table-cell office:value-type="string">
            <text:p>aufgehoben</text:p>
          </table:table-cell>
          <table:table-cell office:value-type="string">
            <text:p>aber</text:p>
          </table:table-cell>
          <table:table-cell office:value-type="string">
            <text:p>wohl</text:p>
          </table:table-cell>
          <table:table-cell office:value-type="string">
            <text:p>von</text:p>
          </table:table-cell>
          <table:table-cell office:value-type="string">
            <text:p>einer</text:p>
          </table:table-cell>
          <table:table-cell office:value-type="string">
            <text:p>vorgängig</text:p>
          </table:table-cell>
          <table:table-cell office:value-type="string">
            <text:p>bei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nachzusuchenden</text:p>
          </table:table-cell>
          <table:table-cell office:value-type="string">
            <text:p>Erlaubnis</text:p>
          </table:table-cell>
          <table:table-cell office:value-type="string">
            <text:p>abhängig</text:p>
          </table:table-cell>
          <table:table-cell office:value-type="string">
            <text:p>gemacht</text:p>
          </table:table-cell>
          <table:table-cell office:value-type="float" office:value="97">
            <text:p>97</text:p>
          </table:table-cell>
          <table:table-cell office:value-type="string">
            <text:p>Endlich</text:p>
          </table:table-cell>
          <table:table-cell office:value-type="string">
            <text:p>wurde</text:p>
          </table:table-cell>
          <table:table-cell office:value-type="string">
            <text:p>hinzugefügt</text:p>
          </table:table-cell>
          <table:table-cell office:value-type="string">
            <text:p>daß</text:p>
          </table:table-cell>
          <table:table-cell office:value-type="string">
            <text:p>die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em</text:p>
          </table:table-cell>
          <table:table-cell office:value-type="string">
            <text:p>Vormann</text:p>
          </table:table-cell>
          <table:table-cell office:value-type="string">
            <text:p>des</text:p>
          </table:table-cell>
          <table:table-cell office:value-type="string">
            <text:p>Volkes</text:p>
          </table:table-cell>
          <table:table-cell office:value-type="string">
            <text:p>für</text:p>
          </table:table-cell>
          <table:table-cell office:value-type="string">
            <text:p>jede</text:p>
          </table:table-cell>
          <table:table-cell office:value-type="string">
            <text:p>Verhandlung</text:p>
          </table:table-cell>
          <table:table-cell office:value-type="string">
            <text:p>mit</text:p>
          </table:table-cell>
          <table:table-cell office:value-type="string">
            <text:p>demselben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zu</text:p>
          </table:table-cell>
          <table:table-cell office:value-type="string">
            <text:p>erbittenden</text:p>
          </table:table-cell>
          <table:table-cell office:value-type="string">
            <text:p>Erlaubnis</text:p>
          </table:table-cell>
          <table:table-cell office:value-type="string">
            <text:p>Auch</text:p>
          </table:table-cell>
          <table:table-cell office:value-type="string">
            <text:p>Konsulat</text:p>
          </table:table-cell>
          <table:table-cell office:value-type="string">
            <text:p>und</text:p>
          </table:table-cell>
          <table:table-cell office:value-type="string">
            <text:p>Prätur</text:p>
          </table:table-cell>
          <table:table-cell office:value-type="string">
            <text:p>obwohl</text:p>
          </table:table-cell>
          <table:table-cell office:value-type="string">
            <text:p>sie</text:p>
          </table:table-cell>
          <table:table-cell office:value-type="string">
            <text:p>vo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en</text:p>
          </table:table-cell>
          <table:table-cell office:value-type="string">
            <text:p>gesetzlich</text:p>
          </table:table-cell>
          <table:table-cell office:value-type="string">
            <text:p>ein</text:p>
          </table:table-cell>
          <table:table-cell office:value-type="string">
            <text:p>Jahr</text:p>
          </table:table-cell>
          <table:table-cell office:value-type="string">
            <text:p>fungierenden</text:p>
          </table:table-cell>
          <table:table-cell office:value-type="string">
            <text:p>Beamten</text:p>
          </table:table-cell>
          <table:table-cell office:value-type="string">
            <text:p>in</text:p>
          </table:table-cell>
          <table:table-cell office:value-type="string">
            <text:p>der</text:p>
          </table:table-cell>
          <table:table-cell office:value-type="string">
            <text:p>Regel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ein</text:p>
          </table:table-cell>
          <table:table-cell office:value-type="string">
            <text:p>zweites</text:p>
          </table:table-cell>
          <table:table-cell office:value-type="string">
            <text:p>Jahr</text:p>
          </table:table-cell>
          <table:table-cell office:value-type="string">
            <text:p>zugelegt</text:p>
          </table:table-cell>
          <table:table-cell office:value-type="string">
            <text:p>nach</text:p>
          </table:table-cell>
          <table:table-cell office:value-type="string">
            <text:p>Befinden</text:p>
          </table:table-cell>
          <table:table-cell office:value-type="string">
            <text:p>dasselbe</text:p>
          </table:table-cell>
          <table:table-cell office:value-type="string">
            <text:p>aber</text:p>
          </table:table-cell>
          <table:table-cell office:value-type="string">
            <text:p>auch</text:p>
          </table:table-cell>
          <table:table-cell office:value-type="string">
            <text:p>verweigert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Bürgerschaft</text:p>
          </table:table-cell>
          <table:table-cell office:value-type="string">
            <text:p>sondern</text:p>
          </table:table-cell>
          <table:table-cell office:value-type="string">
            <text:p>aus</text:p>
          </table:table-cell>
          <table:table-cell office:value-type="string">
            <text:p>einer</text:p>
          </table:table-cell>
          <table:table-cell office:value-type="string">
            <text:p>durch</text:p>
          </table:table-cell>
          <table:table-cell office:value-type="string">
            <text:p>die</text:p>
          </table:table-cell>
          <table:table-cell office:value-type="string">
            <text:p>Bürgerschaftswahlen</text:p>
          </table:table-cell>
          <table:table-cell office:value-type="string">
            <text:p>gebildeten</text:p>
          </table:table-cell>
          <table:table-cell office:value-type="string">
            <text:p>Konkurrentenlist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Üblich</text:p>
          </table:table-cell>
          <table:table-cell office:value-type="string">
            <text:p>ward</text:p>
          </table:table-cell>
          <table:table-cell office:value-type="string">
            <text:p>es</text:p>
          </table:table-cell>
          <table:table-cell office:value-type="string">
            <text:p>dabei</text:p>
          </table:table-cell>
          <table:table-cell office:value-type="string">
            <text:p>da</text:p>
          </table:table-cell>
          <table:table-cell office:value-type="string">
            <text:p>unter</text:p>
          </table:table-cell>
          <table:table-cell office:value-type="string">
            <text:p>diesen</text:p>
          </table:table-cell>
          <table:table-cell office:value-type="string">
            <text:p>Stellen</text:p>
          </table:table-cell>
          <table:table-cell office:value-type="string">
            <text:p>die</text:p>
          </table:table-cell>
          <table:table-cell office:value-type="string">
            <text:p>überseeisch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war</text:p>
          </table:table-cell>
          <table:table-cell office:value-type="string">
            <text:p>es</text:p>
          </table:table-cell>
          <table:table-cell office:value-type="string">
            <text:p>war</text:p>
          </table:table-cell>
          <table:table-cell office:value-type="string">
            <text:p>die</text:p>
          </table:table-cell>
          <table:table-cell office:value-type="string">
            <text:p>alterprobte</text:p>
          </table:table-cell>
          <table:table-cell office:value-type="string">
            <text:p>Maxime</text:p>
          </table:table-cell>
          <table:table-cell office:value-type="string">
            <text:p>durch</text:p>
          </table:table-cell>
          <table:table-cell office:value-type="string">
            <text:p>die</text:p>
          </table:table-cell>
          <table:table-cell office:value-type="string">
            <text:p>einst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as</text:p>
          </table:table-cell>
          <table:table-cell office:value-type="string">
            <text:p>Königtum</text:p>
          </table:table-cell>
          <table:table-cell office:value-type="string">
            <text:p>sich</text:p>
          </table:table-cell>
          <table:table-cell office:value-type="string">
            <text:p>dienstbar</text:p>
          </table:table-cell>
          <table:table-cell office:value-type="string">
            <text:p>gemacht</text:p>
          </table:table-cell>
          <table:table-cell office:value-type="string">
            <text:p>hatte</text:p>
          </table:table-cell>
          <table:table-cell office:value-type="string">
            <text:p>daß</text:p>
          </table:table-cell>
          <table:table-cell office:value-type="string">
            <text:p>die</text:p>
          </table:table-cell>
          <table:table-cell office:value-type="string">
            <text:p>Beschränkung</text:p>
          </table:table-cell>
          <table:table-cell office:value-type="string">
            <text:p>der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Sullanische</text:p>
          </table:table-cell>
          <table:table-cell office:value-type="string">
            <text:p>dagegen</text:p>
          </table:table-cell>
          <table:table-cell office:value-type="string">
            <text:p>behielt</text:p>
          </table:table-cell>
          <table:table-cell office:value-type="string">
            <text:p>diese</text:p>
          </table:table-cell>
          <table:table-cell office:value-type="string">
            <text:p>ausschließlich</text:p>
          </table:table-cell>
          <table:table-cell office:value-type="string">
            <text:p>denjenigen</text:p>
          </table:table-cell>
          <table:table-cell office:value-type="string">
            <text:p>Beamten</text:p>
          </table:table-cell>
          <table:table-cell office:value-type="string">
            <text:p>vor</text:p>
          </table:table-cell>
          <table:table-cell office:value-type="string">
            <text:p>di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urch</text:p>
          </table:table-cell>
          <table:table-cell office:value-type="string">
            <text:p>Erstreckung</text:p>
          </table:table-cell>
          <table:table-cell office:value-type="string">
            <text:p>der</text:p>
          </table:table-cell>
          <table:table-cell office:value-type="string">
            <text:p>Amtsfrist</text:p>
          </table:table-cell>
          <table:table-cell office:value-type="string">
            <text:p>in</text:p>
          </table:table-cell>
          <table:table-cell office:value-type="string">
            <text:p>ihrer</text:p>
          </table:table-cell>
          <table:table-cell office:value-type="string">
            <text:p>Amtsgewalt</text:p>
          </table:table-cell>
          <table:table-cell office:value-type="string">
            <text:p>bestätigte</text:p>
          </table:table-cell>
          <table:table-cell office:value-type="string">
            <text:p>Zwar</text:p>
          </table:table-cell>
          <table:table-cell office:value-type="string">
            <text:p>war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entsetzen</text:p>
          </table:table-cell>
          <table:table-cell office:value-type="string">
            <text:p>den</text:p>
          </table:table-cell>
          <table:table-cell office:value-type="string">
            <text:p>Prokonsul</text:p>
          </table:table-cell>
          <table:table-cell office:value-type="string">
            <text:p>und</text:p>
          </table:table-cell>
          <table:table-cell office:value-type="string">
            <text:p>den</text:p>
          </table:table-cell>
          <table:table-cell office:value-type="string">
            <text:p>Proprätor</text:p>
          </table:table-cell>
          <table:table-cell office:value-type="string">
            <text:p>ernannte</text:p>
          </table:table-cell>
          <table:table-cell office:value-type="string">
            <text:p>und</text:p>
          </table:table-cell>
          <table:table-cell office:value-type="string">
            <text:p>entlie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so</text:p>
          </table:table-cell>
          <table:table-cell office:value-type="string">
            <text:p>daß</text:p>
          </table:table-cell>
          <table:table-cell office:value-type="string">
            <text:p>durch</text:p>
          </table:table-cell>
          <table:table-cell office:value-type="string">
            <text:p>diese</text:p>
          </table:table-cell>
          <table:table-cell office:value-type="string">
            <text:p>Verfügung</text:p>
          </table:table-cell>
          <table:table-cell office:value-type="string">
            <text:p>die</text:p>
          </table:table-cell>
          <table:table-cell office:value-type="string">
            <text:p>gesamte</text:p>
          </table:table-cell>
          <table:table-cell office:value-type="string">
            <text:p>Militärgewalt</text:p>
          </table:table-cell>
          <table:table-cell office:value-type="string">
            <text:p>auf</text:p>
          </table:table-cell>
          <table:table-cell office:value-type="string">
            <text:p>die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auf</text:p>
          </table:table-cell>
          <table:table-cell office:value-type="string">
            <text:p>die</text:p>
          </table:table-cell>
          <table:table-cell office:value-type="string">
            <text:p>denn</text:p>
          </table:table-cell>
          <table:table-cell office:value-type="string">
            <text:p>doch</text:p>
          </table:table-cell>
          <table:table-cell office:value-type="string">
            <text:p>zuletzt</text:p>
          </table:table-cell>
          <table:table-cell office:value-type="string">
            <text:p>alles</text:p>
          </table:table-cell>
          <table:table-cell office:value-type="string">
            <text:p>ankam</text:p>
          </table:table-cell>
          <table:table-cell office:value-type="string">
            <text:p>formell</text:p>
          </table:table-cell>
          <table:table-cell office:value-type="string">
            <text:p>wenigstens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abhängig</text:p>
          </table:table-cell>
          <table:table-cell office:value-type="string">
            <text:p>wurde</text:p>
          </table:table-cell>
          <table:table-cell office:value-type="string">
            <text:p>Daß</text:p>
          </table:table-cell>
          <table:table-cell office:value-type="string">
            <text:p>endlich</text:p>
          </table:table-cell>
          <table:table-cell office:value-type="string">
            <text:p>das</text:p>
          </table:table-cell>
          <table:table-cell office:value-type="string">
            <text:p>höchste</text:p>
          </table:table-cell>
          <table:table-cell office:value-type="string">
            <text:p>aller</text:p>
          </table:table-cell>
          <table:table-cell office:value-type="string">
            <text:p>Ämter</text:p>
          </table:table-cell>
          <table:table-cell office:value-type="string">
            <text:p>die</text:p>
          </table:table-cell>
          <table:table-cell office:value-type="string">
            <text:p>Censur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schon</text:p>
          </table:table-cell>
          <table:table-cell office:value-type="string">
            <text:p>nach</text:p>
          </table:table-cell>
          <table:table-cell office:value-type="string">
            <text:p>der</text:p>
          </table:table-cell>
          <table:table-cell office:value-type="string">
            <text:p>bisherigen</text:p>
          </table:table-cell>
          <table:table-cell office:value-type="string">
            <text:p>Verfassung</text:p>
          </table:table-cell>
          <table:table-cell office:value-type="string">
            <text:p>die</text:p>
          </table:table-cell>
          <table:table-cell office:value-type="string">
            <text:p>entscheidende</text:p>
          </table:table-cell>
          <table:table-cell office:value-type="string">
            <text:p>Stimme</text:p>
          </table:table-cell>
          <table:table-cell office:value-type="string">
            <text:p>bei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es</text:p>
          </table:table-cell>
          <table:table-cell office:value-type="string">
            <text:p>handelte</text:p>
          </table:table-cell>
          <table:table-cell office:value-type="string">
            <text:p>sich</text:p>
          </table:table-cell>
          <table:table-cell office:value-type="string">
            <text:p>demnach</text:p>
          </table:table-cell>
          <table:table-cell office:value-type="string">
            <text:p>hier</text:p>
          </table:table-cell>
          <table:table-cell office:value-type="string">
            <text:p>nur</text:p>
          </table:table-cell>
          <table:table-cell office:value-type="string">
            <text:p>um</text:p>
          </table:table-cell>
          <table:table-cell office:value-type="string">
            <text:p>die</text:p>
          </table:table-cell>
          <table:table-cell office:value-type="string">
            <text:p>Wiederherstellung</text:p>
          </table:table-cell>
          <table:table-cell office:value-type="string">
            <text:p>einer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verausgabt</text:p>
          </table:table-cell>
          <table:table-cell office:value-type="string">
            <text:p>Noch</text:p>
          </table:table-cell>
          <table:table-cell office:value-type="string">
            <text:p>nach</text:p>
          </table:table-cell>
          <table:table-cell office:value-type="string">
            <text:p>dem</text:p>
          </table:table-cell>
          <table:table-cell office:value-type="string">
            <text:p>Siege</text:p>
          </table:table-cell>
          <table:table-cell office:value-type="string">
            <text:p>am</text:p>
          </table:table-cell>
          <table:table-cell office:value-type="string">
            <text:p>Collinischen</text:p>
          </table:table-cell>
          <table:table-cell office:value-type="string">
            <text:p>Tor</text:p>
          </table:table-cell>
          <table:table-cell office:value-type="string">
            <text:p>hatt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a</text:p>
          </table:table-cell>
          <table:table-cell office:value-type="string">
            <text:p>die</text:p>
          </table:table-cell>
          <table:table-cell office:value-type="string">
            <text:p>Staatskasse</text:p>
          </table:table-cell>
          <table:table-cell office:value-type="string">
            <text:p>nach</text:p>
          </table:table-cell>
          <table:table-cell office:value-type="string">
            <text:p>Praeneste</text:p>
          </table:table-cell>
          <table:table-cell office:value-type="string">
            <text:p>entführt</text:p>
          </table:table-cell>
          <table:table-cell office:value-type="string">
            <text:p>worden</text:p>
          </table:table-cell>
          <table:table-cell office:value-type="string">
            <text:p>war</text:p>
          </table:table-cell>
          <table:table-cell office:value-type="string">
            <text:p>sich</text:p>
          </table:table-cell>
          <table:table-cell office:value-type="string">
            <text:p>zu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ie</text:p>
          </table:table-cell>
          <table:table-cell office:value-type="string">
            <text:p>Verfassung</text:p>
          </table:table-cell>
          <table:table-cell office:value-type="string">
            <text:p>die</text:p>
          </table:table-cell>
          <table:table-cell office:value-type="string">
            <text:p>Lucius</text:p>
          </table:table-cell>
          <table:table-cell office:value-type="string">
            <text:p>Cornelius</text:p>
          </table:table-cell>
          <table:table-cell office:value-type="string">
            <text:p>Sulla</text:p>
          </table:table-cell>
          <table:table-cell office:value-type="string">
            <text:p>der</text:p>
          </table:table-cell>
          <table:table-cell office:value-type="string">
            <text:p>Gemeinde</text:p>
          </table:table-cell>
          <table:table-cell office:value-type="string">
            <text:p>Rom</text:p>
          </table:table-cell>
          <table:table-cell office:value-type="string">
            <text:p>gab</text:p>
          </table:table-cell>
          <table:table-cell office:value-type="string">
            <text:p>Senat</text:p>
          </table:table-cell>
          <table:table-cell office:value-type="string">
            <text:p>und</text:p>
          </table:table-cell>
          <table:table-cell office:value-type="string">
            <text:p>Ritterstand</text:p>
          </table:table-cell>
          <table:table-cell office:value-type="string">
            <text:p>Bürgerschaft</text:p>
          </table:table-cell>
          <table:table-cell office:value-type="string">
            <text:p>und</text:p>
          </table:table-cell>
          <table:table-cell office:value-type="string">
            <text:p>Proletariat</text:p>
          </table:table-cell>
          <table:table-cell office:value-type="string">
            <text:p>Italiker</text:p>
          </table:table-cell>
          <table:table-cell office:value-type="string">
            <text:p>und</text:p>
          </table:table-cell>
          <table:table-cell office:value-type="string">
            <text:p>Provinzialen</text:p>
          </table:table-cell>
          <table:table-cell office:value-type="string">
            <text:p>nahmen</text:p>
          </table:table-cell>
          <table:table-cell office:value-type="string">
            <text:p>sie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guten</text:p>
          </table:table-cell>
          <table:table-cell office:value-type="string">
            <text:p>Schwert</text:p>
          </table:table-cell>
          <table:table-cell office:value-type="string">
            <text:p>die</text:p>
          </table:table-cell>
          <table:table-cell office:value-type="string">
            <text:p>umgestürzten</text:p>
          </table:table-cell>
          <table:table-cell office:value-type="string">
            <text:p>Senatorensessel</text:p>
          </table:table-cell>
          <table:table-cell office:value-type="string">
            <text:p>wieder</text:p>
          </table:table-cell>
          <table:table-cell office:value-type="string">
            <text:p>aufgerichtet</text:p>
          </table:table-cell>
          <table:table-cell office:value-type="string">
            <text:p>hatten</text:p>
          </table:table-cell>
          <table:table-cell office:value-type="string">
            <text:p>jetzt</text:p>
          </table:table-cell>
          <table:table-cell office:value-type="string">
            <text:p>ebendiesem</text:p>
          </table:table-cell>
          <table:table-cell office:value-type="string">
            <text:p>Senat</text:p>
          </table:table-cell>
          <table:table-cell office:value-type="string">
            <text:p>unweigerlichen</text:p>
          </table:table-cell>
          <table:table-cell office:value-type="string">
            <text:p>Gehorsam</text:p>
          </table:table-cell>
          <table:table-cell office:value-type="string">
            <text:p>zu</text:p>
          </table:table-cell>
          <table:table-cell office:value-type="string">
            <text:p>leisten</text:p>
          </table:table-cell>
          <table:table-cell office:value-type="string">
            <text:p>aufgefordert</text:p>
          </table:table-cell>
          <table:table-cell office:value-type="string">
            <text:p>wurden</text:p>
          </table:table-cell>
          <table:table-cell office:value-type="string">
            <text:p>schien</text:p>
          </table:table-cell>
          <table:table-cell office:value-type="string">
            <text:p>unerträglich</text:p>
          </table:table-cell>
          <table:table-cell office:value-type="string">
            <text:p>Eben</text:p>
          </table:table-cell>
          <table:table-cell office:value-type="string">
            <text:p>die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zu</text:p>
          </table:table-cell>
          <table:table-cell office:value-type="string">
            <text:p>seinem</text:p>
          </table:table-cell>
          <table:table-cell office:value-type="string">
            <text:p>Tochtermanne</text:p>
          </table:table-cell>
          <table:table-cell office:value-type="string">
            <text:p>erkoren</text:p>
          </table:table-cell>
          <table:table-cell office:value-type="string">
            <text:p>hatte</text:p>
          </table:table-cell>
          <table:table-cell office:value-type="string">
            <text:p>nach</text:p>
          </table:table-cell>
          <table:table-cell office:value-type="string">
            <text:p>Vollzug</text:p>
          </table:table-cell>
          <table:table-cell office:value-type="string">
            <text:p>seiner</text:p>
          </table:table-cell>
          <table:table-cell office:value-type="string">
            <text:p>Aufgabe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den</text:p>
          </table:table-cell>
          <table:table-cell office:value-type="string">
            <text:p>Befehl</text:p>
          </table:table-cell>
          <table:table-cell office:value-type="string">
            <text:p>erhielt</text:p>
          </table:table-cell>
          <table:table-cell office:value-type="string">
            <text:p>sein</text:p>
          </table:table-cell>
          <table:table-cell office:value-type="string">
            <text:p>Heer</text:p>
          </table:table-cell>
          <table:table-cell office:value-type="string">
            <text:p>zu</text:p>
          </table:table-cell>
          <table:table-cell office:value-type="string">
            <text:p>entlassen</text:p>
          </table:table-cell>
          <table:table-cell office:value-type="string">
            <text:p>unterließ</text:p>
          </table:table-cell>
          <table:table-cell office:value-type="string">
            <text:p>er</text:p>
          </table:table-cell>
          <table:table-cell office:value-type="string">
            <text:p>es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er</text:p>
          </table:table-cell>
          <table:table-cell office:value-type="string">
            <text:p>afrikanischen</text:p>
          </table:table-cell>
          <table:table-cell office:value-type="string">
            <text:p>Armee</text:p>
          </table:table-cell>
          <table:table-cell office:value-type="string">
            <text:p>und</text:p>
          </table:table-cell>
          <table:table-cell office:value-type="string">
            <text:p>bei</text:p>
          </table:table-cell>
          <table:table-cell office:value-type="string">
            <text:p>Erteilung</text:p>
          </table:table-cell>
          <table:table-cell office:value-type="string">
            <text:p>von</text:p>
          </table:table-cell>
          <table:table-cell office:value-type="string">
            <text:p>städtischen</text:p>
          </table:table-cell>
          <table:table-cell office:value-type="string">
            <text:p>Freibriefe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vorangestellt</text:p>
          </table:table-cell>
          <table:table-cell office:value-type="string">
            <text:p>In</text:p>
          </table:table-cell>
          <table:table-cell office:value-type="string">
            <text:p>demselben</text:p>
          </table:table-cell>
          <table:table-cell office:value-type="string">
            <text:p>Sinn</text:p>
          </table:table-cell>
          <table:table-cell office:value-type="string">
            <text:p>ließ</text:p>
          </table:table-cell>
          <table:table-cell office:value-type="string">
            <text:p>Sulla</text:p>
          </table:table-cell>
          <table:table-cell office:value-type="string">
            <text:p>schon</text:p>
          </table:table-cell>
          <table:table-cell office:value-type="string">
            <text:p>für</text:p>
          </table:table-cell>
          <table:table-cell office:value-type="float" office:value="673">
            <text:p>673</text:p>
          </table:table-cell>
          <table:table-cell office:value-type="string">
            <text:p>Konsul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neuer</text:p>
          </table:table-cell>
          <table:table-cell office:value-type="string">
            <text:p>Gedanke</text:p>
          </table:table-cell>
          <table:table-cell office:value-type="string">
            <text:p>alle</text:p>
          </table:table-cell>
          <table:table-cell office:value-type="string">
            <text:p>ihre</text:p>
          </table:table-cell>
          <table:table-cell office:value-type="string">
            <text:p>wesentlichsten</text:p>
          </table:table-cell>
          <table:table-cell office:value-type="string">
            <text:p>Momente</text:p>
          </table:table-cell>
          <table:table-cell office:value-type="string">
            <text:p>der</text:p>
          </table:table-cell>
          <table:table-cell office:value-type="string">
            <text:p>Eintritt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durch</text:p>
          </table:table-cell>
          <table:table-cell office:value-type="string">
            <text:p>Bekleidung</text:p>
          </table:table-cell>
          <table:table-cell office:value-type="string">
            <text:p>der</text:p>
          </table:table-cell>
          <table:table-cell office:value-type="string">
            <text:p>Quästur</text:p>
          </table:table-cell>
          <table:table-cell office:value-type="string">
            <text:p>die</text:p>
          </table:table-cell>
          <table:table-cell office:value-type="string">
            <text:p>Aufhebung</text:p>
          </table:table-cell>
          <table:table-cell office:value-type="string">
            <text:p>des</text:p>
          </table:table-cell>
          <table:table-cell office:value-type="string">
            <text:p>censorischen</text:p>
          </table:table-cell>
          <table:table-cell office:value-type="string">
            <text:p>Rechts</text:p>
          </table:table-cell>
          <table:table-cell office:value-type="string">
            <text:p>d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en</text:p>
          </table:table-cell>
          <table:table-cell office:value-type="string">
            <text:p>Flammen</text:p>
          </table:table-cell>
          <table:table-cell office:value-type="string">
            <text:p>übergeben</text:p>
          </table:table-cell>
          <table:table-cell office:value-type="string">
            <text:p>Geleitet</text:p>
          </table:table-cell>
          <table:table-cell office:value-type="string">
            <text:p>von</text:p>
          </table:table-cell>
          <table:table-cell office:value-type="string">
            <text:p>allen</text:p>
          </table:table-cell>
          <table:table-cell office:value-type="string">
            <text:p>Beamten</text:p>
          </table:table-cell>
          <table:table-cell office:value-type="string">
            <text:p>und</text:p>
          </table:table-cell>
          <table:table-cell office:value-type="string">
            <text:p>dem</text:p>
          </table:table-cell>
          <table:table-cell office:value-type="string">
            <text:p>gesamten</text:p>
          </table:table-cell>
          <table:table-cell office:value-type="string">
            <text:p>Senat</text:p>
          </table:table-cell>
          <table:table-cell office:value-type="string">
            <text:p>den</text:p>
          </table:table-cell>
          <table:table-cell office:value-type="string">
            <text:p>Priestern</text:p>
          </table:table-cell>
          <table:table-cell office:value-type="string">
            <text:p>und</text:p>
          </table:table-cell>
          <table:table-cell office:value-type="string">
            <text:p>Priesterinnen</text:p>
          </table:table-cell>
          <table:table-cell office:value-type="string">
            <text:p>in</text:p>
          </table:table-cell>
          <table:table-cell office:value-type="string">
            <text:p>ihrer</text:p>
          </table:table-cell>
          <table:table-cell office:value-type="string">
            <text:p>Amtstracht</text:p>
          </table:table-cell>
          <table:table-cell office:value-type="string">
            <text:p>und</text:p>
          </table:table-cell>
          <table:table-cell office:value-type="string">
            <text:p>der</text:p>
          </table:table-cell>
          <table:table-cell office:value-type="string">
            <text:p>ritterlich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ie</text:p>
          </table:table-cell>
          <table:table-cell office:value-type="string">
            <text:p>Etrusker</text:p>
          </table:table-cell>
          <table:table-cell office:value-type="string">
            <text:p>Alalia</text:p>
          </table:table-cell>
          <table:table-cell office:value-type="string">
            <text:p>die</text:p>
          </table:table-cell>
          <table:table-cell office:value-type="string">
            <text:p>Syrakusier</text:p>
          </table:table-cell>
          <table:table-cell office:value-type="string">
            <text:p>Caere</text:p>
          </table:table-cell>
          <table:table-cell office:value-type="string">
            <text:p>zerstörten</text:p>
          </table:table-cell>
          <table:table-cell office:value-type="string">
            <text:p>wenn</text:p>
          </table:table-cell>
          <table:table-cell office:value-type="string">
            <text:p>er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zum</text:p>
          </table:table-cell>
          <table:table-cell office:value-type="string">
            <text:p>Trotz</text:p>
          </table:table-cell>
          <table:table-cell office:value-type="string">
            <text:p>die</text:p>
          </table:table-cell>
          <table:table-cell office:value-type="string">
            <text:p>Gründung</text:p>
          </table:table-cell>
          <table:table-cell office:value-type="string">
            <text:p>von</text:p>
          </table:table-cell>
          <table:table-cell office:value-type="string">
            <text:p>Narbo</text:p>
          </table:table-cell>
          <table:table-cell office:value-type="string">
            <text:p>aufrecht</text:p>
          </table:table-cell>
          <table:table-cell office:value-type="string">
            <text:p>erhält</text:p>
          </table:table-cell>
          <table:table-cell office:value-type="string">
            <text:p>Es</text:p>
          </table:table-cell>
          <table:table-cell office:value-type="string">
            <text:p>ist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er</text:p>
          </table:table-cell>
          <table:table-cell office:value-type="string">
            <text:p>Versuch</text:p>
          </table:table-cell>
          <table:table-cell office:value-type="string">
            <text:p>alle</text:p>
          </table:table-cell>
          <table:table-cell office:value-type="string">
            <text:p>nicht</text:p>
          </table:table-cell>
          <table:table-cell office:value-type="string">
            <text:p>von</text:p>
          </table:table-cell>
          <table:table-cell office:value-type="string">
            <text:p>Schulden</text:p>
          </table:table-cell>
          <table:table-cell office:value-type="string">
            <text:p>freien</text:p>
          </table:table-cell>
          <table:table-cell office:value-type="string">
            <text:p>Senatoren</text:p>
          </table:table-cell>
          <table:table-cell office:value-type="string">
            <text:p>aus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zu</text:p>
          </table:table-cell>
          <table:table-cell office:value-type="string">
            <text:p>stoßen</text:p>
          </table:table-cell>
          <table:table-cell office:value-type="string">
            <text:p>die</text:p>
          </table:table-cell>
          <table:table-cell office:value-type="string">
            <text:p>Erneuerung</text:p>
          </table:table-cell>
          <table:table-cell office:value-type="string">
            <text:p>des</text:p>
          </table:table-cell>
          <table:table-cell office:value-type="string">
            <text:p>Zinsmaximum</text:p>
          </table:table-cell>
          <table:table-cell office:value-type="string">
            <text:p>durch</text:p>
          </table:table-cell>
          <table:table-cell office:value-type="string">
            <text:p>Sulla</text:p>
          </table:table-cell>
          <table:table-cell office:value-type="string">
            <text:p>die</text:p>
          </table:table-cell>
          <table:table-cell office:value-type="string">
            <text:p>Kassatio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andrerseits</text:p>
          </table:table-cell>
          <table:table-cell office:value-type="string">
            <text:p>gestattet</text:p>
          </table:table-cell>
          <table:table-cell office:value-type="string">
            <text:p>zuerst</text:p>
          </table:table-cell>
          <table:table-cell office:value-type="string">
            <text:p>Sulla</text:p>
          </table:table-cell>
          <table:table-cell office:value-type="string">
            <text:p>den</text:p>
          </table:table-cell>
          <table:table-cell office:value-type="string">
            <text:p>fremden</text:p>
          </table:table-cell>
          <table:table-cell office:value-type="string">
            <text:p>Gesandten</text:p>
          </table:table-cell>
          <table:table-cell office:value-type="string">
            <text:p>vor</text:p>
          </table:table-cell>
          <table:table-cell office:value-type="string">
            <text:p>dem</text:p>
          </table:table-cell>
          <table:table-cell office:value-type="string">
            <text:p>römischen</text:p>
          </table:table-cell>
          <table:table-cell office:value-type="string">
            <text:p>Senat</text:p>
          </table:table-cell>
          <table:table-cell office:value-type="string">
            <text:p>ohne</text:p>
          </table:table-cell>
          <table:table-cell office:value-type="string">
            <text:p>Dolmetscher</text:p>
          </table:table-cell>
          <table:table-cell office:value-type="string">
            <text:p>griechisch</text:p>
          </table:table-cell>
          <table:table-cell office:value-type="string">
            <text:p>zu</text:p>
          </table:table-cell>
          <table:table-cell office:value-type="string">
            <text:p>reden</text:p>
          </table:table-cell>
          <table:table-cell office:value-type="string">
            <text:p>Die</text:p>
          </table:table-cell>
          <table:table-cell office:value-type="string">
            <text:p>Zeit</text:p>
          </table:table-cell>
          <table:table-cell office:value-type="string">
            <text:p>kündigt</text:p>
          </table:table-cell>
          <table:table-cell office:value-type="string">
            <text:p>sich</text:p>
          </table:table-cell>
          <table:table-cell office:value-type="string">
            <text:p>a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und</text:p>
          </table:table-cell>
          <table:table-cell office:value-type="string">
            <text:p>Historisierung</text:p>
          </table:table-cell>
          <table:table-cell office:value-type="string">
            <text:p>der</text:p>
          </table:table-cell>
          <table:table-cell office:value-type="string">
            <text:p>hellenischen</text:p>
          </table:table-cell>
          <table:table-cell office:value-type="string">
            <text:p>Religion</text:p>
          </table:table-cell>
          <table:table-cell office:value-type="string">
            <text:p>in</text:p>
          </table:table-cell>
          <table:table-cell office:value-type="string">
            <text:p>Italien</text:p>
          </table:table-cell>
          <table:table-cell office:value-type="string">
            <text:p>ein</text:p>
          </table:table-cell>
          <table:table-cell office:value-type="string">
            <text:p>scho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er</text:p>
          </table:table-cell>
          <table:table-cell office:value-type="string">
            <text:p>Hannibal</text:p>
          </table:table-cell>
          <table:table-cell office:value-type="string">
            <text:p>bezwang</text:p>
          </table:table-cell>
          <table:table-cell office:value-type="string">
            <text:p>mußte</text:p>
          </table:table-cell>
          <table:table-cell office:value-type="string">
            <text:p>die</text:p>
          </table:table-cell>
          <table:table-cell office:value-type="string">
            <text:p>Übersiedelung</text:p>
          </table:table-cell>
          <table:table-cell office:value-type="string">
            <text:p>des</text:p>
          </table:table-cell>
          <table:table-cell office:value-type="string">
            <text:p>kleinasiatischen</text:p>
          </table:table-cell>
          <table:table-cell office:value-type="string">
            <text:p>Kybelekults</text:p>
          </table:table-cell>
          <table:table-cell office:value-type="string">
            <text:p>nach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von</text:p>
          </table:table-cell>
          <table:table-cell office:value-type="string">
            <text:p>Oropos</text:p>
          </table:table-cell>
          <table:table-cell office:value-type="string">
            <text:p>durch</text:p>
          </table:table-cell>
          <table:table-cell office:value-type="string">
            <text:p>die</text:p>
          </table:table-cell>
          <table:table-cell office:value-type="string">
            <text:p>Athener</text:p>
          </table:table-cell>
          <table:table-cell office:value-type="string">
            <text:p>mit</text:p>
          </table:table-cell>
          <table:table-cell office:value-type="string">
            <text:p>deren</text:p>
          </table:table-cell>
          <table:table-cell office:value-type="string">
            <text:p>Rechtfertigung</text:p>
          </table:table-cell>
          <table:table-cell office:value-type="string">
            <text:p>vor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diese</text:p>
          </table:table-cell>
          <table:table-cell office:value-type="string">
            <text:p>drei</text:p>
          </table:table-cell>
          <table:table-cell office:value-type="string">
            <text:p>der</text:p>
          </table:table-cell>
          <table:table-cell office:value-type="string">
            <text:p>angesehensten</text:p>
          </table:table-cell>
          <table:table-cell office:value-type="string">
            <text:p>Professoren</text:p>
          </table:table-cell>
          <table:table-cell office:value-type="string">
            <text:p>der</text:p>
          </table:table-cell>
          <table:table-cell office:value-type="string">
            <text:p>Philosophie</text:p>
          </table:table-cell>
          <table:table-cell office:value-type="string">
            <text:p>darunter</text:p>
          </table:table-cell>
          <table:table-cell office:value-type="string">
            <text:p>den</text:p>
          </table:table-cell>
          <table:table-cell office:value-type="string">
            <text:p>Meister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mit</text:p>
          </table:table-cell>
          <table:table-cell office:value-type="string">
            <text:p>den</text:p>
          </table:table-cell>
          <table:table-cell office:value-type="string">
            <text:p>langweiligen</text:p>
          </table:table-cell>
          <table:table-cell office:value-type="string">
            <text:p>Psalmodien</text:p>
          </table:table-cell>
          <table:table-cell office:value-type="string">
            <text:p>der</text:p>
          </table:table-cell>
          <table:table-cell office:value-type="string">
            <text:p>Klageweiber</text:p>
          </table:table-cell>
          <table:table-cell office:value-type="string">
            <text:p>verglich</text:p>
          </table:table-cell>
          <table:table-cell office:value-type="string">
            <text:p>sondern</text:p>
          </table:table-cell>
          <table:table-cell office:value-type="string">
            <text:p>auch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darauf</text:p>
          </table:table-cell>
          <table:table-cell office:value-type="string">
            <text:p>drang</text:p>
          </table:table-cell>
          <table:table-cell office:value-type="string">
            <text:p>einen</text:p>
          </table:table-cell>
          <table:table-cell office:value-type="string">
            <text:p>Menschen</text:p>
          </table:table-cell>
          <table:table-cell office:value-type="string">
            <text:p>auszuweisen</text:p>
          </table:table-cell>
          <table:table-cell office:value-type="string">
            <text:p>der</text:p>
          </table:table-cell>
          <table:table-cell office:value-type="string">
            <text:p>die</text:p>
          </table:table-cell>
          <table:table-cell office:value-type="string">
            <text:p>Kunst</text:p>
          </table:table-cell>
          <table:table-cell office:value-type="string">
            <text:p>verstand</text:p>
          </table:table-cell>
          <table:table-cell office:value-type="string">
            <text:p>Recht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er</text:p>
          </table:table-cell>
          <table:table-cell office:value-type="string">
            <text:p>Parteien</text:p>
          </table:table-cell>
          <table:table-cell office:value-type="string">
            <text:p>Den</text:p>
          </table:table-cell>
          <table:table-cell office:value-type="string">
            <text:p>ersten</text:p>
          </table:table-cell>
          <table:table-cell office:value-type="string">
            <text:p>Sturm</text:p>
          </table:table-cell>
          <table:table-cell office:value-type="string">
            <text:p>im</text:p>
          </table:table-cell>
          <table:table-cell office:value-type="string">
            <text:p>J</text:p>
          </table:table-cell>
          <table:table-cell office:value-type="float" office:value="609">
            <text:p>609</text:p>
          </table:table-cell>
          <table:table-cell office:value-type="string">
            <text:p>schlug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ab</text:p>
          </table:table-cell>
          <table:table-cell office:value-type="string">
            <text:p>wobei</text:p>
          </table:table-cell>
          <table:table-cell office:value-type="string">
            <text:p>namentlich</text:p>
          </table:table-cell>
          <table:table-cell office:value-type="string">
            <text:p>der</text:p>
          </table:table-cell>
          <table:table-cell office:value-type="string">
            <text:p>Scipionische</text:p>
          </table:table-cell>
          <table:table-cell office:value-type="string">
            <text:p>Kreis</text:p>
          </table:table-cell>
          <table:table-cell office:value-type="string">
            <text:p>für</text:p>
          </table:table-cell>
          <table:table-cell office:value-type="string">
            <text:p>die</text:p>
          </table:table-cell>
          <table:table-cell office:value-type="string">
            <text:p>Verwerfung</text:p>
          </table:table-cell>
          <table:table-cell office:value-type="string">
            <text:p>des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erbot</text:p>
          </table:table-cell>
          <table:table-cell office:value-type="string">
            <text:p>die</text:p>
          </table:table-cell>
          <table:table-cell office:value-type="string">
            <text:p>Wege</text:p>
          </table:table-cell>
          <table:table-cell office:value-type="string">
            <text:p>und</text:p>
          </table:table-cell>
          <table:table-cell office:value-type="string">
            <text:p>Mittel</text:p>
          </table:table-cell>
          <table:table-cell office:value-type="string">
            <text:p>zur</text:p>
          </table:table-cell>
          <table:table-cell office:value-type="string">
            <text:p>Überwindung</text:p>
          </table:table-cell>
          <table:table-cell office:value-type="string">
            <text:p>der</text:p>
          </table:table-cell>
          <table:table-cell office:value-type="string">
            <text:p>Deutschen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an</text:p>
          </table:table-cell>
          <table:table-cell office:value-type="string">
            <text:p>die</text:p>
          </table:table-cell>
          <table:table-cell office:value-type="string">
            <text:p>Hand</text:p>
          </table:table-cell>
          <table:table-cell office:value-type="string">
            <text:p>zu</text:p>
          </table:table-cell>
          <table:table-cell office:value-type="string">
            <text:p>geben</text:p>
          </table:table-cell>
          <table:table-cell office:value-type="string">
            <text:p>wies</text:p>
          </table:table-cell>
          <table:table-cell office:value-type="string">
            <text:p>dieser</text:p>
          </table:table-cell>
          <table:table-cell office:value-type="string">
            <text:p>zwar</text:p>
          </table:table-cell>
          <table:table-cell office:value-type="string">
            <text:p>sie</text:p>
          </table:table-cell>
          <table:table-cell office:value-type="string">
            <text:p>mit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zusammen</text:p>
          </table:table-cell>
          <table:table-cell office:value-type="string">
            <text:p>in</text:p>
          </table:table-cell>
          <table:table-cell office:value-type="string">
            <text:p>dem</text:p>
          </table:table-cell>
          <table:table-cell office:value-type="string">
            <text:p>Glauben</text:p>
          </table:table-cell>
          <table:table-cell office:value-type="string">
            <text:p>an</text:p>
          </table:table-cell>
          <table:table-cell office:value-type="string">
            <text:p>Zeichen</text:p>
          </table:table-cell>
          <table:table-cell office:value-type="string">
            <text:p>und</text:p>
          </table:table-cell>
          <table:table-cell office:value-type="string">
            <text:p>Orakel</text:p>
          </table:table-cell>
          <table:table-cell office:value-type="string">
            <text:p>Selbst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mußte</text:p>
          </table:table-cell>
          <table:table-cell office:value-type="string">
            <text:p>während</text:p>
          </table:table-cell>
          <table:table-cell office:value-type="string">
            <text:p>desselben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Wirren</text:p>
          </table:table-cell>
          <table:table-cell office:value-type="string">
            <text:p>des</text:p>
          </table:table-cell>
          <table:table-cell office:value-type="string">
            <text:p>J</text:p>
          </table:table-cell>
          <table:table-cell office:value-type="float" office:value="667">
            <text:p>667</text:p>
          </table:table-cell>
          <table:table-cell office:value-type="string">
            <text:p>sich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eines</text:p>
          </table:table-cell>
          <table:table-cell office:value-type="string">
            <text:p>solchen</text:p>
          </table:table-cell>
          <table:table-cell office:value-type="string">
            <text:p>noch</text:p>
          </table:table-cell>
          <table:table-cell office:value-type="string">
            <text:p>immer</text:p>
          </table:table-cell>
          <table:table-cell office:value-type="string">
            <text:p>den</text:p>
          </table:table-cell>
          <table:table-cell office:value-type="string">
            <text:p>schon</text:p>
          </table:table-cell>
          <table:table-cell office:value-type="string">
            <text:p>verdungenen</text:p>
          </table:table-cell>
          <table:table-cell office:value-type="string">
            <text:p>Theaterbau</text:p>
          </table:table-cell>
          <table:table-cell office:value-type="string">
            <text:p>hatt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im</text:p>
          </table:table-cell>
          <table:table-cell office:value-type="string">
            <text:p>J</text:p>
          </table:table-cell>
          <table:table-cell office:value-type="float" office:value="599">
            <text:p>599</text:p>
          </table:table-cell>
          <table:table-cell office:value-type="string">
            <text:p>auf</text:p>
          </table:table-cell>
          <table:table-cell office:value-type="string">
            <text:p>Veranlassung</text:p>
          </table:table-cell>
          <table:table-cell office:value-type="string">
            <text:p>des</text:p>
          </table:table-cell>
          <table:table-cell office:value-type="string">
            <text:p>Publius</text:p>
          </table:table-cell>
          <table:table-cell office:value-type="string">
            <text:p>Scipio</text:p>
          </table:table-cell>
          <table:table-cell office:value-type="string">
            <text:p>Nasica</text:p>
          </table:table-cell>
          <table:table-cell office:value-type="string">
            <text:p>wieder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machen</text:p>
          </table:table-cell>
          <table:table-cell office:value-type="string">
            <text:p>Kaum</text:p>
          </table:table-cell>
          <table:table-cell office:value-type="string">
            <text:p>aus</text:p>
          </table:table-cell>
          <table:table-cell office:value-type="string">
            <text:p>der</text:p>
          </table:table-cell>
          <table:table-cell office:value-type="string">
            <text:p>Konfinierung</text:p>
          </table:table-cell>
          <table:table-cell office:value-type="string">
            <text:p>entlassen</text:p>
          </table:table-cell>
          <table:table-cell office:value-type="string">
            <text:p>stellte</text:p>
          </table:table-cell>
          <table:table-cell office:value-type="string">
            <text:p>er</text:p>
          </table:table-cell>
          <table:table-cell office:value-type="string">
            <text:p>a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den</text:p>
          </table:table-cell>
          <table:table-cell office:value-type="string">
            <text:p>Antrag</text:p>
          </table:table-cell>
          <table:table-cell office:value-type="string">
            <text:p>daß</text:p>
          </table:table-cell>
          <table:table-cell office:value-type="string">
            <text:p>er</text:p>
          </table:table-cell>
          <table:table-cell office:value-type="string">
            <text:p>den</text:p>
          </table:table-cell>
          <table:table-cell office:value-type="string">
            <text:p>Entlassenen</text:p>
          </table:table-cell>
          <table:table-cell office:value-type="string">
            <text:p>jedem</text:p>
          </table:table-cell>
          <table:table-cell office:value-type="string">
            <text:p>in</text:p>
          </table:table-cell>
          <table:table-cell office:value-type="string">
            <text:p>seiner</text:p>
          </table:table-cell>
          <table:table-cell office:value-type="string">
            <text:p>Heimat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Cim</text:p>
          </table:table-cell>
          <table:table-cell office:value-type="float" office:value="2">
            <text:p>2</text:p>
          </table:table-cell>
          <table:table-cell office:value-type="string">
            <text:p>fortan</text:p>
          </table:table-cell>
          <table:table-cell office:value-type="string">
            <text:p>ebenso</text:p>
          </table:table-cell>
          <table:table-cell office:value-type="string">
            <text:p>übte</text:p>
          </table:table-cell>
          <table:table-cell office:value-type="string">
            <text:p>wie</text:p>
          </table:table-cell>
          <table:table-cell office:value-type="string">
            <text:p>bis</text:p>
          </table:table-cell>
          <table:table-cell office:value-type="string">
            <text:p>dahin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</text:p>
          </table:table-cell>
          <table:table-cell office:value-type="string">
            <text:p>daß</text:p>
          </table:table-cell>
          <table:table-cell office:value-type="string">
            <text:p>endlich</text:p>
          </table:table-cell>
          <table:table-cell office:value-type="string">
            <text:p>die</text:p>
          </table:table-cell>
          <table:table-cell office:value-type="string">
            <text:p>makedonische</text:p>
          </table:table-cell>
          <table:table-cell office:value-type="string">
            <text:p>Provinzialära</text:p>
          </table:table-cell>
          <table:table-cell office:value-type="string">
            <text:p>auch</text:p>
          </table:table-cell>
          <table:table-cell office:value-type="string">
            <text:p>in</text:p>
          </table:table-cell>
          <table:table-cell office:value-type="string">
            <text:p>Griechenland</text:p>
          </table:table-cell>
          <table:table-cell office:value-type="string">
            <text:p>im</text:p>
          </table:table-cell>
          <table:table-cell office:value-type="string">
            <text:p>Gebrauch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Gesetz</text:p>
          </table:table-cell>
          <table:table-cell office:value-type="string">
            <text:p>über</text:p>
          </table:table-cell>
          <table:table-cell office:value-type="string">
            <text:p>die</text:p>
          </table:table-cell>
          <table:table-cell office:value-type="string">
            <text:p>Verleihung</text:p>
          </table:table-cell>
          <table:table-cell office:value-type="string">
            <text:p>Phrygiens</text:p>
          </table:table-cell>
          <table:table-cell office:value-type="string">
            <text:p>an</text:p>
          </table:table-cell>
          <table:table-cell office:value-type="string">
            <text:p>König</text:p>
          </table:table-cell>
          <table:table-cell office:value-type="string">
            <text:p>Mithradates</text:p>
          </table:table-cell>
          <table:table-cell office:value-type="string">
            <text:p>teil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sich</text:p>
          </table:table-cell>
          <table:table-cell office:value-type="string">
            <text:p>in</text:p>
          </table:table-cell>
          <table:table-cell office:value-type="string">
            <text:p>drei</text:p>
          </table:table-cell>
          <table:table-cell office:value-type="string">
            <text:p>Klassen</text:p>
          </table:table-cell>
          <table:table-cell office:value-type="string">
            <text:p>solcher</text:p>
          </table:table-cell>
          <table:table-cell office:value-type="string">
            <text:p>die</text:p>
          </table:table-cell>
          <table:table-cell office:value-type="string">
            <text:p>dafür</text:p>
          </table:table-cell>
          <table:table-cell office:value-type="string">
            <text:p>seien</text:p>
          </table:table-cell>
          <table:table-cell office:value-type="string">
            <text:p>solcher</text:p>
          </table:table-cell>
          <table:table-cell office:value-type="string">
            <text:p>die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der</text:p>
          </table:table-cell>
          <table:table-cell office:value-type="string">
            <text:p>für</text:p>
          </table:table-cell>
          <table:table-cell office:value-type="float" office:value="647">
            <text:p>647</text:p>
          </table:table-cell>
          <table:table-cell office:value-type="string">
            <text:p>zu</text:p>
          </table:table-cell>
          <table:table-cell office:value-type="string">
            <text:p>wählenden</text:p>
          </table:table-cell>
          <table:table-cell office:value-type="string">
            <text:p>Konsuln</text:p>
          </table:table-cell>
          <table:table-cell office:value-type="string">
            <text:p>festzusetzen</text:p>
          </table:table-cell>
          <table:table-cell office:value-type="string">
            <text:p>waren</text:p>
          </table:table-cell>
          <table:table-cell office:value-type="string">
            <text:p>bestimmt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zwei</text:p>
          </table:table-cell>
          <table:table-cell office:value-type="string">
            <text:p>andere</text:p>
          </table:table-cell>
          <table:table-cell office:value-type="string">
            <text:p>Provinzen</text:p>
          </table:table-cell>
          <table:table-cell office:value-type="string">
            <text:p>und</text:p>
          </table:table-cell>
          <table:table-cell office:value-type="string">
            <text:p>ließ</text:p>
          </table:table-cell>
          <table:table-cell office:value-type="string">
            <text:p>also</text:p>
          </table:table-cell>
          <table:table-cell office:value-type="string">
            <text:p>Numidien</text:p>
          </table:table-cell>
          <table:table-cell office:value-type="string">
            <text:p>dem</text:p>
          </table:table-cell>
          <table:table-cell office:value-type="string">
            <text:p>Metellus</text:p>
          </table:table-cell>
          <table:table-cell office:value-type="string">
            <text:p>Diesen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ea</text:p>
          </table:table-cell>
          <table:table-cell office:value-type="string">
            <text:p>res</text:p>
          </table:table-cell>
          <table:table-cell office:value-type="string">
            <text:p>frustra</text:p>
          </table:table-cell>
          <table:table-cell office:value-type="string">
            <text:p>fuit</text:p>
          </table:table-cell>
          <table:table-cell office:value-type="string">
            <text:p>müssen</text:p>
          </table:table-cell>
          <table:table-cell office:value-type="string">
            <text:p>entweder</text:p>
          </table:table-cell>
          <table:table-cell office:value-type="string">
            <text:p>die</text:p>
          </table:table-cell>
          <table:table-cell office:value-type="string">
            <text:p>den</text:p>
          </table:table-cell>
          <table:table-cell office:value-type="string">
            <text:p>Konsuln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bestimmten</text:p>
          </table:table-cell>
          <table:table-cell office:value-type="string">
            <text:p>Provinzen</text:p>
          </table:table-cell>
          <table:table-cell office:value-type="string">
            <text:p>genannt</text:p>
          </table:table-cell>
          <table:table-cell office:value-type="string">
            <text:p>haben</text:p>
          </table:table-cell>
          <table:table-cell office:value-type="string">
            <text:p>etwa</text:p>
          </table:table-cell>
          <table:table-cell office:value-type="string">
            <text:p>sed</text:p>
          </table:table-cell>
          <table:table-cell office:value-type="string">
            <text:p>paulo</text:p>
          </table:table-cell>
          <table:table-cell office:value-type="string">
            <text:p>ante</text:p>
          </table:table-cell>
          <table:table-cell office:value-type="string">
            <text:p>uti</text:p>
          </table:table-cell>
          <table:table-cell office:value-type="string">
            <text:p>consulibus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Caepio</text:p>
          </table:table-cell>
          <table:table-cell office:value-type="string">
            <text:p>gemünzte</text:p>
          </table:table-cell>
          <table:table-cell office:value-type="string">
            <text:p>Antrag</text:p>
          </table:table-cell>
          <table:table-cell office:value-type="string">
            <text:p>daß</text:p>
          </table:table-cell>
          <table:table-cell office:value-type="string">
            <text:p>Amtsentsetzung</text:p>
          </table:table-cell>
          <table:table-cell office:value-type="string">
            <text:p>den</text:p>
          </table:table-cell>
          <table:table-cell office:value-type="string">
            <text:p>Verlust</text:p>
          </table:table-cell>
          <table:table-cell office:value-type="string">
            <text:p>des</text:p>
          </table:table-cell>
          <table:table-cell office:value-type="string">
            <text:p>Sitzes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nach</text:p>
          </table:table-cell>
          <table:table-cell office:value-type="string">
            <text:p>sich</text:p>
          </table:table-cell>
          <table:table-cell office:value-type="string">
            <text:p>ziehen</text:p>
          </table:table-cell>
          <table:table-cell office:value-type="string">
            <text:p>solle</text:p>
          </table:table-cell>
          <table:table-cell office:value-type="string">
            <text:p>Asconius</text:p>
          </table:table-cell>
          <table:table-cell office:value-type="string">
            <text:p>in</text:p>
          </table:table-cell>
          <table:table-cell office:value-type="string">
            <text:p>Cornel</text:p>
          </table:table-cell>
          <table:table-cell office:value-type="float" office:value="78">
            <text:p>78</text:p>
          </table:table-cell>
          <table:table-cell office:value-type="string">
            <text:p>Die</text:p>
          </table:table-cell>
          <table:table-cell office:value-type="string">
            <text:p>Fragmente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ausdrücklich</text:p>
          </table:table-cell>
          <table:table-cell office:value-type="string">
            <text:p>sagt</text:p>
          </table:table-cell>
          <table:table-cell office:value-type="string">
            <text:p>daß</text:p>
          </table:table-cell>
          <table:table-cell office:value-type="string">
            <text:p>die</text:p>
          </table:table-cell>
          <table:table-cell office:value-type="string">
            <text:p>Bürgerschaft</text:p>
          </table:table-cell>
          <table:table-cell office:value-type="string">
            <text:p>die</text:p>
          </table:table-cell>
          <table:table-cell office:value-type="string">
            <text:p>Beamten</text:p>
          </table:table-cell>
          <table:table-cell office:value-type="string">
            <text:p>wählte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von</text:p>
          </table:table-cell>
          <table:table-cell office:value-type="string">
            <text:p>Italia</text:p>
          </table:table-cell>
          <table:table-cell office:value-type="string">
            <text:p>in</text:p>
          </table:table-cell>
          <table:table-cell office:value-type="string">
            <text:p>anderer</text:p>
          </table:table-cell>
          <table:table-cell office:value-type="string">
            <text:p>Weise</text:p>
          </table:table-cell>
          <table:table-cell office:value-type="string">
            <text:p>gebildet</text:p>
          </table:table-cell>
          <table:table-cell office:value-type="string">
            <text:p>werden</text:p>
          </table:table-cell>
          <table:table-cell office:value-type="string">
            <text:p>und</text:p>
          </table:table-cell>
          <table:table-cell office:value-type="string">
            <text:p>andere</text:p>
          </table:table-cell>
          <table:table-cell office:value-type="string">
            <text:p>Kompetenz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sollten</text:p>
          </table:table-cell>
          <table:table-cell office:value-type="string">
            <text:p>ist</text:p>
          </table:table-cell>
          <table:table-cell office:value-type="string">
            <text:p>nirgends</text:p>
          </table:table-cell>
          <table:table-cell office:value-type="string">
            <text:p>überliefert</text:p>
          </table:table-cell>
          <table:table-cell office:value-type="string">
            <text:p>Ebensowenig</text:p>
          </table:table-cell>
          <table:table-cell office:value-type="string">
            <text:p>schließt</text:p>
          </table:table-cell>
          <table:table-cell office:value-type="string">
            <text:p>der</text:p>
          </table:table-cell>
          <table:table-cell office:value-type="string">
            <text:p>Auftrag</text:p>
          </table:table-cell>
          <table:table-cell office:value-type="string">
            <text:p>a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Verfassung</text:p>
          </table:table-cell>
          <table:table-cell office:value-type="string">
            <text:p>zu</text:p>
          </table:table-cell>
          <table:table-cell office:value-type="string">
            <text:p>entwerfen</text:p>
          </table:table-cell>
          <table:table-cell office:value-type="string">
            <text:p>die</text:p>
          </table:table-cell>
          <table:table-cell office:value-type="string">
            <text:p>Promulgation</text:p>
          </table:table-cell>
          <table:table-cell office:value-type="string">
            <text:p>durch</text:p>
          </table:table-cell>
          <table:table-cell office:value-type="string">
            <text:p>den</text:p>
          </table:table-cell>
          <table:table-cell office:value-type="string">
            <text:p>Beamten</text:p>
          </table:table-cell>
          <table:table-cell office:value-type="string">
            <text:p>und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stattfand</text:p>
          </table:table-cell>
          <table:table-cell office:value-type="string">
            <text:p>geht</text:p>
          </table:table-cell>
          <table:table-cell office:value-type="string">
            <text:p>aus</text:p>
          </table:table-cell>
          <table:table-cell office:value-type="string">
            <text:p>Cic</text:p>
          </table:table-cell>
          <table:table-cell office:value-type="string">
            <text:p>Phil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string">
            <text:p>hervor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scheint</text:p>
          </table:table-cell>
          <table:table-cell office:value-type="string">
            <text:p>sich</text:p>
          </table:table-cell>
          <table:table-cell office:value-type="string">
            <text:p>der</text:p>
          </table:table-cell>
          <table:table-cell office:value-type="string">
            <text:p>Form</text:p>
          </table:table-cell>
          <table:table-cell office:value-type="string">
            <text:p>bedient</text:p>
          </table:table-cell>
          <table:table-cell office:value-type="string">
            <text:p>zu</text:p>
          </table:table-cell>
          <table:table-cell office:value-type="string">
            <text:p>haben</text:p>
          </table:table-cell>
          <table:table-cell office:value-type="string">
            <text:p>die</text:p>
          </table:table-cell>
          <table:table-cell office:value-type="string">
            <text:p>Frist</text:p>
          </table:table-cell>
          <table:table-cell office:value-type="string">
            <text:p>des</text:p>
          </table:table-cell>
        </table:table-row>
        <table:table-row table:style-name="ro2">
          <table:table-cell office:value-type="string">
            <text:p>Buch4</text:p>
          </table:table-cell>
          <table:table-cell office:value-type="string">
            <text:p>am</text:p>
          </table:table-cell>
          <table:table-cell office:value-type="string">
            <text:p>Leben</text:p>
          </table:table-cell>
          <table:table-cell office:value-type="string">
            <text:p>waren</text:p>
          </table:table-cell>
          <table:table-cell office:value-type="string">
            <text:p>Wohl</text:p>
          </table:table-cell>
          <table:table-cell office:value-type="string">
            <text:p>aber</text:p>
          </table:table-cell>
          <table:table-cell office:value-type="string">
            <text:p>ist</text:p>
          </table:table-cell>
          <table:table-cell office:value-type="string">
            <text:p>anzunehmen</text:p>
          </table:table-cell>
          <table:table-cell office:value-type="string">
            <text:p>daß</text:p>
          </table:table-cell>
          <table:table-cell office:value-type="string">
            <text:p>Sulla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auf</text:p>
          </table:table-cell>
          <table:table-cell office:value-type="string">
            <text:p>ungefähr</text:p>
          </table:table-cell>
          <table:table-cell office:value-type="float" office:value="5">
            <text:p>5</text:p>
          </table:table-cell>
          <table:table-cell office:value-type="float" office:value="600">
            <text:p>600</text:p>
          </table:table-cell>
          <table:table-cell office:value-type="string">
            <text:p>Köpfe</text:p>
          </table:table-cell>
          <table:table-cell office:value-type="string">
            <text:p>zu</text:p>
          </table:table-cell>
          <table:table-cell office:value-type="string">
            <text:p>bringen</text:p>
          </table:table-cell>
          <table:table-cell office:value-type="string">
            <text:p>bedacht</text:p>
          </table:table-cell>
          <table:table-cell office:value-type="string">
            <text:p>war</text:p>
          </table:table-cell>
          <table:table-cell office:value-type="string">
            <text:p>und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zu</text:p>
          </table:table-cell>
          <table:table-cell office:value-type="string">
            <text:p>werden</text:p>
          </table:table-cell>
          <table:table-cell office:value-type="string">
            <text:p>ohne</text:p>
          </table:table-cell>
          <table:table-cell office:value-type="string">
            <text:p>doch</text:p>
          </table:table-cell>
          <table:table-cell office:value-type="string">
            <text:p>Truppen</text:p>
          </table:table-cell>
          <table:table-cell office:value-type="string">
            <text:p>zur</text:p>
          </table:table-cell>
          <table:table-cell office:value-type="string">
            <text:p>Verfügung</text:p>
          </table:table-cell>
          <table:table-cell office:value-type="string">
            <text:p>zu</text:p>
          </table:table-cell>
          <table:table-cell office:value-type="string">
            <text:p>habe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stand</text:p>
          </table:table-cell>
          <table:table-cell office:value-type="string">
            <text:p>wie</text:p>
          </table:table-cell>
          <table:table-cell office:value-type="string">
            <text:p>in</text:p>
          </table:table-cell>
          <table:table-cell office:value-type="string">
            <text:p>einer</text:p>
          </table:table-cell>
          <table:table-cell office:value-type="string">
            <text:p>von</text:p>
          </table:table-cell>
          <table:table-cell office:value-type="string">
            <text:p>allen</text:p>
          </table:table-cell>
          <table:table-cell office:value-type="string">
            <text:p>Seiten</text:p>
          </table:table-cell>
          <table:table-cell office:value-type="string">
            <text:p>ausgesetzten</text:p>
          </table:table-cell>
          <table:table-cell office:value-type="string">
            <text:p>und</text:p>
          </table:table-cell>
          <table:table-cell office:value-type="string">
            <text:p>bedroht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popular</text:p>
          </table:table-cell>
          <table:table-cell office:value-type="string">
            <text:p>gesinnt</text:p>
          </table:table-cell>
          <table:table-cell office:value-type="string">
            <text:p>II</text:p>
          </table:table-cell>
          <table:table-cell office:value-type="float" office:value="132">
            <text:p>132</text:p>
          </table:table-cell>
          <table:table-cell office:value-type="string">
            <text:p>darauf</text:p>
          </table:table-cell>
          <table:table-cell office:value-type="string">
            <text:p>Führer</text:p>
          </table:table-cell>
          <table:table-cell office:value-type="string">
            <text:p>der</text:p>
          </table:table-cell>
          <table:table-cell office:value-type="string">
            <text:p>Kapitalistenpartei</text:p>
          </table:table-cell>
          <table:table-cell office:value-type="string">
            <text:p>gege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II</text:p>
          </table:table-cell>
          <table:table-cell office:value-type="float" office:value="213">
            <text:p>213</text:p>
          </table:table-cell>
          <table:table-cell office:value-type="string">
            <text:p>und</text:p>
          </table:table-cell>
          <table:table-cell office:value-type="string">
            <text:p>mit</text:p>
          </table:table-cell>
          <table:table-cell office:value-type="string">
            <text:p>den</text:p>
          </table:table-cell>
          <table:table-cell office:value-type="string">
            <text:p>Marianern</text:p>
          </table:table-cell>
          <table:table-cell office:value-type="string">
            <text:p>eng</text:p>
          </table:table-cell>
          <table:table-cell office:value-type="string">
            <text:p>verknüpft</text:p>
          </table:table-cell>
          <table:table-cell office:value-type="string">
            <text:p>II</text:p>
          </table:table-cell>
          <table:table-cell office:value-type="float" office:value="315">
            <text:p>315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in</text:p>
          </table:table-cell>
          <table:table-cell office:value-type="string">
            <text:p>einem</text:p>
          </table:table-cell>
          <table:table-cell office:value-type="string">
            <text:p>Alter</text:p>
          </table:table-cell>
          <table:table-cell office:value-type="string">
            <text:p>das</text:p>
          </table:table-cell>
          <table:table-cell office:value-type="string">
            <text:p>ihn</text:p>
          </table:table-cell>
          <table:table-cell office:value-type="string">
            <text:p>von</text:p>
          </table:table-cell>
          <table:table-cell office:value-type="string">
            <text:p>jedem</text:p>
          </table:table-cell>
          <table:table-cell office:value-type="string">
            <text:p>Amt</text:p>
          </table:table-cell>
          <table:table-cell office:value-type="string">
            <text:p>und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ausschloß</text:p>
          </table:table-cell>
          <table:table-cell office:value-type="string">
            <text:p>Imperator</text:p>
          </table:table-cell>
          <table:table-cell office:value-type="string">
            <text:p>und</text:p>
          </table:table-cell>
          <table:table-cell office:value-type="string">
            <text:p>Triumphator</text:p>
          </table:table-cell>
          <table:table-cell office:value-type="string">
            <text:p>geworden</text:p>
          </table:table-cell>
          <table:table-cell office:value-type="string">
            <text:p>und</text:p>
          </table:table-cell>
          <table:table-cell office:value-type="string">
            <text:p>hatte</text:p>
          </table:table-cell>
          <table:table-cell office:value-type="string">
            <text:p>in</text:p>
          </table:table-cell>
          <table:table-cell office:value-type="string">
            <text:p>der</text:p>
          </table:table-cell>
          <table:table-cell office:value-type="string">
            <text:p>öffentlich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als</text:p>
          </table:table-cell>
          <table:table-cell office:value-type="string">
            <text:p>voll</text:p>
          </table:table-cell>
          <table:table-cell office:value-type="string">
            <text:p>auch</text:p>
          </table:table-cell>
          <table:table-cell office:value-type="string">
            <text:p>hatte</text:p>
          </table:table-cell>
          <table:table-cell office:value-type="string">
            <text:p>der</text:p>
          </table:table-cell>
          <table:table-cell office:value-type="string">
            <text:p>Vater</text:p>
          </table:table-cell>
          <table:table-cell office:value-type="string">
            <text:p>dieses</text:p>
          </table:table-cell>
          <table:table-cell office:value-type="string">
            <text:p>Pompeius</text:p>
          </table:table-cell>
          <table:table-cell office:value-type="string">
            <text:p>gege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eine</text:p>
          </table:table-cell>
          <table:table-cell office:value-type="string">
            <text:p>sehr</text:p>
          </table:table-cell>
          <table:table-cell office:value-type="string">
            <text:p>gehässige</text:p>
          </table:table-cell>
          <table:table-cell office:value-type="string">
            <text:p>Zwitterstellung</text:p>
          </table:table-cell>
          <table:table-cell office:value-type="string">
            <text:p>eingenommen</text:p>
          </table:table-cell>
          <table:table-cell office:value-type="string">
            <text:p>II</text:p>
          </table:table-cell>
          <table:table-cell office:value-type="float" office:value="266">
            <text:p>266</text:p>
          </table:table-cell>
          <table:table-cell office:value-type="float" office:value="313">
            <text:p>313</text:p>
          </table:table-cell>
          <table:table-cell office:value-type="string">
            <text:p>und</text:p>
          </table:table-cell>
          <table:table-cell office:value-type="string">
            <text:p>e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urch</text:p>
          </table:table-cell>
          <table:table-cell office:value-type="string">
            <text:p>seine</text:p>
          </table:table-cell>
          <table:table-cell office:value-type="string">
            <text:p>Leute</text:p>
          </table:table-cell>
          <table:table-cell office:value-type="string">
            <text:p>den</text:p>
          </table:table-cell>
          <table:table-cell office:value-type="string">
            <text:p>Bankier</text:p>
          </table:table-cell>
          <table:table-cell office:value-type="string">
            <text:p>er</text:p>
          </table:table-cell>
          <table:table-cell office:value-type="string">
            <text:p>schoß</text:p>
          </table:table-cell>
          <table:table-cell office:value-type="string">
            <text:p>seinen</text:p>
          </table:table-cell>
          <table:table-cell office:value-type="string">
            <text:p>Kollegen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Geld</text:p>
          </table:table-cell>
          <table:table-cell office:value-type="string">
            <text:p>vor</text:p>
          </table:table-cell>
          <table:table-cell office:value-type="string">
            <text:p>und</text:p>
          </table:table-cell>
          <table:table-cell office:value-type="string">
            <text:p>unternahm</text:p>
          </table:table-cell>
          <table:table-cell office:value-type="string">
            <text:p>es</text:p>
          </table:table-cell>
          <table:table-cell office:value-type="string">
            <text:p>für</text:p>
          </table:table-cell>
          <table:table-cell office:value-type="string">
            <text:p>ihre</text:p>
          </table:table-cell>
          <table:table-cell office:value-type="string">
            <text:p>Rechnung</text:p>
          </table:table-cell>
          <table:table-cell office:value-type="string">
            <text:p>wie</text:p>
          </table:table-cell>
          <table:table-cell office:value-type="string">
            <text:p>es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Er</text:p>
          </table:table-cell>
          <table:table-cell office:value-type="string">
            <text:p>fing</text:p>
          </table:table-cell>
          <table:table-cell office:value-type="string">
            <text:p>an</text:p>
          </table:table-cell>
          <table:table-cell office:value-type="float" office:value="3">
            <text:p>3</text:p>
          </table:table-cell>
          <table:table-cell office:value-type="string">
            <text:p>aus</text:p>
          </table:table-cell>
          <table:table-cell office:value-type="string">
            <text:p>den</text:p>
          </table:table-cell>
          <table:table-cell office:value-type="string">
            <text:p>Häuptern</text:p>
          </table:table-cell>
          <table:table-cell office:value-type="string">
            <text:p>der</text:p>
          </table:table-cell>
          <table:table-cell office:value-type="string">
            <text:p>Emigration</text:p>
          </table:table-cell>
          <table:table-cell office:value-type="string">
            <text:p>einen</text:p>
          </table:table-cell>
          <table:table-cell office:value-type="string">
            <text:p>Senat</text:p>
          </table:table-cell>
          <table:table-cell office:value-type="string">
            <text:p>zu</text:p>
          </table:table-cell>
          <table:table-cell office:value-type="string">
            <text:p>bilden</text:p>
          </table:table-cell>
          <table:table-cell office:value-type="string">
            <text:p>der</text:p>
          </table:table-cell>
          <table:table-cell office:value-type="string">
            <text:p>bis</text:p>
          </table:table-cell>
          <table:table-cell office:value-type="string">
            <text:p>auf</text:p>
          </table:table-cell>
          <table:table-cell office:value-type="string">
            <text:p>dreihundert</text:p>
          </table:table-cell>
          <table:table-cell office:value-type="string">
            <text:p>Mitglieder</text:p>
          </table:table-cell>
          <table:table-cell office:value-type="string">
            <text:p>steigen</text:p>
          </table:table-cell>
          <table:table-cell office:value-type="string">
            <text:p>und</text:p>
          </table:table-cell>
          <table:table-cell office:value-type="string">
            <text:p>i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Sulla</text:p>
          </table:table-cell>
          <table:table-cell office:value-type="string">
            <text:p>daselbst</text:p>
          </table:table-cell>
          <table:table-cell office:value-type="string">
            <text:p>angesiedelten</text:p>
          </table:table-cell>
          <table:table-cell office:value-type="string">
            <text:p>Veteranen</text:p>
          </table:table-cell>
          <table:table-cell office:value-type="string">
            <text:p>kamen</text:p>
          </table:table-cell>
          <table:table-cell office:value-type="string">
            <text:p>bei</text:p>
          </table:table-cell>
          <table:table-cell office:value-type="string">
            <text:p>dem</text:p>
          </table:table-cell>
          <table:table-cell office:value-type="string">
            <text:p>Auflauf</text:p>
          </table:table-cell>
          <table:table-cell office:value-type="string">
            <text:p>um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beschloß</text:p>
          </table:table-cell>
          <table:table-cell office:value-type="string">
            <text:p>auf</text:p>
          </table:table-cell>
          <table:table-cell office:value-type="string">
            <text:p>diese</text:p>
          </table:table-cell>
          <table:table-cell office:value-type="string">
            <text:p>Nachricht</text:p>
          </table:table-cell>
          <table:table-cell office:value-type="string">
            <text:p>die</text:p>
          </table:table-cell>
          <table:table-cell office:value-type="string">
            <text:p>beiden</text:p>
          </table:table-cell>
          <table:table-cell office:value-type="string">
            <text:p>Konsuln</text:p>
          </table:table-cell>
          <table:table-cell office:value-type="string">
            <text:p>dorthin</text:p>
          </table:table-cell>
          <table:table-cell office:value-type="string">
            <text:p>zu</text:p>
          </table:table-cell>
          <table:table-cell office:value-type="string">
            <text:p>send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unterdrücken</text:p>
          </table:table-cell>
          <table:table-cell office:value-type="float" office:value="6">
            <text:p>6</text:p>
          </table:table-cell>
          <table:table-cell office:value-type="string">
            <text:p>Es</text:p>
          </table:table-cell>
          <table:table-cell office:value-type="string">
            <text:p>war</text:p>
          </table:table-cell>
          <table:table-cell office:value-type="string">
            <text:p>nicht</text:p>
          </table:table-cell>
          <table:table-cell office:value-type="string">
            <text:p>möglich</text:p>
          </table:table-cell>
          <table:table-cell office:value-type="string">
            <text:p>kopfloser</text:p>
          </table:table-cell>
          <table:table-cell office:value-type="string">
            <text:p>zu</text:p>
          </table:table-cell>
          <table:table-cell office:value-type="string">
            <text:p>verfahre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konstatierte</text:p>
          </table:table-cell>
          <table:table-cell office:value-type="string">
            <text:p>der</text:p>
          </table:table-cell>
          <table:table-cell office:value-type="string">
            <text:p>Insurrektion</text:p>
          </table:table-cell>
          <table:table-cell office:value-type="string">
            <text:p>gegenüber</text:p>
          </table:table-cell>
          <table:table-cell office:value-type="string">
            <text:p>seine</text:p>
          </table:table-cell>
          <table:table-cell office:value-type="string">
            <text:p>Schwachmütigkeit</text:p>
          </table:table-cell>
          <table:table-cell office:value-type="string">
            <text:p>und</text:p>
          </table:table-cell>
          <table:table-cell office:value-type="string">
            <text:p>seine</text:p>
          </table:table-cell>
          <table:table-cell office:value-type="string">
            <text:p>Besorgnisse</text:p>
          </table:table-cell>
          <table:table-cell office:value-type="string">
            <text:p>durch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zu</text:p>
          </table:table-cell>
          <table:table-cell office:value-type="string">
            <text:p>mögen</text:p>
          </table:table-cell>
          <table:table-cell office:value-type="string">
            <text:p>Natürlich</text:p>
          </table:table-cell>
          <table:table-cell office:value-type="string">
            <text:p>rüstete</text:p>
          </table:table-cell>
          <table:table-cell office:value-type="string">
            <text:p>Lepidus</text:p>
          </table:table-cell>
          <table:table-cell office:value-type="string">
            <text:p>in</text:p>
          </table:table-cell>
          <table:table-cell office:value-type="string">
            <text:p>Etrurien</text:p>
          </table:table-cell>
          <table:table-cell office:value-type="string">
            <text:p>nicht</text:p>
          </table:table-cell>
          <table:table-cell office:value-type="string">
            <text:p>für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sondern</text:p>
          </table:table-cell>
          <table:table-cell office:value-type="string">
            <text:p>für</text:p>
          </table:table-cell>
          <table:table-cell office:value-type="string">
            <text:p>die</text:p>
          </table:table-cell>
          <table:table-cell office:value-type="string">
            <text:p>Insurrektion</text:p>
          </table:table-cell>
          <table:table-cell office:value-type="string">
            <text:p>höhnisch</text:p>
          </table:table-cell>
          <table:table-cell office:value-type="string">
            <text:p>erklärend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geleistete</text:p>
          </table:table-cell>
          <table:table-cell office:value-type="string">
            <text:p>Eid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geleistete</text:p>
          </table:table-cell>
          <table:table-cell office:value-type="string">
            <text:p>Eid</text:p>
          </table:table-cell>
          <table:table-cell office:value-type="string">
            <text:p>nur</text:p>
          </table:table-cell>
          <table:table-cell office:value-type="string">
            <text:p>für</text:p>
          </table:table-cell>
          <table:table-cell office:value-type="string">
            <text:p>das</text:p>
          </table:table-cell>
          <table:table-cell office:value-type="string">
            <text:p>laufende</text:p>
          </table:table-cell>
          <table:table-cell office:value-type="string">
            <text:p>Jahr</text:p>
          </table:table-cell>
          <table:table-cell office:value-type="string">
            <text:p>ihn</text:p>
          </table:table-cell>
          <table:table-cell office:value-type="string">
            <text:p>bind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setzte</text:p>
          </table:table-cell>
          <table:table-cell office:value-type="string">
            <text:p>die</text:p>
          </table:table-cell>
          <table:table-cell office:value-type="string">
            <text:p>Orakelmaschine</text:p>
          </table:table-cell>
          <table:table-cell office:value-type="string">
            <text:p>in</text:p>
          </table:table-cell>
          <table:table-cell office:value-type="string">
            <text:p>Bewegung</text:p>
          </table:table-cell>
          <table:table-cell office:value-type="string">
            <text:p>um</text:p>
          </table:table-cell>
          <table:table-cell office:value-type="string">
            <text:p>ihn</text:p>
          </table:table-cell>
          <table:table-cell office:value-type="string">
            <text:p>zur</text:p>
          </table:table-cell>
          <table:table-cell office:value-type="string">
            <text:p>Rückkehr</text:p>
          </table:table-cell>
          <table:table-cell office:value-type="string">
            <text:p>zu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er</text:p>
          </table:table-cell>
          <table:table-cell office:value-type="string">
            <text:p>in</text:p>
          </table:table-cell>
          <table:table-cell office:value-type="string">
            <text:p>Etrurien</text:p>
          </table:table-cell>
          <table:table-cell office:value-type="string">
            <text:p>stehenden</text:p>
          </table:table-cell>
          <table:table-cell office:value-type="string">
            <text:p>Hauptmacht</text:p>
          </table:table-cell>
          <table:table-cell office:value-type="string">
            <text:p>der</text:p>
          </table:table-cell>
          <table:table-cell office:value-type="string">
            <text:p>Demokratenpartei</text:p>
          </table:table-cell>
          <table:table-cell office:value-type="string">
            <text:p>dem</text:p>
          </table:table-cell>
          <table:table-cell office:value-type="string">
            <text:p>Catulus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übertragen</text:p>
          </table:table-cell>
          <table:table-cell office:value-type="string">
            <text:p>auch</text:p>
          </table:table-cell>
          <table:table-cell office:value-type="string">
            <text:p>gleichzeitig</text:p>
          </table:table-cell>
          <table:table-cell office:value-type="string">
            <text:p>Gnaeus</text:p>
          </table:table-cell>
          <table:table-cell office:value-type="string">
            <text:p>Pompeius</text:p>
          </table:table-cell>
          <table:table-cell office:value-type="string">
            <text:p>mit</text:p>
          </table:table-cell>
          <table:table-cell office:value-type="string">
            <text:p>einem</text:p>
          </table:table-cell>
          <table:table-cell office:value-type="string">
            <text:p>andern</text:p>
          </table:table-cell>
          <table:table-cell office:value-type="string">
            <text:p>Haufen</text:p>
          </table:table-cell>
          <table:table-cell office:value-type="string">
            <text:p>ausgesandt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höchst</text:p>
          </table:table-cell>
          <table:table-cell office:value-type="string">
            <text:p>unregelmäßig</text:p>
          </table:table-cell>
          <table:table-cell office:value-type="string">
            <text:p>gezahlt</text:p>
          </table:table-cell>
          <table:table-cell office:value-type="string">
            <text:p>ward</text:p>
          </table:table-cell>
          <table:table-cell office:value-type="string">
            <text:p>Pompeius</text:p>
          </table:table-cell>
          <table:table-cell office:value-type="string">
            <text:p>berichtete</text:p>
          </table:table-cell>
          <table:table-cell office:value-type="string">
            <text:p>Ende</text:p>
          </table:table-cell>
          <table:table-cell office:value-type="float" office:value="679">
            <text:p>679</text:p>
          </table:table-cell>
          <table:table-cell office:value-type="string">
            <text:p>a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daß</text:p>
          </table:table-cell>
          <table:table-cell office:value-type="string">
            <text:p>seit</text:p>
          </table:table-cell>
          <table:table-cell office:value-type="string">
            <text:p>zwei</text:p>
          </table:table-cell>
          <table:table-cell office:value-type="string">
            <text:p>Jahren</text:p>
          </table:table-cell>
          <table:table-cell office:value-type="string">
            <text:p>der</text:p>
          </table:table-cell>
          <table:table-cell office:value-type="string">
            <text:p>Sold</text:p>
          </table:table-cell>
          <table:table-cell office:value-type="string">
            <text:p>im</text:p>
          </table:table-cell>
          <table:table-cell office:value-type="string">
            <text:p>Rückstand</text:p>
          </table:table-cell>
          <table:table-cell office:value-type="string">
            <text:p>sei</text:p>
          </table:table-cell>
          <table:table-cell office:value-type="string">
            <text:p>und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Auftreten</text:p>
          </table:table-cell>
          <table:table-cell office:value-type="string">
            <text:p>im</text:p>
          </table:table-cell>
          <table:table-cell office:value-type="string">
            <text:p>Osten</text:p>
          </table:table-cell>
          <table:table-cell office:value-type="string">
            <text:p>Nachdruck</text:p>
          </table:table-cell>
          <table:table-cell office:value-type="string">
            <text:p>gab</text:p>
          </table:table-cell>
          <table:table-cell office:value-type="string">
            <text:p>hatten</text:p>
          </table:table-cell>
          <table:table-cell office:value-type="string">
            <text:p>Erfolg</text:p>
          </table:table-cell>
          <table:table-cell office:value-type="string">
            <text:p>Er</text:p>
          </table:table-cell>
          <table:table-cell office:value-type="string">
            <text:p>erhielt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nötigen</text:p>
          </table:table-cell>
          <table:table-cell office:value-type="string">
            <text:p>Gelder</text:p>
          </table:table-cell>
          <table:table-cell office:value-type="string">
            <text:p>zugesandt</text:p>
          </table:table-cell>
          <table:table-cell office:value-type="string">
            <text:p>und</text:p>
          </table:table-cell>
          <table:table-cell office:value-type="string">
            <text:p>Verstärkung</text:p>
          </table:table-cell>
          <table:table-cell office:value-type="string">
            <text:p>durch</text:p>
          </table:table-cell>
          <table:table-cell office:value-type="string">
            <text:p>zwei</text:p>
          </table:table-cell>
          <table:table-cell office:value-type="string">
            <text:p>frische</text:p>
          </table:table-cell>
          <table:table-cell office:value-type="string">
            <text:p>Legion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waren</text:p>
          </table:table-cell>
          <table:table-cell office:value-type="string">
            <text:p>die</text:p>
          </table:table-cell>
          <table:table-cell office:value-type="string">
            <text:p>kurulischen</text:p>
          </table:table-cell>
          <table:table-cell office:value-type="string">
            <text:p>Stühle</text:p>
          </table:table-cell>
          <table:table-cell office:value-type="string">
            <text:p>befestigt</text:p>
          </table:table-cell>
          <table:table-cell office:value-type="string">
            <text:p>Als</text:p>
          </table:table-cell>
          <table:table-cell office:value-type="string">
            <text:p>nach</text:p>
          </table:table-cell>
          <table:table-cell office:value-type="string">
            <text:p>Unterdrückung</text:p>
          </table:table-cell>
          <table:table-cell office:value-type="string">
            <text:p>der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in</text:p>
          </table:table-cell>
          <table:table-cell office:value-type="string">
            <text:p>seiner</text:p>
          </table:table-cell>
          <table:table-cell office:value-type="string">
            <text:p>Existenz</text:p>
          </table:table-cell>
          <table:table-cell office:value-type="string">
            <text:p>bedrohenden</text:p>
          </table:table-cell>
          <table:table-cell office:value-type="string">
            <text:p>Cinnanischen</text:p>
          </table:table-cell>
          <table:table-cell office:value-type="string">
            <text:p>Revolution</text:p>
          </table:table-cell>
          <table:table-cell office:value-type="string">
            <text:p>es</text:p>
          </table:table-cell>
          <table:table-cell office:value-type="string">
            <text:p>der</text:p>
          </table:table-cell>
          <table:table-cell office:value-type="string">
            <text:p>restaurierten</text:p>
          </table:table-cell>
          <table:table-cell office:value-type="string">
            <text:p>Senatsregierung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energischen</text:p>
          </table:table-cell>
          <table:table-cell office:value-type="string">
            <text:p>Maßregeln</text:p>
          </table:table-cell>
          <table:table-cell office:value-type="string">
            <text:p>die</text:p>
          </table:table-cell>
          <table:table-cell office:value-type="string">
            <text:p>in</text:p>
          </table:table-cell>
          <table:table-cell office:value-type="string">
            <text:p>der</text:p>
          </table:table-cell>
          <table:table-cell office:value-type="string">
            <text:p>letzten</text:p>
          </table:table-cell>
          <table:table-cell office:value-type="string">
            <text:p>Zeit</text:p>
          </table:table-cell>
          <table:table-cell office:value-type="string">
            <text:p>seiner</text:p>
          </table:table-cell>
          <table:table-cell office:value-type="string">
            <text:p>Regentschaft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ungefähr</text:p>
          </table:table-cell>
          <table:table-cell office:value-type="string">
            <text:p>gleichzeitig</text:p>
          </table:table-cell>
          <table:table-cell office:value-type="string">
            <text:p>gegen</text:p>
          </table:table-cell>
          <table:table-cell office:value-type="string">
            <text:p>die</text:p>
          </table:table-cell>
          <table:table-cell office:value-type="string">
            <text:p>Sertorianer</text:p>
          </table:table-cell>
          <table:table-cell office:value-type="string">
            <text:p>gegen</text:p>
          </table:table-cell>
          <table:table-cell office:value-type="string">
            <text:p>die</text:p>
          </table:table-cell>
          <table:table-cell office:value-type="string">
            <text:p>Dalmater</text:p>
          </table:table-cell>
          <table:table-cell office:value-type="string">
            <text:p>und</text:p>
          </table:table-cell>
          <table:table-cell office:value-type="string">
            <text:p>Thrake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allgemeine</text:p>
          </table:table-cell>
          <table:table-cell office:value-type="string">
            <text:p>Reichsflotte</text:p>
          </table:table-cell>
          <table:table-cell office:value-type="string">
            <text:p>aufgestellt</text:p>
          </table:table-cell>
          <table:table-cell office:value-type="string">
            <text:p>und</text:p>
          </table:table-cell>
          <table:table-cell office:value-type="string">
            <text:p>die</text:p>
          </table:table-cell>
          <table:table-cell office:value-type="string">
            <text:p>Seepolizei</text:p>
          </table:table-cell>
          <table:table-cell office:value-type="string">
            <text:p>centralisiert</text:p>
          </table:table-cell>
          <table:table-cell office:value-type="string">
            <text:p>hätte</text:p>
          </table:table-cell>
          <table:table-cell office:value-type="string">
            <text:p>lie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einheitliche</text:p>
          </table:table-cell>
          <table:table-cell office:value-type="string">
            <text:p>Oberleitung</text:p>
          </table:table-cell>
          <table:table-cell office:value-type="string">
            <text:p>des</text:p>
          </table:table-cell>
          <table:table-cell office:value-type="string">
            <text:p>Seepolizeiwesens</text:p>
          </table:table-cell>
          <table:table-cell office:value-type="string">
            <text:p>ohne</text:p>
          </table:table-cell>
          <table:table-cell office:value-type="string">
            <text:p>die</text:p>
          </table:table-cell>
          <table:table-cell office:value-type="string">
            <text:p>ebenhier</text:p>
          </table:table-cell>
          <table:table-cell office:value-type="string">
            <text:p>gar</text:p>
          </table:table-cell>
          <table:table-cell office:value-type="string">
            <text:p>nichts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sich</text:p>
          </table:table-cell>
          <table:table-cell office:value-type="string">
            <text:p>ganz</text:p>
          </table:table-cell>
          <table:table-cell office:value-type="string">
            <text:p>unfähig</text:p>
          </table:table-cell>
          <table:table-cell office:value-type="string">
            <text:p>erwies</text:p>
          </table:table-cell>
          <table:table-cell office:value-type="string">
            <text:p>Deshalb</text:p>
          </table:table-cell>
          <table:table-cell office:value-type="string">
            <text:p>beschloß</text:p>
          </table:table-cell>
          <table:table-cell office:value-type="string">
            <text:p>im</text:p>
          </table:table-cell>
          <table:table-cell office:value-type="string">
            <text:p>J</text:p>
          </table:table-cell>
          <table:table-cell office:value-type="float" office:value="675">
            <text:p>675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einen</text:p>
          </table:table-cell>
          <table:table-cell office:value-type="string">
            <text:p>der</text:p>
          </table:table-cell>
          <table:table-cell office:value-type="string">
            <text:p>Konsuln</text:p>
          </table:table-cell>
          <table:table-cell office:value-type="string">
            <text:p>nach</text:p>
          </table:table-cell>
          <table:table-cell office:value-type="string">
            <text:p>Kilikien</text:p>
          </table:table-cell>
          <table:table-cell office:value-type="string">
            <text:p>zu</text:p>
          </table:table-cell>
          <table:table-cell office:value-type="string">
            <text:p>senden</text:p>
          </table:table-cell>
          <table:table-cell office:value-type="string">
            <text:p>das</text:p>
          </table:table-cell>
          <table:table-cell office:value-type="string">
            <text:p>Los</text:p>
          </table:table-cell>
          <table:table-cell office:value-type="string">
            <text:p>traf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auf</text:p>
          </table:table-cell>
          <table:table-cell office:value-type="string">
            <text:p>friedlichem</text:p>
          </table:table-cell>
          <table:table-cell office:value-type="string">
            <text:p>Wege</text:p>
          </table:table-cell>
          <table:table-cell office:value-type="string">
            <text:p>unter</text:p>
          </table:table-cell>
          <table:table-cell office:value-type="string">
            <text:p>unmittelbare</text:p>
          </table:table-cell>
          <table:table-cell office:value-type="string">
            <text:p>römische</text:p>
          </table:table-cell>
          <table:table-cell office:value-type="string">
            <text:p>Herrschaft</text:p>
          </table:table-cell>
          <table:table-cell office:value-type="string">
            <text:p>zu</text:p>
          </table:table-cell>
          <table:table-cell office:value-type="string">
            <text:p>bringen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verschmäht</text:p>
          </table:table-cell>
          <table:table-cell office:value-type="string">
            <text:p>ward</text:p>
          </table:table-cell>
          <table:table-cell office:value-type="string">
            <text:p>Die</text:p>
          </table:table-cell>
          <table:table-cell office:value-type="string">
            <text:p>legitime</text:p>
          </table:table-cell>
          <table:table-cell office:value-type="string">
            <text:p>Descendenz</text:p>
          </table:table-cell>
          <table:table-cell office:value-type="string">
            <text:p>des</text:p>
          </table:table-cell>
          <table:table-cell office:value-type="string">
            <text:p>Ptolemäos</text:p>
          </table:table-cell>
          <table:table-cell office:value-type="string">
            <text:p>Lagos</text:p>
          </table:table-cell>
          <table:table-cell office:value-type="string">
            <text:p>Sohns</text:p>
          </table:table-cell>
          <table:table-cell office:value-type="string">
            <text:p>wa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Echtheit</text:p>
          </table:table-cell>
          <table:table-cell office:value-type="string">
            <text:p>dieses</text:p>
          </table:table-cell>
          <table:table-cell office:value-type="string">
            <text:p>Dokuments</text:p>
          </table:table-cell>
          <table:table-cell office:value-type="string">
            <text:p>ward</text:p>
          </table:table-cell>
          <table:table-cell office:value-type="string">
            <text:p>zwar</text:p>
          </table:table-cell>
          <table:table-cell office:value-type="string">
            <text:p>bestritten</text:p>
          </table:table-cell>
          <table:table-cell office:value-type="string">
            <text:p>allein</text:p>
          </table:table-cell>
          <table:table-cell office:value-type="string">
            <text:p>diese</text:p>
          </table:table-cell>
          <table:table-cell office:value-type="string">
            <text:p>erkannt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an</text:p>
          </table:table-cell>
          <table:table-cell office:value-type="string">
            <text:p>indem</text:p>
          </table:table-cell>
          <table:table-cell office:value-type="string">
            <text:p>er</text:p>
          </table:table-cell>
          <table:table-cell office:value-type="string">
            <text:p>auf</text:p>
          </table:table-cell>
          <table:table-cell office:value-type="string">
            <text:p>Grund</text:p>
          </table:table-cell>
          <table:table-cell office:value-type="string">
            <text:p>desselben</text:p>
          </table:table-cell>
          <table:table-cell office:value-type="string">
            <text:p>die</text:p>
          </table:table-cell>
          <table:table-cell office:value-type="string">
            <text:p>in</text:p>
          </table:table-cell>
          <table:table-cell office:value-type="string">
            <text:p>Tyros</text:p>
          </table:table-cell>
          <table:table-cell office:value-type="string">
            <text:p>fü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Kypros</text:p>
          </table:table-cell>
          <table:table-cell office:value-type="string">
            <text:p>tatsächlich</text:p>
          </table:table-cell>
          <table:table-cell office:value-type="string">
            <text:p>in</text:p>
          </table:table-cell>
          <table:table-cell office:value-type="string">
            <text:p>Besitz</text:p>
          </table:table-cell>
          <table:table-cell office:value-type="string">
            <text:p>zu</text:p>
          </table:table-cell>
          <table:table-cell office:value-type="string">
            <text:p>nehmen</text:p>
          </table:table-cell>
          <table:table-cell office:value-type="string">
            <text:p>sie</text:p>
          </table:table-cell>
          <table:table-cell office:value-type="string">
            <text:p>wurden</text:p>
          </table:table-cell>
          <table:table-cell office:value-type="string">
            <text:p>zwar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nicht</text:p>
          </table:table-cell>
          <table:table-cell office:value-type="string">
            <text:p>ausdrücklich</text:p>
          </table:table-cell>
          <table:table-cell office:value-type="string">
            <text:p>anerkannt</text:p>
          </table:table-cell>
          <table:table-cell office:value-type="string">
            <text:p>aber</text:p>
          </table:table-cell>
          <table:table-cell office:value-type="string">
            <text:p>doch</text:p>
          </table:table-cell>
          <table:table-cell office:value-type="string">
            <text:p>auch</text:p>
          </table:table-cell>
          <table:table-cell office:value-type="string">
            <text:p>keine</text:p>
          </table:table-cell>
          <table:table-cell office:value-type="string">
            <text:p>bestimmte</text:p>
          </table:table-cell>
          <table:table-cell office:value-type="string">
            <text:p>Forderung</text:p>
          </table:table-cell>
          <table:table-cell office:value-type="string">
            <text:p>auf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Herausgabe</text:p>
          </table:table-cell>
          <table:table-cell office:value-type="string">
            <text:p>der</text:p>
          </table:table-cell>
          <table:table-cell office:value-type="string">
            <text:p>Reiche</text:p>
          </table:table-cell>
          <table:table-cell office:value-type="string">
            <text:p>an</text:p>
          </table:table-cell>
          <table:table-cell office:value-type="string">
            <text:p>sie</text:p>
          </table:table-cell>
          <table:table-cell office:value-type="string">
            <text:p>gerichtet</text:p>
          </table:table-cell>
          <table:table-cell office:value-type="string">
            <text:p>Die</text:p>
          </table:table-cell>
          <table:table-cell office:value-type="string">
            <text:p>Ursache</text:p>
          </table:table-cell>
          <table:table-cell office:value-type="string">
            <text:p>weshalb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iesen</text:p>
          </table:table-cell>
          <table:table-cell office:value-type="string">
            <text:p>unklaren</text:p>
          </table:table-cell>
          <table:table-cell office:value-type="string">
            <text:p>Zustand</text:p>
          </table:table-cell>
          <table:table-cell office:value-type="string">
            <text:p>fortdauern</text:p>
          </table:table-cell>
          <table:table-cell office:value-type="string">
            <text:p>ließ</text:p>
          </table:table-cell>
          <table:table-cell office:value-type="string">
            <text:p>und</text:p>
          </table:table-cell>
          <table:table-cell office:value-type="string">
            <text:p>nicht</text:p>
          </table:table-cell>
          <table:table-cell office:value-type="string">
            <text:p>dazu</text:p>
          </table:table-cell>
          <table:table-cell office:value-type="string">
            <text:p>kam</text:p>
          </table:table-cell>
          <table:table-cell office:value-type="string">
            <text:p>i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Nillandschaft</text:p>
          </table:table-cell>
          <table:table-cell office:value-type="string">
            <text:p>zu</text:p>
          </table:table-cell>
          <table:table-cell office:value-type="string">
            <text:p>entsagen</text:p>
          </table:table-cell>
          <table:table-cell office:value-type="string">
            <text:p>Weniger</text:p>
          </table:table-cell>
          <table:table-cell office:value-type="string">
            <text:p>läßt</text:p>
          </table:table-cell>
          <table:table-cell office:value-type="string">
            <text:p>es</text:p>
          </table:table-cell>
          <table:table-cell office:value-type="string">
            <text:p>sich</text:p>
          </table:table-cell>
          <table:table-cell office:value-type="string">
            <text:p>rechtfertigen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es</text:p>
          </table:table-cell>
          <table:table-cell office:value-type="string">
            <text:p>unterließ</text:p>
          </table:table-cell>
          <table:table-cell office:value-type="string">
            <text:p>in</text:p>
          </table:table-cell>
          <table:table-cell office:value-type="string">
            <text:p>die</text:p>
          </table:table-cell>
          <table:table-cell office:value-type="string">
            <text:p>kleinasiatischen</text:p>
          </table:table-cell>
          <table:table-cell office:value-type="string">
            <text:p>und</text:p>
          </table:table-cell>
          <table:table-cell office:value-type="string">
            <text:p>syrischen</text:p>
          </table:table-cell>
          <table:table-cell office:value-type="string">
            <text:p>Angelegenheiten</text:p>
          </table:table-cell>
          <table:table-cell office:value-type="string">
            <text:p>unmittelbar</text:p>
          </table:table-cell>
          <table:table-cell office:value-type="string">
            <text:p>einzugreif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Sinope</text:p>
          </table:table-cell>
          <table:table-cell office:value-type="string">
            <text:p>Schon</text:p>
          </table:table-cell>
          <table:table-cell office:value-type="string">
            <text:p>im</text:p>
          </table:table-cell>
          <table:table-cell office:value-type="string">
            <text:p>Anfang</text:p>
          </table:table-cell>
          <table:table-cell office:value-type="string">
            <text:p>des</text:p>
          </table:table-cell>
          <table:table-cell office:value-type="string">
            <text:p>J</text:p>
          </table:table-cell>
          <table:table-cell office:value-type="float" office:value="677">
            <text:p>677</text:p>
          </table:table-cell>
          <table:table-cell office:value-type="string">
            <text:p>ward</text:p>
          </table:table-cell>
          <table:table-cell office:value-type="string">
            <text:p>es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ausgesprochen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König</text:p>
          </table:table-cell>
          <table:table-cell office:value-type="string">
            <text:p>nur</text:p>
          </table:table-cell>
          <table:table-cell office:value-type="string">
            <text:p>auf</text:p>
          </table:table-cell>
          <table:table-cell office:value-type="string">
            <text:p>die</text:p>
          </table:table-cell>
          <table:table-cell office:value-type="string">
            <text:p>Gelegenheit</text:p>
          </table:table-cell>
          <table:table-cell office:value-type="string">
            <text:p>warte</text:p>
          </table:table-cell>
          <table:table-cell office:value-type="string">
            <text:p>während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Krieg</text:p>
          </table:table-cell>
          <table:table-cell office:value-type="string">
            <text:p>der</text:p>
          </table:table-cell>
          <table:table-cell office:value-type="string">
            <text:p>Römer</text:p>
          </table:table-cell>
          <table:table-cell office:value-type="string">
            <text:p>gegen</text:p>
          </table:table-cell>
          <table:table-cell office:value-type="string">
            <text:p>Tigranes</text:p>
          </table:table-cell>
          <table:table-cell office:value-type="string">
            <text:p>wie</text:p>
          </table:table-cell>
          <table:table-cell office:value-type="string">
            <text:p>sehr</text:p>
          </table:table-cell>
          <table:table-cell office:value-type="string">
            <text:p>auch</text:p>
          </table:table-cell>
          <table:table-cell office:value-type="string">
            <text:p>der</text:p>
          </table:table-cell>
          <table:table-cell office:value-type="string">
            <text:p>schwächliche</text:p>
          </table:table-cell>
          <table:table-cell office:value-type="string">
            <text:p>Senat</text:p>
          </table:table-cell>
          <table:table-cell office:value-type="string">
            <text:p>davor</text:p>
          </table:table-cell>
          <table:table-cell office:value-type="string">
            <text:p>sich</text:p>
          </table:table-cell>
          <table:table-cell office:value-type="string">
            <text:p>scheute</text:p>
          </table:table-cell>
          <table:table-cell office:value-type="string">
            <text:p>doch</text:p>
          </table:table-cell>
          <table:table-cell office:value-type="string">
            <text:p>auf</text:p>
          </table:table-cell>
          <table:table-cell office:value-type="string">
            <text:p>die</text:p>
          </table:table-cell>
          <table:table-cell office:value-type="string">
            <text:p>Länge</text:p>
          </table:table-cell>
          <table:table-cell office:value-type="string">
            <text:p>kaum</text:p>
          </table:table-cell>
          <table:table-cell office:value-type="string">
            <text:p>vermeidlich</text:p>
          </table:table-cell>
          <table:table-cell office:value-type="string">
            <text:p>sei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Versuch</text:p>
          </table:table-cell>
          <table:table-cell office:value-type="string">
            <text:p>das</text:p>
          </table:table-cell>
          <table:table-cell office:value-type="string">
            <text:p>immer</text:p>
          </table:table-cell>
          <table:table-cell office:value-type="string">
            <text:p>noch</text:p>
          </table:table-cell>
          <table:table-cell office:value-type="string">
            <text:p>mangelnde</text:p>
          </table:table-cell>
          <table:table-cell office:value-type="string">
            <text:p>schriftliche</text:p>
          </table:table-cell>
          <table:table-cell office:value-type="string">
            <text:p>Friedensinstrument</text:p>
          </table:table-cell>
          <table:table-cell office:value-type="string">
            <text:p>von</text:p>
          </table:table-cell>
          <table:table-cell office:value-type="string">
            <text:p>dem</text:p>
          </table:table-cell>
          <table:table-cell office:value-type="string">
            <text:p>römischen</text:p>
          </table:table-cell>
          <table:table-cell office:value-type="string">
            <text:p>Senat</text:p>
          </table:table-cell>
          <table:table-cell office:value-type="string">
            <text:p>zu</text:p>
          </table:table-cell>
          <table:table-cell office:value-type="string">
            <text:p>erlangen</text:p>
          </table:table-cell>
          <table:table-cell office:value-type="string">
            <text:p>war</text:p>
          </table:table-cell>
          <table:table-cell office:value-type="string">
            <text:p>in</text:p>
          </table:table-cell>
          <table:table-cell office:value-type="string">
            <text:p>die</text:p>
          </table:table-cell>
          <table:table-cell office:value-type="string">
            <text:p>Wirren</text:p>
          </table:table-cell>
          <table:table-cell office:value-type="string">
            <text:p>der</text:p>
          </table:table-cell>
          <table:table-cell office:value-type="string">
            <text:p>Lepidianischen</text:p>
          </table:table-cell>
          <table:table-cell office:value-type="string">
            <text:p>Revolution</text:p>
          </table:table-cell>
          <table:table-cell office:value-type="string">
            <text:p>gefall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bezeichnend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pontische</text:p>
          </table:table-cell>
          <table:table-cell office:value-type="string">
            <text:p>König</text:p>
          </table:table-cell>
          <table:table-cell office:value-type="string">
            <text:p>den</text:p>
          </table:table-cell>
          <table:table-cell office:value-type="string">
            <text:p>beiden</text:p>
          </table:table-cell>
          <table:table-cell office:value-type="string">
            <text:p>Ptolemäern</text:p>
          </table:table-cell>
          <table:table-cell office:value-type="string">
            <text:p>dene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fortfuhr</text:p>
          </table:table-cell>
          <table:table-cell office:value-type="string">
            <text:p>die</text:p>
          </table:table-cell>
          <table:table-cell office:value-type="string">
            <text:p>Anerkennung</text:p>
          </table:table-cell>
          <table:table-cell office:value-type="string">
            <text:p>zu</text:p>
          </table:table-cell>
          <table:table-cell office:value-type="string">
            <text:p>weigern</text:p>
          </table:table-cell>
          <table:table-cell office:value-type="string">
            <text:p>seine</text:p>
          </table:table-cell>
          <table:table-cell office:value-type="string">
            <text:p>beiden</text:p>
          </table:table-cell>
          <table:table-cell office:value-type="string">
            <text:p>Töchter</text:p>
          </table:table-cell>
          <table:table-cell office:value-type="string">
            <text:p>Mithradatis</text:p>
          </table:table-cell>
          <table:table-cell office:value-type="string">
            <text:p>und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ie</text:p>
          </table:table-cell>
          <table:table-cell office:value-type="string">
            <text:p>kilikischen</text:p>
          </table:table-cell>
          <table:table-cell office:value-type="string">
            <text:p>Korsaren</text:p>
          </table:table-cell>
          <table:table-cell office:value-type="string">
            <text:p>gezüchtigt</text:p>
          </table:table-cell>
          <table:table-cell office:value-type="string">
            <text:p>hatte</text:p>
          </table:table-cell>
          <table:table-cell office:value-type="string">
            <text:p>II</text:p>
          </table:table-cell>
          <table:table-cell office:value-type="float" office:value="133">
            <text:p>133</text:p>
          </table:table-cell>
          <table:table-cell office:value-type="string">
            <text:p>Außerdem</text:p>
          </table:table-cell>
          <table:table-cell office:value-type="string">
            <text:p>stellt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em</text:p>
          </table:table-cell>
          <table:table-cell office:value-type="string">
            <text:p>Lucullus</text:p>
          </table:table-cell>
          <table:table-cell office:value-type="string">
            <text:p>eine</text:p>
          </table:table-cell>
          <table:table-cell office:value-type="string">
            <text:p>Summe</text:p>
          </table:table-cell>
          <table:table-cell office:value-type="string">
            <text:p>von</text:p>
          </table:table-cell>
          <table:table-cell office:value-type="float" office:value="72">
            <text:p>72</text:p>
          </table:table-cell>
          <table:table-cell office:value-type="string">
            <text:p>Millionen</text:p>
          </table:table-cell>
          <table:table-cell office:value-type="string">
            <text:p>Sesterze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en</text:p>
          </table:table-cell>
          <table:table-cell office:value-type="string">
            <text:p>längst</text:p>
          </table:table-cell>
          <table:table-cell office:value-type="string">
            <text:p>notwendigen</text:p>
          </table:table-cell>
          <table:table-cell office:value-type="string">
            <text:p>Krieg</text:p>
          </table:table-cell>
          <table:table-cell office:value-type="string">
            <text:p>gegen</text:p>
          </table:table-cell>
          <table:table-cell office:value-type="string">
            <text:p>Tigranes</text:p>
          </table:table-cell>
          <table:table-cell office:value-type="string">
            <text:p>zu</text:p>
          </table:table-cell>
          <table:table-cell office:value-type="string">
            <text:p>beginnen</text:p>
          </table:table-cell>
          <table:table-cell office:value-type="string">
            <text:p>Allei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hatte</text:p>
          </table:table-cell>
          <table:table-cell office:value-type="string">
            <text:p>die</text:p>
          </table:table-cell>
          <table:table-cell office:value-type="string">
            <text:p>Prinzen</text:p>
          </table:table-cell>
          <table:table-cell office:value-type="string">
            <text:p>wohl</text:p>
          </table:table-cell>
          <table:table-cell office:value-type="string">
            <text:p>als</text:p>
          </table:table-cell>
          <table:table-cell office:value-type="string">
            <text:p>die</text:p>
          </table:table-cell>
          <table:table-cell office:value-type="string">
            <text:p>rechtmäßigen</text:p>
          </table:table-cell>
          <table:table-cell office:value-type="string">
            <text:p>Könige</text:p>
          </table:table-cell>
          <table:table-cell office:value-type="string">
            <text:p>Syriens</text:p>
          </table:table-cell>
          <table:table-cell office:value-type="string">
            <text:p>anerkannt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war</text:p>
          </table:table-cell>
          <table:table-cell office:value-type="string">
            <text:p>man</text:p>
          </table:table-cell>
          <table:table-cell office:value-type="string">
            <text:p>in</text:p>
          </table:table-cell>
          <table:table-cell office:value-type="string">
            <text:p>Rom</text:p>
          </table:table-cell>
          <table:table-cell office:value-type="string">
            <text:p>durchaus</text:p>
          </table:table-cell>
          <table:table-cell office:value-type="string">
            <text:p>nicht</text:p>
          </table:table-cell>
          <table:table-cell office:value-type="string">
            <text:p>mit</text:p>
          </table:table-cell>
          <table:table-cell office:value-type="string">
            <text:p>ihm</text:p>
          </table:table-cell>
          <table:table-cell office:value-type="string">
            <text:p>zufriede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empfand</text:p>
          </table:table-cell>
          <table:table-cell office:value-type="string">
            <text:p>die</text:p>
          </table:table-cell>
          <table:table-cell office:value-type="string">
            <text:p>Eigenmächtigkeit</text:p>
          </table:table-cell>
          <table:table-cell office:value-type="string">
            <text:p>seines</text:p>
          </table:table-cell>
          <table:table-cell office:value-type="string">
            <text:p>Verfahrens</text:p>
          </table:table-cell>
          <table:table-cell office:value-type="string">
            <text:p>die</text:p>
          </table:table-cell>
          <table:table-cell office:value-type="string">
            <text:p>von</text:p>
          </table:table-cell>
          <table:table-cell office:value-type="string">
            <text:p>ihm</text:p>
          </table:table-cell>
          <table:table-cell office:value-type="string">
            <text:p>empfindlich</text:p>
          </table:table-cell>
          <table:table-cell office:value-type="string">
            <text:p>verletzte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Kommandos</text:p>
          </table:table-cell>
          <table:table-cell office:value-type="string">
            <text:p>in</text:p>
          </table:table-cell>
          <table:table-cell office:value-type="string">
            <text:p>der</text:p>
          </table:table-cell>
          <table:table-cell office:value-type="string">
            <text:p>Hand</text:p>
          </table:table-cell>
          <table:table-cell office:value-type="string">
            <text:p>eines</text:p>
          </table:table-cell>
          <table:table-cell office:value-type="string">
            <text:p>solchen</text:p>
          </table:table-cell>
          <table:table-cell office:value-type="string">
            <text:p>Mannes</text:p>
          </table:table-cell>
          <table:table-cell office:value-type="string">
            <text:p>gab</text:p>
          </table:table-cell>
          <table:table-cell office:value-type="string">
            <text:p>auch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insoweit</text:p>
          </table:table-cell>
          <table:table-cell office:value-type="string">
            <text:p>nach</text:p>
          </table:table-cell>
          <table:table-cell office:value-type="string">
            <text:p>daß</text:p>
          </table:table-cell>
          <table:table-cell office:value-type="string">
            <text:p>er</text:p>
          </table:table-cell>
          <table:table-cell office:value-type="string">
            <text:p>die</text:p>
          </table:table-cell>
          <table:table-cell office:value-type="string">
            <text:p>Provinz</text:p>
          </table:table-cell>
          <table:table-cell office:value-type="string">
            <text:p>Asia</text:p>
          </table:table-cell>
          <table:table-cell office:value-type="string">
            <text:p>einem</text:p>
          </table:table-cell>
          <table:table-cell office:value-type="string">
            <text:p>der</text:p>
          </table:table-cell>
          <table:table-cell office:value-type="string">
            <text:p>Prätor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er</text:p>
          </table:table-cell>
          <table:table-cell office:value-type="string">
            <text:p>engsten</text:p>
          </table:table-cell>
          <table:table-cell office:value-type="string">
            <text:p>Verbindung</text:p>
          </table:table-cell>
          <table:table-cell office:value-type="string">
            <text:p>stand</text:p>
          </table:table-cell>
          <table:table-cell office:value-type="string">
            <text:p>Es</text:p>
          </table:table-cell>
          <table:table-cell office:value-type="string">
            <text:p>ward</text:p>
          </table:table-cell>
          <table:table-cell office:value-type="string">
            <text:p>bereits</text:p>
          </table:table-cell>
          <table:table-cell office:value-type="string">
            <text:p>erzählt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im</text:p>
          </table:table-cell>
          <table:table-cell office:value-type="string">
            <text:p>J</text:p>
          </table:table-cell>
          <table:table-cell office:value-type="float" office:value="680">
            <text:p>680</text:p>
          </table:table-cell>
          <table:table-cell office:value-type="string">
            <text:p>den</text:p>
          </table:table-cell>
          <table:table-cell office:value-type="string">
            <text:p>verständigen</text:p>
          </table:table-cell>
          <table:table-cell office:value-type="string">
            <text:p>Beschluß</text:p>
          </table:table-cell>
          <table:table-cell office:value-type="string">
            <text:p>faßte</text:p>
          </table:table-cell>
          <table:table-cell office:value-type="string">
            <text:p>die</text:p>
          </table:table-cell>
          <table:table-cell office:value-type="string">
            <text:p>Säuberung</text:p>
          </table:table-cell>
          <table:table-cell office:value-type="string">
            <text:p>de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sich</text:p>
          </table:table-cell>
          <table:table-cell office:value-type="string">
            <text:p>zweckmäßige</text:p>
          </table:table-cell>
          <table:table-cell office:value-type="string">
            <text:p>Maßregel</text:p>
          </table:table-cell>
          <table:table-cell office:value-type="string">
            <text:p>durchgesetzt</text:p>
          </table:table-cell>
          <table:table-cell table:number-columns-repeated="2" office:value-type="string">
            <text:p>hatten</text:p>
          </table:table-cell>
          <table:table-cell office:value-type="string">
            <text:p>nicht</text:p>
          </table:table-cell>
          <table:table-cell office:value-type="string">
            <text:p>berechnet</text:p>
          </table:table-cell>
          <table:table-cell office:value-type="string">
            <text:p>daß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alle</text:p>
          </table:table-cell>
          <table:table-cell office:value-type="string">
            <text:p>Personenfragen</text:p>
          </table:table-cell>
          <table:table-cell office:value-type="string">
            <text:p>durch</text:p>
          </table:table-cell>
          <table:table-cell office:value-type="string">
            <text:p>Cethegus</text:p>
          </table:table-cell>
          <table:table-cell office:value-type="string">
            <text:p>Einfluß</text:p>
          </table:table-cell>
          <table:table-cell office:value-type="string">
            <text:p>und</text:p>
          </table:table-cell>
          <table:table-cell office:value-type="string">
            <text:p>ähnliche</text:p>
          </table:table-cell>
          <table:table-cell office:value-type="string">
            <text:p>Koterierücksichten</text:p>
          </table:table-cell>
          <table:table-cell office:value-type="string">
            <text:p>entschieden</text:p>
          </table:table-cell>
          <table:table-cell office:value-type="string">
            <text:p>wurd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bei</text:p>
          </table:table-cell>
          <table:table-cell office:value-type="string">
            <text:p>den</text:p>
          </table:table-cell>
          <table:table-cell office:value-type="string">
            <text:p>römischen</text:p>
          </table:table-cell>
          <table:table-cell office:value-type="string">
            <text:p>Bankiers</text:p>
          </table:table-cell>
          <table:table-cell office:value-type="string">
            <text:p>klaglos</text:p>
          </table:table-cell>
          <table:table-cell office:value-type="string">
            <text:p>gestellt</text:p>
          </table:table-cell>
          <table:table-cell office:value-type="string">
            <text:p>das</text:p>
          </table:table-cell>
          <table:table-cell office:value-type="string">
            <text:p>heißt</text:p>
          </table:table-cell>
          <table:table-cell office:value-type="string">
            <text:p>nachdem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sich</text:p>
          </table:table-cell>
          <table:table-cell office:value-type="string">
            <text:p>selber</text:p>
          </table:table-cell>
          <table:table-cell office:value-type="string">
            <text:p>in</text:p>
          </table:table-cell>
          <table:table-cell office:value-type="string">
            <text:p>die</text:p>
          </table:table-cell>
          <table:table-cell office:value-type="string">
            <text:p>Unmöglichkeit</text:p>
          </table:table-cell>
          <table:table-cell office:value-type="string">
            <text:p>versetzt</text:p>
          </table:table-cell>
          <table:table-cell office:value-type="string">
            <text:p>hatte</text:p>
          </table:table-cell>
          <table:table-cell office:value-type="string">
            <text:p>sich</text:p>
          </table:table-cell>
          <table:table-cell office:value-type="string">
            <text:p>bestechen</text:p>
          </table:table-cell>
          <table:table-cell office:value-type="string">
            <text:p>zu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Es</text:p>
          </table:table-cell>
          <table:table-cell office:value-type="string">
            <text:p>ist</text:p>
          </table:table-cell>
          <table:table-cell office:value-type="string">
            <text:p>bisher</text:p>
          </table:table-cell>
          <table:table-cell office:value-type="string">
            <text:p>geschildert</text:p>
          </table:table-cell>
          <table:table-cell office:value-type="string">
            <text:p>worden</text:p>
          </table:table-cell>
          <table:table-cell office:value-type="string">
            <text:p>wie</text:p>
          </table:table-cell>
          <table:table-cell office:value-type="string">
            <text:p>der</text:p>
          </table:table-cell>
          <table:table-cell office:value-type="string">
            <text:p>von</text:p>
          </table:table-cell>
          <table:table-cell office:value-type="string">
            <text:p>Sulla</text:p>
          </table:table-cell>
          <table:table-cell office:value-type="string">
            <text:p>restaurierte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Grenzbewachung</text:p>
          </table:table-cell>
          <table:table-cell office:value-type="string">
            <text:p>in</text:p>
          </table:table-cell>
          <table:table-cell office:value-type="string">
            <text:p>Makedonien</text:p>
          </table:table-cell>
          <table:table-cell office:value-type="string">
            <text:p>die</text:p>
          </table:table-cell>
          <table:table-cell office:value-type="string">
            <text:p>Disciplin</text:p>
          </table:table-cell>
          <table:table-cell office:value-type="string">
            <text:p>über</text:p>
          </table:table-cell>
          <table:table-cell office:value-type="string">
            <text:p>die</text:p>
          </table:table-cell>
          <table:table-cell office:value-type="string">
            <text:p>Klientelkönige</text:p>
          </table:table-cell>
          <table:table-cell office:value-type="string">
            <text:p>Kleinasiens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an</text:p>
          </table:table-cell>
          <table:table-cell office:value-type="string">
            <text:p>der</text:p>
          </table:table-cell>
          <table:table-cell office:value-type="string">
            <text:p>Lösung</text:p>
          </table:table-cell>
          <table:table-cell office:value-type="string">
            <text:p>seiner</text:p>
          </table:table-cell>
          <table:table-cell office:value-type="string">
            <text:p>Aufgabe</text:p>
          </table:table-cell>
          <table:table-cell office:value-type="string">
            <text:p>zu</text:p>
          </table:table-cell>
          <table:table-cell office:value-type="string">
            <text:p>verzweifeln</text:p>
          </table:table-cell>
          <table:table-cell office:value-type="string">
            <text:p>und</text:p>
          </table:table-cell>
          <table:table-cell office:value-type="string">
            <text:p>forderte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daß</text:p>
          </table:table-cell>
          <table:table-cell office:value-type="string">
            <text:p>er</text:p>
          </table:table-cell>
          <table:table-cell office:value-type="string">
            <text:p>die</text:p>
          </table:table-cell>
          <table:table-cell office:value-type="string">
            <text:p>in</text:p>
          </table:table-cell>
          <table:table-cell office:value-type="string">
            <text:p>Makedonien</text:p>
          </table:table-cell>
          <table:table-cell office:value-type="string">
            <text:p>unter</text:p>
          </table:table-cell>
          <table:table-cell office:value-type="string">
            <text:p>Marcus</text:p>
          </table:table-cell>
          <table:table-cell office:value-type="string">
            <text:p>Lucullus</text:p>
          </table:table-cell>
          <table:table-cell office:value-type="string">
            <text:p>im</text:p>
          </table:table-cell>
          <table:table-cell office:value-type="string">
            <text:p>Diesseitig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Beschlusses</text:p>
          </table:table-cell>
          <table:table-cell office:value-type="string">
            <text:p>fähigen</text:p>
          </table:table-cell>
          <table:table-cell office:value-type="string">
            <text:p>Regierungskollegium</text:p>
          </table:table-cell>
          <table:table-cell office:value-type="string">
            <text:p>lag</text:p>
          </table:table-cell>
          <table:table-cell office:value-type="string">
            <text:p>Ebenso</text:p>
          </table:table-cell>
          <table:table-cell office:value-type="string">
            <text:p>hatte</text:p>
          </table:table-cell>
          <table:table-cell office:value-type="string">
            <text:p>in</text:p>
          </table:table-cell>
          <table:table-cell office:value-type="string">
            <text:p>der</text:p>
          </table:table-cell>
          <table:table-cell office:value-type="string">
            <text:p>Seepolizei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en</text:p>
          </table:table-cell>
          <table:table-cell office:value-type="string">
            <text:p>einmal</text:p>
          </table:table-cell>
          <table:table-cell office:value-type="string">
            <text:p>gefaßten</text:p>
          </table:table-cell>
          <table:table-cell office:value-type="string">
            <text:p>richtigen</text:p>
          </table:table-cell>
          <table:table-cell office:value-type="string">
            <text:p>Gedanken</text:p>
          </table:table-cell>
          <table:table-cell office:value-type="string">
            <text:p>einer</text:p>
          </table:table-cell>
          <table:table-cell office:value-type="string">
            <text:p>allgemeinen</text:p>
          </table:table-cell>
          <table:table-cell office:value-type="string">
            <text:p>Piratenjagd</text:p>
          </table:table-cell>
          <table:table-cell office:value-type="string">
            <text:p>erst</text:p>
          </table:table-cell>
          <table:table-cell office:value-type="string">
            <text:p>i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Beschwerden</text:p>
          </table:table-cell>
          <table:table-cell office:value-type="string">
            <text:p>vollkommen</text:p>
          </table:table-cell>
          <table:table-cell office:value-type="string">
            <text:p>gegründet</text:p>
          </table:table-cell>
          <table:table-cell office:value-type="string">
            <text:p>seien</text:p>
          </table:table-cell>
          <table:table-cell office:value-type="string">
            <text:p>einzelne</text:p>
          </table:table-cell>
          <table:table-cell office:value-type="string">
            <text:p>besonders</text:p>
          </table:table-cell>
          <table:table-cell office:value-type="string">
            <text:p>eklatante</text:p>
          </table:table-cell>
          <table:table-cell office:value-type="string">
            <text:p>Fälle</text:p>
          </table:table-cell>
          <table:table-cell office:value-type="string">
            <text:p>zwange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mehrmals</text:p>
          </table:table-cell>
          <table:table-cell office:value-type="string">
            <text:p>zum</text:p>
          </table:table-cell>
          <table:table-cell office:value-type="string">
            <text:p>Beispiel</text:p>
          </table:table-cell>
          <table:table-cell office:value-type="string">
            <text:p>im</text:p>
          </table:table-cell>
          <table:table-cell office:value-type="string">
            <text:p>J</text:p>
          </table:table-cell>
          <table:table-cell office:value-type="float" office:value="680">
            <text:p>680</text:p>
          </table:table-cell>
          <table:table-cell office:value-type="string">
            <text:p>über</text:p>
          </table:table-cell>
          <table:table-cell office:value-type="string">
            <text:p>Maßregeln</text:p>
          </table:table-cell>
          <table:table-cell office:value-type="string">
            <text:p>gegen</text:p>
          </table:table-cell>
          <table:table-cell office:value-type="string">
            <text:p>die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Gesetze</text:p>
          </table:table-cell>
          <table:table-cell office:value-type="string">
            <text:p>machte</text:p>
          </table:table-cell>
          <table:table-cell office:value-type="string">
            <text:p>war</text:p>
          </table:table-cell>
          <table:table-cell office:value-type="string">
            <text:p>eben</text:p>
          </table:table-cell>
          <table:table-cell office:value-type="string">
            <text:p>um</text:p>
          </table:table-cell>
          <table:table-cell office:value-type="string">
            <text:p>nichts</text:p>
          </table:table-cell>
          <table:table-cell office:value-type="string">
            <text:p>besser</text:p>
          </table:table-cell>
          <table:table-cell office:value-type="string">
            <text:p>als</text:p>
          </table:table-cell>
          <table:table-cell office:value-type="string">
            <text:p>der</text:p>
          </table:table-cell>
          <table:table-cell office:value-type="string">
            <text:p>regierende</text:p>
          </table:table-cell>
          <table:table-cell office:value-type="string">
            <text:p>Senat</text:p>
          </table:table-cell>
          <table:table-cell office:value-type="string">
            <text:p>Zwar</text:p>
          </table:table-cell>
          <table:table-cell office:value-type="string">
            <text:p>mußte</text:p>
          </table:table-cell>
          <table:table-cell office:value-type="string">
            <text:p>die</text:p>
          </table:table-cell>
          <table:table-cell office:value-type="string">
            <text:p>Regierung</text:p>
          </table:table-cell>
          <table:table-cell office:value-type="string">
            <text:p>mit</text:p>
          </table:table-cell>
          <table:table-cell office:value-type="string">
            <text:p>der</text:p>
          </table:table-cell>
          <table:table-cell office:value-type="string">
            <text:p>Menge</text:p>
          </table:table-cell>
          <table:table-cell office:value-type="string">
            <text:p>sich</text:p>
          </table:table-cell>
          <table:table-cell office:value-type="string">
            <text:p>abfinden</text:p>
          </table:table-cell>
          <table:table-cell office:value-type="string">
            <text:p>wo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beigesellt</text:p>
          </table:table-cell>
          <table:table-cell office:value-type="string">
            <text:p>und</text:p>
          </table:table-cell>
          <table:table-cell office:value-type="string">
            <text:p>wieder</text:p>
          </table:table-cell>
          <table:table-cell office:value-type="string">
            <text:p>er</text:p>
          </table:table-cell>
          <table:table-cell office:value-type="string">
            <text:p>beschuldigte</text:p>
          </table:table-cell>
          <table:table-cell office:value-type="string">
            <text:p>wohl</text:p>
          </table:table-cell>
          <table:table-cell office:value-type="string">
            <text:p>nicht</text:p>
          </table:table-cell>
          <table:table-cell office:value-type="string">
            <text:p>ohne</text:p>
          </table:table-cell>
          <table:table-cell office:value-type="string">
            <text:p>Grund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durch</text:p>
          </table:table-cell>
          <table:table-cell office:value-type="string">
            <text:p>die</text:p>
          </table:table-cell>
          <table:table-cell office:value-type="string">
            <text:p>sei</text:p>
          </table:table-cell>
          <table:table-cell office:value-type="string">
            <text:p>es</text:p>
          </table:table-cell>
          <table:table-cell office:value-type="string">
            <text:p>liederliche</text:p>
          </table:table-cell>
          <table:table-cell office:value-type="string">
            <text:p>sei</text:p>
          </table:table-cell>
          <table:table-cell office:value-type="string">
            <text:p>es</text:p>
          </table:table-cell>
          <table:table-cell office:value-type="string">
            <text:p>böswillige</text:p>
          </table:table-cell>
          <table:table-cell office:value-type="string">
            <text:p>Vernachlässigung</text:p>
          </table:table-cell>
          <table:table-cell office:value-type="string">
            <text:p>de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triumphieren</text:p>
          </table:table-cell>
          <table:table-cell office:value-type="string">
            <text:p>nur</text:p>
          </table:table-cell>
          <table:table-cell office:value-type="string">
            <text:p>wer</text:p>
          </table:table-cell>
          <table:table-cell office:value-type="string">
            <text:p>die</text:p>
          </table:table-cell>
          <table:table-cell office:value-type="string">
            <text:p>ordentliche</text:p>
          </table:table-cell>
          <table:table-cell office:value-type="string">
            <text:p>höchste</text:p>
          </table:table-cell>
          <table:table-cell office:value-type="string">
            <text:p>Gewalt</text:p>
          </table:table-cell>
          <table:table-cell office:value-type="string">
            <text:p>bekleidet</text:p>
          </table:table-cell>
          <table:table-cell office:value-type="string">
            <text:p>hatt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war</text:p>
          </table:table-cell>
          <table:table-cell office:value-type="string">
            <text:p>gesetzlich</text:p>
          </table:table-cell>
          <table:table-cell office:value-type="string">
            <text:p>befugt</text:p>
          </table:table-cell>
          <table:table-cell office:value-type="string">
            <text:p>ihn</text:p>
          </table:table-cell>
          <table:table-cell office:value-type="string">
            <text:p>wenn</text:p>
          </table:table-cell>
          <table:table-cell office:value-type="string">
            <text:p>er</text:p>
          </table:table-cell>
          <table:table-cell office:value-type="string">
            <text:p>um</text:p>
          </table:table-cell>
          <table:table-cell office:value-type="string">
            <text:p>das</text:p>
          </table:table-cell>
          <table:table-cell office:value-type="string">
            <text:p>Konsulat</text:p>
          </table:table-cell>
          <table:table-cell office:value-type="string">
            <text:p>sich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von</text:p>
          </table:table-cell>
          <table:table-cell office:value-type="string">
            <text:p>dem</text:p>
          </table:table-cell>
          <table:table-cell office:value-type="string">
            <text:p>guten</text:p>
          </table:table-cell>
          <table:table-cell office:value-type="string">
            <text:p>Willen</text:p>
          </table:table-cell>
          <table:table-cell office:value-type="string">
            <text:p>des</text:p>
          </table:table-cell>
          <table:table-cell office:value-type="string">
            <text:p>Senats</text:p>
          </table:table-cell>
          <table:table-cell office:value-type="string">
            <text:p>Indes</text:p>
          </table:table-cell>
          <table:table-cell office:value-type="string">
            <text:p>wenn</text:p>
          </table:table-cell>
          <table:table-cell office:value-type="string">
            <text:p>auch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wie</text:p>
          </table:table-cell>
          <table:table-cell office:value-type="string">
            <text:p>es</text:p>
          </table:table-cell>
          <table:table-cell office:value-type="string">
            <text:p>bei</text:p>
          </table:table-cell>
          <table:table-cell office:value-type="string">
            <text:p>seiner</text:p>
          </table:table-cell>
          <table:table-cell office:value-type="string">
            <text:p>Schwächlichkeit</text:p>
          </table:table-cell>
          <table:table-cell office:value-type="string">
            <text:p>auch</text:p>
          </table:table-cell>
          <table:table-cell office:value-type="string">
            <text:p>im</text:p>
          </table:table-cell>
          <table:table-cell office:value-type="string">
            <text:p>Grollen</text:p>
          </table:table-cell>
          <table:table-cell office:value-type="string">
            <text:p>wohl</text:p>
          </table:table-cell>
          <table:table-cell office:value-type="string">
            <text:p>denkba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Herz</text:p>
          </table:table-cell>
          <table:table-cell office:value-type="string">
            <text:p>eigentlich</text:p>
          </table:table-cell>
          <table:table-cell office:value-type="string">
            <text:p>verlangte</text:p>
          </table:table-cell>
          <table:table-cell office:value-type="string">
            <text:p>das</text:p>
          </table:table-cell>
          <table:table-cell office:value-type="string">
            <text:p>Kommando</text:p>
          </table:table-cell>
          <table:table-cell office:value-type="string">
            <text:p>im</text:p>
          </table:table-cell>
          <table:table-cell office:value-type="string">
            <text:p>Mithradatischen</text:p>
          </table:table-cell>
          <table:table-cell office:value-type="string">
            <text:p>Krieg</text:p>
          </table:table-cell>
          <table:table-cell office:value-type="string">
            <text:p>freiwillig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bewilligt</text:p>
          </table:table-cell>
          <table:table-cell office:value-type="string">
            <text:p>zu</text:p>
          </table:table-cell>
          <table:table-cell office:value-type="string">
            <text:p>erhalten</text:p>
          </table:table-cell>
          <table:table-cell office:value-type="string">
            <text:p>konnte</text:p>
          </table:table-cell>
          <table:table-cell office:value-type="string">
            <text:p>er</text:p>
          </table:table-cell>
          <table:table-cell office:value-type="string">
            <text:p>nimmer</text:p>
          </table:table-cell>
          <table:table-cell office:value-type="string">
            <text:p>erwarten</text:p>
          </table:table-cell>
          <table:table-cell office:value-type="string">
            <text:p>in</text:p>
          </table:table-cell>
          <table:table-cell office:value-type="string">
            <text:p>ihrem</text:p>
          </table:table-cell>
          <table:table-cell office:value-type="string">
            <text:p>eigen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ein</text:p>
          </table:table-cell>
          <table:table-cell office:value-type="string">
            <text:p>unberechenbarer</text:p>
          </table:table-cell>
          <table:table-cell office:value-type="string">
            <text:p>Gewinn</text:p>
          </table:table-cell>
          <table:table-cell office:value-type="string">
            <text:p>wenn</text:p>
          </table:table-cell>
          <table:table-cell office:value-type="string">
            <text:p>das</text:p>
          </table:table-cell>
          <table:table-cell office:value-type="string">
            <text:p>einzige</text:p>
          </table:table-cell>
          <table:table-cell office:value-type="string">
            <text:p>Heer</text:p>
          </table:table-cell>
          <table:table-cell office:value-type="string">
            <text:p>mit</text:p>
          </table:table-cell>
          <table:table-cell office:value-type="string">
            <text:p>welchem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en</text:p>
          </table:table-cell>
          <table:table-cell office:value-type="string">
            <text:p>Truppen</text:p>
          </table:table-cell>
          <table:table-cell office:value-type="string">
            <text:p>des</text:p>
          </table:table-cell>
          <table:table-cell office:value-type="string">
            <text:p>Pompeius</text:p>
          </table:table-cell>
          <table:table-cell office:value-type="string">
            <text:p>hätte</text:p>
          </table:table-cell>
          <table:table-cell office:value-type="string">
            <text:p>begegnen</text:p>
          </table:table-cell>
          <table:table-cell office:value-type="string">
            <text:p>können</text:p>
          </table:table-cell>
          <table:table-cell office:value-type="string">
            <text:p>der</text:p>
          </table:table-cell>
          <table:table-cell office:value-type="string">
            <text:p>angreifenden</text:p>
          </table:table-cell>
          <table:table-cell office:value-type="string">
            <text:p>Macht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also</text:p>
          </table:table-cell>
          <table:table-cell office:value-type="string">
            <text:p>zum</text:p>
          </table:table-cell>
          <table:table-cell office:value-type="string">
            <text:p>Sturz</text:p>
          </table:table-cell>
          <table:table-cell office:value-type="string">
            <text:p>der</text:p>
          </table:table-cell>
          <table:table-cell office:value-type="string">
            <text:p>Sullanischen</text:p>
          </table:table-cell>
          <table:table-cell office:value-type="string">
            <text:p>Verfassung</text:p>
          </table:table-cell>
          <table:table-cell office:value-type="string">
            <text:p>verbündet</text:p>
          </table:table-cell>
          <table:table-cell office:value-type="string">
            <text:p>auftraten</text:p>
          </table:table-cell>
          <table:table-cell office:value-type="string">
            <text:p>hatt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nichts</text:p>
          </table:table-cell>
          <table:table-cell office:value-type="string">
            <text:p>gegenüberzustellen</text:p>
          </table:table-cell>
          <table:table-cell office:value-type="string">
            <text:p>als</text:p>
          </table:table-cell>
          <table:table-cell office:value-type="string">
            <text:p>etwa</text:p>
          </table:table-cell>
          <table:table-cell office:value-type="string">
            <text:p>das</text:p>
          </table:table-cell>
          <table:table-cell office:value-type="string">
            <text:p>zweite</text:p>
          </table:table-cell>
          <table:table-cell office:value-type="string">
            <text:p>spanische</text:p>
          </table:table-cell>
          <table:table-cell office:value-type="string">
            <text:p>Heer</text:p>
          </table:table-cell>
          <table:table-cell office:value-type="string">
            <text:p>unter</text:p>
          </table:table-cell>
          <table:table-cell office:value-type="string">
            <text:p>Quintus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mittelbar</text:p>
          </table:table-cell>
          <table:table-cell office:value-type="string">
            <text:p>hervorging</text:p>
          </table:table-cell>
          <table:table-cell office:value-type="string">
            <text:p>aus</text:p>
          </table:table-cell>
          <table:table-cell office:value-type="string">
            <text:p>den</text:p>
          </table:table-cell>
          <table:table-cell office:value-type="string">
            <text:p>Wahlen</text:p>
          </table:table-cell>
          <table:table-cell office:value-type="string">
            <text:p>der</text:p>
          </table:table-cell>
          <table:table-cell office:value-type="string">
            <text:p>Distrikte</text:p>
          </table:table-cell>
          <table:table-cell office:value-type="string">
            <text:p>Wenn</text:p>
          </table:table-cell>
          <table:table-cell office:value-type="string">
            <text:p>dagege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nicht</text:p>
          </table:table-cell>
          <table:table-cell office:value-type="string">
            <text:p>gänzlich</text:p>
          </table:table-cell>
          <table:table-cell office:value-type="string">
            <text:p>aus</text:p>
          </table:table-cell>
          <table:table-cell office:value-type="string">
            <text:p>den</text:p>
          </table:table-cell>
          <table:table-cell office:value-type="string">
            <text:p>Gerichten</text:p>
          </table:table-cell>
          <table:table-cell office:value-type="string">
            <text:p>verdrängt</text:p>
          </table:table-cell>
          <table:table-cell office:value-type="string">
            <text:p>ward</text:p>
          </table:table-cell>
          <table:table-cell office:value-type="string">
            <text:p>so</text:p>
          </table:table-cell>
          <table:table-cell office:value-type="string">
            <text:p>ist</text:p>
          </table:table-cell>
          <table:table-cell office:value-type="string">
            <text:p>die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ist</text:p>
          </table:table-cell>
          <table:table-cell office:value-type="string">
            <text:p>die</text:p>
          </table:table-cell>
          <table:table-cell office:value-type="string">
            <text:p>Ursache</text:p>
          </table:table-cell>
          <table:table-cell office:value-type="string">
            <text:p>davon</text:p>
          </table:table-cell>
          <table:table-cell office:value-type="string">
            <text:p>wahrshheinlich</text:p>
          </table:table-cell>
          <table:table-cell office:value-type="string">
            <text:p>teils</text:p>
          </table:table-cell>
          <table:table-cell office:value-type="string">
            <text:p>in</text:p>
          </table:table-cell>
          <table:table-cell office:value-type="string">
            <text:p>Crassus</text:p>
          </table:table-cell>
          <table:table-cell office:value-type="string">
            <text:p>Beziehungen</text:p>
          </table:table-cell>
          <table:table-cell office:value-type="string">
            <text:p>zum</text:p>
          </table:table-cell>
          <table:table-cell office:value-type="string">
            <text:p>Senat</text:p>
          </table:table-cell>
          <table:table-cell office:value-type="string">
            <text:p>zu</text:p>
          </table:table-cell>
          <table:table-cell office:value-type="string">
            <text:p>suchen</text:p>
          </table:table-cell>
          <table:table-cell office:value-type="string">
            <text:p>teils</text:p>
          </table:table-cell>
          <table:table-cell office:value-type="string">
            <text:p>in</text:p>
          </table:table-cell>
          <table:table-cell office:value-type="string">
            <text:p>dem</text:p>
          </table:table-cell>
          <table:table-cell office:value-type="string">
            <text:p>Beitritt</text:p>
          </table:table-cell>
          <table:table-cell office:value-type="string">
            <text:p>der</text:p>
          </table:table-cell>
          <table:table-cell office:value-type="string">
            <text:p>senatorischen</text:p>
          </table:table-cell>
          <table:table-cell office:value-type="string">
            <text:p>Mittelpartei</text:p>
          </table:table-cell>
          <table:table-cell office:value-type="string">
            <text:p>zu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Gellius</text:p>
          </table:table-cell>
          <table:table-cell office:value-type="string">
            <text:p>die</text:p>
          </table:table-cell>
          <table:table-cell office:value-type="string">
            <text:p>wegen</text:p>
          </table:table-cell>
          <table:table-cell office:value-type="string">
            <text:p>ihrer</text:p>
          </table:table-cell>
          <table:table-cell office:value-type="string">
            <text:p>elenden</text:p>
          </table:table-cell>
          <table:table-cell office:value-type="string">
            <text:p>Kriegführung</text:p>
          </table:table-cell>
          <table:table-cell office:value-type="string">
            <text:p>gegen</text:p>
          </table:table-cell>
          <table:table-cell office:value-type="string">
            <text:p>Spartacus</text:p>
          </table:table-cell>
          <table:table-cell office:value-type="string">
            <text:p>durch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vom</text:p>
          </table:table-cell>
          <table:table-cell office:value-type="string">
            <text:p>Kommando</text:p>
          </table:table-cell>
          <table:table-cell office:value-type="string">
            <text:p>entfernt</text:p>
          </table:table-cell>
          <table:table-cell office:value-type="string">
            <text:p>worden</text:p>
          </table:table-cell>
          <table:table-cell office:value-type="string">
            <text:p>waren</text:p>
          </table:table-cell>
          <table:table-cell office:value-type="string">
            <text:p>Es</text:p>
          </table:table-cell>
          <table:table-cell office:value-type="string">
            <text:p>begreift</text:p>
          </table:table-cell>
          <table:table-cell office:value-type="string">
            <text:p>sich</text:p>
          </table:table-cell>
          <table:table-cell office:value-type="string">
            <text:p>daß</text:p>
          </table:table-cell>
          <table:table-cell office:value-type="string">
            <text:p>diese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Bewegung</text:p>
          </table:table-cell>
          <table:table-cell office:value-type="string">
            <text:p>setzten</text:p>
          </table:table-cell>
          <table:table-cell office:value-type="string">
            <text:p>um</text:p>
          </table:table-cell>
          <table:table-cell office:value-type="string">
            <text:p>den</text:p>
          </table:table-cell>
          <table:table-cell office:value-type="string">
            <text:p>neuen</text:p>
          </table:table-cell>
          <table:table-cell office:value-type="string">
            <text:p>Machthabern</text:p>
          </table:table-cell>
          <table:table-cell office:value-type="string">
            <text:p>zu</text:p>
          </table:table-cell>
          <table:table-cell office:value-type="string">
            <text:p>huldigen</text:p>
          </table:table-cell>
          <table:table-cell office:value-type="string">
            <text:p>und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zu</text:p>
          </table:table-cell>
          <table:table-cell office:value-type="string">
            <text:p>ärgern</text:p>
          </table:table-cell>
          <table:table-cell office:value-type="string">
            <text:p>Mindestens</text:p>
          </table:table-cell>
          <table:table-cell office:value-type="string">
            <text:p>der</text:p>
          </table:table-cell>
          <table:table-cell office:value-type="string">
            <text:p>achte</text:p>
          </table:table-cell>
          <table:table-cell office:value-type="string">
            <text:p>Teil</text:p>
          </table:table-cell>
          <table:table-cell office:value-type="string">
            <text:p>des</text:p>
          </table:table-cell>
          <table:table-cell office:value-type="string">
            <text:p>Senats</text:p>
          </table:table-cell>
          <table:table-cell office:value-type="string">
            <text:p>vierundsechzig</text:p>
          </table:table-cell>
          <table:table-cell office:value-type="string">
            <text:p>Senator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Haupt</text:p>
          </table:table-cell>
          <table:table-cell office:value-type="string">
            <text:p>so</text:p>
          </table:table-cell>
          <table:table-cell office:value-type="string">
            <text:p>mächtig</text:p>
          </table:table-cell>
          <table:table-cell office:value-type="string">
            <text:p>wie</text:p>
          </table:table-cell>
          <table:table-cell office:value-type="string">
            <text:p>nur</text:p>
          </table:table-cell>
          <table:table-cell office:value-type="string">
            <text:p>je</text:p>
          </table:table-cell>
          <table:table-cell office:value-type="string">
            <text:p>zuvor</text:p>
          </table:table-cell>
          <table:table-cell office:value-type="string">
            <text:p>wieder</text:p>
          </table:table-cell>
          <table:table-cell office:value-type="string">
            <text:p>zittert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vor</text:p>
          </table:table-cell>
          <table:table-cell office:value-type="string">
            <text:p>dem</text:p>
          </table:table-cell>
          <table:table-cell office:value-type="string">
            <text:p>Wahrspruch</text:p>
          </table:table-cell>
          <table:table-cell office:value-type="string">
            <text:p>der</text:p>
          </table:table-cell>
          <table:table-cell office:value-type="string">
            <text:p>Geschwornen</text:p>
          </table:table-cell>
          <table:table-cell office:value-type="string">
            <text:p>des</text:p>
          </table:table-cell>
          <table:table-cell office:value-type="string">
            <text:p>Ritterstandes</text:p>
          </table:table-cell>
          <table:table-cell office:value-type="string">
            <text:p>und</text:p>
          </table:table-cell>
          <table:table-cell office:value-type="string">
            <text:p>vor</text:p>
          </table:table-cell>
          <table:table-cell office:value-type="string">
            <text:p>de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as</text:p>
          </table:table-cell>
          <table:table-cell office:value-type="string">
            <text:p>spanische</text:p>
          </table:table-cell>
          <table:table-cell office:value-type="string">
            <text:p>Heer</text:p>
          </table:table-cell>
          <table:table-cell office:value-type="string">
            <text:p>vor</text:p>
          </table:table-cell>
          <table:table-cell office:value-type="string">
            <text:p>der</text:p>
          </table:table-cell>
          <table:table-cell office:value-type="string">
            <text:p>Hauptstadt</text:p>
          </table:table-cell>
          <table:table-cell office:value-type="string">
            <text:p>auf</text:p>
          </table:table-cell>
          <table:table-cell office:value-type="string">
            <text:p>diese</text:p>
          </table:table-cell>
          <table:table-cell office:value-type="string">
            <text:p>und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ausübte</text:p>
          </table:table-cell>
          <table:table-cell office:value-type="string">
            <text:p>die</text:p>
          </table:table-cell>
          <table:table-cell office:value-type="string">
            <text:p>Staatsumwälzung</text:p>
          </table:table-cell>
          <table:table-cell office:value-type="string">
            <text:p>ungestört</text:p>
          </table:table-cell>
          <table:table-cell office:value-type="string">
            <text:p>zu</text:p>
          </table:table-cell>
          <table:table-cell office:value-type="string">
            <text:p>vollenden</text:p>
          </table:table-cell>
          <table:table-cell office:value-type="string">
            <text:p>was</text:p>
          </table:table-cell>
          <table:table-cell office:value-type="string">
            <text:p>denn</text:p>
          </table:table-cell>
          <table:table-cell office:value-type="string">
            <text:p>in</text:p>
          </table:table-cell>
          <table:table-cell office:value-type="string">
            <text:p>gleiche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en</text:p>
          </table:table-cell>
          <table:table-cell office:value-type="string">
            <text:p>jüngeren</text:p>
          </table:table-cell>
          <table:table-cell office:value-type="string">
            <text:p>so</text:p>
          </table:table-cell>
          <table:table-cell office:value-type="string">
            <text:p>durchaus</text:p>
          </table:table-cell>
          <table:table-cell office:value-type="string">
            <text:p>ihn</text:p>
          </table:table-cell>
          <table:table-cell office:value-type="string">
            <text:p>überflügelnden</text:p>
          </table:table-cell>
          <table:table-cell office:value-type="string">
            <text:p>Rivalen</text:p>
          </table:table-cell>
          <table:table-cell office:value-type="string">
            <text:p>näherte</text:p>
          </table:table-cell>
          <table:table-cell office:value-type="string">
            <text:p>sich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und</text:p>
          </table:table-cell>
          <table:table-cell office:value-type="string">
            <text:p>versuchte</text:p>
          </table:table-cell>
          <table:table-cell office:value-type="string">
            <text:p>durch</text:p>
          </table:table-cell>
          <table:table-cell office:value-type="string">
            <text:p>beispiellose</text:p>
          </table:table-cell>
          <table:table-cell office:value-type="string">
            <text:p>Spenden</text:p>
          </table:table-cell>
          <table:table-cell office:value-type="string">
            <text:p>die</text:p>
          </table:table-cell>
          <table:table-cell office:value-type="string">
            <text:p>hauptstädtische</text:p>
          </table:table-cell>
          <table:table-cell office:value-type="string">
            <text:p>Menge</text:p>
          </table:table-cell>
          <table:table-cell office:value-type="string">
            <text:p>an</text:p>
          </table:table-cell>
          <table:table-cell office:value-type="string">
            <text:p>sich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und</text:p>
          </table:table-cell>
          <table:table-cell office:value-type="string">
            <text:p>ihre</text:p>
          </table:table-cell>
          <table:table-cell office:value-type="string">
            <text:p>Geschmeidigkeit</text:p>
          </table:table-cell>
          <table:table-cell office:value-type="string">
            <text:p>ab</text:p>
          </table:table-cell>
          <table:table-cell office:value-type="string">
            <text:p>Auch</text:p>
          </table:table-cell>
          <table:table-cell office:value-type="string">
            <text:p>ihrer</text:p>
          </table:table-cell>
          <table:table-cell office:value-type="string">
            <text:p>Partei</text:p>
          </table:table-cell>
          <table:table-cell office:value-type="string">
            <text:p>lag</text:p>
          </table:table-cell>
          <table:table-cell office:value-type="string">
            <text:p>ebenwie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und</text:p>
          </table:table-cell>
          <table:table-cell office:value-type="string">
            <text:p>Crassus</text:p>
          </table:table-cell>
          <table:table-cell office:value-type="string">
            <text:p>alles</text:p>
          </table:table-cell>
          <table:table-cell office:value-type="string">
            <text:p>daran</text:p>
          </table:table-cell>
          <table:table-cell office:value-type="string">
            <text:p>daß</text:p>
          </table:table-cell>
          <table:table-cell office:value-type="string">
            <text:p>Pompeius</text:p>
          </table:table-cell>
          <table:table-cell office:value-type="string">
            <text:p>nicht</text:p>
          </table:table-cell>
          <table:table-cell office:value-type="string">
            <text:p>die</text:p>
          </table:table-cell>
          <table:table-cell office:value-type="string">
            <text:p>Diktatur</text:p>
          </table:table-cell>
          <table:table-cell office:value-type="string">
            <text:p>ergriff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Krieg</text:p>
          </table:table-cell>
          <table:table-cell office:value-type="string">
            <text:p>in</text:p>
          </table:table-cell>
          <table:table-cell office:value-type="string">
            <text:p>der</text:p>
          </table:table-cell>
          <table:table-cell office:value-type="string">
            <text:p>Tat</text:p>
          </table:table-cell>
          <table:table-cell office:value-type="string">
            <text:p>beendigt</text:p>
          </table:table-cell>
          <table:table-cell office:value-type="string">
            <text:p>zu</text:p>
          </table:table-cell>
          <table:table-cell office:value-type="string">
            <text:p>haben</text:p>
          </table:table-cell>
          <table:table-cell office:value-type="string">
            <text:p>schien</text:p>
          </table:table-cell>
          <table:table-cell office:value-type="string">
            <text:p>die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in</text:p>
          </table:table-cell>
          <table:table-cell office:value-type="string">
            <text:p>Gemäßheit</text:p>
          </table:table-cell>
          <table:table-cell office:value-type="string">
            <text:p>des</text:p>
          </table:table-cell>
          <table:table-cell office:value-type="string">
            <text:p>Sempronischen</text:p>
          </table:table-cell>
          <table:table-cell office:value-type="string">
            <text:p>Gesetzes</text:p>
          </table:table-cell>
          <table:table-cell office:value-type="string">
            <text:p>ihm</text:p>
          </table:table-cell>
          <table:table-cell office:value-type="string">
            <text:p>angewiesene</text:p>
          </table:table-cell>
          <table:table-cell office:value-type="string">
            <text:p>Konsularprovinz</text:p>
          </table:table-cell>
          <table:table-cell office:value-type="string">
            <text:p>anzunehmen</text:p>
          </table:table-cell>
          <table:table-cell office:value-type="string">
            <text:p>hielt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in</text:p>
          </table:table-cell>
          <table:table-cell office:value-type="string">
            <text:p>der</text:p>
          </table:table-cell>
          <table:table-cell office:value-type="string">
            <text:p>Gracchischen</text:p>
          </table:table-cell>
          <table:table-cell office:value-type="string">
            <text:p>und</text:p>
          </table:table-cell>
          <table:table-cell office:value-type="string">
            <text:p>Marianischen</text:p>
          </table:table-cell>
          <table:table-cell office:value-type="string">
            <text:p>Epoche</text:p>
          </table:table-cell>
          <table:table-cell office:value-type="string">
            <text:p>fanden</text:p>
          </table:table-cell>
          <table:table-cell office:value-type="string">
            <text:p>Sulla</text:p>
          </table:table-cell>
          <table:table-cell office:value-type="string">
            <text:p>hatte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das</text:p>
          </table:table-cell>
          <table:table-cell office:value-type="string">
            <text:p>Regiment</text:p>
          </table:table-cell>
          <table:table-cell office:value-type="string">
            <text:p>nur</text:p>
          </table:table-cell>
          <table:table-cell office:value-type="string">
            <text:p>befestigt</text:p>
          </table:table-cell>
          <table:table-cell office:value-type="string">
            <text:p>nicht</text:p>
          </table:table-cell>
          <table:table-cell office:value-type="string">
            <text:p>gegeben</text:p>
          </table:table-cell>
          <table:table-cell office:value-type="string">
            <text:p>so</text:p>
          </table:table-cell>
          <table:table-cell office:value-type="string">
            <text:p>blieb</text:p>
          </table:table-cell>
          <table:table-cell office:value-type="string">
            <text:p>denn</text:p>
          </table:table-cell>
          <table:table-cell office:value-type="string">
            <text:p>auch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ie</text:p>
          </table:table-cell>
          <table:table-cell office:value-type="string">
            <text:p>von</text:p>
          </table:table-cell>
          <table:table-cell office:value-type="string">
            <text:p>Sulla</text:p>
          </table:table-cell>
          <table:table-cell office:value-type="string">
            <text:p>errichteten</text:p>
          </table:table-cell>
          <table:table-cell office:value-type="string">
            <text:p>Bollwerke</text:p>
          </table:table-cell>
          <table:table-cell office:value-type="string">
            <text:p>wiedergefallen</text:p>
          </table:table-cell>
          <table:table-cell office:value-type="string">
            <text:p>waren</text:p>
          </table:table-cell>
          <table:table-cell office:value-type="string">
            <text:p>nichtsdestoweniger</text:p>
          </table:table-cell>
          <table:table-cell office:value-type="string">
            <text:p>zunächst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während</text:p>
          </table:table-cell>
          <table:table-cell office:value-type="string">
            <text:p>die</text:p>
          </table:table-cell>
          <table:table-cell office:value-type="string">
            <text:p>Verfassung</text:p>
          </table:table-cell>
          <table:table-cell office:value-type="string">
            <text:p>freilich</text:p>
          </table:table-cell>
          <table:table-cell office:value-type="string">
            <text:p>mit</text:p>
          </table:table-cell>
          <table:table-cell office:value-type="string">
            <text:p>der</text:p>
          </table:table-cell>
          <table:table-cell office:value-type="string">
            <text:p>er</text:p>
          </table:table-cell>
          <table:table-cell office:value-type="string">
            <text:p>regierte</text:p>
          </table:table-cell>
          <table:table-cell office:value-type="string">
            <text:p>im</text:p>
          </table:table-cell>
          <table:table-cell office:value-type="string">
            <text:p>wesentlich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iesen</text:p>
          </table:table-cell>
          <table:table-cell office:value-type="string">
            <text:p>Zusammenhang</text:p>
          </table:table-cell>
          <table:table-cell office:value-type="string">
            <text:p>hauptsächlich</text:p>
          </table:table-cell>
          <table:table-cell office:value-type="string">
            <text:p>aber</text:p>
          </table:table-cell>
          <table:table-cell office:value-type="string">
            <text:p>scheint</text:p>
          </table:table-cell>
          <table:table-cell office:value-type="string">
            <text:p>ein</text:p>
          </table:table-cell>
          <table:table-cell office:value-type="string">
            <text:p>besseres</text:p>
          </table:table-cell>
          <table:table-cell office:value-type="string">
            <text:p>Verhältnis</text:p>
          </table:table-cell>
          <table:table-cell office:value-type="string">
            <text:p>zwischen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und</text:p>
          </table:table-cell>
          <table:table-cell office:value-type="string">
            <text:p>der</text:p>
          </table:table-cell>
          <table:table-cell office:value-type="string">
            <text:p>Geldaristokratie</text:p>
          </table:table-cell>
          <table:table-cell office:value-type="string">
            <text:p>dadurch</text:p>
          </table:table-cell>
          <table:table-cell office:value-type="string">
            <text:p>hergestellt</text:p>
          </table:table-cell>
          <table:table-cell office:value-type="string">
            <text:p>zu</text:p>
          </table:table-cell>
          <table:table-cell office:value-type="string">
            <text:p>sein</text:p>
          </table:table-cell>
          <table:table-cell office:value-type="string">
            <text:p>daß</text:p>
          </table:table-cell>
          <table:table-cell office:value-type="string">
            <text:p>dieser</text:p>
          </table:table-cell>
          <table:table-cell office:value-type="string">
            <text:p>dem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grollende</text:p>
          </table:table-cell>
          <table:table-cell office:value-type="string">
            <text:p>hungrige</text:p>
          </table:table-cell>
          <table:table-cell office:value-type="string">
            <text:p>Menge</text:p>
          </table:table-cell>
          <table:table-cell office:value-type="string">
            <text:p>verlangte</text:p>
          </table:table-cell>
          <table:table-cell office:value-type="string">
            <text:p>nur</text:p>
          </table:table-cell>
          <table:table-cell office:value-type="string">
            <text:p>eine</text:p>
          </table:table-cell>
          <table:table-cell office:value-type="string">
            <text:p>Gelegenheit</text:p>
          </table:table-cell>
          <table:table-cell office:value-type="string">
            <text:p>um</text:p>
          </table:table-cell>
          <table:table-cell office:value-type="string">
            <text:p>mit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abzurechnen</text:p>
          </table:table-cell>
          <table:table-cell office:value-type="string">
            <text:p>Es</text:p>
          </table:table-cell>
          <table:table-cell office:value-type="string">
            <text:p>war</text:p>
          </table:table-cell>
          <table:table-cell office:value-type="string">
            <text:p>eine</text:p>
          </table:table-cell>
          <table:table-cell office:value-type="string">
            <text:p>entscheidende</text:p>
          </table:table-cell>
          <table:table-cell office:value-type="string">
            <text:p>Krise</text:p>
          </table:table-cell>
          <table:table-cell office:value-type="string">
            <text:p>Die</text:p>
          </table:table-cell>
          <table:table-cell office:value-type="string">
            <text:p>Oligarchie</text:p>
          </table:table-cell>
          <table:table-cell office:value-type="string">
            <text:p>wie</text:p>
          </table:table-cell>
          <table:table-cell office:value-type="string">
            <text:p>auch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gebracht</text:p>
          </table:table-cell>
          <table:table-cell office:value-type="string">
            <text:p>wurden</text:p>
          </table:table-cell>
          <table:table-cell office:value-type="string">
            <text:p>so</text:p>
          </table:table-cell>
          <table:table-cell office:value-type="string">
            <text:p>war</text:p>
          </table:table-cell>
          <table:table-cell office:value-type="string">
            <text:p>bei</text:p>
          </table:table-cell>
          <table:table-cell office:value-type="string">
            <text:p>der</text:p>
          </table:table-cell>
          <table:table-cell office:value-type="string">
            <text:p>Stimmung</text:p>
          </table:table-cell>
          <table:table-cell office:value-type="string">
            <text:p>der</text:p>
          </table:table-cell>
          <table:table-cell office:value-type="string">
            <text:p>Bürgerschaft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voraussichtlich</text:p>
          </table:table-cell>
          <table:table-cell office:value-type="string">
            <text:p>nicht</text:p>
          </table:table-cell>
          <table:table-cell office:value-type="string">
            <text:p>im</text:p>
          </table:table-cell>
          <table:table-cell office:value-type="string">
            <text:p>stande</text:p>
          </table:table-cell>
          <table:table-cell office:value-type="string">
            <text:p>deren</text:p>
          </table:table-cell>
          <table:table-cell office:value-type="string">
            <text:p>Durchsetzung</text:p>
          </table:table-cell>
          <table:table-cell office:value-type="string">
            <text:p>zu</text:p>
          </table:table-cell>
          <table:table-cell office:value-type="string">
            <text:p>verhindern</text:p>
          </table:table-cell>
          <table:table-cell office:value-type="string">
            <text:p>und</text:p>
          </table:table-cell>
          <table:table-cell office:value-type="string">
            <text:p>eine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er</text:p>
          </table:table-cell>
          <table:table-cell office:value-type="string">
            <text:p>demokratischen</text:p>
          </table:table-cell>
          <table:table-cell office:value-type="string">
            <text:p>Partei</text:p>
          </table:table-cell>
          <table:table-cell office:value-type="string">
            <text:p>ein</text:p>
          </table:table-cell>
          <table:table-cell office:value-type="string">
            <text:p>weit</text:p>
          </table:table-cell>
          <table:table-cell office:value-type="string">
            <text:p>gefährlicherer</text:p>
          </table:table-cell>
          <table:table-cell office:value-type="string">
            <text:p>Gegner</text:p>
          </table:table-cell>
          <table:table-cell office:value-type="string">
            <text:p>aufstehen</text:p>
          </table:table-cell>
          <table:table-cell office:value-type="string">
            <text:p>als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war</text:p>
          </table:table-cell>
          <table:table-cell office:value-type="string">
            <text:p>Die</text:p>
          </table:table-cell>
          <table:table-cell office:value-type="string">
            <text:p>wenige</text:p>
          </table:table-cell>
          <table:table-cell office:value-type="string">
            <text:p>Jahre</text:p>
          </table:table-cell>
          <table:table-cell office:value-type="string">
            <text:p>zuvor</text:p>
          </table:table-cell>
          <table:table-cell office:value-type="string">
            <text:p>durch</text:p>
          </table:table-cell>
          <table:table-cell office:value-type="string">
            <text:p>die</text:p>
          </table:table-cell>
          <table:table-cell office:value-type="string">
            <text:p>Entlassung</text:p>
          </table:table-cell>
          <table:table-cell office:value-type="string">
            <text:p>der</text:p>
          </table:table-cell>
          <table:table-cell office:value-type="string">
            <text:p>spanisch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Jahre</text:p>
          </table:table-cell>
          <table:table-cell office:value-type="string">
            <text:p>zuvor</text:p>
          </table:table-cell>
          <table:table-cell office:value-type="string">
            <text:p>zur</text:p>
          </table:table-cell>
          <table:table-cell office:value-type="string">
            <text:p>Reinigung</text:p>
          </table:table-cell>
          <table:table-cell office:value-type="string">
            <text:p>der</text:p>
          </table:table-cell>
          <table:table-cell office:value-type="string">
            <text:p>Meere</text:p>
          </table:table-cell>
          <table:table-cell office:value-type="string">
            <text:p>von</text:p>
          </table:table-cell>
          <table:table-cell office:value-type="string">
            <text:p>den</text:p>
          </table:table-cell>
          <table:table-cell office:value-type="string">
            <text:p>Piraten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selbst</text:p>
          </table:table-cell>
          <table:table-cell office:value-type="string">
            <text:p>aufgestellten</text:p>
          </table:table-cell>
          <table:table-cell office:value-type="string">
            <text:p>Plan</text:p>
          </table:table-cell>
          <table:table-cell office:value-type="string">
            <text:p>wiederaufnahm</text:p>
          </table:table-cell>
          <table:table-cell office:value-type="string">
            <text:p>und</text:p>
          </table:table-cell>
          <table:table-cell office:value-type="string">
            <text:p>erweiterte</text:p>
          </table:table-cell>
          <table:table-cell office:value-type="string">
            <text:p>Ein</text:p>
          </table:table-cell>
          <table:table-cell office:value-type="string">
            <text:p>einziger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Senat</text:p>
          </table:table-cell>
          <table:table-cell office:value-type="string">
            <text:p>selbst</text:p>
          </table:table-cell>
          <table:table-cell office:value-type="string">
            <text:p>aufgestellten</text:p>
          </table:table-cell>
          <table:table-cell office:value-type="string">
            <text:p>Plan</text:p>
          </table:table-cell>
          <table:table-cell office:value-type="string">
            <text:p>wiederaufnahm</text:p>
          </table:table-cell>
          <table:table-cell office:value-type="string">
            <text:p>und</text:p>
          </table:table-cell>
          <table:table-cell office:value-type="string">
            <text:p>erweiterte</text:p>
          </table:table-cell>
          <table:table-cell office:value-type="string">
            <text:p>Ein</text:p>
          </table:table-cell>
          <table:table-cell office:value-type="string">
            <text:p>einziger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aus</text:p>
          </table:table-cell>
          <table:table-cell office:value-type="string">
            <text:p>den</text:p>
          </table:table-cell>
          <table:table-cell office:value-type="string">
            <text:p>Konsularen</text:p>
          </table:table-cell>
          <table:table-cell office:value-type="string">
            <text:p>zu</text:p>
          </table:table-cell>
          <table:table-cell office:value-type="string">
            <text:p>bezeichnender</text:p>
          </table:table-cell>
          <table:table-cell office:value-type="string">
            <text:p>Feldherr</text:p>
          </table:table-cell>
          <table:table-cell office:value-type="string">
            <text:p>sollte</text:p>
          </table:table-cell>
          <table:table-cell office:value-type="string">
            <text:p>bestellt</text:p>
          </table:table-cell>
          <table:table-cell office:value-type="string">
            <text:p>werden</text:p>
          </table:table-cell>
          <table:table-cell office:value-type="string">
            <text:p>um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auch</text:p>
          </table:table-cell>
          <table:table-cell office:value-type="string">
            <text:p>mit</text:p>
          </table:table-cell>
          <table:table-cell office:value-type="string">
            <text:p>einer</text:p>
          </table:table-cell>
          <table:table-cell office:value-type="string">
            <text:p>bestimmt</text:p>
          </table:table-cell>
          <table:table-cell office:value-type="string">
            <text:p>von</text:p>
          </table:table-cell>
          <table:table-cell office:value-type="string">
            <text:p>ihr</text:p>
          </table:table-cell>
          <table:table-cell office:value-type="string">
            <text:p>normierten</text:p>
          </table:table-cell>
          <table:table-cell office:value-type="string">
            <text:p>Kompetenz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iesen</text:p>
          </table:table-cell>
          <table:table-cell office:value-type="string">
            <text:p>Mann</text:p>
          </table:table-cell>
          <table:table-cell office:value-type="string">
            <text:p>aus</text:p>
          </table:table-cell>
          <table:table-cell office:value-type="string">
            <text:p>der</text:p>
          </table:table-cell>
          <table:table-cell office:value-type="string">
            <text:p>Reihe</text:p>
          </table:table-cell>
          <table:table-cell office:value-type="string">
            <text:p>der</text:p>
          </table:table-cell>
          <table:table-cell office:value-type="string">
            <text:p>Konsulare</text:p>
          </table:table-cell>
          <table:table-cell office:value-type="string">
            <text:p>zu</text:p>
          </table:table-cell>
          <table:table-cell office:value-type="string">
            <text:p>erkiesen</text:p>
          </table:table-cell>
          <table:table-cell office:value-type="string">
            <text:p>hatte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Wahl</text:p>
          </table:table-cell>
          <table:table-cell office:value-type="string">
            <text:p>nicht</text:p>
          </table:table-cell>
          <table:table-cell office:value-type="string">
            <text:p>war</text:p>
          </table:table-cell>
          <table:table-cell office:value-type="string">
            <text:p>und</text:p>
          </table:table-cell>
          <table:table-cell office:value-type="string">
            <text:p>der</text:p>
          </table:table-cell>
          <table:table-cell office:value-type="string">
            <text:p>stürmisch</text:p>
          </table:table-cell>
          <table:table-cell office:value-type="string">
            <text:p>aufgeregten</text:p>
          </table:table-cell>
          <table:table-cell office:value-type="string">
            <text:p>Menge</text:p>
          </table:table-cell>
          <table:table-cell office:value-type="string">
            <text:p>gegenüber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en</text:p>
          </table:table-cell>
          <table:table-cell office:value-type="string">
            <text:p>Oberbefehl</text:p>
          </table:table-cell>
          <table:table-cell office:value-type="string">
            <text:p>der</text:p>
          </table:table-cell>
          <table:table-cell office:value-type="string">
            <text:p>Meere</text:p>
          </table:table-cell>
          <table:table-cell office:value-type="string">
            <text:p>und</text:p>
          </table:table-cell>
          <table:table-cell office:value-type="string">
            <text:p>Küsten</text:p>
          </table:table-cell>
          <table:table-cell office:value-type="string">
            <text:p>schlechterdings</text:p>
          </table:table-cell>
          <table:table-cell office:value-type="string">
            <text:p>keinem</text:p>
          </table:table-cell>
          <table:table-cell office:value-type="string">
            <text:p>andern</text:p>
          </table:table-cell>
          <table:table-cell office:value-type="string">
            <text:p>übertrag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gewichtige</text:p>
          </table:table-cell>
          <table:table-cell office:value-type="string">
            <text:p>Zweckmäßigkeitsgründe</text:p>
          </table:table-cell>
          <table:table-cell office:value-type="string">
            <text:p>sprachen</text:p>
          </table:table-cell>
          <table:table-cell office:value-type="string">
            <text:p>für</text:p>
          </table:table-cell>
          <table:table-cell office:value-type="string">
            <text:p>die</text:p>
          </table:table-cell>
          <table:table-cell office:value-type="string">
            <text:p>Emancipation</text:p>
          </table:table-cell>
          <table:table-cell office:value-type="string">
            <text:p>der</text:p>
          </table:table-cell>
          <table:table-cell office:value-type="string">
            <text:p>Militärgewalt</text:p>
          </table:table-cell>
          <table:table-cell office:value-type="string">
            <text:p>von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Pompeius</text:p>
          </table:table-cell>
          <table:table-cell office:value-type="string">
            <text:p>konnte</text:p>
          </table:table-cell>
          <table:table-cell office:value-type="string">
            <text:p>nicht</text:p>
          </table:table-cell>
          <table:table-cell office:value-type="string">
            <text:p>vergessen</text:p>
          </table:table-cell>
          <table:table-cell office:value-type="string">
            <text:p>haben</text:p>
          </table:table-cell>
          <table:table-cell office:value-type="string">
            <text:p>daß</text:p>
          </table:table-cell>
          <table:table-cell office:value-type="string">
            <text:p>ein</text:p>
          </table:table-cell>
          <table:table-cell office:value-type="string">
            <text:p>nach</text:p>
          </table:table-cell>
          <table:table-cell office:value-type="string">
            <text:p>ganz</text:p>
          </table:table-cell>
          <table:table-cell office:value-type="string">
            <text:p>gleich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Piraterie</text:p>
          </table:table-cell>
          <table:table-cell office:value-type="string">
            <text:p>wenige</text:p>
          </table:table-cell>
          <table:table-cell office:value-type="string">
            <text:p>Jahre</text:p>
          </table:table-cell>
          <table:table-cell office:value-type="string">
            <text:p>zuvor</text:p>
          </table:table-cell>
          <table:table-cell office:value-type="string">
            <text:p>an</text:p>
          </table:table-cell>
          <table:table-cell office:value-type="string">
            <text:p>der</text:p>
          </table:table-cell>
          <table:table-cell office:value-type="string">
            <text:p>verkehrten</text:p>
          </table:table-cell>
          <table:table-cell office:value-type="string">
            <text:p>Ausführung</text:p>
          </table:table-cell>
          <table:table-cell office:value-type="string">
            <text:p>durch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gescheitert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Ausgang</text:p>
          </table:table-cell>
          <table:table-cell office:value-type="string">
            <text:p>des</text:p>
          </table:table-cell>
          <table:table-cell office:value-type="string">
            <text:p>Spanischen</text:p>
          </table:table-cell>
          <table:table-cell office:value-type="string">
            <text:p>Krieges</text:p>
          </table:table-cell>
          <table:table-cell office:value-type="string">
            <text:p>durch</text:p>
          </table:table-cell>
          <table:table-cell office:value-type="string">
            <text:p>die</text:p>
          </table:table-cell>
          <table:table-cell office:value-type="string">
            <text:p>Vernachlässigung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als</text:p>
          </table:table-cell>
          <table:table-cell office:value-type="string">
            <text:p>die</text:p>
          </table:table-cell>
          <table:table-cell office:value-type="string">
            <text:p>erste</text:p>
          </table:table-cell>
          <table:table-cell office:value-type="string">
            <text:p>Bedingung</text:p>
          </table:table-cell>
          <table:table-cell office:value-type="string">
            <text:p>der</text:p>
          </table:table-cell>
          <table:table-cell office:value-type="string">
            <text:p>Übernahme</text:p>
          </table:table-cell>
          <table:table-cell office:value-type="string">
            <text:p>des</text:p>
          </table:table-cell>
          <table:table-cell office:value-type="string">
            <text:p>Kommandos</text:p>
          </table:table-cell>
          <table:table-cell office:value-type="string">
            <text:p>eine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unabhängige</text:p>
          </table:table-cell>
          <table:table-cell office:value-type="string">
            <text:p>Stellung</text:p>
          </table:table-cell>
          <table:table-cell office:value-type="string">
            <text:p>bezeichnete</text:p>
          </table:table-cell>
          <table:table-cell office:value-type="string">
            <text:p>und</text:p>
          </table:table-cell>
          <table:table-cell office:value-type="string">
            <text:p>daß</text:p>
          </table:table-cell>
          <table:table-cell office:value-type="string">
            <text:p>die</text:p>
          </table:table-cell>
          <table:table-cell office:value-type="string">
            <text:p>Bürgerschaft</text:p>
          </table:table-cell>
          <table:table-cell office:value-type="string">
            <text:p>bereitwillig</text:p>
          </table:table-cell>
          <table:table-cell office:value-type="string">
            <text:p>darauf</text:p>
          </table:table-cell>
          <table:table-cell office:value-type="string">
            <text:p>einging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noch</text:p>
          </table:table-cell>
          <table:table-cell office:value-type="string">
            <text:p>festzuhalten</text:p>
          </table:table-cell>
          <table:table-cell office:value-type="string">
            <text:p>und</text:p>
          </table:table-cell>
          <table:table-cell office:value-type="string">
            <text:p>diese</text:p>
          </table:table-cell>
          <table:table-cell office:value-type="string">
            <text:p>Gelegenheit</text:p>
          </table:table-cell>
          <table:table-cell office:value-type="string">
            <text:p>zu</text:p>
          </table:table-cell>
          <table:table-cell office:value-type="string">
            <text:p>ergreifen</text:p>
          </table:table-cell>
          <table:table-cell office:value-type="string">
            <text:p>um</text:p>
          </table:table-cell>
          <table:table-cell office:value-type="string">
            <text:p>wenigstens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endlich</text:p>
          </table:table-cell>
          <table:table-cell office:value-type="string">
            <text:p>definitiv</text:p>
          </table:table-cell>
          <table:table-cell office:value-type="string">
            <text:p>zu</text:p>
          </table:table-cell>
          <table:table-cell office:value-type="string">
            <text:p>stürzen</text:p>
          </table:table-cell>
          <table:table-cell office:value-type="string">
            <text:p>und</text:p>
          </table:table-cell>
          <table:table-cell office:value-type="string">
            <text:p>aus</text:p>
          </table:table-cell>
          <table:table-cell office:value-type="string">
            <text:p>der</text:p>
          </table:table-cell>
          <table:table-cell office:value-type="string">
            <text:p>Opposition</text:p>
          </table:table-cell>
          <table:table-cell office:value-type="string">
            <text:p>in</text:p>
          </table:table-cell>
          <table:table-cell office:value-type="string">
            <text:p>das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bedroht</text:p>
          </table:table-cell>
          <table:table-cell office:value-type="string">
            <text:p>fühlte</text:p>
          </table:table-cell>
          <table:table-cell office:value-type="string">
            <text:p>und</text:p>
          </table:table-cell>
          <table:table-cell office:value-type="string">
            <text:p>wieder</text:p>
          </table:table-cell>
          <table:table-cell office:value-type="string">
            <text:p>einmal</text:p>
          </table:table-cell>
          <table:table-cell office:value-type="string">
            <text:p>ihren</text:p>
          </table:table-cell>
          <table:table-cell office:value-type="string">
            <text:p>rechten</text:p>
          </table:table-cell>
          <table:table-cell office:value-type="string">
            <text:p>Patron</text:p>
          </table:table-cell>
          <table:table-cell office:value-type="string">
            <text:p>in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erkannte</text:p>
          </table:table-cell>
          <table:table-cell office:value-type="string">
            <text:p>Als</text:p>
          </table:table-cell>
          <table:table-cell office:value-type="string">
            <text:p>der</text:p>
          </table:table-cell>
          <table:table-cell office:value-type="string">
            <text:p>Tribun</text:p>
          </table:table-cell>
          <table:table-cell office:value-type="string">
            <text:p>Gabinius</text:p>
          </table:table-cell>
          <table:table-cell office:value-type="string">
            <text:p>nach</text:p>
          </table:table-cell>
          <table:table-cell office:value-type="string">
            <text:p>Einbringung</text:p>
          </table:table-cell>
          <table:table-cell office:value-type="string">
            <text:p>seiner</text:p>
          </table:table-cell>
          <table:table-cell office:value-type="string">
            <text:p>Anträge</text:p>
          </table:table-cell>
          <table:table-cell office:value-type="string">
            <text:p>i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Sache</text:p>
          </table:table-cell>
          <table:table-cell office:value-type="string">
            <text:p>des</text:p>
          </table:table-cell>
          <table:table-cell office:value-type="string">
            <text:p>Volkes</text:p>
          </table:table-cell>
          <table:table-cell office:value-type="string">
            <text:p>abwendig</text:p>
          </table:table-cell>
          <table:table-cell office:value-type="string">
            <text:p>zu</text:p>
          </table:table-cell>
          <table:table-cell office:value-type="string">
            <text:p>machen</text:p>
          </table:table-cell>
          <table:table-cell office:value-type="string">
            <text:p>versucht</text:p>
          </table:table-cell>
          <table:table-cell office:value-type="string">
            <text:p>habe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em</text:p>
          </table:table-cell>
          <table:table-cell office:value-type="string">
            <text:p>zweiten</text:p>
          </table:table-cell>
          <table:table-cell office:value-type="string">
            <text:p>Romulus</text:p>
          </table:table-cell>
          <table:table-cell office:value-type="string">
            <text:p>wie</text:p>
          </table:table-cell>
          <table:table-cell office:value-type="string">
            <text:p>man</text:p>
          </table:table-cell>
          <table:table-cell office:value-type="string">
            <text:p>Pompeius</text:p>
          </table:table-cell>
          <table:table-cell office:value-type="string">
            <text:p>nannte</text:p>
          </table:table-cell>
          <table:table-cell office:value-type="string">
            <text:p>das</text:p>
          </table:table-cell>
          <table:table-cell office:value-type="string">
            <text:p>Schicksal</text:p>
          </table:table-cell>
          <table:table-cell office:value-type="string">
            <text:p>des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konnte</text:p>
          </table:table-cell>
          <table:table-cell office:value-type="string">
            <text:p>mit</text:p>
          </table:table-cell>
          <table:table-cell office:value-type="string">
            <text:p>Menschen</text:p>
          </table:table-cell>
          <table:table-cell office:value-type="string">
            <text:p>bedeckt</text:p>
          </table:table-cell>
          <table:table-cell office:value-type="string">
            <text:p>Sämtliche</text:p>
          </table:table-cell>
          <table:table-cell office:value-type="string">
            <text:p>Kollegen</text:p>
          </table:table-cell>
          <table:table-cell office:value-type="string">
            <text:p>des</text:p>
          </table:table-cell>
          <table:table-cell office:value-type="string">
            <text:p>Gabinius</text:p>
          </table:table-cell>
          <table:table-cell office:value-type="string">
            <text:p>hatten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Intercession</text:p>
          </table:table-cell>
          <table:table-cell office:value-type="string">
            <text:p>zugesagt</text:p>
          </table:table-cell>
          <table:table-cell office:value-type="string">
            <text:p>aber</text:p>
          </table:table-cell>
          <table:table-cell office:value-type="string">
            <text:p>den</text:p>
          </table:table-cell>
          <table:table-cell office:value-type="string">
            <text:p>brausenden</text:p>
          </table:table-cell>
          <table:table-cell office:value-type="string">
            <text:p>Wogen</text:p>
          </table:table-cell>
          <table:table-cell office:value-type="string">
            <text:p>der</text:p>
          </table:table-cell>
          <table:table-cell office:value-type="string">
            <text:p>Massen</text:p>
          </table:table-cell>
          <table:table-cell office:value-type="string">
            <text:p>gegenübe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bis</text:p>
          </table:table-cell>
          <table:table-cell office:value-type="string">
            <text:p>auf</text:p>
          </table:table-cell>
          <table:table-cell office:value-type="string">
            <text:p>den</text:p>
          </table:table-cell>
          <table:table-cell office:value-type="string">
            <text:p>einzigen</text:p>
          </table:table-cell>
          <table:table-cell office:value-type="string">
            <text:p>Lucius</text:p>
          </table:table-cell>
          <table:table-cell office:value-type="string">
            <text:p>Trebellius</text:p>
          </table:table-cell>
          <table:table-cell office:value-type="string">
            <text:p>der</text:p>
          </table:table-cell>
          <table:table-cell office:value-type="string">
            <text:p>sich</text:p>
          </table:table-cell>
          <table:table-cell office:value-type="string">
            <text:p>und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geschworen</text:p>
          </table:table-cell>
          <table:table-cell office:value-type="string">
            <text:p>hatte</text:p>
          </table:table-cell>
          <table:table-cell office:value-type="string">
            <text:p>lieber</text:p>
          </table:table-cell>
          <table:table-cell office:value-type="string">
            <text:p>zu</text:p>
          </table:table-cell>
          <table:table-cell office:value-type="string">
            <text:p>sterben</text:p>
          </table:table-cell>
          <table:table-cell office:value-type="string">
            <text:p>als</text:p>
          </table:table-cell>
          <table:table-cell office:value-type="string">
            <text:p>zu</text:p>
          </table:table-cell>
          <table:table-cell office:value-type="string">
            <text:p>weichen</text:p>
          </table:table-cell>
          <table:table-cell office:value-type="string">
            <text:p>Als</text:p>
          </table:table-cell>
          <table:table-cell office:value-type="string">
            <text:p>diese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vergeblich</text:p>
          </table:table-cell>
          <table:table-cell office:value-type="string">
            <text:p>strengte</text:p>
          </table:table-cell>
          <table:table-cell office:value-type="string">
            <text:p>der</text:p>
          </table:table-cell>
          <table:table-cell office:value-type="string">
            <text:p>hochbejahrte</text:p>
          </table:table-cell>
          <table:table-cell office:value-type="string">
            <text:p>Quintus</text:p>
          </table:table-cell>
          <table:table-cell office:value-type="string">
            <text:p>Catulus</text:p>
          </table:table-cell>
          <table:table-cell office:value-type="string">
            <text:p>der</text:p>
          </table:table-cell>
          <table:table-cell office:value-type="string">
            <text:p>geachtetste</text:p>
          </table:table-cell>
          <table:table-cell office:value-type="string">
            <text:p>Mann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seine</text:p>
          </table:table-cell>
          <table:table-cell office:value-type="string">
            <text:p>letzten</text:p>
          </table:table-cell>
          <table:table-cell office:value-type="string">
            <text:p>Kräfte</text:p>
          </table:table-cell>
          <table:table-cell office:value-type="string">
            <text:p>dafür</text:p>
          </table:table-cell>
          <table:table-cell office:value-type="string">
            <text:p>an</text:p>
          </table:table-cell>
          <table:table-cell office:value-type="string">
            <text:p>daß</text:p>
          </table:table-cell>
          <table:table-cell office:value-type="string">
            <text:p>die</text:p>
          </table:table-cell>
          <table:table-cell office:value-type="string">
            <text:p>Unterfeldherren</text:p>
          </table:table-cell>
          <table:table-cell office:value-type="string">
            <text:p>nicht</text:p>
          </table:table-cell>
          <table:table-cell office:value-type="string">
            <text:p>vom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und</text:p>
          </table:table-cell>
          <table:table-cell office:value-type="string">
            <text:p>weiterblickende</text:p>
          </table:table-cell>
          <table:table-cell office:value-type="string">
            <text:p>Männer</text:p>
          </table:table-cell>
          <table:table-cell office:value-type="string">
            <text:p>schon</text:p>
          </table:table-cell>
          <table:table-cell office:value-type="string">
            <text:p>damals</text:p>
          </table:table-cell>
          <table:table-cell office:value-type="string">
            <text:p>erkannten</text:p>
          </table:table-cell>
          <table:table-cell office:value-type="string">
            <text:p>daß</text:p>
          </table:table-cell>
          <table:table-cell office:value-type="string">
            <text:p>es</text:p>
          </table:table-cell>
          <table:table-cell office:value-type="string">
            <text:p>für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richtige</text:p>
          </table:table-cell>
          <table:table-cell office:value-type="string">
            <text:p>Politik</text:p>
          </table:table-cell>
          <table:table-cell office:value-type="string">
            <text:p>sei</text:p>
          </table:table-cell>
          <table:table-cell office:value-type="string">
            <text:p>sich</text:p>
          </table:table-cell>
          <table:table-cell office:value-type="string">
            <text:p>Pompeius</text:p>
          </table:table-cell>
          <table:table-cell office:value-type="string">
            <text:p>möglichst</text:p>
          </table:table-cell>
          <table:table-cell office:value-type="string">
            <text:p>zu</text:p>
          </table:table-cell>
          <table:table-cell office:value-type="string">
            <text:p>nähern</text:p>
          </table:table-cell>
          <table:table-cell office:value-type="string">
            <text:p>und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gewesen</text:p>
          </table:table-cell>
          <table:table-cell office:value-type="string">
            <text:p>Die</text:p>
          </table:table-cell>
          <table:table-cell office:value-type="string">
            <text:p>Gabinisch</text:p>
          </table:table-cell>
          <table:table-cell office:value-type="string">
            <text:p>Manilischen</text:p>
          </table:table-cell>
          <table:table-cell office:value-type="string">
            <text:p>Anträge</text:p>
          </table:table-cell>
          <table:table-cell office:value-type="string">
            <text:p>beendigten</text:p>
          </table:table-cell>
          <table:table-cell office:value-type="string">
            <text:p>den</text:p>
          </table:table-cell>
          <table:table-cell office:value-type="string">
            <text:p>Kampf</text:p>
          </table:table-cell>
          <table:table-cell office:value-type="string">
            <text:p>zwischen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und</text:p>
          </table:table-cell>
          <table:table-cell office:value-type="string">
            <text:p>der</text:p>
          </table:table-cell>
          <table:table-cell office:value-type="string">
            <text:p>Popularpartei</text:p>
          </table:table-cell>
          <table:table-cell office:value-type="string">
            <text:p>den</text:p>
          </table:table-cell>
          <table:table-cell office:value-type="string">
            <text:p>vor</text:p>
          </table:table-cell>
          <table:table-cell office:value-type="string">
            <text:p>siebenundsechzig</text:p>
          </table:table-cell>
          <table:table-cell office:value-type="string">
            <text:p>Jahren</text:p>
          </table:table-cell>
          <table:table-cell office:value-type="string">
            <text:p>die</text:p>
          </table:table-cell>
          <table:table-cell office:value-type="string">
            <text:p>Sempronischen</text:p>
          </table:table-cell>
          <table:table-cell office:value-type="string">
            <text:p>Gesetze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erreicht</text:p>
          </table:table-cell>
          <table:table-cell office:value-type="string">
            <text:p>was</text:p>
          </table:table-cell>
          <table:table-cell office:value-type="string">
            <text:p>einst</text:p>
          </table:table-cell>
          <table:table-cell office:value-type="string">
            <text:p>als</text:p>
          </table:table-cell>
          <table:table-cell office:value-type="string">
            <text:p>ein</text:p>
          </table:table-cell>
          <table:table-cell office:value-type="string">
            <text:p>kecker</text:p>
          </table:table-cell>
          <table:table-cell office:value-type="string">
            <text:p>Traum</text:p>
          </table:table-cell>
          <table:table-cell office:value-type="string">
            <text:p>erschienen</text:p>
          </table:table-cell>
          <table:table-cell office:value-type="string">
            <text:p>war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hatte</text:p>
          </table:table-cell>
          <table:table-cell office:value-type="string">
            <text:p>aufgehört</text:p>
          </table:table-cell>
          <table:table-cell office:value-type="string">
            <text:p>zu</text:p>
          </table:table-cell>
          <table:table-cell office:value-type="string">
            <text:p>regieren</text:p>
          </table:table-cell>
          <table:table-cell office:value-type="string">
            <text:p>Aber</text:p>
          </table:table-cell>
          <table:table-cell office:value-type="string">
            <text:p>wenn</text:p>
          </table:table-cell>
          <table:table-cell office:value-type="string">
            <text:p>die</text:p>
          </table:table-cell>
          <table:table-cell office:value-type="string">
            <text:p>einzelnen</text:p>
          </table:table-cell>
          <table:table-cell office:value-type="string">
            <text:p>alten</text:p>
          </table:table-cell>
          <table:table-cell office:value-type="string">
            <text:p>Männe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eine</text:p>
          </table:table-cell>
          <table:table-cell office:value-type="string">
            <text:p>ähnliche</text:p>
          </table:table-cell>
          <table:table-cell office:value-type="string">
            <text:p>Maßregel</text:p>
          </table:table-cell>
          <table:table-cell office:value-type="string">
            <text:p>beschlossen</text:p>
          </table:table-cell>
          <table:table-cell office:value-type="string">
            <text:p>und</text:p>
          </table:table-cell>
          <table:table-cell office:value-type="string">
            <text:p>die</text:p>
          </table:table-cell>
          <table:table-cell office:value-type="string">
            <text:p>dazu</text:p>
          </table:table-cell>
          <table:table-cell office:value-type="string">
            <text:p>nötige</text:p>
          </table:table-cell>
          <table:table-cell office:value-type="string">
            <text:p>Summe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bewilligt</text:p>
          </table:table-cell>
          <table:table-cell office:value-type="string">
            <text:p>Man</text:p>
          </table:table-cell>
          <table:table-cell office:value-type="string">
            <text:p>fuhr</text:p>
          </table:table-cell>
          <table:table-cell office:value-type="string">
            <text:p>fort</text:p>
          </table:table-cell>
          <table:table-cell office:value-type="string">
            <text:p>die</text:p>
          </table:table-cell>
          <table:table-cell office:value-type="string">
            <text:p>Küsten</text:p>
          </table:table-cell>
          <table:table-cell office:value-type="string">
            <text:p>mit</text:p>
          </table:table-cell>
          <table:table-cell office:value-type="string">
            <text:p>Reiterbesatzungen</text:p>
          </table:table-cell>
          <table:table-cell office:value-type="string">
            <text:p>und</text:p>
          </table:table-cell>
          <table:table-cell office:value-type="string">
            <text:p>klein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es</text:p>
          </table:table-cell>
          <table:table-cell office:value-type="string">
            <text:p>Ostens</text:p>
          </table:table-cell>
          <table:table-cell office:value-type="string">
            <text:p>bei</text:p>
          </table:table-cell>
          <table:table-cell office:value-type="string">
            <text:p>der</text:p>
          </table:table-cell>
          <table:table-cell office:value-type="string">
            <text:p>Schlaffheit</text:p>
          </table:table-cell>
          <table:table-cell office:value-type="string">
            <text:p>des</text:p>
          </table:table-cell>
          <table:table-cell office:value-type="string">
            <text:p>Regiments</text:p>
          </table:table-cell>
          <table:table-cell office:value-type="string">
            <text:p>wie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</text:p>
          </table:table-cell>
          <table:table-cell office:value-type="string">
            <text:p>es</text:p>
          </table:table-cell>
          <table:table-cell office:value-type="string">
            <text:p>über</text:p>
          </table:table-cell>
          <table:table-cell office:value-type="string">
            <text:p>die</text:p>
          </table:table-cell>
          <table:table-cell office:value-type="string">
            <text:p>Provinzen</text:p>
          </table:table-cell>
          <table:table-cell office:value-type="string">
            <text:p>übte</text:p>
          </table:table-cell>
          <table:table-cell office:value-type="string">
            <text:p>und</text:p>
          </table:table-cell>
          <table:table-cell office:value-type="string">
            <text:p>bei</text:p>
          </table:table-cell>
          <table:table-cell office:value-type="string">
            <text:p>dem</text:p>
          </table:table-cell>
          <table:table-cell office:value-type="string">
            <text:p>gärenden</text:p>
          </table:table-cell>
          <table:table-cell office:value-type="string">
            <text:p>und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Asiate</text:p>
          </table:table-cell>
          <table:table-cell office:value-type="string">
            <text:p>dessen</text:p>
          </table:table-cell>
          <table:table-cell office:value-type="string">
            <text:p>Ansprüche</text:p>
          </table:table-cell>
          <table:table-cell office:value-type="string">
            <text:p>auf</text:p>
          </table:table-cell>
          <table:table-cell office:value-type="string">
            <text:p>den</text:p>
          </table:table-cell>
          <table:table-cell office:value-type="string">
            <text:p>syrischen</text:p>
          </table:table-cell>
          <table:table-cell office:value-type="string">
            <text:p>Thron</text:p>
          </table:table-cell>
          <table:table-cell office:value-type="string">
            <text:p>sowohl</text:p>
          </table:table-cell>
          <table:table-cell office:value-type="string">
            <text:p>bei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als</text:p>
          </table:table-cell>
          <table:table-cell office:value-type="string">
            <text:p>bei</text:p>
          </table:table-cell>
          <table:table-cell office:value-type="string">
            <text:p>Lucullus</text:p>
          </table:table-cell>
          <table:table-cell office:value-type="string">
            <text:p>Anerkennung</text:p>
          </table:table-cell>
          <table:table-cell office:value-type="string">
            <text:p>gefunden</text:p>
          </table:table-cell>
          <table:table-cell office:value-type="string">
            <text:p>hatten</text:p>
          </table:table-cell>
          <table:table-cell office:value-type="string">
            <text:p>war</text:p>
          </table:table-cell>
          <table:table-cell office:value-type="string">
            <text:p>nach</text:p>
          </table:table-cell>
          <table:table-cell office:value-type="string">
            <text:p>dem</text:p>
          </table:table-cell>
          <table:table-cell office:value-type="string">
            <text:p>Abzug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und</text:p>
          </table:table-cell>
          <table:table-cell office:value-type="string">
            <text:p>wies</text:p>
          </table:table-cell>
          <table:table-cell office:value-type="string">
            <text:p>die</text:p>
          </table:table-cell>
          <table:table-cell office:value-type="string">
            <text:p>Juden</text:p>
          </table:table-cell>
          <table:table-cell office:value-type="string">
            <text:p>an</text:p>
          </table:table-cell>
          <table:table-cell office:value-type="string">
            <text:p>ihre</text:p>
          </table:table-cell>
          <table:table-cell office:value-type="string">
            <text:p>alte</text:p>
          </table:table-cell>
          <table:table-cell office:value-type="string">
            <text:p>Hochpriesterverfassung</text:p>
          </table:table-cell>
          <table:table-cell office:value-type="string">
            <text:p>wi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sie</text:p>
          </table:table-cell>
          <table:table-cell office:value-type="string">
            <text:p>um</text:p>
          </table:table-cell>
          <table:table-cell office:value-type="float" office:value="593">
            <text:p>593</text:p>
          </table:table-cell>
          <table:table-cell office:value-type="string">
            <text:p>anerkannt</text:p>
          </table:table-cell>
          <table:table-cell office:value-type="string">
            <text:p>hatte</text:p>
          </table:table-cell>
          <table:table-cell office:value-type="string">
            <text:p>II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string">
            <text:p>wiedereinzuführen</text:p>
          </table:table-cell>
          <table:table-cell office:value-type="string">
            <text:p>und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Gebiete</text:p>
          </table:table-cell>
          <table:table-cell office:value-type="string">
            <text:p>II</text:p>
          </table:table-cell>
          <table:table-cell office:value-type="float" office:value="19">
            <text:p>19</text:p>
          </table:table-cell>
          <table:table-cell office:value-type="string">
            <text:p>fg</text:p>
          </table:table-cell>
          <table:table-cell office:value-type="string">
            <text:p>war</text:p>
          </table:table-cell>
          <table:table-cell office:value-type="string">
            <text:p>endlich</text:p>
          </table:table-cell>
          <table:table-cell office:value-type="string">
            <text:p>verwirklicht</text:p>
          </table:table-cell>
          <table:table-cell office:value-type="string">
            <text:p>worden</text:p>
          </table:table-cell>
          <table:table-cell office:value-type="string">
            <text:p>sowi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gestürzt</text:p>
          </table:table-cell>
          <table:table-cell office:value-type="string">
            <text:p>und</text:p>
          </table:table-cell>
          <table:table-cell office:value-type="string">
            <text:p>die</text:p>
          </table:table-cell>
          <table:table-cell office:value-type="string">
            <text:p>Gracchische</text:p>
          </table:table-cell>
          <table:table-cell office:value-type="string">
            <text:p>Partei</text:p>
          </table:table-cell>
          <table:table-cell office:value-type="string">
            <text:p>ans</text:p>
          </table:table-cell>
          <table:table-cell office:value-type="string">
            <text:p>Ruder</text:p>
          </table:table-cell>
          <table:table-cell office:value-type="string">
            <text:p>gekommen</text:p>
          </table:table-cell>
          <table:table-cell office:value-type="string">
            <text:p>war</text:p>
          </table:table-cell>
          <table:table-cell office:value-type="string">
            <text:p>Ma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und</text:p>
          </table:table-cell>
          <table:table-cell office:value-type="string">
            <text:p>Cottas</text:p>
          </table:table-cell>
          <table:table-cell office:value-type="string">
            <text:p>barbarisches</text:p>
          </table:table-cell>
          <table:table-cell office:value-type="string">
            <text:p>Wüten</text:p>
          </table:table-cell>
          <table:table-cell office:value-type="string">
            <text:p>gegen</text:p>
          </table:table-cell>
          <table:table-cell office:value-type="string">
            <text:p>die</text:p>
          </table:table-cell>
          <table:table-cell office:value-type="string">
            <text:p>unglückliche</text:p>
          </table:table-cell>
          <table:table-cell office:value-type="string">
            <text:p>Stadt</text:p>
          </table:table-cell>
          <table:table-cell office:value-type="string">
            <text:p>erfuhr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den</text:p>
          </table:table-cell>
          <table:table-cell office:value-type="string">
            <text:p>schärfsten</text:p>
          </table:table-cell>
          <table:table-cell office:value-type="string">
            <text:p>Tadel</text:p>
          </table:table-cell>
          <table:table-cell office:value-type="string">
            <text:p>Lucullus</text:p>
          </table:table-cell>
          <table:table-cell office:value-type="string">
            <text:p>hatte</text:p>
          </table:table-cell>
          <table:table-cell office:value-type="string">
            <text:p>es</text:p>
          </table:table-cell>
          <table:table-cell office:value-type="string">
            <text:p>tief</text:p>
          </table:table-cell>
          <table:table-cell office:value-type="string">
            <text:p>und</text:p>
          </table:table-cell>
          <table:table-cell office:value-type="string">
            <text:p>aufrichtig</text:p>
          </table:table-cell>
          <table:table-cell office:value-type="string">
            <text:p>beklagt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von</text:p>
          </table:table-cell>
          <table:table-cell office:value-type="string">
            <text:p>Ägypten</text:p>
          </table:table-cell>
          <table:table-cell office:value-type="string">
            <text:p>und</text:p>
          </table:table-cell>
          <table:table-cell office:value-type="string">
            <text:p>Kypros</text:p>
          </table:table-cell>
          <table:table-cell office:value-type="string">
            <text:p>durch</text:p>
          </table:table-cell>
          <table:table-cell office:value-type="string">
            <text:p>Bestechung</text:p>
          </table:table-cell>
          <table:table-cell office:value-type="string">
            <text:p>der</text:p>
          </table:table-cell>
          <table:table-cell office:value-type="string">
            <text:p>führenden</text:p>
          </table:table-cell>
          <table:table-cell office:value-type="string">
            <text:p>Männer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sich</text:p>
          </table:table-cell>
          <table:table-cell office:value-type="string">
            <text:p>ihre</text:p>
          </table:table-cell>
          <table:table-cell office:value-type="string">
            <text:p>schwankenden</text:p>
          </table:table-cell>
          <table:table-cell office:value-type="string">
            <text:p>Kronen</text:p>
          </table:table-cell>
          <table:table-cell office:value-type="string">
            <text:p>nicht</text:p>
          </table:table-cell>
          <table:table-cell office:value-type="string">
            <text:p>bloß</text:p>
          </table:table-cell>
          <table:table-cell office:value-type="string">
            <text:p>zu</text:p>
          </table:table-cell>
          <table:table-cell office:value-type="string">
            <text:p>fristen</text:p>
          </table:table-cell>
          <table:table-cell office:value-type="string">
            <text:p>sondern</text:p>
          </table:table-cell>
          <table:table-cell office:value-type="string">
            <text:p>soga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bloß</text:p>
          </table:table-cell>
          <table:table-cell office:value-type="string">
            <text:p>zu</text:p>
          </table:table-cell>
          <table:table-cell office:value-type="string">
            <text:p>fristen</text:p>
          </table:table-cell>
          <table:table-cell office:value-type="string">
            <text:p>sondern</text:p>
          </table:table-cell>
          <table:table-cell office:value-type="string">
            <text:p>sogar</text:p>
          </table:table-cell>
          <table:table-cell office:value-type="string">
            <text:p>neu</text:p>
          </table:table-cell>
          <table:table-cell office:value-type="string">
            <text:p>zu</text:p>
          </table:table-cell>
          <table:table-cell office:value-type="string">
            <text:p>befestigen</text:p>
          </table:table-cell>
          <table:table-cell office:value-type="string">
            <text:p>und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Bestätigung</text:p>
          </table:table-cell>
          <table:table-cell office:value-type="string">
            <text:p>ihrer</text:p>
          </table:table-cell>
          <table:table-cell office:value-type="string">
            <text:p>Königstitel</text:p>
          </table:table-cell>
          <table:table-cell office:value-type="string">
            <text:p>zu</text:p>
          </table:table-cell>
          <table:table-cell office:value-type="string">
            <text:p>erkaufen</text:p>
          </table:table-cell>
          <table:table-cell office:value-type="string">
            <text:p>Allein</text:p>
          </table:table-cell>
          <table:table-cell office:value-type="string">
            <text:p>damit</text:p>
          </table:table-cell>
          <table:table-cell office:value-type="string">
            <text:p>waren</text:p>
          </table:table-cell>
          <table:table-cell office:value-type="string">
            <text:p>sie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Optimatenwirtschaft</text:p>
          </table:table-cell>
          <table:table-cell office:value-type="string">
            <text:p>systematisch</text:p>
          </table:table-cell>
          <table:table-cell office:value-type="string">
            <text:p>zu</text:p>
          </table:table-cell>
          <table:table-cell office:value-type="string">
            <text:p>enthüllen</text:p>
          </table:table-cell>
          <table:table-cell office:value-type="string">
            <text:p>und</text:p>
          </table:table-cell>
          <table:table-cell office:value-type="string">
            <text:p>Gesetze</text:p>
          </table:table-cell>
          <table:table-cell office:value-type="string">
            <text:p>dagegen</text:p>
          </table:table-cell>
          <table:table-cell office:value-type="string">
            <text:p>zu</text:p>
          </table:table-cell>
          <table:table-cell office:value-type="string">
            <text:p>beantrage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ward</text:p>
          </table:table-cell>
          <table:table-cell office:value-type="string">
            <text:p>angewiesen</text:p>
          </table:table-cell>
          <table:table-cell office:value-type="string">
            <text:p>den</text:p>
          </table:table-cell>
          <table:table-cell office:value-type="string">
            <text:p>auswärtigen</text:p>
          </table:table-cell>
          <table:table-cell office:value-type="string">
            <text:p>Boten</text:p>
          </table:table-cell>
          <table:table-cell office:value-type="string">
            <text:p>an</text:p>
          </table:table-cell>
          <table:table-cell office:value-type="string">
            <text:p>bestimmten</text:p>
          </table:table-cell>
          <table:table-cell office:value-type="string">
            <text:p>Tagen</text:p>
          </table:table-cell>
          <table:table-cell office:value-type="string">
            <text:p>Zutritt</text:p>
          </table:table-cell>
          <table:table-cell office:value-type="string">
            <text:p>zu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a</text:p>
          </table:table-cell>
          <table:table-cell office:value-type="string">
            <text:p>dies</text:p>
          </table:table-cell>
          <table:table-cell office:value-type="string">
            <text:p>das</text:p>
          </table:table-cell>
          <table:table-cell office:value-type="string">
            <text:p>einzige</text:p>
          </table:table-cell>
          <table:table-cell office:value-type="string">
            <text:p>Mittel</text:p>
          </table:table-cell>
          <table:table-cell office:value-type="string">
            <text:p>sei</text:p>
          </table:table-cell>
          <table:table-cell office:value-type="string">
            <text:p>den</text:p>
          </table:table-cell>
          <table:table-cell office:value-type="string">
            <text:p>Bestechungen</text:p>
          </table:table-cell>
          <table:table-cell office:value-type="string">
            <text:p>die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an</text:p>
          </table:table-cell>
          <table:table-cell office:value-type="string">
            <text:p>der</text:p>
          </table:table-cell>
          <table:table-cell office:value-type="string">
            <text:p>Tagesordnung</text:p>
          </table:table-cell>
          <table:table-cell office:value-type="string">
            <text:p>waren</text:p>
          </table:table-cell>
          <table:table-cell office:value-type="string">
            <text:p>ernstlich</text:p>
          </table:table-cell>
          <table:table-cell office:value-type="string">
            <text:p>zu</text:p>
          </table:table-cell>
          <table:table-cell office:value-type="string">
            <text:p>steuern</text:p>
          </table:table-cell>
          <table:table-cell office:value-type="float" office:value="687">
            <text:p>687</text:p>
          </table:table-cell>
          <table:table-cell office:value-type="string">
            <text:p>Das</text:p>
          </table:table-cell>
          <table:table-cell office:value-type="string">
            <text:p>Recht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Provinzen</text:p>
          </table:table-cell>
          <table:table-cell office:value-type="string">
            <text:p>Privatgeschäfte</text:p>
          </table:table-cell>
          <table:table-cell office:value-type="string">
            <text:p>zu</text:p>
          </table:table-cell>
          <table:table-cell office:value-type="string">
            <text:p>besorgen</text:p>
          </table:table-cell>
          <table:table-cell office:value-type="string">
            <text:p>hatte</text:p>
          </table:table-cell>
          <table:table-cell office:value-type="string">
            <text:p>sich</text:p>
          </table:table-cell>
          <table:table-cell office:value-type="string">
            <text:p>dazu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den</text:p>
          </table:table-cell>
          <table:table-cell office:value-type="string">
            <text:p>Charakter</text:p>
          </table:table-cell>
          <table:table-cell office:value-type="string">
            <text:p>eines</text:p>
          </table:table-cell>
          <table:table-cell office:value-type="string">
            <text:p>römischen</text:p>
          </table:table-cell>
          <table:table-cell office:value-type="string">
            <text:p>Gesandten</text:p>
          </table:table-cell>
          <table:table-cell office:value-type="string">
            <text:p>erteilen</text:p>
          </table:table-cell>
          <table:table-cell office:value-type="string">
            <text:p>ließ</text:p>
          </table:table-cell>
          <table:table-cell office:value-type="float" office:value="691">
            <text:p>691</text:p>
          </table:table-cell>
          <table:table-cell office:value-type="string">
            <text:p>Man</text:p>
          </table:table-cell>
          <table:table-cell office:value-type="string">
            <text:p>schärfte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ärgerlicher</text:p>
          </table:table-cell>
          <table:table-cell office:value-type="string">
            <text:p>Weise</text:p>
          </table:table-cell>
          <table:table-cell office:value-type="string">
            <text:p>gesteigert</text:p>
          </table:table-cell>
          <table:table-cell office:value-type="string">
            <text:p>wurden</text:p>
          </table:table-cell>
          <table:table-cell office:value-type="string">
            <text:p>durch</text:p>
          </table:table-cell>
          <table:table-cell office:value-type="string">
            <text:p>die</text:p>
          </table:table-cell>
          <table:table-cell office:value-type="string">
            <text:p>Versuche</text:p>
          </table:table-cell>
          <table:table-cell office:value-type="string">
            <text:p>der</text:p>
          </table:table-cell>
          <table:table-cell office:value-type="string">
            <text:p>aus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gestoßenen</text:p>
          </table:table-cell>
          <table:table-cell office:value-type="string">
            <text:p>Individuen</text:p>
          </table:table-cell>
          <table:table-cell office:value-type="string">
            <text:p>durch</text:p>
          </table:table-cell>
          <table:table-cell office:value-type="string">
            <text:p>Wiederwahl</text:p>
          </table:table-cell>
          <table:table-cell office:value-type="string">
            <text:p>in</text:p>
          </table:table-cell>
          <table:table-cell office:value-type="string">
            <text:p>denselben</text:p>
          </table:table-cell>
          <table:table-cell office:value-type="string">
            <text:p>zurückzugelangen</text:p>
          </table:table-cell>
          <table:table-cell office:value-type="string">
            <text:p>Es</text:p>
          </table:table-cell>
          <table:table-cell office:value-type="string">
            <text:p>wurde</text:p>
          </table:table-cell>
          <table:table-cell office:value-type="string">
            <text:p>gesetzlich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man</text:p>
          </table:table-cell>
          <table:table-cell office:value-type="string">
            <text:p>es</text:p>
          </table:table-cell>
          <table:table-cell office:value-type="string">
            <text:p>geschehen</text:p>
          </table:table-cell>
          <table:table-cell office:value-type="string">
            <text:p>daß</text:p>
          </table:table-cell>
          <table:table-cell office:value-type="string">
            <text:p>zunächst</text:p>
          </table:table-cell>
          <table:table-cell office:value-type="string">
            <text:p>die</text:p>
          </table:table-cell>
          <table:table-cell office:value-type="string">
            <text:p>Form</text:p>
          </table:table-cell>
          <table:table-cell office:value-type="string">
            <text:p>der</text:p>
          </table:table-cell>
          <table:table-cell office:value-type="string">
            <text:p>Anklage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wesentlich</text:p>
          </table:table-cell>
          <table:table-cell office:value-type="string">
            <text:p>gemildert</text:p>
          </table:table-cell>
          <table:table-cell office:value-type="string">
            <text:p>sodann</text:p>
          </table:table-cell>
          <table:table-cell office:value-type="string">
            <text:p>die</text:p>
          </table:table-cell>
          <table:table-cell office:value-type="string">
            <text:p>zur</text:p>
          </table:table-cell>
          <table:table-cell office:value-type="string">
            <text:p>Aburteilung</text:p>
          </table:table-cell>
          <table:table-cell office:value-type="string">
            <text:p>des</text:p>
          </table:table-cell>
          <table:table-cell office:value-type="string">
            <text:p>Schuldigen</text:p>
          </table:table-cell>
          <table:table-cell office:value-type="string">
            <text:p>berufene</text:p>
          </table:table-cell>
          <table:table-cell office:value-type="string">
            <text:p>Volksversammlung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es</text:p>
          </table:table-cell>
          <table:table-cell office:value-type="string">
            <text:p>geliebten</text:p>
          </table:table-cell>
          <table:table-cell office:value-type="string">
            <text:p>Feldherrn</text:p>
          </table:table-cell>
          <table:table-cell office:value-type="string">
            <text:p>und</text:p>
          </table:table-cell>
          <table:table-cell office:value-type="string">
            <text:p>den</text:p>
          </table:table-cell>
          <table:table-cell office:value-type="string">
            <text:p>jubelnden</text:p>
          </table:table-cell>
          <table:table-cell office:value-type="string">
            <text:p>Massen</text:p>
          </table:table-cell>
          <table:table-cell office:value-type="string">
            <text:p>gegenüber</text:p>
          </table:table-cell>
          <table:table-cell office:value-type="string">
            <text:p>wagt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nicht</text:p>
          </table:table-cell>
          <table:table-cell office:value-type="string">
            <text:p>an</text:p>
          </table:table-cell>
          <table:table-cell office:value-type="string">
            <text:p>den</text:p>
          </table:table-cell>
          <table:table-cell office:value-type="string">
            <text:p>Trophäen</text:p>
          </table:table-cell>
          <table:table-cell office:value-type="string">
            <text:p>sich</text:p>
          </table:table-cell>
          <table:table-cell office:value-type="string">
            <text:p>zu</text:p>
          </table:table-cell>
          <table:table-cell office:value-type="string">
            <text:p>vergreifen</text:p>
          </table:table-cell>
          <table:table-cell office:value-type="string">
            <text:p>welche</text:p>
          </table:table-cell>
          <table:table-cell office:value-type="string">
            <text:p>dieselbe</text:p>
          </table:table-cell>
          <table:table-cell office:value-type="string">
            <text:p>kühne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zu</text:p>
          </table:table-cell>
          <table:table-cell office:value-type="string">
            <text:p>müssen</text:p>
          </table:table-cell>
          <table:table-cell office:value-type="string">
            <text:p>schien</text:p>
          </table:table-cell>
          <table:table-cell office:value-type="string">
            <text:p>Der</text:p>
          </table:table-cell>
          <table:table-cell office:value-type="string">
            <text:p>Anschlag</text:p>
          </table:table-cell>
          <table:table-cell office:value-type="string">
            <text:p>der</text:p>
          </table:table-cell>
          <table:table-cell office:value-type="string">
            <text:p>Demokratie</text:p>
          </table:table-cell>
          <table:table-cell office:value-type="string">
            <text:p>der</text:p>
          </table:table-cell>
          <table:table-cell office:value-type="string">
            <text:p>über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hinweg</text:p>
          </table:table-cell>
          <table:table-cell office:value-type="string">
            <text:p>auf</text:p>
          </table:table-cell>
          <table:table-cell office:value-type="string">
            <text:p>Pompeius</text:p>
          </table:table-cell>
          <table:table-cell office:value-type="string">
            <text:p>zielte</text:p>
          </table:table-cell>
          <table:table-cell office:value-type="string">
            <text:p>legte</text:p>
          </table:table-cell>
          <table:table-cell office:value-type="string">
            <text:p>eine</text:p>
          </table:table-cell>
          <table:table-cell office:value-type="string">
            <text:p>Ausgleichung</text:p>
          </table:table-cell>
          <table:table-cell office:value-type="string">
            <text:p>zwischen</text:p>
          </table:table-cell>
          <table:table-cell office:value-type="string">
            <text:p>diesen</text:p>
          </table:table-cell>
          <table:table-cell office:value-type="string">
            <text:p>nahe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er</text:p>
          </table:table-cell>
          <table:table-cell office:value-type="string">
            <text:p>demokratischen</text:p>
          </table:table-cell>
          <table:table-cell office:value-type="string">
            <text:p>Partei</text:p>
          </table:table-cell>
          <table:table-cell office:value-type="string">
            <text:p>deshalb</text:p>
          </table:table-cell>
          <table:table-cell office:value-type="string">
            <text:p>vor</text:p>
          </table:table-cell>
          <table:table-cell office:value-type="string">
            <text:p>Gericht</text:p>
          </table:table-cell>
          <table:table-cell office:value-type="string">
            <text:p>gestellt</text:p>
          </table:table-cell>
          <table:table-cell office:value-type="string">
            <text:p>und</text:p>
          </table:table-cell>
          <table:table-cell office:value-type="string">
            <text:p>aus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gestoßen</text:p>
          </table:table-cell>
          <table:table-cell office:value-type="string">
            <text:p>übrigens</text:p>
          </table:table-cell>
          <table:table-cell office:value-type="string">
            <text:p>ein</text:p>
          </table:table-cell>
          <table:table-cell office:value-type="string">
            <text:p>schlaffer</text:p>
          </table:table-cell>
          <table:table-cell office:value-type="string">
            <text:p>unbedeutender</text:p>
          </table:table-cell>
          <table:table-cell office:value-type="string">
            <text:p>in</text:p>
          </table:table-cell>
          <table:table-cell office:value-type="string">
            <text:p>keiner</text:p>
          </table:table-cell>
          <table:table-cell office:value-type="string">
            <text:p>Hinsicht</text:p>
          </table:table-cell>
          <table:table-cell office:value-type="string">
            <text:p>zum</text:p>
          </table:table-cell>
          <table:table-cell office:value-type="string">
            <text:p>Führe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an</text:p>
          </table:table-cell>
          <table:table-cell office:value-type="string">
            <text:p>dem</text:p>
          </table:table-cell>
          <table:table-cell office:value-type="string">
            <text:p>anberaumten</text:p>
          </table:table-cell>
          <table:table-cell office:value-type="string">
            <text:p>Wahltag</text:p>
          </table:table-cell>
          <table:table-cell office:value-type="float" office:value="20">
            <text:p>20</text:p>
          </table:table-cell>
          <table:table-cell office:value-type="string">
            <text:p>Okt</text:p>
          </table:table-cell>
          <table:table-cell office:value-type="string">
            <text:p>die</text:p>
          </table:table-cell>
          <table:table-cell office:value-type="string">
            <text:p>Verschwörung</text:p>
          </table:table-cell>
          <table:table-cell office:value-type="string">
            <text:p>in</text:p>
          </table:table-cell>
          <table:table-cell office:value-type="string">
            <text:p>vollem</text:p>
          </table:table-cell>
          <table:table-cell office:value-type="string">
            <text:p>Senat</text:p>
          </table:table-cell>
          <table:table-cell office:value-type="string">
            <text:p>und</text:p>
          </table:table-cell>
          <table:table-cell office:value-type="string">
            <text:p>im</text:p>
          </table:table-cell>
          <table:table-cell office:value-type="string">
            <text:p>Beisein</text:p>
          </table:table-cell>
          <table:table-cell office:value-type="string">
            <text:p>ihrer</text:p>
          </table:table-cell>
          <table:table-cell office:value-type="string">
            <text:p>hauptsächlichsten</text:p>
          </table:table-cell>
          <table:table-cell office:value-type="string">
            <text:p>Führer</text:p>
          </table:table-cell>
          <table:table-cell office:value-type="string">
            <text:p>Catilina</text:p>
          </table:table-cell>
          <table:table-cell office:value-type="string">
            <text:p>ließ</text:p>
          </table:table-cell>
          <table:table-cell office:value-type="string">
            <text:p>sich</text:p>
          </table:table-cell>
          <table:table-cell office:value-type="string">
            <text:p>nicht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handgreifliche</text:p>
          </table:table-cell>
          <table:table-cell office:value-type="string">
            <text:p>Beweise</text:p>
          </table:table-cell>
          <table:table-cell office:value-type="string">
            <text:p>des</text:p>
          </table:table-cell>
          <table:table-cell office:value-type="string">
            <text:p>Komplotts</text:p>
          </table:table-cell>
          <table:table-cell office:value-type="string">
            <text:p>nicht</text:p>
          </table:table-cell>
          <table:table-cell office:value-type="string">
            <text:p>vorlagen</text:p>
          </table:table-cell>
          <table:table-cell office:value-type="string">
            <text:p>war</text:p>
          </table:table-cell>
          <table:table-cell office:value-type="string">
            <text:p>von</text:p>
          </table:table-cell>
          <table:table-cell office:value-type="string">
            <text:p>dem</text:p>
          </table:table-cell>
          <table:table-cell office:value-type="string">
            <text:p>ängstlichen</text:p>
          </table:table-cell>
          <table:table-cell office:value-type="string">
            <text:p>Senat</text:p>
          </table:table-cell>
          <table:table-cell office:value-type="string">
            <text:p>nichts</text:p>
          </table:table-cell>
          <table:table-cell office:value-type="string">
            <text:p>weiter</text:p>
          </table:table-cell>
          <table:table-cell office:value-type="string">
            <text:p>zu</text:p>
          </table:table-cell>
          <table:table-cell office:value-type="string">
            <text:p>erreichen</text:p>
          </table:table-cell>
          <table:table-cell office:value-type="string">
            <text:p>als</text:p>
          </table:table-cell>
          <table:table-cell office:value-type="string">
            <text:p>daß</text:p>
          </table:table-cell>
          <table:table-cell office:value-type="string">
            <text:p>er</text:p>
          </table:table-cell>
          <table:table-cell office:value-type="string">
            <text:p>in</text:p>
          </table:table-cell>
          <table:table-cell office:value-type="string">
            <text:p>der</text:p>
          </table:table-cell>
          <table:table-cell office:value-type="string">
            <text:p>üblich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ie</text:p>
          </table:table-cell>
          <table:table-cell office:value-type="string">
            <text:p>am</text:p>
          </table:table-cell>
          <table:table-cell office:value-type="float" office:value="28">
            <text:p>28</text:p>
          </table:table-cell>
          <table:table-cell office:value-type="string">
            <text:p>Oktober</text:p>
          </table:table-cell>
          <table:table-cell office:value-type="string">
            <text:p>auf</text:p>
          </table:table-cell>
          <table:table-cell office:value-type="string">
            <text:p>welchen</text:p>
          </table:table-cell>
          <table:table-cell office:value-type="string">
            <text:p>Tag</text:p>
          </table:table-cell>
          <table:table-cell office:value-type="string">
            <text:p>die</text:p>
          </table:table-cell>
          <table:table-cell office:value-type="string">
            <text:p>Wahl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verschoben</text:p>
          </table:table-cell>
          <table:table-cell office:value-type="string">
            <text:p>worden</text:p>
          </table:table-cell>
          <table:table-cell office:value-type="string">
            <text:p>war</text:p>
          </table:table-cell>
          <table:table-cell office:value-type="string">
            <text:p>das</text:p>
          </table:table-cell>
          <table:table-cell office:value-type="string">
            <text:p>Marsfeld</text:p>
          </table:table-cell>
          <table:table-cell office:value-type="string">
            <text:p>bedeckten</text:p>
          </table:table-cell>
          <table:table-cell office:value-type="string">
            <text:p>und</text:p>
          </table:table-cell>
          <table:table-cell office:value-type="string">
            <text:p>beherrschten</text:p>
          </table:table-cell>
          <table:table-cell office:value-type="string">
            <text:p>Den</text:p>
          </table:table-cell>
          <table:table-cell office:value-type="string">
            <text:p>Verschworen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en</text:p>
          </table:table-cell>
          <table:table-cell office:value-type="string">
            <text:p>Mitverschworenen</text:p>
          </table:table-cell>
          <table:table-cell office:value-type="string">
            <text:p>Publius</text:p>
          </table:table-cell>
          <table:table-cell office:value-type="string">
            <text:p>Lentulus</text:p>
          </table:table-cell>
          <table:table-cell office:value-type="string">
            <text:p>Sura</text:p>
          </table:table-cell>
          <table:table-cell office:value-type="string">
            <text:p>Konsul</text:p>
          </table:table-cell>
          <table:table-cell office:value-type="float" office:value="683">
            <text:p>683</text:p>
          </table:table-cell>
          <table:table-cell office:value-type="string">
            <text:p>später</text:p>
          </table:table-cell>
          <table:table-cell office:value-type="string">
            <text:p>aus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gestoßen</text:p>
          </table:table-cell>
          <table:table-cell office:value-type="string">
            <text:p>und</text:p>
          </table:table-cell>
          <table:table-cell office:value-type="string">
            <text:p>jetzt</text:p>
          </table:table-cell>
          <table:table-cell office:value-type="string">
            <text:p>um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zurückzugelangen</text:p>
          </table:table-cell>
          <table:table-cell office:value-type="string">
            <text:p>wieder</text:p>
          </table:table-cell>
          <table:table-cell office:value-type="string">
            <text:p>Präto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später</text:p>
          </table:table-cell>
          <table:table-cell office:value-type="string">
            <text:p>aus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gestoßen</text:p>
          </table:table-cell>
          <table:table-cell office:value-type="string">
            <text:p>und</text:p>
          </table:table-cell>
          <table:table-cell office:value-type="string">
            <text:p>jetzt</text:p>
          </table:table-cell>
          <table:table-cell office:value-type="string">
            <text:p>um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zurückzugelangen</text:p>
          </table:table-cell>
          <table:table-cell office:value-type="string">
            <text:p>wieder</text:p>
          </table:table-cell>
          <table:table-cell office:value-type="string">
            <text:p>Prätor</text:p>
          </table:table-cell>
          <table:table-cell office:value-type="string">
            <text:p>und</text:p>
          </table:table-cell>
          <table:table-cell office:value-type="string">
            <text:p>die</text:p>
          </table:table-cell>
          <table:table-cell office:value-type="string">
            <text:p>beiden</text:p>
          </table:table-cell>
          <table:table-cell office:value-type="string">
            <text:p>gewesenen</text:p>
          </table:table-cell>
          <table:table-cell office:value-type="string">
            <text:p>Prätoren</text:p>
          </table:table-cell>
          <table:table-cell office:value-type="string">
            <text:p>Publius</text:p>
          </table:table-cell>
          <table:table-cell office:value-type="string">
            <text:p>Autronius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Rang</text:p>
          </table:table-cell>
          <table:table-cell office:value-type="string">
            <text:p>abgelaufen</text:p>
          </table:table-cell>
          <table:table-cell office:value-type="string">
            <text:p>Am</text:p>
          </table:table-cell>
          <table:table-cell office:value-type="string">
            <text:p>Tage</text:p>
          </table:table-cell>
          <table:table-cell office:value-type="string">
            <text:p>darauf</text:p>
          </table:table-cell>
          <table:table-cell office:value-type="float" office:value="8">
            <text:p>8</text:p>
          </table:table-cell>
          <table:table-cell office:value-type="string">
            <text:p>Nov</text:p>
          </table:table-cell>
          <table:table-cell office:value-type="string">
            <text:p>berief</text:p>
          </table:table-cell>
          <table:table-cell office:value-type="string">
            <text:p>Cicero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Noch</text:p>
          </table:table-cell>
          <table:table-cell office:value-type="string">
            <text:p>jetzt</text:p>
          </table:table-cell>
          <table:table-cell office:value-type="string">
            <text:p>wagte</text:p>
          </table:table-cell>
          <table:table-cell office:value-type="string">
            <text:p>es</text:p>
          </table:table-cell>
          <table:table-cell office:value-type="string">
            <text:p>Catilina</text:p>
          </table:table-cell>
          <table:table-cell office:value-type="string">
            <text:p>zu</text:p>
          </table:table-cell>
          <table:table-cell office:value-type="string">
            <text:p>erscheinen</text:p>
          </table:table-cell>
          <table:table-cell office:value-type="string">
            <text:p>und</text:p>
          </table:table-cell>
          <table:table-cell office:value-type="string">
            <text:p>gegen</text:p>
          </table:table-cell>
          <table:table-cell office:value-type="string">
            <text:p>die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Flüchtigen</text:p>
          </table:table-cell>
          <table:table-cell office:value-type="string">
            <text:p>war</text:p>
          </table:table-cell>
          <table:table-cell office:value-type="string">
            <text:p>vollkommen</text:p>
          </table:table-cell>
          <table:table-cell office:value-type="string">
            <text:p>evident</text:p>
          </table:table-cell>
          <table:table-cell office:value-type="string">
            <text:p>Unmittelbar</text:p>
          </table:table-cell>
          <table:table-cell office:value-type="string">
            <text:p>nach</text:p>
          </table:table-cell>
          <table:table-cell office:value-type="string">
            <text:p>der</text:p>
          </table:table-cell>
          <table:table-cell office:value-type="string">
            <text:p>Verhaftung</text:p>
          </table:table-cell>
          <table:table-cell office:value-type="string">
            <text:p>wurden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weggenommenen</text:p>
          </table:table-cell>
          <table:table-cell office:value-type="string">
            <text:p>Briefschaften</text:p>
          </table:table-cell>
          <table:table-cell office:value-type="string">
            <text:p>vorgelegt</text:p>
          </table:table-cell>
          <table:table-cell office:value-type="string">
            <text:p>zu</text:p>
          </table:table-cell>
          <table:table-cell office:value-type="string">
            <text:p>deren</text:p>
          </table:table-cell>
          <table:table-cell office:value-type="string">
            <text:p>Siegel</text:p>
          </table:table-cell>
          <table:table-cell office:value-type="string">
            <text:p>und</text:p>
          </table:table-cell>
          <table:table-cell office:value-type="string">
            <text:p>Handschrift</text:p>
          </table:table-cell>
          <table:table-cell office:value-type="string">
            <text:p>die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vor</text:p>
          </table:table-cell>
          <table:table-cell office:value-type="string">
            <text:p>der</text:p>
          </table:table-cell>
          <table:table-cell office:value-type="string">
            <text:p>furchtbaren</text:p>
          </table:table-cell>
          <table:table-cell office:value-type="string">
            <text:p>Verantwortung</text:p>
          </table:table-cell>
          <table:table-cell office:value-type="string">
            <text:p>zitternd</text:p>
          </table:table-cell>
          <table:table-cell office:value-type="string">
            <text:p>berief</text:p>
          </table:table-cell>
          <table:table-cell office:value-type="string">
            <text:p>in</text:p>
          </table:table-cell>
          <table:table-cell office:value-type="string">
            <text:p>seiner</text:p>
          </table:table-cell>
          <table:table-cell office:value-type="string">
            <text:p>Not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und</text:p>
          </table:table-cell>
          <table:table-cell office:value-type="string">
            <text:p>überließ</text:p>
          </table:table-cell>
          <table:table-cell office:value-type="string">
            <text:p>es</text:p>
          </table:table-cell>
          <table:table-cell office:value-type="string">
            <text:p>diesem</text:p>
          </table:table-cell>
          <table:table-cell office:value-type="string">
            <text:p>über</text:p>
          </table:table-cell>
          <table:table-cell office:value-type="string">
            <text:p>Leben</text:p>
          </table:table-cell>
          <table:table-cell office:value-type="string">
            <text:p>und</text:p>
          </table:table-cell>
          <table:table-cell office:value-type="string">
            <text:p>Tod</text:p>
          </table:table-cell>
          <table:table-cell office:value-type="string">
            <text:p>der</text:p>
          </table:table-cell>
          <table:table-cell office:value-type="string">
            <text:p>vie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zu</text:p>
          </table:table-cell>
          <table:table-cell office:value-type="string">
            <text:p>entscheiden</text:p>
          </table:table-cell>
          <table:table-cell office:value-type="string">
            <text:p>Freilich</text:p>
          </table:table-cell>
          <table:table-cell office:value-type="string">
            <text:p>hatte</text:p>
          </table:table-cell>
          <table:table-cell office:value-type="string">
            <text:p>dies</text:p>
          </table:table-cell>
          <table:table-cell office:value-type="string">
            <text:p>keinen</text:p>
          </table:table-cell>
          <table:table-cell office:value-type="string">
            <text:p>Sinn</text:p>
          </table:table-cell>
          <table:table-cell office:value-type="string">
            <text:p>denn</text:p>
          </table:table-cell>
          <table:table-cell office:value-type="string">
            <text:p>da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verfassungsmäßig</text:p>
          </table:table-cell>
          <table:table-cell office:value-type="string">
            <text:p>noch</text:p>
          </table:table-cell>
          <table:table-cell office:value-type="string">
            <text:p>viel</text:p>
          </table:table-cell>
          <table:table-cell office:value-type="string">
            <text:p>weniger</text:p>
          </table:table-cell>
          <table:table-cell office:value-type="string">
            <text:p>hierüber</text:p>
          </table:table-cell>
          <table:table-cell office:value-type="string">
            <text:p>erkennen</text:p>
          </table:table-cell>
          <table:table-cell office:value-type="string">
            <text:p>konnte</text:p>
          </table:table-cell>
          <table:table-cell office:value-type="string">
            <text:p>als</text:p>
          </table:table-cell>
          <table:table-cell office:value-type="string">
            <text:p>der</text:p>
          </table:table-cell>
          <table:table-cell office:value-type="string">
            <text:p>Konsul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und</text:p>
          </table:table-cell>
          <table:table-cell office:value-type="string">
            <text:p>gefunden</text:p>
          </table:table-cell>
          <table:table-cell office:value-type="string">
            <text:p>Anfang</text:p>
          </table:table-cell>
          <table:table-cell office:value-type="float" office:value="692">
            <text:p>692</text:p>
          </table:table-cell>
          <table:table-cell office:value-type="string">
            <text:p>Antonius</text:p>
          </table:table-cell>
          <table:table-cell office:value-type="string">
            <text:p>ward</text:p>
          </table:table-cell>
          <table:table-cell office:value-type="string">
            <text:p>wegen</text:p>
          </table:table-cell>
          <table:table-cell office:value-type="string">
            <text:p>dieses</text:p>
          </table:table-cell>
          <table:table-cell office:value-type="string">
            <text:p>Sieges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mit</text:p>
          </table:table-cell>
          <table:table-cell office:value-type="string">
            <text:p>dem</text:p>
          </table:table-cell>
          <table:table-cell office:value-type="string">
            <text:p>Imperatorentitel</text:p>
          </table:table-cell>
          <table:table-cell office:value-type="string">
            <text:p>gebrandmarkt</text:p>
          </table:table-cell>
          <table:table-cell office:value-type="string">
            <text:p>und</text:p>
          </table:table-cell>
          <table:table-cell office:value-type="string">
            <text:p>neue</text:p>
          </table:table-cell>
          <table:table-cell office:value-type="string">
            <text:p>Dankfeste</text:p>
          </table:table-cell>
          <table:table-cell office:value-type="string">
            <text:p>bewiesen</text:p>
          </table:table-cell>
          <table:table-cell office:value-type="string">
            <text:p>daß</text:p>
          </table:table-cell>
          <table:table-cell office:value-type="string">
            <text:p>Regierung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kompromittiert</text:p>
          </table:table-cell>
          <table:table-cell office:value-type="string">
            <text:p>werden</text:p>
          </table:table-cell>
          <table:table-cell office:value-type="string">
            <text:p>Bezeichnend</text:p>
          </table:table-cell>
          <table:table-cell office:value-type="string">
            <text:p>für</text:p>
          </table:table-cell>
          <table:table-cell office:value-type="string">
            <text:p>die</text:p>
          </table:table-cell>
          <table:table-cell office:value-type="string">
            <text:p>Situation</text:p>
          </table:table-cell>
          <table:table-cell office:value-type="string">
            <text:p>ist</text:p>
          </table:table-cell>
          <table:table-cell office:value-type="string">
            <text:p>die</text:p>
          </table:table-cell>
          <table:table-cell office:value-type="string">
            <text:p>folgende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vorgefallene</text:p>
          </table:table-cell>
          <table:table-cell office:value-type="string">
            <text:p>Scene</text:p>
          </table:table-cell>
          <table:table-cell office:value-type="string">
            <text:p>Unmittelbar</text:p>
          </table:table-cell>
          <table:table-cell office:value-type="string">
            <text:p>nach</text:p>
          </table:table-cell>
          <table:table-cell office:value-type="string">
            <text:p>der</text:p>
          </table:table-cell>
          <table:table-cell office:value-type="string">
            <text:p>Verhaftung</text:p>
          </table:table-cell>
          <table:table-cell office:value-type="string">
            <text:p>des</text:p>
          </table:table-cell>
          <table:table-cell office:value-type="string">
            <text:p>Lentulus</text:p>
          </table:table-cell>
          <table:table-cell office:value-type="string">
            <text:p>und</text:p>
          </table:table-cell>
          <table:table-cell office:value-type="string">
            <text:p>seine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gemacht</text:p>
          </table:table-cell>
          <table:table-cell office:value-type="string">
            <text:p>sein</text:p>
          </table:table-cell>
          <table:table-cell office:value-type="string">
            <text:p>werde</text:p>
          </table:table-cell>
          <table:table-cell office:value-type="string">
            <text:p>die</text:p>
          </table:table-cell>
          <table:table-cell office:value-type="string">
            <text:p>Monarchie</text:p>
          </table:table-cell>
          <table:table-cell office:value-type="string">
            <text:p>unausbleiblich</text:p>
          </table:table-cell>
          <table:table-cell office:value-type="string">
            <text:p>sei</text:p>
          </table:table-cell>
          <table:table-cell office:value-type="string">
            <text:p>Jetzt</text:p>
          </table:table-cell>
          <table:table-cell office:value-type="string">
            <text:p>war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gestürzt</text:p>
          </table:table-cell>
          <table:table-cell office:value-type="string">
            <text:p>zugleich</text:p>
          </table:table-cell>
          <table:table-cell office:value-type="string">
            <text:p>durch</text:p>
          </table:table-cell>
          <table:table-cell office:value-type="string">
            <text:p>die</text:p>
          </table:table-cell>
          <table:table-cell office:value-type="string">
            <text:p>bürgerliche</text:p>
          </table:table-cell>
          <table:table-cell office:value-type="string">
            <text:p>liberale</text:p>
          </table:table-cell>
          <table:table-cell office:value-type="string">
            <text:p>Opposition</text:p>
          </table:table-cell>
          <table:table-cell office:value-type="string">
            <text:p>und</text:p>
          </table:table-cell>
          <table:table-cell office:value-type="string">
            <text:p>die</text:p>
          </table:table-cell>
          <table:table-cell office:value-type="string">
            <text:p>soldatische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seiner</text:p>
          </table:table-cell>
          <table:table-cell office:value-type="string">
            <text:p>ganzen</text:p>
          </table:table-cell>
          <table:table-cell office:value-type="string">
            <text:p>Feldherrnlaufbahn</text:p>
          </table:table-cell>
          <table:table-cell office:value-type="string">
            <text:p>begleitet</text:p>
          </table:table-cell>
          <table:table-cell office:value-type="string">
            <text:p>Er</text:p>
          </table:table-cell>
          <table:table-cell office:value-type="string">
            <text:p>empfand</text:p>
          </table:table-cell>
          <table:table-cell office:value-type="string">
            <text:p>es</text:p>
          </table:table-cell>
          <table:table-cell office:value-type="string">
            <text:p>schmerzlich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nicht</text:p>
          </table:table-cell>
          <table:table-cell office:value-type="string">
            <text:p>das</text:p>
          </table:table-cell>
          <table:table-cell office:value-type="string">
            <text:p>geringste</text:p>
          </table:table-cell>
          <table:table-cell office:value-type="string">
            <text:p>getan</text:p>
          </table:table-cell>
          <table:table-cell office:value-type="string">
            <text:p>um</text:p>
          </table:table-cell>
          <table:table-cell office:value-type="string">
            <text:p>den</text:p>
          </table:table-cell>
          <table:table-cell office:value-type="string">
            <text:p>außerordentlichen</text:p>
          </table:table-cell>
          <table:table-cell office:value-type="string">
            <text:p>Mann</text:p>
          </table:table-cell>
          <table:table-cell office:value-type="string">
            <text:p>nach</text:p>
          </table:table-cell>
          <table:table-cell office:value-type="string">
            <text:p>Verdienst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Sieg</text:p>
          </table:table-cell>
          <table:table-cell office:value-type="string">
            <text:p>ihrer</text:p>
          </table:table-cell>
          <table:table-cell office:value-type="string">
            <text:p>Bande</text:p>
          </table:table-cell>
          <table:table-cell office:value-type="string">
            <text:p>über</text:p>
          </table:table-cell>
          <table:table-cell office:value-type="string">
            <text:p>die</text:p>
          </table:table-cell>
          <table:table-cell office:value-type="string">
            <text:p>des</text:p>
          </table:table-cell>
          <table:table-cell office:value-type="string">
            <text:p>Gegners</text:p>
          </table:table-cell>
          <table:table-cell office:value-type="string">
            <text:p>ermutigt</text:p>
          </table:table-cell>
          <table:table-cell office:value-type="string">
            <text:p>suspendiert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en</text:p>
          </table:table-cell>
          <table:table-cell office:value-type="string">
            <text:p>Tribun</text:p>
          </table:table-cell>
          <table:table-cell office:value-type="string">
            <text:p>Nepos</text:p>
          </table:table-cell>
          <table:table-cell office:value-type="string">
            <text:p>sowie</text:p>
          </table:table-cell>
          <table:table-cell office:value-type="string">
            <text:p>den</text:p>
          </table:table-cell>
          <table:table-cell office:value-type="string">
            <text:p>Prätor</text:p>
          </table:table-cell>
          <table:table-cell office:value-type="string">
            <text:p>Caesar</text:p>
          </table:table-cell>
          <table:table-cell office:value-type="string">
            <text:p>der</text:p>
          </table:table-cell>
          <table:table-cell office:value-type="string">
            <text:p>denselben</text:p>
          </table:table-cell>
          <table:table-cell office:value-type="string">
            <text:p>bei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Kräften</text:p>
          </table:table-cell>
          <table:table-cell office:value-type="string">
            <text:p>unterstützt</text:p>
          </table:table-cell>
          <table:table-cell office:value-type="string">
            <text:p>hatte</text:p>
          </table:table-cell>
          <table:table-cell office:value-type="string">
            <text:p>von</text:p>
          </table:table-cell>
          <table:table-cell office:value-type="string">
            <text:p>ihren</text:p>
          </table:table-cell>
          <table:table-cell office:value-type="string">
            <text:p>Ämtern</text:p>
          </table:table-cell>
          <table:table-cell office:value-type="string">
            <text:p>die</text:p>
          </table:table-cell>
          <table:table-cell office:value-type="string">
            <text:p>Absetzung</text:p>
          </table:table-cell>
          <table:table-cell office:value-type="string">
            <text:p>die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beantragt</text:p>
          </table:table-cell>
          <table:table-cell office:value-type="string">
            <text:p>ward</text:p>
          </table:table-cell>
          <table:table-cell office:value-type="string">
            <text:p>wurde</text:p>
          </table:table-cell>
          <table:table-cell office:value-type="string">
            <text:p>mehr</text:p>
          </table:table-cell>
          <table:table-cell office:value-type="string">
            <text:p>wohl</text:p>
          </table:table-cell>
          <table:table-cell office:value-type="string">
            <text:p>wegen</text:p>
          </table:table-cell>
          <table:table-cell office:value-type="string">
            <text:p>ihrer</text:p>
          </table:table-cell>
          <table:table-cell office:value-type="string">
            <text:p>Verfassungs</text:p>
          </table:table-cell>
          <table:table-cell office:value-type="string">
            <text:p>als</text:p>
          </table:table-cell>
          <table:table-cell office:value-type="string">
            <text:p>weg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Beschluß</text:p>
          </table:table-cell>
          <table:table-cell office:value-type="string">
            <text:p>nicht</text:p>
          </table:table-cell>
          <table:table-cell office:value-type="string">
            <text:p>und</text:p>
          </table:table-cell>
          <table:table-cell office:value-type="string">
            <text:p>fuhr</text:p>
          </table:table-cell>
          <table:table-cell office:value-type="string">
            <text:p>in</text:p>
          </table:table-cell>
          <table:table-cell office:value-type="string">
            <text:p>seinen</text:p>
          </table:table-cell>
          <table:table-cell office:value-type="string">
            <text:p>Amtshandlungen</text:p>
          </table:table-cell>
          <table:table-cell office:value-type="string">
            <text:p>fort</text:p>
          </table:table-cell>
          <table:table-cell office:value-type="string">
            <text:p>bis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Gewalt</text:p>
          </table:table-cell>
          <table:table-cell office:value-type="string">
            <text:p>gegen</text:p>
          </table:table-cell>
          <table:table-cell office:value-type="string">
            <text:p>ihn</text:p>
          </table:table-cell>
          <table:table-cell office:value-type="string">
            <text:p>brauchte</text:p>
          </table:table-cell>
          <table:table-cell office:value-type="string">
            <text:p>Sowie</text:p>
          </table:table-cell>
          <table:table-cell office:value-type="string">
            <text:p>dies</text:p>
          </table:table-cell>
          <table:table-cell office:value-type="string">
            <text:p>bekannt</text:p>
          </table:table-cell>
          <table:table-cell office:value-type="string">
            <text:p>ward</text:p>
          </table:table-cell>
          <table:table-cell office:value-type="string">
            <text:p>erschien</text:p>
          </table:table-cell>
          <table:table-cell office:value-type="string">
            <text:p>die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und</text:p>
          </table:table-cell>
          <table:table-cell office:value-type="string">
            <text:p>so</text:p>
          </table:table-cell>
          <table:table-cell office:value-type="string">
            <text:p>bewog</text:p>
          </table:table-cell>
          <table:table-cell office:value-type="string">
            <text:p>er</text:p>
          </table:table-cell>
          <table:table-cell office:value-type="string">
            <text:p>die</text:p>
          </table:table-cell>
          <table:table-cell office:value-type="string">
            <text:p>Haufen</text:p>
          </table:table-cell>
          <table:table-cell office:value-type="string">
            <text:p>sich</text:p>
          </table:table-cell>
          <table:table-cell office:value-type="string">
            <text:p>wiederzuzerstreuen</text:p>
          </table:table-cell>
          <table:table-cell office:value-type="string">
            <text:p>worauf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gegen</text:p>
          </table:table-cell>
          <table:table-cell office:value-type="string">
            <text:p>ihn</text:p>
          </table:table-cell>
          <table:table-cell office:value-type="string">
            <text:p>verhängte</text:p>
          </table:table-cell>
          <table:table-cell office:value-type="string">
            <text:p>Strafe</text:p>
          </table:table-cell>
          <table:table-cell office:value-type="string">
            <text:p>zurücknahm</text:p>
          </table:table-cell>
          <table:table-cell office:value-type="string">
            <text:p>Nepos</text:p>
          </table:table-cell>
          <table:table-cell office:value-type="string">
            <text:p>selbst</text:p>
          </table:table-cell>
          <table:table-cell office:value-type="string">
            <text:p>hatte</text:p>
          </table:table-cell>
          <table:table-cell office:value-type="string">
            <text:p>sogleich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in</text:p>
          </table:table-cell>
          <table:table-cell office:value-type="string">
            <text:p>unterwürfiger</text:p>
          </table:table-cell>
          <table:table-cell office:value-type="string">
            <text:p>Haltung</text:p>
          </table:table-cell>
          <table:table-cell office:value-type="string">
            <text:p>seines</text:p>
          </table:table-cell>
          <table:table-cell office:value-type="string">
            <text:p>Winkes</text:p>
          </table:table-cell>
          <table:table-cell office:value-type="string">
            <text:p>gewärtig</text:p>
          </table:table-cell>
          <table:table-cell office:value-type="string">
            <text:p>und</text:p>
          </table:table-cell>
          <table:table-cell office:value-type="string">
            <text:p>mit</text:p>
          </table:table-cell>
          <table:table-cell office:value-type="string">
            <text:p>dem</text:p>
          </table:table-cell>
          <table:table-cell office:value-type="string">
            <text:p>widerspenstigen</text:p>
          </table:table-cell>
          <table:table-cell office:value-type="string">
            <text:p>Senat</text:p>
          </table:table-cell>
          <table:table-cell office:value-type="string">
            <text:p>auch</text:p>
          </table:table-cell>
          <table:table-cell office:value-type="string">
            <text:p>ohne</text:p>
          </table:table-cell>
          <table:table-cell office:value-type="string">
            <text:p>Soldaten</text:p>
          </table:table-cell>
          <table:table-cell office:value-type="string">
            <text:p>fertig</text:p>
          </table:table-cell>
          <table:table-cell office:value-type="string">
            <text:p>zu</text:p>
          </table:table-cell>
          <table:table-cell office:value-type="string">
            <text:p>werden</text:p>
          </table:table-cell>
          <table:table-cell office:value-type="string">
            <text:p>sei</text:p>
          </table:table-cell>
          <table:table-cell office:value-type="string">
            <text:p>und</text:p>
          </table:table-cell>
          <table:table-cell office:value-type="string">
            <text:p>was</text:p>
          </table:table-cell>
          <table:table-cell office:value-type="string">
            <text:p>weite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gegebenen</text:p>
          </table:table-cell>
          <table:table-cell office:value-type="string">
            <text:p>Versprechens</text:p>
          </table:table-cell>
          <table:table-cell office:value-type="string">
            <text:p>sie</text:p>
          </table:table-cell>
          <table:table-cell office:value-type="string">
            <text:p>mit</text:p>
          </table:table-cell>
          <table:table-cell office:value-type="string">
            <text:p>Ländereien</text:p>
          </table:table-cell>
          <table:table-cell office:value-type="string">
            <text:p>auszustatten</text:p>
          </table:table-cell>
          <table:table-cell office:value-type="string">
            <text:p>Hiergegen</text:p>
          </table:table-cell>
          <table:table-cell office:value-type="string">
            <text:p>erhob</text:p>
          </table:table-cell>
          <table:table-cell office:value-type="string">
            <text:p>sich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eine</text:p>
          </table:table-cell>
          <table:table-cell office:value-type="string">
            <text:p>systematische</text:p>
          </table:table-cell>
          <table:table-cell office:value-type="string">
            <text:p>Opposition</text:p>
          </table:table-cell>
          <table:table-cell office:value-type="string">
            <text:p>zu</text:p>
          </table:table-cell>
          <table:table-cell office:value-type="string">
            <text:p>der</text:p>
          </table:table-cell>
          <table:table-cell office:value-type="string">
            <text:p>die</text:p>
          </table:table-cell>
          <table:table-cell office:value-type="string">
            <text:p>persönliche</text:p>
          </table:table-cell>
          <table:table-cell office:value-type="string">
            <text:p>Erbitterung</text:p>
          </table:table-cell>
          <table:table-cell office:value-type="string">
            <text:p>des</text:p>
          </table:table-cell>
          <table:table-cell office:value-type="string">
            <text:p>Lucullus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Gleich</text:p>
          </table:table-cell>
          <table:table-cell office:value-type="string">
            <text:p>die</text:p>
          </table:table-cell>
          <table:table-cell office:value-type="string">
            <text:p>erste</text:p>
          </table:table-cell>
          <table:table-cell office:value-type="string">
            <text:p>Bitte</text:p>
          </table:table-cell>
          <table:table-cell office:value-type="string">
            <text:p>die</text:p>
          </table:table-cell>
          <table:table-cell office:value-type="string">
            <text:p>der</text:p>
          </table:table-cell>
          <table:table-cell office:value-type="string">
            <text:p>heimkehrende</text:p>
          </table:table-cell>
          <table:table-cell office:value-type="string">
            <text:p>Feldherr</text:p>
          </table:table-cell>
          <table:table-cell office:value-type="string">
            <text:p>a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richtete</text:p>
          </table:table-cell>
          <table:table-cell office:value-type="string">
            <text:p>die</text:p>
          </table:table-cell>
          <table:table-cell office:value-type="string">
            <text:p>Wahl</text:p>
          </table:table-cell>
          <table:table-cell office:value-type="string">
            <text:p>der</text:p>
          </table:table-cell>
          <table:table-cell office:value-type="string">
            <text:p>Konsuln</text:p>
          </table:table-cell>
          <table:table-cell office:value-type="string">
            <text:p>für</text:p>
          </table:table-cell>
          <table:table-cell office:value-type="float" office:value="693">
            <text:p>693</text:p>
          </table:table-cell>
          <table:table-cell office:value-type="string">
            <text:p>bis</text:p>
          </table:table-cell>
          <table:table-cell office:value-type="string">
            <text:p>nach</text:p>
          </table:table-cell>
          <table:table-cell office:value-type="string">
            <text:p>seinem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von</text:p>
          </table:table-cell>
          <table:table-cell office:value-type="string">
            <text:p>dem</text:p>
          </table:table-cell>
          <table:table-cell office:value-type="string">
            <text:p>Gesetze</text:p>
          </table:table-cell>
          <table:table-cell office:value-type="string">
            <text:p>Sullas</text:p>
          </table:table-cell>
          <table:table-cell office:value-type="string">
            <text:p>über</text:p>
          </table:table-cell>
          <table:table-cell office:value-type="string">
            <text:p>die</text:p>
          </table:table-cell>
          <table:table-cell office:value-type="string">
            <text:p>Wiederwahl</text:p>
          </table:table-cell>
          <table:table-cell office:value-type="string">
            <text:p>II</text:p>
          </table:table-cell>
          <table:table-cell office:value-type="float" office:value="350">
            <text:p>350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zu</text:p>
          </table:table-cell>
          <table:table-cell office:value-type="string">
            <text:p>erlangen</text:p>
          </table:table-cell>
          <table:table-cell office:value-type="string">
            <text:p>Für</text:p>
          </table:table-cell>
          <table:table-cell office:value-type="string">
            <text:p>die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östlichen</text:p>
          </table:table-cell>
          <table:table-cell office:value-type="string">
            <text:p>Provinzen</text:p>
          </table:table-cell>
          <table:table-cell office:value-type="string">
            <text:p>von</text:p>
          </table:table-cell>
          <table:table-cell office:value-type="string">
            <text:p>ihm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einer</text:p>
          </table:table-cell>
          <table:table-cell office:value-type="string">
            <text:p>Landschenkung</text:p>
          </table:table-cell>
          <table:table-cell office:value-type="string">
            <text:p>an</text:p>
          </table:table-cell>
          <table:table-cell office:value-type="string">
            <text:p>die</text:p>
          </table:table-cell>
          <table:table-cell office:value-type="string">
            <text:p>Soldaten</text:p>
          </table:table-cell>
          <table:table-cell office:value-type="string">
            <text:p>der</text:p>
          </table:table-cell>
          <table:table-cell office:value-type="string">
            <text:p>asiatischen</text:p>
          </table:table-cell>
          <table:table-cell office:value-type="string">
            <text:p>Armee</text:p>
          </table:table-cell>
          <table:table-cell office:value-type="string">
            <text:p>ward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wohl</text:p>
          </table:table-cell>
          <table:table-cell office:value-type="string">
            <text:p>im</text:p>
          </table:table-cell>
          <table:table-cell office:value-type="string">
            <text:p>allgemeinen</text:p>
          </table:table-cell>
          <table:table-cell office:value-type="string">
            <text:p>ratificiert</text:p>
          </table:table-cell>
          <table:table-cell office:value-type="string">
            <text:p>jedoch</text:p>
          </table:table-cell>
          <table:table-cell office:value-type="string">
            <text:p>zugleich</text:p>
          </table:table-cell>
          <table:table-cell office:value-type="string">
            <text:p>ausgedehnt</text:p>
          </table:table-cell>
          <table:table-cell office:value-type="string">
            <text:p>auf</text:p>
          </table:table-cell>
          <table:table-cell office:value-type="string">
            <text:p>die</text:p>
          </table:table-cell>
          <table:table-cell office:value-type="string">
            <text:p>kretisch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es</text:p>
          </table:table-cell>
          <table:table-cell office:value-type="string">
            <text:p>wurde</text:p>
          </table:table-cell>
          <table:table-cell office:value-type="string">
            <text:p>nicht</text:p>
          </table:table-cell>
          <table:table-cell office:value-type="string">
            <text:p>ausgeführt</text:p>
          </table:table-cell>
          <table:table-cell office:value-type="string">
            <text:p>da</text:p>
          </table:table-cell>
          <table:table-cell office:value-type="string">
            <text:p>die</text:p>
          </table:table-cell>
          <table:table-cell office:value-type="string">
            <text:p>Gemeindekasse</text:p>
          </table:table-cell>
          <table:table-cell office:value-type="string">
            <text:p>leer</text:p>
          </table:table-cell>
          <table:table-cell office:value-type="string">
            <text:p>und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nicht</text:p>
          </table:table-cell>
          <table:table-cell office:value-type="string">
            <text:p>gemeint</text:p>
          </table:table-cell>
          <table:table-cell office:value-type="string">
            <text:p>war</text:p>
          </table:table-cell>
          <table:table-cell office:value-type="string">
            <text:p>die</text:p>
          </table:table-cell>
          <table:table-cell office:value-type="string">
            <text:p>Domänen</text:p>
          </table:table-cell>
          <table:table-cell office:value-type="string">
            <text:p>für</text:p>
          </table:table-cell>
          <table:table-cell office:value-type="string">
            <text:p>diesen</text:p>
          </table:table-cell>
          <table:table-cell office:value-type="string">
            <text:p>Zweck</text:p>
          </table:table-cell>
          <table:table-cell office:value-type="string">
            <text:p>anzugreifen</text:p>
          </table:table-cell>
          <table:table-cell office:value-type="string">
            <text:p>Pompeius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Bewerber</text:p>
          </table:table-cell>
          <table:table-cell office:value-type="string">
            <text:p>um</text:p>
          </table:table-cell>
          <table:table-cell office:value-type="string">
            <text:p>das</text:p>
          </table:table-cell>
          <table:table-cell office:value-type="string">
            <text:p>Konsulat</text:p>
          </table:table-cell>
          <table:table-cell office:value-type="string">
            <text:p>auf</text:p>
          </table:table-cell>
          <table:table-cell office:value-type="string">
            <text:p>um</text:p>
          </table:table-cell>
          <table:table-cell office:value-type="string">
            <text:p>dessentwillen</text:p>
          </table:table-cell>
          <table:table-cell office:value-type="string">
            <text:p>er</text:p>
          </table:table-cell>
          <table:table-cell office:value-type="string">
            <text:p>da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ihm</text:p>
          </table:table-cell>
          <table:table-cell office:value-type="string">
            <text:p>die</text:p>
          </table:table-cell>
          <table:table-cell office:value-type="string">
            <text:p>Erlaubnis</text:p>
          </table:table-cell>
          <table:table-cell office:value-type="string">
            <text:p>abwesend</text:p>
          </table:table-cell>
          <table:table-cell office:value-type="string">
            <text:p>sich</text:p>
          </table:table-cell>
          <table:table-cell office:value-type="string">
            <text:p>zu</text:p>
          </table:table-cell>
          <table:table-cell office:value-type="string">
            <text:p>der</text:p>
          </table:table-cell>
          <table:table-cell office:value-type="string">
            <text:p>Konsulwahl</text:p>
          </table:table-cell>
          <table:table-cell office:value-type="string">
            <text:p>zu</text:p>
          </table:table-cell>
          <table:table-cell office:value-type="string">
            <text:p>meld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gegen</text:p>
          </table:table-cell>
          <table:table-cell office:value-type="string">
            <text:p>die</text:p>
          </table:table-cell>
          <table:table-cell office:value-type="string">
            <text:p>Steuerpächter</text:p>
          </table:table-cell>
          <table:table-cell office:value-type="string">
            <text:p>die</text:p>
          </table:table-cell>
          <table:table-cell office:value-type="string">
            <text:p>hohe</text:p>
          </table:table-cell>
          <table:table-cell office:value-type="string">
            <text:p>Finanz</text:p>
          </table:table-cell>
          <table:table-cell office:value-type="string">
            <text:p>ebenjetzt</text:p>
          </table:table-cell>
          <table:table-cell office:value-type="string">
            <text:p>wieder</text:p>
          </table:table-cell>
          <table:table-cell office:value-type="string">
            <text:p>mit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in</text:p>
          </table:table-cell>
          <table:table-cell office:value-type="string">
            <text:p>heftigem</text:p>
          </table:table-cell>
          <table:table-cell office:value-type="string">
            <text:p>Hader</text:p>
          </table:table-cell>
          <table:table-cell office:value-type="string">
            <text:p>lag</text:p>
          </table:table-cell>
          <table:table-cell office:value-type="string">
            <text:p>So</text:p>
          </table:table-cell>
          <table:table-cell office:value-type="string">
            <text:p>ward</text:p>
          </table:table-cell>
          <table:table-cell office:value-type="string">
            <text:p>im</text:p>
          </table:table-cell>
          <table:table-cell office:value-type="string">
            <text:p>Sommer</text:p>
          </table:table-cell>
          <table:table-cell office:value-type="float" office:value="624">
            <text:p>624</text:p>
          </table:table-cell>
          <table:table-cell office:value-type="string">
            <text:p>die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Armee</text:p>
          </table:table-cell>
          <table:table-cell office:value-type="string">
            <text:p>zugesagt</text:p>
          </table:table-cell>
          <table:table-cell office:value-type="string">
            <text:p>der</text:p>
          </table:table-cell>
          <table:table-cell office:value-type="string">
            <text:p>Ritterschaft</text:p>
          </table:table-cell>
          <table:table-cell office:value-type="string">
            <text:p>versprach</text:p>
          </table:table-cell>
          <table:table-cell office:value-type="string">
            <text:p>Caesar</text:p>
          </table:table-cell>
          <table:table-cell office:value-type="string">
            <text:p>gleichfalls</text:p>
          </table:table-cell>
          <table:table-cell office:value-type="string">
            <text:p>das</text:p>
          </table:table-cell>
          <table:table-cell office:value-type="string">
            <text:p>was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verweigert</text:p>
          </table:table-cell>
          <table:table-cell office:value-type="string">
            <text:p>hatte</text:p>
          </table:table-cell>
          <table:table-cell office:value-type="string">
            <text:p>ihr</text:p>
          </table:table-cell>
          <table:table-cell office:value-type="string">
            <text:p>durch</text:p>
          </table:table-cell>
          <table:table-cell office:value-type="string">
            <text:p>die</text:p>
          </table:table-cell>
          <table:table-cell office:value-type="string">
            <text:p>Bürgerschaft</text:p>
          </table:table-cell>
          <table:table-cell office:value-type="string">
            <text:p>zu</text:p>
          </table:table-cell>
          <table:table-cell office:value-type="string">
            <text:p>verschaffen</text:p>
          </table:table-cell>
          <table:table-cell office:value-type="string">
            <text:p>Crassus</text:p>
          </table:table-cell>
          <table:table-cell office:value-type="string">
            <text:p>endlich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er</text:p>
          </table:table-cell>
          <table:table-cell office:value-type="string">
            <text:p>Steuerpächter</text:p>
          </table:table-cell>
          <table:table-cell office:value-type="string">
            <text:p>um</text:p>
          </table:table-cell>
          <table:table-cell office:value-type="string">
            <text:p>Nachlaß</text:p>
          </table:table-cell>
          <table:table-cell office:value-type="string">
            <text:p>eines</text:p>
          </table:table-cell>
          <table:table-cell office:value-type="string">
            <text:p>Drittels</text:p>
          </table:table-cell>
          <table:table-cell office:value-type="string">
            <text:p>der</text:p>
          </table:table-cell>
          <table:table-cell office:value-type="string">
            <text:p>Pachtsummen</text:p>
          </table:table-cell>
          <table:table-cell office:value-type="string">
            <text:p>zunächst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zur</text:p>
          </table:table-cell>
          <table:table-cell office:value-type="string">
            <text:p>Begutachtung</text:p>
          </table:table-cell>
          <table:table-cell office:value-type="string">
            <text:p>vor</text:p>
          </table:table-cell>
          <table:table-cell office:value-type="string">
            <text:p>und</text:p>
          </table:table-cell>
          <table:table-cell office:value-type="string">
            <text:p>erklärte</text:p>
          </table:table-cell>
          <table:table-cell office:value-type="string">
            <text:p>sich</text:p>
          </table:table-cell>
          <table:table-cell office:value-type="string">
            <text:p>bereit</text:p>
          </table:table-cell>
          <table:table-cell office:value-type="string">
            <text:p>Abänderungsvorschläge</text:p>
          </table:table-cell>
          <table:table-cell office:value-type="string">
            <text:p>entgegenzunehmen</text:p>
          </table:table-cell>
          <table:table-cell office:value-type="string">
            <text:p>und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Wahrheit</text:p>
          </table:table-cell>
          <table:table-cell office:value-type="string">
            <text:p>zu</text:p>
          </table:table-cell>
          <table:table-cell office:value-type="string">
            <text:p>entfernen</text:p>
          </table:table-cell>
          <table:table-cell office:value-type="string">
            <text:p>konnte</text:p>
          </table:table-cell>
          <table:table-cell office:value-type="string">
            <text:p>Caesar</text:p>
          </table:table-cell>
          <table:table-cell office:value-type="string">
            <text:p>der</text:p>
          </table:table-cell>
          <table:table-cell office:value-type="string">
            <text:p>Menge</text:p>
          </table:table-cell>
          <table:table-cell office:value-type="string">
            <text:p>sagen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vernünftigsten</text:p>
          </table:table-cell>
          <table:table-cell office:value-type="string">
            <text:p>und</text:p>
          </table:table-cell>
          <table:table-cell office:value-type="string">
            <text:p>notwendigsten</text:p>
          </table:table-cell>
          <table:table-cell office:value-type="string">
            <text:p>in</text:p>
          </table:table-cell>
          <table:table-cell office:value-type="string">
            <text:p>der</text:p>
          </table:table-cell>
          <table:table-cell office:value-type="string">
            <text:p>achtungsvollsten</text:p>
          </table:table-cell>
          <table:table-cell office:value-type="string">
            <text:p>Form</text:p>
          </table:table-cell>
          <table:table-cell office:value-type="string">
            <text:p>an</text:p>
          </table:table-cell>
          <table:table-cell office:value-type="string">
            <text:p>ih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er</text:p>
          </table:table-cell>
          <table:table-cell office:value-type="string">
            <text:p>die</text:p>
          </table:table-cell>
          <table:table-cell office:value-type="string">
            <text:p>meisten</text:p>
          </table:table-cell>
          <table:table-cell office:value-type="string">
            <text:p>derselben</text:p>
          </table:table-cell>
          <table:table-cell office:value-type="string">
            <text:p>darunter</text:p>
          </table:table-cell>
          <table:table-cell office:value-type="string">
            <text:p>Cato</text:p>
          </table:table-cell>
          <table:table-cell office:value-type="string">
            <text:p>erschienen</text:p>
          </table:table-cell>
          <table:table-cell office:value-type="string">
            <text:p>nicht</text:p>
          </table:table-cell>
          <table:table-cell office:value-type="string">
            <text:p>mehr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und</text:p>
          </table:table-cell>
          <table:table-cell office:value-type="string">
            <text:p>halfen</text:p>
          </table:table-cell>
          <table:table-cell office:value-type="string">
            <text:p>innerhalb</text:p>
          </table:table-cell>
          <table:table-cell office:value-type="string">
            <text:p>ihrer</text:p>
          </table:table-cell>
          <table:table-cell office:value-type="string">
            <text:p>vier</text:p>
          </table:table-cell>
          <table:table-cell office:value-type="string">
            <text:p>Wände</text:p>
          </table:table-cell>
          <table:table-cell office:value-type="string">
            <text:p>ihrem</text:p>
          </table:table-cell>
          <table:table-cell office:value-type="string">
            <text:p>Konsul</text:p>
          </table:table-cell>
          <table:table-cell office:value-type="string">
            <text:p>sich</text:p>
          </table:table-cell>
          <table:table-cell office:value-type="string">
            <text:p>ärger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ie</text:p>
          </table:table-cell>
          <table:table-cell office:value-type="string">
            <text:p>Regulierung</text:p>
          </table:table-cell>
          <table:table-cell office:value-type="string">
            <text:p>der</text:p>
          </table:table-cell>
          <table:table-cell office:value-type="string">
            <text:p>künftigen</text:p>
          </table:table-cell>
          <table:table-cell office:value-type="string">
            <text:p>Stellung</text:p>
          </table:table-cell>
          <table:table-cell office:value-type="string">
            <text:p>Caesars</text:p>
          </table:table-cell>
          <table:table-cell office:value-type="string">
            <text:p>Verfassungsmäßig</text:p>
          </table:table-cell>
          <table:table-cell office:value-type="string">
            <text:p>lag</text:p>
          </table:table-cell>
          <table:table-cell office:value-type="string">
            <text:p>es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ob</text:p>
          </table:table-cell>
          <table:table-cell office:value-type="string">
            <text:p>die</text:p>
          </table:table-cell>
          <table:table-cell office:value-type="string">
            <text:p>Kompetenzen</text:p>
          </table:table-cell>
          <table:table-cell office:value-type="string">
            <text:p>des</text:p>
          </table:table-cell>
          <table:table-cell office:value-type="string">
            <text:p>zweiten</text:p>
          </table:table-cell>
          <table:table-cell office:value-type="string">
            <text:p>konsularischen</text:p>
          </table:table-cell>
          <table:table-cell office:value-type="string">
            <text:p>Amtsjahrs</text:p>
          </table:table-cell>
          <table:table-cell office:value-type="string">
            <text:p>noch</text:p>
          </table:table-cell>
          <table:table-cell office:value-type="string">
            <text:p>vor</text:p>
          </table:table-cell>
          <table:table-cell office:value-type="string">
            <text:p>de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Legion</text:p>
          </table:table-cell>
          <table:table-cell office:value-type="string">
            <text:p>zu</text:p>
          </table:table-cell>
          <table:table-cell office:value-type="string">
            <text:p>Caesars</text:p>
          </table:table-cell>
          <table:table-cell office:value-type="string">
            <text:p>Amtsbezirk</text:p>
          </table:table-cell>
          <table:table-cell office:value-type="string">
            <text:p>hinzugefügt</text:p>
          </table:table-cell>
          <table:table-cell office:value-type="string">
            <text:p>was</text:p>
          </table:table-cell>
          <table:table-cell office:value-type="string">
            <text:p>auf</text:p>
          </table:table-cell>
          <table:table-cell office:value-type="string">
            <text:p>Pompeius</text:p>
          </table:table-cell>
          <table:table-cell office:value-type="string">
            <text:p>Antrag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beschloß</text:p>
          </table:table-cell>
          <table:table-cell office:value-type="string">
            <text:p>um</text:p>
          </table:table-cell>
          <table:table-cell office:value-type="string">
            <text:p>wenigstens</text:p>
          </table:table-cell>
          <table:table-cell office:value-type="string">
            <text:p>nicht</text:p>
          </table:table-cell>
          <table:table-cell office:value-type="string">
            <text:p>auch</text:p>
          </table:table-cell>
          <table:table-cell office:value-type="string">
            <text:p>dies</text:p>
          </table:table-cell>
          <table:table-cell office:value-type="string">
            <text:p>Kommando</text:p>
          </table:table-cell>
          <table:table-cell office:value-type="string">
            <text:p>durch</text:p>
          </table:table-cell>
          <table:table-cell office:value-type="string">
            <text:p>außerordentlichen</text:p>
          </table:table-cell>
          <table:table-cell office:value-type="string">
            <text:p>Bürgerschaftsbeschluß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er</text:p>
          </table:table-cell>
          <table:table-cell office:value-type="string">
            <text:p>hitzigsten</text:p>
          </table:table-cell>
          <table:table-cell office:value-type="string">
            <text:p>Aristokraten</text:p>
          </table:table-cell>
          <table:table-cell office:value-type="string">
            <text:p>Lucius</text:p>
          </table:table-cell>
          <table:table-cell office:value-type="string">
            <text:p>Domitius</text:p>
          </table:table-cell>
          <table:table-cell office:value-type="string">
            <text:p>und</text:p>
          </table:table-cell>
          <table:table-cell office:value-type="string">
            <text:p>Gaius</text:p>
          </table:table-cell>
          <table:table-cell office:value-type="string">
            <text:p>Memmius</text:p>
          </table:table-cell>
          <table:table-cell office:value-type="string">
            <text:p>im</text:p>
          </table:table-cell>
          <table:table-cell office:value-type="string">
            <text:p>vollen</text:p>
          </table:table-cell>
          <table:table-cell office:value-type="string">
            <text:p>Senat</text:p>
          </table:table-cell>
          <table:table-cell office:value-type="string">
            <text:p>den</text:p>
          </table:table-cell>
          <table:table-cell office:value-type="string">
            <text:p>Antrag</text:p>
          </table:table-cell>
          <table:table-cell office:value-type="string">
            <text:p>stellten</text:p>
          </table:table-cell>
          <table:table-cell office:value-type="string">
            <text:p>die</text:p>
          </table:table-cell>
          <table:table-cell office:value-type="string">
            <text:p>Julischen</text:p>
          </table:table-cell>
          <table:table-cell office:value-type="string">
            <text:p>Gesetze</text:p>
          </table:table-cell>
          <table:table-cell office:value-type="string">
            <text:p>zu</text:p>
          </table:table-cell>
          <table:table-cell office:value-type="string">
            <text:p>kassieren</text:p>
          </table:table-cell>
          <table:table-cell office:value-type="string">
            <text:p>Es</text:p>
          </table:table-cell>
          <table:table-cell office:value-type="string">
            <text:p>wa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ausschlug</text:p>
          </table:table-cell>
          <table:table-cell office:value-type="string">
            <text:p>denn</text:p>
          </table:table-cell>
          <table:table-cell office:value-type="string">
            <text:p>da</text:p>
          </table:table-cell>
          <table:table-cell office:value-type="string">
            <text:p>Caesar</text:p>
          </table:table-cell>
          <table:table-cell office:value-type="string">
            <text:p>nun</text:p>
          </table:table-cell>
          <table:table-cell office:value-type="string">
            <text:p>selbst</text:p>
          </table:table-cell>
          <table:table-cell office:value-type="string">
            <text:p>darauf</text:p>
          </table:table-cell>
          <table:table-cell office:value-type="string">
            <text:p>bestand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Gültigkeit</text:p>
          </table:table-cell>
          <table:table-cell office:value-type="string">
            <text:p>der</text:p>
          </table:table-cell>
          <table:table-cell office:value-type="string">
            <text:p>angefochtenen</text:p>
          </table:table-cell>
          <table:table-cell office:value-type="string">
            <text:p>Gesetze</text:p>
          </table:table-cell>
          <table:table-cell office:value-type="string">
            <text:p>untersuchen</text:p>
          </table:table-cell>
          <table:table-cell office:value-type="string">
            <text:p>möge</text:p>
          </table:table-cell>
          <table:table-cell office:value-type="string">
            <text:p>konnte</text:p>
          </table:table-cell>
          <table:table-cell office:value-type="string">
            <text:p>dieser</text:p>
          </table:table-cell>
          <table:table-cell office:value-type="string">
            <text:p>nicht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Charakter</text:p>
          </table:table-cell>
          <table:table-cell office:value-type="string">
            <text:p>rücksichtsvoller</text:p>
          </table:table-cell>
          <table:table-cell office:value-type="string">
            <text:p>Deferenz</text:p>
          </table:table-cell>
          <table:table-cell office:value-type="string">
            <text:p>und</text:p>
          </table:table-cell>
          <table:table-cell office:value-type="string">
            <text:p>kühler</text:p>
          </table:table-cell>
          <table:table-cell office:value-type="string">
            <text:p>Ironie</text:p>
          </table:table-cell>
          <table:table-cell office:value-type="string">
            <text:p>der</text:p>
          </table:table-cell>
          <table:table-cell office:value-type="string">
            <text:p>Caesars</text:p>
          </table:table-cell>
          <table:table-cell office:value-type="string">
            <text:p>Verhalten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gegenüber</text:p>
          </table:table-cell>
          <table:table-cell office:value-type="string">
            <text:p>durchgängig</text:p>
          </table:table-cell>
          <table:table-cell office:value-type="string">
            <text:p>bezeichnet</text:p>
          </table:table-cell>
          <table:table-cell office:value-type="string">
            <text:p>Auf</text:p>
          </table:table-cell>
          <table:table-cell office:value-type="string">
            <text:p>Widerstand</text:p>
          </table:table-cell>
          <table:table-cell office:value-type="string">
            <text:p>stießen</text:p>
          </table:table-cell>
          <table:table-cell office:value-type="string">
            <text:p>sie</text:p>
          </table:table-cell>
          <table:table-cell office:value-type="string">
            <text:p>nicht</text:p>
          </table:table-cell>
          <table:table-cell office:value-type="string">
            <text:p>Es</text:p>
          </table:table-cell>
          <table:table-cell office:value-type="string">
            <text:p>half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er</text:p>
          </table:table-cell>
          <table:table-cell office:value-type="string">
            <text:p>künftigen</text:p>
          </table:table-cell>
          <table:table-cell office:value-type="string">
            <text:p>römischen</text:p>
          </table:table-cell>
          <table:table-cell office:value-type="string">
            <text:p>Herrschaft</text:p>
          </table:table-cell>
          <table:table-cell office:value-type="string">
            <text:p>im</text:p>
          </table:table-cell>
          <table:table-cell office:value-type="string">
            <text:p>Westen</text:p>
          </table:table-cell>
          <table:table-cell office:value-type="string">
            <text:p>wie</text:p>
          </table:table-cell>
          <table:table-cell office:value-type="string">
            <text:p>im</text:p>
          </table:table-cell>
          <table:table-cell office:value-type="string">
            <text:p>Osten</text:p>
          </table:table-cell>
          <table:table-cell office:value-type="string">
            <text:p>feststellenden</text:p>
          </table:table-cell>
          <table:table-cell office:value-type="string">
            <text:p>Senat</text:p>
          </table:table-cell>
          <table:table-cell office:value-type="string">
            <text:p>vorbereitet</text:p>
          </table:table-cell>
          <table:table-cell office:value-type="string">
            <text:p>hatte</text:p>
          </table:table-cell>
          <table:table-cell office:value-type="string">
            <text:p>was</text:p>
          </table:table-cell>
          <table:table-cell office:value-type="string">
            <text:p>dann</text:p>
          </table:table-cell>
          <table:table-cell office:value-type="string">
            <text:p>die</text:p>
          </table:table-cell>
          <table:table-cell office:value-type="string">
            <text:p>römische</text:p>
          </table:table-cell>
          <table:table-cell office:value-type="string">
            <text:p>Emigration</text:p>
          </table:table-cell>
          <table:table-cell office:value-type="string">
            <text:p>in</text:p>
          </table:table-cell>
          <table:table-cell office:value-type="string">
            <text:p>die</text:p>
          </table:table-cell>
          <table:table-cell office:value-type="string">
            <text:p>Provinz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Mitglieder</text:p>
          </table:table-cell>
          <table:table-cell office:value-type="string">
            <text:p>scheint</text:p>
          </table:table-cell>
          <table:table-cell office:value-type="string">
            <text:p>aber</text:p>
          </table:table-cell>
          <table:table-cell office:value-type="string">
            <text:p>nicht</text:p>
          </table:table-cell>
          <table:table-cell office:value-type="string">
            <text:p>mehr</text:p>
          </table:table-cell>
          <table:table-cell office:value-type="string">
            <text:p>bedeutet</text:p>
          </table:table-cell>
          <table:table-cell office:value-type="string">
            <text:p>zu</text:p>
          </table:table-cell>
          <table:table-cell office:value-type="string">
            <text:p>haben</text:p>
          </table:table-cell>
          <table:table-cell office:value-type="string">
            <text:p>als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unter</text:p>
          </table:table-cell>
          <table:table-cell office:value-type="string">
            <text:p>den</text:p>
          </table:table-cell>
          <table:table-cell office:value-type="string">
            <text:p>römischen</text:p>
          </table:table-cell>
          <table:table-cell office:value-type="string">
            <text:p>Königen</text:p>
          </table:table-cell>
          <table:table-cell office:value-type="string">
            <text:p>Dagegen</text:p>
          </table:table-cell>
          <table:table-cell office:value-type="string">
            <text:p>in</text:p>
          </table:table-cell>
          <table:table-cell office:value-type="string">
            <text:p>dem</text:p>
          </table:table-cell>
          <table:table-cell office:value-type="string">
            <text:p>regsameren</text:p>
          </table:table-cell>
          <table:table-cell office:value-type="string">
            <text:p>Süden</text:p>
          </table:table-cell>
          <table:table-cell office:value-type="string">
            <text:p>des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und</text:p>
          </table:table-cell>
          <table:table-cell office:value-type="string">
            <text:p>konsularische</text:p>
          </table:table-cell>
          <table:table-cell office:value-type="string">
            <text:p>Armeen</text:p>
          </table:table-cell>
          <table:table-cell office:value-type="string">
            <text:p>über</text:p>
          </table:table-cell>
          <table:table-cell office:value-type="string">
            <text:p>die</text:p>
          </table:table-cell>
          <table:table-cell office:value-type="string">
            <text:p>Alpen</text:p>
          </table:table-cell>
          <table:table-cell office:value-type="string">
            <text:p>zu</text:p>
          </table:table-cell>
          <table:table-cell office:value-type="string">
            <text:p>senden</text:p>
          </table:table-cell>
          <table:table-cell office:value-type="string">
            <text:p>allei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an</text:p>
          </table:table-cell>
          <table:table-cell office:value-type="string">
            <text:p>den</text:p>
          </table:table-cell>
          <table:table-cell office:value-type="string">
            <text:p>diese</text:p>
          </table:table-cell>
          <table:table-cell office:value-type="string">
            <text:p>Angelegenheiten</text:p>
          </table:table-cell>
          <table:table-cell office:value-type="string">
            <text:p>zunächst</text:p>
          </table:table-cell>
          <table:table-cell office:value-type="string">
            <text:p>zur</text:p>
          </table:table-cell>
          <table:table-cell office:value-type="string">
            <text:p>Entscheidung</text:p>
          </table:table-cell>
          <table:table-cell office:value-type="string">
            <text:p>kamen</text:p>
          </table:table-cell>
          <table:table-cell office:value-type="string">
            <text:p>krönte</text:p>
          </table:table-cell>
          <table:table-cell office:value-type="string">
            <text:p>schließlich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sie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Verhältnissen</text:p>
          </table:table-cell>
          <table:table-cell office:value-type="string">
            <text:p>Auch</text:p>
          </table:table-cell>
          <table:table-cell office:value-type="string">
            <text:p>hier</text:p>
          </table:table-cell>
          <table:table-cell office:value-type="string">
            <text:p>war</text:p>
          </table:table-cell>
          <table:table-cell office:value-type="string">
            <text:p>nachzuholen</text:p>
          </table:table-cell>
          <table:table-cell office:value-type="string">
            <text:p>was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versäumt</text:p>
          </table:table-cell>
          <table:table-cell office:value-type="string">
            <text:p>hatte</text:p>
          </table:table-cell>
          <table:table-cell office:value-type="string">
            <text:p>und</text:p>
          </table:table-cell>
          <table:table-cell office:value-type="string">
            <text:p>vor</text:p>
          </table:table-cell>
          <table:table-cell office:value-type="string">
            <text:p>allen</text:p>
          </table:table-cell>
          <table:table-cell office:value-type="string">
            <text:p>Dingen</text:p>
          </table:table-cell>
          <table:table-cell office:value-type="string">
            <text:p>der</text:p>
          </table:table-cell>
          <table:table-cell office:value-type="string">
            <text:p>Strom</text:p>
          </table:table-cell>
          <table:table-cell office:value-type="string">
            <text:p>der</text:p>
          </table:table-cell>
          <table:table-cell office:value-type="string">
            <text:p>deutsch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zu</text:p>
          </table:table-cell>
          <table:table-cell office:value-type="string">
            <text:p>werden</text:p>
          </table:table-cell>
          <table:table-cell office:value-type="string">
            <text:p>bestimmt</text:p>
          </table:table-cell>
          <table:table-cell office:value-type="string">
            <text:p>war</text:p>
          </table:table-cell>
          <table:table-cell office:value-type="string">
            <text:p>In</text:p>
          </table:table-cell>
          <table:table-cell office:value-type="string">
            <text:p>seiner</text:p>
          </table:table-cell>
          <table:table-cell office:value-type="string">
            <text:p>besseren</text:p>
          </table:table-cell>
          <table:table-cell office:value-type="string">
            <text:p>Zeit</text:p>
          </table:table-cell>
          <table:table-cell office:value-type="string">
            <text:p>hatt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nicht</text:p>
          </table:table-cell>
          <table:table-cell office:value-type="string">
            <text:p>geruht</text:p>
          </table:table-cell>
          <table:table-cell office:value-type="string">
            <text:p>bis</text:p>
          </table:table-cell>
          <table:table-cell office:value-type="string">
            <text:p>Roms</text:p>
          </table:table-cell>
          <table:table-cell office:value-type="string">
            <text:p>Herrschaft</text:p>
          </table:table-cell>
          <table:table-cell office:value-type="string">
            <text:p>Italiens</text:p>
          </table:table-cell>
          <table:table-cell office:value-type="string">
            <text:p>natürliche</text:p>
          </table:table-cell>
          <table:table-cell office:value-type="string">
            <text:p>Grenzen</text:p>
          </table:table-cell>
          <table:table-cell office:value-type="string">
            <text:p>die</text:p>
          </table:table-cell>
          <table:table-cell office:value-type="string">
            <text:p>Alp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gewährten</text:p>
          </table:table-cell>
          <table:table-cell office:value-type="string">
            <text:p>Das</text:p>
          </table:table-cell>
          <table:table-cell office:value-type="string">
            <text:p>Verfahren</text:p>
          </table:table-cell>
          <table:table-cell office:value-type="string">
            <text:p>Caesars</text:p>
          </table:table-cell>
          <table:table-cell office:value-type="string">
            <text:p>gegen</text:p>
          </table:table-cell>
          <table:table-cell office:value-type="string">
            <text:p>diese</text:p>
          </table:table-cell>
          <table:table-cell office:value-type="string">
            <text:p>deutschen</text:p>
          </table:table-cell>
          <table:table-cell office:value-type="string">
            <text:p>Einwanderer</text:p>
          </table:table-cell>
          <table:table-cell office:value-type="string">
            <text:p>fand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schweren</text:p>
          </table:table-cell>
          <table:table-cell office:value-type="string">
            <text:p>und</text:p>
          </table:table-cell>
          <table:table-cell office:value-type="string">
            <text:p>gerechten</text:p>
          </table:table-cell>
          <table:table-cell office:value-type="string">
            <text:p>Tadel</text:p>
          </table:table-cell>
          <table:table-cell office:value-type="string">
            <text:p>allein</text:p>
          </table:table-cell>
          <table:table-cell office:value-type="string">
            <text:p>wie</text:p>
          </table:table-cell>
          <table:table-cell office:value-type="string">
            <text:p>wenig</text:p>
          </table:table-cell>
          <table:table-cell office:value-type="string">
            <text:p>auch</text:p>
          </table:table-cell>
          <table:table-cell office:value-type="string">
            <text:p>dasselbe</text:p>
          </table:table-cell>
          <table:table-cell office:value-type="string">
            <text:p>entschuldigt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en</text:p>
          </table:table-cell>
          <table:table-cell office:value-type="string">
            <text:p>römischen</text:p>
          </table:table-cell>
          <table:table-cell office:value-type="string">
            <text:p>Bürgerverband</text:p>
          </table:table-cell>
          <table:table-cell office:value-type="string">
            <text:p>ja</text:p>
          </table:table-cell>
          <table:table-cell office:value-type="string">
            <text:p>einzelner</text:p>
          </table:table-cell>
          <table:table-cell office:value-type="string">
            <text:p>vielleicht</text:p>
          </table:table-cell>
          <table:table-cell office:value-type="string">
            <text:p>schon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römischen</text:p>
          </table:table-cell>
          <table:table-cell office:value-type="string">
            <text:p>Senat</text:p>
          </table:table-cell>
          <table:table-cell office:value-type="string">
            <text:p>so</text:p>
          </table:table-cell>
          <table:table-cell office:value-type="string">
            <text:p>ist</text:p>
          </table:table-cell>
          <table:table-cell office:value-type="string">
            <text:p>wahrscheinlich</text:p>
          </table:table-cell>
          <table:table-cell office:value-type="string">
            <text:p>Caesar</text:p>
          </table:table-cell>
          <table:table-cell office:value-type="string">
            <text:p>es</text:p>
          </table:table-cell>
          <table:table-cell office:value-type="string">
            <text:p>gewesen</text:p>
          </table:table-cell>
          <table:table-cell office:value-type="string">
            <text:p>der</text:p>
          </table:table-cell>
          <table:table-cell office:value-type="string">
            <text:p>in</text:p>
          </table:table-cell>
          <table:table-cell office:value-type="string">
            <text:p>Gallien</text:p>
          </table:table-cell>
          <table:table-cell office:value-type="string">
            <text:p>auch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er</text:p>
          </table:table-cell>
          <table:table-cell office:value-type="string">
            <text:p>Welt</text:p>
          </table:table-cell>
          <table:table-cell office:value-type="string">
            <text:p>aber</text:p>
          </table:table-cell>
          <table:table-cell office:value-type="string">
            <text:p>nicht</text:p>
          </table:table-cell>
          <table:table-cell office:value-type="string">
            <text:p>die</text:p>
          </table:table-cell>
          <table:table-cell office:value-type="string">
            <text:p>Straßen</text:p>
          </table:table-cell>
          <table:table-cell office:value-type="string">
            <text:p>der</text:p>
          </table:table-cell>
          <table:table-cell office:value-type="string">
            <text:p>Hauptstadt</text:p>
          </table:table-cell>
          <table:table-cell office:value-type="string">
            <text:p>Auch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em</text:p>
          </table:table-cell>
          <table:table-cell office:value-type="string">
            <text:p>ja</text:p>
          </table:table-cell>
          <table:table-cell office:value-type="string">
            <text:p>immer</text:p>
          </table:table-cell>
          <table:table-cell office:value-type="string">
            <text:p>noch</text:p>
          </table:table-cell>
          <table:table-cell office:value-type="string">
            <text:p>eine</text:p>
          </table:table-cell>
          <table:table-cell office:value-type="string">
            <text:p>Art</text:p>
          </table:table-cell>
          <table:table-cell office:value-type="string">
            <text:p>nominellen</text:p>
          </table:table-cell>
          <table:table-cell office:value-type="string">
            <text:p>Regiments</text:p>
          </table:table-cell>
          <table:table-cell office:value-type="string">
            <text:p>zustand</text:p>
          </table:table-cell>
          <table:table-cell office:value-type="string">
            <text:p>ließ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zum</text:p>
          </table:table-cell>
          <table:table-cell office:value-type="string">
            <text:p>Beispiel</text:p>
          </table:table-cell>
          <table:table-cell office:value-type="string">
            <text:p>Clodius</text:p>
          </table:table-cell>
          <table:table-cell office:value-type="string">
            <text:p>nacheinander</text:p>
          </table:table-cell>
          <table:table-cell office:value-type="string">
            <text:p>für</text:p>
          </table:table-cell>
          <table:table-cell office:value-type="string">
            <text:p>die</text:p>
          </table:table-cell>
          <table:table-cell office:value-type="string">
            <text:p>herrschende</text:p>
          </table:table-cell>
          <table:table-cell office:value-type="string">
            <text:p>Demokratie</text:p>
          </table:table-cell>
          <table:table-cell office:value-type="string">
            <text:p>für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und</text:p>
          </table:table-cell>
          <table:table-cell office:value-type="string">
            <text:p>für</text:p>
          </table:table-cell>
          <table:table-cell office:value-type="string">
            <text:p>Crassus</text:p>
          </table:table-cell>
          <table:table-cell office:value-type="string">
            <text:p>gefochten</text:p>
          </table:table-cell>
          <table:table-cell office:value-type="string">
            <text:p>oder</text:p>
          </table:table-cell>
          <table:table-cell office:value-type="string">
            <text:p>zu</text:p>
          </table:table-cell>
          <table:table-cell office:value-type="string">
            <text:p>fechten</text:p>
          </table:table-cell>
          <table:table-cell office:value-type="string">
            <text:p>vorgegeben</text:p>
          </table:table-cell>
          <table:table-cell office:value-type="string">
            <text:p>hat</text:p>
          </table:table-cell>
          <table:table-cell office:value-type="string">
            <text:p>Farbe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er</text:p>
          </table:table-cell>
          <table:table-cell office:value-type="string">
            <text:p>gestürzten</text:p>
          </table:table-cell>
          <table:table-cell office:value-type="string">
            <text:p>Regierung</text:p>
          </table:table-cell>
          <table:table-cell office:value-type="string">
            <text:p>buhlten</text:p>
          </table:table-cell>
          <table:table-cell office:value-type="string">
            <text:p>Pompeius</text:p>
          </table:table-cell>
          <table:table-cell office:value-type="string">
            <text:p>zum</text:p>
          </table:table-cell>
          <table:table-cell office:value-type="string">
            <text:p>Teil</text:p>
          </table:table-cell>
          <table:table-cell office:value-type="string">
            <text:p>auch</text:p>
          </table:table-cell>
          <table:table-cell office:value-type="string">
            <text:p>um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gefällig</text:p>
          </table:table-cell>
          <table:table-cell office:value-type="string">
            <text:p>zu</text:p>
          </table:table-cell>
          <table:table-cell office:value-type="string">
            <text:p>sein</text:p>
          </table:table-cell>
          <table:table-cell office:value-type="string">
            <text:p>Ciceros</text:p>
          </table:table-cell>
          <table:table-cell office:value-type="string">
            <text:p>Zurückberufung</text:p>
          </table:table-cell>
          <table:table-cell office:value-type="string">
            <text:p>zuließ</text:p>
          </table:table-cell>
          <table:table-cell office:value-type="string">
            <text:p>Clodius</text:p>
          </table:table-cell>
          <table:table-cell office:value-type="string">
            <text:p>dagegen</text:p>
          </table:table-cell>
          <table:table-cell office:value-type="string">
            <text:p>die</text:p>
          </table:table-cell>
          <table:table-cell office:value-type="string">
            <text:p>Julisch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Lorbeeren</text:p>
          </table:table-cell>
          <table:table-cell office:value-type="string">
            <text:p>die</text:p>
          </table:table-cell>
          <table:table-cell office:value-type="string">
            <text:p>welken</text:p>
          </table:table-cell>
          <table:table-cell office:value-type="string">
            <text:p>des</text:p>
          </table:table-cell>
          <table:table-cell office:value-type="string">
            <text:p>Pompeius</text:p>
          </table:table-cell>
          <table:table-cell office:value-type="string">
            <text:p>überglänzten</text:p>
          </table:table-cell>
          <table:table-cell office:value-type="string">
            <text:p>und</text:p>
          </table:table-cell>
          <table:table-cell office:value-type="string">
            <text:p>dem</text:p>
          </table:table-cell>
          <table:table-cell office:value-type="string">
            <text:p>sogar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nach</text:p>
          </table:table-cell>
          <table:table-cell office:value-type="string">
            <text:p>glücklichen</text:p>
          </table:table-cell>
          <table:table-cell office:value-type="string">
            <text:p>Feldzügen</text:p>
          </table:table-cell>
          <table:table-cell office:value-type="string">
            <text:p>üblichen</text:p>
          </table:table-cell>
          <table:table-cell office:value-type="string">
            <text:p>Ehrenbezeigungen</text:p>
          </table:table-cell>
          <table:table-cell office:value-type="string">
            <text:p>schon</text:p>
          </table:table-cell>
          <table:table-cell office:value-type="float" office:value="697">
            <text:p>697</text:p>
          </table:table-cell>
          <table:table-cell office:value-type="string">
            <text:p>in</text:p>
          </table:table-cell>
          <table:table-cell office:value-type="string">
            <text:p>reicherem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iese</text:p>
          </table:table-cell>
          <table:table-cell office:value-type="string">
            <text:p>unbedingt</text:p>
          </table:table-cell>
          <table:table-cell office:value-type="string">
            <text:p>ihm</text:p>
          </table:table-cell>
          <table:table-cell office:value-type="string">
            <text:p>zur</text:p>
          </table:table-cell>
          <table:table-cell office:value-type="string">
            <text:p>Verfügung</text:p>
          </table:table-cell>
          <table:table-cell office:value-type="string">
            <text:p>gestanden</text:p>
          </table:table-cell>
          <table:table-cell office:value-type="string">
            <text:p>Die</text:p>
          </table:table-cell>
          <table:table-cell office:value-type="string">
            <text:p>Machthaber</text:p>
          </table:table-cell>
          <table:table-cell office:value-type="string">
            <text:p>beherrschte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damals</text:p>
          </table:table-cell>
          <table:table-cell office:value-type="string">
            <text:p>sowohl</text:p>
          </table:table-cell>
          <table:table-cell office:value-type="string">
            <text:p>durch</text:p>
          </table:table-cell>
          <table:table-cell office:value-type="string">
            <text:p>die</text:p>
          </table:table-cell>
          <table:table-cell office:value-type="string">
            <text:p>Komitien</text:p>
          </table:table-cell>
          <table:table-cell office:value-type="string">
            <text:p>die</text:p>
          </table:table-cell>
          <table:table-cell office:value-type="string">
            <text:p>ihnen</text:p>
          </table:table-cell>
          <table:table-cell office:value-type="string">
            <text:p>als</text:p>
          </table:table-cell>
          <table:table-cell office:value-type="string">
            <text:p>den</text:p>
          </table:table-cell>
          <table:table-cell office:value-type="string">
            <text:p>Herr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Straße</text:p>
          </table:table-cell>
          <table:table-cell office:value-type="string">
            <text:p>unbedingt</text:p>
          </table:table-cell>
          <table:table-cell office:value-type="string">
            <text:p>gehorchten</text:p>
          </table:table-cell>
          <table:table-cell office:value-type="string">
            <text:p>wie</text:p>
          </table:table-cell>
          <table:table-cell office:value-type="string">
            <text:p>durch</text:p>
          </table:table-cell>
          <table:table-cell office:value-type="string">
            <text:p>den</text:p>
          </table:table-cell>
          <table:table-cell office:value-type="string">
            <text:p>von</text:p>
          </table:table-cell>
          <table:table-cell office:value-type="string">
            <text:p>Caesar</text:p>
          </table:table-cell>
          <table:table-cell office:value-type="string">
            <text:p>energisch</text:p>
          </table:table-cell>
          <table:table-cell office:value-type="string">
            <text:p>terrorisierten</text:p>
          </table:table-cell>
          <table:table-cell office:value-type="string">
            <text:p>Senat</text:p>
          </table:table-cell>
          <table:table-cell office:value-type="string">
            <text:p>als</text:p>
          </table:table-cell>
          <table:table-cell office:value-type="string">
            <text:p>Vertreter</text:p>
          </table:table-cell>
          <table:table-cell office:value-type="string">
            <text:p>der</text:p>
          </table:table-cell>
          <table:table-cell office:value-type="string">
            <text:p>Koalition</text:p>
          </table:table-cell>
          <table:table-cell office:value-type="string">
            <text:p>in</text:p>
          </table:table-cell>
          <table:table-cell office:value-type="string">
            <text:p>Rom</text:p>
          </table:table-cell>
          <table:table-cell office:value-type="string">
            <text:p>und</text:p>
          </table:table-cell>
          <table:table-cell office:value-type="string">
            <text:p>als</text:p>
          </table:table-cell>
          <table:table-cell office:value-type="string">
            <text:p>deren</text:p>
          </table:table-cell>
          <table:table-cell office:value-type="string">
            <text:p>anerkanntes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in</text:p>
          </table:table-cell>
          <table:table-cell office:value-type="string">
            <text:p>Rom</text:p>
          </table:table-cell>
          <table:table-cell office:value-type="string">
            <text:p>und</text:p>
          </table:table-cell>
          <table:table-cell office:value-type="string">
            <text:p>als</text:p>
          </table:table-cell>
          <table:table-cell office:value-type="string">
            <text:p>deren</text:p>
          </table:table-cell>
          <table:table-cell office:value-type="string">
            <text:p>anerkanntes</text:p>
          </table:table-cell>
          <table:table-cell office:value-type="string">
            <text:p>Haupt</text:p>
          </table:table-cell>
          <table:table-cell office:value-type="string">
            <text:p>hätte</text:p>
          </table:table-cell>
          <table:table-cell office:value-type="string">
            <text:p>Pompeius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wie</text:p>
          </table:table-cell>
          <table:table-cell office:value-type="string">
            <text:p>von</text:p>
          </table:table-cell>
          <table:table-cell office:value-type="string">
            <text:p>der</text:p>
          </table:table-cell>
          <table:table-cell office:value-type="string">
            <text:p>Bürgerschaft</text:p>
          </table:table-cell>
          <table:table-cell office:value-type="string">
            <text:p>ohne</text:p>
          </table:table-cell>
          <table:table-cell office:value-type="string">
            <text:p>Zweifel</text:p>
          </table:table-cell>
          <table:table-cell office:value-type="string">
            <text:p>jeden</text:p>
          </table:table-cell>
          <table:table-cell office:value-type="string">
            <text:p>Beschluß</text:p>
          </table:table-cell>
          <table:table-cell office:value-type="string">
            <text:p>erlangt</text:p>
          </table:table-cell>
          <table:table-cell office:value-type="string">
            <text:p>d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Nicht</text:p>
          </table:table-cell>
          <table:table-cell office:value-type="string">
            <text:p>ganz</text:p>
          </table:table-cell>
          <table:table-cell office:value-type="string">
            <text:p>so</text:p>
          </table:table-cell>
          <table:table-cell office:value-type="string">
            <text:p>ungünstig</text:p>
          </table:table-cell>
          <table:table-cell office:value-type="string">
            <text:p>standen</text:p>
          </table:table-cell>
          <table:table-cell office:value-type="string">
            <text:p>die</text:p>
          </table:table-cell>
          <table:table-cell office:value-type="string">
            <text:p>Dinge</text:p>
          </table:table-cell>
          <table:table-cell office:value-type="string">
            <text:p>für</text:p>
          </table:table-cell>
          <table:table-cell office:value-type="string">
            <text:p>ihn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doch</text:p>
          </table:table-cell>
          <table:table-cell office:value-type="string">
            <text:p>war</text:p>
          </table:table-cell>
          <table:table-cell office:value-type="string">
            <text:p>es</text:p>
          </table:table-cell>
          <table:table-cell office:value-type="string">
            <text:p>auch</text:p>
          </table:table-cell>
          <table:table-cell office:value-type="string">
            <text:p>hier</text:p>
          </table:table-cell>
          <table:table-cell office:value-type="string">
            <text:p>zweifelhaft</text:p>
          </table:table-cell>
          <table:table-cell office:value-type="string">
            <text:p>ob</text:p>
          </table:table-cell>
          <table:table-cell office:value-type="string">
            <text:p>Pompeius</text:p>
          </table:table-cell>
          <table:table-cell office:value-type="string">
            <text:p>nach</text:p>
          </table:table-cell>
          <table:table-cell office:value-type="string">
            <text:p>diese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en</text:p>
          </table:table-cell>
          <table:table-cell office:value-type="string">
            <text:p>bestehenden</text:p>
          </table:table-cell>
          <table:table-cell office:value-type="string">
            <text:p>Verhältnissen</text:p>
          </table:table-cell>
          <table:table-cell office:value-type="string">
            <text:p>blieb</text:p>
          </table:table-cell>
          <table:table-cell office:value-type="string">
            <text:p>den</text:p>
          </table:table-cell>
          <table:table-cell office:value-type="string">
            <text:p>Verfassungstreuen</text:p>
          </table:table-cell>
          <table:table-cell office:value-type="string">
            <text:p>nichts</text:p>
          </table:table-cell>
          <table:table-cell office:value-type="string">
            <text:p>übrig</text:p>
          </table:table-cell>
          <table:table-cell office:value-type="string">
            <text:p>als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der</text:p>
          </table:table-cell>
          <table:table-cell office:value-type="string">
            <text:p>herabgekommen</text:p>
          </table:table-cell>
          <table:table-cell office:value-type="string">
            <text:p>wie</text:p>
          </table:table-cell>
          <table:table-cell office:value-type="string">
            <text:p>er</text:p>
          </table:table-cell>
          <table:table-cell office:value-type="string">
            <text:p>war</text:p>
          </table:table-cell>
          <table:table-cell office:value-type="string">
            <text:p>doch</text:p>
          </table:table-cell>
          <table:table-cell office:value-type="string">
            <text:p>immer</text:p>
          </table:table-cell>
          <table:table-cell office:value-type="string">
            <text:p>noch</text:p>
          </table:table-cell>
          <table:table-cell office:value-type="string">
            <text:p>als</text:p>
          </table:table-cell>
          <table:table-cell office:value-type="string">
            <text:p>Vertrete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legitimen</text:p>
          </table:table-cell>
          <table:table-cell office:value-type="string">
            <text:p>Republik</text:p>
          </table:table-cell>
          <table:table-cell office:value-type="string">
            <text:p>erschien</text:p>
          </table:table-cell>
          <table:table-cell office:value-type="string">
            <text:p>sich</text:p>
          </table:table-cell>
          <table:table-cell office:value-type="string">
            <text:p>unterzuordnen</text:p>
          </table:table-cell>
          <table:table-cell office:value-type="string">
            <text:p>So</text:p>
          </table:table-cell>
          <table:table-cell office:value-type="string">
            <text:p>kam</text:p>
          </table:table-cell>
          <table:table-cell office:value-type="string">
            <text:p>es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jetzt</text:p>
          </table:table-cell>
          <table:table-cell office:value-type="string">
            <text:p>da</text:p>
          </table:table-cell>
          <table:table-cell office:value-type="string">
            <text:p>er</text:p>
          </table:table-cell>
          <table:table-cell office:value-type="string">
            <text:p>gestürzt</text:p>
          </table:table-cell>
          <table:table-cell office:value-type="string">
            <text:p>worden</text:p>
          </table:table-cell>
          <table:table-cell office:value-type="string">
            <text:p>war</text:p>
          </table:table-cell>
          <table:table-cell office:value-type="string">
            <text:p>plötzlich</text:p>
          </table:table-cell>
          <table:table-cell office:value-type="string">
            <text:p>eine</text:p>
          </table:table-cell>
          <table:table-cell office:value-type="string">
            <text:p>weit</text:p>
          </table:table-cell>
          <table:table-cell office:value-type="string">
            <text:p>ansehnlichere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Marcus</text:p>
          </table:table-cell>
          <table:table-cell office:value-type="string">
            <text:p>Cicero</text:p>
          </table:table-cell>
          <table:table-cell office:value-type="string">
            <text:p>nachdem</text:p>
          </table:table-cell>
          <table:table-cell office:value-type="string">
            <text:p>er</text:p>
          </table:table-cell>
          <table:table-cell office:value-type="string">
            <text:p>sich</text:p>
          </table:table-cell>
          <table:table-cell office:value-type="string">
            <text:p>verpflichtet</text:p>
          </table:table-cell>
          <table:table-cell office:value-type="string">
            <text:p>hatte</text:p>
          </table:table-cell>
          <table:table-cell office:value-type="string">
            <text:p>den</text:p>
          </table:table-cell>
          <table:table-cell office:value-type="string">
            <text:p>Gehorsamen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sich</text:p>
          </table:table-cell>
          <table:table-cell office:value-type="string">
            <text:p>anzuschließen</text:p>
          </table:table-cell>
          <table:table-cell office:value-type="string">
            <text:p>und</text:p>
          </table:table-cell>
          <table:table-cell office:value-type="string">
            <text:p>nicht</text:p>
          </table:table-cell>
          <table:table-cell office:value-type="string">
            <text:p>bloß</text:p>
          </table:table-cell>
          <table:table-cell office:value-type="string">
            <text:p>keine</text:p>
          </table:table-cell>
          <table:table-cell office:value-type="string">
            <text:p>Opposition</text:p>
          </table:table-cell>
          <table:table-cell office:value-type="string">
            <text:p>zu</text:p>
          </table:table-cell>
          <table:table-cell office:value-type="string">
            <text:p>machen</text:p>
          </table:table-cell>
          <table:table-cell office:value-type="string">
            <text:p>sonder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ie</text:p>
          </table:table-cell>
          <table:table-cell office:value-type="string">
            <text:p>Gelegenheit</text:p>
          </table:table-cell>
          <table:table-cell office:value-type="string">
            <text:p>wahr</text:p>
          </table:table-cell>
          <table:table-cell office:value-type="string">
            <text:p>wie</text:p>
          </table:table-cell>
          <table:table-cell office:value-type="string">
            <text:p>Ciceros</text:p>
          </table:table-cell>
          <table:table-cell office:value-type="string">
            <text:p>Verbannung</text:p>
          </table:table-cell>
          <table:table-cell office:value-type="string">
            <text:p>eine</text:p>
          </table:table-cell>
          <table:table-cell office:value-type="string">
            <text:p>Demonstration</text:p>
          </table:table-cell>
          <table:table-cell office:value-type="string">
            <text:p>gege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gewesen</text:p>
          </table:table-cell>
          <table:table-cell office:value-type="string">
            <text:p>war</text:p>
          </table:table-cell>
          <table:table-cell office:value-type="string">
            <text:p>so</text:p>
          </table:table-cell>
          <table:table-cell office:value-type="string">
            <text:p>seine</text:p>
          </table:table-cell>
          <table:table-cell office:value-type="string">
            <text:p>Rückkehr</text:p>
          </table:table-cell>
          <table:table-cell office:value-type="string">
            <text:p>zu</text:p>
          </table:table-cell>
          <table:table-cell office:value-type="string">
            <text:p>republikanischen</text:p>
          </table:table-cell>
          <table:table-cell office:value-type="string">
            <text:p>Demonstrationen</text:p>
          </table:table-cell>
          <table:table-cell office:value-type="string">
            <text:p>zu</text:p>
          </table:table-cell>
          <table:table-cell office:value-type="string">
            <text:p>benutz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Bürgerschaft</text:p>
          </table:table-cell>
          <table:table-cell office:value-type="string">
            <text:p>dem</text:p>
          </table:table-cell>
          <table:table-cell office:value-type="string">
            <text:p>Konsular</text:p>
          </table:table-cell>
          <table:table-cell office:value-type="string">
            <text:p>Cicero</text:p>
          </table:table-cell>
          <table:table-cell office:value-type="string">
            <text:p>die</text:p>
          </table:table-cell>
          <table:table-cell office:value-type="string">
            <text:p>Rückkehr</text:p>
          </table:table-cell>
          <table:table-cell office:value-type="string">
            <text:p>zu</text:p>
          </table:table-cell>
          <table:table-cell office:value-type="string">
            <text:p>gestatten</text:p>
          </table:table-cell>
          <table:table-cell office:value-type="string">
            <text:p>und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rief</text:p>
          </table:table-cell>
          <table:table-cell office:value-type="string">
            <text:p>sämtliche</text:p>
          </table:table-cell>
          <table:table-cell office:value-type="string">
            <text:p>verfassungstreue</text:p>
          </table:table-cell>
          <table:table-cell office:value-type="string">
            <text:p>Bürger</text:p>
          </table:table-cell>
          <table:table-cell office:value-type="string">
            <text:p>auf</text:p>
          </table:table-cell>
          <table:table-cell office:value-type="string">
            <text:p>bei</text:p>
          </table:table-cell>
          <table:table-cell office:value-type="string">
            <text:p>der</text:p>
          </table:table-cell>
          <table:table-cell office:value-type="string">
            <text:p>Abstimmung</text:p>
          </table:table-cell>
          <table:table-cell office:value-type="string">
            <text:p>nicht</text:p>
          </table:table-cell>
          <table:table-cell office:value-type="string">
            <text:p>zu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glänzender</text:p>
          </table:table-cell>
          <table:table-cell office:value-type="string">
            <text:p>Manifestationen</text:p>
          </table:table-cell>
          <table:table-cell office:value-type="string">
            <text:p>der</text:p>
          </table:table-cell>
          <table:table-cell office:value-type="string">
            <text:p>öffentlichen</text:p>
          </table:table-cell>
          <table:table-cell office:value-type="string">
            <text:p>Meinung</text:p>
          </table:table-cell>
          <table:table-cell office:value-type="string">
            <text:p>Das</text:p>
          </table:table-cell>
          <table:table-cell office:value-type="string">
            <text:p>neue</text:p>
          </table:table-cell>
          <table:table-cell office:value-type="string">
            <text:p>Bündnis</text:p>
          </table:table-cell>
          <table:table-cell office:value-type="string">
            <text:p>zwischen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und</text:p>
          </table:table-cell>
          <table:table-cell office:value-type="string">
            <text:p>der</text:p>
          </table:table-cell>
          <table:table-cell office:value-type="string">
            <text:p>verfassungstreuen</text:p>
          </table:table-cell>
          <table:table-cell office:value-type="string">
            <text:p>Bürgerschaft</text:p>
          </table:table-cell>
          <table:table-cell office:value-type="string">
            <text:p>ward</text:p>
          </table:table-cell>
          <table:table-cell office:value-type="string">
            <text:p>bei</text:p>
          </table:table-cell>
          <table:table-cell office:value-type="string">
            <text:p>dieser</text:p>
          </table:table-cell>
          <table:table-cell office:value-type="string">
            <text:p>Gelegenheit</text:p>
          </table:table-cell>
          <table:table-cell office:value-type="string">
            <text:p>gleichsam</text:p>
          </table:table-cell>
          <table:table-cell office:value-type="string">
            <text:p>öffentlich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als</text:p>
          </table:table-cell>
          <table:table-cell office:value-type="string">
            <text:p>im</text:p>
          </table:table-cell>
          <table:table-cell office:value-type="string">
            <text:p>Herbst</text:p>
          </table:table-cell>
          <table:table-cell office:value-type="float" office:value="697">
            <text:p>697</text:p>
          </table:table-cell>
          <table:table-cell office:value-type="string">
            <text:p>Pompeius</text:p>
          </table:table-cell>
          <table:table-cell office:value-type="string">
            <text:p>mit</text:p>
          </table:table-cell>
          <table:table-cell office:value-type="string">
            <text:p>dem</text:p>
          </table:table-cell>
          <table:table-cell office:value-type="string">
            <text:p>Antrag</text:p>
          </table:table-cell>
          <table:table-cell office:value-type="string">
            <text:p>a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ging</text:p>
          </table:table-cell>
          <table:table-cell office:value-type="string">
            <text:p>ihn</text:p>
          </table:table-cell>
          <table:table-cell office:value-type="string">
            <text:p>mit</text:p>
          </table:table-cell>
          <table:table-cell office:value-type="string">
            <text:p>einer</text:p>
          </table:table-cell>
          <table:table-cell office:value-type="string">
            <text:p>außerordentlichen</text:p>
          </table:table-cell>
          <table:table-cell office:value-type="string">
            <text:p>Amtsgewalt</text:p>
          </table:table-cell>
          <table:table-cell office:value-type="string">
            <text:p>zu</text:p>
          </table:table-cell>
          <table:table-cell office:value-type="string">
            <text:p>betrauen</text:p>
          </table:table-cell>
          <table:table-cell office:value-type="string">
            <text:p>Er</text:p>
          </table:table-cell>
          <table:table-cell office:value-type="string">
            <text:p>knüpfte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Zufuhr</text:p>
          </table:table-cell>
          <table:table-cell office:value-type="string">
            <text:p>angewiesenen</text:p>
          </table:table-cell>
          <table:table-cell office:value-type="string">
            <text:p>Großstadt</text:p>
          </table:table-cell>
          <table:table-cell office:value-type="string">
            <text:p>Brotteuerungen</text:p>
          </table:table-cell>
          <table:table-cell office:value-type="string">
            <text:p>herbeizuführen</text:p>
          </table:table-cell>
          <table:table-cell office:value-type="string">
            <text:p>Pompeius</text:p>
          </table:table-cell>
          <table:table-cell office:value-type="string">
            <text:p>Plan</text:p>
          </table:table-cell>
          <table:table-cell office:value-type="string">
            <text:p>war</text:p>
          </table:table-cell>
          <table:table-cell office:value-type="string">
            <text:p>sich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Oberaufsicht</text:p>
          </table:table-cell>
          <table:table-cell office:value-type="string">
            <text:p>über</text:p>
          </table:table-cell>
          <table:table-cell office:value-type="string">
            <text:p>das</text:p>
          </table:table-cell>
          <table:table-cell office:value-type="string">
            <text:p>Getreidewesen</text:p>
          </table:table-cell>
          <table:table-cell office:value-type="string">
            <text:p>im</text:p>
          </table:table-cell>
          <table:table-cell office:value-type="string">
            <text:p>ganzen</text:p>
          </table:table-cell>
          <table:table-cell office:value-type="string">
            <text:p>Umfang</text:p>
          </table:table-cell>
          <table:table-cell office:value-type="string">
            <text:p>des</text:p>
          </table:table-cell>
          <table:table-cell office:value-type="string">
            <text:p>Römisch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es</text:p>
          </table:table-cell>
          <table:table-cell office:value-type="string">
            <text:p>stand</text:p>
          </table:table-cell>
          <table:table-cell office:value-type="string">
            <text:p>dennoch</text:p>
          </table:table-cell>
          <table:table-cell office:value-type="string">
            <text:p>als</text:p>
          </table:table-cell>
          <table:table-cell office:value-type="string">
            <text:p>diese</text:p>
          </table:table-cell>
          <table:table-cell office:value-type="string">
            <text:p>Angelegenheit</text:p>
          </table:table-cell>
          <table:table-cell office:value-type="string">
            <text:p>im</text:p>
          </table:table-cell>
          <table:table-cell office:value-type="string">
            <text:p>Sept</text:p>
          </table:table-cell>
          <table:table-cell office:value-type="float" office:value="697">
            <text:p>697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zur</text:p>
          </table:table-cell>
          <table:table-cell office:value-type="string">
            <text:p>Verhandlung</text:p>
          </table:table-cell>
          <table:table-cell office:value-type="string">
            <text:p>kam</text:p>
          </table:table-cell>
          <table:table-cell office:value-type="string">
            <text:p>die</text:p>
          </table:table-cell>
          <table:table-cell office:value-type="string">
            <text:p>Majorität</text:p>
          </table:table-cell>
          <table:table-cell office:value-type="string">
            <text:p>desselben</text:p>
          </table:table-cell>
          <table:table-cell office:value-type="string">
            <text:p>noch</text:p>
          </table:table-cell>
          <table:table-cell office:value-type="string">
            <text:p>unter</text:p>
          </table:table-cell>
          <table:table-cell office:value-type="string">
            <text:p>dem</text:p>
          </table:table-cell>
          <table:table-cell office:value-type="string">
            <text:p>Ban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beimaß</text:p>
          </table:table-cell>
          <table:table-cell office:value-type="string">
            <text:p>oder</text:p>
          </table:table-cell>
          <table:table-cell office:value-type="string">
            <text:p>beizumessen</text:p>
          </table:table-cell>
          <table:table-cell office:value-type="string">
            <text:p>vorgab</text:p>
          </table:table-cell>
          <table:table-cell office:value-type="string">
            <text:p>die</text:p>
          </table:table-cell>
          <table:table-cell office:value-type="string">
            <text:p>Antipathien</text:p>
          </table:table-cell>
          <table:table-cell office:value-type="string">
            <text:p>der</text:p>
          </table:table-cell>
          <table:table-cell office:value-type="string">
            <text:p>republikanischen</text:p>
          </table:table-cell>
          <table:table-cell office:value-type="string">
            <text:p>Opposition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gegen</text:p>
          </table:table-cell>
          <table:table-cell office:value-type="string">
            <text:p>jeden</text:p>
          </table:table-cell>
          <table:table-cell office:value-type="string">
            <text:p>die</text:p>
          </table:table-cell>
          <table:table-cell office:value-type="string">
            <text:p>Gewalt</text:p>
          </table:table-cell>
          <table:table-cell office:value-type="string">
            <text:p>der</text:p>
          </table:table-cell>
          <table:table-cell office:value-type="string">
            <text:p>Machthaber</text:p>
          </table:table-cell>
          <table:table-cell office:value-type="string">
            <text:p>der</text:p>
          </table:table-cell>
          <table:table-cell office:value-type="string">
            <text:p>Sache</text:p>
          </table:table-cell>
          <table:table-cell office:value-type="string">
            <text:p>oder</text:p>
          </table:table-cell>
          <table:table-cell office:value-type="string">
            <text:p>auch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arum</text:p>
          </table:table-cell>
          <table:table-cell office:value-type="string">
            <text:p>ließ</text:p>
          </table:table-cell>
          <table:table-cell office:value-type="string">
            <text:p>er</text:p>
          </table:table-cell>
          <table:table-cell office:value-type="string">
            <text:p>bald</text:p>
          </table:table-cell>
          <table:table-cell office:value-type="string">
            <text:p>darauf</text:p>
          </table:table-cell>
          <table:table-cell office:value-type="string">
            <text:p>den</text:p>
          </table:table-cell>
          <table:table-cell office:value-type="string">
            <text:p>zweiten</text:p>
          </table:table-cell>
          <table:table-cell office:value-type="string">
            <text:p>Antrag</text:p>
          </table:table-cell>
          <table:table-cell office:value-type="string">
            <text:p>a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gelangen</text:p>
          </table:table-cell>
          <table:table-cell office:value-type="string">
            <text:p>daß</text:p>
          </table:table-cell>
          <table:table-cell office:value-type="string">
            <text:p>derselbe</text:p>
          </table:table-cell>
          <table:table-cell office:value-type="string">
            <text:p>ihm</text:p>
          </table:table-cell>
          <table:table-cell office:value-type="string">
            <text:p>den</text:p>
          </table:table-cell>
          <table:table-cell office:value-type="string">
            <text:p>Auftrag</text:p>
          </table:table-cell>
          <table:table-cell office:value-type="string">
            <text:p>erteilen</text:p>
          </table:table-cell>
          <table:table-cell office:value-type="string">
            <text:p>möge</text:p>
          </table:table-cell>
          <table:table-cell office:value-type="string">
            <text:p>den</text:p>
          </table:table-cell>
          <table:table-cell office:value-type="string">
            <text:p>vertrieben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ein</text:p>
          </table:table-cell>
          <table:table-cell office:value-type="string">
            <text:p>römisches</text:p>
          </table:table-cell>
          <table:table-cell office:value-type="string">
            <text:p>Heer</text:p>
          </table:table-cell>
          <table:table-cell office:value-type="string">
            <text:p>nach</text:p>
          </table:table-cell>
          <table:table-cell office:value-type="string">
            <text:p>Ägypten</text:p>
          </table:table-cell>
          <table:table-cell office:value-type="string">
            <text:p>zu</text:p>
          </table:table-cell>
          <table:table-cell office:value-type="string">
            <text:p>senden</text:p>
          </table:table-cell>
          <table:table-cell office:value-type="string">
            <text:p>worauf</text:p>
          </table:table-cell>
          <table:table-cell office:value-type="string">
            <text:p>der</text:p>
          </table:table-cell>
          <table:table-cell office:value-type="string">
            <text:p>fromme</text:p>
          </table:table-cell>
          <table:table-cell office:value-type="string">
            <text:p>Senat</text:p>
          </table:table-cell>
          <table:table-cell office:value-type="string">
            <text:p>fast</text:p>
          </table:table-cell>
          <table:table-cell office:value-type="string">
            <text:p>einstimmig</text:p>
          </table:table-cell>
          <table:table-cell office:value-type="string">
            <text:p>beschloß</text:p>
          </table:table-cell>
          <table:table-cell office:value-type="string">
            <text:p>von</text:p>
          </table:table-cell>
          <table:table-cell office:value-type="string">
            <text:p>der</text:p>
          </table:table-cell>
          <table:table-cell office:value-type="string">
            <text:p>bewaffneten</text:p>
          </table:table-cell>
          <table:table-cell office:value-type="string">
            <text:p>Intervention</text:p>
          </table:table-cell>
          <table:table-cell office:value-type="string">
            <text:p>abzustehen</text:p>
          </table:table-cell>
          <table:table-cell office:value-type="string">
            <text:p>Pompeius</text:p>
          </table:table-cell>
          <table:table-cell office:value-type="string">
            <text:p>wa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stimmte</text:p>
          </table:table-cell>
          <table:table-cell office:value-type="string">
            <text:p>für</text:p>
          </table:table-cell>
          <table:table-cell office:value-type="string">
            <text:p>die</text:p>
          </table:table-cell>
          <table:table-cell office:value-type="string">
            <text:p>Absendung</text:p>
          </table:table-cell>
          <table:table-cell office:value-type="string">
            <text:p>eines</text:p>
          </table:table-cell>
          <table:table-cell office:value-type="string">
            <text:p>anderen</text:p>
          </table:table-cell>
          <table:table-cell office:value-type="string">
            <text:p>Senators</text:p>
          </table:table-cell>
          <table:table-cell office:value-type="string">
            <text:p>Natürlich</text:p>
          </table:table-cell>
          <table:table-cell office:value-type="string">
            <text:p>wies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jenen</text:p>
          </table:table-cell>
          <table:table-cell office:value-type="string">
            <text:p>Vorschlag</text:p>
          </table:table-cell>
          <table:table-cell office:value-type="string">
            <text:p>zurück</text:p>
          </table:table-cell>
          <table:table-cell office:value-type="string">
            <text:p>der</text:p>
          </table:table-cell>
          <table:table-cell office:value-type="string">
            <text:p>ein</text:p>
          </table:table-cell>
          <table:table-cell office:value-type="string">
            <text:p>dem</text:p>
          </table:table-cell>
          <table:table-cell office:value-type="string">
            <text:p>Vaterlande</text:p>
          </table:table-cell>
          <table:table-cell office:value-type="string">
            <text:p>so</text:p>
          </table:table-cell>
          <table:table-cell office:value-type="string">
            <text:p>kostbares</text:p>
          </table:table-cell>
          <table:table-cell office:value-type="string">
            <text:p>Leb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zu</text:p>
          </table:table-cell>
          <table:table-cell office:value-type="string">
            <text:p>intervenieren</text:p>
          </table:table-cell>
          <table:table-cell office:value-type="string">
            <text:p>Jan</text:p>
          </table:table-cell>
          <table:table-cell office:value-type="float" office:value="698">
            <text:p>698</text:p>
          </table:table-cell>
          <table:table-cell office:value-type="string">
            <text:p>Diese</text:p>
          </table:table-cell>
          <table:table-cell office:value-type="string">
            <text:p>wiederholten</text:p>
          </table:table-cell>
          <table:table-cell office:value-type="string">
            <text:p>Zurückweisungen</text:p>
          </table:table-cell>
          <table:table-cell office:value-type="string">
            <text:p>die</text:p>
          </table:table-cell>
          <table:table-cell office:value-type="string">
            <text:p>Pompeius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erfuhr</text:p>
          </table:table-cell>
          <table:table-cell office:value-type="string">
            <text:p>und</text:p>
          </table:table-cell>
          <table:table-cell office:value-type="string">
            <text:p>was</text:p>
          </table:table-cell>
          <table:table-cell office:value-type="string">
            <text:p>schlimmer</text:p>
          </table:table-cell>
          <table:table-cell office:value-type="string">
            <text:p>war</text:p>
          </table:table-cell>
          <table:table-cell office:value-type="string">
            <text:p>hingehen</text:p>
          </table:table-cell>
          <table:table-cell office:value-type="string">
            <text:p>lassen</text:p>
          </table:table-cell>
          <table:table-cell office:value-type="string">
            <text:p>mußte</text:p>
          </table:table-cell>
          <table:table-cell office:value-type="string">
            <text:p>ohne</text:p>
          </table:table-cell>
          <table:table-cell office:value-type="string">
            <text:p>sie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Opposition</text:p>
          </table:table-cell>
          <table:table-cell office:value-type="string">
            <text:p>werde</text:p>
          </table:table-cell>
          <table:table-cell office:value-type="string">
            <text:p>genügen</text:p>
          </table:table-cell>
          <table:table-cell office:value-type="string">
            <text:p>lassen</text:p>
          </table:table-cell>
          <table:table-cell office:value-type="string">
            <text:p>Die</text:p>
          </table:table-cell>
          <table:table-cell office:value-type="string">
            <text:p>Komitien</text:p>
          </table:table-cell>
          <table:table-cell office:value-type="string">
            <text:p>also</text:p>
          </table:table-cell>
          <table:table-cell office:value-type="string">
            <text:p>rebellierten</text:p>
          </table:table-cell>
          <table:table-cell office:value-type="string">
            <text:p>und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stimmte</text:p>
          </table:table-cell>
          <table:table-cell office:value-type="string">
            <text:p>ein</text:p>
          </table:table-cell>
          <table:table-cell office:value-type="string">
            <text:p>Es</text:p>
          </table:table-cell>
          <table:table-cell office:value-type="string">
            <text:p>ward</text:p>
          </table:table-cell>
          <table:table-cell office:value-type="string">
            <text:p>feierlich</text:p>
          </table:table-cell>
          <table:table-cell office:value-type="string">
            <text:p>von</text:p>
          </table:table-cell>
          <table:table-cell office:value-type="string">
            <text:p>ihm</text:p>
          </table:table-cell>
          <table:table-cell office:value-type="string">
            <text:p>geratschlagt</text:p>
          </table:table-cell>
          <table:table-cell office:value-type="string">
            <text:p>über</text:p>
          </table:table-cell>
          <table:table-cell office:value-type="string">
            <text:p>ei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stets</text:p>
          </table:table-cell>
          <table:table-cell office:value-type="string">
            <text:p>als</text:p>
          </table:table-cell>
          <table:table-cell office:value-type="string">
            <text:p>nichtig</text:p>
          </table:table-cell>
          <table:table-cell office:value-type="string">
            <text:p>bezeichnet</text:p>
          </table:table-cell>
          <table:table-cell office:value-type="string">
            <text:p>und</text:p>
          </table:table-cell>
          <table:table-cell office:value-type="string">
            <text:p>schon</text:p>
          </table:table-cell>
          <table:table-cell office:value-type="string">
            <text:p>im</text:p>
          </table:table-cell>
          <table:table-cell office:value-type="string">
            <text:p>Dec</text:p>
          </table:table-cell>
          <table:table-cell office:value-type="float" office:value="697">
            <text:p>697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geäußert</text:p>
          </table:table-cell>
          <table:table-cell office:value-type="string">
            <text:p>worden</text:p>
          </table:table-cell>
          <table:table-cell office:value-type="string">
            <text:p>daß</text:p>
          </table:table-cell>
          <table:table-cell office:value-type="string">
            <text:p>es</text:p>
          </table:table-cell>
          <table:table-cell office:value-type="string">
            <text:p>erforderlich</text:p>
          </table:table-cell>
          <table:table-cell office:value-type="string">
            <text:p>sei</text:p>
          </table:table-cell>
          <table:table-cell office:value-type="string">
            <text:p>sie</text:p>
          </table:table-cell>
          <table:table-cell office:value-type="string">
            <text:p>wegen</text:p>
          </table:table-cell>
          <table:table-cell office:value-type="string">
            <text:p>ihrer</text:p>
          </table:table-cell>
          <table:table-cell office:value-type="string">
            <text:p>Formfehle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Am</text:p>
          </table:table-cell>
          <table:table-cell office:value-type="float" office:value="6">
            <text:p>6</text:p>
          </table:table-cell>
          <table:table-cell office:value-type="string">
            <text:p>April</text:p>
          </table:table-cell>
          <table:table-cell office:value-type="float" office:value="698">
            <text:p>698</text:p>
          </table:table-cell>
          <table:table-cell office:value-type="string">
            <text:p>stellte</text:p>
          </table:table-cell>
          <table:table-cell office:value-type="string">
            <text:p>der</text:p>
          </table:table-cell>
          <table:table-cell office:value-type="string">
            <text:p>Konsular</text:p>
          </table:table-cell>
          <table:table-cell office:value-type="string">
            <text:p>Cicero</text:p>
          </table:table-cell>
          <table:table-cell office:value-type="string">
            <text:p>im</text:p>
          </table:table-cell>
          <table:table-cell office:value-type="string">
            <text:p>vollen</text:p>
          </table:table-cell>
          <table:table-cell office:value-type="string">
            <text:p>Senat</text:p>
          </table:table-cell>
          <table:table-cell office:value-type="string">
            <text:p>den</text:p>
          </table:table-cell>
          <table:table-cell office:value-type="string">
            <text:p>Antrag</text:p>
          </table:table-cell>
          <table:table-cell office:value-type="string">
            <text:p>die</text:p>
          </table:table-cell>
          <table:table-cell office:value-type="string">
            <text:p>Beratung</text:p>
          </table:table-cell>
          <table:table-cell office:value-type="string">
            <text:p>über</text:p>
          </table:table-cell>
          <table:table-cell office:value-type="string">
            <text:p>die</text:p>
          </table:table-cell>
          <table:table-cell office:value-type="string">
            <text:p>campanische</text:p>
          </table:table-cell>
          <table:table-cell office:value-type="string">
            <text:p>Ackerverteilung</text:p>
          </table:table-cell>
          <table:table-cell office:value-type="string">
            <text:p>für</text:p>
          </table:table-cell>
          <table:table-cell office:value-type="string">
            <text:p>d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wo</text:p>
          </table:table-cell>
          <table:table-cell office:value-type="string">
            <text:p>bereits</text:p>
          </table:table-cell>
          <table:table-cell office:value-type="string">
            <text:p>im</text:p>
          </table:table-cell>
          <table:table-cell office:value-type="string">
            <text:p>Gegensatz</text:p>
          </table:table-cell>
          <table:table-cell office:value-type="string">
            <text:p>zu</text:p>
          </table:table-cell>
          <table:table-cell office:value-type="string">
            <text:p>dem</text:p>
          </table:table-cell>
          <table:table-cell office:value-type="string">
            <text:p>republikanischen</text:p>
          </table:table-cell>
          <table:table-cell office:value-type="string">
            <text:p>der</text:p>
          </table:table-cell>
          <table:table-cell office:value-type="string">
            <text:p>neue</text:p>
          </table:table-cell>
          <table:table-cell office:value-type="string">
            <text:p>monarchische</text:p>
          </table:table-cell>
          <table:table-cell office:value-type="string">
            <text:p>Senat</text:p>
          </table:table-cell>
          <table:table-cell office:value-type="string">
            <text:p>repräsentiert</text:p>
          </table:table-cell>
          <table:table-cell office:value-type="string">
            <text:p>war</text:p>
          </table:table-cell>
          <table:table-cell office:value-type="string">
            <text:p>In</text:p>
          </table:table-cell>
          <table:table-cell office:value-type="string">
            <text:p>jeder</text:p>
          </table:table-cell>
          <table:table-cell office:value-type="string">
            <text:p>Hinsicht</text:p>
          </table:table-cell>
          <table:table-cell office:value-type="string">
            <text:p>stand</text:p>
          </table:table-cell>
          <table:table-cell office:value-type="string">
            <text:p>das</text:p>
          </table:table-cell>
          <table:table-cell office:value-type="string">
            <text:p>entscheidende</text:p>
          </table:table-cell>
          <table:table-cell office:value-type="string">
            <text:p>Wort</text:p>
          </table:table-cell>
          <table:table-cell office:value-type="string">
            <text:p>bei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Rivalen</text:p>
          </table:table-cell>
          <table:table-cell office:value-type="string">
            <text:p>daran</text:p>
          </table:table-cell>
          <table:table-cell office:value-type="string">
            <text:p>und</text:p>
          </table:table-cell>
          <table:table-cell office:value-type="string">
            <text:p>gewährte</text:p>
          </table:table-cell>
          <table:table-cell office:value-type="string">
            <text:p>Pompeius</text:p>
          </table:table-cell>
          <table:table-cell office:value-type="string">
            <text:p>hinreichende</text:p>
          </table:table-cell>
          <table:table-cell office:value-type="string">
            <text:p>Macht</text:p>
          </table:table-cell>
          <table:table-cell office:value-type="string">
            <text:p>um</text:p>
          </table:table-cell>
          <table:table-cell office:value-type="string">
            <text:p>mit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und</text:p>
          </table:table-cell>
          <table:table-cell office:value-type="string">
            <text:p>dessen</text:p>
          </table:table-cell>
          <table:table-cell office:value-type="string">
            <text:p>Anhang</text:p>
          </table:table-cell>
          <table:table-cell office:value-type="string">
            <text:p>fertig</text:p>
          </table:table-cell>
          <table:table-cell office:value-type="string">
            <text:p>zu</text:p>
          </table:table-cell>
          <table:table-cell office:value-type="string">
            <text:p>werden</text:p>
          </table:table-cell>
          <table:table-cell office:value-type="string">
            <text:p>Es</text:p>
          </table:table-cell>
          <table:table-cell office:value-type="string">
            <text:p>war</text:p>
          </table:table-cell>
          <table:table-cell office:value-type="string">
            <text:p>das</text:p>
          </table:table-cell>
          <table:table-cell office:value-type="string">
            <text:p>ei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führten</text:p>
          </table:table-cell>
          <table:table-cell office:value-type="string">
            <text:p>Cato</text:p>
          </table:table-cell>
          <table:table-cell office:value-type="string">
            <text:p>war</text:p>
          </table:table-cell>
          <table:table-cell office:value-type="string">
            <text:p>noch</text:p>
          </table:table-cell>
          <table:table-cell office:value-type="string">
            <text:p>abwesend</text:p>
          </table:table-cell>
          <table:table-cell office:value-type="float" office:value="56">
            <text:p>56</text:p>
          </table:table-cell>
          <table:table-cell office:value-type="string">
            <text:p>der</text:p>
          </table:table-cell>
          <table:table-cell office:value-type="string">
            <text:p>einflußreichste</text:p>
          </table:table-cell>
          <table:table-cell office:value-type="string">
            <text:p>Mann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war</text:p>
          </table:table-cell>
          <table:table-cell office:value-type="string">
            <text:p>in</text:p>
          </table:table-cell>
          <table:table-cell office:value-type="string">
            <text:p>dieser</text:p>
          </table:table-cell>
          <table:table-cell office:value-type="string">
            <text:p>Zeit</text:p>
          </table:table-cell>
          <table:table-cell office:value-type="string">
            <text:p>Marcus</text:p>
          </table:table-cell>
          <table:table-cell office:value-type="string">
            <text:p>Bibulus</text:p>
          </table:table-cell>
          <table:table-cell office:value-type="string">
            <text:p>der</text:p>
          </table:table-cell>
          <table:table-cell office:value-type="string">
            <text:p>Held</text:p>
          </table:table-cell>
          <table:table-cell office:value-type="string">
            <text:p>des</text:p>
          </table:table-cell>
          <table:table-cell office:value-type="string">
            <text:p>passiv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alle</text:p>
          </table:table-cell>
          <table:table-cell office:value-type="string">
            <text:p>das</text:p>
          </table:table-cell>
          <table:table-cell office:value-type="string">
            <text:p>Militärwesen</text:p>
          </table:table-cell>
          <table:table-cell office:value-type="string">
            <text:p>und</text:p>
          </table:table-cell>
          <table:table-cell office:value-type="string">
            <text:p>die</text:p>
          </table:table-cell>
          <table:table-cell office:value-type="string">
            <text:p>äußeren</text:p>
          </table:table-cell>
          <table:table-cell office:value-type="string">
            <text:p>Verhältnisse</text:p>
          </table:table-cell>
          <table:table-cell office:value-type="string">
            <text:p>betreffenden</text:p>
          </table:table-cell>
          <table:table-cell office:value-type="string">
            <text:p>ohne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deswegen</text:p>
          </table:table-cell>
          <table:table-cell office:value-type="string">
            <text:p>zu</text:p>
          </table:table-cell>
          <table:table-cell office:value-type="string">
            <text:p>fragen</text:p>
          </table:table-cell>
          <table:table-cell office:value-type="string">
            <text:p>bald</text:p>
          </table:table-cell>
          <table:table-cell office:value-type="string">
            <text:p>durch</text:p>
          </table:table-cell>
          <table:table-cell office:value-type="string">
            <text:p>Volksbeschluß</text:p>
          </table:table-cell>
          <table:table-cell office:value-type="string">
            <text:p>bald</text:p>
          </table:table-cell>
          <table:table-cell office:value-type="string">
            <text:p>durch</text:p>
          </table:table-cell>
          <table:table-cell office:value-type="string">
            <text:p>das</text:p>
          </table:table-cell>
          <table:table-cell office:value-type="string">
            <text:p>bloße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Thrakischen</text:p>
          </table:table-cell>
          <table:table-cell office:value-type="string">
            <text:p>Gabinius</text:p>
          </table:table-cell>
          <table:table-cell office:value-type="string">
            <text:p>den</text:p>
          </table:table-cell>
          <table:table-cell office:value-type="string">
            <text:p>Ägyptischen</text:p>
          </table:table-cell>
          <table:table-cell office:value-type="string">
            <text:p>Crassus</text:p>
          </table:table-cell>
          <table:table-cell office:value-type="string">
            <text:p>den</text:p>
          </table:table-cell>
          <table:table-cell office:value-type="string">
            <text:p>Parthischen</text:p>
          </table:table-cell>
          <table:table-cell office:value-type="string">
            <text:p>Krieg</text:p>
          </table:table-cell>
          <table:table-cell office:value-type="string">
            <text:p>ohne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zu</text:p>
          </table:table-cell>
          <table:table-cell office:value-type="string">
            <text:p>fragen</text:p>
          </table:table-cell>
          <table:table-cell office:value-type="string">
            <text:p>ja</text:p>
          </table:table-cell>
          <table:table-cell office:value-type="string">
            <text:p>ohne</text:p>
          </table:table-cell>
          <table:table-cell office:value-type="string">
            <text:p>auch</text:p>
          </table:table-cell>
          <table:table-cell office:value-type="string">
            <text:p>nur</text:p>
          </table:table-cell>
          <table:table-cell office:value-type="string">
            <text:p>wie</text:p>
          </table:table-cell>
          <table:table-cell office:value-type="string">
            <text:p>es</text:p>
          </table:table-cell>
          <table:table-cell office:value-type="string">
            <text:p>herkömmlich</text:p>
          </table:table-cell>
          <table:table-cell office:value-type="string">
            <text:p>wa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ja</text:p>
          </table:table-cell>
          <table:table-cell office:value-type="string">
            <text:p>ohne</text:p>
          </table:table-cell>
          <table:table-cell office:value-type="string">
            <text:p>auch</text:p>
          </table:table-cell>
          <table:table-cell office:value-type="string">
            <text:p>nur</text:p>
          </table:table-cell>
          <table:table-cell office:value-type="string">
            <text:p>wie</text:p>
          </table:table-cell>
          <table:table-cell office:value-type="string">
            <text:p>es</text:p>
          </table:table-cell>
          <table:table-cell office:value-type="string">
            <text:p>herkömmlich</text:p>
          </table:table-cell>
          <table:table-cell office:value-type="string">
            <text:p>war</text:p>
          </table:table-cell>
          <table:table-cell office:value-type="string">
            <text:p>a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zu</text:p>
          </table:table-cell>
          <table:table-cell office:value-type="string">
            <text:p>berichten</text:p>
          </table:table-cell>
          <table:table-cell office:value-type="string">
            <text:p>in</text:p>
          </table:table-cell>
          <table:table-cell office:value-type="string">
            <text:p>ähnlicher</text:p>
          </table:table-cell>
          <table:table-cell office:value-type="string">
            <text:p>Weise</text:p>
          </table:table-cell>
          <table:table-cell office:value-type="string">
            <text:p>wurden</text:p>
          </table:table-cell>
          <table:table-cell office:value-type="string">
            <text:p>Triumphe</text:p>
          </table:table-cell>
          <table:table-cell office:value-type="string">
            <text:p>und</text:p>
          </table:table-cell>
          <table:table-cell office:value-type="string">
            <text:p>andere</text:p>
          </table:table-cell>
          <table:table-cell office:value-type="string">
            <text:p>Ehrenbezeigung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Triumphe</text:p>
          </table:table-cell>
          <table:table-cell office:value-type="string">
            <text:p>und</text:p>
          </table:table-cell>
          <table:table-cell office:value-type="string">
            <text:p>andere</text:p>
          </table:table-cell>
          <table:table-cell office:value-type="string">
            <text:p>Ehrenbezeigungen</text:p>
          </table:table-cell>
          <table:table-cell office:value-type="string">
            <text:p>bewilligt</text:p>
          </table:table-cell>
          <table:table-cell office:value-type="string">
            <text:p>und</text:p>
          </table:table-cell>
          <table:table-cell office:value-type="string">
            <text:p>vollzogen</text:p>
          </table:table-cell>
          <table:table-cell office:value-type="string">
            <text:p>ohne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arum</text:p>
          </table:table-cell>
          <table:table-cell office:value-type="string">
            <text:p>begrüßt</text:p>
          </table:table-cell>
          <table:table-cell office:value-type="string">
            <text:p>ward</text:p>
          </table:table-cell>
          <table:table-cell office:value-type="string">
            <text:p>Offenbar</text:p>
          </table:table-cell>
          <table:table-cell office:value-type="string">
            <text:p>liegt</text:p>
          </table:table-cell>
          <table:table-cell office:value-type="string">
            <text:p>hierin</text:p>
          </table:table-cell>
          <table:table-cell office:value-type="string">
            <text:p>nicht</text:p>
          </table:table-cell>
          <table:table-cell office:value-type="string">
            <text:p>eine</text:p>
          </table:table-cell>
          <table:table-cell office:value-type="string">
            <text:p>bloße</text:p>
          </table:table-cell>
          <table:table-cell office:value-type="string">
            <text:p>Vernachlässigung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zu</text:p>
          </table:table-cell>
          <table:table-cell office:value-type="string">
            <text:p>erwarten</text:p>
          </table:table-cell>
          <table:table-cell office:value-type="string">
            <text:p>war</text:p>
          </table:table-cell>
          <table:table-cell office:value-type="string">
            <text:p>Vielmehr</text:p>
          </table:table-cell>
          <table:table-cell office:value-type="string">
            <text:p>war</text:p>
          </table:table-cell>
          <table:table-cell office:value-type="string">
            <text:p>es</text:p>
          </table:table-cell>
          <table:table-cell office:value-type="string">
            <text:p>die</text:p>
          </table:table-cell>
          <table:table-cell office:value-type="string">
            <text:p>wohlberechnete</text:p>
          </table:table-cell>
          <table:table-cell office:value-type="string">
            <text:p>Absicht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von</text:p>
          </table:table-cell>
          <table:table-cell office:value-type="string">
            <text:p>dem</text:p>
          </table:table-cell>
          <table:table-cell office:value-type="string">
            <text:p>militärischen</text:p>
          </table:table-cell>
          <table:table-cell office:value-type="string">
            <text:p>und</text:p>
          </table:table-cell>
          <table:table-cell office:value-type="string">
            <text:p>dem</text:p>
          </table:table-cell>
          <table:table-cell office:value-type="string">
            <text:p>Gebiet</text:p>
          </table:table-cell>
          <table:table-cell office:value-type="string">
            <text:p>der</text:p>
          </table:table-cell>
          <table:table-cell office:value-type="string">
            <text:p>höheren</text:p>
          </table:table-cell>
          <table:table-cell office:value-type="string">
            <text:p>Politik</text:p>
          </table:table-cell>
          <table:table-cell office:value-type="string">
            <text:p>zu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Machthaber</text:p>
          </table:table-cell>
          <table:table-cell office:value-type="string">
            <text:p>durch</text:p>
          </table:table-cell>
          <table:table-cell office:value-type="string">
            <text:p>Senatsbeschlüsse</text:p>
          </table:table-cell>
          <table:table-cell office:value-type="string">
            <text:p>und</text:p>
          </table:table-cell>
          <table:table-cell office:value-type="string">
            <text:p>Kriminalklagen</text:p>
          </table:table-cell>
          <table:table-cell office:value-type="string">
            <text:p>Während</text:p>
          </table:table-cell>
          <table:table-cell office:value-type="string">
            <text:p>die</text:p>
          </table:table-cell>
          <table:table-cell office:value-type="string">
            <text:p>Machthaber</text:p>
          </table:table-cell>
          <table:table-cell office:value-type="string">
            <text:p>also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in</text:p>
          </table:table-cell>
          <table:table-cell office:value-type="string">
            <text:p>der</text:p>
          </table:table-cell>
          <table:table-cell office:value-type="string">
            <text:p>Hauptsache</text:p>
          </table:table-cell>
          <table:table-cell office:value-type="string">
            <text:p>beiseite</text:p>
          </table:table-cell>
          <table:table-cell office:value-type="string">
            <text:p>schoben</text:p>
          </table:table-cell>
          <table:table-cell office:value-type="string">
            <text:p>bedienten</text:p>
          </table:table-cell>
          <table:table-cell office:value-type="string">
            <text:p>sie</text:p>
          </table:table-cell>
          <table:table-cell office:value-type="string">
            <text:p>sich</text:p>
          </table:table-cell>
          <table:table-cell office:value-type="string">
            <text:p>der</text:p>
          </table:table-cell>
          <table:table-cell office:value-type="string">
            <text:p>minde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ieses</text:p>
          </table:table-cell>
          <table:table-cell office:value-type="string">
            <text:p>leeren</text:p>
          </table:table-cell>
          <table:table-cell office:value-type="string">
            <text:p>Schemens</text:p>
          </table:table-cell>
          <table:table-cell office:value-type="string">
            <text:p>und</text:p>
          </table:table-cell>
          <table:table-cell office:value-type="string">
            <text:p>gebrauchte</text:p>
          </table:table-cell>
          <table:table-cell office:value-type="string">
            <text:p>unverhohlen</text:p>
          </table:table-cell>
          <table:table-cell office:value-type="string">
            <text:p>autokratische</text:p>
          </table:table-cell>
          <table:table-cell office:value-type="string">
            <text:p>Formen</text:p>
          </table:table-cell>
          <table:table-cell office:value-type="string">
            <text:p>Der</text:p>
          </table:table-cell>
          <table:table-cell office:value-type="string">
            <text:p>gedemütigte</text:p>
          </table:table-cell>
          <table:table-cell office:value-type="string">
            <text:p>Senat</text:p>
          </table:table-cell>
          <table:table-cell office:value-type="string">
            <text:p>mußte</text:p>
          </table:table-cell>
          <table:table-cell office:value-type="string">
            <text:p>wohl</text:p>
          </table:table-cell>
          <table:table-cell office:value-type="string">
            <text:p>oder</text:p>
          </table:table-cell>
          <table:table-cell office:value-type="string">
            <text:p>übel</text:p>
          </table:table-cell>
          <table:table-cell office:value-type="string">
            <text:p>in</text:p>
          </table:table-cell>
          <table:table-cell office:value-type="string">
            <text:p>seine</text:p>
          </table:table-cell>
          <table:table-cell office:value-type="string">
            <text:p>Lage</text:p>
          </table:table-cell>
          <table:table-cell office:value-type="string">
            <text:p>sich</text:p>
          </table:table-cell>
          <table:table-cell office:value-type="string">
            <text:p>schicken</text:p>
          </table:table-cell>
          <table:table-cell office:value-type="string">
            <text:p>De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auf</text:p>
          </table:table-cell>
          <table:table-cell office:value-type="string">
            <text:p>höheren</text:p>
          </table:table-cell>
          <table:table-cell office:value-type="string">
            <text:p>Befehl</text:p>
          </table:table-cell>
          <table:table-cell office:value-type="string">
            <text:p>verteidigen</text:p>
          </table:table-cell>
          <table:table-cell office:value-type="string">
            <text:p>zu</text:p>
          </table:table-cell>
          <table:table-cell office:value-type="string">
            <text:p>müssen</text:p>
          </table:table-cell>
          <table:table-cell office:value-type="string">
            <text:p>und</text:p>
          </table:table-cell>
          <table:table-cell office:value-type="string">
            <text:p>vor</text:p>
          </table:table-cell>
          <table:table-cell office:value-type="string">
            <text:p>allem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wo</text:p>
          </table:table-cell>
          <table:table-cell office:value-type="string">
            <text:p>er</text:p>
          </table:table-cell>
          <table:table-cell office:value-type="string">
            <text:p>fast</text:p>
          </table:table-cell>
          <table:table-cell office:value-type="string">
            <text:p>regelmäßig</text:p>
          </table:table-cell>
          <table:table-cell office:value-type="string">
            <text:p>den</text:p>
          </table:table-cell>
          <table:table-cell office:value-type="string">
            <text:p>Dynasten</text:p>
          </table:table-cell>
          <table:table-cell office:value-type="string">
            <text:p>als</text:p>
          </table:table-cell>
          <table:table-cell office:value-type="string">
            <text:p>Organ</text:p>
          </table:table-cell>
          <table:table-cell office:value-type="string">
            <text:p>diente</text:p>
          </table:table-cell>
          <table:table-cell office:value-type="string">
            <text:p>und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Cato</text:p>
          </table:table-cell>
          <table:table-cell office:value-type="string">
            <text:p>zurückkam</text:p>
          </table:table-cell>
          <table:table-cell office:value-type="string">
            <text:p>Ende</text:p>
          </table:table-cell>
          <table:table-cell office:value-type="float" office:value="698">
            <text:p>698</text:p>
          </table:table-cell>
          <table:table-cell office:value-type="string">
            <text:p>und</text:p>
          </table:table-cell>
          <table:table-cell office:value-type="string">
            <text:p>von</text:p>
          </table:table-cell>
          <table:table-cell office:value-type="string">
            <text:p>da</text:p>
          </table:table-cell>
          <table:table-cell office:value-type="string">
            <text:p>an</text:p>
          </table:table-cell>
          <table:table-cell office:value-type="string">
            <text:p>wieder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und</text:p>
          </table:table-cell>
          <table:table-cell office:value-type="string">
            <text:p>auf</text:p>
          </table:table-cell>
          <table:table-cell office:value-type="string">
            <text:p>dem</text:p>
          </table:table-cell>
          <table:table-cell office:value-type="string">
            <text:p>Markte</text:p>
          </table:table-cell>
          <table:table-cell office:value-type="string">
            <text:p>oft</text:p>
          </table:table-cell>
          <table:table-cell office:value-type="string">
            <text:p>unter</text:p>
          </table:table-cell>
          <table:table-cell office:value-type="string">
            <text:p>Lebensgefahr</text:p>
          </table:table-cell>
          <table:table-cell office:value-type="string">
            <text:p>den</text:p>
          </table:table-cell>
          <table:table-cell office:value-type="string">
            <text:p>Machtbabern</text:p>
          </table:table-cell>
          <table:table-cell office:value-type="string">
            <text:p>eine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wieder</text:p>
          </table:table-cell>
          <table:table-cell office:value-type="string">
            <text:p>einmal</text:p>
          </table:table-cell>
          <table:table-cell office:value-type="string">
            <text:p>bis</text:p>
          </table:table-cell>
          <table:table-cell office:value-type="string">
            <text:p>zum</text:p>
          </table:table-cell>
          <table:table-cell office:value-type="string">
            <text:p>Handgemenge</text:p>
          </table:table-cell>
          <table:table-cell office:value-type="string">
            <text:p>trieb</text:p>
          </table:table-cell>
          <table:table-cell office:value-type="string">
            <text:p>und</text:p>
          </table:table-cell>
          <table:table-cell office:value-type="string">
            <text:p>daß</text:p>
          </table:table-cell>
          <table:table-cell office:value-type="string">
            <text:p>er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den</text:p>
          </table:table-cell>
          <table:table-cell office:value-type="string">
            <text:p>Antrag</text:p>
          </table:table-cell>
          <table:table-cell office:value-type="string">
            <text:p>stellte</text:p>
          </table:table-cell>
          <table:table-cell office:value-type="string">
            <text:p>den</text:p>
          </table:table-cell>
          <table:table-cell office:value-type="string">
            <text:p>Prokonsul</text:p>
          </table:table-cell>
          <table:table-cell office:value-type="string">
            <text:p>Caesar</text:p>
          </table:table-cell>
          <table:table-cell office:value-type="string">
            <text:p>wegen</text:p>
          </table:table-cell>
          <table:table-cell office:value-type="string">
            <text:p>seines</text:p>
          </table:table-cell>
          <table:table-cell office:value-type="string">
            <text:p>treulosen</text:p>
          </table:table-cell>
          <table:table-cell office:value-type="string">
            <text:p>Benehmens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nahm</text:p>
          </table:table-cell>
          <table:table-cell office:value-type="string">
            <text:p>es</text:p>
          </table:table-cell>
          <table:table-cell office:value-type="string">
            <text:p>hin</text:p>
          </table:table-cell>
          <table:table-cell office:value-type="string">
            <text:p>daß</text:p>
          </table:table-cell>
          <table:table-cell office:value-type="string">
            <text:p>Marcus</text:p>
          </table:table-cell>
          <table:table-cell office:value-type="string">
            <text:p>Favonius</text:p>
          </table:table-cell>
          <table:table-cell office:value-type="string">
            <text:p>Catos</text:p>
          </table:table-cell>
          <table:table-cell office:value-type="string">
            <text:p>Sancho</text:p>
          </table:table-cell>
          <table:table-cell office:value-type="string">
            <text:p>nachdem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en</text:p>
          </table:table-cell>
          <table:table-cell office:value-type="string">
            <text:p>Beschluß</text:p>
          </table:table-cell>
          <table:table-cell office:value-type="string">
            <text:p>gefaßt</text:p>
          </table:table-cell>
          <table:table-cell office:value-type="string">
            <text:p>hatte</text:p>
          </table:table-cell>
          <table:table-cell office:value-type="string">
            <text:p>die</text:p>
          </table:table-cell>
          <table:table-cell office:value-type="string">
            <text:p>Legionen</text:p>
          </table:table-cell>
          <table:table-cell office:value-type="string">
            <text:p>Caesars</text:p>
          </table:table-cell>
          <table:table-cell office:value-type="string">
            <text:p>auf</text:p>
          </table:table-cell>
          <table:table-cell office:value-type="string">
            <text:p>die</text:p>
          </table:table-cell>
          <table:table-cell office:value-type="string">
            <text:p>Staatskasse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verweigert</text:p>
          </table:table-cell>
          <table:table-cell office:value-type="float" office:value="698">
            <text:p>698</text:p>
          </table:table-cell>
          <table:table-cell office:value-type="string">
            <text:p>so</text:p>
          </table:table-cell>
          <table:table-cell office:value-type="string">
            <text:p>Piso</text:p>
          </table:table-cell>
          <table:table-cell office:value-type="string">
            <text:p>aus</text:p>
          </table:table-cell>
          <table:table-cell office:value-type="string">
            <text:p>der</text:p>
          </table:table-cell>
          <table:table-cell office:value-type="string">
            <text:p>Provinz</text:p>
          </table:table-cell>
          <table:table-cell office:value-type="string">
            <text:p>abberufen</text:p>
          </table:table-cell>
          <table:table-cell office:value-type="string">
            <text:p>so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Trauer</text:p>
          </table:table-cell>
          <table:table-cell office:value-type="string">
            <text:p>angelegt</text:p>
          </table:table-cell>
          <table:table-cell office:value-type="string">
            <text:p>als</text:p>
          </table:table-cell>
          <table:table-cell office:value-type="string">
            <text:p>der</text:p>
          </table:table-cell>
          <table:table-cell office:value-type="string">
            <text:p>Volkstribun</text:p>
          </table:table-cell>
          <table:table-cell office:value-type="string">
            <text:p>Gaius</text:p>
          </table:table-cell>
          <table:table-cell office:value-type="string">
            <text:p>Cato</text:p>
          </table:table-cell>
          <table:table-cell office:value-type="string">
            <text:p>die</text:p>
          </table:table-cell>
          <table:table-cell office:value-type="string">
            <text:p>Wahlen</text:p>
          </table:table-cell>
          <table:table-cell office:value-type="string">
            <text:p>fü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aß</text:p>
          </table:table-cell>
          <table:table-cell office:value-type="string">
            <text:p>das</text:p>
          </table:table-cell>
          <table:table-cell office:value-type="string">
            <text:p>Regiment</text:p>
          </table:table-cell>
          <table:table-cell office:value-type="string">
            <text:p>wie</text:p>
          </table:table-cell>
          <table:table-cell office:value-type="string">
            <text:p>einst</text:p>
          </table:table-cell>
          <table:table-cell office:value-type="string">
            <text:p>von</text:p>
          </table:table-cell>
          <table:table-cell office:value-type="string">
            <text:p>der</text:p>
          </table:table-cell>
          <table:table-cell office:value-type="string">
            <text:p>Bürgerschaft</text:p>
          </table:table-cell>
          <table:table-cell office:value-type="string">
            <text:p>auf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so</text:p>
          </table:table-cell>
          <table:table-cell office:value-type="string">
            <text:p>jetzt</text:p>
          </table:table-cell>
          <table:table-cell office:value-type="string">
            <text:p>von</text:p>
          </table:table-cell>
          <table:table-cell office:value-type="string">
            <text:p>diesem</text:p>
          </table:table-cell>
          <table:table-cell office:value-type="string">
            <text:p>auf</text:p>
          </table:table-cell>
          <table:table-cell office:value-type="string">
            <text:p>die</text:p>
          </table:table-cell>
          <table:table-cell office:value-type="string">
            <text:p>Machthaber</text:p>
          </table:table-cell>
          <table:table-cell office:value-type="string">
            <text:p>übergegangen</text:p>
          </table:table-cell>
          <table:table-cell office:value-type="string">
            <text:p>und</text:p>
          </table:table-cell>
          <table:table-cell office:value-type="string">
            <text:p>de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so</text:p>
          </table:table-cell>
          <table:table-cell office:value-type="string">
            <text:p>jetzt</text:p>
          </table:table-cell>
          <table:table-cell office:value-type="string">
            <text:p>von</text:p>
          </table:table-cell>
          <table:table-cell office:value-type="string">
            <text:p>diesem</text:p>
          </table:table-cell>
          <table:table-cell office:value-type="string">
            <text:p>auf</text:p>
          </table:table-cell>
          <table:table-cell office:value-type="string">
            <text:p>die</text:p>
          </table:table-cell>
          <table:table-cell office:value-type="string">
            <text:p>Machthaber</text:p>
          </table:table-cell>
          <table:table-cell office:value-type="string">
            <text:p>übergegangen</text:p>
          </table:table-cell>
          <table:table-cell office:value-type="string">
            <text:p>und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schon</text:p>
          </table:table-cell>
          <table:table-cell office:value-type="string">
            <text:p>nicht</text:p>
          </table:table-cell>
          <table:table-cell office:value-type="string">
            <text:p>viel</text:p>
          </table:table-cell>
          <table:table-cell office:value-type="string">
            <text:p>mehr</text:p>
          </table:table-cell>
          <table:table-cell office:value-type="string">
            <text:p>war</text:p>
          </table:table-cell>
          <table:table-cell office:value-type="string">
            <text:p>als</text:p>
          </table:table-cell>
          <table:table-cell office:value-type="string">
            <text:p>ein</text:p>
          </table:table-cell>
          <table:table-cell office:value-type="string">
            <text:p>monarchischer</text:p>
          </table:table-cell>
          <table:table-cell office:value-type="string">
            <text:p>aber</text:p>
          </table:table-cell>
          <table:table-cell office:value-type="string">
            <text:p>auch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sorgen</text:p>
          </table:table-cell>
          <table:table-cell office:value-type="string">
            <text:p>dafür</text:p>
          </table:table-cell>
          <table:table-cell office:value-type="string">
            <text:p>daß</text:p>
          </table:table-cell>
          <table:table-cell office:value-type="string">
            <text:p>keiner</text:p>
          </table:table-cell>
          <table:table-cell office:value-type="string">
            <text:p>darüber</text:p>
          </table:table-cell>
          <table:table-cell office:value-type="string">
            <text:p>im</text:p>
          </table:table-cell>
          <table:table-cell office:value-type="string">
            <text:p>unklaren</text:p>
          </table:table-cell>
          <table:table-cell office:value-type="string">
            <text:p>bleibe</text:p>
          </table:table-cell>
          <table:table-cell office:value-type="string">
            <text:p>der</text:p>
          </table:table-cell>
          <table:table-cell office:value-type="string">
            <text:p>ganze</text:p>
          </table:table-cell>
          <table:table-cell office:value-type="string">
            <text:p>Senat</text:p>
          </table:table-cell>
          <table:table-cell office:value-type="string">
            <text:p>ist</text:p>
          </table:table-cell>
          <table:table-cell office:value-type="string">
            <text:p>wie</text:p>
          </table:table-cell>
          <table:table-cell office:value-type="string">
            <text:p>umgewandelt</text:p>
          </table:table-cell>
          <table:table-cell office:value-type="string">
            <text:p>und</text:p>
          </table:table-cell>
          <table:table-cell office:value-type="string">
            <text:p>gehorcht</text:p>
          </table:table-cell>
          <table:table-cell office:value-type="string">
            <text:p>den</text:p>
          </table:table-cell>
          <table:table-cell office:value-type="string">
            <text:p>Gebietern</text:p>
          </table:table-cell>
          <table:table-cell office:value-type="string">
            <text:p>unsere</text:p>
          </table:table-cell>
          <table:table-cell office:value-type="string">
            <text:p>Generation</text:p>
          </table:table-cell>
          <table:table-cell office:value-type="string">
            <text:p>wird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und</text:p>
          </table:table-cell>
          <table:table-cell office:value-type="string">
            <text:p>mit</text:p>
          </table:table-cell>
          <table:table-cell office:value-type="string">
            <text:p>größter</text:p>
          </table:table-cell>
          <table:table-cell office:value-type="string">
            <text:p>Ordnung</text:p>
          </table:table-cell>
          <table:table-cell office:value-type="string">
            <text:p>organisiert</text:p>
          </table:table-cell>
          <table:table-cell office:value-type="string">
            <text:p>Dieselbe</text:p>
          </table:table-cell>
          <table:table-cell office:value-type="string">
            <text:p>Aristokratie</text:p>
          </table:table-cell>
          <table:table-cell office:value-type="string">
            <text:p>also</text:p>
          </table:table-cell>
          <table:table-cell office:value-type="string">
            <text:p>die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vertreten</text:p>
          </table:table-cell>
          <table:table-cell office:value-type="string">
            <text:p>war</text:p>
          </table:table-cell>
          <table:table-cell office:value-type="string">
            <text:p>beherrschte</text:p>
          </table:table-cell>
          <table:table-cell office:value-type="string">
            <text:p>auch</text:p>
          </table:table-cell>
          <table:table-cell office:value-type="string">
            <text:p>die</text:p>
          </table:table-cell>
          <table:table-cell office:value-type="string">
            <text:p>Wahlen</text:p>
          </table:table-cell>
          <table:table-cell office:value-type="string">
            <text:p>aber</text:p>
          </table:table-cell>
          <table:table-cell office:value-type="string">
            <text:p>wenn</text:p>
          </table:table-cell>
          <table:table-cell office:value-type="string">
            <text:p>sie</text:p>
          </table:table-cell>
          <table:table-cell office:value-type="string">
            <text:p>im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vertreten</text:p>
          </table:table-cell>
          <table:table-cell office:value-type="string">
            <text:p>war</text:p>
          </table:table-cell>
          <table:table-cell office:value-type="string">
            <text:p>beherrschte</text:p>
          </table:table-cell>
          <table:table-cell office:value-type="string">
            <text:p>auch</text:p>
          </table:table-cell>
          <table:table-cell office:value-type="string">
            <text:p>die</text:p>
          </table:table-cell>
          <table:table-cell office:value-type="string">
            <text:p>Wahlen</text:p>
          </table:table-cell>
          <table:table-cell office:value-type="string">
            <text:p>aber</text:p>
          </table:table-cell>
          <table:table-cell office:value-type="string">
            <text:p>wenn</text:p>
          </table:table-cell>
          <table:table-cell office:value-type="string">
            <text:p>sie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grollend</text:p>
          </table:table-cell>
          <table:table-cell office:value-type="string">
            <text:p>nachgab</text:p>
          </table:table-cell>
          <table:table-cell office:value-type="string">
            <text:p>wirkte</text:p>
          </table:table-cell>
          <table:table-cell office:value-type="string">
            <text:p>und</text:p>
          </table:table-cell>
          <table:table-cell office:value-type="string">
            <text:p>stimmte</text:p>
          </table:table-cell>
          <table:table-cell office:value-type="string">
            <text:p>sie</text:p>
          </table:table-cell>
          <table:table-cell office:value-type="string">
            <text:p>hier</text:p>
          </table:table-cell>
          <table:table-cell office:value-type="string">
            <text:p>im</text:p>
          </table:table-cell>
          <table:table-cell office:value-type="string">
            <text:p>geheimen</text:p>
          </table:table-cell>
          <table:table-cell office:value-type="string">
            <text:p>und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ie</text:p>
          </table:table-cell>
          <table:table-cell office:value-type="string">
            <text:p>Machthaber</text:p>
          </table:table-cell>
          <table:table-cell office:value-type="string">
            <text:p>Ernst</text:p>
          </table:table-cell>
          <table:table-cell office:value-type="string">
            <text:p>machten</text:p>
          </table:table-cell>
          <table:table-cell office:value-type="string">
            <text:p>wagten</text:p>
          </table:table-cell>
          <table:table-cell office:value-type="string">
            <text:p>sie</text:p>
          </table:table-cell>
          <table:table-cell office:value-type="string">
            <text:p>so</text:p>
          </table:table-cell>
          <table:table-cell office:value-type="string">
            <text:p>wenig</text:p>
          </table:table-cell>
          <table:table-cell office:value-type="string">
            <text:p>wi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en</text:p>
          </table:table-cell>
          <table:table-cell office:value-type="string">
            <text:p>Gehorsam</text:p>
          </table:table-cell>
          <table:table-cell office:value-type="string">
            <text:p>zu</text:p>
          </table:table-cell>
          <table:table-cell office:value-type="string">
            <text:p>verweigern</text:p>
          </table:table-cell>
          <table:table-cell office:value-type="string">
            <text:p>Keiner</text:p>
          </table:table-cell>
          <table:table-cell office:value-type="string">
            <text:p>von</text:p>
          </table:table-cell>
          <table:table-cell office:value-type="string">
            <text:p>den</text:p>
          </table:table-cell>
          <table:table-cell office:value-type="string">
            <text:p>Gegnern</text:p>
          </table:table-cell>
          <table:table-cell office:value-type="string">
            <text:p>wurde</text:p>
          </table:table-cell>
          <table:table-cell office:value-type="string">
            <text:p>vo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und</text:p>
          </table:table-cell>
          <table:table-cell office:value-type="string">
            <text:p>nicht</text:p>
          </table:table-cell>
          <table:table-cell office:value-type="string">
            <text:p>durch</text:p>
          </table:table-cell>
          <table:table-cell office:value-type="string">
            <text:p>Pompeius</text:p>
          </table:table-cell>
          <table:table-cell office:value-type="string">
            <text:p>selbst</text:p>
          </table:table-cell>
          <table:table-cell office:value-type="string">
            <text:p>die</text:p>
          </table:table-cell>
          <table:table-cell office:value-type="string">
            <text:p>Forderung</text:p>
          </table:table-cell>
          <table:table-cell office:value-type="string">
            <text:p>der</text:p>
          </table:table-cell>
          <table:table-cell office:value-type="string">
            <text:p>Diktatur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vorgebracht</text:p>
          </table:table-cell>
          <table:table-cell office:value-type="string">
            <text:p>Als</text:p>
          </table:table-cell>
          <table:table-cell office:value-type="string">
            <text:p>ostensibler</text:p>
          </table:table-cell>
          <table:table-cell office:value-type="string">
            <text:p>Grund</text:p>
          </table:table-cell>
          <table:table-cell office:value-type="string">
            <text:p>diente</text:p>
          </table:table-cell>
          <table:table-cell office:value-type="string">
            <text:p>die</text:p>
          </table:table-cell>
          <table:table-cell office:value-type="string">
            <text:p>fortwährende</text:p>
          </table:table-cell>
          <table:table-cell office:value-type="string">
            <text:p>Klub</text:p>
          </table:table-cell>
          <table:table-cell office:value-type="string">
            <text:p>und</text:p>
          </table:table-cell>
          <table:table-cell office:value-type="string">
            <text:p>Bandenwirtschaft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en</text:p>
          </table:table-cell>
          <table:table-cell office:value-type="string">
            <text:p>Knoten</text:p>
          </table:table-cell>
          <table:table-cell office:value-type="string">
            <text:p>wo</text:p>
          </table:table-cell>
          <table:table-cell office:value-type="string">
            <text:p>nicht</text:p>
          </table:table-cell>
          <table:table-cell office:value-type="string">
            <text:p>zu</text:p>
          </table:table-cell>
          <table:table-cell office:value-type="string">
            <text:p>lösen</text:p>
          </table:table-cell>
          <table:table-cell office:value-type="string">
            <text:p>doch</text:p>
          </table:table-cell>
          <table:table-cell office:value-type="string">
            <text:p>zu</text:p>
          </table:table-cell>
          <table:table-cell office:value-type="string">
            <text:p>zerhauen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jetzt</text:p>
          </table:table-cell>
          <table:table-cell office:value-type="string">
            <text:p>bestimmt</text:p>
          </table:table-cell>
          <table:table-cell office:value-type="string">
            <text:p>die</text:p>
          </table:table-cell>
          <table:table-cell office:value-type="string">
            <text:p>Diktatur</text:p>
          </table:table-cell>
          <table:table-cell office:value-type="string">
            <text:p>zu</text:p>
          </table:table-cell>
          <table:table-cell office:value-type="string">
            <text:p>bezeichnen</text:p>
          </table:table-cell>
          <table:table-cell office:value-type="string">
            <text:p>allein</text:p>
          </table:table-cell>
          <table:table-cell office:value-type="string">
            <text:p>das</text:p>
          </table:table-cell>
          <table:table-cell office:value-type="string">
            <text:p>entscheidende</text:p>
          </table:table-cell>
          <table:table-cell office:value-type="string">
            <text:p>Befehlswort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wollte</text:p>
          </table:table-cell>
          <table:table-cell office:value-type="string">
            <text:p>sie</text:p>
          </table:table-cell>
          <table:table-cell office:value-type="string">
            <text:p>nicht</text:p>
          </table:table-cell>
          <table:table-cell office:value-type="string">
            <text:p>von</text:p>
          </table:table-cell>
          <table:table-cell office:value-type="string">
            <text:p>einem</text:p>
          </table:table-cell>
          <table:table-cell office:value-type="string">
            <text:p>Haufen</text:p>
          </table:table-cell>
          <table:table-cell office:value-type="string">
            <text:p>Knüttelmänner</text:p>
          </table:table-cell>
          <table:table-cell office:value-type="string">
            <text:p>empfangen</text:p>
          </table:table-cell>
          <table:table-cell office:value-type="string">
            <text:p>sondern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Pompeius</text:p>
          </table:table-cell>
          <table:table-cell office:value-type="string">
            <text:p>zog</text:p>
          </table:table-cell>
          <table:table-cell office:value-type="string">
            <text:p>Truppen</text:p>
          </table:table-cell>
          <table:table-cell office:value-type="string">
            <text:p>heran</text:p>
          </table:table-cell>
          <table:table-cell office:value-type="string">
            <text:p>um</text:p>
          </table:table-cell>
          <table:table-cell office:value-type="string">
            <text:p>die</text:p>
          </table:table-cell>
          <table:table-cell office:value-type="string">
            <text:p>in</text:p>
          </table:table-cell>
          <table:table-cell office:value-type="string">
            <text:p>der</text:p>
          </table:table-cell>
          <table:table-cell office:value-type="string">
            <text:p>Hauptstadt</text:p>
          </table:table-cell>
          <table:table-cell office:value-type="string">
            <text:p>herrschende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zugleich</text:p>
          </table:table-cell>
          <table:table-cell office:value-type="string">
            <text:p>befahl</text:p>
          </table:table-cell>
          <table:table-cell office:value-type="string">
            <text:p>er</text:p>
          </table:table-cell>
          <table:table-cell office:value-type="string">
            <text:p>jetzt</text:p>
          </table:table-cell>
          <table:table-cell office:value-type="string">
            <text:p>was</text:p>
          </table:table-cell>
          <table:table-cell office:value-type="string">
            <text:p>er</text:p>
          </table:table-cell>
          <table:table-cell office:value-type="string">
            <text:p>bisher</text:p>
          </table:table-cell>
          <table:table-cell office:value-type="string">
            <text:p>erbeten</text:p>
          </table:table-cell>
          <table:table-cell office:value-type="string">
            <text:p>und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gab</text:p>
          </table:table-cell>
          <table:table-cell office:value-type="string">
            <text:p>nach</text:p>
          </table:table-cell>
          <table:table-cell office:value-type="string">
            <text:p>Es</text:p>
          </table:table-cell>
          <table:table-cell office:value-type="string">
            <text:p>war</text:p>
          </table:table-cell>
          <table:table-cell office:value-type="string">
            <text:p>nur</text:p>
          </table:table-cell>
          <table:table-cell office:value-type="string">
            <text:p>ein</text:p>
          </table:table-cell>
          <table:table-cell office:value-type="string">
            <text:p>nichtiger</text:p>
          </table:table-cell>
          <table:table-cell office:value-type="string">
            <text:p>Winkelzug</text:p>
          </table:table-cell>
          <table:table-cell office:value-type="string">
            <text:p>daß</text:p>
          </table:table-cell>
          <table:table-cell office:value-type="string">
            <text:p>auf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Interim</text:p>
          </table:table-cell>
          <table:table-cell office:value-type="string">
            <text:p>zu</text:p>
          </table:table-cell>
          <table:table-cell office:value-type="string">
            <text:p>erlassenden</text:p>
          </table:table-cell>
          <table:table-cell office:value-type="string">
            <text:p>Senatsbeschlüssen</text:p>
          </table:table-cell>
          <table:table-cell office:value-type="string">
            <text:p>also</text:p>
          </table:table-cell>
          <table:table-cell office:value-type="string">
            <text:p>tatsächlich</text:p>
          </table:table-cell>
          <table:table-cell office:value-type="string">
            <text:p>von</text:p>
          </table:table-cell>
          <table:table-cell office:value-type="string">
            <text:p>der</text:p>
          </table:table-cell>
          <table:table-cell office:value-type="string">
            <text:p>augenblicklich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beherrschenden</text:p>
          </table:table-cell>
          <table:table-cell office:value-type="string">
            <text:p>Person</text:p>
          </table:table-cell>
          <table:table-cell office:value-type="string">
            <text:p>oder</text:p>
          </table:table-cell>
          <table:table-cell office:value-type="string">
            <text:p>Fraktion</text:p>
          </table:table-cell>
          <table:table-cell office:value-type="string">
            <text:p>abhängig</text:p>
          </table:table-cell>
          <table:table-cell office:value-type="string">
            <text:p>machte</text:p>
          </table:table-cell>
          <table:table-cell office:value-type="string">
            <text:p>Die</text:p>
          </table:table-cell>
          <table:table-cell office:value-type="string">
            <text:p>Geschwornenkommissionen</text:p>
          </table:table-cell>
          <table:table-cell office:value-type="string">
            <text:p>blieben</text:p>
          </table:table-cell>
          <table:table-cell office:value-type="string">
            <text:p>zwa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Lobredner</text:p>
          </table:table-cell>
          <table:table-cell office:value-type="string">
            <text:p>zu</text:p>
          </table:table-cell>
          <table:table-cell office:value-type="string">
            <text:p>Gunsten</text:p>
          </table:table-cell>
          <table:table-cell office:value-type="string">
            <text:p>des</text:p>
          </table:table-cell>
          <table:table-cell office:value-type="string">
            <text:p>Angeklagten</text:p>
          </table:table-cell>
          <table:table-cell office:value-type="string">
            <text:p>beizubringen</text:p>
          </table:table-cell>
          <table:table-cell office:value-type="string">
            <text:p>untersagt</text:p>
          </table:table-cell>
          <table:table-cell office:value-type="string">
            <text:p>ward</text:p>
          </table:table-cell>
          <table:table-cell office:value-type="string">
            <text:p>Der</text:p>
          </table:table-cell>
          <table:table-cell office:value-type="string">
            <text:p>gehorsame</text:p>
          </table:table-cell>
          <table:table-cell office:value-type="string">
            <text:p>Senat</text:p>
          </table:table-cell>
          <table:table-cell office:value-type="string">
            <text:p>dekretierte</text:p>
          </table:table-cell>
          <table:table-cell office:value-type="string">
            <text:p>ferner</text:p>
          </table:table-cell>
          <table:table-cell office:value-type="string">
            <text:p>auf</text:p>
          </table:table-cell>
          <table:table-cell office:value-type="string">
            <text:p>Pompeius</text:p>
          </table:table-cell>
          <table:table-cell office:value-type="string">
            <text:p>Wink</text:p>
          </table:table-cell>
          <table:table-cell office:value-type="string">
            <text:p>daß</text:p>
          </table:table-cell>
          <table:table-cell office:value-type="string">
            <text:p>durch</text:p>
          </table:table-cell>
          <table:table-cell office:value-type="string">
            <text:p>den</text:p>
          </table:table-cell>
          <table:table-cell office:value-type="string">
            <text:p>Raufhandel</text:p>
          </table:table-cell>
          <table:table-cell office:value-type="string">
            <text:p>auf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hinein</text:p>
          </table:table-cell>
          <table:table-cell office:value-type="string">
            <text:p>gegen</text:p>
          </table:table-cell>
          <table:table-cell office:value-type="string">
            <text:p>Caesar</text:p>
          </table:table-cell>
          <table:table-cell office:value-type="string">
            <text:p>zu</text:p>
          </table:table-cell>
          <table:table-cell office:value-type="string">
            <text:p>intriguieren</text:p>
          </table:table-cell>
          <table:table-cell office:value-type="string">
            <text:p>kurzweg</text:p>
          </table:table-cell>
          <table:table-cell office:value-type="string">
            <text:p>die</text:p>
          </table:table-cell>
          <table:table-cell office:value-type="string">
            <text:p>Bürgerschaft</text:p>
          </table:table-cell>
          <table:table-cell office:value-type="string">
            <text:p>oder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zwang</text:p>
          </table:table-cell>
          <table:table-cell office:value-type="string">
            <text:p>Caesar</text:p>
          </table:table-cell>
          <table:table-cell office:value-type="string">
            <text:p>sofort</text:p>
          </table:table-cell>
          <table:table-cell office:value-type="string">
            <text:p>aus</text:p>
          </table:table-cell>
          <table:table-cell office:value-type="string">
            <text:p>Gallien</text:p>
          </table:table-cell>
          <table:table-cell office:value-type="string">
            <text:p>abzurufen</text:p>
          </table:table-cell>
          <table:table-cell office:value-type="string">
            <text:p>Aber</text:p>
          </table:table-cell>
          <table:table-cell office:value-type="string">
            <text:p>Pompeius</text:p>
          </table:table-cell>
          <table:table-cell office:value-type="string">
            <text:p>hat</text:p>
          </table:table-cell>
          <table:table-cell office:value-type="string">
            <text:p>es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Euphrat</text:p>
          </table:table-cell>
          <table:table-cell office:value-type="string">
            <text:p>sich</text:p>
          </table:table-cell>
          <table:table-cell office:value-type="string">
            <text:p>reisefertig</text:p>
          </table:table-cell>
          <table:table-cell office:value-type="string">
            <text:p>machte</text:p>
          </table:table-cell>
          <table:table-cell office:value-type="string">
            <text:p>die</text:p>
          </table:table-cell>
          <table:table-cell office:value-type="string">
            <text:p>legitime</text:p>
          </table:table-cell>
          <table:table-cell office:value-type="string">
            <text:p>Regierungsbehörde</text:p>
          </table:table-cell>
          <table:table-cell office:value-type="string">
            <text:p>das</text:p>
          </table:table-cell>
          <table:table-cell office:value-type="string">
            <text:p>heißt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mit</text:p>
          </table:table-cell>
          <table:table-cell office:value-type="string">
            <text:p>Caesar</text:p>
          </table:table-cell>
          <table:table-cell office:value-type="string">
            <text:p>brechen</text:p>
          </table:table-cell>
          <table:table-cell office:value-type="string">
            <text:p>ihm</text:p>
          </table:table-cell>
          <table:table-cell office:value-type="string">
            <text:p>den</text:p>
          </table:table-cell>
          <table:table-cell office:value-type="string">
            <text:p>Krieg</text:p>
          </table:table-cell>
          <table:table-cell office:value-type="string">
            <text:p>erklären</text:p>
          </table:table-cell>
          <table:table-cell office:value-type="string">
            <text:p>und</text:p>
          </table:table-cell>
          <table:table-cell office:value-type="string">
            <text:p>mit</text:p>
          </table:table-cell>
          <table:table-cell office:value-type="string">
            <text:p>dess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imstande</text:p>
          </table:table-cell>
          <table:table-cell office:value-type="string">
            <text:p>waren</text:p>
          </table:table-cell>
          <table:table-cell office:value-type="string">
            <text:p>männiglich</text:p>
          </table:table-cell>
          <table:table-cell office:value-type="string">
            <text:p>war</text:p>
          </table:table-cell>
          <table:table-cell office:value-type="string">
            <text:p>es</text:p>
          </table:table-cell>
          <table:table-cell office:value-type="string">
            <text:p>bekannt</text:p>
          </table:table-cell>
          <table:table-cell office:value-type="string">
            <text:p>daß</text:p>
          </table:table-cell>
          <table:table-cell office:value-type="string">
            <text:p>selbst</text:p>
          </table:table-cell>
          <table:table-cell office:value-type="string">
            <text:p>in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zwar</text:p>
          </table:table-cell>
          <table:table-cell office:value-type="string">
            <text:p>die</text:p>
          </table:table-cell>
          <table:table-cell office:value-type="string">
            <text:p>ganze</text:p>
          </table:table-cell>
          <table:table-cell office:value-type="string">
            <text:p>Körperschaft</text:p>
          </table:table-cell>
          <table:table-cell office:value-type="string">
            <text:p>mit</text:p>
          </table:table-cell>
          <table:table-cell office:value-type="string">
            <text:p>wenigen</text:p>
          </table:table-cell>
          <table:table-cell office:value-type="string">
            <text:p>vereinzelten</text:p>
          </table:table-cell>
          <table:table-cell office:value-type="string">
            <text:p>Ausnahmen</text:p>
          </table:table-cell>
          <table:table-cell office:value-type="string">
            <text:p>der</text:p>
          </table:table-cell>
          <table:table-cell office:value-type="string">
            <text:p>Monarchie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ie</text:p>
          </table:table-cell>
          <table:table-cell office:value-type="string">
            <text:p>Diktatur</text:p>
          </table:table-cell>
          <table:table-cell office:value-type="string">
            <text:p>ihm</text:p>
          </table:table-cell>
          <table:table-cell office:value-type="string">
            <text:p>antragenden</text:p>
          </table:table-cell>
          <table:table-cell office:value-type="string">
            <text:p>Pöbels</text:p>
          </table:table-cell>
          <table:table-cell office:value-type="string">
            <text:p>seine</text:p>
          </table:table-cell>
          <table:table-cell office:value-type="string">
            <text:p>bestimmte</text:p>
          </table:table-cell>
          <table:table-cell office:value-type="string">
            <text:p>Erklärung</text:p>
          </table:table-cell>
          <table:table-cell office:value-type="string">
            <text:p>nur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dies</text:p>
          </table:table-cell>
          <table:table-cell office:value-type="string">
            <text:p>Amt</text:p>
          </table:table-cell>
          <table:table-cell office:value-type="string">
            <text:p>annehmen</text:p>
          </table:table-cell>
          <table:table-cell office:value-type="string">
            <text:p>zu</text:p>
          </table:table-cell>
          <table:table-cell office:value-type="string">
            <text:p>wollen</text:p>
          </table:table-cell>
          <table:table-cell office:value-type="string">
            <text:p>seine</text:p>
          </table:table-cell>
          <table:table-cell office:value-type="string">
            <text:p>unnachsichtige</text:p>
          </table:table-cell>
          <table:table-cell office:value-type="string">
            <text:p>Strenge</text:p>
          </table:table-cell>
          <table:table-cell office:value-type="string">
            <text:p>gegen</text:p>
          </table:table-cell>
          <table:table-cell office:value-type="string">
            <text:p>die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als</text:p>
          </table:table-cell>
          <table:table-cell office:value-type="string">
            <text:p>wenn</text:p>
          </table:table-cell>
          <table:table-cell office:value-type="string">
            <text:p>er</text:p>
          </table:table-cell>
          <table:table-cell office:value-type="string">
            <text:p>jetzt</text:p>
          </table:table-cell>
          <table:table-cell office:value-type="string">
            <text:p>als</text:p>
          </table:table-cell>
          <table:table-cell office:value-type="string">
            <text:p>Prokonsul</text:p>
          </table:table-cell>
          <table:table-cell office:value-type="string">
            <text:p>von</text:p>
          </table:table-cell>
          <table:table-cell office:value-type="string">
            <text:p>Gallien</text:p>
          </table:table-cell>
          <table:table-cell office:value-type="string">
            <text:p>gege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und</text:p>
          </table:table-cell>
          <table:table-cell office:value-type="string">
            <text:p>dessen</text:p>
          </table:table-cell>
          <table:table-cell office:value-type="string">
            <text:p>Feldhern</text:p>
          </table:table-cell>
          <table:table-cell office:value-type="string">
            <text:p>marschieren</text:p>
          </table:table-cell>
          <table:table-cell office:value-type="string">
            <text:p>ließ</text:p>
          </table:table-cell>
          <table:table-cell office:value-type="string">
            <text:p>Allerdings</text:p>
          </table:table-cell>
          <table:table-cell office:value-type="string">
            <text:p>hing</text:p>
          </table:table-cell>
          <table:table-cell office:value-type="string">
            <text:p>das</text:p>
          </table:table-cell>
          <table:table-cell office:value-type="string">
            <text:p>Gelingen</text:p>
          </table:table-cell>
          <table:table-cell office:value-type="string">
            <text:p>dieses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enn</text:p>
          </table:table-cell>
          <table:table-cell office:value-type="string">
            <text:p>der</text:p>
          </table:table-cell>
          <table:table-cell office:value-type="string">
            <text:p>verfassungsmäßige</text:p>
          </table:table-cell>
          <table:table-cell office:value-type="string">
            <text:p>Schneckengang</text:p>
          </table:table-cell>
          <table:table-cell office:value-type="string">
            <text:p>weiter</text:p>
          </table:table-cell>
          <table:table-cell office:value-type="string">
            <text:p>Nach</text:p>
          </table:table-cell>
          <table:table-cell office:value-type="string">
            <text:p>der</text:p>
          </table:table-cell>
          <table:table-cell office:value-type="string">
            <text:p>Observanz</text:p>
          </table:table-cell>
          <table:table-cell office:value-type="string">
            <text:p>hatt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über</text:p>
          </table:table-cell>
          <table:table-cell office:value-type="string">
            <text:p>die</text:p>
          </table:table-cell>
          <table:table-cell office:value-type="string">
            <text:p>Statthalterschaften</text:p>
          </table:table-cell>
          <table:table-cell office:value-type="string">
            <text:p>des</text:p>
          </table:table-cell>
          <table:table-cell office:value-type="string">
            <text:p>Jahres</text:p>
          </table:table-cell>
          <table:table-cell office:value-type="float" office:value="705">
            <text:p>705</text:p>
          </table:table-cell>
          <table:table-cell office:value-type="string">
            <text:p>insofern</text:p>
          </table:table-cell>
          <table:table-cell office:value-type="string">
            <text:p>sie</text:p>
          </table:table-cell>
          <table:table-cell office:value-type="string">
            <text:p>an</text:p>
          </table:table-cell>
          <table:table-cell office:value-type="string">
            <text:p>gewesene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Anlaß</text:p>
          </table:table-cell>
          <table:table-cell office:value-type="string">
            <text:p>die</text:p>
          </table:table-cell>
          <table:table-cell office:value-type="string">
            <text:p>Ernennung</text:p>
          </table:table-cell>
          <table:table-cell office:value-type="string">
            <text:p>von</text:p>
          </table:table-cell>
          <table:table-cell office:value-type="string">
            <text:p>neuen</text:p>
          </table:table-cell>
          <table:table-cell office:value-type="string">
            <text:p>Statthaltern</text:p>
          </table:table-cell>
          <table:table-cell office:value-type="string">
            <text:p>für</text:p>
          </table:table-cell>
          <table:table-cell office:value-type="string">
            <text:p>beide</text:p>
          </table:table-cell>
          <table:table-cell office:value-type="string">
            <text:p>Gallien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zur</text:p>
          </table:table-cell>
          <table:table-cell office:value-type="string">
            <text:p>Sprache</text:p>
          </table:table-cell>
          <table:table-cell office:value-type="string">
            <text:p>zu</text:p>
          </table:table-cell>
          <table:table-cell office:value-type="string">
            <text:p>bringen</text:p>
          </table:table-cell>
          <table:table-cell office:value-type="string">
            <text:p>und</text:p>
          </table:table-cell>
          <table:table-cell office:value-type="string">
            <text:p>damit</text:p>
          </table:table-cell>
          <table:table-cell office:value-type="string">
            <text:p>den</text:p>
          </table:table-cell>
          <table:table-cell office:value-type="string">
            <text:p>ersten</text:p>
          </table:table-cell>
          <table:table-cell office:value-type="string">
            <text:p>Anlaß</text:p>
          </table:table-cell>
          <table:table-cell office:value-type="string">
            <text:p>zu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er</text:p>
          </table:table-cell>
          <table:table-cell office:value-type="string">
            <text:p>von</text:p>
          </table:table-cell>
          <table:table-cell office:value-type="string">
            <text:p>Pompeius</text:p>
          </table:table-cell>
          <table:table-cell office:value-type="string">
            <text:p>vorgeschobenen</text:p>
          </table:table-cell>
          <table:table-cell office:value-type="string">
            <text:p>Verfassungspartei</text:p>
          </table:table-cell>
          <table:table-cell office:value-type="string">
            <text:p>und</text:p>
          </table:table-cell>
          <table:table-cell office:value-type="string">
            <text:p>den</text:p>
          </table:table-cell>
          <table:table-cell office:value-type="string">
            <text:p>Vertretern</text:p>
          </table:table-cell>
          <table:table-cell office:value-type="string">
            <text:p>Caesars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Der</text:p>
          </table:table-cell>
          <table:table-cell office:value-type="string">
            <text:p>Konsul</text:p>
          </table:table-cell>
          <table:table-cell office:value-type="string">
            <text:p>Marcus</text:p>
          </table:table-cell>
          <table:table-cell office:value-type="string">
            <text:p>Marcellus</text:p>
          </table:table-cell>
          <table:table-cell office:value-type="string">
            <text:p>brachte</text:p>
          </table:table-cell>
          <table:table-cell office:value-type="string">
            <text:p>den</text:p>
          </table:table-cell>
          <table:table-cell office:value-type="string">
            <text:p>Antrag</text:p>
          </table:table-cell>
          <table:table-cell office:value-type="string">
            <text:p>ein</text:p>
          </table:table-cell>
          <table:table-cell office:value-type="string">
            <text:p>den</text:p>
          </table:table-cell>
          <table:table-cell office:value-type="string">
            <text:p>beid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auch</text:p>
          </table:table-cell>
          <table:table-cell office:value-type="string">
            <text:p>in</text:p>
          </table:table-cell>
          <table:table-cell office:value-type="string">
            <text:p>diesem</text:p>
          </table:table-cell>
          <table:table-cell office:value-type="string">
            <text:p>nicht</text:p>
          </table:table-cell>
          <table:table-cell office:value-type="string">
            <text:p>in</text:p>
          </table:table-cell>
          <table:table-cell office:value-type="string">
            <text:p>gültiger</text:p>
          </table:table-cell>
          <table:table-cell office:value-type="string">
            <text:p>Weise</text:p>
          </table:table-cell>
          <table:table-cell office:value-type="string">
            <text:p>vorbehalten</text:p>
          </table:table-cell>
          <table:table-cell office:value-type="string">
            <text:p>sei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sollte</text:p>
          </table:table-cell>
          <table:table-cell office:value-type="string">
            <text:p>ihrer</text:p>
          </table:table-cell>
          <table:table-cell office:value-type="string">
            <text:p>Meinung</text:p>
          </table:table-cell>
          <table:table-cell office:value-type="string">
            <text:p>nach</text:p>
          </table:table-cell>
          <table:table-cell office:value-type="string">
            <text:p>diesen</text:p>
          </table:table-cell>
          <table:table-cell office:value-type="string">
            <text:p>Beamten</text:p>
          </table:table-cell>
          <table:table-cell office:value-type="string">
            <text:p>veranlassen</text:p>
          </table:table-cell>
          <table:table-cell office:value-type="string">
            <text:p>da</text:p>
          </table:table-cell>
          <table:table-cell office:value-type="string">
            <text:p>die</text:p>
          </table:table-cell>
          <table:table-cell office:value-type="string">
            <text:p>Unterwerfung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und</text:p>
          </table:table-cell>
          <table:table-cell office:value-type="string">
            <text:p>in</text:p>
          </table:table-cell>
          <table:table-cell office:value-type="string">
            <text:p>diesem</text:p>
          </table:table-cell>
          <table:table-cell office:value-type="string">
            <text:p>Jahre</text:p>
          </table:table-cell>
          <table:table-cell office:value-type="string">
            <text:p>Volkstribun</text:p>
          </table:table-cell>
          <table:table-cell office:value-type="string">
            <text:p>der</text:p>
          </table:table-cell>
          <table:table-cell office:value-type="string">
            <text:p>namhafteste</text:p>
          </table:table-cell>
          <table:table-cell office:value-type="string">
            <text:p>war</text:p>
          </table:table-cell>
          <table:table-cell office:value-type="string">
            <text:p>machten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geltend</text:p>
          </table:table-cell>
          <table:table-cell office:value-type="string">
            <text:p>daß</text:p>
          </table:table-cell>
          <table:table-cell office:value-type="string">
            <text:p>sowohl</text:p>
          </table:table-cell>
          <table:table-cell office:value-type="string">
            <text:p>der</text:p>
          </table:table-cell>
          <table:table-cell office:value-type="string">
            <text:p>Stand</text:p>
          </table:table-cell>
          <table:table-cell office:value-type="string">
            <text:p>der</text:p>
          </table:table-cell>
          <table:table-cell office:value-type="string">
            <text:p>Dinge</text:p>
          </table:table-cell>
          <table:table-cell office:value-type="string">
            <text:p>in</text:p>
          </table:table-cell>
          <table:table-cell office:value-type="string">
            <text:p>Gallien</text:p>
          </table:table-cell>
          <table:table-cell office:value-type="string">
            <text:p>als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Veteranen</text:p>
          </table:table-cell>
          <table:table-cell office:value-type="string">
            <text:p>desselben</text:p>
          </table:table-cell>
          <table:table-cell office:value-type="string">
            <text:p>veranlaßt</text:p>
          </table:table-cell>
          <table:table-cell office:value-type="string">
            <text:p>wurden</text:p>
          </table:table-cell>
          <table:table-cell office:value-type="string">
            <text:p>sich</text:p>
          </table:table-cell>
          <table:table-cell office:value-type="string">
            <text:p>wegen</text:p>
          </table:table-cell>
          <table:table-cell office:value-type="string">
            <text:p>ihrer</text:p>
          </table:table-cell>
          <table:table-cell office:value-type="string">
            <text:p>Verabschiedung</text:p>
          </table:table-cell>
          <table:table-cell office:value-type="string">
            <text:p>a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zu</text:p>
          </table:table-cell>
          <table:table-cell office:value-type="string">
            <text:p>wenden</text:p>
          </table:table-cell>
          <table:table-cell office:value-type="string">
            <text:p>Caesars</text:p>
          </table:table-cell>
          <table:table-cell office:value-type="string">
            <text:p>Vertreter</text:p>
          </table:table-cell>
          <table:table-cell office:value-type="string">
            <text:p>bewirkten</text:p>
          </table:table-cell>
          <table:table-cell office:value-type="string">
            <text:p>zwar</text:p>
          </table:table-cell>
          <table:table-cell office:value-type="string">
            <text:p>soweit</text:p>
          </table:table-cell>
          <table:table-cell office:value-type="string">
            <text:p>sie</text:p>
          </table:table-cell>
          <table:table-cell office:value-type="string">
            <text:p>verfassungsmäßig</text:p>
          </table:table-cell>
          <table:table-cell office:value-type="string">
            <text:p>es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er</text:p>
          </table:table-cell>
          <table:table-cell office:value-type="string">
            <text:p>obersten</text:p>
          </table:table-cell>
          <table:table-cell office:value-type="string">
            <text:p>Regierungsbehörde</text:p>
          </table:table-cell>
          <table:table-cell office:value-type="string">
            <text:p>in</text:p>
          </table:table-cell>
          <table:table-cell office:value-type="string">
            <text:p>offenen</text:p>
          </table:table-cell>
          <table:table-cell office:value-type="string">
            <text:p>Widerspruch</text:p>
          </table:table-cell>
          <table:table-cell office:value-type="string">
            <text:p>zu</text:p>
          </table:table-cell>
          <table:table-cell office:value-type="string">
            <text:p>geraten</text:p>
          </table:table-cell>
          <table:table-cell office:value-type="string">
            <text:p>Als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Frühling</text:p>
          </table:table-cell>
          <table:table-cell office:value-type="float" office:value="704">
            <text:p>704</text:p>
          </table:table-cell>
          <table:table-cell office:value-type="string">
            <text:p>auf</text:p>
          </table:table-cell>
          <table:table-cell office:value-type="string">
            <text:p>Betrieb</text:p>
          </table:table-cell>
          <table:table-cell office:value-type="string">
            <text:p>des</text:p>
          </table:table-cell>
          <table:table-cell office:value-type="string">
            <text:p>Pompeius</text:p>
          </table:table-cell>
          <table:table-cell office:value-type="string">
            <text:p>sowohl</text:p>
          </table:table-cell>
          <table:table-cell office:value-type="string">
            <text:p>an</text:p>
          </table:table-cell>
          <table:table-cell office:value-type="string">
            <text:p>diesen</text:p>
          </table:table-cell>
          <table:table-cell office:value-type="string">
            <text:p>wie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Kriegsvorbereitung</text:p>
          </table:table-cell>
          <table:table-cell office:value-type="string">
            <text:p>der</text:p>
          </table:table-cell>
          <table:table-cell office:value-type="string">
            <text:p>Gegner</text:p>
          </table:table-cell>
          <table:table-cell office:value-type="string">
            <text:p>zu</text:p>
          </table:table-cell>
          <table:table-cell office:value-type="string">
            <text:p>vergleichen</text:p>
          </table:table-cell>
          <table:table-cell office:value-type="string">
            <text:p>Für</text:p>
          </table:table-cell>
          <table:table-cell office:value-type="string">
            <text:p>die</text:p>
          </table:table-cell>
          <table:table-cell office:value-type="string">
            <text:p>Verhandlungen</text:p>
          </table:table-cell>
          <table:table-cell office:value-type="string">
            <text:p>mit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war</text:p>
          </table:table-cell>
          <table:table-cell office:value-type="string">
            <text:p>es</text:p>
          </table:table-cell>
          <table:table-cell office:value-type="string">
            <text:p>Caesar</text:p>
          </table:table-cell>
          <table:table-cell office:value-type="string">
            <text:p>gelungen</text:p>
          </table:table-cell>
          <table:table-cell office:value-type="string">
            <text:p>nicht</text:p>
          </table:table-cell>
          <table:table-cell office:value-type="string">
            <text:p>nur</text:p>
          </table:table-cell>
          <table:table-cell office:value-type="string">
            <text:p>den</text:p>
          </table:table-cell>
          <table:table-cell office:value-type="string">
            <text:p>einen</text:p>
          </table:table-cell>
          <table:table-cell office:value-type="string">
            <text:p>der</text:p>
          </table:table-cell>
          <table:table-cell office:value-type="string">
            <text:p>beid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er</text:p>
          </table:table-cell>
          <table:table-cell office:value-type="string">
            <text:p>gallischen</text:p>
          </table:table-cell>
          <table:table-cell office:value-type="string">
            <text:p>Statthalterschaften</text:p>
          </table:table-cell>
          <table:table-cell office:value-type="string">
            <text:p>für</text:p>
          </table:table-cell>
          <table:table-cell office:value-type="string">
            <text:p>das</text:p>
          </table:table-cell>
          <table:table-cell office:value-type="string">
            <text:p>nächste</text:p>
          </table:table-cell>
          <table:table-cell office:value-type="string">
            <text:p>Jahr</text:p>
          </table:table-cell>
          <table:table-cell office:value-type="string">
            <text:p>aufs</text:p>
          </table:table-cell>
          <table:table-cell office:value-type="string">
            <text:p>neue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zur</text:p>
          </table:table-cell>
          <table:table-cell office:value-type="string">
            <text:p>Verhandlung</text:p>
          </table:table-cell>
          <table:table-cell office:value-type="string">
            <text:p>kam</text:p>
          </table:table-cell>
          <table:table-cell office:value-type="string">
            <text:p>diesem</text:p>
          </table:table-cell>
          <table:table-cell office:value-type="string">
            <text:p>Beschlusse</text:p>
          </table:table-cell>
          <table:table-cell office:value-type="string">
            <text:p>vollständig</text:p>
          </table:table-cell>
          <table:table-cell office:value-type="string">
            <text:p>beizupflichten</text:p>
          </table:table-cell>
          <table:table-cell office:value-type="string">
            <text:p>aber</text:p>
          </table:table-cell>
          <table:table-cell office:value-type="string">
            <text:p>die</text:p>
          </table:table-cell>
          <table:table-cell office:value-type="string">
            <text:p>gleichzeitige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Beseitigung</text:p>
          </table:table-cell>
          <table:table-cell office:value-type="string">
            <text:p>sämtlicher</text:p>
          </table:table-cell>
          <table:table-cell office:value-type="string">
            <text:p>Ausnahmestellungen</text:p>
          </table:table-cell>
          <table:table-cell office:value-type="string">
            <text:p>herbeiführen</text:p>
          </table:table-cell>
          <table:table-cell office:value-type="string">
            <text:p>lasse</text:p>
          </table:table-cell>
          <table:table-cell office:value-type="string">
            <text:p>daß</text:p>
          </table:table-cell>
          <table:table-cell office:value-type="string">
            <text:p>Pompeius</text:p>
          </table:table-cell>
          <table:table-cell office:value-type="string">
            <text:p>als</text:p>
          </table:table-cell>
          <table:table-cell office:value-type="string">
            <text:p>nur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mit</text:p>
          </table:table-cell>
          <table:table-cell office:value-type="string">
            <text:p>dem</text:p>
          </table:table-cell>
          <table:table-cell office:value-type="string">
            <text:p>Prokonsulat</text:p>
          </table:table-cell>
          <table:table-cell office:value-type="string">
            <text:p>betraut</text:p>
          </table:table-cell>
          <table:table-cell office:value-type="string">
            <text:p>noch</text:p>
          </table:table-cell>
          <table:table-cell office:value-type="string">
            <text:p>viel</text:p>
          </table:table-cell>
          <table:table-cell office:value-type="string">
            <text:p>weniger</text:p>
          </table:table-cell>
          <table:table-cell office:value-type="string">
            <text:p>als</text:p>
          </table:table-cell>
          <table:table-cell office:value-type="string">
            <text:p>Caesar</text:p>
          </table:table-cell>
          <table:table-cell office:value-type="string">
            <text:p>demselb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zustehende</text:p>
          </table:table-cell>
          <table:table-cell office:value-type="string">
            <text:p>Veto</text:p>
          </table:table-cell>
          <table:table-cell office:value-type="string">
            <text:p>zu</text:p>
          </table:table-cell>
          <table:table-cell office:value-type="string">
            <text:p>verhindern</text:p>
          </table:table-cell>
          <table:table-cell office:value-type="string">
            <text:p>gedenke</text:p>
          </table:table-cell>
          <table:table-cell office:value-type="string">
            <text:p>fand</text:p>
          </table:table-cell>
          <table:table-cell office:value-type="string">
            <text:p>in</text:p>
          </table:table-cell>
          <table:table-cell office:value-type="string">
            <text:p>und</text:p>
          </table:table-cell>
          <table:table-cell office:value-type="string">
            <text:p>außer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vielfach</text:p>
          </table:table-cell>
          <table:table-cell office:value-type="string">
            <text:p>Billigung</text:p>
          </table:table-cell>
          <table:table-cell office:value-type="string">
            <text:p>Caesar</text:p>
          </table:table-cell>
          <table:table-cell office:value-type="string">
            <text:p>erklärte</text:p>
          </table:table-cell>
          <table:table-cell office:value-type="string">
            <text:p>sich</text:p>
          </table:table-cell>
          <table:table-cell office:value-type="string">
            <text:p>mit</text:p>
          </table:table-cell>
          <table:table-cell office:value-type="string">
            <text:p>Curios</text:p>
          </table:table-cell>
          <table:table-cell office:value-type="string">
            <text:p>Vorschlag</text:p>
          </table:table-cell>
          <table:table-cell office:value-type="string">
            <text:p>sofort</text:p>
          </table:table-cell>
          <table:table-cell office:value-type="string">
            <text:p>einverstand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ihrem</text:p>
          </table:table-cell>
          <table:table-cell office:value-type="string">
            <text:p>ganzen</text:p>
          </table:table-cell>
          <table:table-cell office:value-type="string">
            <text:p>Umfang</text:p>
          </table:table-cell>
          <table:table-cell office:value-type="string">
            <text:p>Mit</text:p>
          </table:table-cell>
          <table:table-cell office:value-type="float" office:value="370">
            <text:p>370</text:p>
          </table:table-cell>
          <table:table-cell office:value-type="string">
            <text:p>gegen</text:p>
          </table:table-cell>
          <table:table-cell office:value-type="float" office:value="30">
            <text:p>30</text:p>
          </table:table-cell>
          <table:table-cell office:value-type="string">
            <text:p>Stimmen</text:p>
          </table:table-cell>
          <table:table-cell office:value-type="string">
            <text:p>beschlo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aß</text:p>
          </table:table-cell>
          <table:table-cell office:value-type="string">
            <text:p>die</text:p>
          </table:table-cell>
          <table:table-cell office:value-type="string">
            <text:p>Prokonsuln</text:p>
          </table:table-cell>
          <table:table-cell office:value-type="string">
            <text:p>von</text:p>
          </table:table-cell>
          <table:table-cell office:value-type="string">
            <text:p>Spanien</text:p>
          </table:table-cell>
          <table:table-cell office:value-type="string">
            <text:p>und</text:p>
          </table:table-cell>
          <table:table-cell office:value-type="string">
            <text:p>Gallien</text:p>
          </table:table-cell>
          <table:table-cell office:value-type="string">
            <text:p>beide</text:p>
          </table:table-cell>
          <table:table-cell office:value-type="string">
            <text:p>aufzufordern</text:p>
          </table:table-cell>
          <table:table-cell office:value-type="string">
            <text:p>sei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frohe</text:p>
          </table:table-cell>
          <table:table-cell office:value-type="string">
            <text:p>Botschaft</text:p>
          </table:table-cell>
          <table:table-cell office:value-type="string">
            <text:p>von</text:p>
          </table:table-cell>
          <table:table-cell office:value-type="string">
            <text:p>Curios</text:p>
          </table:table-cell>
          <table:table-cell office:value-type="string">
            <text:p>rettender</text:p>
          </table:table-cell>
          <table:table-cell office:value-type="string">
            <text:p>Tat</text:p>
          </table:table-cell>
          <table:table-cell office:value-type="string">
            <text:p>Pompeius</text:p>
          </table:table-cell>
          <table:table-cell office:value-type="string">
            <text:p>ward</text:p>
          </table:table-cell>
          <table:table-cell office:value-type="string">
            <text:p>also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nicht</text:p>
          </table:table-cell>
          <table:table-cell office:value-type="string">
            <text:p>minder</text:p>
          </table:table-cell>
          <table:table-cell office:value-type="string">
            <text:p>abberufen</text:p>
          </table:table-cell>
          <table:table-cell office:value-type="string">
            <text:p>als</text:p>
          </table:table-cell>
          <table:table-cell office:value-type="string">
            <text:p>Caesar</text:p>
          </table:table-cell>
          <table:table-cell office:value-type="string">
            <text:p>und</text:p>
          </table:table-cell>
          <table:table-cell office:value-type="string">
            <text:p>während</text:p>
          </table:table-cell>
          <table:table-cell office:value-type="string">
            <text:p>Caesar</text:p>
          </table:table-cell>
          <table:table-cell office:value-type="string">
            <text:p>bereit</text:p>
          </table:table-cell>
          <table:table-cell office:value-type="string">
            <text:p>stand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Talente</text:p>
          </table:table-cell>
          <table:table-cell office:value-type="string">
            <text:p>Curios</text:p>
          </table:table-cell>
          <table:table-cell office:value-type="string">
            <text:p>mit</text:p>
          </table:table-cell>
          <table:table-cell office:value-type="string">
            <text:p>neu</text:p>
          </table:table-cell>
          <table:table-cell office:value-type="string">
            <text:p>aufpolierter</text:p>
          </table:table-cell>
          <table:table-cell office:value-type="string">
            <text:p>Eloquenz</text:p>
          </table:table-cell>
          <table:table-cell office:value-type="string">
            <text:p>zu</text:p>
          </table:table-cell>
          <table:table-cell office:value-type="string">
            <text:p>begegnen</text:p>
          </table:table-cell>
          <table:table-cell office:value-type="string">
            <text:p>Die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geschlagene</text:p>
          </table:table-cell>
          <table:table-cell office:value-type="string">
            <text:p>Koalition</text:p>
          </table:table-cell>
          <table:table-cell office:value-type="string">
            <text:p>war</text:p>
          </table:table-cell>
          <table:table-cell office:value-type="string">
            <text:p>in</text:p>
          </table:table-cell>
          <table:table-cell office:value-type="string">
            <text:p>der</text:p>
          </table:table-cell>
          <table:table-cell office:value-type="string">
            <text:p>peinlichsten</text:p>
          </table:table-cell>
          <table:table-cell office:value-type="string">
            <text:p>Die</text:p>
          </table:table-cell>
          <table:table-cell office:value-type="string">
            <text:p>Catonische</text:p>
          </table:table-cell>
          <table:table-cell office:value-type="string">
            <text:p>Fraktion</text:p>
          </table:table-cell>
          <table:table-cell office:value-type="string">
            <text:p>hatte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es</text:p>
          </table:table-cell>
          <table:table-cell office:value-type="string">
            <text:p>übernommen</text:p>
          </table:table-cell>
          <table:table-cell office:value-type="string">
            <text:p>die</text:p>
          </table:table-cell>
          <table:table-cell office:value-type="string">
            <text:p>Dinge</text:p>
          </table:table-cell>
          <table:table-cell office:value-type="string">
            <text:p>zum</text:p>
          </table:table-cell>
          <table:table-cell office:value-type="string">
            <text:p>Bruche</text:p>
          </table:table-cell>
          <table:table-cell office:value-type="string">
            <text:p>zu</text:p>
          </table:table-cell>
          <table:table-cell office:value-type="string">
            <text:p>treiben</text:p>
          </table:table-cell>
          <table:table-cell office:value-type="string">
            <text:p>und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mit</text:p>
          </table:table-cell>
          <table:table-cell office:value-type="string">
            <text:p>sich</text:p>
          </table:table-cell>
          <table:table-cell office:value-type="string">
            <text:p>fortzureißen</text:p>
          </table:table-cell>
          <table:table-cell office:value-type="string">
            <text:p>und</text:p>
          </table:table-cell>
          <table:table-cell office:value-type="string">
            <text:p>sah</text:p>
          </table:table-cell>
          <table:table-cell office:value-type="string">
            <text:p>nun</text:p>
          </table:table-cell>
          <table:table-cell office:value-type="string">
            <text:p>in</text:p>
          </table:table-cell>
          <table:table-cell office:value-type="string">
            <text:p>der</text:p>
          </table:table-cell>
          <table:table-cell office:value-type="string">
            <text:p>ärgerlichsten</text:p>
          </table:table-cell>
          <table:table-cell office:value-type="string">
            <text:p>Weise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und</text:p>
          </table:table-cell>
          <table:table-cell office:value-type="string">
            <text:p>wie</text:p>
          </table:table-cell>
          <table:table-cell office:value-type="string">
            <text:p>seit</text:p>
          </table:table-cell>
          <table:table-cell office:value-type="string">
            <text:p>Jahrhunderten</text:p>
          </table:table-cell>
          <table:table-cell office:value-type="string">
            <text:p>die</text:p>
          </table:table-cell>
          <table:table-cell office:value-type="string">
            <text:p>Komitien</text:p>
          </table:table-cell>
          <table:table-cell office:value-type="string">
            <text:p>so</text:p>
          </table:table-cell>
          <table:table-cell office:value-type="string">
            <text:p>jetzt</text:p>
          </table:table-cell>
          <table:table-cell office:value-type="string">
            <text:p>auch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nichts</text:p>
          </table:table-cell>
          <table:table-cell office:value-type="string">
            <text:p>als</text:p>
          </table:table-cell>
          <table:table-cell office:value-type="string">
            <text:p>ein</text:p>
          </table:table-cell>
          <table:table-cell office:value-type="string">
            <text:p>lahmes</text:p>
          </table:table-cell>
          <table:table-cell office:value-type="string">
            <text:p>aus</text:p>
          </table:table-cell>
          <table:table-cell office:value-type="string">
            <text:p>dem</text:p>
          </table:table-cell>
          <table:table-cell office:value-type="string">
            <text:p>Geleise</text:p>
          </table:table-cell>
          <table:table-cell office:value-type="string">
            <text:p>weichendes</text:p>
          </table:table-cell>
          <table:table-cell office:value-type="string">
            <text:p>Rad</text:p>
          </table:table-cell>
          <table:table-cell office:value-type="string">
            <text:p>Es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Statthalters</text:p>
          </table:table-cell>
          <table:table-cell office:value-type="string">
            <text:p>lag</text:p>
          </table:table-cell>
          <table:table-cell office:value-type="string">
            <text:p>Curio</text:p>
          </table:table-cell>
          <table:table-cell office:value-type="string">
            <text:p>überdies</text:p>
          </table:table-cell>
          <table:table-cell office:value-type="string">
            <text:p>die</text:p>
          </table:table-cell>
          <table:table-cell office:value-type="string">
            <text:p>vollständige</text:p>
          </table:table-cell>
          <table:table-cell office:value-type="string">
            <text:p>Grundlosigkeit</text:p>
          </table:table-cell>
          <table:table-cell office:value-type="string">
            <text:p>des</text:p>
          </table:table-cell>
          <table:table-cell office:value-type="string">
            <text:p>Gerüchts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handgreiflich</text:p>
          </table:table-cell>
          <table:table-cell office:value-type="string">
            <text:p>dartat</text:p>
          </table:table-cell>
          <table:table-cell office:value-type="string">
            <text:p>und</text:p>
          </table:table-cell>
          <table:table-cell office:value-type="string">
            <text:p>die</text:p>
          </table:table-cell>
          <table:table-cell office:value-type="string">
            <text:p>Kurie</text:p>
          </table:table-cell>
          <table:table-cell office:value-type="string">
            <text:p>den</text:p>
          </table:table-cell>
          <table:table-cell office:value-type="string">
            <text:p>Antrag</text:p>
          </table:table-cell>
          <table:table-cell office:value-type="string">
            <text:p>des</text:p>
          </table:table-cell>
          <table:table-cell office:value-type="string">
            <text:p>Konsuls</text:p>
          </table:table-cell>
          <table:table-cell office:value-type="string">
            <text:p>Gaius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eigenen</text:p>
          </table:table-cell>
          <table:table-cell office:value-type="string">
            <text:p>Legionen</text:p>
          </table:table-cell>
          <table:table-cell office:value-type="string">
            <text:p>acht</text:p>
          </table:table-cell>
          <table:table-cell office:value-type="string">
            <text:p>aufzulösen</text:p>
          </table:table-cell>
          <table:table-cell office:value-type="string">
            <text:p>er</text:p>
          </table:table-cell>
          <table:table-cell office:value-type="string">
            <text:p>erklärte</text:p>
          </table:table-cell>
          <table:table-cell office:value-type="string">
            <text:p>sich</text:p>
          </table:table-cell>
          <table:table-cell office:value-type="string">
            <text:p>befriedigt</text:p>
          </table:table-cell>
          <table:table-cell office:value-type="string">
            <text:p>wen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ihm</text:p>
          </table:table-cell>
          <table:table-cell office:value-type="string">
            <text:p>entweder</text:p>
          </table:table-cell>
          <table:table-cell office:value-type="string">
            <text:p>die</text:p>
          </table:table-cell>
          <table:table-cell office:value-type="string">
            <text:p>Statthalterschaft</text:p>
          </table:table-cell>
          <table:table-cell office:value-type="string">
            <text:p>des</text:p>
          </table:table-cell>
          <table:table-cell office:value-type="string">
            <text:p>Diesseitigen</text:p>
          </table:table-cell>
          <table:table-cell office:value-type="string">
            <text:p>Galliens</text:p>
          </table:table-cell>
          <table:table-cell office:value-type="string">
            <text:p>und</text:p>
          </table:table-cell>
          <table:table-cell office:value-type="string">
            <text:p>Illyriens</text:p>
          </table:table-cell>
          <table:table-cell office:value-type="string">
            <text:p>mit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er</text:p>
          </table:table-cell>
          <table:table-cell office:value-type="string">
            <text:p>jüngere</text:p>
          </table:table-cell>
          <table:table-cell office:value-type="float" office:value="66">
            <text:p>66</text:p>
          </table:table-cell>
          <table:table-cell office:value-type="string">
            <text:p>zum</text:p>
          </table:table-cell>
          <table:table-cell office:value-type="string">
            <text:p>erstenmal</text:p>
          </table:table-cell>
          <table:table-cell office:value-type="string">
            <text:p>am</text:p>
          </table:table-cell>
          <table:table-cell office:value-type="float" office:value="1">
            <text:p>1</text:p>
          </table:table-cell>
          <table:table-cell office:value-type="string">
            <text:p>Jan</text:p>
          </table:table-cell>
          <table:table-cell office:value-type="float" office:value="705">
            <text:p>705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versammelten</text:p>
          </table:table-cell>
          <table:table-cell office:value-type="string">
            <text:p>übergab</text:p>
          </table:table-cell>
          <table:table-cell office:value-type="string">
            <text:p>er</text:p>
          </table:table-cell>
          <table:table-cell office:value-type="string">
            <text:p>in</text:p>
          </table:table-cell>
          <table:table-cell office:value-type="string">
            <text:p>voller</text:p>
          </table:table-cell>
          <table:table-cell office:value-type="string">
            <text:p>Sitzung</text:p>
          </table:table-cell>
          <table:table-cell office:value-type="string">
            <text:p>das</text:p>
          </table:table-cell>
          <table:table-cell office:value-type="string">
            <text:p>von</text:p>
          </table:table-cell>
          <table:table-cell office:value-type="string">
            <text:p>dem</text:p>
          </table:table-cell>
          <table:table-cell office:value-type="string">
            <text:p>Feldherr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er</text:p>
          </table:table-cell>
          <table:table-cell office:value-type="string">
            <text:p>in</text:p>
          </table:table-cell>
          <table:table-cell office:value-type="string">
            <text:p>voller</text:p>
          </table:table-cell>
          <table:table-cell office:value-type="string">
            <text:p>Sitzung</text:p>
          </table:table-cell>
          <table:table-cell office:value-type="string">
            <text:p>das</text:p>
          </table:table-cell>
          <table:table-cell office:value-type="string">
            <text:p>von</text:p>
          </table:table-cell>
          <table:table-cell office:value-type="string">
            <text:p>dem</text:p>
          </table:table-cell>
          <table:table-cell office:value-type="string">
            <text:p>Feldherrn</text:p>
          </table:table-cell>
          <table:table-cell office:value-type="string">
            <text:p>a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gerichtete</text:p>
          </table:table-cell>
          <table:table-cell office:value-type="string">
            <text:p>Schreiben</text:p>
          </table:table-cell>
          <table:table-cell office:value-type="string">
            <text:p>Die</text:p>
          </table:table-cell>
          <table:table-cell office:value-type="string">
            <text:p>Volkstribune</text:p>
          </table:table-cell>
          <table:table-cell office:value-type="string">
            <text:p>Marcus</text:p>
          </table:table-cell>
          <table:table-cell office:value-type="string">
            <text:p>Antonius</text:p>
          </table:table-cell>
          <table:table-cell office:value-type="string">
            <text:p>in</text:p>
          </table:table-cell>
          <table:table-cell office:value-type="string">
            <text:p>der</text:p>
          </table:table-cell>
          <table:table-cell office:value-type="string">
            <text:p>Skandalchronik</text:p>
          </table:table-cell>
          <table:table-cell office:value-type="string">
            <text:p>de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auszusetzen</text:p>
          </table:table-cell>
          <table:table-cell office:value-type="string">
            <text:p>bis</text:p>
          </table:table-cell>
          <table:table-cell office:value-type="string">
            <text:p>der</text:p>
          </table:table-cell>
          <table:table-cell office:value-type="string">
            <text:p>italische</text:p>
          </table:table-cell>
          <table:table-cell office:value-type="string">
            <text:p>Landsturm</text:p>
          </table:table-cell>
          <table:table-cell office:value-type="string">
            <text:p>unter</text:p>
          </table:table-cell>
          <table:table-cell office:value-type="string">
            <text:p>Waffen</text:p>
          </table:table-cell>
          <table:table-cell office:value-type="string">
            <text:p>stehe</text:p>
          </table:table-cell>
          <table:table-cell office:value-type="string">
            <text:p>und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zu</text:p>
          </table:table-cell>
          <table:table-cell office:value-type="string">
            <text:p>schützen</text:p>
          </table:table-cell>
          <table:table-cell office:value-type="string">
            <text:p>vermöge</text:p>
          </table:table-cell>
          <table:table-cell office:value-type="string">
            <text:p>durfte</text:p>
          </table:table-cell>
          <table:table-cell office:value-type="string">
            <text:p>nicht</text:p>
          </table:table-cell>
          <table:table-cell office:value-type="string">
            <text:p>zur</text:p>
          </table:table-cell>
          <table:table-cell office:value-type="string">
            <text:p>Abstimmung</text:p>
          </table:table-cell>
          <table:table-cell office:value-type="string">
            <text:p>gebracht</text:p>
          </table:table-cell>
          <table:table-cell office:value-type="string">
            <text:p>werden</text:p>
          </table:table-cell>
          <table:table-cell office:value-type="string">
            <text:p>Pompeius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flüchten</text:p>
          </table:table-cell>
          <table:table-cell office:value-type="string">
            <text:p>gezwungen</text:p>
          </table:table-cell>
          <table:table-cell office:value-type="string">
            <text:p>sondern</text:p>
          </table:table-cell>
          <table:table-cell office:value-type="string">
            <text:p>es</text:p>
          </table:table-cell>
          <table:table-cell office:value-type="string">
            <text:p>behandelte</text:p>
          </table:table-cell>
          <table:table-cell office:value-type="string">
            <text:p>auch</text:p>
          </table:table-cell>
          <table:table-cell office:value-type="string">
            <text:p>der</text:p>
          </table:table-cell>
          <table:table-cell office:value-type="string">
            <text:p>nun</text:p>
          </table:table-cell>
          <table:table-cell office:value-type="string">
            <text:p>hinreichend</text:p>
          </table:table-cell>
          <table:table-cell office:value-type="string">
            <text:p>eingeschüchterte</text:p>
          </table:table-cell>
          <table:table-cell office:value-type="string">
            <text:p>Senat</text:p>
          </table:table-cell>
          <table:table-cell office:value-type="string">
            <text:p>ihr</text:p>
          </table:table-cell>
          <table:table-cell office:value-type="string">
            <text:p>formell</text:p>
          </table:table-cell>
          <table:table-cell office:value-type="string">
            <text:p>durchaus</text:p>
          </table:table-cell>
          <table:table-cell office:value-type="string">
            <text:p>verfassungsmäßiges</text:p>
          </table:table-cell>
          <table:table-cell office:value-type="string">
            <text:p>Einschreiten</text:p>
          </table:table-cell>
          <table:table-cell office:value-type="string">
            <text:p>wie</text:p>
          </table:table-cell>
          <table:table-cell office:value-type="string">
            <text:p>einen</text:p>
          </table:table-cell>
          <table:table-cell office:value-type="string">
            <text:p>Revolutionsversuch</text:p>
          </table:table-cell>
          <table:table-cell office:value-type="string">
            <text:p>erklärte</text:p>
          </table:table-cell>
          <table:table-cell office:value-type="string">
            <text:p>das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zu</text:p>
          </table:table-cell>
          <table:table-cell office:value-type="string">
            <text:p>täuschen</text:p>
          </table:table-cell>
          <table:table-cell office:value-type="string">
            <text:p>sie</text:p>
          </table:table-cell>
          <table:table-cell office:value-type="string">
            <text:p>der</text:p>
          </table:table-cell>
          <table:table-cell office:value-type="string">
            <text:p>Koalition</text:p>
          </table:table-cell>
          <table:table-cell office:value-type="string">
            <text:p>aufzuzwingen</text:p>
          </table:table-cell>
          <table:table-cell office:value-type="string">
            <text:p>versuchte</text:p>
          </table:table-cell>
          <table:table-cell office:value-type="string">
            <text:p>und</text:p>
          </table:table-cell>
          <table:table-cell office:value-type="string">
            <text:p>sich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zum</text:p>
          </table:table-cell>
          <table:table-cell office:value-type="string">
            <text:p>alleinigen</text:p>
          </table:table-cell>
          <table:table-cell office:value-type="string">
            <text:p>und</text:p>
          </table:table-cell>
          <table:table-cell office:value-type="string">
            <text:p>unumschränkten</text:p>
          </table:table-cell>
          <table:table-cell office:value-type="string">
            <text:p>Oberfeldherrn</text:p>
          </table:table-cell>
          <table:table-cell office:value-type="string">
            <text:p>zu</text:p>
          </table:table-cell>
          <table:table-cell office:value-type="string">
            <text:p>Lande</text:p>
          </table:table-cell>
          <table:table-cell office:value-type="string">
            <text:p>und</text:p>
          </table:table-cell>
          <table:table-cell office:value-type="string">
            <text:p>zur</text:p>
          </table:table-cell>
          <table:table-cell office:value-type="string">
            <text:p>See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Lande</text:p>
          </table:table-cell>
          <table:table-cell office:value-type="string">
            <text:p>und</text:p>
          </table:table-cell>
          <table:table-cell office:value-type="string">
            <text:p>zur</text:p>
          </table:table-cell>
          <table:table-cell office:value-type="string">
            <text:p>See</text:p>
          </table:table-cell>
          <table:table-cell office:value-type="string">
            <text:p>ernennen</text:p>
          </table:table-cell>
          <table:table-cell office:value-type="string">
            <text:p>ließ</text:p>
          </table:table-cell>
          <table:table-cell office:value-type="string">
            <text:p>so</text:p>
          </table:table-cell>
          <table:table-cell office:value-type="string">
            <text:p>konnte</text:p>
          </table:table-cell>
          <table:table-cell office:value-type="string">
            <text:p>doch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selbst</text:p>
          </table:table-cell>
          <table:table-cell office:value-type="string">
            <text:p>nicht</text:p>
          </table:table-cell>
          <table:table-cell office:value-type="string">
            <text:p>beseitigt</text:p>
          </table:table-cell>
          <table:table-cell office:value-type="string">
            <text:p>und</text:p>
          </table:table-cell>
          <table:table-cell office:value-type="string">
            <text:p>ein</text:p>
          </table:table-cell>
          <table:table-cell office:value-type="string">
            <text:p>überwiegender</text:p>
          </table:table-cell>
          <table:table-cell office:value-type="string">
            <text:p>Einfluß</text:p>
          </table:table-cell>
          <table:table-cell office:value-type="string">
            <text:p>auf</text:p>
          </table:table-cell>
          <table:table-cell office:value-type="string">
            <text:p>die</text:p>
          </table:table-cell>
          <table:table-cell office:value-type="string">
            <text:p>politische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zur</text:p>
          </table:table-cell>
          <table:table-cell office:value-type="string">
            <text:p>Effektuierung</text:p>
          </table:table-cell>
          <table:table-cell office:value-type="string">
            <text:p>der</text:p>
          </table:table-cell>
          <table:table-cell office:value-type="string">
            <text:p>neuen</text:p>
          </table:table-cell>
          <table:table-cell office:value-type="string">
            <text:p>infolge</text:p>
          </table:table-cell>
          <table:table-cell office:value-type="string">
            <text:p>des</text:p>
          </table:table-cell>
          <table:table-cell office:value-type="string">
            <text:p>Ausbruchs</text:p>
          </table:table-cell>
          <table:table-cell office:value-type="string">
            <text:p>des</text:p>
          </table:table-cell>
          <table:table-cell office:value-type="string">
            <text:p>Bürgerkrieges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angeordneten</text:p>
          </table:table-cell>
          <table:table-cell office:value-type="string">
            <text:p>Aushebungen</text:p>
          </table:table-cell>
          <table:table-cell office:value-type="string">
            <text:p>waren</text:p>
          </table:table-cell>
          <table:table-cell office:value-type="string">
            <text:p>aber</text:p>
          </table:table-cell>
          <table:table-cell office:value-type="string">
            <text:p>auch</text:p>
          </table:table-cell>
          <table:table-cell office:value-type="string">
            <text:p>bereits</text:p>
          </table:table-cell>
          <table:table-cell office:value-type="string">
            <text:p>überall</text:p>
          </table:table-cell>
          <table:table-cell office:value-type="string">
            <text:p>im</text:p>
          </table:table-cell>
          <table:table-cell office:value-type="string">
            <text:p>Gange</text:p>
          </table:table-cell>
          <table:table-cell office:value-type="string">
            <text:p>Unmittelba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ins</text:p>
          </table:table-cell>
          <table:table-cell office:value-type="string">
            <text:p>Exil</text:p>
          </table:table-cell>
          <table:table-cell office:value-type="string">
            <text:p>ging</text:p>
          </table:table-cell>
          <table:table-cell office:value-type="string">
            <text:p>und</text:p>
          </table:table-cell>
          <table:table-cell office:value-type="string">
            <text:p>gar</text:p>
          </table:table-cell>
          <table:table-cell office:value-type="string">
            <text:p>wenn</text:p>
          </table:table-cell>
          <table:table-cell office:value-type="string">
            <text:p>er</text:p>
          </table:table-cell>
          <table:table-cell office:value-type="string">
            <text:p>in</text:p>
          </table:table-cell>
          <table:table-cell office:value-type="string">
            <text:p>dem</text:p>
          </table:table-cell>
          <table:table-cell office:value-type="string">
            <text:p>Caesarischen</text:p>
          </table:table-cell>
          <table:table-cell office:value-type="string">
            <text:p>Senat</text:p>
          </table:table-cell>
          <table:table-cell office:value-type="string">
            <text:p>der</text:p>
          </table:table-cell>
          <table:table-cell office:value-type="string">
            <text:p>Nullitäten</text:p>
          </table:table-cell>
          <table:table-cell office:value-type="string">
            <text:p>mitsaß</text:p>
          </table:table-cell>
          <table:table-cell office:value-type="string">
            <text:p>Die</text:p>
          </table:table-cell>
          <table:table-cell office:value-type="string">
            <text:p>eigene</text:p>
          </table:table-cell>
          <table:table-cell office:value-type="string">
            <text:p>Milde</text:p>
          </table:table-cell>
          <table:table-cell office:value-type="string">
            <text:p>des</text:p>
          </table:table-cell>
          <table:table-cell office:value-type="string">
            <text:p>Siegers</text:p>
          </table:table-cell>
          <table:table-cell office:value-type="string">
            <text:p>gab</text:p>
          </table:table-cell>
          <table:table-cell office:value-type="string">
            <text:p>diese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bald</text:p>
          </table:table-cell>
          <table:table-cell office:value-type="string">
            <text:p>machte</text:p>
          </table:table-cell>
          <table:table-cell office:value-type="string">
            <text:p>er</text:p>
          </table:table-cell>
          <table:table-cell office:value-type="string">
            <text:p>in</text:p>
          </table:table-cell>
          <table:table-cell office:value-type="string">
            <text:p>dieser</text:p>
          </table:table-cell>
          <table:table-cell office:value-type="string">
            <text:p>Beziehung</text:p>
          </table:table-cell>
          <table:table-cell office:value-type="string">
            <text:p>merkwürdige</text:p>
          </table:table-cell>
          <table:table-cell office:value-type="string">
            <text:p>Erfahrungen</text:p>
          </table:table-cell>
          <table:table-cell office:value-type="string">
            <text:p>mit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Caesar</text:p>
          </table:table-cell>
          <table:table-cell office:value-type="string">
            <text:p>hatte</text:p>
          </table:table-cell>
          <table:table-cell office:value-type="string">
            <text:p>den</text:p>
          </table:table-cell>
          <table:table-cell office:value-type="string">
            <text:p>Kampf</text:p>
          </table:table-cell>
          <table:table-cell office:value-type="string">
            <text:p>begonnen</text:p>
          </table:table-cell>
          <table:table-cell office:value-type="string">
            <text:p>um</text:p>
          </table:table-cell>
          <table:table-cell office:value-type="string">
            <text:p>den</text:p>
          </table:table-cell>
          <table:table-cell office:value-type="string">
            <text:p>terrorisierten</text:p>
          </table:table-cell>
          <table:table-cell office:value-type="string">
            <text:p>Senat</text:p>
          </table:table-cell>
          <table:table-cell office:value-type="string">
            <text:p>vo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Caesar</text:p>
          </table:table-cell>
          <table:table-cell office:value-type="string">
            <text:p>hatte</text:p>
          </table:table-cell>
          <table:table-cell office:value-type="string">
            <text:p>den</text:p>
          </table:table-cell>
          <table:table-cell office:value-type="string">
            <text:p>Kampf</text:p>
          </table:table-cell>
          <table:table-cell office:value-type="string">
            <text:p>begonnen</text:p>
          </table:table-cell>
          <table:table-cell office:value-type="string">
            <text:p>um</text:p>
          </table:table-cell>
          <table:table-cell office:value-type="string">
            <text:p>den</text:p>
          </table:table-cell>
          <table:table-cell office:value-type="string">
            <text:p>terrorisierten</text:p>
          </table:table-cell>
          <table:table-cell office:value-type="string">
            <text:p>Senat</text:p>
          </table:table-cell>
          <table:table-cell office:value-type="string">
            <text:p>von</text:p>
          </table:table-cell>
          <table:table-cell office:value-type="string">
            <text:p>seinen</text:p>
          </table:table-cell>
          <table:table-cell office:value-type="string">
            <text:p>Unterdrückern</text:p>
          </table:table-cell>
          <table:table-cell office:value-type="string">
            <text:p>zu</text:p>
          </table:table-cell>
          <table:table-cell office:value-type="string">
            <text:p>befreien</text:p>
          </table:table-cell>
          <table:table-cell office:value-type="string">
            <text:p>Dies</text:p>
          </table:table-cell>
          <table:table-cell office:value-type="string">
            <text:p>war</text:p>
          </table:table-cell>
          <table:table-cell office:value-type="string">
            <text:p>geschehen</text:p>
          </table:table-cell>
          <table:table-cell office:value-type="string">
            <text:p>er</text:p>
          </table:table-cell>
          <table:table-cell office:value-type="string">
            <text:p>wünschte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zu</text:p>
          </table:table-cell>
          <table:table-cell office:value-type="string">
            <text:p>befreien</text:p>
          </table:table-cell>
          <table:table-cell office:value-type="string">
            <text:p>Dies</text:p>
          </table:table-cell>
          <table:table-cell office:value-type="string">
            <text:p>war</text:p>
          </table:table-cell>
          <table:table-cell office:value-type="string">
            <text:p>geschehen</text:p>
          </table:table-cell>
          <table:table-cell office:value-type="string">
            <text:p>er</text:p>
          </table:table-cell>
          <table:table-cell office:value-type="string">
            <text:p>wünschte</text:p>
          </table:table-cell>
          <table:table-cell office:value-type="string">
            <text:p>also</text:p>
          </table:table-cell>
          <table:table-cell office:value-type="string">
            <text:p>von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Billigung</text:p>
          </table:table-cell>
          <table:table-cell office:value-type="string">
            <text:p>des</text:p>
          </table:table-cell>
          <table:table-cell office:value-type="string">
            <text:p>Geschehenen</text:p>
          </table:table-cell>
          <table:table-cell office:value-type="string">
            <text:p>die</text:p>
          </table:table-cell>
          <table:table-cell office:value-type="string">
            <text:p>Vollmacht</text:p>
          </table:table-cell>
          <table:table-cell office:value-type="string">
            <text:p>zu</text:p>
          </table:table-cell>
          <table:table-cell office:value-type="string">
            <text:p>weiterer</text:p>
          </table:table-cell>
          <table:table-cell office:value-type="string">
            <text:p>Fortsetzung</text:p>
          </table:table-cell>
          <table:table-cell office:value-type="string">
            <text:p>des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Hauptstadt</text:p>
          </table:table-cell>
          <table:table-cell office:value-type="string">
            <text:p>erschien</text:p>
          </table:table-cell>
          <table:table-cell office:value-type="string">
            <text:p>Ende</text:p>
          </table:table-cell>
          <table:table-cell office:value-type="string">
            <text:p>März</text:p>
          </table:table-cell>
          <table:table-cell office:value-type="string">
            <text:p>die</text:p>
          </table:table-cell>
          <table:table-cell office:value-type="string">
            <text:p>Volkstribune</text:p>
          </table:table-cell>
          <table:table-cell office:value-type="string">
            <text:p>seiner</text:p>
          </table:table-cell>
          <table:table-cell office:value-type="string">
            <text:p>Partei</text:p>
          </table:table-cell>
          <table:table-cell office:value-type="string">
            <text:p>ihm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float" office:value="1">
            <text:p>1</text:p>
          </table:table-cell>
          <table:table-cell office:value-type="string">
            <text:p>April</text:p>
          </table:table-cell>
          <table:table-cell office:value-type="string">
            <text:p>Die</text:p>
          </table:table-cell>
          <table:table-cell office:value-type="string">
            <text:p>Versammlung</text:p>
          </table:table-cell>
          <table:table-cell office:value-type="string">
            <text:p>war</text:p>
          </table:table-cell>
          <table:table-cell office:value-type="string">
            <text:p>ziemlich</text:p>
          </table:table-cell>
          <table:table-cell office:value-type="string">
            <text:p>zahlreich</text:p>
          </table:table-cell>
          <table:table-cell office:value-type="string">
            <text:p>aber</text:p>
          </table:table-cell>
          <table:table-cell office:value-type="string">
            <text:p>selbst</text:p>
          </table:table-cell>
          <table:table-cell office:value-type="string">
            <text:p>vo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nach</text:p>
          </table:table-cell>
          <table:table-cell office:value-type="string">
            <text:p>Griechenland</text:p>
          </table:table-cell>
          <table:table-cell office:value-type="string">
            <text:p>und</text:p>
          </table:table-cell>
          <table:table-cell office:value-type="string">
            <text:p>Spanien</text:p>
          </table:table-cell>
          <table:table-cell office:value-type="string">
            <text:p>zu</text:p>
          </table:table-cell>
          <table:table-cell office:value-type="string">
            <text:p>tragen</text:p>
          </table:table-cell>
          <table:table-cell office:value-type="string">
            <text:p>Als</text:p>
          </table:table-cell>
          <table:table-cell office:value-type="string">
            <text:p>dann</text:p>
          </table:table-cell>
          <table:table-cell office:value-type="string">
            <text:p>Caesar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ersuchte</text:p>
          </table:table-cell>
          <table:table-cell office:value-type="string">
            <text:p>wenigstens</text:p>
          </table:table-cell>
          <table:table-cell office:value-type="string">
            <text:p>seine</text:p>
          </table:table-cell>
          <table:table-cell office:value-type="string">
            <text:p>Friedensvorschläge</text:p>
          </table:table-cell>
          <table:table-cell office:value-type="string">
            <text:p>an</text:p>
          </table:table-cell>
          <table:table-cell office:value-type="string">
            <text:p>Pompeius</text:p>
          </table:table-cell>
          <table:table-cell office:value-type="string">
            <text:p>zu</text:p>
          </table:table-cell>
          <table:table-cell office:value-type="string">
            <text:p>übermitteln</text:p>
          </table:table-cell>
          <table:table-cell office:value-type="string">
            <text:p>war</text:p>
          </table:table-cell>
          <table:table-cell office:value-type="string">
            <text:p>ma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übrigens</text:p>
          </table:table-cell>
          <table:table-cell office:value-type="string">
            <text:p>blieb</text:p>
          </table:table-cell>
          <table:table-cell office:value-type="string">
            <text:p>er</text:p>
          </table:table-cell>
          <table:table-cell office:value-type="string">
            <text:p>dabei</text:p>
          </table:table-cell>
          <table:table-cell office:value-type="string">
            <text:p>sich</text:p>
          </table:table-cell>
          <table:table-cell office:value-type="string">
            <text:p>aller</text:p>
          </table:table-cell>
          <table:table-cell office:value-type="string">
            <text:p>Gewaltschritte</text:p>
          </table:table-cell>
          <table:table-cell office:value-type="string">
            <text:p>zu</text:p>
          </table:table-cell>
          <table:table-cell office:value-type="string">
            <text:p>enthalten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erklärte</text:p>
          </table:table-cell>
          <table:table-cell office:value-type="string">
            <text:p>er</text:p>
          </table:table-cell>
          <table:table-cell office:value-type="string">
            <text:p>ebenwie</text:p>
          </table:table-cell>
          <table:table-cell office:value-type="string">
            <text:p>es</text:p>
          </table:table-cell>
          <table:table-cell office:value-type="string">
            <text:p>kurz</text:p>
          </table:table-cell>
          <table:table-cell office:value-type="string">
            <text:p>zuvor</text:p>
          </table:table-cell>
          <table:table-cell office:value-type="string">
            <text:p>die</text:p>
          </table:table-cell>
          <table:table-cell office:value-type="string">
            <text:p>Verfassungspartei</text:p>
          </table:table-cell>
          <table:table-cell office:value-type="string">
            <text:p>getan</text:p>
          </table:table-cell>
          <table:table-cell office:value-type="string">
            <text:p>daß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werde</text:p>
          </table:table-cell>
          <table:table-cell office:value-type="string">
            <text:p>könne</text:p>
          </table:table-cell>
          <table:table-cell office:value-type="string">
            <text:p>er</text:p>
          </table:table-cell>
          <table:table-cell office:value-type="string">
            <text:p>ihrer</text:p>
          </table:table-cell>
          <table:table-cell office:value-type="string">
            <text:p>auch</text:p>
          </table:table-cell>
          <table:table-cell office:value-type="string">
            <text:p>entraten</text:p>
          </table:table-cell>
          <table:table-cell office:value-type="string">
            <text:p>Ohne</text:p>
          </table:table-cell>
          <table:table-cell office:value-type="string">
            <text:p>weiter</text:p>
          </table:table-cell>
          <table:table-cell office:value-type="string">
            <text:p>um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und</text:p>
          </table:table-cell>
          <table:table-cell office:value-type="string">
            <text:p>die</text:p>
          </table:table-cell>
          <table:table-cell office:value-type="string">
            <text:p>staatsrechtlichen</text:p>
          </table:table-cell>
          <table:table-cell office:value-type="string">
            <text:p>Formalien</text:p>
          </table:table-cell>
          <table:table-cell office:value-type="string">
            <text:p>sich</text:p>
          </table:table-cell>
          <table:table-cell office:value-type="string">
            <text:p>zu</text:p>
          </table:table-cell>
          <table:table-cell office:value-type="string">
            <text:p>kümmern</text:p>
          </table:table-cell>
          <table:table-cell office:value-type="string">
            <text:p>übergab</text:p>
          </table:table-cell>
          <table:table-cell office:value-type="string">
            <text:p>er</text:p>
          </table:table-cell>
          <table:table-cell office:value-type="string">
            <text:p>die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Aber</text:p>
          </table:table-cell>
          <table:table-cell office:value-type="string">
            <text:p>ebenhier</text:p>
          </table:table-cell>
          <table:table-cell office:value-type="string">
            <text:p>waren</text:p>
          </table:table-cell>
          <table:table-cell office:value-type="string">
            <text:p>auch</text:p>
          </table:table-cell>
          <table:table-cell office:value-type="string">
            <text:p>seine</text:p>
          </table:table-cell>
          <table:table-cell office:value-type="string">
            <text:p>Gegner</text:p>
          </table:table-cell>
          <table:table-cell office:value-type="string">
            <text:p>tätig</text:p>
          </table:table-cell>
          <table:table-cell office:value-type="string">
            <text:p>gewesen</text:p>
          </table:table-cell>
          <table:table-cell office:value-type="string">
            <text:p>Der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an</text:p>
          </table:table-cell>
          <table:table-cell office:value-type="string">
            <text:p>Caesars</text:p>
          </table:table-cell>
          <table:table-cell office:value-type="string">
            <text:p>Stelle</text:p>
          </table:table-cell>
          <table:table-cell office:value-type="string">
            <text:p>zum</text:p>
          </table:table-cell>
          <table:table-cell office:value-type="string">
            <text:p>Statthalter</text:p>
          </table:table-cell>
          <table:table-cell office:value-type="string">
            <text:p>des</text:p>
          </table:table-cell>
          <table:table-cell office:value-type="string">
            <text:p>Jenseitigen</text:p>
          </table:table-cell>
          <table:table-cell office:value-type="string">
            <text:p>Galliens</text:p>
          </table:table-cell>
          <table:table-cell office:value-type="string">
            <text:p>ernannte</text:p>
          </table:table-cell>
          <table:table-cell office:value-type="string">
            <text:p>Lucius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beschränkten</text:p>
          </table:table-cell>
          <table:table-cell office:value-type="string">
            <text:p>und</text:p>
          </table:table-cell>
          <table:table-cell office:value-type="string">
            <text:p>daß</text:p>
          </table:table-cell>
          <table:table-cell office:value-type="string">
            <text:p>vom</text:p>
          </table:table-cell>
          <table:table-cell office:value-type="string">
            <text:p>Osten</text:p>
          </table:table-cell>
          <table:table-cell office:value-type="string">
            <text:p>her</text:p>
          </table:table-cell>
          <table:table-cell office:value-type="string">
            <text:p>wo</text:p>
          </table:table-cell>
          <table:table-cell office:value-type="string">
            <text:p>der</text:p>
          </table:table-cell>
          <table:table-cell office:value-type="string">
            <text:p>Feldherr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zweite</text:p>
          </table:table-cell>
          <table:table-cell office:value-type="string">
            <text:p>große</text:p>
          </table:table-cell>
          <table:table-cell office:value-type="string">
            <text:p>Armee</text:p>
          </table:table-cell>
          <table:table-cell office:value-type="string">
            <text:p>die</text:p>
          </table:table-cell>
          <table:table-cell office:value-type="string">
            <text:p>Hauptflotte</text:p>
          </table:table-cell>
          <table:table-cell office:value-type="string">
            <text:p>ungeheure</text:p>
          </table:table-cell>
          <table:table-cell office:value-type="string">
            <text:p>militärische</text:p>
          </table:table-cell>
          <table:table-cell office:value-type="string">
            <text:p>und</text:p>
          </table:table-cell>
          <table:table-cell office:value-type="string">
            <text:p>noch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Herren</text:p>
          </table:table-cell>
          <table:table-cell office:value-type="string">
            <text:p>Gewissensskrupel</text:p>
          </table:table-cell>
          <table:table-cell office:value-type="string">
            <text:p>machte</text:p>
          </table:table-cell>
          <table:table-cell office:value-type="string">
            <text:p>außerhalb</text:p>
          </table:table-cell>
          <table:table-cell office:value-type="string">
            <text:p>des</text:p>
          </table:table-cell>
          <table:table-cell office:value-type="string">
            <text:p>geheiligten</text:p>
          </table:table-cell>
          <table:table-cell office:value-type="string">
            <text:p>städtischen</text:p>
          </table:table-cell>
          <table:table-cell office:value-type="string">
            <text:p>Bodens</text:p>
          </table:table-cell>
          <table:table-cell office:value-type="string">
            <text:p>ihre</text:p>
          </table:table-cell>
          <table:table-cell office:value-type="string">
            <text:p>Ratversammlung</text:p>
          </table:table-cell>
          <table:table-cell office:value-type="string">
            <text:p>Senat</text:p>
          </table:table-cell>
          <table:table-cell office:value-type="string">
            <text:p>zu</text:p>
          </table:table-cell>
          <table:table-cell office:value-type="string">
            <text:p>heißen</text:p>
          </table:table-cell>
          <table:table-cell office:value-type="string">
            <text:p>und</text:p>
          </table:table-cell>
          <table:table-cell office:value-type="string">
            <text:p>sie</text:p>
          </table:table-cell>
          <table:table-cell office:value-type="string">
            <text:p>vorsichtig</text:p>
          </table:table-cell>
          <table:table-cell office:value-type="string">
            <text:p>sich</text:p>
          </table:table-cell>
          <table:table-cell office:value-type="string">
            <text:p>die</text:p>
          </table:table-cell>
          <table:table-cell office:value-type="string">
            <text:p>Dreihun</text:p>
          </table:table-cell>
          <table:table-cell office:value-type="string">
            <text:p>dert</text:p>
          </table:table-cell>
          <table:table-cell office:value-type="string">
            <text:p>tituliert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zugesichert</text:p>
          </table:table-cell>
          <table:table-cell office:value-type="string">
            <text:p>ward</text:p>
          </table:table-cell>
          <table:table-cell office:value-type="string">
            <text:p>Dem</text:p>
          </table:table-cell>
          <table:table-cell office:value-type="string">
            <text:p>neuen</text:p>
          </table:table-cell>
          <table:table-cell office:value-type="string">
            <text:p>Oberfeldherrn</text:p>
          </table:table-cell>
          <table:table-cell office:value-type="string">
            <text:p>zur</text:p>
          </table:table-cell>
          <table:table-cell office:value-type="string">
            <text:p>Seite</text:p>
          </table:table-cell>
          <table:table-cell office:value-type="string">
            <text:p>trat</text:p>
          </table:table-cell>
          <table:table-cell office:value-type="string">
            <text:p>wiederum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er</text:p>
          </table:table-cell>
          <table:table-cell office:value-type="string">
            <text:p>Dreihundert</text:p>
          </table:table-cell>
          <table:table-cell office:value-type="string">
            <text:p>der</text:p>
          </table:table-cell>
          <table:table-cell office:value-type="string">
            <text:p>in</text:p>
          </table:table-cell>
          <table:table-cell office:value-type="string">
            <text:p>Utica</text:p>
          </table:table-cell>
          <table:table-cell office:value-type="string">
            <text:p>seinen</text:p>
          </table:table-cell>
          <table:table-cell office:value-type="string">
            <text:p>Sitz</text:p>
          </table:table-cell>
          <table:table-cell office:value-type="string">
            <text:p>aufschlug</text:p>
          </table:table-cell>
          <table:table-cell office:value-type="string">
            <text:p>und</text:p>
          </table:table-cell>
          <table:table-cell office:value-type="string">
            <text:p>seine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er</text:p>
          </table:table-cell>
          <table:table-cell office:value-type="string">
            <text:p>pharsalischen</text:p>
          </table:table-cell>
          <table:table-cell office:value-type="string">
            <text:p>Niederlage</text:p>
          </table:table-cell>
          <table:table-cell office:value-type="string">
            <text:p>Cato</text:p>
          </table:table-cell>
          <table:table-cell office:value-type="string">
            <text:p>als</text:p>
          </table:table-cell>
          <table:table-cell office:value-type="string">
            <text:p>Kommandant</text:p>
          </table:table-cell>
          <table:table-cell office:value-type="string">
            <text:p>von</text:p>
          </table:table-cell>
          <table:table-cell office:value-type="string">
            <text:p>Utica</text:p>
          </table:table-cell>
          <table:table-cell office:value-type="string">
            <text:p>berief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legte</text:p>
          </table:table-cell>
          <table:table-cell office:value-type="string">
            <text:p>den</text:p>
          </table:table-cell>
          <table:table-cell office:value-type="string">
            <text:p>Stand</text:p>
          </table:table-cell>
          <table:table-cell office:value-type="string">
            <text:p>der</text:p>
          </table:table-cell>
          <table:table-cell office:value-type="string">
            <text:p>Verteidigungsmittel</text:p>
          </table:table-cell>
          <table:table-cell office:value-type="string">
            <text:p>dar</text:p>
          </table:table-cell>
          <table:table-cell office:value-type="string">
            <text:p>und</text:p>
          </table:table-cell>
          <table:table-cell office:value-type="string">
            <text:p>stellte</text:p>
          </table:table-cell>
          <table:table-cell office:value-type="string">
            <text:p>es</text:p>
          </table:table-cell>
          <table:table-cell office:value-type="string">
            <text:p>zu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Caesar</text:p>
          </table:table-cell>
          <table:table-cell office:value-type="string">
            <text:p>durchaus</text:p>
          </table:table-cell>
          <table:table-cell office:value-type="string">
            <text:p>vermieden</text:p>
          </table:table-cell>
          <table:table-cell office:value-type="string">
            <text:p>wie</text:p>
          </table:table-cell>
          <table:table-cell office:value-type="string">
            <text:p>vielen</text:p>
          </table:table-cell>
          <table:table-cell office:value-type="string">
            <text:p>Anlaß</text:p>
          </table:table-cell>
          <table:table-cell office:value-type="string">
            <text:p>das</text:p>
          </table:table-cell>
          <table:table-cell office:value-type="string">
            <text:p>verdrießliche</text:p>
          </table:table-cell>
          <table:table-cell office:value-type="string">
            <text:p>Verhältnis</text:p>
          </table:table-cell>
          <table:table-cell office:value-type="string">
            <text:p>zum</text:p>
          </table:table-cell>
          <table:table-cell office:value-type="string">
            <text:p>Senat</text:p>
          </table:table-cell>
          <table:table-cell office:value-type="string">
            <text:p>ihm</text:p>
          </table:table-cell>
          <table:table-cell office:value-type="string">
            <text:p>auch</text:p>
          </table:table-cell>
          <table:table-cell office:value-type="string">
            <text:p>dazu</text:p>
          </table:table-cell>
          <table:table-cell office:value-type="string">
            <text:p>gab</text:p>
          </table:table-cell>
          <table:table-cell office:value-type="string">
            <text:p>er</text:p>
          </table:table-cell>
          <table:table-cell office:value-type="string">
            <text:p>hat</text:p>
          </table:table-cell>
          <table:table-cell office:value-type="string">
            <text:p>nie</text:p>
          </table:table-cell>
          <table:table-cell office:value-type="string">
            <text:p>zu</text:p>
          </table:table-cell>
          <table:table-cell office:value-type="string">
            <text:p>Brutalitäten</text:p>
          </table:table-cell>
          <table:table-cell office:value-type="string">
            <text:p>gegriff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Grund</text:p>
          </table:table-cell>
          <table:table-cell office:value-type="string">
            <text:p>der</text:p>
          </table:table-cell>
          <table:table-cell office:value-type="string">
            <text:p>Exceptionalgesetze</text:p>
          </table:table-cell>
          <table:table-cell office:value-type="string">
            <text:p>von</text:p>
          </table:table-cell>
          <table:table-cell office:value-type="float" office:value="702">
            <text:p>702</text:p>
          </table:table-cell>
          <table:table-cell office:value-type="string">
            <text:p>erhobenen</text:p>
          </table:table-cell>
          <table:table-cell office:value-type="string">
            <text:p>Anklagen</text:p>
          </table:table-cell>
          <table:table-cell office:value-type="string">
            <text:p>ihren</text:p>
          </table:table-cell>
          <table:table-cell office:value-type="string">
            <text:p>Sitz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oder</text:p>
          </table:table-cell>
          <table:table-cell office:value-type="string">
            <text:p>ihre</text:p>
          </table:table-cell>
          <table:table-cell office:value-type="string">
            <text:p>bürgerliche</text:p>
          </table:table-cell>
          <table:table-cell office:value-type="string">
            <text:p>Existenz</text:p>
          </table:table-cell>
          <table:table-cell office:value-type="string">
            <text:p>eingebüßt</text:p>
          </table:table-cell>
          <table:table-cell office:value-type="string">
            <text:p>hatten</text:p>
          </table:table-cell>
          <table:table-cell office:value-type="string">
            <text:p>Nur</text:p>
          </table:table-cell>
          <table:table-cell office:value-type="string">
            <text:p>blieben</text:p>
          </table:table-cell>
          <table:table-cell office:value-type="string">
            <text:p>wie</text:p>
          </table:table-cell>
          <table:table-cell office:value-type="string">
            <text:p>billig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vieler</text:p>
          </table:table-cell>
          <table:table-cell office:value-type="string">
            <text:p>Bildung</text:p>
          </table:table-cell>
          <table:table-cell office:value-type="string">
            <text:p>als</text:p>
          </table:table-cell>
          <table:table-cell office:value-type="string">
            <text:p>ein</text:p>
          </table:table-cell>
          <table:table-cell office:value-type="string">
            <text:p>heftiger</text:p>
          </table:table-cell>
          <table:table-cell office:value-type="string">
            <text:p>und</text:p>
          </table:table-cell>
          <table:table-cell office:value-type="string">
            <text:p>redefertiger</text:p>
          </table:table-cell>
          <table:table-cell office:value-type="string">
            <text:p>Mann</text:p>
          </table:table-cell>
          <table:table-cell office:value-type="string">
            <text:p>bisher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und</text:p>
          </table:table-cell>
          <table:table-cell office:value-type="string">
            <text:p>auf</text:p>
          </table:table-cell>
          <table:table-cell office:value-type="string">
            <text:p>dem</text:p>
          </table:table-cell>
          <table:table-cell office:value-type="string">
            <text:p>Markte</text:p>
          </table:table-cell>
          <table:table-cell office:value-type="string">
            <text:p>einer</text:p>
          </table:table-cell>
          <table:table-cell office:value-type="string">
            <text:p>der</text:p>
          </table:table-cell>
          <table:table-cell office:value-type="string">
            <text:p>eifrigsten</text:p>
          </table:table-cell>
          <table:table-cell office:value-type="string">
            <text:p>Vorkämpfer</text:p>
          </table:table-cell>
          <table:table-cell office:value-type="string">
            <text:p>für</text:p>
          </table:table-cell>
          <table:table-cell office:value-type="string">
            <text:p>Caesa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Forderungen</text:p>
          </table:table-cell>
          <table:table-cell office:value-type="string">
            <text:p>aus</text:p>
          </table:table-cell>
          <table:table-cell office:value-type="string">
            <text:p>Darlehen</text:p>
          </table:table-cell>
          <table:table-cell office:value-type="string">
            <text:p>und</text:p>
          </table:table-cell>
          <table:table-cell office:value-type="string">
            <text:p>laufenden</text:p>
          </table:table-cell>
          <table:table-cell office:value-type="string">
            <text:p>Hausmieten</text:p>
          </table:table-cell>
          <table:table-cell office:value-type="string">
            <text:p>kassierte</text:p>
          </table:table-cell>
          <table:table-cell office:value-type="string">
            <text:p>worauf</text:p>
          </table:table-cell>
          <table:table-cell office:value-type="string">
            <text:p>der</text:p>
          </table:table-cell>
          <table:table-cell office:value-type="string">
            <text:p>Caesarische</text:p>
          </table:table-cell>
          <table:table-cell office:value-type="string">
            <text:p>Senat</text:p>
          </table:table-cell>
          <table:table-cell office:value-type="string">
            <text:p>ihn</text:p>
          </table:table-cell>
          <table:table-cell office:value-type="string">
            <text:p>seines</text:p>
          </table:table-cell>
          <table:table-cell office:value-type="string">
            <text:p>Amtes</text:p>
          </table:table-cell>
          <table:table-cell office:value-type="string">
            <text:p>entsetzte</text:p>
          </table:table-cell>
          <table:table-cell office:value-type="string">
            <text:p>Es</text:p>
          </table:table-cell>
          <table:table-cell office:value-type="string">
            <text:p>war</text:p>
          </table:table-cell>
          <table:table-cell office:value-type="string">
            <text:p>eben</text:p>
          </table:table-cell>
          <table:table-cell office:value-type="string">
            <text:p>die</text:p>
          </table:table-cell>
          <table:table-cell office:value-type="string">
            <text:p>Zeit</text:p>
          </table:table-cell>
          <table:table-cell office:value-type="string">
            <text:p>vo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er</text:p>
          </table:table-cell>
          <table:table-cell office:value-type="string">
            <text:p>Staatsangehörigen</text:p>
          </table:table-cell>
          <table:table-cell office:value-type="string">
            <text:p>bestehenden</text:p>
          </table:table-cell>
          <table:table-cell office:value-type="string">
            <text:p>Rechtsverschiedenheiten</text:p>
          </table:table-cell>
          <table:table-cell office:value-type="string">
            <text:p>die</text:p>
          </table:table-cell>
          <table:table-cell office:value-type="string">
            <text:p>Emancipierung</text:p>
          </table:table-cell>
          <table:table-cell office:value-type="string">
            <text:p>der</text:p>
          </table:table-cell>
          <table:table-cell office:value-type="string">
            <text:p>exekutiven</text:p>
          </table:table-cell>
          <table:table-cell office:value-type="string">
            <text:p>Gewalt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unverändert</text:p>
          </table:table-cell>
          <table:table-cell office:value-type="string">
            <text:p>festhielt</text:p>
          </table:table-cell>
          <table:table-cell office:value-type="string">
            <text:p>so</text:p>
          </table:table-cell>
          <table:table-cell office:value-type="string">
            <text:p>war</text:p>
          </table:table-cell>
          <table:table-cell office:value-type="string">
            <text:p>auch</text:p>
          </table:table-cell>
          <table:table-cell office:value-type="string">
            <text:p>seine</text:p>
          </table:table-cell>
          <table:table-cell office:value-type="string">
            <text:p>Monarchie</text:p>
          </table:table-cell>
          <table:table-cell office:value-type="string">
            <text:p>so</text:p>
          </table:table-cell>
          <table:table-cell office:value-type="string">
            <text:p>wenig</text:p>
          </table:table-cell>
          <table:table-cell office:value-type="string">
            <text:p>mit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und</text:p>
          </table:table-cell>
          <table:table-cell office:value-type="string">
            <text:p>Perpetuierung</text:p>
          </table:table-cell>
          <table:table-cell office:value-type="string">
            <text:p>der</text:p>
          </table:table-cell>
          <table:table-cell office:value-type="string">
            <text:p>Amtsgewalt</text:p>
          </table:table-cell>
          <table:table-cell office:value-type="string">
            <text:p>imperium</text:p>
          </table:table-cell>
          <table:table-cell office:value-type="string">
            <text:p>in</text:p>
          </table:table-cell>
          <table:table-cell office:value-type="string">
            <text:p>der</text:p>
          </table:table-cell>
          <table:table-cell office:value-type="string">
            <text:p>Hand</text:p>
          </table:table-cell>
          <table:table-cell office:value-type="string">
            <text:p>eines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unabhängigen</text:p>
          </table:table-cell>
          <table:table-cell office:value-type="string">
            <text:p>Volkshauptes</text:p>
          </table:table-cell>
          <table:table-cell office:value-type="string">
            <text:p>Auch</text:p>
          </table:table-cell>
          <table:table-cell office:value-type="string">
            <text:p>begegnet</text:p>
          </table:table-cell>
          <table:table-cell office:value-type="string">
            <text:p>auf</text:p>
          </table:table-cell>
          <table:table-cell office:value-type="string">
            <text:p>Caesars</text:p>
          </table:table-cell>
          <table:table-cell office:value-type="string">
            <text:p>Münzen</text:p>
          </table:table-cell>
          <table:table-cell office:value-type="string">
            <text:p>namentlich</text:p>
          </table:table-cell>
          <table:table-cell office:value-type="string">
            <text:p>auf</text:p>
          </table:table-cell>
          <table:table-cell office:value-type="string">
            <text:p>den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König</text:p>
          </table:table-cell>
          <table:table-cell office:value-type="string">
            <text:p>der</text:p>
          </table:table-cell>
          <table:table-cell office:value-type="string">
            <text:p>höchste</text:p>
          </table:table-cell>
          <table:table-cell office:value-type="string">
            <text:p>und</text:p>
          </table:table-cell>
          <table:table-cell office:value-type="string">
            <text:p>letzte</text:p>
          </table:table-cell>
          <table:table-cell office:value-type="string">
            <text:p>Ausdruck</text:p>
          </table:table-cell>
          <table:table-cell office:value-type="string">
            <text:p>des</text:p>
          </table:table-cell>
          <table:table-cell office:value-type="string">
            <text:p>souveränen</text:p>
          </table:table-cell>
          <table:table-cell office:value-type="string">
            <text:p>Volkswillens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ward</text:p>
          </table:table-cell>
          <table:table-cell office:value-type="string">
            <text:p>wieder</text:p>
          </table:table-cell>
          <table:table-cell office:value-type="string">
            <text:p>auf</text:p>
          </table:table-cell>
          <table:table-cell office:value-type="string">
            <text:p>seine</text:p>
          </table:table-cell>
          <table:table-cell office:value-type="string">
            <text:p>ursprüngliche</text:p>
          </table:table-cell>
          <table:table-cell office:value-type="string">
            <text:p>Bestimmung</text:p>
          </table:table-cell>
          <table:table-cell office:value-type="string">
            <text:p>zurückgeführt</text:p>
          </table:table-cell>
          <table:table-cell office:value-type="string">
            <text:p>dem</text:p>
          </table:table-cell>
          <table:table-cell office:value-type="string">
            <text:p>Herrn</text:p>
          </table:table-cell>
          <table:table-cell office:value-type="string">
            <text:p>auf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er</text:p>
          </table:table-cell>
          <table:table-cell office:value-type="string">
            <text:p>bisherigen</text:p>
          </table:table-cell>
          <table:table-cell office:value-type="string">
            <text:p>Regierung</text:p>
          </table:table-cell>
          <table:table-cell office:value-type="string">
            <text:p>dem</text:p>
          </table:table-cell>
          <table:table-cell office:value-type="string">
            <text:p>Senatorenkollegium</text:p>
          </table:table-cell>
          <table:table-cell office:value-type="string">
            <text:p>die</text:p>
          </table:table-cell>
          <table:table-cell office:value-type="string">
            <text:p>Gewalt</text:p>
          </table:table-cell>
          <table:table-cell office:value-type="string">
            <text:p>zu</text:p>
          </table:table-cell>
          <table:table-cell office:value-type="string">
            <text:p>teilen</text:p>
          </table:table-cell>
          <table:table-cell office:value-type="string">
            <text:p>Caesars</text:p>
          </table:table-cell>
          <table:table-cell office:value-type="string">
            <text:p>Senat</text:p>
          </table:table-cell>
          <table:table-cell office:value-type="string">
            <text:p>sollte</text:p>
          </table:table-cell>
          <table:table-cell office:value-type="string">
            <text:p>ganz</text:p>
          </table:table-cell>
          <table:table-cell office:value-type="string">
            <text:p>anders</text:p>
          </table:table-cell>
          <table:table-cell office:value-type="string">
            <text:p>als</text:p>
          </table:table-cell>
          <table:table-cell office:value-type="string">
            <text:p>der</text:p>
          </table:table-cell>
          <table:table-cell office:value-type="string">
            <text:p>spätere</text:p>
          </table:table-cell>
          <table:table-cell office:value-type="string">
            <text:p>Augustische</text:p>
          </table:table-cell>
          <table:table-cell office:value-type="string">
            <text:p>nichts</text:p>
          </table:table-cell>
          <table:table-cell office:value-type="string">
            <text:p>sein</text:p>
          </table:table-cell>
          <table:table-cell office:value-type="string">
            <text:p>als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keiner</text:p>
          </table:table-cell>
          <table:table-cell office:value-type="string">
            <text:p>eine</text:p>
          </table:table-cell>
          <table:table-cell office:value-type="string">
            <text:p>Ahnung</text:p>
          </table:table-cell>
          <table:table-cell office:value-type="string">
            <text:p>hatte</text:p>
          </table:table-cell>
          <table:table-cell office:value-type="string">
            <text:p>Es</text:p>
          </table:table-cell>
          <table:table-cell office:value-type="string">
            <text:p>hatte</text:p>
          </table:table-cell>
          <table:table-cell office:value-type="string">
            <text:p>keine</text:p>
          </table:table-cell>
          <table:table-cell office:value-type="string">
            <text:p>wesentlichen</text:p>
          </table:table-cell>
          <table:table-cell office:value-type="string">
            <text:p>Formschwierigkeite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wieder</text:p>
          </table:table-cell>
          <table:table-cell office:value-type="string">
            <text:p>auf</text:p>
          </table:table-cell>
          <table:table-cell office:value-type="string">
            <text:p>seine</text:p>
          </table:table-cell>
          <table:table-cell office:value-type="string">
            <text:p>ursprüngliche</text:p>
          </table:table-cell>
          <table:table-cell office:value-type="string">
            <text:p>beratende</text:p>
          </table:table-cell>
          <table:table-cell office:value-type="string">
            <text:p>Stellung</text:p>
          </table:table-cell>
          <table:table-cell office:value-type="string">
            <text:p>zurückzuführen</text:p>
          </table:table-cell>
          <table:table-cell office:value-type="string">
            <text:p>aus</text:p>
          </table:table-cell>
          <table:table-cell office:value-type="string">
            <text:p>der</text:p>
          </table:table-cell>
          <table:table-cell office:value-type="string">
            <text:p>e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notwendig</text:p>
          </table:table-cell>
          <table:table-cell office:value-type="string">
            <text:p>sich</text:p>
          </table:table-cell>
          <table:table-cell office:value-type="string">
            <text:p>vor</text:p>
          </table:table-cell>
          <table:table-cell office:value-type="string">
            <text:p>praktischem</text:p>
          </table:table-cell>
          <table:table-cell office:value-type="string">
            <text:p>Widerstand</text:p>
          </table:table-cell>
          <table:table-cell office:value-type="string">
            <text:p>zu</text:p>
          </table:table-cell>
          <table:table-cell office:value-type="string">
            <text:p>schützen</text:p>
          </table:table-cell>
          <table:table-cell office:value-type="string">
            <text:p>da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</text:p>
          </table:table-cell>
          <table:table-cell office:value-type="string">
            <text:p>ebenso</text:p>
          </table:table-cell>
          <table:table-cell office:value-type="string">
            <text:p>der</text:p>
          </table:table-cell>
          <table:table-cell office:value-type="string">
            <text:p>Herd</text:p>
          </table:table-cell>
          <table:table-cell office:value-type="string">
            <text:p>der</text:p>
          </table:table-cell>
          <table:table-cell office:value-type="string">
            <text:p>Opposition</text:p>
          </table:table-cell>
          <table:table-cell office:value-type="string">
            <text:p>gegen</text:p>
          </table:table-cell>
          <table:table-cell office:value-type="string">
            <text:p>Caesar</text:p>
          </table:table-cell>
          <table:table-cell office:value-type="string">
            <text:p>war</text:p>
          </table:table-cell>
          <table:table-cell office:value-type="string">
            <text:p>wie</text:p>
          </table:table-cell>
          <table:table-cell office:value-type="string">
            <text:p>de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jährlich</text:p>
          </table:table-cell>
          <table:table-cell office:value-type="string">
            <text:p>zu</text:p>
          </table:table-cell>
          <table:table-cell office:value-type="string">
            <text:p>ernennenden</text:p>
          </table:table-cell>
          <table:table-cell office:value-type="string">
            <text:p>Quästoren</text:p>
          </table:table-cell>
          <table:table-cell office:value-type="string">
            <text:p>das</text:p>
          </table:table-cell>
          <table:table-cell office:value-type="string">
            <text:p>heißt</text:p>
          </table:table-cell>
          <table:table-cell office:value-type="string">
            <text:p>der</text:p>
          </table:table-cell>
          <table:table-cell office:value-type="string">
            <text:p>jährlich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eintretenden</text:p>
          </table:table-cell>
          <table:table-cell office:value-type="string">
            <text:p>Mitglieder</text:p>
          </table:table-cell>
          <table:table-cell office:value-type="string">
            <text:p>von</text:p>
          </table:table-cell>
          <table:table-cell office:value-type="string">
            <text:p>zwanzig</text:p>
          </table:table-cell>
          <table:table-cell office:value-type="string">
            <text:p>auf</text:p>
          </table:table-cell>
          <table:table-cell office:value-type="string">
            <text:p>vierzig</text:p>
          </table:table-cell>
          <table:table-cell office:value-type="string">
            <text:p>erhöht</text:p>
          </table:table-cell>
          <table:table-cell office:value-type="float" office:value="89">
            <text:p>89</text:p>
          </table:table-cell>
          <table:table-cell office:value-type="string">
            <text:p>Die</text:p>
          </table:table-cell>
          <table:table-cell office:value-type="string">
            <text:p>außerordentliche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erselben</text:p>
          </table:table-cell>
          <table:table-cell office:value-type="string">
            <text:p>übergeordnetes</text:p>
          </table:table-cell>
          <table:table-cell office:value-type="string">
            <text:p>Amt</text:p>
          </table:table-cell>
          <table:table-cell office:value-type="string">
            <text:p>geknüpften</text:p>
          </table:table-cell>
          <table:table-cell office:value-type="string">
            <text:p>Ehrenrechte</text:p>
          </table:table-cell>
          <table:table-cell office:value-type="string">
            <text:p>also</text:p>
          </table:table-cell>
          <table:table-cell office:value-type="string">
            <text:p>namentlich</text:p>
          </table:table-cell>
          <table:table-cell office:value-type="string">
            <text:p>den</text:p>
          </table:table-cell>
          <table:table-cell office:value-type="string">
            <text:p>Sitz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ausnahmsweise</text:p>
          </table:table-cell>
          <table:table-cell office:value-type="string">
            <text:p>auch</text:p>
          </table:table-cell>
          <table:table-cell office:value-type="string">
            <text:p>an</text:p>
          </table:table-cell>
          <table:table-cell office:value-type="string">
            <text:p>nichtqualificierte</text:p>
          </table:table-cell>
          <table:table-cell office:value-type="string">
            <text:p>Individuen</text:p>
          </table:table-cell>
          <table:table-cell office:value-type="string">
            <text:p>zu</text:p>
          </table:table-cell>
          <table:table-cell office:value-type="string">
            <text:p>vergeben</text:p>
          </table:table-cell>
          <table:table-cell office:value-type="string">
            <text:p>Die</text:p>
          </table:table-cell>
          <table:table-cell office:value-type="string">
            <text:p>außerordentlichen</text:p>
          </table:table-cell>
          <table:table-cell office:value-type="string">
            <text:p>Ergänzungswahl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Ausländer</text:p>
          </table:table-cell>
          <table:table-cell office:value-type="string">
            <text:p>aus</text:p>
          </table:table-cell>
          <table:table-cell office:value-type="string">
            <text:p>Spanien</text:p>
          </table:table-cell>
          <table:table-cell office:value-type="string">
            <text:p>und</text:p>
          </table:table-cell>
          <table:table-cell office:value-type="string">
            <text:p>Gallien</text:p>
          </table:table-cell>
          <table:table-cell office:value-type="string">
            <text:p>welche</text:p>
          </table:table-cell>
          <table:table-cell office:value-type="string">
            <text:p>zum</text:p>
          </table:table-cell>
          <table:table-cell office:value-type="string">
            <text:p>Teil</text:p>
          </table:table-cell>
          <table:table-cell office:value-type="string">
            <text:p>erst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ihr</text:p>
          </table:table-cell>
          <table:table-cell office:value-type="string">
            <text:p>Lateinisch</text:p>
          </table:table-cell>
          <table:table-cell office:value-type="string">
            <text:p>zu</text:p>
          </table:table-cell>
          <table:table-cell office:value-type="string">
            <text:p>lernen</text:p>
          </table:table-cell>
          <table:table-cell office:value-type="string">
            <text:p>hatten</text:p>
          </table:table-cell>
          <table:table-cell office:value-type="string">
            <text:p>gewesene</text:p>
          </table:table-cell>
          <table:table-cell office:value-type="string">
            <text:p>Unteroffiziere</text:p>
          </table:table-cell>
          <table:table-cell office:value-type="string">
            <text:p>die</text:p>
          </table:table-cell>
          <table:table-cell office:value-type="string">
            <text:p>bisher</text:p>
          </table:table-cell>
          <table:table-cell office:value-type="string">
            <text:p>nicht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sie</text:p>
          </table:table-cell>
          <table:table-cell office:value-type="string">
            <text:p>in</text:p>
          </table:table-cell>
          <table:table-cell office:value-type="string">
            <text:p>diesem</text:p>
          </table:table-cell>
          <table:table-cell office:value-type="string">
            <text:p>Verfahren</text:p>
          </table:table-cell>
          <table:table-cell office:value-type="string">
            <text:p>die</text:p>
          </table:table-cell>
          <table:table-cell office:value-type="string">
            <text:p>Absicht</text:p>
          </table:table-cell>
          <table:table-cell office:value-type="string">
            <text:p>des</text:p>
          </table:table-cell>
          <table:table-cell office:value-type="string">
            <text:p>Monarchen</text:p>
          </table:table-cell>
          <table:table-cell office:value-type="string">
            <text:p>erkannt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seinen</text:p>
          </table:table-cell>
          <table:table-cell office:value-type="string">
            <text:p>bisherigen</text:p>
          </table:table-cell>
          <table:table-cell office:value-type="string">
            <text:p>Charakter</text:p>
          </table:table-cell>
          <table:table-cell office:value-type="string">
            <text:p>der</text:p>
          </table:table-cell>
          <table:table-cell office:value-type="string">
            <text:p>ausschließlichen</text:p>
          </table:table-cell>
          <table:table-cell office:value-type="string">
            <text:p>Repräsentation</text:p>
          </table:table-cell>
          <table:table-cell office:value-type="string">
            <text:p>des</text:p>
          </table:table-cell>
          <table:table-cell office:value-type="string">
            <text:p>oligarchischen</text:p>
          </table:table-cell>
          <table:table-cell office:value-type="string">
            <text:p>Adels</text:p>
          </table:table-cell>
          <table:table-cell office:value-type="string">
            <text:p>zu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Nichtbürger</text:p>
          </table:table-cell>
          <table:table-cell office:value-type="string">
            <text:p>I</text:p>
          </table:table-cell>
          <table:table-cell office:value-type="float" office:value="79">
            <text:p>79</text:p>
          </table:table-cell>
          <table:table-cell office:value-type="string">
            <text:p>I</text:p>
          </table:table-cell>
          <table:table-cell office:value-type="float" office:value="255">
            <text:p>255</text:p>
          </table:table-cell>
          <table:table-cell office:value-type="string">
            <text:p>zog</text:p>
          </table:table-cell>
          <table:table-cell office:value-type="string">
            <text:p>Caesar</text:p>
          </table:table-cell>
          <table:table-cell office:value-type="string">
            <text:p>Nichtitaliker</text:p>
          </table:table-cell>
          <table:table-cell office:value-type="string">
            <text:p>in</text:p>
          </table:table-cell>
          <table:table-cell office:value-type="string">
            <text:p>seinen</text:p>
          </table:table-cell>
          <table:table-cell office:value-type="string">
            <text:p>Senat</text:p>
          </table:table-cell>
          <table:table-cell office:value-type="string">
            <text:p>Wenn</text:p>
          </table:table-cell>
          <table:table-cell office:value-type="string">
            <text:p>hiermit</text:p>
          </table:table-cell>
          <table:table-cell office:value-type="string">
            <text:p>das</text:p>
          </table:table-cell>
          <table:table-cell office:value-type="string">
            <text:p>Regiment</text:p>
          </table:table-cell>
          <table:table-cell office:value-type="string">
            <text:p>der</text:p>
          </table:table-cell>
          <table:table-cell office:value-type="string">
            <text:p>Nobilität</text:p>
          </table:table-cell>
          <table:table-cell office:value-type="string">
            <text:p>beseitigt</text:p>
          </table:table-cell>
          <table:table-cell office:value-type="string">
            <text:p>und</text:p>
          </table:table-cell>
          <table:table-cell office:value-type="string">
            <text:p>ihre</text:p>
          </table:table-cell>
          <table:table-cell office:value-type="string">
            <text:p>Existenz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as</text:p>
          </table:table-cell>
          <table:table-cell office:value-type="string">
            <text:p>Regiment</text:p>
          </table:table-cell>
          <table:table-cell office:value-type="string">
            <text:p>der</text:p>
          </table:table-cell>
          <table:table-cell office:value-type="string">
            <text:p>Nobilität</text:p>
          </table:table-cell>
          <table:table-cell office:value-type="string">
            <text:p>beseitigt</text:p>
          </table:table-cell>
          <table:table-cell office:value-type="string">
            <text:p>und</text:p>
          </table:table-cell>
          <table:table-cell office:value-type="string">
            <text:p>ihre</text:p>
          </table:table-cell>
          <table:table-cell office:value-type="string">
            <text:p>Existenz</text:p>
          </table:table-cell>
          <table:table-cell office:value-type="string">
            <text:p>untergraben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in</text:p>
          </table:table-cell>
          <table:table-cell office:value-type="string">
            <text:p>seiner</text:p>
          </table:table-cell>
          <table:table-cell office:value-type="string">
            <text:p>neuen</text:p>
          </table:table-cell>
          <table:table-cell office:value-type="string">
            <text:p>Gestalt</text:p>
          </table:table-cell>
          <table:table-cell office:value-type="string">
            <text:p>aber</text:p>
          </table:table-cell>
          <table:table-cell office:value-type="string">
            <text:p>nichts</text:p>
          </table:table-cell>
          <table:table-cell office:value-type="string">
            <text:p>als</text:p>
          </table:table-cell>
          <table:table-cell office:value-type="string">
            <text:p>ein</text:p>
          </table:table-cell>
          <table:table-cell office:value-type="string">
            <text:p>Werkzeug</text:p>
          </table:table-cell>
          <table:table-cell office:value-type="string">
            <text:p>des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vor</text:p>
          </table:table-cell>
          <table:table-cell office:value-type="string">
            <text:p>allem</text:p>
          </table:table-cell>
          <table:table-cell office:value-type="string">
            <text:p>darauf</text:p>
          </table:table-cell>
          <table:table-cell office:value-type="string">
            <text:p>bedacht</text:p>
          </table:table-cell>
          <table:table-cell office:value-type="string">
            <text:p>die</text:p>
          </table:table-cell>
          <table:table-cell office:value-type="string">
            <text:p>Schlüssel</text:p>
          </table:table-cell>
          <table:table-cell office:value-type="string">
            <text:p>der</text:p>
          </table:table-cell>
          <table:table-cell office:value-type="string">
            <text:p>Staatskasse</text:p>
          </table:table-cell>
          <table:table-cell office:value-type="string">
            <text:p>die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nach</text:p>
          </table:table-cell>
          <table:table-cell office:value-type="string">
            <text:p>dem</text:p>
          </table:table-cell>
          <table:table-cell office:value-type="string">
            <text:p>Sturze</text:p>
          </table:table-cell>
          <table:table-cell office:value-type="string">
            <text:p>des</text:p>
          </table:table-cell>
          <table:table-cell office:value-type="string">
            <text:p>Königtums</text:p>
          </table:table-cell>
          <table:table-cell office:value-type="string">
            <text:p>sich</text:p>
          </table:table-cell>
          <table:table-cell office:value-type="string">
            <text:p>zugeeignet</text:p>
          </table:table-cell>
          <table:table-cell office:value-type="string">
            <text:p>und</text:p>
          </table:table-cell>
          <table:table-cell office:value-type="string">
            <text:p>mittels</text:p>
          </table:table-cell>
          <table:table-cell office:value-type="string">
            <text:p>der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iesem</text:p>
          </table:table-cell>
          <table:table-cell office:value-type="string">
            <text:p>Grunde</text:p>
          </table:table-cell>
          <table:table-cell office:value-type="string">
            <text:p>die</text:p>
          </table:table-cell>
          <table:table-cell office:value-type="string">
            <text:p>in</text:p>
          </table:table-cell>
          <table:table-cell office:value-type="string">
            <text:p>Ägypten</text:p>
          </table:table-cell>
          <table:table-cell office:value-type="string">
            <text:p>stationierenden</text:p>
          </table:table-cell>
          <table:table-cell office:value-type="string">
            <text:p>Legionen</text:p>
          </table:table-cell>
          <table:table-cell office:value-type="string">
            <text:p>nicht</text:p>
          </table:table-cell>
          <table:table-cell office:value-type="string">
            <text:p>einem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das</text:p>
          </table:table-cell>
          <table:table-cell office:value-type="string">
            <text:p>heißt</text:p>
          </table:table-cell>
          <table:table-cell office:value-type="string">
            <text:p>der</text:p>
          </table:table-cell>
          <table:table-cell office:value-type="string">
            <text:p>ehemaligen</text:p>
          </table:table-cell>
          <table:table-cell office:value-type="string">
            <text:p>Regierung</text:p>
          </table:table-cell>
          <table:table-cell office:value-type="string">
            <text:p>angehörigen</text:p>
          </table:table-cell>
          <table:table-cell office:value-type="string">
            <text:p>Manne</text:p>
          </table:table-cell>
          <table:table-cell office:value-type="string">
            <text:p>anvertraut</text:p>
          </table:table-cell>
          <table:table-cell office:value-type="string">
            <text:p>sondern</text:p>
          </table:table-cell>
          <table:table-cell office:value-type="string">
            <text:p>dieses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er</text:p>
          </table:table-cell>
          <table:table-cell office:value-type="string">
            <text:p>Auswahl</text:p>
          </table:table-cell>
          <table:table-cell office:value-type="string">
            <text:p>der</text:p>
          </table:table-cell>
          <table:table-cell office:value-type="string">
            <text:p>Geschwornen</text:p>
          </table:table-cell>
          <table:table-cell table:number-columns-repeated="2" office:value-type="string">
            <text:p>die</text:p>
          </table:table-cell>
          <table:table-cell office:value-type="string">
            <text:p>Senatorenpartei</text:p>
          </table:table-cell>
          <table:table-cell office:value-type="string">
            <text:p>ausschließlich</text:p>
          </table:table-cell>
          <table:table-cell office:value-type="string">
            <text:p>aus</text:p>
          </table:table-cell>
          <table:table-cell office:value-type="string">
            <text:p>dem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strengen</text:p>
          </table:table-cell>
          <table:table-cell office:value-type="string">
            <text:p>Gracchaner</text:p>
          </table:table-cell>
          <table:table-cell office:value-type="string">
            <text:p>ausschließlich</text:p>
          </table:table-cell>
          <table:table-cell office:value-type="string">
            <text:p>aus</text:p>
          </table:table-cell>
          <table:table-cell office:value-type="string">
            <text:p>dem</text:p>
          </table:table-cell>
          <table:table-cell office:value-type="string">
            <text:p>Ritterstand</text:p>
          </table:table-cell>
          <table:table-cell office:value-type="string">
            <text:p>erkoren</text:p>
          </table:table-cell>
          <table:table-cell office:value-type="string">
            <text:p>wissen</text:p>
          </table:table-cell>
          <table:table-cell office:value-type="string">
            <text:p>wollt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ie</text:p>
          </table:table-cell>
          <table:table-cell office:value-type="string">
            <text:p>Fäden</text:p>
          </table:table-cell>
          <table:table-cell office:value-type="string">
            <text:p>des</text:p>
          </table:table-cell>
          <table:table-cell office:value-type="string">
            <text:p>römischen</text:p>
          </table:table-cell>
          <table:table-cell office:value-type="string">
            <text:p>Staatsfinanzwesens</text:p>
          </table:table-cell>
          <table:table-cell office:value-type="string">
            <text:p>nicht</text:p>
          </table:table-cell>
          <table:table-cell office:value-type="string">
            <text:p>mehr</text:p>
          </table:table-cell>
          <table:table-cell office:value-type="string">
            <text:p>wie</text:p>
          </table:table-cell>
          <table:table-cell office:value-type="string">
            <text:p>bisher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sondern</text:p>
          </table:table-cell>
          <table:table-cell office:value-type="string">
            <text:p>in</text:p>
          </table:table-cell>
          <table:table-cell office:value-type="string">
            <text:p>Caesars</text:p>
          </table:table-cell>
          <table:table-cell office:value-type="string">
            <text:p>Kabinett</text:p>
          </table:table-cell>
          <table:table-cell office:value-type="string">
            <text:p>zusammenliefen</text:p>
          </table:table-cell>
          <table:table-cell office:value-type="string">
            <text:p>kam</text:p>
          </table:table-cell>
          <table:table-cell office:value-type="string">
            <text:p>von</text:p>
          </table:table-cell>
          <table:table-cell office:value-type="string">
            <text:p>selbst</text:p>
          </table:table-cell>
          <table:table-cell office:value-type="string">
            <text:p>neues</text:p>
          </table:table-cell>
          <table:table-cell office:value-type="string">
            <text:p>Leb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schon</text:p>
          </table:table-cell>
          <table:table-cell office:value-type="string">
            <text:p>nach</text:p>
          </table:table-cell>
          <table:table-cell office:value-type="string">
            <text:p>Caesars</text:p>
          </table:table-cell>
          <table:table-cell office:value-type="string">
            <text:p>Statthalterschaft</text:p>
          </table:table-cell>
          <table:table-cell office:value-type="string">
            <text:p>auf</text:p>
          </table:table-cell>
          <table:table-cell office:value-type="string">
            <text:p>dessen</text:p>
          </table:table-cell>
          <table:table-cell office:value-type="string">
            <text:p>Betrieb</text:p>
          </table:table-cell>
          <table:table-cell office:value-type="string">
            <text:p>eine</text:p>
          </table:table-cell>
          <table:table-cell office:value-type="string">
            <text:p>Steuerherabsetzung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bewilligt</text:p>
          </table:table-cell>
          <table:table-cell office:value-type="string">
            <text:p>worden</text:p>
          </table:table-cell>
          <table:table-cell office:value-type="string">
            <text:p>war</text:p>
          </table:table-cell>
          <table:table-cell office:value-type="string">
            <text:p>und</text:p>
          </table:table-cell>
          <table:table-cell office:value-type="string">
            <text:p>jetzt</text:p>
          </table:table-cell>
          <table:table-cell office:value-type="string">
            <text:p>der</text:p>
          </table:table-cell>
          <table:table-cell office:value-type="string">
            <text:p>am</text:p>
          </table:table-cell>
          <table:table-cell office:value-type="string">
            <text:p>meisten</text:p>
          </table:table-cell>
          <table:table-cell office:value-type="string">
            <text:p>gedrückten</text:p>
          </table:table-cell>
          <table:table-cell office:value-type="string">
            <text:p>Provinz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anderer</text:p>
          </table:table-cell>
          <table:table-cell office:value-type="string">
            <text:p>besonders</text:p>
          </table:table-cell>
          <table:table-cell office:value-type="string">
            <text:p>ausgenommener</text:p>
          </table:table-cell>
          <table:table-cell office:value-type="string">
            <text:p>Kategorien</text:p>
          </table:table-cell>
          <table:table-cell office:value-type="string">
            <text:p>wofür</text:p>
          </table:table-cell>
          <table:table-cell office:value-type="string">
            <text:p>die</text:p>
          </table:table-cell>
          <table:table-cell office:value-type="string">
            <text:p>einfache</text:p>
          </table:table-cell>
          <table:table-cell office:value-type="string">
            <text:p>Anzeige</text:p>
          </table:table-cell>
          <table:table-cell office:value-type="string">
            <text:p>an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genügt</text:p>
          </table:table-cell>
          <table:table-cell office:value-type="string">
            <text:p>zu</text:p>
          </table:table-cell>
          <table:table-cell office:value-type="string">
            <text:p>haben</text:p>
          </table:table-cell>
          <table:table-cell office:value-type="string">
            <text:p>scheint</text:p>
          </table:table-cell>
          <table:table-cell office:value-type="string">
            <text:p>wurde</text:p>
          </table:table-cell>
          <table:table-cell office:value-type="string">
            <text:p>die</text:p>
          </table:table-cell>
          <table:table-cell office:value-type="string">
            <text:p>Erlaubnis</text:p>
          </table:table-cell>
          <table:table-cell office:value-type="string">
            <text:p>eine</text:p>
          </table:table-cell>
          <table:table-cell office:value-type="string">
            <text:p>bleibende</text:p>
          </table:table-cell>
          <table:table-cell office:value-type="string">
            <text:p>Gesellschaft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festen</text:p>
          </table:table-cell>
          <table:table-cell office:value-type="string">
            <text:p>Versammlungsfristen</text:p>
          </table:table-cell>
          <table:table-cell office:value-type="string">
            <text:p>und</text:p>
          </table:table-cell>
          <table:table-cell office:value-type="string">
            <text:p>stehenden</text:p>
          </table:table-cell>
          <table:table-cell office:value-type="string">
            <text:p>Einschüssen</text:p>
          </table:table-cell>
          <table:table-cell office:value-type="string">
            <text:p>zu</text:p>
          </table:table-cell>
          <table:table-cell office:value-type="string">
            <text:p>konstituieren</text:p>
          </table:table-cell>
          <table:table-cell office:value-type="string">
            <text:p>an</text:p>
          </table:table-cell>
          <table:table-cell office:value-type="string">
            <text:p>eine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und</text:p>
          </table:table-cell>
          <table:table-cell office:value-type="string">
            <text:p>regelmäßig</text:p>
          </table:table-cell>
          <table:table-cell office:value-type="string">
            <text:p>wohl</text:p>
          </table:table-cell>
          <table:table-cell office:value-type="string">
            <text:p>erst</text:p>
          </table:table-cell>
          <table:table-cell office:value-type="string">
            <text:p>nach</text:p>
          </table:table-cell>
          <table:table-cell office:value-type="string">
            <text:p>eingeholter</text:p>
          </table:table-cell>
          <table:table-cell office:value-type="string">
            <text:p>Willensmeinung</text:p>
          </table:table-cell>
          <table:table-cell office:value-type="string">
            <text:p>des</text:p>
          </table:table-cell>
          <table:table-cell office:value-type="string">
            <text:p>Monarchen</text:p>
          </table:table-cell>
          <table:table-cell office:value-type="string">
            <text:p>zu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Freigelassenen</text:p>
          </table:table-cell>
          <table:table-cell office:value-type="string">
            <text:p>in</text:p>
          </table:table-cell>
          <table:table-cell office:value-type="string">
            <text:p>dem</text:p>
          </table:table-cell>
          <table:table-cell office:value-type="string">
            <text:p>Gefolge</text:p>
          </table:table-cell>
          <table:table-cell office:value-type="string">
            <text:p>derselben</text:p>
          </table:table-cell>
          <table:table-cell office:value-type="string">
            <text:p>erschienen</text:p>
          </table:table-cell>
          <table:table-cell office:value-type="string">
            <text:p>die</text:p>
          </table:table-cell>
          <table:table-cell office:value-type="string">
            <text:p>vornehmeren</text:p>
          </table:table-cell>
          <table:table-cell office:value-type="string">
            <text:p>selbst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nach</text:p>
          </table:table-cell>
          <table:table-cell office:value-type="string">
            <text:p>dem</text:p>
          </table:table-cell>
          <table:table-cell office:value-type="string">
            <text:p>Wink</text:p>
          </table:table-cell>
          <table:table-cell office:value-type="string">
            <text:p>ihres</text:p>
          </table:table-cell>
          <table:table-cell office:value-type="string">
            <text:p>Schuldherrn</text:p>
          </table:table-cell>
          <table:table-cell office:value-type="string">
            <text:p>sprachen</text:p>
          </table:table-cell>
          <table:table-cell office:value-type="string">
            <text:p>und</text:p>
          </table:table-cell>
          <table:table-cell office:value-type="string">
            <text:p>stimmten</text:p>
          </table:table-cell>
          <table:table-cell office:value-type="string">
            <text:p>oder</text:p>
          </table:table-cell>
          <table:table-cell office:value-type="string">
            <text:p>auch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und</text:p>
          </table:table-cell>
          <table:table-cell office:value-type="string">
            <text:p>einflußreicher</text:p>
          </table:table-cell>
          <table:table-cell office:value-type="string">
            <text:p>Geschäftsmann</text:p>
          </table:table-cell>
          <table:table-cell office:value-type="string">
            <text:p>zu</text:p>
          </table:table-cell>
          <table:table-cell office:value-type="string">
            <text:p>besserer</text:p>
          </table:table-cell>
          <table:table-cell office:value-type="string">
            <text:p>Betreibung</text:p>
          </table:table-cell>
          <table:table-cell office:value-type="string">
            <text:p>seiner</text:p>
          </table:table-cell>
          <table:table-cell office:value-type="string">
            <text:p>Geschäfte</text:p>
          </table:table-cell>
          <table:table-cell office:value-type="string">
            <text:p>entweder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sich</text:p>
          </table:table-cell>
          <table:table-cell office:value-type="string">
            <text:p>den</text:p>
          </table:table-cell>
          <table:table-cell office:value-type="string">
            <text:p>Gesandten</text:p>
          </table:table-cell>
          <table:table-cell office:value-type="float" office:value="104">
            <text:p>104</text:p>
          </table:table-cell>
          <table:table-cell office:value-type="string">
            <text:p>oder</text:p>
          </table:table-cell>
          <table:table-cell office:value-type="string">
            <text:p>auch</text:p>
          </table:table-cell>
          <table:table-cell office:value-type="string">
            <text:p>vom</text:p>
          </table:table-cell>
          <table:table-cell office:value-type="string">
            <text:p>Statthalter</text:p>
          </table:table-cell>
          <table:table-cell office:value-type="string">
            <text:p>den</text:p>
          </table:table-cell>
          <table:table-cell office:value-type="string">
            <text:p>Offizierstitel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en</text:p>
          </table:table-cell>
          <table:table-cell office:value-type="string">
            <text:p>unteren</text:p>
          </table:table-cell>
          <table:table-cell office:value-type="string">
            <text:p>Schichten</text:p>
          </table:table-cell>
          <table:table-cell office:value-type="string">
            <text:p>der</text:p>
          </table:table-cell>
          <table:table-cell office:value-type="string">
            <text:p>hauptstädtischen</text:p>
          </table:table-cell>
          <table:table-cell office:value-type="string">
            <text:p>Bevölkerung</text:p>
          </table:table-cell>
          <table:table-cell office:value-type="string">
            <text:p>gleich</text:p>
          </table:table-cell>
          <table:table-cell office:value-type="string">
            <text:p>populär</text:p>
          </table:table-cell>
          <table:table-cell office:value-type="string">
            <text:p>als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innerhalb</text:p>
          </table:table-cell>
          <table:table-cell office:value-type="string">
            <text:p>der</text:p>
          </table:table-cell>
          <table:table-cell office:value-type="string">
            <text:p>Ringmauer</text:p>
          </table:table-cell>
          <table:table-cell office:value-type="string">
            <text:p>angelegten</text:p>
          </table:table-cell>
          <table:table-cell office:value-type="string">
            <text:p>Isistempel</text:p>
          </table:table-cell>
          <table:table-cell office:value-type="string">
            <text:p>einzureißen</text:p>
          </table:table-cell>
          <table:table-cell office:value-type="string">
            <text:p>befahl</text:p>
          </table:table-cell>
          <table:table-cell office:value-type="string">
            <text:p>wagte</text:p>
          </table:table-cell>
          <table:table-cell office:value-type="string">
            <text:p>kei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auch</text:p>
          </table:table-cell>
          <table:table-cell office:value-type="string">
            <text:p>auf</text:p>
          </table:table-cell>
          <table:table-cell office:value-type="string">
            <text:p>diesem</text:p>
          </table:table-cell>
          <table:table-cell office:value-type="string">
            <text:p>Gebiet</text:p>
          </table:table-cell>
          <table:table-cell office:value-type="string">
            <text:p>leitete</text:p>
          </table:table-cell>
          <table:table-cell office:value-type="string">
            <text:p>Caesar</text:p>
          </table:table-cell>
          <table:table-cell office:value-type="string">
            <text:p>ein</text:p>
          </table:table-cell>
          <table:table-cell office:value-type="string">
            <text:p>Wenn</text:p>
          </table:table-cell>
          <table:table-cell office:value-type="string">
            <text:p>der</text:p>
          </table:table-cell>
          <table:table-cell office:value-type="string">
            <text:p>römische</text:p>
          </table:table-cell>
          <table:table-cell office:value-type="string">
            <text:p>Senat</text:p>
          </table:table-cell>
          <table:table-cell office:value-type="string">
            <text:p>die</text:p>
          </table:table-cell>
          <table:table-cell office:value-type="string">
            <text:p>Bildung</text:p>
          </table:table-cell>
          <table:table-cell office:value-type="string">
            <text:p>erst</text:p>
          </table:table-cell>
          <table:table-cell office:value-type="string">
            <text:p>bekämpft</text:p>
          </table:table-cell>
          <table:table-cell office:value-type="string">
            <text:p>und</text:p>
          </table:table-cell>
          <table:table-cell office:value-type="string">
            <text:p>sodann</text:p>
          </table:table-cell>
          <table:table-cell office:value-type="string">
            <text:p>höchstens</text:p>
          </table:table-cell>
          <table:table-cell office:value-type="string">
            <text:p>geduldet</text:p>
          </table:table-cell>
          <table:table-cell office:value-type="string">
            <text:p>hatte</text:p>
          </table:table-cell>
          <table:table-cell office:value-type="string">
            <text:p>so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man</text:p>
          </table:table-cell>
          <table:table-cell office:value-type="string">
            <text:p>im</text:p>
          </table:table-cell>
          <table:table-cell office:value-type="string">
            <text:p>Lagerzelt</text:p>
          </table:table-cell>
          <table:table-cell office:value-type="string">
            <text:p>den</text:p>
          </table:table-cell>
          <table:table-cell office:value-type="string">
            <text:p>schlüpfrigen</text:p>
          </table:table-cell>
          <table:table-cell office:value-type="string">
            <text:p>griechischen</text:p>
          </table:table-cell>
          <table:table-cell office:value-type="string">
            <text:p>Roman</text:p>
          </table:table-cell>
          <table:table-cell office:value-type="string">
            <text:p>den</text:p>
          </table:table-cell>
          <table:table-cell office:value-type="string">
            <text:p>Staatsmann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den</text:p>
          </table:table-cell>
          <table:table-cell office:value-type="string">
            <text:p>philosophischen</text:p>
          </table:table-cell>
          <table:table-cell office:value-type="string">
            <text:p>Traktat</text:p>
          </table:table-cell>
          <table:table-cell office:value-type="string">
            <text:p>in</text:p>
          </table:table-cell>
          <table:table-cell office:value-type="string">
            <text:p>der</text:p>
          </table:table-cell>
          <table:table-cell office:value-type="string">
            <text:p>Hand</text:p>
          </table:table-cell>
          <table:table-cell office:value-type="string">
            <text:p>Es</text:p>
          </table:table-cell>
          <table:table-cell office:value-type="string">
            <text:p>stand</text:p>
          </table:table-cell>
          <table:table-cell office:value-type="string">
            <text:p>denn</text:p>
          </table:table-cell>
          <table:table-cell office:value-type="string">
            <text:p>auch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ie</text:p>
          </table:table-cell>
          <table:table-cell office:value-type="string">
            <text:p>hochgebornen</text:p>
          </table:table-cell>
          <table:table-cell office:value-type="string">
            <text:p>ihren</text:p>
          </table:table-cell>
          <table:table-cell office:value-type="string">
            <text:p>geringen</text:p>
          </table:table-cell>
          <table:table-cell office:value-type="string">
            <text:p>Freunden</text:p>
          </table:table-cell>
          <table:table-cell office:value-type="string">
            <text:p>gewöhnlich</text:p>
          </table:table-cell>
          <table:table-cell office:value-type="string">
            <text:p>übel</text:p>
          </table:table-cell>
          <table:table-cell office:value-type="string">
            <text:p>mitspielenden</text:p>
          </table:table-cell>
          <table:table-cell office:value-type="string">
            <text:p>Herren</text:p>
          </table:table-cell>
          <table:table-cell office:value-type="string">
            <text:p>vom</text:p>
          </table:table-cell>
          <table:table-cell office:value-type="string">
            <text:p>Senat</text:p>
          </table:table-cell>
          <table:table-cell office:value-type="string">
            <text:p>wie</text:p>
          </table:table-cell>
          <table:table-cell office:value-type="string">
            <text:p>er</text:p>
          </table:table-cell>
          <table:table-cell office:value-type="string">
            <text:p>in</text:p>
          </table:table-cell>
          <table:table-cell office:value-type="string">
            <text:p>Catulls</text:p>
          </table:table-cell>
          <table:table-cell office:value-type="string">
            <text:p>Heimat</text:p>
          </table:table-cell>
          <table:table-cell office:value-type="string">
            <text:p>dem</text:p>
          </table:table-cell>
          <table:table-cell office:value-type="string">
            <text:p>blühenden</text:p>
          </table:table-cell>
          <table:table-cell office:value-type="string">
            <text:p>und</text:p>
          </table:table-cell>
          <table:table-cell office:value-type="string">
            <text:p>verhältnismäßig</text:p>
          </table:table-cell>
          <table:table-cell office:value-type="string">
            <text:p>frisch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Schriftsteller</text:p>
          </table:table-cell>
          <table:table-cell office:value-type="string">
            <text:p>ist</text:p>
          </table:table-cell>
          <table:table-cell office:value-type="string">
            <text:p>Einem</text:p>
          </table:table-cell>
          <table:table-cell office:value-type="string">
            <text:p>in</text:p>
          </table:table-cell>
          <table:table-cell office:value-type="string">
            <text:p>der</text:p>
          </table:table-cell>
          <table:table-cell office:value-type="string">
            <text:p>sabinischen</text:p>
          </table:table-cell>
          <table:table-cell office:value-type="string">
            <text:p>Landschaft</text:p>
          </table:table-cell>
          <table:table-cell office:value-type="string">
            <text:p>heimischen</text:p>
          </table:table-cell>
          <table:table-cell office:value-type="string">
            <text:p>dem</text:p>
          </table:table-cell>
          <table:table-cell office:value-type="string">
            <text:p>römischen</text:p>
          </table:table-cell>
          <table:table-cell office:value-type="string">
            <text:p>Senat</text:p>
          </table:table-cell>
          <table:table-cell office:value-type="string">
            <text:p>seit</text:p>
          </table:table-cell>
          <table:table-cell office:value-type="string">
            <text:p>zweihundert</text:p>
          </table:table-cell>
          <table:table-cell office:value-type="string">
            <text:p>Jahren</text:p>
          </table:table-cell>
          <table:table-cell office:value-type="string">
            <text:p>angehörigen</text:p>
          </table:table-cell>
          <table:table-cell office:value-type="string">
            <text:p>Plebejergeschlechte</text:p>
          </table:table-cell>
          <table:table-cell office:value-type="string">
            <text:p>entsprossen</text:p>
          </table:table-cell>
          <table:table-cell office:value-type="string">
            <text:p>streng</text:p>
          </table:table-cell>
          <table:table-cell office:value-type="string">
            <text:p>in</text:p>
          </table:table-cell>
          <table:table-cell office:value-type="string">
            <text:p>altertümlicher</text:p>
          </table:table-cell>
          <table:table-cell office:value-type="string">
            <text:p>Zucht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in</text:p>
          </table:table-cell>
          <table:table-cell office:value-type="string">
            <text:p>dem</text:p>
          </table:table-cell>
          <table:table-cell office:value-type="string">
            <text:p>das</text:p>
          </table:table-cell>
          <table:table-cell office:value-type="string">
            <text:p>Resumé</text:p>
          </table:table-cell>
          <table:table-cell office:value-type="string">
            <text:p>der</text:p>
          </table:table-cell>
          <table:table-cell office:value-type="string">
            <text:p>vor</text:p>
          </table:table-cell>
          <table:table-cell office:value-type="string">
            <text:p>dem</text:p>
          </table:table-cell>
          <table:table-cell office:value-type="string">
            <text:p>Volke</text:p>
          </table:table-cell>
          <table:table-cell office:value-type="string">
            <text:p>und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verhandelten</text:p>
          </table:table-cell>
          <table:table-cell office:value-type="string">
            <text:p>Geschäfte</text:p>
          </table:table-cell>
          <table:table-cell office:value-type="string">
            <text:p>ferner</text:p>
          </table:table-cell>
          <table:table-cell office:value-type="string">
            <text:p>Geburten</text:p>
          </table:table-cell>
          <table:table-cell office:value-type="string">
            <text:p>Todesfälle</text:p>
          </table:table-cell>
          <table:table-cell office:value-type="string">
            <text:p>und</text:p>
          </table:table-cell>
          <table:table-cell office:value-type="string">
            <text:p>dergleichen</text:p>
          </table:table-cell>
          <table:table-cell office:value-type="string">
            <text:p>mehr</text:p>
          </table:table-cell>
          <table:table-cell office:value-type="string">
            <text:p>verzeichnet</text:p>
          </table:table-cell>
          <table:table-cell office:value-type="string">
            <text:p>wurd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vor</text:p>
          </table:table-cell>
          <table:table-cell office:value-type="string">
            <text:p>der</text:p>
          </table:table-cell>
          <table:table-cell office:value-type="string">
            <text:p>Bürgerschaft</text:p>
          </table:table-cell>
          <table:table-cell office:value-type="string">
            <text:p>hier</text:p>
          </table:table-cell>
          <table:table-cell office:value-type="string">
            <text:p>fesselten</text:p>
          </table:table-cell>
          <table:table-cell office:value-type="string">
            <text:p>den</text:p>
          </table:table-cell>
          <table:table-cell office:value-type="string">
            <text:p>Redner</text:p>
          </table:table-cell>
          <table:table-cell office:value-type="string">
            <text:p>nicht</text:p>
          </table:table-cell>
          <table:table-cell office:value-type="string">
            <text:p>wie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kollegialische</text:p>
          </table:table-cell>
          <table:table-cell office:value-type="string">
            <text:p>Rücksichten</text:p>
          </table:table-cell>
          <table:table-cell office:value-type="string">
            <text:p>und</text:p>
          </table:table-cell>
          <table:table-cell office:value-type="string">
            <text:p>lästige</text:p>
          </table:table-cell>
          <table:table-cell office:value-type="string">
            <text:p>Formen</text:p>
          </table:table-cell>
          <table:table-cell office:value-type="string">
            <text:p>nicht</text:p>
          </table:table-cell>
          <table:table-cell office:value-type="string">
            <text:p>wie</text:p>
          </table:table-cell>
          <table:table-cell office:value-type="string">
            <text:p>in</text:p>
          </table:table-cell>
          <table:table-cell office:value-type="string">
            <text:p>den</text:p>
          </table:table-cell>
          <table:table-cell office:value-type="string">
            <text:p>Gerichtsreden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de</text:p>
          </table:table-cell>
          <table:table-cell office:value-type="string">
            <text:p>imp</text:p>
          </table:table-cell>
          <table:table-cell office:value-type="string">
            <text:p>Pomp</text:p>
          </table:table-cell>
          <table:table-cell office:value-type="float" office:value="21">
            <text:p>21</text:p>
          </table:table-cell>
          <table:table-cell office:value-type="float" office:value="62">
            <text:p>62</text:p>
          </table:table-cell>
          <table:table-cell office:value-type="string">
            <text:p>Appian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string">
            <text:p>daß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ihn</text:p>
          </table:table-cell>
          <table:table-cell office:value-type="string">
            <text:p>von</text:p>
          </table:table-cell>
          <table:table-cell office:value-type="string">
            <text:p>den</text:p>
          </table:table-cell>
          <table:table-cell office:value-type="string">
            <text:p>Altersgesetzen</text:p>
          </table:table-cell>
          <table:table-cell office:value-type="string">
            <text:p>entband</text:p>
          </table:table-cell>
          <table:table-cell office:value-type="string">
            <text:p>Daß</text:p>
          </table:table-cell>
          <table:table-cell office:value-type="string">
            <text:p>dies</text:p>
          </table:table-cell>
          <table:table-cell office:value-type="string">
            <text:p>für</text:p>
          </table:table-cell>
          <table:table-cell office:value-type="string">
            <text:p>Pompeius</text:p>
          </table:table-cell>
          <table:table-cell office:value-type="string">
            <text:p>geschah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Organe</text:p>
          </table:table-cell>
          <table:table-cell office:value-type="string">
            <text:p>namentlich</text:p>
          </table:table-cell>
          <table:table-cell office:value-type="string">
            <text:p>die</text:p>
          </table:table-cell>
          <table:table-cell office:value-type="string">
            <text:p>Komitien</text:p>
          </table:table-cell>
          <table:table-cell office:value-type="string">
            <text:p>in</text:p>
          </table:table-cell>
          <table:table-cell office:value-type="string">
            <text:p>späterer</text:p>
          </table:table-cell>
          <table:table-cell office:value-type="string">
            <text:p>Zeit</text:p>
          </table:table-cell>
          <table:table-cell office:value-type="string">
            <text:p>auch</text:p>
          </table:table-cell>
          <table:table-cell office:value-type="string">
            <text:p>wohl</text:p>
          </table:table-cell>
          <table:table-cell office:value-type="string">
            <text:p>der</text:p>
          </table:table-cell>
          <table:table-cell office:value-type="string">
            <text:p>Senat</text:p>
          </table:table-cell>
          <table:table-cell office:value-type="string">
            <text:p>einen</text:p>
          </table:table-cell>
          <table:table-cell office:value-type="string">
            <text:p>nicht</text:p>
          </table:table-cell>
          <table:table-cell office:value-type="string">
            <text:p>in</text:p>
          </table:table-cell>
          <table:table-cell office:value-type="string">
            <text:p>der</text:p>
          </table:table-cell>
          <table:table-cell office:value-type="string">
            <text:p>Verfassung</text:p>
          </table:table-cell>
          <table:table-cell office:value-type="string">
            <text:p>vorgesehenen</text:p>
          </table:table-cell>
          <table:table-cell office:value-type="string">
            <text:p>Oberbeamten</text:p>
          </table:table-cell>
          <table:table-cell office:value-type="string">
            <text:p>ernannten</text:p>
          </table:table-cell>
          <table:table-cell office:value-type="string">
            <text:p>indem</text:p>
          </table:table-cell>
          <table:table-cell office:value-type="string">
            <text:p>dieser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für</text:p>
          </table:table-cell>
          <table:table-cell office:value-type="string">
            <text:p>Sestius</text:p>
          </table:table-cell>
          <table:table-cell office:value-type="string">
            <text:p>sprach</text:p>
          </table:table-cell>
          <table:table-cell office:value-type="string">
            <text:p>pro</text:p>
          </table:table-cell>
          <table:table-cell office:value-type="string">
            <text:p>Sest</text:p>
          </table:table-cell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office:value-type="string">
            <text:p>und</text:p>
          </table:table-cell>
          <table:table-cell office:value-type="string">
            <text:p>als</text:p>
          </table:table-cell>
          <table:table-cell office:value-type="string">
            <text:p>im</text:p>
          </table:table-cell>
          <table:table-cell office:value-type="string">
            <text:p>Senat</text:p>
          </table:table-cell>
          <table:table-cell office:value-type="string">
            <text:p>infolge</text:p>
          </table:table-cell>
          <table:table-cell office:value-type="string">
            <text:p>der</text:p>
          </table:table-cell>
          <table:table-cell office:value-type="string">
            <text:p>Beschlüsse</text:p>
          </table:table-cell>
          <table:table-cell office:value-type="string">
            <text:p>von</text:p>
          </table:table-cell>
          <table:table-cell office:value-type="string">
            <text:p>Luca</text:p>
          </table:table-cell>
          <table:table-cell office:value-type="string">
            <text:p>über</text:p>
          </table:table-cell>
          <table:table-cell office:value-type="string">
            <text:p>Caesars</text:p>
          </table:table-cell>
          <table:table-cell office:value-type="string">
            <text:p>Legionen</text:p>
          </table:table-cell>
          <table:table-cell office:value-type="string">
            <text:p>verhandelt</text:p>
          </table:table-cell>
          <table:table-cell office:value-type="string">
            <text:p>ward</text:p>
          </table:table-cell>
        </table:table-row>
        <table:table-row table:style-name="ro2">
          <table:table-cell office:value-type="string">
            <text:p>Buch5</text:p>
          </table:table-cell>
          <table:table-cell office:value-type="string">
            <text:p>stattfinden</text:p>
          </table:table-cell>
          <table:table-cell office:value-type="string">
            <text:p>konnte</text:p>
          </table:table-cell>
          <table:table-cell office:value-type="string">
            <text:p>so</text:p>
          </table:table-cell>
          <table:table-cell office:value-type="string">
            <text:p>nannte</text:p>
          </table:table-cell>
          <table:table-cell office:value-type="string">
            <text:p>die</text:p>
          </table:table-cell>
          <table:table-cell office:value-type="string">
            <text:p>bei</text:p>
          </table:table-cell>
          <table:table-cell office:value-type="string">
            <text:p>dem</text:p>
          </table:table-cell>
          <table:table-cell office:value-type="string">
            <text:p>afrikanischen</text:p>
          </table:table-cell>
          <table:table-cell office:value-type="string">
            <text:p>Heer</text:p>
          </table:table-cell>
          <table:table-cell office:value-type="string">
            <text:p>den</text:p>
          </table:table-cell>
          <table:table-cell office:value-type="string">
            <text:p>Senat</text:p>
          </table:table-cell>
          <table:table-cell office:value-type="string">
            <text:p>vertretende</text:p>
          </table:table-cell>
          <table:table-cell office:value-type="string">
            <text:p>Versammlung</text:p>
          </table:table-cell>
          <table:table-cell office:value-type="string">
            <text:p>sich</text:p>
          </table:table-cell>
          <table:table-cell office:value-type="string">
            <text:p>die</text:p>
          </table:table-cell>
          <table:table-cell office:value-type="string">
            <text:p>Dreihundert</text:p>
          </table:table-cell>
          <table:table-cell office:value-type="string">
            <text:p>bell</text:p>
          </table:table-cell>
          <table:table-cell office:value-type="string">
            <text:p>Afric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string">
            <text:p>Appia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18">18.10.2025</text:date>, <text:time>15:40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0-18T15:40:24.49</dc:date>
    <dc:creator>Sedat Güler</dc:creator>
    <meta:document-statistic meta:table-count="1" meta:cell-count="17760" meta:object-count="0"/>
    <meta:generator>OpenOffice/4.1.15$Win32 OpenOffice.org_project/4115m2$Build-9813</meta:generator>
  </office:meta>
</office:document-meta>
</file>